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3-3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65 Ukrainian Air defenders completed Patriot training at Fort Sill Oklahoma, and have now arr...</text:span>
</text:h>
      <text:p text:style-name="P4">
Authors: liveuamap (Language: en)</text:p>
      <text:p text:style-name="P4">
Time: 2023-03-30T-37:42:00</text:p>
      <text:p text:style-name="P4">
Location: Arlington, Virginia (Latitude:38.87059 Longtitude:-77.05811)</text:p>
      <text:p text:style-name="P4">
Videos: []</text:p>
      <text:p text:style-name="P4">
Images: []</text:p>
      <text:p text:style-name="P4">
Tags: ["Weapons", "Germany"]</text:p>
      <text:p text:style-name="P4">
ID: 22552157</text:p>
      <!--METADATA-->
      <text:p text:style-name="P4">
65 Ukrainian Air defenders completed Patriot training at Fort Sill Oklahoma,and have now arrived back in Europe. They're integrating with other UkraineAir defenders along with donated Patriot air defense equipment from the US,Germany, and the Netherlands - Pentagon spox</text:p>
      <text:p text:style-name="P4">
News Collection Link: <text:a xlink:type="simple" xlink:href="https://liveuamap.com/en/2023/30-march-65-ukrainian-air-defenders-completed-patriot-training" text:style-name="Internet_20_link" text:visited-style-name="Visited_20_Internet_20_Link">
https://liveuamap.com/en/2023/30-march-65-ukrainian-air-defenders-completed-patriot-training</text:a>
</text:p>
      <text:p text:style-name="P4">
Source: <text:a xlink:type="simple" xlink:href="https://twitter.com/OstapYarysh/status/1641496213835984897" text:style-name="Internet_20_link" text:visited-style-name="Visited_20_Internet_20_Link">
https://twitter.com/OstapYarysh/status/1641496213835984897</text:a>
</text:p>
      <!--NEWS-->
      <text:h text:style-name="P10" text:outline-level="1">
<text:span text:style-name="T4">
Kyiv(12:25). Red Alert: aerial threat. Sirens sounding. Take cover now!</text:span>
</text:h>
      <text:p text:style-name="P4">
Authors: liveuamap (Language: en)</text:p>
      <text:p text:style-name="P4">
Time: 2023-03-30T-55:26:00</text:p>
      <text:p text:style-name="P4">
Location: Kyiv (Latitude:50.44343 Longtitude:30.53022)</text:p>
      <text:p text:style-name="P4">
Videos: []</text:p>
      <text:p text:style-name="P4">
Images: []</text:p>
      <text:p text:style-name="P4">
Tags: ["Europe", "Central and Eastern Europe"]</text:p>
      <text:p text:style-name="P4">
ID: 22552061</text:p>
      <!--METADATA-->
      <text:p text:style-name="P4">
Kyiv(12:25). Red Alert: aerial threat. Sirens sounding. Take cover now!</text:p>
      <text:p text:style-name="P4">
News Collection Link: <text:a xlink:type="simple" xlink:href="https://liveuamap.com/en/2023/30-march-kyiv1225-red-alert-aerial-threat-sirg" text:style-name="Internet_20_link" text:visited-style-name="Visited_20_Internet_20_Link">
https://liveuamap.com/en/2023/30-march-kyiv1225-red-alert-aerial-threat-sirg</text:a>
</text:p>
      <text:p text:style-name="P4">
Source: <text:a xlink:type="simple" xlink:href="https://t.me/KyivCityOfficial/6398" text:style-name="Internet_20_link" text:visited-style-name="Visited_20_Internet_20_Link">
https://t.me/KyivCityOfficial/6398</text:a>
</text:p>
      <!--NEWS-->
      <text:h text:style-name="P10" text:outline-level="1">
<text:span text:style-name="T4">
At Kupiansk and Lyman direction Russian army shelled Kupyansk, Kolodyazne, Dvorichna, Zapadne...</text:span>
</text:h>
      <text:p text:style-name="P4">
Authors: liveuamap (Language: en)</text:p>
      <text:p text:style-name="P4">
Time: 2023-03-30T-64:20:00</text:p>
      <text:p text:style-name="P4">
Location: Siversk (Latitude:48.87093 Longtitude:38.10677)</text:p>
      <text:p text:style-name="P4">
Videos: []</text:p>
      <text:p text:style-name="P4">
Images: []</text:p>
      <text:p text:style-name="P4">
Tags: ["Russia"]</text:p>
      <text:p text:style-name="P4">
ID: 22552035</text:p>
      <!--METADATA-->
      <text:p text:style-name="P4">
At Kupiansk and Lyman direction Russian army shelled Kupyansk, Kolodyazne,Dvorichna, Zapadne, Petropavlivka and Kyslivka of Kharkiv region;Stelmakhivka, Nevske, Kuzmyne, Bilohorivka of Luhansk region, also Kolodyazi,Spirne and Siversk of Donetsk region, - General Staff of Armed Forces ofUkraine says in the morning report</text:p>
      <text:p text:style-name="P4">
News Collection Link: <text:a xlink:type="simple" xlink:href="https://liveuamap.com/en/2023/30-march-at-kupiansk-and-lyman-direction-russian-army-shelled" text:style-name="Internet_20_link" text:visited-style-name="Visited_20_Internet_20_Link">
https://liveuamap.com/en/2023/30-march-at-kupiansk-and-lyman-direction-russian-army-shelled</text:a>
</text:p>
      <text:p text:style-name="P4">
Source: <text:a xlink:type="simple" xlink:href="https://t.me/lumsrc/4369" text:style-name="Internet_20_link" text:visited-style-name="Visited_20_Internet_20_Link">
https://t.me/lumsrc/4369</text:a>
</text:p>
      <!--NEWS-->
      <text:h text:style-name="P10" text:outline-level="1">
<text:span text:style-name="T4">
At Avdiyivka and Maryinka directions Russian army shelled Novokalynove, Stepove, Avdiyivka, S...</text:span>
</text:h>
      <text:p text:style-name="P4">
Authors: liveuamap (Language: en)</text:p>
      <text:p text:style-name="P4">
Time: 2023-03-30T-67:20:00</text:p>
      <text:p text:style-name="P4">
Location: Donetsk (Latitude:47.85026 Longtitude:37.48638)</text:p>
      <text:p text:style-name="P4">
Videos: []</text:p>
      <text:p text:style-name="P4">
Images: []</text:p>
      <text:p text:style-name="P4">
Tags: ["Russia"]</text:p>
      <text:p text:style-name="P4">
ID: 22552031</text:p>
      <!--METADATA-->
      <text:p text:style-name="P4">
At Avdiyivka and Maryinka directions Russian army shelled Novokalynove,Stepove, Avdiyivka, Syeverne, Vodyane, Pervomayske, Karlivka, Krasnohorivka,Maryinka, Pobyeda and Novomykhaylivka of Donetsk region, - General Staff ofArmed Forces of Ukraine says in the morning report</text:p>
      <text:p text:style-name="P4">
News Collection Link: <text:a xlink:type="simple" xlink:href="https://liveuamap.com/en/2023/30-march-at-avdiyivka-and-maryinka-directions-russian-army" text:style-name="Internet_20_link" text:visited-style-name="Visited_20_Internet_20_Link">
https://liveuamap.com/en/2023/30-march-at-avdiyivka-and-maryinka-directions-russian-army</text:a>
</text:p>
      <text:p text:style-name="P4">
Source: <text:a xlink:type="simple" xlink:href="https://t.me/lumsrc/4371" text:style-name="Internet_20_link" text:visited-style-name="Visited_20_Internet_20_Link">
https://t.me/lumsrc/4371</text:a>
</text:p>
      <!--NEWS-->
      <text:h text:style-name="P10" text:outline-level="1">
<text:span text:style-name="T4">
At Shaktarske direction Russian army shelled Vuhledar, Prechystivka and Velyka Novosilka, - G...</text:span>
</text:h>
      <text:p text:style-name="P4">
Authors: liveuamap (Language: en)</text:p>
      <text:p text:style-name="P4">
Time: 2023-03-30T-69:20:00</text:p>
      <text:p text:style-name="P4">
Location: Zaporizhzhia (Latitude:47.77833 Longtitude:37.06976)</text:p>
      <text:p text:style-name="P4">
Videos: []</text:p>
      <text:p text:style-name="P4">
Images: []</text:p>
      <text:p text:style-name="P4">
Tags: ["Russia"]</text:p>
      <text:p text:style-name="P4">
ID: 22552030</text:p>
      <!--METADATA-->
      <text:p text:style-name="P4">
At Shaktarske direction Russian army shelled Vuhledar, Prechystivka and VelykaNovosilka, - General Staff of Armed Forces of Ukraine says in the morningreport</text:p>
      <text:p text:style-name="P4">
News Collection Link: <text:a xlink:type="simple" xlink:href="https://liveuamap.com/en/2023/30-march-at-shaktarske-direction-russian-army-shelled-vuhledar" text:style-name="Internet_20_link" text:visited-style-name="Visited_20_Internet_20_Link">
https://liveuamap.com/en/2023/30-march-at-shaktarske-direction-russian-army-shelled-vuhledar</text:a>
</text:p>
      <text:p text:style-name="P4">
Source: <text:a xlink:type="simple" xlink:href="https://t.me/lumsrc/4372" text:style-name="Internet_20_link" text:visited-style-name="Visited_20_Internet_20_Link">
https://t.me/lumsrc/4372</text:a>
</text:p>
      <!--NEWS-->
      <text:h text:style-name="P10" text:outline-level="1">
<text:span text:style-name="T4">
At Zaporizhzhia and Kherson directions Russian army shelled Malynivka, Huliaipole, Zaliznychn...</text:span>
</text:h>
      <text:p text:style-name="P4">
Authors: liveuamap (Language: en)</text:p>
      <text:p text:style-name="P4">
Time: 2023-03-30T-71:20:00</text:p>
      <text:p text:style-name="P4">
Location: Kherson (Latitude:46.63604 Longtitude:32.62454)</text:p>
      <text:p text:style-name="P4">
Videos: []</text:p>
      <text:p text:style-name="P4">
Images: []</text:p>
      <text:p text:style-name="P4">
Tags: ["Russia"]</text:p>
      <text:p text:style-name="P4">
ID: 22552026</text:p>
      <!--METADATA-->
      <text:p text:style-name="P4">
At Zaporizhzhia and Kherson directions Russian army shelled Malynivka,Huliaipole, Zaliznychne, Novodanylivka, Novoandriyivka, Staroukrayinka,Charivne of Zaporizhzhia region; Mykhaylivka, Novooleksandrivka, Novoberyslav,Tomaryne, Rozlyv of Kherson region and Kherson city, - General Staff of ArmedForces of Ukraine says in the morning report</text:p>
      <text:p text:style-name="P4">
News Collection Link: <text:a xlink:type="simple" xlink:href="https://liveuamap.com/en/2023/30-march-at-zaporizhzhia-and-kherson-directions-russian-army" text:style-name="Internet_20_link" text:visited-style-name="Visited_20_Internet_20_Link">
https://liveuamap.com/en/2023/30-march-at-zaporizhzhia-and-kherson-directions-russian-army</text:a>
</text:p>
      <text:p text:style-name="P4">
Source: <text:a xlink:type="simple" xlink:href="https://t.me/lumsrc/4373" text:style-name="Internet_20_link" text:visited-style-name="Visited_20_Internet_20_Link">
https://t.me/lumsrc/4373</text:a>
</text:p>
      <!--NEWS-->
      <text:h text:style-name="P10" text:outline-level="1">
<text:span text:style-name="T4">
Russian forces conducting offensive actions at Lyman, Bakhmut, Avdiivka and Maryinka directio...</text:span>
</text:h>
      <text:p text:style-name="P4">
Authors: liveuamap (Language: en)</text:p>
      <text:p text:style-name="P4">
Time: 2023-03-30T-73:20:00</text:p>
      <text:p text:style-name="P4">
Location: Marinka, Donetsk Oblast (Latitude:47.94251 Longtitude:37.50106)</text:p>
      <text:p text:style-name="P4">
Videos: []</text:p>
      <text:p text:style-name="P4">
Images: []</text:p>
      <text:p text:style-name="P4">
Tags: ["Russia", "Minsk Monitor"]</text:p>
      <text:p text:style-name="P4">
ID: 22552022</text:p>
      <!--METADATA-->
      <text:p text:style-name="P4">
Russian forces conducting offensive actions at Lyman, Bakhmut, Avdiivka andMaryinka directions. Ukrainian military repelled over 60 Russian attacks.Russian forces attempting to advance near Stelmakhivka, Vyyimka, Bakhmut,Orikhovo-Vasylivka, Novokalynove, Stepove, Avdiyivka, Syeverne, Pervomayske,Maryinka of Donetsk region, - General Staff of Armed Forces of Ukraine says inthe morning report</text:p>
      <text:p text:style-name="P4">
News Collection Link: <text:a xlink:type="simple" xlink:href="https://liveuamap.com/en/2023/30-march-russian-forces-conducting-offensive-actions-at-lyman" text:style-name="Internet_20_link" text:visited-style-name="Visited_20_Internet_20_Link">
https://liveuamap.com/en/2023/30-march-russian-forces-conducting-offensive-actions-at-lyman</text:a>
</text:p>
      <text:p text:style-name="P4">
Source: <text:a xlink:type="simple" xlink:href="https://t.me/lumsrc/4374" text:style-name="Internet_20_link" text:visited-style-name="Visited_20_Internet_20_Link">
https://t.me/lumsrc/4374</text:a>
</text:p>
      <!--NEWS-->
      <text:h text:style-name="P10" text:outline-level="1">
<text:span text:style-name="T4">
Donetsk Oblast(23:38). Red Alert: aerial threat. Sirens sounding. Take cover now!</text:span>
</text:h>
      <text:p text:style-name="P4">
Authors: liveuamap (Language: en)</text:p>
      <text:p text:style-name="P4">
Time: 2023-03-30T17:39:00</text:p>
      <text:p text:style-name="P4">
Location: Donetsk Oblast (Latitude:48.72816 Longtitude:37.57893)</text:p>
      <text:p text:style-name="P4">
Videos: []</text:p>
      <text:p text:style-name="P4">
Images: []</text:p>
      <text:p text:style-name="P4">
Tags: ["Europe", "Central and Eastern Europe"]</text:p>
      <text:p text:style-name="P4">
ID: 22552198</text:p>
      <!--METADATA-->
      <text:p text:style-name="P4">
Donetsk Oblast(23:38). Red Alert: aerial threat. Sirens sounding. Take covernow!</text:p>
      <text:p text:style-name="P4">
News Collection Link: <text:a xlink:type="simple" xlink:href="https://liveuamap.com/en/2023/30-march-donetsk-oblast2338-red-alert-aerial-g" text:style-name="Internet_20_link" text:visited-style-name="Visited_20_Internet_20_Link">
https://liveuamap.com/en/2023/30-march-donetsk-oblast2338-red-alert-aerial-g</text:a>
</text:p>
      <text:p text:style-name="P4">
Source: <text:a xlink:type="simple" xlink:href="https://t.me/air_alert_ua/42311" text:style-name="Internet_20_link" text:visited-style-name="Visited_20_Internet_20_Link">
https://t.me/air_alert_ua/42311</text:a>
</text:p>
      <!--NEWS-->
      <text:h text:style-name="P10" text:outline-level="1">
<text:span text:style-name="T4">
Zaporizka Oblast(04:09). Red Alert: aerial threat. Sirens sounding. Take cover now!</text:span>
</text:h>
      <text:p text:style-name="P4">
Authors: liveuamap (Language: en)</text:p>
      <text:p text:style-name="P4">
Time: 2023-03-30T22:10:00</text:p>
      <text:p text:style-name="P4">
Location: Zaporizka Oblast (Latitude:47.612021 Longtitude:35.765261)</text:p>
      <text:p text:style-name="P4">
Videos: []</text:p>
      <text:p text:style-name="P4">
Images: []</text:p>
      <text:p text:style-name="P4">
Tags: ["Europe", "Central and Eastern Europe"]</text:p>
      <text:p text:style-name="P4">
ID: 22552223</text:p>
      <!--METADATA-->
      <text:p text:style-name="P4">
Zaporizka Oblast(04:09). Red Alert: aerial threat. Sirens sounding. Take covernow!</text:p>
      <text:p text:style-name="P4">
News Collection Link: <text:a xlink:type="simple" xlink:href="https://liveuamap.com/en/2023/31-march-zaporizka-oblast0409-red-alert-aeriag" text:style-name="Internet_20_link" text:visited-style-name="Visited_20_Internet_20_Link">
https://liveuamap.com/en/2023/31-march-zaporizka-oblast0409-red-alert-aeriag</text:a>
</text:p>
      <text:p text:style-name="P4">
Source: <text:a xlink:type="simple" xlink:href="https://t.me/air_alert_ua/42318" text:style-name="Internet_20_link" text:visited-style-name="Visited_20_Internet_20_Link">
https://t.me/air_alert_ua/42318</text:a>
</text:p>
      <!--NEWS-->
      <text:h text:style-name="P10" text:outline-level="1">
<text:span text:style-name="T4">
40 країн закликали рф звільнити всіх незаконно затриманих українських міських голів</text:span>
</text:h>
      <text:p text:style-name="P4">
Author: ['АРМІЯINFORM']</text:p>
      <text:p text:style-name="P4">
Time: 2023-03-30T33:00:00-04:00</text:p>
      <text:p text:style-name="P4">
Description: росія повинна припинити практику насильницьких зникнень цивільних на окупова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630_360_1677176183-588.jpeg" text:style-name="Internet_20_link" text:visited-style-name="Visited_20_Internet_20_Link">
630_360_1677176183-588.jpeg</text:a>
']</text:p>
      <text:p text:style-name="P4">
Tags: ['STOPRUSSIA', 'ВЕЛИКА БРИТАНІЯ', 'ВІЙНА', 'ЖЕНЕВСЬКА КОНВЕНЦІЯ']</text:p>
      <text:p text:style-name="P4">
Category: News</text:p>
      <!--METADATA-->
      <text:p text:style-name="P4">
<draw:frame draw:style-name="fr1" draw:name="Image2" text:anchor-type="as-char" svg:width="6.9236in" svg:height="3.956343in" draw:z-index="0">
<draw:image xlink:href="../Images/AРМІЯINFORM/2023-03-30T33-00-00-04-00/630_360_1677176183-588.jpeg" xlink:type="simple" xlink:show="embed" xlink:actuate="onLoad" draw:mime-type="image/jpeg"/>
</draw:frame>
</text:p>
      <text:p text:style-name="P4">
росія повинна припинити практику насильницьких зникнень цивільних наокупованих територіях і звільнити всіх, хто був затриманий всуперечміжнародному праву, зокрема, міських голів.</text:p>
      <text:p text:style-name="P4">
Про це <text:a xlink:type="simple" xlink:href="https://www.gov.uk/government/speeches/join-statement-on-the-situation-of-ukrainian-mayors.uk" text:style-name="Internet_20_link" text:visited-style-name="Visited_20_Internet_20_Link">
йдеться</text:a>
 у спільній заяві 40 країн, яку оприлюднивпосол Великої Британії при СОТ та ООН у Женеві Саймон Менлі.</text:p>
      <text:p text:style-name="P4">
«Я роблю цю заяву від імені групи країн. Віденська декларація та Програма дій(ВДПД) наголошує на занепокоєнні міжнародної спільноти застосуваннямпримусових і довільних страт, насильницькими зникненнями, свавільнимизатриманнями і тортурами», — наголосив Саймон Менлі.</text:p>
      <text:p text:style-name="P4">
Він додав, що повідомлення про свавільні затримання українських цивільнихросійськими військовими приголомшують і є чисельними. Згідно з цимиповідомленнями, цивільні часто стикаються з нелюдським, принизливимповодженням, тортурами та неприйнятними умовами утримання.</text:p>
      <text:p text:style-name="P4">
Саймон Менлі зазначив, що рф систематично переслідує представників місцевихгромад на територіях, які намагається незаконно анексувати. Це частинастратегії росії з придушення незгоди та встановлення свого контролю шляхомзалякування місцевого населення. Серед захоплених — журналісти, активісти,релігійні діячі та лідери місцевих громад.</text:p>
      <text:p text:style-name="P4">
«Сьогодні ми хочемо зосередитися на мерах тих міст, які росія намагаласянезаконно анексувати. З 24 лютого 2022 року затримано щонайменше 30 мерів.Щонайменше шестеро залишаються в російському ув’язненні», — заявив він.</text:p>
      <text:p text:style-name="P4">
Так, Ігор Колихаєв, мер Херсона, був захоплений російськими військами в червні2022 року. Відтоді сім’я Ігоря збирає свідчення про його стан від іншихзатриманих, які були звільнені з російського полону.</text:p>
      <text:p text:style-name="P4">
Подібна доля спіткала мерів Олександра Бабича, Євгена Матвєєва, ВолодимираКараберова, Сергія Хільченка, яких було взято в полон та затримано в період зберезня по червень 2022 року. росія досі не підтвердила їх місцеперебування, аїхні сім’ї не отримували інформації про самопочуття близьких.</text:p>
      <text:p text:style-name="P4">
Саймон Менлі додав, що міжнародна спільнота не залишить поза увагою порушенняміжнародного права, зокрема свавільні затримання та насильницькі зникнення.</text:p>
      <text:p text:style-name="P4">
«росія повинна підтвердити, кого вона утримує, де і чому. росія повиннаприпинити практику насильницьких зникнень і звільнити всіх, хто був затриманийвсупереч міжнародному праву. Росія повинна поважати всі свої зобов’язання,відповідно до ВДПД», — наголосив Менлі.</text:p>
      <text:p text:style-name="P4">
Заяву зробили від імені 40 країн. Це Велика Британія, Австрія, Бельгія,Болгарія, Хорватія, Кіпр, Чехія, Данія, Естонія, Фінляндія, Франція,Німеччина, Греція, Угорщина, Ірландія, Італія, Латвія, Литва, Люксембург,Мальта, Нідерланди, Польща, Португалія, Румунія, Словаччина, Словенія,Іспанія, Швеція, Боснія і Герцеговина, Нова Зеландія, Австралія, ПівнічнаМакедонія, Грузія, Албанія, Канада, США, Ісландія, Україна, Японія та Молдова.</text:p>
      <text:p text:style-name="P4">
Source: <text:a xlink:type="simple" xlink:href="https://armyinform.com.ua/2023/03/30/40-krayin-zaklykaly-rf-zvilnyty-vsih-nezakonno-zatrymanyh-ukrayinskyh-miskyh-goliv/" text:style-name="Internet_20_link" text:visited-style-name="Visited_20_Internet_20_Link">
https://armyinform.com.ua/2023/03/30/40-krayin-zaklykaly-rf-zvilnyty-vsih-nezakonno-zatrymanyh-ukrayinskyh-miskyh-goliv/</text:a>
</text:p>
      <!--NEWS-->
      <text:h text:style-name="P10" text:outline-level="1">
<text:span text:style-name="T4">
Пропаганда рашистів знову поширює фейк про продаж західної зброї</text:span>
</text:h>
      <text:p text:style-name="P4">
Author: ['АРМІЯINFORM']</text:p>
      <text:p text:style-name="P4">
Time: 2023-03-30T34:00:00-04:00</text:p>
      <text:p text:style-name="P4">
Description: Ворожі ЗМІ поширили інформацію про продаж українськими військовими натівського озброє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olovev.jpg" text:style-name="Internet_20_link" text:visited-style-name="Visited_20_Internet_20_Link">
solovev.jpg</text:a>
']</text:p>
      <text:p text:style-name="P4">
Tags: ['РОСІЙСЬКА ПРОПАГАНДА', 'РОСІЙСЬКІ ФЕЙКИ', 'ЦПД РНБО']</text:p>
      <text:p text:style-name="P4">
Category: News</text:p>
      <!--METADATA-->
      <text:p text:style-name="P4">
<draw:frame draw:style-name="fr1" draw:name="Image3" text:anchor-type="as-char" svg:width="6.9236in" svg:height="3.846444in" draw:z-index="0">
<draw:image xlink:href="../Images/AРМІЯINFORM/2023-03-30T34-00-00-04-00/solovev.jpg" xlink:type="simple" xlink:show="embed" xlink:actuate="onLoad" draw:mime-type="image/jpeg"/>
</draw:frame>
</text:p>
      <text:p text:style-name="P4">
Ворожі ЗМІ поширили інформацію про продаж українськими військовими натівськогоозброєння, що надходить у рамках західної військової допомоги: «На українськихмаркетплейсах за 80 тис. грн продається американський ПТРК Javelin».</text:p>
      <text:p text:style-name="P4">
Насправді,<text:a xlink:type="simple" xlink:href="https://www.facebook.com/protydiyadezinformatsiyi.cpd/posts/pfbid0X14VT66G9SjxfS9HAUiPrNRSF2UjgJofZ8Bq4ppG2UxJqWVUQvdawwjZmT5xzamAl" text:style-name="Internet_20_link" text:visited-style-name="Visited_20_Internet_20_Link">
повідомляє</text:a>
Центр протидії дезінформації при РНБО України, в оголошенні, на якепосилаються пропагандисти, йдеться тільки про частину ПТРК Javelin —транспортно-пусковий контейнер (Launch Tube Assembly), що має форму тубуса іне є придатним до повторного використання.</text:p>
      <text:p text:style-name="P4">
Наголошуємо! 28 лютого 2023 року Міноборони США офіційно заявило, що перевіркане виявила жодних порушень у використанні зброї, переданої союзниками, тапопри це тему нібито продажу озброєння активно використовує роспропаганда.</text:p>
      <text:p text:style-name="P4">
«Загалом, подібні фейки направлені виключно на дискредитацію захисниківУкраїни та зниження рівня довіри зі сторони західних партнерів», — зазначаєЦентр протидії дезінформації.</text:p>
      <text:p text:style-name="P4">
Source: <text:a xlink:type="simple" xlink:href="https://armyinform.com.ua/2023/03/30/propaganda-rashystiv-znovu-poshyryuye-fejk-pro-prodazh-zahidnoyi-zbroyi/" text:style-name="Internet_20_link" text:visited-style-name="Visited_20_Internet_20_Link">
https://armyinform.com.ua/2023/03/30/propaganda-rashystiv-znovu-poshyryuye-fejk-pro-prodazh-zahidnoyi-zbroyi/</text:a>
</text:p>
      <!--NEWS-->
      <text:h text:style-name="P10" text:outline-level="1">
<text:span text:style-name="T4">
Якщо близька людина на фронті: які дані треба знати родинам військових</text:span>
</text:h>
      <text:p text:style-name="P4">
Author: ['АРМІЯINFORM']</text:p>
      <text:p text:style-name="P4">
Time: 2023-03-30T35:00:00-04:00</text:p>
      <text:p text:style-name="P4">
Description: Координаційний штаб з питань поводження з військовополоненими підготував перелік да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hoto_2022-12-27_16-19-39.jpg" text:style-name="Internet_20_link" text:visited-style-name="Visited_20_Internet_20_Link">
photo_2022-12-27_16-19-39.jpg</text:a>
']</text:p>
      <text:p text:style-name="P4">
Tags: ['КООРДИНАЦІЙНИЙ ШТАБ З ПОВОДЖЕННЯ З ПОЛОНЕНИМИ']</text:p>
      <text:p text:style-name="P4">
Category: News</text:p>
      <!--METADATA-->
      <text:p text:style-name="P4">
<draw:frame draw:style-name="fr1" draw:name="Image4" text:anchor-type="as-char" svg:width="6.9236in" svg:height="4.569576in" draw:z-index="0">
<draw:image xlink:href="../Images/AРМІЯINFORM/2023-03-30T35-00-00-04-00/photo_2022-12-27_16-19-39.jpg" xlink:type="simple" xlink:show="embed" xlink:actuate="onLoad" draw:mime-type="image/jpeg"/>
</draw:frame>
 Ілюстративне фото</text:p>
      <text:p text:style-name="P4">
Координаційний штаб з питань поводження з військовополоненими підготувавперелік даних, які рекомендують записати родинам військовослужбовців.</text:p>
      <text:p text:style-name="P4">
Про це<text:a xlink:type="simple" xlink:href="https://t.me/Koord_shtab/740" text:style-name="Internet_20_link" text:visited-style-name="Visited_20_Internet_20_Link">
повідомляє</text:a>
 Коордштаб у Телеграмі.</text:p>
      <text:p text:style-name="P4">
<text:span text:style-name="T4">
Родинам радять записати:</text:span>
</text:p>
      <ul>
        <li>
прізвище, ім’я та по батькові військовослужбовця;  * дату народження;  * копію паспорта;  * контактні дані територіального центру комплектації та соціальної підтримки, з якого був або була мобілізовані;  * назву та номер військової частини чи підрозділу проходження служби.</li>
      </ul>
      <text:p text:style-name="P4">
<text:span text:style-name="T4">
Також потрібно знати:</text:span>
</text:p>
      <ul>
        <li>
контактні дані місця постійної дислокації військової частини;  * посаду та звання;  * військово-облікову спеціальність (якщо відомо);  * особовий номер (індивідуальний податковий номер);  * номер військового квитка чи тимчасового військового квитка (скан-копію) чи жетону;  * прізвище, ім’я, по батькові та контакти колег по службі, безпосереднього командира і командира частини;  * телефон гарячої лінії частини, бригади та угруповання.</li>
      </ul>
      <text:p text:style-name="P4">
У Коордштабі зазначають, що ця інформація може допомогти родинам захисників ізахисниць у критичних ситуаціях.</text:p>
      <text:p text:style-name="P4">
Source: <text:a xlink:type="simple" xlink:href="https://armyinform.com.ua/2023/03/30/yakshho-blyzka-lyudyna-na-fronti-yaki-dani-treba-znaty-rodynam-vijskovyh/" text:style-name="Internet_20_link" text:visited-style-name="Visited_20_Internet_20_Link">
https://armyinform.com.ua/2023/03/30/yakshho-blyzka-lyudyna-na-fronti-yaki-dani-treba-znaty-rodynam-vijskovyh/</text:a>
</text:p>
      <!--NEWS-->
      <text:h text:style-name="P10" text:outline-level="1">
<text:span text:style-name="T4">
Уряд готує старт пілотних проєктів із комплексного відновлення населених пунктів</text:span>
</text:h>
      <text:p text:style-name="P4">
Author: ['АРМІЯINFORM']</text:p>
      <text:p text:style-name="P4">
Time: 2023-03-30T36:00:00-04:00</text:p>
      <text:p text:style-name="P4">
Description: На виконання завдання Президента України відбулася нарада під головування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uryad-1.jpg" text:style-name="Internet_20_link" text:visited-style-name="Visited_20_Internet_20_Link">
uryad-1.jpg</text:a>
', '<text:a xlink:type="simple" xlink:href="https://armyinform.com.ua/wp-content/uploads/2023/03/uryad-2.jpg" text:style-name="Internet_20_link" text:visited-style-name="Visited_20_Internet_20_Link">
uryad-2.jpg</text:a>
']</text:p>
      <text:p text:style-name="P4">
Tags: ['ВІДБУДОВА УКРАЇНИ', 'КАБІНЕТ МІНІСТРІВ УКРАЇНИ']</text:p>
      <text:p text:style-name="P4">
Category: News</text:p>
      <!--METADATA-->
      <text:p text:style-name="P4">
<draw:frame draw:style-name="fr1" draw:name="Image5" text:anchor-type="as-char" svg:width="6.9236in" svg:height="4.610104in" draw:z-index="0">
<draw:image xlink:href="../Images/AРМІЯINFORM/2023-03-30T36-00-00-04-00/uryad-1.jpg" xlink:type="simple" xlink:show="embed" xlink:actuate="onLoad" draw:mime-type="image/jpeg"/>
</draw:frame>
</text:p>
      <text:p text:style-name="P4">
На виконання завдання Президента України відбулася нарада під головуваннямПрем’єр-міністра Дениса Шмигаля щодо післявоєнного відновлення деокупованихтериторій Київської, Сумської, Харківської, Херсонської, Чернігівськоїобластей.</text:p>
      <text:p text:style-name="P4">
Про це <text:a xlink:type="simple" xlink:href="https://www.kmu.gov.ua/news/uriad-hotuie-start-pilotnykh-proektiv-iz-kompleksnoho-vidnovlennia-naselenykh-punktiv" text:style-name="Internet_20_link" text:visited-style-name="Visited_20_Internet_20_Link">
повідомляє</text:a>
 Урядовий портал.</text:p>
      <text:p text:style-name="P4">
У нараді взяли участь Віцепрем'єр-міністр з відновлення України — Міністррозвитку громад, територій та інфраструктури Олександр Кубраков, Віцепрем'єр-міністр — Міністр з питань реінтеграції тимчасово окупованих територій ІринаВерещук, голова Державного агентства відновлення та розвитку інфраструктуриМустафа Найєм, представники МОЗ, МОН, МКІП та інші.</text:p>
      <text:p text:style-name="P4">
<draw:frame draw:style-name="fr1" draw:name="Image6" text:anchor-type="as-char" svg:width="6.9236in" svg:height="4.610104in" draw:z-index="0">
<draw:image xlink:href="../Images/AРМІЯINFORM/2023-03-30T36-00-00-04-00/uryad-2.jpg" xlink:type="simple" xlink:show="embed" xlink:actuate="onLoad" draw:mime-type="image/jpeg"/>
</draw:frame>
</text:p>
      <text:p text:style-name="P4">
Зокрема, було визначено дати старту й перші проєкти комплексної відбудови назвільнених територіях. Попередньо обрано по одному населеному пункту вКиївській, Сумській, Харківській, Херсонській, Чернігівській областях, у якихрозпочнеться масштабне відновлення за принципом «build back better».</text:p>
      <text:p text:style-name="P4">
«Закон, необхідний для початку масштабних проєктів відбудови, ухваленийПарламентом і підписаний Президентом. Визначено п’ять населених пунктів, дестартує пілот. Ідеться не лише про відбудову житла, але й лікарень, шкіл,садочків, ЦНАПів, об’єктів культури тощо. Усе має комплексно відновлюватися зурахуванням вимог безпеки та сучасних практик за принципом «краще, ніж було»,— підкреслив Прем’єр-міністр.</text:p>
      <text:p text:style-name="P4">
Також учасники наради обговорили підготовку й ухвалення необхідних підзаконнихактів для запуску механізму компенсацій за пошкоджене та знищене майно.</text:p>
      <text:p text:style-name="P4">
Source: <text:a xlink:type="simple" xlink:href="https://armyinform.com.ua/2023/03/30/uryad-gotuye-start-pilotnyh-proyektiv/" text:style-name="Internet_20_link" text:visited-style-name="Visited_20_Internet_20_Link">
https://armyinform.com.ua/2023/03/30/uryad-gotuye-start-pilotnyh-proyektiv/</text:a>
</text:p>
      <!--NEWS-->
      <text:h text:style-name="P10" text:outline-level="1">
<text:span text:style-name="T4">
росія поновила тренд «хлопчиків-героїв» для використання дітей в інтересах пропаганди</text:span>
</text:h>
      <text:p text:style-name="P4">
Author: ['АРМІЯINFORM']</text:p>
      <text:p text:style-name="P4">
Time: 2023-03-30T37:00:00-04:00</text:p>
      <text:p text:style-name="P4">
Description: Про це розповідає Центр протидії дезінформації при РНБО України.    Упродовж багатьо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deti-voiny-1.webp" text:style-name="Internet_20_link" text:visited-style-name="Visited_20_Internet_20_Link">
deti-voiny-1.webp</text:a>
']</text:p>
      <text:p text:style-name="P4">
Tags: ['ДІТИ', 'РОСІЙСЬКА ПРОПАГАНДА', 'ЦПД РНБО']</text:p>
      <text:p text:style-name="P4">
Category: News</text:p>
      <!--METADATA-->
      <text:p text:style-name="P4">
<draw:frame draw:style-name="fr1" draw:name="Image7" text:anchor-type="as-char" svg:width="6.9236in" svg:height="4.609964in" draw:z-index="0">
<draw:image xlink:href="../ConvertedIMGs/AРМІЯINFORM/2023-03-30T37-00-00-04-00/deti-voiny-1.png" xlink:type="simple" xlink:show="embed" xlink:actuate="onLoad" draw:mime-type="image/png"/>
</draw:frame>
</text:p>
      <text:p text:style-name="P4">
Про це<text:a xlink:type="simple" xlink:href="https://www.facebook.com/protydiyadezinformatsiyi.cpd/posts/pfbid0yARehijq5GG2YnrntBa1677FkgfePhG4qoWbhPGCUHfKpgX9a1zHUiQd3cjhZ2CNl" text:style-name="Internet_20_link" text:visited-style-name="Visited_20_Internet_20_Link">
розповідає</text:a>
Центр протидії дезінформації при РНБО України.</text:p>
      <text:p text:style-name="P4">
Упродовж багатьох років росія змальовувала дітей у ролі жертв, які нібитогинули за ідею. З часів становлення радянської влади героєм пропаганди стававпіонер Павлик Морозов, який видав чекістам свого батька і був убитий власнимродичем. Пізніше популяризувались малолітні партизани Другої світової війни,які шпигували, розклеювали карикатури на гітлерівців, збирали зброю табоєприпаси, а інколи й убивали нацистів. Головним правилом радянськогоагітпрому був факт «героїчної загибелі» малюків, що давав змогу створювати їмпотрібну біографію та ідеологічно обґрунтовувати їхні «подвиги».</text:p>
      <text:p text:style-name="P4">
Новий етап канонізації «хлопчиків-героїв» розгорнувся з початком подій 2014року на Донбасі. За допомогою відвертих фейків про «звірства нацистів»,роспропаганда розв'язала справжню інформаційну війну з дегуманізаціїукраїнців. Найвідомішим фейком того часу став сюжет про «розп'ятого хлопчика»у Слов'янську, якого українські військові нібито стратили на очах у йогоматері та жителів міста. Пропагандистська брехня була настільки очевидною, щоросійські ЗМІ були змушені визнати фейковість сюжету, а «розп'ятий хлопчик»відразу став інтернет-мемом та посміховиськом для всього світу. Після цьогоросія ще не раз поширювала фейки про «дітей Донбасу», яких начебто вбиваєУкраїна.</text:p>
      <text:p text:style-name="P4">
Але з початком повномасштабної війни образ «дитини-жертви» перетворився наобраз «дитини-героя»</text:p>
      <text:p text:style-name="P4">
Так, навесні 2022 року героєм публікацій найпопулярніших російських новиннихмедіа став хлопчик «Альошка», мешканець бєлгородської області рф, який бігавуздовж траси у шоломофоні та вітав бронетехніку, що їхала в бік кордону зУкраїною.</text:p>
      <text:p text:style-name="P4">
Останньою «інформаційною бомбою» російського агітпропу у 2023 році став «геройФедор». Цей 10-річний хлопчик з брянської області їхав до школи, та під часобстрілу автобуса буцімто «українською ДРГ» не розгубився і попри пораненняврятував двох дівчат. Як завжди, пізніше з'ясувалося, що з героїчним вчинкомФедора не все так гладко. Спершу в повідомленнях роль «героя» грала пораненадівчинка, однак потім про неї забули і на перший план витягнули хлопчика, якийтеж був поранений, але врятував двох дівчат. Також «перебільшенням» виявиласяй інформація про обстріляний автобус, адже у той день на брянщині булодистанційне навчання. Не підтверджено документально і поранення дитини, у всіхсюжетах хлопчик щільно вкритий ковдрою саме по груди, слідів операційноговтручання ніде не видно. Крім того, на тлі легенд про «українську ДРГ» івійськових російського добровольчого корпусу, все частіше наводять ще однуверсію: події у брянській області є невдалою провокацією російських спецслужб.</text:p>
      <text:p text:style-name="P4">
Проте хлопчика в росії почали героїзувати і перетворювати на новий символZ-пропаганди. Путін нагородив його медаллю «За відвагу», на парканах убрянській області з’явилися листівки з надписом «Федя — герой России». Алесумнівні обставини «подвигу» прокотилися всією росією, там навіть жартують, щохлопчик Федор — це ніхто інший, як немовля, що вижило після розп'яттяукраїнськими «нацистами».</text:p>
      <text:p text:style-name="P4">
Такі приклади є лише частиною системного використання дітей в інтересахпропаганди</text:p>
      <text:p text:style-name="P4">
Все частіше юнаки і дівчата стають безпосередніми учасниками численних акційіз Z-символікою на підтримку війни проти України. В українських школах вокупації школярам розповідають російську версію того, що відбувається вУкраїні, про «героїв спецоперації», «друзів та ворогів москви». Молодьнамагаються залучити в організацію «юнармія», яку курує міністерство оборониросії. У школах окупованої частини Херсонщини школярів 10-11 класів відкритоагітують вступати в російську армію.</text:p>
      <text:p text:style-name="P4">
До кінця 2023 року росія планує «ідеологічно обробити» на окупованихтериторіях понад 3,3 млн українських дітей.</text:p>
      <text:p text:style-name="P4">
<text:span text:style-name="T4">
Для чого рф поновила тренд «хлопчиків-героїв»?</text:span>
</text:p>
      <text:p text:style-name="P4">
По-перше, це спроба перетворення дітей на символ російського Z-патріотизму таформування у росіянина впевненості, що «війна — це помста за дітей Донбасу»,яка виправдовує обстріли українських міст і загибель мирного населення.</text:p>
      <text:p text:style-name="P4">
По-друге, фейки на кшталт «розп'ятого хлопчика» використовуються як емоційнийтригер для генерації у росіянина чергової хвилі гніву за «злочини українськогонацизму» та консолідації навколо спільної мети «денацифікації» й «звільнення»українських територій.</text:p>
      <text:p text:style-name="P4">
По-третє, це логічне продовження політики кремля з насаджування молоді росії ітимчасово окупованих територій «правильної» поведінки, ключовим елементом якоїє створення з українця подоби ворога. Таким чином з молоді готуютьмобілізаційний резерв або «добровольчі батальйони», які формуються в росії.</text:p>
      <text:p text:style-name="P4">
Маніпуляції з використанням дітей як головних героїв є невдалою спробоюросійської пропаганди викликати в аудиторії емоції та переживання і створитиінформаційне тло для виправдання своїх воєнних злочинів в Україні.</text:p>
      <text:p text:style-name="P4">
Source: <text:a xlink:type="simple" xlink:href="https://armyinform.com.ua/2023/03/30/trend-hlopchykiv-geroyiv/" text:style-name="Internet_20_link" text:visited-style-name="Visited_20_Internet_20_Link">
https://armyinform.com.ua/2023/03/30/trend-hlopchykiv-geroyiv/</text:a>
</text:p>
      <!--NEWS-->
      <text:h text:style-name="P10" text:outline-level="1">
<text:span text:style-name="T4">
Мінреінтеграції перерахувало по 100 тис. грн ще 57 сім’ям українських полонених</text:span>
</text:h>
      <text:p text:style-name="P4">
Author: ['АРМІЯINFORM']</text:p>
      <text:p text:style-name="P4">
Time: 2023-03-30T38:00:00-04:00</text:p>
      <text:p text:style-name="P4">
Description: 29 березня Міністерство з питань реінтеграції тимчасово окупованих територій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ryna-vereshhuk.jpg" text:style-name="Internet_20_link" text:visited-style-name="Visited_20_Internet_20_Link">
iryna-vereshhuk.jpg</text:a>
']</text:p>
      <text:p text:style-name="P4">
Tags: ['ВІЙСЬКОВОПОЛОНЕНІ', 'ГРОШОВА ДОПОМОГА', 'МІНРЕІНТЕГРАЦІЇ']</text:p>
      <text:p text:style-name="P4">
Category: News</text:p>
      <!--METADATA-->
      <text:p text:style-name="P4">
<draw:frame draw:style-name="fr1" draw:name="Image8" text:anchor-type="as-char" svg:width="6.9236in" svg:height="4.615733in" draw:z-index="0">
<draw:image xlink:href="../Images/AРМІЯINFORM/2023-03-30T38-00-00-04-00/iryna-vereshhuk.jpg" xlink:type="simple" xlink:show="embed" xlink:actuate="onLoad" draw:mime-type="image/jpeg"/>
</draw:frame>
Фото: Ірина Верещук / Facebook</text:p>
      <text:p text:style-name="P4">
29 березня Міністерство з питань реінтеграції тимчасово окупованих територійУкраїни спрямувало 5,7 млн гривень на банківські рахунки сім’ям українськихгромадян, які незаконно позбавлені свободи російською федерацією.</text:p>
      <text:p text:style-name="P4">
Про це <text:a xlink:type="simple" xlink:href="https://minre.gov.ua/2023/03/29/minreintegracziyi-pererahuvalo-shhe-57-mln-gryven-simyam-polonenyh/" text:style-name="Internet_20_link" text:visited-style-name="Visited_20_Internet_20_Link">
повідомляється</text:a>
 на сайті Мінреінтеграції.</text:p>
      <text:p text:style-name="P4">
«Таким чином, державну грошову допомогу по 100 тис. гривень отримали ще 57родин політв’язнів, цивільних заручників і військовополонених», — йдеться вповідомленні.</text:p>
      <text:p text:style-name="P4">
<text:span text:style-name="T5">
Також зазначається, що раніше в січні-березні Мінреінтеграції перерахувало по100 тис. гривень державної допомоги 226 звільненим із полону та 65 родинамполонених.</text:span>
</text:p>
      <text:p text:style-name="P4">
Source: <text:a xlink:type="simple" xlink:href="https://armyinform.com.ua/2023/03/30/minreintegracziyi-pererahuvalo-po-100-tys-grn-shhe-57-simyam-ukrayinskyh-polonenyh/" text:style-name="Internet_20_link" text:visited-style-name="Visited_20_Internet_20_Link">
https://armyinform.com.ua/2023/03/30/minreintegracziyi-pererahuvalo-po-100-tys-grn-shhe-57-simyam-ukrayinskyh-polonenyh/</text:a>
</text:p>
      <!--NEWS-->
      <text:h text:style-name="P10" text:outline-level="1">
<text:span text:style-name="T4">
Армійка Юлія Джима в десятці найкращих спринтерів на ЧС з біатлону серед військових</text:span>
</text:h>
      <text:p text:style-name="P4">
Author: ['АРМІЯINFORM']</text:p>
      <text:p text:style-name="P4">
Time: 2023-03-30T39:00:00-04:00</text:p>
      <text:p text:style-name="P4">
Description: У шведському Бодені на чемпіонаті світу з біатлону серед військових армійсь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630_360_1674640741-684-1.jpg" text:style-name="Internet_20_link" text:visited-style-name="Visited_20_Internet_20_Link">
630_360_1674640741-684-1.jpg</text:a>
']</text:p>
      <text:p text:style-name="P4">
Tags: ['АРМІЙСЬКІ СПОРТСМЕНИ', 'БІАТЛОН']</text:p>
      <text:p text:style-name="P4">
Category: News</text:p>
      <!--METADATA-->
      <text:p text:style-name="P4">
<draw:frame draw:style-name="fr1" draw:name="Image9" text:anchor-type="as-char" svg:width="6.9236in" svg:height="3.956343in" draw:z-index="0">
<draw:image xlink:href="../Images/AРМІЯINFORM/2023-03-30T39-00-00-04-00/630_360_1674640741-684-1.jpg" xlink:type="simple" xlink:show="embed" xlink:actuate="onLoad" draw:mime-type="image/jpeg"/>
</draw:frame>
</text:p>
      <text:p text:style-name="P4">
У шведському Бодені на чемпіонаті світу з біатлону серед військових армійськабіатлоністка, представниця ЦСК ЗС України Юлія Джима стала дев‘ятою.</text:p>
      <text:p text:style-name="P4">
Про це <text:a xlink:type="simple" xlink:href="http://live.skidor.com/3705#result@29812@1@-1" text:style-name="Internet_20_link" text:visited-style-name="Visited_20_Internet_20_Link">
повідомляє</text:a>
 Федераціябіатлону України.</text:p>
      <text:p text:style-name="P4">
Юлія Джима показала найкращий результат українців у особистих перегонахчемпіонату.</text:p>
      <text:p text:style-name="P4">
Перемогу серед жінок здобула австрійка Ліза Хаузер. Вона стала однією з лишедвох учасниць перегонів, що не заходили на штрафні кола, і на фініші втрималаперевагу над найближчими суперницями у 40 секунд.</text:p>
      <text:p text:style-name="P4">
Source: <text:a xlink:type="simple" xlink:href="https://armyinform.com.ua/2023/03/30/armijka-yuliya-dzhyma-u-top-10-spryntu-na-chs-z-biatlonu-sered-vijskovyh/" text:style-name="Internet_20_link" text:visited-style-name="Visited_20_Internet_20_Link">
https://armyinform.com.ua/2023/03/30/armijka-yuliya-dzhyma-u-top-10-spryntu-na-chs-z-biatlonu-sered-vijskovyh/</text:a>
</text:p>
      <!--NEWS-->
      <text:h text:style-name="P10" text:outline-level="1">
<text:span text:style-name="T4">
«Українські диверсанти в білорусі» і «визнання окупованих територій рф» — нові теми російської пропаганди</text:span>
</text:h>
      <text:p text:style-name="P4">
Author: ['АРМІЯINFORM']</text:p>
      <text:p text:style-name="P4">
Time: 2023-03-30T40:00:00-04:00</text:p>
      <text:p text:style-name="P4">
Description: Центр протидії дезінформації при РНБО України виявив, що напередодні окупанти поширил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ropaganda.jpg" text:style-name="Internet_20_link" text:visited-style-name="Visited_20_Internet_20_Link">
propaganda.jpg</text:a>
']</text:p>
      <text:p text:style-name="P4">
Tags: ['РОСІЙСЬКА ПРОПАГАНДА', 'ЦПД РНБО']</text:p>
      <text:p text:style-name="P4">
Category: News</text:p>
      <!--METADATA-->
      <text:p text:style-name="P4">
<draw:frame draw:style-name="fr1" draw:name="Image10" text:anchor-type="as-char" svg:width="6.9236in" svg:height="3.992609in" draw:z-index="0">
<draw:image xlink:href="../Images/AРМІЯINFORM/2023-03-30T40-00-00-04-00/propaganda.jpg" xlink:type="simple" xlink:show="embed" xlink:actuate="onLoad" draw:mime-type="image/jpeg"/>
</draw:frame>
</text:p>
      <text:p text:style-name="P4">
Центр протидії дезінформації при РНБО України<text:a xlink:type="simple" xlink:href="https://t.me/CenterCounteringDisinformation/4716" text:style-name="Internet_20_link" text:visited-style-name="Visited_20_Internet_20_Link">
виявив</text:a>
, що напередодніокупанти поширили:</text:p>
      <text:p text:style-name="P4">
<text:span text:style-name="T4">
Дезінформацію</text:span>
</text:p>
      <text:p text:style-name="P4">
ЗМІ рф повідомили, що «росія не виключає можливість перекидання Києвомдиверсантів до білорусі для повалення керівництва республіки. білоруськісиловики повинні враховувати ризики та давати відсіч як точковим провокаціям,так і повномасштабному вторгненню противника».</text:p>
      <text:p text:style-name="P4">
<text:span text:style-name="T4">
Маніпуляцію</text:span>
</text:p>
      <text:p text:style-name="P4">
«Стійкий мир в Україні можливий у разі припинення бойових дій українськимивійськовими та постачання Заходом зброї. Необхідний нейтральний, без’ядерний іпозаблоковий статус України, а також визнання нових територій. рф не потерпитьіснування на своїх кордонах антиросійської держави», — заявив заступник главимзс рф м.галузін.</text:p>
      <text:p text:style-name="P4">
<text:span text:style-name="T4">
Фейк</text:span>
</text:p>
      <text:p text:style-name="P4">
Коментуючи резолюцію про визнання Францією Голодомору в Україні геноцидом,посольство рф у Франції заявило: «Поняття „голодомору“ є політико-ідеологічнимконструктом, який вигадали українські ультранаціоналістичні та русофобськісили з метою очорнення рф».</text:p>
      <text:p text:style-name="P4">
Source: <text:a xlink:type="simple" xlink:href="https://armyinform.com.ua/2023/03/30/novi-temy-rosijskoyi-propagandy/" text:style-name="Internet_20_link" text:visited-style-name="Visited_20_Internet_20_Link">
https://armyinform.com.ua/2023/03/30/novi-temy-rosijskoyi-propagandy/</text:a>
</text:p>
      <!--NEWS-->
      <text:h text:style-name="P10" text:outline-level="1">
<text:span text:style-name="T4">
Очолював НЗФ на Херсонщині та пропагував «рускій мір»: повідомлено про підозру громадянину</text:span>
</text:h>
      <text:p text:style-name="P4">
Author: ['АРМІЯINFORM']</text:p>
      <text:p text:style-name="P4">
Time: 2023-03-30T41:00:00-04:00</text:p>
      <text:p text:style-name="P4">
Description: Повідомлено про підозру громадянину за фактами виправдовування та заперечення зброй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14-4.jpg" text:style-name="Internet_20_link" text:visited-style-name="Visited_20_Internet_20_Link">
14-4.jpg</text:a>
']</text:p>
      <text:p text:style-name="P4">
Tags: ['ЗРАДНИКИ', 'КОЛАБОРАНТИ', 'ОФІС ГЕНЕРАЛЬНОГО ПРОКУРОРА УКРАЇНИ']</text:p>
      <text:p text:style-name="P4">
Category: News</text:p>
      <!--METADATA-->
      <text:p text:style-name="P4">
<draw:frame draw:style-name="fr1" draw:name="Image11" text:anchor-type="as-char" svg:width="6.9236in" svg:height="3.929143in" draw:z-index="0">
<draw:image xlink:href="../Images/AРМІЯINFORM/2023-03-30T41-00-00-04-00/14-4.jpg" xlink:type="simple" xlink:show="embed" xlink:actuate="onLoad" draw:mime-type="image/jpeg"/>
</draw:frame>
</text:p>
      <text:p text:style-name="P4">
Повідомлено про підозру громадянину за фактами виправдовування та запереченнязбройної агресії рф проти України і колабораційної діяльності.</text:p>
      <text:p text:style-name="P4">
Про це <text:a xlink:type="simple" xlink:href="https://www.gp.gov.ua/ua/posts/povidomleno-pro-pidozru-gromadyaninu-yakii-ocolyuje-nzf-na-xersonshhini-ta-propaguje-russkii-mir" text:style-name="Internet_20_link" text:visited-style-name="Visited_20_Internet_20_Link">
повідомляє</text:a>
 ОфісГенпрокурора України.</text:p>
      <text:p text:style-name="P4">
За даними слідства, підозрюваний, проживаючи на території Броварського районуКиївської області, під час зустрічі зі знайомими запевняв їх, що рф рятує нашукраїну та виправдовував дії окупантів.</text:p>
      <text:p text:style-name="P4">
У серпні 2022 року він цілеспрямовано поїхав до тимчасово окупованого Херсонуі почав співпрацювати з окупаційною адміністрацію рф. Він добровільно обійнявпосаду командира незаконного збройного воєнізованого формування «отдельныйдобровольческий разведовательный батальйон им. в.ф. маргелова», створеногопредставниками держави-агресора.</text:p>
      <text:p text:style-name="P4">
Основне завдання НЗФ — здійснення розвідувальної діяльності та ведення бойовихдій проти Збройних Сил України й інших військових формувань, які захищаютьнезалежність, суверенітет і територіальну цілісність України.</text:p>
      <text:p text:style-name="P4">
Обіймаючи зазначену посаду підозрюваний, одягнутий у російську військовуформу, схиляє місцевих мешканців до незаконного співробітництва з окупаційноювладою. Агітує людей до вступу в лави очолюваного ним незаконного збройногоформування.</text:p>
      <text:p text:style-name="P4">
Source: <text:a xlink:type="simple" xlink:href="https://armyinform.com.ua/2023/03/30/ocholyuvav-nzf-na-hersonshhyni-ta-propaguvav-ruskyj-myr-povidomleno-pro-pidozru-gromadyanynu/" text:style-name="Internet_20_link" text:visited-style-name="Visited_20_Internet_20_Link">
https://armyinform.com.ua/2023/03/30/ocholyuvav-nzf-na-hersonshhyni-ta-propaguvav-ruskyj-myr-povidomleno-pro-pidozru-gromadyanynu/</text:a>
</text:p>
      <!--NEWS-->
      <text:h text:style-name="P10" text:outline-level="1">
<text:span text:style-name="T4">
росіяни проводять фільтраційні та контррозвідувальні заходи у Криму</text:span>
</text:h>
      <text:p text:style-name="P4">
Author: ['АРМІЯINFORM']</text:p>
      <text:p text:style-name="P4">
Time: 2023-03-30T42:00:00-04:00</text:p>
      <text:p text:style-name="P4">
Description: Загарбники проводять активні контррозвідувальні та фільтраційні заходи в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04cb49e-7755486-krym-1.jpg" text:style-name="Internet_20_link" text:visited-style-name="Visited_20_Internet_20_Link">
04cb49e-7755486-krym-1.jpg</text:a>
']</text:p>
      <text:p text:style-name="P4">
Tags: ['STOPRUSSIA', 'ГШ ЗСУ', 'РАНКОВЕ ЗВЕДЕННЯ']</text:p>
      <text:p text:style-name="P4">
Category: News</text:p>
      <!--METADATA-->
      <text:p text:style-name="P4">
<draw:frame draw:style-name="fr1" draw:name="Image12" text:anchor-type="as-char" svg:width="6.9236in" svg:height="3.883237in" draw:z-index="0">
<draw:image xlink:href="../Images/AРМІЯINFORM/2023-03-30T42-00-00-04-00/04cb49e-7755486-krym-1.jpg" xlink:type="simple" xlink:show="embed" xlink:actuate="onLoad" draw:mime-type="image/jpeg"/>
</draw:frame>
</text:p>
      <text:p text:style-name="P4">
Загарбники проводять активні контррозвідувальні та фільтраційні заходи втимчасово окупованому Криму.</text:p>
      <text:p text:style-name="P4">
Про це<text:a xlink:type="simple" xlink:href="https%3A%2F%2Fwww.facebook.com%2FGeneralStaff.ua%2Fposts%2Fpfbid02bTfm2YmKFmHKFf2hCqPNGiU3nbr7HHSciXV2dE2nDovT1HcJTN7bWyiDF9NvS2cFl&amp;show_text=true&amp;width=500" text:style-name="Internet_20_link" text:visited-style-name="Visited_20_Internet_20_Link">
йдеться</text:a>
у оперативній інформації Генерального штабу ЗСУ.</text:p>
      <text:p text:style-name="P4">
У деяких населених пунктах тимчасово окупованої території АвтономноїРеспубліки Крим, російські загарбники продовжують чинити тиск на громадянУкраїни та порушувати права людини.</text:p>
      <text:p text:style-name="P4">
«Зокрема у Красноперекопську працівники ФСБ проводять активніконтррозвідувальні заходи із супроводженням принизливих процедур фільтрації,здійснюючи роздягання, допити з побиттям цивільного населення тощо» <text:span text:style-name="T5">
,</text:span>
 —йдеться у зведенні Генштабу.</text:p>
      <text:p text:style-name="P4">
Source: <text:a xlink:type="simple" xlink:href="https://armyinform.com.ua/2023/03/30/rosiyany-provodyat-filtraczijni-ta-kontrrozviduvalni-zahody-u-krymu/" text:style-name="Internet_20_link" text:visited-style-name="Visited_20_Internet_20_Link">
https://armyinform.com.ua/2023/03/30/rosiyany-provodyat-filtraczijni-ta-kontrrozviduvalni-zahody-u-krymu/</text:a>
</text:p>
      <!--NEWS-->
      <text:h text:style-name="P10" text:outline-level="1">
<text:span text:style-name="T4">
Сили оборони України за добу відбили 88 атак противника — Генштаб ЗСУ</text:span>
</text:h>
      <text:p text:style-name="P4">
Author: ['АРМІЯINFORM']</text:p>
      <text:p text:style-name="P4">
Time: 2023-03-30T43:00:00-04:00</text:p>
      <text:p text:style-name="P4">
Description: За минулу добу українські захисники відбили 88 ворожих атак на чотирьох напрямках.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8857340_771180584440446_4035635639189006408_n.jpg" text:style-name="Internet_20_link" text:visited-style-name="Visited_20_Internet_20_Link">
338857340_771180584440446_4035635639189006408_n.jpg</text:a>
']</text:p>
      <text:p text:style-name="P4">
Tags: ['АГРЕСІЯ РФ', 'БАХМУТ', 'ГШ ЗСУ']</text:p>
      <text:p text:style-name="P4">
Category: News</text:p>
      <!--METADATA-->
      <text:p text:style-name="P4">
<draw:frame draw:style-name="fr1" draw:name="Image13" text:anchor-type="as-char" svg:width="6.9236in" svg:height="4.622945in" draw:z-index="0">
<draw:image xlink:href="../Images/AРМІЯINFORM/2023-03-30T43-00-00-04-00/338857340_771180584440446_4035635639189006408_n.jpg" xlink:type="simple" xlink:show="embed" xlink:actuate="onLoad" draw:mime-type="image/jpeg"/>
</draw:frame>
</text:p>
      <text:p text:style-name="P4">
За минулу добу українські захисники відбили 88 ворожих атак на чотирьохнапрямках.</text:p>
      <text:p text:style-name="P4">
Про це<text:a xlink:type="simple" xlink:href="https%3A%2F%2Fwww.facebook.com%2FGeneralStaff.ua%2Fposts%2Fpfbid02bTfm2YmKFmHKFf2hCqPNGiU3nbr7HHSciXV2dE2nDovT1HcJTN7bWyiDF9NvS2cFl&amp;show_text=true&amp;width=500" text:style-name="Internet_20_link" text:visited-style-name="Visited_20_Internet_20_Link">
йдеться</text:a>
в оперативній інформації Генерального штабу ЗСУ.</text:p>
      <text:p text:style-name="P4">
Противник зосереджує основні зусилля на веденні наступальних дій наЛиманському, Бахмутському, Авдіївському та Мар’їнському напрямках. ПідрозділиСил оборони України відбили на них понад 60 атак противника.</text:p>
      <text:p text:style-name="P4">
Зокрема, на Бахмутському напрямку ворог продовжує штурм міста Бахмут.</text:p>
      <text:p text:style-name="P4">
Під час штурмових дій противника наші воїни відбили 28 атак противника. У тойже час, протягом доби, противник вів безуспішні наступальні дії в районіОріхово-Василівки. Здійснив обстріли населених пунктів, Оріхово-Василівка,Бахмут, Іванівське, Часів Яр, Новомаркове та Олександро-Шультине Донецькоїобласті.</text:p>
      <text:p text:style-name="P4">
Source: <text:a xlink:type="simple" xlink:href="https://armyinform.com.ua/2023/03/30/syly-oborony-ukrayiny-za-dobu-vidbyly-88-atak-protyvnyka-genshtab-zsu/" text:style-name="Internet_20_link" text:visited-style-name="Visited_20_Internet_20_Link">
https://armyinform.com.ua/2023/03/30/syly-oborony-ukrayiny-za-dobu-vidbyly-88-atak-protyvnyka-genshtab-zsu/</text:a>
</text:p>
      <!--NEWS-->
      <text:h text:style-name="P10" text:outline-level="1">
<text:span text:style-name="T4">
Ракетники й артилеристи вразили 3 райони зосередження живої сили рф та склад боєприпасів</text:span>
</text:h>
      <text:p text:style-name="P4">
Author: ['АРМІЯINFORM']</text:p>
      <text:p text:style-name="P4">
Time: 2023-03-30T44:00:00-04:00</text:p>
      <text:p text:style-name="P4">
Description: Минулої доби українські ракетники та артилеристи уразили 3 райони зосередження жи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1e1867-337361361-889052815684141-1374188807632917711-n-e1680149022632.jpg" text:style-name="Internet_20_link" text:visited-style-name="Visited_20_Internet_20_Link">
a1e1867-337361361-889052815684141-1374188807632917711-n-e1680149022632.jpg</text:a>
']</text:p>
      <text:p text:style-name="P4">
Tags: ['STOPRUSSIA', 'АГРЕСІЯ РФ', 'ГШ ЗСУ', 'РАНКОВЕ ЗВЕДЕННЯ']</text:p>
      <text:p text:style-name="P4">
Category: News</text:p>
      <!--METADATA-->
      <text:p text:style-name="P4">
<draw:frame draw:style-name="fr1" draw:name="Image14" text:anchor-type="as-char" svg:width="6.9236in" svg:height="4.235356in" draw:z-index="0">
<draw:image xlink:href="../Images/AРМІЯINFORM/2023-03-30T44-00-00-04-00/a1e1867-337361361-889052815684141-1374188807632917711-n-e1680149022632.jpg" xlink:type="simple" xlink:show="embed" xlink:actuate="onLoad" draw:mime-type="image/jpeg"/>
</draw:frame>
</text:p>
      <text:p text:style-name="P4">
Минулої доби українські ракетники та артилеристи уразили 3 райони зосередженняживої сили, озброєння та військової техніки противника, станціюрадіоелектронної боротьби, склад боєприпасів та 2 склади пально-мастильнихматеріалів ворога.</text:p>
      <text:p text:style-name="P4">
Про це<text:a xlink:type="simple" xlink:href="https%3A%2F%2Fwww.facebook.com%2FGeneralStaff.ua%2Fposts%2Fpfbid02bTfm2YmKFmHKFf2hCqPNGiU3nbr7HHSciXV2dE2nDovT1HcJTN7bWyiDF9NvS2cFl&amp;show_text=true&amp;width=500" text:style-name="Internet_20_link" text:visited-style-name="Visited_20_Internet_20_Link">
йдеться</text:a>
в оперативній інформації Генерального штабу ЗСУ.</text:p>
      <text:p text:style-name="P4">
Авіація Сил оборони, у той же час, завдала 5 ударів по районах зосередженняокупантів, а підрозділи ППО Повітряних Сил ЗСУ знищили російськийбомбардувальник Су-24М.</text:p>
      <text:p text:style-name="P4">
Source: <text:a xlink:type="simple" xlink:href="https://armyinform.com.ua/2023/03/30/raketnyky-i-artylerysty-urazyly-3-rajony-zoseredzhennya-zhyvoyi-syly-rf-ta-sklad-z-boyeprypasamy/" text:style-name="Internet_20_link" text:visited-style-name="Visited_20_Internet_20_Link">
https://armyinform.com.ua/2023/03/30/raketnyky-i-artylerysty-urazyly-3-rajony-zoseredzhennya-zhyvoyi-syly-rf-ta-sklad-z-boyeprypasamy/</text:a>
</text:p>
      <!--NEWS-->
      <text:h text:style-name="P10" text:outline-level="1">
<text:span text:style-name="T4">
В епіцентрі бойових дій залишаються Білогорівка, Бахмут, Авдіївка, Мар’їнка</text:span>
</text:h>
      <text:p text:style-name="P4">
Author: ['АРМІЯINFORM']</text:p>
      <text:p text:style-name="P4">
Time: 2023-03-30T45:00:00-04:00</text:p>
      <text:p text:style-name="P4">
Description: Противник зосереджує основні зусилля на веденні наступальних дій на Лиман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87f220a4aeea4c07c1725d6882796247.webp" text:style-name="Internet_20_link" text:visited-style-name="Visited_20_Internet_20_Link">
87f220a4aeea4c07c1725d6882796247.webp</text:a>
']</text:p>
      <text:p text:style-name="P4">
Tags: ['STOPRUSSIA', 'ГШ ЗСУ', 'ОПЕРАТИВНА ІНФОРМАЦІЯ', 'РАНКОВЕ ЗВЕДЕННЯ']</text:p>
      <text:p text:style-name="P4">
Category: News</text:p>
      <!--METADATA-->
      <text:p text:style-name="P4">
<draw:frame draw:style-name="fr1" draw:name="Image15" text:anchor-type="as-char" svg:width="6.9236in" svg:height="3.4618in" draw:z-index="0">
<draw:image xlink:href="../ConvertedIMGs/AРМІЯINFORM/2023-03-30T45-00-00-04-00/87f220a4aeea4c07c1725d6882796247.png" xlink:type="simple" xlink:show="embed" xlink:actuate="onLoad" draw:mime-type="image/png"/>
</draw:frame>
</text:p>
      <text:p text:style-name="P4">
Противник зосереджує основні зусилля на веденні наступальних дій наЛиманському, Бахмутському, Авдіївському та Мар’їнському напрямках.</text:p>
      <text:p text:style-name="P4">
Про це<text:a xlink:type="simple" xlink:href="https%3A%2F%2Fwww.facebook.com%2FGeneralStaff.ua%2Fposts%2Fpfbid02bTfm2YmKFmHKFf2hCqPNGiU3nbr7HHSciXV2dE2nDovT1HcJTN7bWyiDF9NvS2cFl&amp;show_text=true&amp;width=500" text:style-name="Internet_20_link" text:visited-style-name="Visited_20_Internet_20_Link">
йдеться</text:a>
в оперативній інформації Генерального штабу ЗСУ.</text:p>
      <text:p text:style-name="P4">
В епіцентрі бойових дій залишаються Білогорівка, Бахмут, Авдіївка та Мар’їнка.</text:p>
      <text:p text:style-name="P4">
На Волинському, Поліському, Сіверському та Слобожанському напрямках оперативнаобстановка без суттєвих змін, ознак формування ворожих наступальних угрупованьне виявлено. Протягом минулої доби ворог обстріляв райони населених пунктівЧернацьке, Есмань, Кучерівка, Білопілля, Волфине та Басівка Сумської області,а також понад 15 районів населених пунктів на Харківщині.</text:p>
      <text:p text:style-name="P4">
На Лиманському напрямку протягом доби противник вів безуспішні наступальні діїв районах Стельмахівки та Виїмки. Артилерійських обстрілів зазнали районинаселених пунктів Куп’янськ, Колодязне, Дворічна, Западне, Петропавлівка іКислівка Харківської області; Стельмахівка, Невське, Кузьмине, Білогорівка -Луганської, а також Колодязі, Спірне та Сіверськ Донецької області.і.</text:p>
      <text:p text:style-name="P4">
На Авдіївському та Мар’їнському напрямках противник вів наступальні дії внапрямку населених пунктів Новокалинове, Степове, Авдіївка, Сєверне,Первомайське, Мар'їнка Донецької області, успіху не мав. Обстріляв, зокрема,Новокалинове, Степове, Авдіївку, Сєверне, Водяне, Первомайське, Карлівку,Красногорівку, Мар'їнку, Побєду та Новомихайлівку Донецької області.</text:p>
      <text:p text:style-name="P4">
На Шахтарському напрямку, протягом доби, ворог здійснив обстріли по районахВугледара, Пречистівки та Великої Новосілки.</text:p>
      <text:p text:style-name="P4">
Source: <text:a xlink:type="simple" xlink:href="https://armyinform.com.ua/2023/03/30/v-epiczentri-bojovyh-dij-zalyshayutsya-bilogorivka-bahmut-avdiyivka-maryinka/" text:style-name="Internet_20_link" text:visited-style-name="Visited_20_Internet_20_Link">
https://armyinform.com.ua/2023/03/30/v-epiczentri-bojovyh-dij-zalyshayutsya-bilogorivka-bahmut-avdiyivka-maryinka/</text:a>
</text:p>
      <!--NEWS-->
      <text:h text:style-name="P10" text:outline-level="1">
<text:span text:style-name="T4">
На 400-й день оборони України ліквідовано майже 173 тисячі окупантів</text:span>
</text:h>
      <text:p text:style-name="P4">
Author: ['АРМІЯINFORM']</text:p>
      <text:p text:style-name="P4">
Time: 2023-03-30T46:00:00-04:00</text:p>
      <text:p text:style-name="P4">
Description: Загальні бойові втрати противника з 24.02.22 по 30.03.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5271478873420318186_w-scaled.jpg" text:style-name="Internet_20_link" text:visited-style-name="Visited_20_Internet_20_Link">
photo_5271478873420318186_w-scaled.jpg</text:a>
']</text:p>
      <text:p text:style-name="P4">
Tags: ['ВТРАТИ ВОРОГА']</text:p>
      <text:p text:style-name="P4">
Category: News</text:p>
      <!--METADATA-->
      <text:p text:style-name="P4">
<draw:frame draw:style-name="fr1" draw:name="Image16" text:anchor-type="as-char" svg:width="6.9236in" svg:height="6.992836in" draw:z-index="0">
<draw:image xlink:href="../Images/AРМІЯINFORM/2023-03-30T46-00-00-04-00/photo_5271478873420318186_w-scaled.jpg" xlink:type="simple" xlink:show="embed" xlink:actuate="onLoad" draw:mime-type="image/jpeg"/>
</draw:frame>
</text:p>
      <text:p text:style-name="P4">
Загальні бойові втрати противника з 24.02.22 по 30.03.23 орієнтовностановлять:</text:p>
      <ul>
        <li>
<text:span text:style-name="T4">
особового складу ‒</text:span>
 172 900 (+560) осіб ліквідовано  * <text:span text:style-name="T4">
танків ‒</text:span>
 3610 (+1)  * <text:span text:style-name="T4">
бойових броньованих машин ‒</text:span>
 6974 (+8)  * <text:span text:style-name="T4">
артилерійських систем ‒</text:span>
 2671 (+12)  * <text:span text:style-name="T4">
РСЗВ ‒</text:span>
 526 (0)  * <text:span text:style-name="T4">
засоби ППО ‒</text:span>
 278 (+1)  * <text:span text:style-name="T4">
літаків ‒</text:span>
 306 (0)  * <text:span text:style-name="T4">
гелікоптерів ‒</text:span>
 291 (0)  * <text:span text:style-name="T4">
БПЛА оперативно-тактичного рівня ‒</text:span>
 2239 (0)  * <text:span text:style-name="T4">
крилаті ракети ‒</text:span>
 911 (0)  * <text:span text:style-name="T4">
кораблі / катери ‒</text:span>
 18 (0)  * <text:span text:style-name="T4">
автомобільної техніки та автоцистерн ‒</text:span>
 5518 (+11)  * <text:span text:style-name="T4">
спеціальна техніка ‒</text:span>
 291 (+3)</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30.03.23.</text:p>
      <text:p text:style-name="P4">
Source: <text:a xlink:type="simple" xlink:href="https://armyinform.com.ua/2023/03/30/na-400-j-den-oborony-ukrayiny-likvidovano-majzhe-173-tysyachi-okupantiv/" text:style-name="Internet_20_link" text:visited-style-name="Visited_20_Internet_20_Link">
https://armyinform.com.ua/2023/03/30/na-400-j-den-oborony-ukrayiny-likvidovano-majzhe-173-tysyachi-okupantiv/</text:a>
</text:p>
      <!--NEWS-->
      <text:h text:style-name="P10" text:outline-level="1">
<text:span text:style-name="T4">
Швейцарія приєдналася до 10-го пакета антиросійських санкцій ЄС</text:span>
</text:h>
      <text:p text:style-name="P4">
Author: ['АРМІЯINFORM']</text:p>
      <text:p text:style-name="P4">
Time: 2023-03-30T47:00:00-04:00</text:p>
      <text:p text:style-name="P4">
Description: Федеральна рада Швейцарії ухвалила рішення запровадити проти росії санкції, щ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630_360_1547687710-719.jpg" text:style-name="Internet_20_link" text:visited-style-name="Visited_20_Internet_20_Link">
630_360_1547687710-719.jpg</text:a>
']</text:p>
      <text:p text:style-name="P4">
Tags: ['ЕКОНОМІКА РФ', 'КРАХ РОСІЙСЬКОЇ ЕКОНОМІКИ', 'САНКЦІЇ РФ', 'СВІТ ПІДТРИМУЄ УКРАЇНУ', 'ШВЕЙЦАРІЯ']</text:p>
      <text:p text:style-name="P4">
Category: News</text:p>
      <!--METADATA-->
      <text:p text:style-name="P4">
<draw:frame draw:style-name="fr1" draw:name="Image17" text:anchor-type="as-char" svg:width="6.9236in" svg:height="3.956343in" draw:z-index="0">
<draw:image xlink:href="../Images/AРМІЯINFORM/2023-03-30T47-00-00-04-00/630_360_1547687710-719.jpg" xlink:type="simple" xlink:show="embed" xlink:actuate="onLoad" draw:mime-type="image/jpeg"/>
</draw:frame>
</text:p>
      <text:p text:style-name="P4">
Федеральна рада Швейцарії ухвалила рішення запровадити проти росії санкції, щовідповідають десятому пакету економічних обмежень Європейського Союзу.</text:p>
      <text:p text:style-name="P4">
Про це <text:a xlink:type="simple" xlink:href="https://www.admin.ch/gov/en/start/documentation/media-releases.msg-id-94032.html" text:style-name="Internet_20_link" text:visited-style-name="Visited_20_Internet_20_Link">
йдеться</text:a>
 в повідомленні швейцарської влади.</text:p>
      <text:p text:style-name="P4">
Євросоюз ухвалив десятий пакет санкцій проти росії у відповідь на агресіюпроти України 25 лютого, і вже 1 березня департамент економіки, освіти тадосліджень Швейцарії в межах своєї компетенції додав до санкційного спискублизько 120 фізичних та юридичних осіб рф.</text:p>
      <text:p text:style-name="P4">
Нинішнім рішенням Федеральна рада Швейцарії приєднується до решти заходівдесятого пакета санкцій. Вони передбачають заборону громадянам росії входитидо складу керівних органів компаній, що керують об'єктами критичноїінфраструктури, а також подальші санкції щодо товарів.</text:p>
      <text:p text:style-name="P4">
Зокрема, вводяться нові заборони та обмеження на різні види експорту, зокрематовари подвійного призначення, оборонного й промислового секторів, а такожтовари, що використовуються в авіаційній та аерокосмічній галузях.</text:p>
      <text:p text:style-name="P4">
Окремо швейцарська влада вирішила дозволити переказ коштів фізичним іюридичним особам, що потрапили під санкції, якщо це буде визнано необхіднимдля захисту інтересів Швейцарії.</text:p>
      <text:p text:style-name="P4">
Швейцарія раніше послідовно приєднувалась до всіх санкцій Європейського Союзупроти росії, пояснюючи, що це не суперечить принципу її нейтралітету.</text:p>
      <text:p text:style-name="P4">
Source: <text:a xlink:type="simple" xlink:href="https://armyinform.com.ua/2023/03/30/shvejczariya-pryyednalasya-do-10-paketu-antyrosijskyh-sankczij-yes/" text:style-name="Internet_20_link" text:visited-style-name="Visited_20_Internet_20_Link">
https://armyinform.com.ua/2023/03/30/shvejczariya-pryyednalasya-do-10-paketu-antyrosijskyh-sankczij-yes/</text:a>
</text:p>
      <!--NEWS-->
      <text:h text:style-name="P10" text:outline-level="1">
<text:span text:style-name="T4">
Регіональні координатори Уповноваженого зі зниклих безвісти отримають допомогу від Швейцарії</text:span>
</text:h>
      <text:p text:style-name="P4">
Author: ['АРМІЯINFORM']</text:p>
      <text:p text:style-name="P4">
Time: 2023-03-30T48:00:00-04:00</text:p>
      <text:p text:style-name="P4">
Description: Уповноважений зі зниклих безвісти Олег Котенко провів робочу зустріч із представник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0e976d4d-8c8c-4b33-9a5a-bfe043c923ce-e1680155509655.jpeg" text:style-name="Internet_20_link" text:visited-style-name="Visited_20_Internet_20_Link">
0e976d4d-8c8c-4b33-9a5a-bfe043c923ce-e1680155509655.jpeg</text:a>
']</text:p>
      <text:p text:style-name="P4">
Tags: ['МІНРЕІНТЕГРАЦІЇ', 'ОЛЕГ КОТЕНКО', 'ШВЕЙЦАРІЯ']</text:p>
      <text:p text:style-name="P4">
Category: News</text:p>
      <!--METADATA-->
      <text:p text:style-name="P4">
<draw:frame draw:style-name="fr1" draw:name="Image18" text:anchor-type="as-char" svg:width="6.9236in" svg:height="3.998379in" draw:z-index="0">
<draw:image xlink:href="../Images/AРМІЯINFORM/2023-03-30T48-00-00-04-00/0e976d4d-8c8c-4b33-9a5a-bfe043c923ce-e1680155509655.jpeg" xlink:type="simple" xlink:show="embed" xlink:actuate="onLoad" draw:mime-type="image/jpeg"/>
</draw:frame>
</text:p>
      <text:p text:style-name="P4">
Уповноважений зі зниклих безвісти Олег Котенко провів робочу зустріч ізпредставником Федерального департаменту закордонних справ Швейцарії, посломСімоном Гайссбюлером.</text:p>
      <text:p text:style-name="P4">
Про це <text:a xlink:type="simple" xlink:href="https://minre.gov.ua/2023/03/29/regionalni-koordynatory-upovnovazhenogo-zi-znyklyh-bezvisty-otrymayut-dopomogu-vid-shvejczariyi/" text:style-name="Internet_20_link" text:visited-style-name="Visited_20_Internet_20_Link">
інформує</text:a>
прессужба Мінреінтеграції.</text:p>
      <text:p text:style-name="P4">
Під час зустрічі Олег Котенко розповів про роботу Офісу Уповноваженого танаголосив на важливості створення мережі регіональних координаторів, які вжепрацюють в областях.</text:p>
      <text:p text:style-name="P4">
Швейцарська сторона своєю чергою запевнила в тому, що буде всебічнопідтримувати пошукову діяльність. Зокрема, найближчим часом буде покращенотехнічну базу регіональних представництв.</text:p>
      <text:p text:style-name="P4">
«Дякую швейцарським партнерам за вагому допомогу у такій важливій справі. Цієюпідтримкою ви не тільки прискорюєте пошукову діяльність, але й даєте надіюродинам зниклих безвісти!» – зауважив Олег Котенко.</text:p>
      <text:p text:style-name="P4">
Source: <text:a xlink:type="simple" xlink:href="https://armyinform.com.ua/2023/03/30/regionalni-koordynatory-upovnovazhenogo-zi-znyklyh-bezvisty-otrymayut-dopomogu-vid-shvejczariyi/" text:style-name="Internet_20_link" text:visited-style-name="Visited_20_Internet_20_Link">
https://armyinform.com.ua/2023/03/30/regionalni-koordynatory-upovnovazhenogo-zi-znyklyh-bezvisty-otrymayut-dopomogu-vid-shvejczariyi/</text:a>
</text:p>
      <!--NEWS-->
      <text:h text:style-name="P10" text:outline-level="1">
<text:span text:style-name="T4">
В Україні розробили концепцію програми підтримки розподіленої «зеленої» генерації</text:span>
</text:h>
      <text:p text:style-name="P4">
Authors: Ukrinform (Person)</text:p>
      <text:p text:style-name="P4">
Publisher: Укринформ (Organization)</text:p>
      <text:p text:style-name="P4">
Published Time: 2023-03-31T-101:11:21+03:00</text:p>
      <text:p text:style-name="P4">
Modified Time: 2023-03-31T18:11:21+03:00</text:p>
      <text:p text:style-name="P4">
Description: Міністерство енергетики розробило та найближчим часом оприлюднить концепцію Державної цільової програми підтримки розподіленої генерації з відновлювальних джерел енергії (ВДЕ). — Укрінформ.</text:p>
      <text:p text:style-name="P4">
Images: ["<text:a xlink:type="simple" xlink:href="https://static.ukrinform.com/photos/2019_12/thumb_files/630_360_1575260160-486.png" text:style-name="Internet_20_link" text:visited-style-name="Visited_20_Internet_20_Link">
630_360_15752...</text:a>
"]</text:p>
      <text:p text:style-name="P4">
Tags: ['Електроенергія', 'Міненерго', 'Сонячна електростанція', 'Вітрові електростанції']</text:p>
      <text:p text:style-name="P4">
Type: Article</text:p>
      <!--METADATA-->
      <text:p text:style-name="P4">
<draw:frame draw:style-name="fr1" draw:name="Image19" text:anchor-type="as-char" svg:width="6.9236in" svg:height="3.956343in" draw:z-index="0">
<draw:image xlink:href="../Images/yкринформ/2023-03-31T-101-11-21-03-00/630_360_1575260160-486.png" xlink:type="simple" xlink:show="embed" xlink:actuate="onLoad" draw:mime-type="image/png"/>
</draw:frame>
Міністерство енергетики розробило та найближчим часом оприлюднить концепціюДержавної цільової програми підтримки розподіленої генерації з відновлювальнихджерел енергії (ВДЕ).</text:p>
      <text:p text:style-name="P4">
Про це повідомляє кореспондент Укрінформу за результатами круглого столу натему «Розвиток розподіленої «зеленої» генерації та самовиробництво електричноїенергії як елемент сучасної енергосистеми», проведеного в Комітеті з питаньенергетики та житлово-комунальних послуг.</text:p>
      <text:p text:style-name="P4">
Метою програми виступає будівництво об’єктів малої відновлювальної енергетики– сонячних та вітрових електростанцій разом з установками зберігання (УЗЕ) длязабезпечення покриття власного споживання електроенергії об’єктами критичноїінфраструктури та домогосподарствами, у тому числі, в автономному режимі неменше, аніж 4 години, та продажу «надлишку» на ринку.</text:p>
      <text:p text:style-name="P4">
<text:span text:style-name="T4">
Читайте також:</text:span>
 <text:a xlink:type="simple" xlink:href="https://www.ukrinform.ua/rubric-economy/3689106-ukrainski-gromadi-zacikavleni-v-budivnictvi-sonacnih-elektrostancij-ekspert.html" text:style-name="Internet_20_link" text:visited-style-name="Visited_20_Internet_20_Link">
 </text:a>
</text:p>
      <text:p text:style-name="P4">
Передбачається, що об’єкти критичної інфраструктури зможуть встановитивідповідні установки до 500 кВт разом із УЗЕ ємністю: системи централізованоговодопостачання, водовідведення, теплопостачання; об’єкти медичної сфери такритичні споживачі багатоквартирних будинків.</text:p>
      <text:p text:style-name="P4">
Приватні господарства – до 10 кВт. Державні та комунальні заклади матимутьзмогу встановити об’єкти малої відновлювальної енергетики для покриття базовихпотреб.</text:p>
      <text:p text:style-name="P4">
На першому етапі (2022-2025 роки) планується встановлення 200 тисяч об’єктівВДЕ разом з установками зберігання у споживачів, на другому – (до 2030 року)до 1 мільйона таких об’єктів.</text:p>
      <text:p text:style-name="P4">
Правова та економічна основа функціонування малої розосередженої генерації зВДЕ – модель Net Billing. Вона дозволить споживачам використовувати на власнийрозсуд електроенергію безпосередньо або шляхом завантаження в УЗЕ. У разінаявності надлишкової електричної енергії вона продається в мережу за ринковоюціною.</text:p>
      <text:p text:style-name="P4">
Серед механізмів додаткового стимулювання щодо встановлення таких об’єктіввизначено: надання пільгових кредитів, погашення частини тіла кредиту,постачання обладнання за рахунок донорів, а також інші механізми не забороненізаконодавством.</text:p>
      <text:p text:style-name="P4">
У міністерстві очікують, що прямий ефект від програми – це працююча критичнаінфраструктура в умовах графіків аварійних/погодинних відключень тадецентралізована генерація, яку технічно складно та економічно недоцільновиводити з ладу ракетними обстрілами та дронами-камікадзе.</text:p>
      <text:p text:style-name="P4">
<text:span text:style-name="T4">
Читайте також:</text:span>
 <text:a xlink:type="simple" xlink:href="https://www.ukrinform.ua/rubric-economy/3689105-ukraina-domovilasa-pro-zalucenna-ekstrenoi-energeticnoi-dopomogi-z-15-krain-es.html" text:style-name="Internet_20_link" text:visited-style-name="Visited_20_Internet_20_Link">
 </text:a>
</text:p>
      <text:p text:style-name="P4">
Також в середньостроковій перспективі – плюс 3 ГВТ СЕС або 3,5 млрд кВт-год.чистої енергії на рік та додаткові регулюючі потужності ОЕС України за рахунокУЗЕ.</text:p>
      <text:p text:style-name="P4">
Супутній ефект: можливість збільшення лімітів на споживання електроенергії,спрощення адміністрування «переключень»; розвиток власного виробництваобладнання; зменшення фінансового навантаження на об’єкти державної такомунальної власності за спожиту електроенергію, зокрема зниження потреби вгенераторах на викопному паливі.</text:p>
      <text:p text:style-name="P4">
Як повідомлялось, у лютому Кабінет Міністрів зареєстрував у Верховній Радізаконопроєкт №9011 «Про удосконалення умов підтримки виробництва електричноїенергії з альтернативних джерел енергії генеруючими установками споживачів».Він покликаний замінити поточну модель «зеленого» тарифу на нову модель NetBilling.</text:p>
      <text:p text:style-name="P4">
Також уряд зареєстрував законопроєкт №9012, який покликаний створити дієвиймеханізм видачі, використання та припинення дії гарантії походження <text:a xlink:type="simple" xlink:href="https://www.ukrinform.ua/tag-elektroenergia" text:style-name="Internet_20_link" text:visited-style-name="Visited_20_Internet_20_Link">
</text:a>
 виробленої з ВДЕ.</text:p>
      <text:p text:style-name="P4">
Source: <text:a xlink:type="simple" xlink:href="https://www.ukrinform.ua/rubric-economy/3690024-v-ukraini-rozrobili-koncepciu-programi-pidtrimki-rozpodilenoi-zelenoi-generacii.html" text:style-name="Internet_20_link" text:visited-style-name="Visited_20_Internet_20_Link">
https://www.ukrinform.ua/rubric-economy/3690024-v-ukraini-rozrobili-koncepciu-programi-pidtrimki-rozpodilenoi-zelenoi-generacii.html</text:a>
</text:p>
      <!--NEWS-->
      <text:h text:style-name="P10" text:outline-level="1">
<text:span text:style-name="T4">
У Мін'юсті роз’яснили особливості перереєстрації друкованих медіа у зв’язку з набуттям чинності закону</text:span>
</text:h>
      <text:p text:style-name="P4">
Authors: Ukrinform (Person)</text:p>
      <text:p text:style-name="P4">
Publisher: Укринформ (Organization)</text:p>
      <text:p text:style-name="P4">
Published Time: 2023-03-31T-103:04:26+03:00</text:p>
      <text:p text:style-name="P4">
Modified Time: 2023-03-31T18:04:26+03:00</text:p>
      <text:p text:style-name="P4">
Description: Окремі норми закону “Про медіа” набирають чинності в різний час. Зокрема — щодо особливостей строків перереєстрації друкованих медіа. — Укрінформ.</text:p>
      <text:p text:style-name="P4">
Images: ["<text:a xlink:type="simple" xlink:href="https://static.ukrinform.com/photos/2019_12/thumb_files/630_360_1576552952-532.jpg" text:style-name="Internet_20_link" text:visited-style-name="Visited_20_Internet_20_Link">
630_360_15765...</text:a>
"]</text:p>
      <text:p text:style-name="P4">
Tags: ["Мін'юст", 'Закон', 'Медіа', 'Закон про медіа']</text:p>
      <text:p text:style-name="P4">
Type: Article</text:p>
      <!--METADATA-->
      <text:p text:style-name="P4">
<draw:frame draw:style-name="fr1" draw:name="Image20" text:anchor-type="as-char" svg:width="6.9236in" svg:height="3.956343in" draw:z-index="0">
<draw:image xlink:href="../Images/yкринформ/2023-03-31T-103-04-26-03-00/630_360_1576552952-532.jpg" xlink:type="simple" xlink:show="embed" xlink:actuate="onLoad" draw:mime-type="image/jpeg"/>
</draw:frame>
 Окремінорми закону “Про медіа” набирають чинності в різний час. Зокрема — щодоособливостей строків перереєстрації друкованих медіа.</text:p>
      <text:p text:style-name="P4">
Про це повідомляє <text:a xlink:type="simple" xlink:href="https://minjust.gov.ua/news/ministry/zakon-ukraini-pro-media-nabuv-chinnosti" text:style-name="Internet_20_link" text:visited-style-name="Visited_20_Internet_20_Link">
 </text:a>
 передає Укрінформ.</text:p>
      <text:p text:style-name="P4">
Зазначається, що у зв’язку з набранням чинності закону “Про медіа” втратиличинність закони «Про друковані засоби масової інформації (пресу) в Україні» та«Про інформаційні агентства».</text:p>
      <text:p text:style-name="P4">
“Міністерство юстиції України здійснювало свої повноваження у сфері державноїреєстрації (перереєстрації) друкованих засобів масової інформації таінформаційних агентств як суб’єктів інформаційної діяльності до 30.03.2023.Звертаємо увагу, що у прикінцевих і перехідних положеннях закону зазначеноокремі норми, які набирають чинності в різний час. Зокрема щодо особливостей істроків перереєстрації друкованих медіа”, - ідеться в повідомленні.</text:p>
      <text:p text:style-name="P4">
У міністерстві пояснюють, що на час, визначений ч. 1 ст. 118 цього закону (змоменту визнання Верховною Радою України певної держави державою-агресором(державою-окупантом) та протягом п’яти років з дня прийняття Верховною Радоюрішення про скасування такого статусу), реєстрація суб’єктів у сферідрукованих медіа є обов’язковою і здійснюється в порядку, визначеному ст. 63закону “Про медіа”, у тому числі з урахуванням ч. 8 цієї статті щодообов’язковості сплати реєстраційного збору.</text:p>
      <text:p text:style-name="P4">
За реєстрацію стягується реєстраційний збір у розмірі одного прожитковогомінімуму для працездатних осіб, що встановлений станом на 1 січня року, вякому подається заява про реєстрацію.</text:p>
      <text:p text:style-name="P4">
<text:span text:style-name="T4">
Читайте також:</text:span>
 <text:a xlink:type="simple" xlink:href="https://www.ukrinform.ua/rubric-society/3689860-zakon-pro-media-posilit-informacijnij-front-u-borotbi-z-propagandou-rf-tkacenko.html" text:style-name="Internet_20_link" text:visited-style-name="Visited_20_Internet_20_Link">
 </text:a>
</text:p>
      <text:p text:style-name="P4">
У Мін’юсті додали, що станом на 1 січня 2023 року такий прожитковий мінімумстановить 2684 грн відповідно до ст.7 Закону України «Про державний бюджетУкраїни на 2023 рік».</text:p>
      <text:p text:style-name="P4">
Також зазначається, що відповідно до п.21 Прикінцевих та перехідних положеньвказаного закону суб’єктам, що діють на день набуття чинності законом “Промедіа” на підставі свідоцтва про реєстрацію друкованого засобу масовоїінформації, необхідно пройти реєстрацію упродовж року з дотриманням вимог ст.63 закону.</text:p>
      <text:p text:style-name="P4">
Як уточнюється, плата за таку реєстрацію не стягується. Після спливу цьогостроку свідоцтва про реєстрацію друкованих засобів масової інформаціївтрачають чинність.</text:p>
      <text:p text:style-name="P4">
У Мін’юсті зауважують, що реєстрація друкованих медіа у мирний час єдобровільною і здійснюється з дотриманням вимог ст. 63 закону.</text:p>
      <text:p text:style-name="P4">
“Інформаційні агентства повинні визначитися зі своїм статусом іперереєструватися як суб’єкти у сфері медіа упродовж року з дня набуттячинності законом – до 31 березня 2024 року. Перереєстрація здійснюється напідставі свідоцтва про державну реєстрацію інформаційного агентства яксуб’єкта інформаційної діяльності та відбувається безкоштовно”, - ідеться вповідомленні.</text:p>
      <text:p text:style-name="P4">
Зазначається, що після цієї дати свідоцтва про державну реєстраціюінформаційного агентства як суб’єкта інформаційної діяльності втратятьчинність.</text:p>
      <text:p text:style-name="P4">
<text:span text:style-name="T4">
Читайте також:</text:span>
 <text:a xlink:type="simple" xlink:href="https://www.ukrinform.ua/rubric-polytics/3689861-zakon-pro-media-vagomij-krok-u-zahisti-ukrainskomovnogo-informacijnogo-prostoru.html" text:style-name="Internet_20_link" text:visited-style-name="Visited_20_Internet_20_Link">
 </text:a>
</text:p>
      <text:p text:style-name="P4">
Як повідомлялося, 31 березня 2023 року набув чинності Закон України « <text:a xlink:type="simple" xlink:href="https://www.ukrinform.ua/rubric-society/3689787-v-ukraini-nabuvae-cinnosti-zakon-pro-media.html" text:style-name="Internet_20_link" text:visited-style-name="Visited_20_Internet_20_Link">
</text:a>
 », який започатковує ґрунтовну реформу у медіагалузі тавизначає правові засади діяльності в Україні суб’єктів у сфері медіа, а такожзасади державного управління, регулювання та нагляду у цій сфері.</text:p>
      <text:p text:style-name="P4">
Source: <text:a xlink:type="simple" xlink:href="https://www.ukrinform.ua/rubric-society/3690020-u-minusti-rozasnili-osoblivosti-perereestracii-drukovanih-media-u-zvazku-z-nabuttam-cinnosti-zakonu.html" text:style-name="Internet_20_link" text:visited-style-name="Visited_20_Internet_20_Link">
https://www.ukrinform.ua/rubric-society/3690020-u-minusti-rozasnili-osoblivosti-perereestracii-drukovanih-media-u-zvazku-z-nabuttam-cinnosti-zakonu.html</text:a>
</text:p>
      <!--NEWS-->
      <text:h text:style-name="P10" text:outline-level="1">
<text:span text:style-name="T4">
Скласти мультипредметний тест можна буде у 21 країні</text:span>
</text:h>
      <text:p text:style-name="P4">
Authors: Ukrinform (Person)</text:p>
      <text:p text:style-name="P4">
Publisher: Укринформ (Organization)</text:p>
      <text:p text:style-name="P4">
Published Time: 2023-03-31T-115:19:01+03:00</text:p>
      <text:p text:style-name="P4">
Modified Time: 2023-03-31T17:19:01+03:00</text:p>
      <text:p text:style-name="P4">
Description: Понад 20 країн підтвердили проведення основної сесії українського національного мультипредметного тесту (НМТ). — Укрінформ.</text:p>
      <text:p text:style-name="P4">
Images: ["<text:a xlink:type="simple" xlink:href="https://static.ukrinform.com/photos/2023_03/thumb_files/630_360_1680272325-994.jpg" text:style-name="Internet_20_link" text:visited-style-name="Visited_20_Internet_20_Link">
630_360_16802...</text:a>
"]</text:p>
      <text:p text:style-name="P4">
Tags: ['Освіта', 'Вступна кампанія', 'Мультипредметний тест']</text:p>
      <text:p text:style-name="P4">
Type: Article</text:p>
      <!--METADATA-->
      <text:p text:style-name="P4">
<draw:frame draw:style-name="fr1" draw:name="Image21" text:anchor-type="as-char" svg:width="6.9236in" svg:height="3.956343in" draw:z-index="0">
<draw:image xlink:href="../Images/yкринформ/2023-03-31T-115-19-01-03-00/630_360_1680272325-994.jpg" xlink:type="simple" xlink:show="embed" xlink:actuate="onLoad" draw:mime-type="image/jpeg"/>
</draw:frame>
 Понад 20країн підтвердили проведення основної сесії українського національногомультипредметного тесту (НМТ).</text:p>
      <text:p text:style-name="P4">
Про це повідомляє <text:a xlink:type="simple" xlink:href="https://mon.gov.ua/ua/news/nmt-2023-21-krayina-pidtverdila-provedennya-osnovnoyi-sesiyi" text:style-name="Internet_20_link" text:visited-style-name="Visited_20_Internet_20_Link">
 </text:a>
 , передає Укрінформ.</text:p>
      <text:p text:style-name="P4">
"Підтверджено домовленості щодо проведення основної сесії НМТ у таких країнах:Австрія, Азербайджан, Болгарія, Велика Британія, Данія, Естонія, Ірландія,Іспанія, Італія, Канада, Латвія, Литва, Німеччина, Польща, Португалія, <text:a xlink:type="simple" xlink:href="https://www.ukrinform.ua/tag-rumunia" text:style-name="Internet_20_link" text:visited-style-name="Visited_20_Internet_20_Link">
</text:a>
 , США, Фінляндія, Франція, Чехія іШвеція. Під час додаткової сесії учасники зможуть скласти НМТ в Іспанії,Італії, Німеччині, Польщі та Чехії", - йдеться у повідомленні.</text:p>
      <text:p text:style-name="P4">
Зазначається, що перемовини з окремими закордонними установами/організаціями,зокрема з тими, що розташовані у Великій Британії, Грузії, Молдові,Нідерландах, Польщі, Хорватії, Швейцарії, ще тривають.</text:p>
      <text:p text:style-name="P4">
Під час реєстрації з 3 квітня до 3 травня включно вступники, які плануютьскладати тестування за кордоном, матимуть змогу вибрати із наданого перелікунайзручніший для доїзду населений пункт.</text:p>
      <text:p text:style-name="P4">
<text:span text:style-name="T4">
Читайте також:</text:span>
 <text:a xlink:type="simple" xlink:href="https://www.ukrinform.ua/rubric-society/3689048-vstupna-kampania-opriludnili-pravila-prijomu-do-koledziv-i-universitetiv.html" text:style-name="Internet_20_link" text:visited-style-name="Visited_20_Internet_20_Link">
 </text:a>
</text:p>
      <text:p text:style-name="P4">
Якщо з’явиться більш зручна для учасника локація, до 7 травня включно можназмінити реєстраційні дані й вибрати ближчий до місцеперебування населенийпункт. Про нові локації буде повідомлено на сайті УЦОЯО.</text:p>
      <text:p text:style-name="P4">
У МОН наголошують, що за кордоном існує обмеження щодо кількості учасників,які можуть проходити оцінювання, тож варто не зволікати з вибором іреєструватися, доки є місця. Деякі локації будуть доступні тільки в межахдодаткової сесії НМТ.</text:p>
      <text:p text:style-name="P4">
НМТ за кордоном буде проведено таким же чином, як і в Україні: у спеціальнообладнаних тимчасових екзаменаційних центрах, де з учасниками працюватимутьукраїнськомовні педагоги, навчені українськими експертами. Тобто вступнівипробування традиційно відбуватимуться на засадах прозорості тасправедливості ー незалежно від того, де саме учасники їх складатимуть.</text:p>
      <text:p text:style-name="P4">
<text:span text:style-name="T4">
Читайте також:</text:span>
 <text:a xlink:type="simple" xlink:href="https://www.ukrinform.ua/rubric-society/3689391-vstupna-kampania-reestracia-ekabinetiv-rozpocnetsa-1-lipna.html" text:style-name="Internet_20_link" text:visited-style-name="Visited_20_Internet_20_Link">
 </text:a>
</text:p>
      <text:p text:style-name="P4">
Як повідомляв Укрінформ, МОН затвердило календарний план організації тапроведення у 2023 році національного мультипредметного тесту. Тестуванняпроходитиме у дві сесії: основна: 5 червня – 23 червня; додаткова: 11–24липня.</text:p>
      <text:p text:style-name="P4">
Реєстрація для участі в НМТ розпочнеться 3 квітня і триватиме до 3 травня.</text:p>
      <text:p text:style-name="P4">
Source: <text:a xlink:type="simple" xlink:href="https://www.ukrinform.ua/rubric-society/3689998-sklasti-multipredmetnij-test-mozna-bude-u-21-kraini.html" text:style-name="Internet_20_link" text:visited-style-name="Visited_20_Internet_20_Link">
https://www.ukrinform.ua/rubric-society/3689998-sklasti-multipredmetnij-test-mozna-bude-u-21-kraini.html</text:a>
</text:p>
      <!--NEWS-->
      <text:h text:style-name="P10" text:outline-level="1">
<text:span text:style-name="T4">
Dnipro, Dnipropetrovska Oblast(11:47). Red Alert: aerial threat. Sirens sounding. Take cover ...</text:span>
</text:h>
      <text:p text:style-name="P4">
Authors: liveuamap (Language: en)</text:p>
      <text:p text:style-name="P4">
Time: 2023-03-31T-11:51:00</text:p>
      <text:p text:style-name="P4">
Location: Dnipro (Latitude:48.45925 Longtitude:35.03763)</text:p>
      <text:p text:style-name="P4">
Videos: []</text:p>
      <text:p text:style-name="P4">
Images: []</text:p>
      <text:p text:style-name="P4">
Tags: ["Europe", "Central and Eastern Europe"]</text:p>
      <text:p text:style-name="P4">
ID: 22552339</text:p>
      <!--METADATA-->
      <text:p text:style-name="P4">
Dnipro, Dnipropetrovska Oblast(11:47). Red Alert: aerial threat. Sirenssounding. Take cover now!</text:p>
      <text:p text:style-name="P4">
News Collection Link: <text:a xlink:type="simple" xlink:href="https://liveuamap.com/en/2023/31-march-dnipro-dnipropetrovska-oblast1147-reg" text:style-name="Internet_20_link" text:visited-style-name="Visited_20_Internet_20_Link">
https://liveuamap.com/en/2023/31-march-dnipro-dnipropetrovska-oblast1147-reg</text:a>
</text:p>
      <text:p text:style-name="P4">
Source: <text:a xlink:type="simple" xlink:href="https://t.me/air_alert_ua/42329" text:style-name="Internet_20_link" text:visited-style-name="Visited_20_Internet_20_Link">
https://t.me/air_alert_ua/42329</text:a>
</text:p>
      <!--NEWS-->
      <text:h text:style-name="P10" text:outline-level="1">
<text:span text:style-name="T4">
At Kupiansk and Lyman direction Russian army shelled Dvorichanske, Zapadne, Dvorichna, Masuti...</text:span>
</text:h>
      <text:p text:style-name="P4">
Authors: liveuamap (Language: en)</text:p>
      <text:p text:style-name="P4">
Time: 2023-03-31T-13:04:00</text:p>
      <text:p text:style-name="P4">
Location: Bakhmut (Latitude:48.80505 Longtitude:38.24718)</text:p>
      <text:p text:style-name="P4">
Videos: []</text:p>
      <text:p text:style-name="P4">
Images: []</text:p>
      <text:p text:style-name="P4">
Tags: ["Russia"]</text:p>
      <text:p text:style-name="P4">
ID: 22552337</text:p>
      <!--METADATA-->
      <text:p text:style-name="P4">
At Kupiansk and Lyman direction Russian army shelled Dvorichanske, Zapadne,Dvorichna, Masutivka, Synkivka, Kupyansk and Krokhmalne of Kharkiv region;Novoselivske, Nevske and Bilohorivka of Luhansk region, also Rozdolivka,Kolodyazi, Torske, Siversk and Spirne of Donetsk region, - General Staff ofArmed Forces of Ukraine says in the morning report</text:p>
      <text:p text:style-name="P4">
News Collection Link: <text:a xlink:type="simple" xlink:href="https://liveuamap.com/en/2023/31-march-at-kupiansk-and-lyman-direction-russian-army-shelled" text:style-name="Internet_20_link" text:visited-style-name="Visited_20_Internet_20_Link">
https://liveuamap.com/en/2023/31-march-at-kupiansk-and-lyman-direction-russian-army-shelled</text:a>
</text:p>
      <text:p text:style-name="P4">
Source: <text:a xlink:type="simple" xlink:href="https://t.me/lumsrc/4376" text:style-name="Internet_20_link" text:visited-style-name="Visited_20_Internet_20_Link">
https://t.me/lumsrc/4376</text:a>
</text:p>
      <!--NEWS-->
      <text:h text:style-name="P10" text:outline-level="1">
<text:span text:style-name="T4">
ЄС закликає білорусь відмовити росії у розміщенні ядерної зброї на своїй території</text:span>
</text:h>
      <text:p text:style-name="P4">
Authors: Ukrinform (Person)</text:p>
      <text:p text:style-name="P4">
Publisher: Укринформ (Organization)</text:p>
      <text:p text:style-name="P4">
Published Time: 2023-03-31T-13:58:00+03:00</text:p>
      <text:p text:style-name="P4">
Modified Time: 2023-03-31T23:58:00+03:00</text:p>
      <text:p text:style-name="P4">
Description: Влада білорусі має ухвалити рішення про відмову від розміщення на своїй території російської ядерної зброї. — Укрінформ.</text:p>
      <text:p text:style-name="P4">
Images: ["<text:a xlink:type="simple" xlink:href="https://static.ukrinform.com/photos/2019_07/thumb_files/630_360_1562308141-294.jpg" text:style-name="Internet_20_link" text:visited-style-name="Visited_20_Internet_20_Link">
630_360_15623...</text:a>
"]</text:p>
      <text:p text:style-name="P4">
Tags: ['білорусь', 'Євросоюз', 'Ядерна зброя', 'Ядерний шантаж']</text:p>
      <text:p text:style-name="P4">
Type: Article</text:p>
      <!--METADATA-->
      <text:p text:style-name="P4">
<draw:frame draw:style-name="fr1" draw:name="Image22" text:anchor-type="as-char" svg:width="6.9236in" svg:height="3.956343in" draw:z-index="0">
<draw:image xlink:href="../Images/yкринформ/2023-03-31T-13-58-00-03-00/630_360_1562308141-294.jpg" xlink:type="simple" xlink:show="embed" xlink:actuate="onLoad" draw:mime-type="image/jpeg"/>
</draw:frame>
 Владабілорусі має ухвалити рішення про відмову від розміщення на своїй територіїросійської ядерної зброї.</text:p>
      <text:p text:style-name="P4">
Як повідомляє кореспондент Укрінформу, про це під час засідання Ради БезпекиООН, присвяченого обговоренню погроз президента рф володимира путіна щодорозміщення тактичної ядерної зброї у Білорусі, заявив постійний представник ЄСпри Організації Олаф Ског.</text:p>
      <text:p text:style-name="P4">
“білорусь досі може вирішити відмовитися розміщати російську ядерну зброю.Тому ми закликаємо владу білорусі негайно припинити підтримку агресивної війниросії проти України та змінити своє рішення (про розміщення ядерної зброї -ред.), що лише посилить напруження у регіоні”, - сказав Ског.</text:p>
      <text:p text:style-name="P4">
<text:span text:style-name="T4">
Читайте також:</text:span>
 <text:span text:style-name="T4">
<text:a xlink:type="simple" xlink:href="https://www.ukrinform.ua/rubric-world/3689942-u-nato-ne-bacat-zmin-u-adernih-poziciah-rosii-krim-nebezpecnoi-ritoriki.html" text:style-name="Internet_20_link" text:visited-style-name="Visited_20_Internet_20_Link">
 </text:a>
 </text:span>
</text:p>
      <text:p text:style-name="P4">
Він наголосив, що погрози застосування ядерної зброї “неприпустимі”.</text:p>
      <text:p text:style-name="P4">
“Рішення росії не ослабить нашої рішучості у підтримці України”, - зазначивдипломат.</text:p>
      <text:p text:style-name="P4">
Окрім цього, Ског закликав рф повернутися до виконання договору про заходи зподальшого скорочення та обмеження стратегічного наступального озброєння зіСША.</text:p>
      <text:p text:style-name="P4">
<text:span text:style-name="T4">
Читайте також:</text:span>
 <text:span text:style-name="T4">
<text:a xlink:type="simple" xlink:href="https://www.ukrinform.ua/rubric-world/3690053-kitaj-zaaviv-na-radbezi-oon-so-vistupae-proti-rozmisenna-adernoi-zbroi-v-insih-krainah.html" text:style-name="Internet_20_link" text:visited-style-name="Visited_20_Internet_20_Link">
 </text:a>
 </text:span>
</text:p>
      <text:p text:style-name="P4">
Як повідомляв Укрінформ, 25 березня президент країни-агресорки володимирпутін, щодо якого МКС видав ордер на арешт, заявив, що росія розміститьтактичну ядерну зброю у білорусі. Раніше, у лютому цього року, він оголосивпро «призупинення» участі москви в Договорі про скорочення стратегічнихнаступальних озброєнь зі США.</text:p>
      <text:p text:style-name="P4">
<text:span text:style-name="T4">
Читайте також:</text:span>
 <text:span text:style-name="T4">
<text:a xlink:type="simple" xlink:href="https://www.ukrinform.ua/rubric-polytics/3690094-adernij-santaz-rf-ne-zavadit-pidtrimci-ukraini-britania-v-oon.html" text:style-name="Internet_20_link" text:visited-style-name="Visited_20_Internet_20_Link">
 </text:a>
 </text:span>
</text:p>
      <text:p text:style-name="P4">
Учасниками ДНЯЗ є майже всі держави світу, крім Ізраїлю, Індії, Пакистану таПівнічної Кореї.</text:p>
      <text:p text:style-name="P4">
Source: <text:a xlink:type="simple" xlink:href="https://www.ukrinform.ua/rubric-world/3690114-es-zaklikae-bilorus-vidmoviti-rosii-u-rozmisenni-adernoi-zbroi-na-svoij-teritorii.html" text:style-name="Internet_20_link" text:visited-style-name="Visited_20_Internet_20_Link">
https://www.ukrinform.ua/rubric-world/3690114-es-zaklikae-bilorus-vidmoviti-rosii-u-rozmisenni-adernoi-zbroi-na-svoij-teritorii.html</text:a>
</text:p>
      <!--NEWS-->
      <text:h text:style-name="P10" text:outline-level="1">
<text:span text:style-name="T4">
Керівництво Житомирської митниці усунули від виконання обов’язків</text:span>
</text:h>
      <text:p text:style-name="P4">
Authors: Ukrinform (Person)</text:p>
      <text:p text:style-name="P4">
Publisher: Укринформ (Organization)</text:p>
      <text:p text:style-name="P4">
Published Time: 2023-03-31T-140:02:00+03:00</text:p>
      <text:p text:style-name="P4">
Modified Time: 2023-03-31T16:02:00+03:00</text:p>
      <text:p text:style-name="P4">
Description: Посадових осіб Житомирської митниці, яких правоохоронці викрили на вимаганні та отриманні неправомірної вигоди від місцевих представників бізнесу, усунули від виконання обов’язків. — Укрінформ.</text:p>
      <text:p text:style-name="P4">
Images: ["<text:a xlink:type="simple" xlink:href="https://static.ukrinform.com/photos/2021_04/thumb_files/630_360_1617708407-580.jpg" text:style-name="Internet_20_link" text:visited-style-name="Visited_20_Internet_20_Link">
630_360_16177...</text:a>
"]</text:p>
      <text:p text:style-name="P4">
Tags: ['Митниця', 'Житомир']</text:p>
      <text:p text:style-name="P4">
Type: Article</text:p>
      <!--METADATA-->
      <text:p text:style-name="P4">
<draw:frame draw:style-name="fr1" draw:name="Image23" text:anchor-type="as-char" svg:width="6.9236in" svg:height="3.956343in" draw:z-index="0">
<draw:image xlink:href="../Images/yкринформ/2023-03-31T-140-02-00-03-00/630_360_1617708407-580.jpg" xlink:type="simple" xlink:show="embed" xlink:actuate="onLoad" draw:mime-type="image/jpeg"/>
</draw:frame>
Посадових осіб Житомирської митниці, яких правоохоронці викрили на вимаганніта отриманні неправомірної вигоди від місцевих представників бізнесу, усунуливід виконання обов’язків.</text:p>
      <text:p text:style-name="P4">
Як передає Укрінформ, про це Державна митна служба України повідомляє у <text:a xlink:type="simple" xlink:href="https://t.me/UkraineCustoms/2194" text:style-name="Internet_20_link" text:visited-style-name="Visited_20_Internet_20_Link">
</text:a>
.</text:p>
      <text:p text:style-name="P4">
«Державна митна служба України розпочала дисциплінарне провадження щодопрацівників, яких підозрюють у вчиненні неправомірних дій. Їх вже усунули відвиконання обов’язків», - ідеться в повідомленні.</text:p>
      <text:p text:style-name="P4">
Крім того, у Держмитслужбі заявили про сприяння правоохоронним органам увиявленні та розслідуванні подібних випадків з метою притягнення винних допередбаченої законом відповідальності.</text:p>
      <text:p text:style-name="P4">
<text:span text:style-name="T4">
Читайте також:</text:span>
 <text:a xlink:type="simple" xlink:href="https://www.ukrinform.ua/rubric-regions/3689824-v-odesi-vikrili-prihilnika-rosii-z-arsenalom-zbroi.html" text:style-name="Internet_20_link" text:visited-style-name="Visited_20_Internet_20_Link">
 </text:a>
</text:p>
      <text:p text:style-name="P4">
Як повідомляв Укрінформ, 31 березня очільницю Житомирської митниці, начальникавідділу, а також митного брокера <text:a xlink:type="simple" xlink:href="https://www.ukrinform.ua/rubric-economy/3689802-kerivnictvo-zitomirskoi-mitnici-vikrili-u-habarnictvi.html" text:style-name="Internet_20_link" text:visited-style-name="Visited_20_Internet_20_Link">
 </text:a>
 забезперешкодне оформлення товарів, які завозяться на митну територію України.</text:p>
      <text:p text:style-name="P4">
Source: <text:a xlink:type="simple" xlink:href="https://www.ukrinform.ua/rubric-regions/3689959-kerivnictvo-zitomirskoi-mitnici-usunuli-vid-vikonanna-obovazkiv.html" text:style-name="Internet_20_link" text:visited-style-name="Visited_20_Internet_20_Link">
https://www.ukrinform.ua/rubric-regions/3689959-kerivnictvo-zitomirskoi-mitnici-usunuli-vid-vikonanna-obovazkiv.html</text:a>
</text:p>
      <!--NEWS-->
      <text:h text:style-name="P10" text:outline-level="1">
<text:span text:style-name="T4">
Чехія сподівається, що Спеціальний трибунал засудить російське керівництво</text:span>
</text:h>
      <text:p text:style-name="P4">
Authors: Ukrinform (Person)</text:p>
      <text:p text:style-name="P4">
Publisher: Укринформ (Organization)</text:p>
      <text:p text:style-name="P4">
Published Time: 2023-03-31T-15:47:00+03:00</text:p>
      <text:p text:style-name="P4">
Modified Time: 2023-03-31T23:47:00+03:00</text:p>
      <text:p text:style-name="P4">
Description: Злочин агресії, вина за яку лежить на вищому російському військово-політичному керівництві, конкретні злочини, скоєні російськими військовими на території України не повинні залишитися безкарними. — Укрінформ.</text:p>
      <text:p text:style-name="P4">
Images: ["<text:a xlink:type="simple" xlink:href="https://static.ukrinform.com/photos/2018_03/thumb_files/630_360_1521674726-5790-petr-pavel-foto-dpa.jpg" text:style-name="Internet_20_link" text:visited-style-name="Visited_20_Internet_20_Link">
630_360_15216...</text:a>
"]</text:p>
      <text:p text:style-name="P4">
Tags: ['Буча', 'Чехія', 'Трибунал', 'Агресія РФ', 'Війна з росією', 'Петр Павел']</text:p>
      <text:p text:style-name="P4">
Type: Article</text:p>
      <!--METADATA-->
      <text:p text:style-name="P4">
<draw:frame draw:style-name="fr1" draw:name="Image24" text:anchor-type="as-char" svg:width="6.9236in" svg:height="3.956343in" draw:z-index="0">
<draw:image xlink:href="../Images/yкринформ/2023-03-31T-15-47-00-03-00/630_360_1521674726-5790-petr-pavel-foto-dpa.jpg" xlink:type="simple" xlink:show="embed" xlink:actuate="onLoad" draw:mime-type="image/jpeg"/>
</draw:frame>
 Злочин агресії, вина за яку лежить на вищому російськомувійськово-політичному керівництві, конкретні злочини, скоєні російськимивійськовими на території України не повинні залишитися безкарними.</text:p>
      <text:p text:style-name="P4">
Про це заявив президент Чехії Петр Павел під час Бучанського саміту «Обличчясправедливості» 31 березня, повідомляє кореспондент Укрінформу.</text:p>
      <text:p text:style-name="P4">
«Ми всі вражені варварською поведінкою російських солдатів. Не можна знайтибільш чіткого засудження ніж те, яке було висловлено в рішенні Міжнародногокримінального суду. Це злочини з жахливими наслідками. І вони не мусятьзалишитися безкарними», - заявив Павел.</text:p>
      <text:p text:style-name="P4">
<text:span text:style-name="T4">
Читайте також:</text:span>
 <text:span text:style-name="T4">
<text:a xlink:type="simple" xlink:href="https://www.ukrinform.ua/rubric-world/3689819-u-polsi-rozpocalasa-zustric-glav-mzs-buharestskoi-devatki.html" text:style-name="Internet_20_link" text:visited-style-name="Visited_20_Internet_20_Link">
 </text:a>
</text:span>
</text:p>
      <text:p text:style-name="P4">
Президент ЧР зазначив, що злочини потрібно переслідувати як на національномурівні, так і у міжнародній співпраці. Чеський лідер підтримує розслідуванняситуації в Україні Міжнародним кримінальним судом, адже це єдиний постійнийкримінальний суд, і він «найкраще придатний для розслідування таких масовихвоєнних злочинів як ті, що відбулися в Україні».</text:p>
      <text:p text:style-name="P4">
«Перші результати ми недавно вже побачили – було видано орден на арешт. Мибудемо продовжувати й надалі підтримувати МКС у його боротьбі з безкарністю»,- запевнив Павел.</text:p>
      <text:p text:style-name="P4">
<text:span text:style-name="T4">
Читайте також:</text:span>
 <text:span text:style-name="T4">
<text:a xlink:type="simple" xlink:href="https://www.ukrinform.ua/rubric-polytics/3689647-kuleba-privitav-zapusk-moskovskogo-mehanizmu-obse.html" text:style-name="Internet_20_link" text:visited-style-name="Visited_20_Internet_20_Link">
 </text:a>
 </text:span>
</text:p>
      <text:p text:style-name="P4">
Він також підкреслив, що «немає сумнівів, що згідно з міжнародним правом росіявчинила агресію проти України», порушивши Статут ООН, і міжнародна спільнотазасуджує такі порушення. Але, зауважив глава Чехії, окрім відповідальностідержави є індивідуальна кримінальна відповідальність лідерів рф за злочинагресії, на що юрисдикція МКС не поширюється.</text:p>
      <text:p text:style-name="P4">
«Я сподіваюся, що ця прогалина буде заповнена шляхом створення Спеціальноготрибуналу, щоби належним чином оцінити наявні докази та притягнути винних довідповідальності. Ніхто з тих, хто вчинив злочин проти миру, злочин агресії,не повинен залишатися безкарним», - заявив Павел.</text:p>
      <text:p text:style-name="P4">
<text:span text:style-name="T4">
Читайте також:</text:span>
 <text:span text:style-name="T4">
<text:a xlink:type="simple" xlink:href="https://www.ukrinform.ua/rubric-ato/3690106-zelenskij-bude-novij-nurnberg-sodo-rasistiv.html" text:style-name="Internet_20_link" text:visited-style-name="Visited_20_Internet_20_Link">
 </text:a>
 </text:span>
</text:p>
      <text:p text:style-name="P4">
Він назвав картини з Бучі найгіршими, найстрашнішими жахіттями, які ніколибільше не мали статися в Європі. Це війна не лише проти мирної, суверенноїкраїни, але також проти українського народу та проти базових принципів, наяких побудовано людство, наголосив чеський лідер.</text:p>
      <text:p text:style-name="P4">
Як повідомлялося, Україна розраховує на ухвалення у квітні Генеральноюасамблеєю ООН резолюції щодо відповідальності за воєнні злочини в України тапідтримку спецтрибуналу проти росії.</text:p>
      <text:p text:style-name="P4">
Source: <text:a xlink:type="simple" xlink:href="https://www.ukrinform.ua/rubric-polytics/3690113-cehia-spodivaetsa-so-specialnij-tribunal-zasudit-rosijske-kerivnictvo.html" text:style-name="Internet_20_link" text:visited-style-name="Visited_20_Internet_20_Link">
https://www.ukrinform.ua/rubric-polytics/3690113-cehia-spodivaetsa-so-specialnij-tribunal-zasudit-rosijske-kerivnictvo.html</text:a>
</text:p>
      <!--NEWS-->
      <text:h text:style-name="P10" text:outline-level="1">
<text:span text:style-name="T4">
Президентка Молдови закликала працювати разом, щоби росія відповіла за звірства у Бучі</text:span>
</text:h>
      <text:p text:style-name="P4">
Authors: Ukrinform (Person)</text:p>
      <text:p text:style-name="P4">
Publisher: Укринформ (Organization)</text:p>
      <text:p text:style-name="P4">
Published Time: 2023-03-31T-167:44:00+03:00</text:p>
      <text:p text:style-name="P4">
Modified Time: 2023-03-31T14:44:00+03:00</text:p>
      <text:p text:style-name="P4">
Description: Президентка Молдови Мая Санду у річницю визволення Бучі наголосила, що демократичні країни повинні працювати разом, щоб притягнути до відповідальності винних у скоєнні воєнних злочинів. — Укрінформ.</text:p>
      <text:p text:style-name="P4">
Images: ["<text:a xlink:type="simple" xlink:href="https://static.ukrinform.com/photos/2022_04/thumb_files/630_360_1649072093-943.jpg" text:style-name="Internet_20_link" text:visited-style-name="Visited_20_Internet_20_Link">
630_360_16490...</text:a>
", "<text:a xlink:type="simple" xlink:href="https://static.ukrinform.com/photos/2023_03/1680262583-281.jpg" text:style-name="Internet_20_link" text:visited-style-name="Visited_20_Internet_20_Link">
1680262583-28...</text:a>
"]</text:p>
      <text:p text:style-name="P4">
Tags: ['Буча', 'росія', 'Воєнні злочини', 'Санду', 'Війна з росією']</text:p>
      <text:p text:style-name="P4">
Type: Article</text:p>
      <!--METADATA-->
      <text:p text:style-name="P4">
<draw:frame draw:style-name="fr1" draw:name="Image25" text:anchor-type="as-char" svg:width="6.9236in" svg:height="3.956343in" draw:z-index="0">
<draw:image xlink:href="../Images/yкринформ/2023-03-31T-167-44-00-03-00/630_360_1649072093-943.jpg" xlink:type="simple" xlink:show="embed" xlink:actuate="onLoad" draw:mime-type="image/jpeg"/>
</draw:frame>
Президентка Молдови Мая Санду у річницю визволення Бучі наголосила, щодемократичні країни повинні працювати разом, щоб притягнути довідповідальності винних у скоєнні воєнних злочинів.</text:p>
      <text:p text:style-name="P4">
Про це вона написала у <text:a xlink:type="simple" xlink:href="https://mobile.twitter.com/sandumaiamd/status/1641747209560498177" text:style-name="Internet_20_link" text:visited-style-name="Visited_20_Internet_20_Link">
</text:a>
, передає Укрінформ.</text:p>
      <text:p text:style-name="P4">
"Сьогодні я та народ Молдови разом із світовою спільнотою вшановуємо пам’ятьпро терор, заподіяний мирним жителям Бучі рік тому. Шануємо пам'ять та сумуємоза невинними жертвами. Демократичні країни повинні працювати разом, щобзабезпечити розслідування та покарання за скоєння цих звірств", - зазначила <text:a xlink:type="simple" xlink:href="https://www.ukrinform.ua/tag-sandu" text:style-name="Internet_20_link" text:visited-style-name="Visited_20_Internet_20_Link">
</text:a>
 яка зараз перебуває у Бучі.</text:p>
      <text:p text:style-name="P4">
<draw:frame draw:style-name="fr1" draw:name="Image26" text:anchor-type="as-char" svg:width="6.9236in" svg:height="6.090204in" draw:z-index="0">
<draw:image xlink:href="../Images/yкринформ/2023-03-31T-167-44-00-03-00/1680262583-281.jpg" xlink:type="simple" xlink:show="embed" xlink:actuate="onLoad" draw:mime-type="image/jpeg"/>
</draw:frame>
</text:p>
      <text:p text:style-name="P4">
<text:span text:style-name="T5">
Фото: Твіттер Мая Санду</text:span>
</text:p>
      <text:p text:style-name="P4">
<text:span text:style-name="T4">
Читайте також:</text:span>
 <text:a xlink:type="simple" xlink:href="https://www.ukrinform.ua/rubric-ato/3689743-ponad-1400-smertej-zelenskij-pokazav-kadri-33-dniv-okupacii-buci.html" text:style-name="Internet_20_link" text:visited-style-name="Visited_20_Internet_20_Link">
 </text:a>
</text:p>
      <text:p text:style-name="P4">
Як повідомлялося, за даними Офісу Генпрокурора, <text:a xlink:type="simple" xlink:href="https://www.ukrinform.ua/rubric-ato/3689784-rosiani-vcinili-u-bucanskomu-rajoni-ponad-9000-voennih-zlociniv-genprokuror.html" text:style-name="Internet_20_link" text:visited-style-name="Visited_20_Internet_20_Link">
</text:a>
 . Зокрема, були вбитіпонад 1400 мирних мешканців, багато з них закатовані. Серед загиблих - 37дітей. Ще 52 дитини були поранені.</text:p>
      <text:p text:style-name="P4">
Source: <text:a xlink:type="simple" xlink:href="https://www.ukrinform.ua/rubric-polytics/3689904-prezidentka-moldovi-zaklikala-pracuvati-razom-sobi-rosia-vidpovila-za-zvirstva-u-buci.html" text:style-name="Internet_20_link" text:visited-style-name="Visited_20_Internet_20_Link">
https://www.ukrinform.ua/rubric-polytics/3689904-prezidentka-moldovi-zaklikala-pracuvati-razom-sobi-rosia-vidpovila-za-zvirstva-u-buci.html</text:a>
</text:p>
      <!--NEWS-->
      <text:h text:style-name="P10" text:outline-level="1">
<text:span text:style-name="T4">
Україна хоче, щоб місія МАГАТЕ працювала на ЗАЕС до повного звільнення станції</text:span>
</text:h>
      <text:p text:style-name="P4">
Authors: Ukrinform (Person)</text:p>
      <text:p text:style-name="P4">
Publisher: Укринформ (Organization)</text:p>
      <text:p text:style-name="P4">
Published Time: 2023-03-31T-169:44:00+03:00</text:p>
      <text:p text:style-name="P4">
Modified Time: 2023-03-31T14:44:00+03:00</text:p>
      <text:p text:style-name="P4">
Description: Україна зацікавлена у продовженні роботи місії Міжнародного агентства з атомної енергії (МАГАТЕ) на Запорізькій АЕС щонайменше до повного звільнення станції від російських загарбників. — Укрінформ.</text:p>
      <text:p text:style-name="P4">
Images: ["<text:a xlink:type="simple" xlink:href="https://static.ukrinform.com/photos/2018_10/thumb_files/630_360_1539267130-570.jpg" text:style-name="Internet_20_link" text:visited-style-name="Visited_20_Internet_20_Link">
630_360_15392...</text:a>
"]</text:p>
      <text:p text:style-name="P4">
Tags: ['МАГАТЕ', 'Запорізька АЕС', 'Війна з росією']</text:p>
      <text:p text:style-name="P4">
Type: Article</text:p>
      <!--METADATA-->
      <text:p text:style-name="P4">
<draw:frame draw:style-name="fr1" draw:name="Image27" text:anchor-type="as-char" svg:width="6.9236in" svg:height="3.956343in" draw:z-index="0">
<draw:image xlink:href="../Images/yкринформ/2023-03-31T-169-44-00-03-00/630_360_1539267130-570.jpg" xlink:type="simple" xlink:show="embed" xlink:actuate="onLoad" draw:mime-type="image/jpeg"/>
</draw:frame>
 Україназацікавлена у продовженні роботи місії Міжнародного агентства з атомноїенергії (МАГАТЕ) на Запорізькій АЕС щонайменше до повного звільнення станціївід російських загарбників.</text:p>
      <text:p text:style-name="P4">
Про це сказав в.о. голови Державної інспекції ядерного регулювання УкраїниОлег Коріков під час брифінгу в Медіацентрі Україна - Укрінформ.</text:p>
      <text:p text:style-name="P4">
«Україна дуже зацікавлена, щоб місія МАГАТЕ на Запорізькій АЕС продовжувалась.По-перше, місія МАГАТЕ перебуває на АЕС на запрошення України. По-друге, такимчином українська сторона отримує дані про стан обладнання і систем, які є врозпорядженні МАГАТЕ на станції», – сказав Коріков.</text:p>
      <text:p text:style-name="P4">
<text:span text:style-name="T4">
Читайте також:</text:span>
 <text:a xlink:type="simple" xlink:href="https://www.ukrinform.ua/rubric-ato/3688739-glava-magate-kaze-so-poblizu-zaporizkoi-aes-posililisa-bojovi-dii.html" text:style-name="Internet_20_link" text:visited-style-name="Visited_20_Internet_20_Link">
 </text:a>
</text:p>
      <text:p text:style-name="P4">
Він зазначив, що перебування місії МАГАТЕ також створює певний тиск назагарбників, які не звикли працювати в умовах постійного моніторингу. За йогословами, важливо, щоб МАГАТЕ перебувала на <text:a xlink:type="simple" xlink:href="https://www.ukrinform.ua/tag-zaporizka-aes" text:style-name="Internet_20_link" text:visited-style-name="Visited_20_Internet_20_Link">
 </text:a>
 саме на умовах України.</text:p>
      <text:p text:style-name="P4">
«Україна зацікавлена у продовженні роботи місії МАГАТЕ на ЗАЕС щонайменше доповернення станції під контроль української влади», – наголосив Коріков.</text:p>
      <text:p text:style-name="P4">
Як повідомлялося, <text:a xlink:type="simple" xlink:href="https://www.ukrinform.ua/rubric-economy/3688953-ocilnik-magate-pribuv-na-okupovanu-zaporizku-aes.html" text:style-name="Internet_20_link" text:visited-style-name="Visited_20_Internet_20_Link">
 </text:a>
 , щоб оцінити стан безпекистанції.</text:p>
      <text:p text:style-name="P4">
На окупованій росіянами Запорізькій АЕС фахівці МАГАТЕ на постійній основіпрацюють з вересня 2022 року.</text:p>
      <text:p text:style-name="P4">
ЗАЕС, найбільша атомна станція в Європі, з 4 березня захоплена російськимивійськовими, відтоді на майданчику станції загарбники розміщують військовутехніку та боєприпаси, обстрілюють прилеглу територію.</text:p>
      <text:p text:style-name="P4">
Source: <text:a xlink:type="simple" xlink:href="https://www.ukrinform.ua/rubric-economy/3689918-ukraina-hoce-sob-misia-magate-pracuvala-na-zaes-do-povnogo-zvilnenna-stancii.html" text:style-name="Internet_20_link" text:visited-style-name="Visited_20_Internet_20_Link">
https://www.ukrinform.ua/rubric-economy/3689918-ukraina-hoce-sob-misia-magate-pracuvala-na-zaes-do-povnogo-zvilnenna-stancii.html</text:a>
</text:p>
      <!--NEWS-->
      <text:h text:style-name="P10" text:outline-level="1">
<text:span text:style-name="T4">
At Avdiyivka and Maryinka directions Russian army shelled Novokalynove, Keramik, Novoselivka ...</text:span>
</text:h>
      <text:p text:style-name="P4">
Authors: liveuamap (Language: en)</text:p>
      <text:p text:style-name="P4">
Time: 2023-03-31T-16:05:00</text:p>
      <text:p text:style-name="P4">
Location: Donetsk (Latitude:47.8521 Longtitude:37.48175)</text:p>
      <text:p text:style-name="P4">
Videos: []</text:p>
      <text:p text:style-name="P4">
Images: []</text:p>
      <text:p text:style-name="P4">
Tags: ["Russia"]</text:p>
      <text:p text:style-name="P4">
ID: 22552334</text:p>
      <!--METADATA-->
      <text:p text:style-name="P4">
At Avdiyivka and Maryinka directions Russian army shelled Novokalynove,Keramik, Novoselivka Persha, Berdychi, Avdiyivka, Nevelske, Krasnohorivka,Maryinka, Heorhiyivka, Kurakhove, Ostrivske, Pobyeda and Novomykhaylivka ofDonetsk region, - General Staff of Armed Forces of Ukraine says in the morningreport</text:p>
      <text:p text:style-name="P4">
News Collection Link: <text:a xlink:type="simple" xlink:href="https://liveuamap.com/en/2023/31-march-at-avdiyivka-and-maryinka-directions-russian-army" text:style-name="Internet_20_link" text:visited-style-name="Visited_20_Internet_20_Link">
https://liveuamap.com/en/2023/31-march-at-avdiyivka-and-maryinka-directions-russian-army</text:a>
</text:p>
      <text:p text:style-name="P4">
Source: <text:a xlink:type="simple" xlink:href="https://t.me/lumsrc/4378" text:style-name="Internet_20_link" text:visited-style-name="Visited_20_Internet_20_Link">
https://t.me/lumsrc/4378</text:a>
</text:p>
      <!--NEWS-->
      <text:h text:style-name="P10" text:outline-level="1">
<text:span text:style-name="T4">
«Сокіл» - чемпіон України з хокею</text:span>
</text:h>
      <text:p text:style-name="P4">
Authors: Ukrinform (Person)</text:p>
      <text:p text:style-name="P4">
Publisher: Укринформ (Organization)</text:p>
      <text:p text:style-name="P4">
Published Time: 2023-03-31T-17:39:00+03:00</text:p>
      <text:p text:style-name="P4">
Modified Time: 2023-03-31T23:39:00+03:00</text:p>
      <text:p text:style-name="P4">
Description: Сьогодні, 31 березня, «Сокіл» обіграв «Кременчук» у вирішальному матчі чемпіонату України з хокею. — Укрінформ.</text:p>
      <text:p text:style-name="P4">
Images: ["<text:a xlink:type="simple" xlink:href="https://static.ukrinform.com/photos/2023_03/thumb_files/630_360_1680294952-895.jpg" text:style-name="Internet_20_link" text:visited-style-name="Visited_20_Internet_20_Link">
630_360_16802...</text:a>
"]</text:p>
      <text:p text:style-name="P4">
Tags: ['хокей']</text:p>
      <text:p text:style-name="P4">
Type: Article</text:p>
      <!--METADATA-->
      <text:p text:style-name="P4">
<draw:frame draw:style-name="fr1" draw:name="Image28" text:anchor-type="as-char" svg:width="6.9236in" svg:height="3.956343in" draw:z-index="0">
<draw:image xlink:href="../Images/yкринформ/2023-03-31T-17-39-00-03-00/630_360_1680294952-895.jpg" xlink:type="simple" xlink:show="embed" xlink:actuate="onLoad" draw:mime-type="image/jpeg"/>
</draw:frame>
 Сьогодні,31 березня, «Сокіл» обіграв «Кременчук» у вирішальному матчі чемпіонатуУкраїни з хокею.</text:p>
      <text:p text:style-name="P4">
У фінальній серії був рахунок 2:2, «Сокіл» в вирішальному матчі в овертайміобіграв «Кременчук» – 1:0, передає Укрінформ.</text:p>
      <text:p text:style-name="P4">
Автором «золотої» шайби став Сергій Бабинець, він же отримав і званнянайціннішого гравця плей-оф (MVP).</text:p>
      <text:p text:style-name="P4">
<text:span text:style-name="T4">
Читайте також:</text:span>
 <text:span text:style-name="T4">
<text:a xlink:type="simple" xlink:href="https://www.ukrinform.ua/rubric-sports/3689806-boston-vigrav-regularnij-cempionat-nhl.html" text:style-name="Internet_20_link" text:visited-style-name="Visited_20_Internet_20_Link">
 </text:a>
 </text:span>
</text:p>
      <text:p text:style-name="P4">
Для столичного клубу це друге поспіль чемпіонство і чотирнадцяте загалом.</text:p>
      <text:p text:style-name="P4">
<text:span text:style-name="T5">
Фото: ФХУ</text:span>
</text:p>
      <text:p text:style-name="P4">
Source: <text:a xlink:type="simple" xlink:href="https://www.ukrinform.ua/rubric-sports/3690110-sokil-cempion-ukraini-z-hokeu.html" text:style-name="Internet_20_link" text:visited-style-name="Visited_20_Internet_20_Link">
https://www.ukrinform.ua/rubric-sports/3690110-sokil-cempion-ukraini-z-hokeu.html</text:a>
</text:p>
      <!--NEWS-->
      <text:h text:style-name="P10" text:outline-level="1">
<text:span text:style-name="T4">
At Shaktarske direction Russian army shelled Vuhledar, Prechystivka, Zolota Nyva, Shakhtarske...</text:span>
</text:h>
      <text:p text:style-name="P4">
Authors: liveuamap (Language: en)</text:p>
      <text:p text:style-name="P4">
Time: 2023-03-31T-18:05:00</text:p>
      <text:p text:style-name="P4">
Location: Velyka Novosilka (Latitude:47.84888 Longtitude:36.82583)</text:p>
      <text:p text:style-name="P4">
Videos: []</text:p>
      <text:p text:style-name="P4">
Images: []</text:p>
      <text:p text:style-name="P4">
Tags: ["Russia"]</text:p>
      <text:p text:style-name="P4">
ID: 22552332</text:p>
      <!--METADATA-->
      <text:p text:style-name="P4">
At Shaktarske direction Russian army shelled Vuhledar, Prechystivka, ZolotaNyva, Shakhtarske and Velyka Novosilka of Donetsk region, - General Staff ofArmed Forces of Ukraine says in the morning report</text:p>
      <text:p text:style-name="P4">
News Collection Link: <text:a xlink:type="simple" xlink:href="https://liveuamap.com/en/2023/31-march-at-shaktarske-direction-russian-army-shelled-vuhledar" text:style-name="Internet_20_link" text:visited-style-name="Visited_20_Internet_20_Link">
https://liveuamap.com/en/2023/31-march-at-shaktarske-direction-russian-army-shelled-vuhledar</text:a>
</text:p>
      <text:p text:style-name="P4">
Source: <text:a xlink:type="simple" xlink:href="https://t.me/lumsrc/4379" text:style-name="Internet_20_link" text:visited-style-name="Visited_20_Internet_20_Link">
https://t.me/lumsrc/4379</text:a>
</text:p>
      <!--NEWS-->
      <text:h text:style-name="P10" text:outline-level="1">
<text:span text:style-name="T4">
Комісія визначилася з кандидатами до антикорупційної ради при Міноборони</text:span>
</text:h>
      <text:p text:style-name="P4">
Authors: Ukrinform (Person)</text:p>
      <text:p text:style-name="P4">
Publisher: Укринформ (Organization)</text:p>
      <text:p text:style-name="P4">
Published Time: 2023-03-31T-19:35:00+03:00</text:p>
      <text:p text:style-name="P4">
Modified Time: 2023-03-31T23:35:00+03:00</text:p>
      <text:p text:style-name="P4">
Description: Конкурсна комісія оприлюднила перелік кандидатів до складу Громадської антикорупційної ради при Міністерстві оборони України. — Укрінформ.</text:p>
      <text:p text:style-name="P4">
Images: ["<text:a xlink:type="simple" xlink:href="https://static.ukrinform.com/photos/2023_02/thumb_files/630_360_1675274147-718.jpeg" text:style-name="Internet_20_link" text:visited-style-name="Visited_20_Internet_20_Link">
630_360_16752...</text:a>
"]</text:p>
      <text:p text:style-name="P4">
Tags: ['Міноборони', 'антикорупційна рада']</text:p>
      <text:p text:style-name="P4">
Type: Article</text:p>
      <!--METADATA-->
      <text:p text:style-name="P4">
<draw:frame draw:style-name="fr1" draw:name="Image29" text:anchor-type="as-char" svg:width="6.9236in" svg:height="3.956343in" draw:z-index="0">
<draw:image xlink:href="../Images/yкринформ/2023-03-31T-19-35-00-03-00/630_360_1675274147-718.jpeg" xlink:type="simple" xlink:show="embed" xlink:actuate="onLoad" draw:mime-type="image/jpeg"/>
</draw:frame>
Конкурсна комісія оприлюднила перелік кандидатів до складу Громадськоїантикорупційної ради при Міністерстві оборони України.</text:p>
      <text:p text:style-name="P4">
Про це Міноборони повідомило у <text:a xlink:type="simple" xlink:href="https://www.facebook.com/MinistryofDefence.UA/posts/pfbid02jPE6B5cFMUVMxz5siGPzrBjEG8hFRAo3vjN9CqW2jEkM8p5YTqBv8xBaFfhibUxul" text:style-name="Internet_20_link" text:visited-style-name="Visited_20_Internet_20_Link">
</text:a>
, передає Укрінформ.</text:p>
      <text:p text:style-name="P4">
Зазначається, що під час засідання Комісія із забезпечення проведення конкурсуознайомилася зі звітами телекомунікаційної компанії «Київстар», громадськоїорганізації «Електронна демократія» та Директорату політик цифровізації,цифрового розвитку, цифрових трансформацій і кібербезпеки у сфері оборониМіністерства оборони України.</text:p>
      <text:p text:style-name="P4">
Згідно зі звітами, технічні втручання, які могли б істотно вплинути нарезультати голосування, зафіксовані не були.</text:p>
      <text:p text:style-name="P4">
<text:span text:style-name="T4">
Читайте також:</text:span>
 <text:span text:style-name="T4">
<text:a xlink:type="simple" xlink:href="https://www.ukrinform.ua/rubric-society/3689898-sud-viznav-vinnim-ekscinovnika-minoboroni-akij-ne-nadav-nazk-zvitu-pro-derzzakupivli.html" text:style-name="Internet_20_link" text:visited-style-name="Visited_20_Internet_20_Link">
 </text:a>
 </text:span>
</text:p>
      <text:p text:style-name="P4">
Водночас державний секретар Міноборони Костянтин Ващенко поінформував комісіюта запрошених, що станом на 17:00 31 березня надійшли понад десять письмовихзвернень зі скаргами й апеляціями на результати голосування як від 11учасників конкурсу, так і від громадських організацій.</text:p>
      <text:p text:style-name="P4">
На думку заявників, конкурсна процедура містить низку порушень й ознакиконфлікту інтересів на стадії підготовки, а також ознаки змови танеправомірного втручання у процес під час голосування.</text:p>
      <text:p text:style-name="P4">
З огляду на це заявники звертаються до Міноборони з вимогою не ухвалюватирішення про формування складу Ради. У протилежному випадку оскаржуватимутьйого відповідно до чинного законодавства.</text:p>
      <text:p text:style-name="P4">
"На підставі п. 17 Положення про Громадську антикорупційну раду комісіявирішила вважати обраними кандидатів до складу Громадської антикорупційноїради при Міністерстві оборони України, які набрали найбільшу кількість голосівза результатами голосування", – зазначили в міністерстві.</text:p>
      <text:p text:style-name="P4">
<text:span text:style-name="T4">
Читайте також:</text:span>
 <text:span text:style-name="T4">
<text:a xlink:type="simple" xlink:href="https://www.ukrinform.ua/rubric-polytics/3689107-oficijni-rezultati-golosuvanna-do-antikorupcijnoi-radi-pri-minoboroni-budut-31-berezna.html" text:style-name="Internet_20_link" text:visited-style-name="Visited_20_Internet_20_Link">
 </text:a>
 </text:span>
</text:p>
      <text:p text:style-name="P4">
Так, до переліку кандидатів увійшли Богдана Ярова, Тетяна Ніколаєнко, ОлегСвірко, Анастасія Шуба, Віктор Прудковських, Віталій Кальницький, КостянтинПіонтковський, Євген Грушовець, Віталій Оджиковський, Дмитро Остапенко, АртакГригорян, Віталій Масюк, Геннадій Кривошея, Олександр Геращенко й ОленаТрегуб.</text:p>
      <text:p text:style-name="P4">
Висновок комісії оформлений у протокол та переданий на розгляд <text:span text:style-name="T4">
<text:a xlink:type="simple" xlink:href="https://www.ukrinform.ua/tag-minoboroni" text:style-name="Internet_20_link" text:visited-style-name="Visited_20_Internet_20_Link">
</text:a>
 </text:span>
 . Згадані вище звіти тазвернення зі скаргами й запереченнями долучені як додатки до протоколу.</text:p>
      <text:p text:style-name="P4">
Рішення Міноборони про формування Громадської антикорупційної ради тазатвердження її персонального складу буде ухвалене після розгляду вустановленому порядку письмових звернень, що надійшли.</text:p>
      <text:p text:style-name="P4">
Рада набуде повноважень після ухвалення відповідного рішення Міноборони, прощо буде оголошено додатково.</text:p>
      <text:p text:style-name="P4">
<text:span text:style-name="T4">
Читайте також:</text:span>
 <text:span text:style-name="T4">
<text:a xlink:type="simple" xlink:href="https://www.ukrinform.ua/rubric-society/3687329-ukrainci-progolosuvali-za-kandidativ-do-antikorupcijnoi-radi-pri-minoboroni.html" text:style-name="Internet_20_link" text:visited-style-name="Visited_20_Internet_20_Link">
 </text:a>
 </text:span>
</text:p>
      <text:p text:style-name="P4">
Як повідомляв Укрінформ, антикорупційна рада при Міноборони створюється дляактивнішої участі громадськості в забезпеченні оцінки корупційних ризиків уміністерстві та формування відповідних антикорупційних заходів.</text:p>
      <text:p text:style-name="P4">
Загальнонаціональне онлайн-голосування за кандидатів до Громадськоїантикорупційної ради при Міністерстві оборони України тривало упродовж 24-25березня.</text:p>
      <text:p text:style-name="P4">
Source: <text:a xlink:type="simple" xlink:href="https://www.ukrinform.ua/rubric-society/3690111-komisia-viznacilasa-z-kandidatami-do-antikorupcijnoi-radi-pri-minoboroni.html" text:style-name="Internet_20_link" text:visited-style-name="Visited_20_Internet_20_Link">
https://www.ukrinform.ua/rubric-society/3690111-komisia-viznacilasa-z-kandidatami-do-antikorupcijnoi-radi-pri-minoboroni.html</text:a>
</text:p>
      <!--NEWS-->
      <text:h text:style-name="P10" text:outline-level="1">
<text:span text:style-name="T4">
At Zaporizhzhia and Kherson directions Russian army shelled Novosilka, Novopil of Donetsk reg...</text:span>
</text:h>
      <text:p text:style-name="P4">
Authors: liveuamap (Language: en)</text:p>
      <text:p text:style-name="P4">
Time: 2023-03-31T-20:05:00</text:p>
      <text:p text:style-name="P4">
Location: Kherson (Latitude:46.56152 Longtitude:32.33603)</text:p>
      <text:p text:style-name="P4">
Videos: []</text:p>
      <text:p text:style-name="P4">
Images: []</text:p>
      <text:p text:style-name="P4">
Tags: ["Russia"]</text:p>
      <text:p text:style-name="P4">
ID: 22552331</text:p>
      <!--METADATA-->
      <text:p text:style-name="P4">
At Zaporizhzhia and Kherson directions Russian army shelled Novosilka, Novopilof Donetsk region; Olhivske, Charivne, Bilohirya, Mala Tokmachka,Novodanylivka, Novoandriyivka, Scherbaky of Zaporizhzhia region andNovooleksandrivka, Kozatske, Ivanivka, Inzhenerne, Yantarne and Kizomys ofKherson region, - General Staff of Armed Forces of Ukraine says in the morningreport</text:p>
      <text:p text:style-name="P4">
News Collection Link: <text:a xlink:type="simple" xlink:href="https://liveuamap.com/en/2023/31-march-at-zaporizhzhia-and-kherson-directions-russian-army" text:style-name="Internet_20_link" text:visited-style-name="Visited_20_Internet_20_Link">
https://liveuamap.com/en/2023/31-march-at-zaporizhzhia-and-kherson-directions-russian-army</text:a>
</text:p>
      <text:p text:style-name="P4">
Source: <text:a xlink:type="simple" xlink:href="https://t.me/lumsrc/4380" text:style-name="Internet_20_link" text:visited-style-name="Visited_20_Internet_20_Link">
https://t.me/lumsrc/4380</text:a>
</text:p>
      <!--NEWS-->
      <text:h text:style-name="P10" text:outline-level="1">
<text:span text:style-name="T4">
США готують новий пакет військової допомоги Україні на $2,6 мільярда – Reuters</text:span>
</text:h>
      <text:p text:style-name="P4">
Authors: Ukrinform (Person)</text:p>
      <text:p text:style-name="P4">
Publisher: Укринформ (Organization)</text:p>
      <text:p text:style-name="P4">
Published Time: 2023-03-31T-21:27:00+03:00</text:p>
      <text:p text:style-name="P4">
Modified Time: 2023-03-31T23:27:00+03:00</text:p>
      <text:p text:style-name="P4">
Description: Адміністрація США готує новий пакет військової допомоги для України, попередньо на суму $2,6 мільярда, до якого можуть увійти радари, ракети для ППО, протитанкові засоби, логістична техніка. — Укрінформ.</text:p>
      <text:p text:style-name="P4">
Images: ["<text:a xlink:type="simple" xlink:href="https://static.ukrinform.com/photos/2022_08/thumb_files/630_360_1661308385-380.jpg" text:style-name="Internet_20_link" text:visited-style-name="Visited_20_Internet_20_Link">
630_360_16613...</text:a>
"]</text:p>
      <text:p text:style-name="P4">
Tags: ['Оборона', 'США', 'Україна', 'Зброя', 'ЗСУ', 'допомога', 'Війна з росією']</text:p>
      <text:p text:style-name="P4">
Type: Article</text:p>
      <!--METADATA-->
      <text:p text:style-name="P4">
<draw:frame draw:style-name="fr1" draw:name="Image30" text:anchor-type="as-char" svg:width="6.9236in" svg:height="3.956343in" draw:z-index="0">
<draw:image xlink:href="../Images/yкринформ/2023-03-31T-21-27-00-03-00/630_360_1661308385-380.jpg" xlink:type="simple" xlink:show="embed" xlink:actuate="onLoad" draw:mime-type="image/jpeg"/>
</draw:frame>
Адміністрація США готує новий пакет військової допомоги для України,попередньо на суму $2,6 мільярда, до якого можуть увійти радари, ракети дляППО, протитанкові засоби, логістична техніка.</text:p>
      <text:p text:style-name="P4">
Очікується, що офіційно Білий дім оголосить про це не раніше понеділка,передає Укрінформ із посиланням на Reuters.</text:p>
      <text:p text:style-name="P4">
«Очікується що до переліку обладнання (для України – ред.), також увійдутьпівдюжини різних типів боєприпасів, у тому числі танкових», - зауважуєвидання.</text:p>
      <text:p text:style-name="P4">
<text:span text:style-name="T4">
Читайте також:</text:span>
 <text:span text:style-name="T4">
<text:a xlink:type="simple" xlink:href="https://www.ukrinform.ua/rubric-ato/3689624-nimeccina-peredala-ukraini-cergovij-paket-vijskovoi-dopomogi.html" text:style-name="Internet_20_link" text:visited-style-name="Visited_20_Internet_20_Link">
 </text:a>
</text:span>
</text:p>
      <text:p text:style-name="P4">
Крім того, пакет може включати високоточні авіаційні боєприпаси, мостовеобладнання, евакуаційні машини, додаткові снаряди для протиповітряних системNASAMS та інше обладнання.</text:p>
      <text:p text:style-name="P4">
За інформацією обізнаних джерел, остаточно пакет буде сформований впродовжвихідних. Причому, загальна цифра фінансування, а також конкретні типиобладнання можуть змінитися у остаточному варіанті.</text:p>
      <text:p text:style-name="P4">
<text:span text:style-name="T4">
Читайте також:</text:span>
 <text:span text:style-name="T4">
<text:a xlink:type="simple" xlink:href="https://www.ukrinform.ua/rubric-ato/3688748-glava-pentagonu-virimo-so-ukraina-v-majbutnomu-otrimae-zahidni-litaki-iv-pokolinna.html" text:style-name="Internet_20_link" text:visited-style-name="Visited_20_Internet_20_Link">
 </text:a>
 </text:span>
</text:p>
      <text:p text:style-name="P4">
Передбачається, що озброєння й техніка на суму $2,1 мільярдазакуповуватиметься в межах Ініціативи сприяння безпеці України (USAI). Рештадопомоги на $500 мільйонів має надійти у вигляді виділення за президентськимповноваженням.</text:p>
      <text:p text:style-name="P4">
Як повідомлялося, від моменту повномасштабного вторгнення рф Сполучені Штатиоголосили про виділення понад $30 мільярдів військової допомоги Україні.</text:p>
      <text:p text:style-name="P4">
Source: <text:a xlink:type="simple" xlink:href="https://www.ukrinform.ua/rubric-ato/3690109-ssa-gotuut-novij-paket-vijskovoi-dopomogi-ukraini-na-26-milarda-reuters.html" text:style-name="Internet_20_link" text:visited-style-name="Visited_20_Internet_20_Link">
https://www.ukrinform.ua/rubric-ato/3690109-ssa-gotuut-novij-paket-vijskovoi-dopomogi-ukraini-na-26-milarda-reuters.html</text:a>
</text:p>
      <!--NEWS-->
      <text:h text:style-name="P10" text:outline-level="1">
<text:span text:style-name="T4">
Russian forces conducting offensive actions at Kupiansk, Lyman, Bakhmut, Avdiivka and Maryink...</text:span>
</text:h>
      <text:p text:style-name="P4">
Authors: liveuamap (Language: en)</text:p>
      <text:p text:style-name="P4">
Time: 2023-03-31T-22:05:00</text:p>
      <text:p text:style-name="P4">
Location: Marinka, Donetsk Oblast (Latitude:47.94222 Longtitude:37.50217)</text:p>
      <text:p text:style-name="P4">
Videos: []</text:p>
      <text:p text:style-name="P4">
Images: []</text:p>
      <text:p text:style-name="P4">
Tags: ["Russia", "Minsk Monitor"]</text:p>
      <text:p text:style-name="P4">
ID: 22552327</text:p>
      <!--METADATA-->
      <text:p text:style-name="P4">
Russian forces conducting offensive actions at Kupiansk, Lyman, Bakhmut,Avdiivka and Maryinka directions. Ukrainian military repelled over 80 Russianattacks. Russian forces attempting to advance near Stelmakhivka, Kuzmyne andBerestove, Bakhmut, Orikhovo-Vasylivka, Novobakhmutivka, Novokalynove,Stepove, Avdiyivka, Syeverne, Vodyane, Krasnohorivka and Maryinka of Donetskregion, - General Staff of Armed Forces of Ukraine says in the morning report</text:p>
      <text:p text:style-name="P4">
News Collection Link: <text:a xlink:type="simple" xlink:href="https://liveuamap.com/en/2023/31-march-russian-forces-conducting-offensive-actions-at-kupiansk" text:style-name="Internet_20_link" text:visited-style-name="Visited_20_Internet_20_Link">
https://liveuamap.com/en/2023/31-march-russian-forces-conducting-offensive-actions-at-kupiansk</text:a>
</text:p>
      <text:p text:style-name="P4">
Source: <text:a xlink:type="simple" xlink:href="https://t.me/lumsrc/4381" text:style-name="Internet_20_link" text:visited-style-name="Visited_20_Internet_20_Link">
https://t.me/lumsrc/4381</text:a>
</text:p>
      <!--NEWS-->
      <text:h text:style-name="P10" text:outline-level="1">
<text:span text:style-name="T4">
Штати не забудуть постраждалих від війни та вбитих росіянами українців – Блінкен</text:span>
</text:h>
      <text:p text:style-name="P4">
Authors: Ukrinform (Person)</text:p>
      <text:p text:style-name="P4">
Publisher: Укринформ (Organization)</text:p>
      <text:p text:style-name="P4">
Published Time: 2023-03-31T-23:12:00+03:00</text:p>
      <text:p text:style-name="P4">
Modified Time: 2023-03-31T23:12:00+03:00</text:p>
      <text:p text:style-name="P4">
Description: Сполучені Штати цілком підтримують зусилля українських правоохоронних органів, а також міжнародних інституцій щодо збору, документування й розслідування доказів воєнних злочинів та злочинів проти людства, вчинені росіянами. — Укрінформ.</text:p>
      <text:p text:style-name="P4">
Images: ["<text:a xlink:type="simple" xlink:href="https://static.ukrinform.com/photos/2022_02/thumb_files/630_360_1645570164-465.jpg" text:style-name="Internet_20_link" text:visited-style-name="Visited_20_Internet_20_Link">
630_360_16455...</text:a>
"]</text:p>
      <text:p text:style-name="P4">
Tags: ['Буча', 'США', 'Трибунал', 'Україна', 'Агресія РФ', 'Воєнні злочини', 'Війна з росією']</text:p>
      <text:p text:style-name="P4">
Type: Article</text:p>
      <!--METADATA-->
      <text:p text:style-name="P4">
<draw:frame draw:style-name="fr1" draw:name="Image31" text:anchor-type="as-char" svg:width="6.9236in" svg:height="3.956343in" draw:z-index="0">
<draw:image xlink:href="../Images/yкринформ/2023-03-31T-23-12-00-03-00/630_360_1645570164-465.jpg" xlink:type="simple" xlink:show="embed" xlink:actuate="onLoad" draw:mime-type="image/jpeg"/>
</draw:frame>
 СполученіШтати цілком підтримують зусилля українських правоохоронних органів, а такожміжнародних інституцій щодо збору, документування й розслідування доказіввоєнних злочинів та злочинів проти людства, вчинені росіянами.</text:p>
      <text:p text:style-name="P4">
Про це заявив у п’ятницю під час Бучанського саміту державний секретар СШАЕнтоні Блінкен, передає власний кореспондент Укрінформу.</text:p>
      <text:p text:style-name="P4">
«Сполучені Штати підтримують українські та міжнародні зусилля з документуваннята розслідування цих звірств. Сьогодні ми приєднуємося до країн та організаційз усього світу, щоби надалі вимагати справедливості для українців і України»,-підкреслив глава американської дипломатії.</text:p>
      <text:p text:style-name="P4">
<text:span text:style-name="T4">
Читайте також:</text:span>
 <text:span text:style-name="T4">
<text:a xlink:type="simple" xlink:href="https://www.ukrinform.ua/rubric-ato/3690101-ucasniki-bucanskogo-samitu-uklali-deklaraciu-sodo-vidpovidalnosti-rf-za-skoeni-v-ukraini-zlocini.html" text:style-name="Internet_20_link" text:visited-style-name="Visited_20_Internet_20_Link">
 </text:a>
 </text:span>
</text:p>
      <text:p text:style-name="P4">
Він зауважив, що злочини росіян є частиною кампанії широкомасштабного йсистематичного насильства проти мирного населення. А саме, йдеться прозґвалтування, тортури, насильницькі зникнення, примусову депортацію дітей,страти, а також напади на будинки, школи, лікарні.</text:p>
      <text:p text:style-name="P4">
«Ті, хто вчинив ці звірства, мають понести відповідальність»,- наголосивБлінкен.</text:p>
      <text:p text:style-name="P4">
<text:span text:style-name="T4">
Читайте також:</text:span>
 <text:span text:style-name="T4">
<text:a xlink:type="simple" xlink:href="https://www.ukrinform.ua/rubric-ato/3690090-buca-moze-stati-majdancikom-dla-tribunalu-proti-rosii-prezident.html" text:style-name="Internet_20_link" text:visited-style-name="Visited_20_Internet_20_Link">
 </text:a>
 </text:span>
</text:p>
      <text:p text:style-name="P4">
За його словами, те, що сталося в <text:span text:style-name="T4">
<text:a xlink:type="simple" xlink:href="https://www.ukrinform.ua/tag-buca" text:style-name="Internet_20_link" text:visited-style-name="Visited_20_Internet_20_Link">
 </text:a>
 </text:span>
та в інших містах, і те, що продовжує відбуватися в Україні, є неприпустимим.</text:p>
      <text:p text:style-name="P4">
«Сполучені Штати надалі підтримуватимуть Україну, яка захищає своїх людей,бореться за свій суверенітет, свою територіальну цілісність, свою демократію.Ми не забудемо постраждалих і вбитих українців»,- зауважив главаДерждепартаменту США.</text:p>
      <text:p text:style-name="P4">
<text:span text:style-name="T4">
Читайте також:</text:span>
 <text:span text:style-name="T4">
<text:a xlink:type="simple" xlink:href="https://www.ukrinform.ua/rubric-ato/3690097-moldova-pidtrimue-ideu-spectribunalu-proti-rf-i-gotova-dopomogti-u-zbori-informacii-sandu.html" text:style-name="Internet_20_link" text:visited-style-name="Visited_20_Internet_20_Link">
 </text:a>
 </text:span>
</text:p>
      <text:p text:style-name="P4">
У цьому зв’язку він підкреслив, що американська сторона продовжить докладатизусиль, щоби добитися відповідальності та справедливості.</text:p>
      <text:p text:style-name="P4">
Як повідомляв Укрінформ, у п’ятницю в Україні відбувся Бучанський саміт. Зайого результатами близько 50 держав та міжнародних організацій уклалиБучанську декларацію щодо відповідальності росії за скоєні злочини в Україні.</text:p>
      <text:p text:style-name="P4">
Source: <text:a xlink:type="simple" xlink:href="https://www.ukrinform.ua/rubric-polytics/3690107-stati-ne-zabudut-postrazdalih-vid-vijni-ta-vbitih-rosianami-ukrainciv-blinken.html" text:style-name="Internet_20_link" text:visited-style-name="Visited_20_Internet_20_Link">
https://www.ukrinform.ua/rubric-polytics/3690107-stati-ne-zabudut-postrazdalih-vid-vijni-ta-vbitih-rosianami-ukrainciv-blinken.html</text:a>
</text:p>
      <!--NEWS-->
      <text:h text:style-name="P10" text:outline-level="1">
<text:span text:style-name="T4">
Зеленський: Буде новий Нюрнберг щодо рашистів</text:span>
</text:h>
      <text:p text:style-name="P4">
Authors: Ukrinform (Person)</text:p>
      <text:p text:style-name="P4">
Publisher: Укринформ (Organization)</text:p>
      <text:p text:style-name="P4">
Published Time: 2023-03-31T-25:00:00+03:00</text:p>
      <text:p text:style-name="P4">
Modified Time: 2023-03-31T23:00:00+03:00</text:p>
      <text:p text:style-name="P4">
Description: Головне слово сьогодні – справедливість, для нашої держави та наших людей, які зазнали втрат через російську агресію.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None</text:p>
      <text:p text:style-name="P4">
Type: Article</text:p>
      <!--METADATA-->
      <text:p text:style-name="P4">
<draw:frame draw:style-name="fr1" draw:name="Image32" text:anchor-type="as-char" svg:width="6.9236in" svg:height="3.956343in" draw:z-index="0">
<draw:image xlink:href="../Images/yкринформ/2023-03-31T-25-00-00-03-00/630_360_1679682020-565.jpeg" xlink:type="simple" xlink:show="embed" xlink:actuate="onLoad" draw:mime-type="image/jpeg"/>
</draw:frame>
 Головнеслово сьогодні – справедливість, для нашої держави та наших людей, які зазналивтрат через російську агресію.</text:p>
      <text:p text:style-name="P4">
Про це у своєму <text:a xlink:type="simple" xlink:href="https://www.youtube.com/watch" text:style-name="Internet_20_link" text:visited-style-name="Visited_20_Internet_20_Link">
 </text:a>
 наприкінці401-го дня повномасштабної війни сказав Президент України ВолодимирЗеленський, передає Укрінформ.</text:p>
      <text:p text:style-name="P4">
_Відео:<text:a xlink:type="simple" xlink:href="https://t.me/OP_UA/9138" text:style-name="Internet_20_link" text:visited-style-name="Visited_20_Internet_20_Link">
 </text:a>
 _</text:p>
      <text:p text:style-name="P4">
<text:span text:style-name="T4">
Українці! Українки!</text:span>
</text:p>
      <text:p text:style-name="P4">
Головне слово сьогодні – справедливість. Справедливість – для нашої держави,для всіх наших людей, які втратили рідних, близьких, втратили здоров’я, дім,нормальне життя через російську агресію, через терор окупанта.</text:p>
      <text:p text:style-name="P4">
Відбулись наші спеціальні заходи – в Бучі, в річницю звільнення міста, і вКиєві. Саміт і переговори, друга конференція United for Justice – «Об’єднанізаради справедливості»...</text:p>
      <text:p text:style-name="P4">
Усе це – щоб прискорити, зробити енергійніше глобальну роботу заради трибуналущодо агресії Росії, заради нових ордерів від Міжнародного кримінального судуна арешт російських воєнних злочинців, заради законних і справедливих вироків,які мають отримати всі російські вбивці і кати.</text:p>
      <text:p text:style-name="P4">
І вони отримають. Стовідсотково. Ми це забезпечимо. Знайдемо формати, знайдемоінструменти.</text:p>
      <text:p text:style-name="P4">
Я дякую всім, хто нам у цьому допомагає. Кожній державі, кожному лідеру,кожній міжнародній організації.</text:p>
      <text:p text:style-name="P4">
Сьогодні у нашому першому Бучанському саміті взяли участь представники майжеп’ятдесяти країн. І це лише початок.</text:p>
      <text:p text:style-name="P4">
Дякую лідерам Словенії, Словаччини, Хорватії і Молдови, які сьогодні відвідалиУкраїну, які особисто підтримали Бучу – вшанували пам’ять усіх, хто загинув умісті у час російської окупації.</text:p>
      <text:p text:style-name="P4">
І звичайно – я дякую нашим воїнам. Усім, хто бʼється за Україну зараз. Усім,хто бився за Україну з 14-го року. Усім, чиє життя буквально дає життяУкраїні.</text:p>
      <text:p text:style-name="P4">
Українці вистоять у цій війні. Ми звільнимо нашу землю і всіх наших людей відросійської неволі. І буде день, коли світ почує, що справедливість для Українивідновлено.</text:p>
      <text:p text:style-name="P4">
Буде новий Нюрнберг – щодо рашистів.</text:p>
      <text:p text:style-name="P4">
<text:span text:style-name="T4">
<text:span text:style-name="T5">
Слава всім українським героям!</text:span>
 </text:span>
</text:p>
      <text:p text:style-name="P4">
<text:span text:style-name="T4">
<text:span text:style-name="T5">
Слава нашому міцному народу!</text:span>
 </text:span>
</text:p>
      <text:p text:style-name="P4">
<text:span text:style-name="T4">
<text:span text:style-name="T5">
Слава Україні!</text:span>
 </text:span>
</text:p>
      <text:p text:style-name="P4">
Source: <text:a xlink:type="simple" xlink:href="https://www.ukrinform.ua/rubric-ato/3690106-zelenskij-bude-novij-nurnberg-sodo-rasistiv.html" text:style-name="Internet_20_link" text:visited-style-name="Visited_20_Internet_20_Link">
https://www.ukrinform.ua/rubric-ato/3690106-zelenskij-bude-novij-nurnberg-sodo-rasistiv.html</text:a>
</text:p>
      <!--NEWS-->
      <text:h text:style-name="P10" text:outline-level="1">
<text:span text:style-name="T4">
Премʼєр Хорватії назвав три складові перемоги України</text:span>
</text:h>
      <text:p text:style-name="P4">
Authors: Ukrinform (Person)</text:p>
      <text:p text:style-name="P4">
Publisher: Укринформ (Organization)</text:p>
      <text:p text:style-name="P4">
Published Time: 2023-03-31T-28:53:00+03:00</text:p>
      <text:p text:style-name="P4">
Modified Time: 2023-03-31T22:53:00+03:00</text:p>
      <text:p text:style-name="P4">
Description: Для перемоги України у війні проти росії потрібен патріотизм і ентузіазм українців, міжнародна підтримка країни та єдність західних партнерів. — Укрінформ.</text:p>
      <text:p text:style-name="P4">
Images: ["<text:a xlink:type="simple" xlink:href="https://static.ukrinform.com/photos/2022_05/thumb_files/630_360_1652012094-445.jpeg" text:style-name="Internet_20_link" text:visited-style-name="Visited_20_Internet_20_Link">
630_360_16520...</text:a>
"]</text:p>
      <text:p text:style-name="P4">
Tags: ['Хорватія', "Прем'єр", 'Україна', 'Війна з росією']</text:p>
      <text:p text:style-name="P4">
Type: Article</text:p>
      <!--METADATA-->
      <text:p text:style-name="P4">
<draw:frame draw:style-name="fr1" draw:name="Image33" text:anchor-type="as-char" svg:width="6.9236in" svg:height="3.956343in" draw:z-index="0">
<draw:image xlink:href="../Images/yкринформ/2023-03-31T-28-53-00-03-00/630_360_1652012094-445.jpeg" xlink:type="simple" xlink:show="embed" xlink:actuate="onLoad" draw:mime-type="image/jpeg"/>
</draw:frame>
 Дляперемоги України у війні проти росії потрібен патріотизм і ентузіазмукраїнців, міжнародна підтримка країни та єдність західних партнерів.</text:p>
      <text:p text:style-name="P4">
Про це заявив Премʼєр-міністр Хорватії Андрій Пленкович під часпресконференції за результатами Бучанського саміту, повідомляє Укрінформ.</text:p>
      <text:p text:style-name="P4">
«Я думаю, що є три важливих аспекти, які необхідні для того, щоб Українаперемогла. Це патріотизм і ентузіазм захищати свою країну українського народуй українських військових», - сказав Пленкович.</text:p>
      <text:p text:style-name="P4">
<text:span text:style-name="T4">
Читайте також:</text:span>
 <text:span text:style-name="T4">
<text:a xlink:type="simple" xlink:href="https://www.ukrinform.ua/rubric-polytics/3690065-stefancuk-obgovoriv-iz-premerami-horvatii-ta-slovenii-stvorenna-spectribunalu-proti-rf.html" text:style-name="Internet_20_link" text:visited-style-name="Visited_20_Internet_20_Link">
 </text:a>
 </text:span>
</text:p>
      <text:p text:style-name="P4">
Голова хорватського уряду зауважив, що другою річчю, необхідною для перемогиУкраїни, є її постійна підтримка. На його думку, вона зараз міцніша ніж будь-коли раніше за десятиліття, і дозволяє Україні фінансувати соціальну йекономічну систему наскільки це можливо в таких умовах, а також захищати себеза допомогою військової підтримки.</text:p>
      <text:p text:style-name="P4">
«По-третє, уряди західних країн мають дбати про те, щоб у нас, у наших країнахбула згуртованість, і щоб ми не дозволяли в наших країнах здійснюватисявнутрішнім розломам, які можуть зашкодити політичній єдності, яка існує», -підкреслив Премʼєр-міністр Хорватії.</text:p>
      <text:p text:style-name="P4">
<text:span text:style-name="T4">
Читайте також:</text:span>
 <text:span text:style-name="T4">
<text:a xlink:type="simple" xlink:href="https://www.ukrinform.ua/rubric-polytics/3690047-zelenskij-obgovoriv-iz-premerom-horvatii-potrebi-zsu-ta-povoennu-vidbudovu-ukraini.html" text:style-name="Internet_20_link" text:visited-style-name="Visited_20_Internet_20_Link">
 </text:a>
 </text:span>
</text:p>
      <text:p text:style-name="P4">
Як повідомлялося, у здатності України відбити напад російської федераціївпевнені 82% українців. Про це свідчать результати опитування, проведеногоGradus Research до роковин повномасштабної війни.</text:p>
      <text:p text:style-name="P4">
Source: <text:a xlink:type="simple" xlink:href="https://www.ukrinform.ua/rubric-polytics/3690104-premer-horvatii-nazvav-tri-skladovi-peremogi-ukraini.html" text:style-name="Internet_20_link" text:visited-style-name="Visited_20_Internet_20_Link">
https://www.ukrinform.ua/rubric-polytics/3690104-premer-horvatii-nazvav-tri-skladovi-peremogi-ukraini.html</text:a>
</text:p>
      <!--NEWS-->
      <text:h text:style-name="P10" text:outline-level="1">
<text:span text:style-name="T4">
Вбивство немовляти та бабусі у Авдіївці: прокуратура розпочала провадження</text:span>
</text:h>
      <text:p text:style-name="P4">
Authors: Ukrinform (Person)</text:p>
      <text:p text:style-name="P4">
Publisher: Укринформ (Organization)</text:p>
      <text:p text:style-name="P4">
Published Time: 2023-03-31T-30:45:00+03:00</text:p>
      <text:p text:style-name="P4">
Modified Time: 2023-03-31T22:45:00+03:00</text:p>
      <text:p text:style-name="P4">
Description: У Авдіївці армія рф вбила 69-річну жінку та її 5-місячного онука, правоохоронці розпочали кримінальне провадження. — Укрінформ.</text:p>
      <text:p text:style-name="P4">
Images: ["<text:a xlink:type="simple" xlink:href="https://static.ukrinform.com/photos/2023_03/thumb_files/630_360_1680292022-631.jpg" text:style-name="Internet_20_link" text:visited-style-name="Visited_20_Internet_20_Link">
630_360_16802...</text:a>
", "<text:a xlink:type="simple" xlink:href="https://static.ukrinform.com/photos/2023_03/1680292022-631.jpg" text:style-name="Internet_20_link" text:visited-style-name="Visited_20_Internet_20_Link">
1680292022-63...</text:a>
", "<text:a xlink:type="simple" xlink:href="https://static.ukrinform.com/photos/2023_03/1680292023-126.jpg" text:style-name="Internet_20_link" text:visited-style-name="Visited_20_Internet_20_Link">
1680292023-12...</text:a>
", "<text:a xlink:type="simple" xlink:href="https://static.ukrinform.com/photos/2023_03/1680292023-109.jpg" text:style-name="Internet_20_link" text:visited-style-name="Visited_20_Internet_20_Link">
1680292023-10...</text:a>
"]</text:p>
      <text:p text:style-name="P4">
Tags: ['Обстріл', 'Прокуратура', 'Смерть', 'Авдіївка', 'Війна з росією']</text:p>
      <text:p text:style-name="P4">
Type: Article</text:p>
      <!--METADATA-->
      <text:p text:style-name="P4">
<draw:frame draw:style-name="fr1" draw:name="Image34" text:anchor-type="as-char" svg:width="6.9236in" svg:height="3.956343in" draw:z-index="0">
<draw:image xlink:href="../Images/yкринформ/2023-03-31T-30-45-00-03-00/630_360_1680292022-631.jpg" xlink:type="simple" xlink:show="embed" xlink:actuate="onLoad" draw:mime-type="image/jpeg"/>
</draw:frame>
 УАвдіївці армія рф вбила 69-річну жінку та її 5-місячного онука, правоохоронцірозпочали кримінальне провадження.</text:p>
      <text:p text:style-name="P4">
Про це у <text:a xlink:type="simple" xlink:href="https://t.me/pgo_gov_ua/10932" text:style-name="Internet_20_link" text:visited-style-name="Visited_20_Internet_20_Link">
 </text:a>
 повідомила пресслужба Офісугенерального прокурора, передає Укрінформ.</text:p>
      <text:p text:style-name="P4">
«За даними слідства, ввечері 31 березня 2023 року окупаційні війська рфздійснили артилерійський обстріл м. Авдіївки. Снаряд влучив у приватнийбудинок, в якому проживала родина. У полум'ї, що охопило оселю, загинули69-річна жінка та її 5-місячний онук», - йдеться в повідомленні.</text:p>
      <text:p text:style-name="P4">
<draw:frame draw:style-name="fr1" draw:name="Image35" text:anchor-type="as-char" svg:width="6.9236in" svg:height="5.1927in" draw:z-index="0">
<draw:image xlink:href="../Images/yкринформ/2023-03-31T-30-45-00-03-00/1680292022-631.jpg" xlink:type="simple" xlink:show="embed" xlink:actuate="onLoad" draw:mime-type="image/jpeg"/>
</draw:frame>
</text:p>
      <text:p text:style-name="P4">
<text:span text:style-name="T4">
Читайте також:</text:span>
 <text:span text:style-name="T4">
<text:a xlink:type="simple" xlink:href="https://www.ukrinform.ua/rubric-ato/3690088-rosiani-nakrili-z-artilerii-avdiivku-zaginula-ditina.html" text:style-name="Internet_20_link" text:visited-style-name="Visited_20_Internet_20_Link">
 </text:a>
 </text:span>
</text:p>
      <text:p text:style-name="P4">
За попередніми даними, поранень також зазнали мати й батько малюка, якізнаходились на подвір’ї. Наразі пошуково-рятувальні роботи тривають. На місціпрацюють правоохоронці та рятувальники.</text:p>
      <text:p text:style-name="P4">
<draw:frame draw:style-name="fr1" draw:name="Image36" text:anchor-type="as-char" svg:width="6.9236in" svg:height="9.231467in" draw:z-index="0">
<draw:image xlink:href="../Images/yкринформ/2023-03-31T-30-45-00-03-00/1680292023-126.jpg" xlink:type="simple" xlink:show="embed" xlink:actuate="onLoad" draw:mime-type="image/jpeg"/>
</draw:frame>
</text:p>
      <text:p text:style-name="P4">
За процесуального керівництва Донецької обласної прокуратури правоохоронцірозпочали досудове розслідування у кримінальному провадженні за фактомпорушення законів та звичаїв війни, поєднаного з умисним вбивством - частина 2статті 438 Кримінального кодексу.</text:p>
      <text:p text:style-name="P4">
<draw:frame draw:style-name="fr1" draw:name="Image37" text:anchor-type="as-char" svg:width="6.9236in" svg:height="9.231467in" draw:z-index="0">
<draw:image xlink:href="../Images/yкринформ/2023-03-31T-30-45-00-03-00/1680292023-109.jpg" xlink:type="simple" xlink:show="embed" xlink:actuate="onLoad" draw:mime-type="image/jpeg"/>
</draw:frame>
</text:p>
      <text:p text:style-name="P4">
<text:span text:style-name="T4">
Читайте також:</text:span>
 <text:span text:style-name="T4">
<text:a xlink:type="simple" xlink:href="https://www.ukrinform.ua/rubric-regions/3690092-na-hersonsini-pid-vorozij-obstril-potrapili-civilni-aki-plivli-na-covni-po-dnipru.html" text:style-name="Internet_20_link" text:visited-style-name="Visited_20_Internet_20_Link">
 </text:a>
 </text:span>
</text:p>
      <text:p text:style-name="P4">
Як повідомляв Укрінформ, за даними обласної поліції, в обстрілюваній ворогом<text:span text:style-name="T4">
<text:a xlink:type="simple" xlink:href="https://www.ukrinform.ua/tag-avdiivka" text:style-name="Internet_20_link" text:visited-style-name="Visited_20_Internet_20_Link">
 </text:a>
 </text:span>
 на Донеччині станом на 28березня залишалися п’ять дітей. З кожним днем виїзд із міста стає всескладнішим. Поліцейські намагаються якнайшвидше переконати батьків вивезтималечу.</text:p>
      <text:p text:style-name="P4">
Source: <text:a xlink:type="simple" xlink:href="https://www.ukrinform.ua/rubric-ato/3690103-vbivstvo-nemovla-ta-babusi-u-avdiivci-prokuratura-rozpocala-provadzenna.html" text:style-name="Internet_20_link" text:visited-style-name="Visited_20_Internet_20_Link">
https://www.ukrinform.ua/rubric-ato/3690103-vbivstvo-nemovla-ta-babusi-u-avdiivci-prokuratura-rozpocala-provadzenna.html</text:a>
</text:p>
      <!--NEWS-->
      <text:h text:style-name="P10" text:outline-level="1">
<text:span text:style-name="T4">
ЄС затвердив виключення у застосуванні санкцій під час гуманітарних операцій</text:span>
</text:h>
      <text:p text:style-name="P4">
Authors: Ukrinform (Person)</text:p>
      <text:p text:style-name="P4">
Publisher: Укринформ (Organization)</text:p>
      <text:p text:style-name="P4">
Published Time: 2023-03-31T-32:37:00+03:00</text:p>
      <text:p text:style-name="P4">
Modified Time: 2023-03-31T22:37:00+03:00</text:p>
      <text:p text:style-name="P4">
Description: Рада ЄС сьогодні оголосила про уточнення деяких своїх попередніх рішень, які стосуються застосування санкцій ЄС: передбачено запровадження певних виключень із застосування санкцій, якщо йдеться про гуманітарні операції або доставку гуманітарної допомоги. — Укрінформ.</text:p>
      <text:p text:style-name="P4">
Images: ["<text:a xlink:type="simple" xlink:href="https://static.ukrinform.com/photos/2019_07/thumb_files/630_360_1562308257-367.jpg" text:style-name="Internet_20_link" text:visited-style-name="Visited_20_Internet_20_Link">
630_360_15623...</text:a>
"]</text:p>
      <text:p text:style-name="P4">
Tags: ['Антиросійські санкції', 'Євросоюз', 'Санкції']</text:p>
      <text:p text:style-name="P4">
Type: Article</text:p>
      <!--METADATA-->
      <text:p text:style-name="P4">
<draw:frame draw:style-name="fr1" draw:name="Image38" text:anchor-type="as-char" svg:width="6.9236in" svg:height="3.956343in" draw:z-index="0">
<draw:image xlink:href="../Images/yкринформ/2023-03-31T-32-37-00-03-00/630_360_1562308257-367.jpg" xlink:type="simple" xlink:show="embed" xlink:actuate="onLoad" draw:mime-type="image/jpeg"/>
</draw:frame>
 Рада ЄСсьогодні оголосила про уточнення деяких своїх попередніх рішень, якістосуються застосування санкцій ЄС: передбачено запровадження певних виключеньіз застосування санкцій, якщо йдеться про гуманітарні операції або доставкугуманітарної допомоги.</text:p>
      <text:p text:style-name="P4">
Як повідомляє Укрінформ, така інформація була <text:a xlink:type="simple" xlink:href="https://www.consilium.europa.eu/en/press/press-releases/2023/03/31/humanitarian-action-eu-introduces-exemptions-to-sanctions-to-facilitate-the-delivery-of-assistance/" text:style-name="Internet_20_link" text:visited-style-name="Visited_20_Internet_20_Link">
</text:a>
на сайті Європейської Ради.</text:p>
      <text:p text:style-name="P4">
«Рада ЄС вирішила сьогодні модифікувати декілька актів Ради ЄС, що стосуютьсяобмежувальних заходів ЄС в контексті резолюції Ради безпеки ООН 2664 (2022),що надає гуманітарні виключення у застосуванні заморожування рахунків, щопередбачене санаційним режимом ООН», - йдеться у повідомленні.</text:p>
      <text:p text:style-name="P4">
<text:span text:style-name="T4">
Читайте також:</text:span>
 <text:span text:style-name="T4">
<text:a xlink:type="simple" xlink:href="https://www.ukrinform.ua/rubric-world/3689789-avstralia-vvela-novi-sankcii-proti-rosijskih-cinovnikiv.html" text:style-name="Internet_20_link" text:visited-style-name="Visited_20_Internet_20_Link">
 </text:a>
 </text:span>
</text:p>
      <text:p text:style-name="P4">
В результаті таких «гуманітарних виключень», зокрема, програми ООН танеурядові організації, що залучені до реалізації планів ООН із гуманітарногореагування, без будь-якого попереднього погодження можуть вчиняти певні дії зособами та установами, що включені до санкційного списку, якщо метою таких дійє доставка гуманітарної допомоги або підтримка інших операцій, що спрямованіна задоволення базових потреб людини.</text:p>
      <text:p text:style-name="P4">
Як зазначається, сьогоднішнє рішення завершує процес застосування виключень до14-ти санкційних режимів ООН, що відображені в законодавстві ЄС. Ці виключеннятакож поширюються на автономні санкційні переліки ЄС, які доповнювалиобмежувальні заходи ООН. Це створює чітке правове поле для операторів ринку,які зможуть скористатися виключеннями із санкцій без будь-яких відмінностейщодо санкційних переліків як ООН, так і ЄС.</text:p>
      <text:p text:style-name="P4">
<text:span text:style-name="T4">
Читайте також:</text:span>
 <text:span text:style-name="T4">
<text:a xlink:type="simple" xlink:href="https://www.ukrinform.ua/rubric-world/3688634-proti-bilorusi-zaprovadat-dodatkovi-sankcii-u-razi-rozmisenna-adernoi-zbroi-rf-moraveckij.html" text:style-name="Internet_20_link" text:visited-style-name="Visited_20_Internet_20_Link">
 </text:a>
 </text:span>
</text:p>
      <text:p text:style-name="P4">
«Це рішення надсилає потужний сигнал гуманітарним та економічним операторам:санкції ЄС не стоять на шляху доставки гуманітарної допомоги. Це демонструєтверду рішучість з боку ЄС уникнути ненавмисних негативних наслідків санкційдля гуманітарних дій, а також важливість, що надається відповідностісанкційної політики ЄС нормам міжнародного права», - йдеться у повідомленні.</text:p>
      <text:p text:style-name="P4">
<text:span text:style-name="T4">
Читайте також:</text:span>
 <text:span text:style-name="T4">
<text:a xlink:type="simple" xlink:href="https://www.ukrinform.ua/rubric-world/3688876-cerez-vijnu-ta-sankcii-ekonomika-rosii-pocinae-rozvaluvatisa-wsj.html" text:style-name="Internet_20_link" text:visited-style-name="Visited_20_Internet_20_Link">
 </text:a>
 </text:span>
</text:p>
      <text:p text:style-name="P4">
Резолюція Ради Безпеки ООН <text:a xlink:type="simple" xlink:href="https://documents-dds-ny.un.org/doc/UNDOC/GEN/N22/736/77/PDF/N2273677.pdf" text:style-name="Internet_20_link" text:visited-style-name="Visited_20_Internet_20_Link">
 </text:a>
 була ухвалена9 грудня 2022 року. Документ закликає держави ООН застосовувати санкції,включаючи ті, що передбачені в контексті боротьби з тероризмом, з урахуваннямта дотриманням власних зобов’язань відповідно до положень міжнародногогуманітарного права, міжнародного законодавства у сфері прав людини та захистубіженців.</text:p>
      <text:p text:style-name="P4">
Source: <text:a xlink:type="simple" xlink:href="https://www.ukrinform.ua/rubric-economy/3690102-es-zatverdiv-viklucenna-u-zastosuvanni-sankcij-pid-cas-gumanitarnih-operacij.html" text:style-name="Internet_20_link" text:visited-style-name="Visited_20_Internet_20_Link">
https://www.ukrinform.ua/rubric-economy/3690102-es-zatverdiv-viklucenna-u-zastosuvanni-sankcij-pid-cas-gumanitarnih-operacij.html</text:a>
</text:p>
      <!--NEWS-->
      <text:h text:style-name="P10" text:outline-level="1">
<text:span text:style-name="T4">
Учасники Бучанського саміту уклали декларацію щодо відповідальності рф за скоєні в Україні злочини</text:span>
</text:h>
      <text:p text:style-name="P4">
Authors: Ukrinform (Person)</text:p>
      <text:p text:style-name="P4">
Publisher: Укринформ (Organization)</text:p>
      <text:p text:style-name="P4">
Published Time: 2023-03-31T-34:25:00+03:00</text:p>
      <text:p text:style-name="P4">
Modified Time: 2023-03-31T22:25:00+03:00</text:p>
      <text:p text:style-name="P4">
Description: Близько 50 держав та міжнародних організацій уклали Бучанську декларацію щодо відповідальності росії за скоєні в Україні злочини. — Укрінформ.</text:p>
      <text:p text:style-name="P4">
Images: ["<text:a xlink:type="simple" xlink:href="https://static.ukrinform.com/photos/2022_04/thumb_files/630_360_1649797549-494.jpg" text:style-name="Internet_20_link" text:visited-style-name="Visited_20_Internet_20_Link">
630_360_16497...</text:a>
"]</text:p>
      <text:p text:style-name="P4">
Tags: ['Буча', 'Трибунал', 'Агресія РФ', 'Воєнні злочини']</text:p>
      <text:p text:style-name="P4">
Type: Article</text:p>
      <!--METADATA-->
      <text:p text:style-name="P4">
<draw:frame draw:style-name="fr1" draw:name="Image39" text:anchor-type="as-char" svg:width="6.9236in" svg:height="3.956343in" draw:z-index="0">
<draw:image xlink:href="../Images/yкринформ/2023-03-31T-34-25-00-03-00/630_360_1649797549-494.jpg" xlink:type="simple" xlink:show="embed" xlink:actuate="onLoad" draw:mime-type="image/jpeg"/>
</draw:frame>
 Близько50 держав та міжнародних організацій уклали Бучанську декларацію щодовідповідальності росії за скоєні в Україні злочини.</text:p>
      <text:p text:style-name="P4">
Документ підписано за результатом Бучанського саміту й опубліковано на <text:a xlink:type="simple" xlink:href="https://www.president.gov.ua/news/buchanska-deklaraciya-shodo-vidpovidalnosti-za-najtyazhchi-z-82005" text:style-name="Internet_20_link" text:visited-style-name="Visited_20_Internet_20_Link">
</text:a>
</text:p>
      <text:p text:style-name="P4">
Учасники саміту рішуче засудили тяжкі злочини за міжнародним правом, які булискоєні на території України, включно з масовими вбивствами в Бучі, які сталисимволом жахіть російської агресії, і висловили підтримку зусиль прокурораМіжнародного кримінального суду та вдячність за виняткову та важливудіяльність МКС у забезпеченні притягнення до відповідальності винних ізапобіганні їхній безкарності.</text:p>
      <text:p text:style-name="P4">
<text:span text:style-name="T4">
Читайте також:</text:span>
 <text:span text:style-name="T4">
<text:a xlink:type="simple" xlink:href="https://www.ukrinform.ua/rubric-ato/3690097-moldova-pidtrimue-ideu-spectribunalu-proti-rf-i-gotova-dopomogti-u-zbori-informacii-sandu.html" text:style-name="Internet_20_link" text:visited-style-name="Visited_20_Internet_20_Link">
 </text:a>
 </text:span>
</text:p>
      <text:p text:style-name="P4">
Також у <text:span text:style-name="T4">
<text:a xlink:type="simple" xlink:href="https://www.president.gov.ua/news/buchanska-deklaraciya-shodo-vidpovidalnosti-za-najtyazhchi-z-82005" text:style-name="Internet_20_link" text:visited-style-name="Visited_20_Internet_20_Link">
 </text:a>
 </text:span>
 висловлено підтримку зусиль держав,зокрема України, щодо розслідування та кримінального переслідування у межахїхніх юрисдикцій злочинів, скоєних на території України або проти Українивідповідно до національного законодавства та міжнародного права;</text:p>
      <text:p text:style-name="P4">
Учасники саміту підтримали створення міжнародного механізму з компенсаціїшкоди чи збитків, завданих унаслідок міжнародно-протиправних дій рф в Україніабо проти України, та підтримали створення міжнародного механізму реєструзбитків, який здійснюватиме документування доказів та скарг щодо завданняшкоди або збитків усім зацікавленим фізичним і юридичним особам, а такожУкраїні.</text:p>
      <text:p text:style-name="P4">
<text:span text:style-name="T4">
Читайте також:</text:span>
 <text:span text:style-name="T4">
<text:a xlink:type="simple" xlink:href="https://www.ukrinform.ua/rubric-ato/3690090-buca-moze-stati-majdancikom-dla-tribunalu-proti-rosii-prezident.html" text:style-name="Internet_20_link" text:visited-style-name="Visited_20_Internet_20_Link">
 </text:a>
 </text:span>
</text:p>
      <text:p text:style-name="P4">
У декларації наголошується на необхідності забезпечення повноївідповідальності за найтяжчі злочини за міжнародним правом, скоєні натериторії України, шляхом проведення належного, справедливого й незалежногорозслідування та кримінального переслідування на національному абоміжнародному рівнях, і підкреслено необхідність продовження здійсненняпрактичних кроків для досягнення цієї мети задля забезпечення справедливостідля всіх жертв і запобігання майбутнім злочинам.</text:p>
      <text:p text:style-name="P4">
<text:span text:style-name="T4">
Читайте також:</text:span>
 <text:span text:style-name="T4">
<text:a xlink:type="simple" xlink:href="https://www.ukrinform.ua/rubric-polytics/3689312-ssa-vperse-pidtrimali-stvorenna-tribunalu-akij-suditime-vladu-insoi-kraini-za-zlocin-agresii-op.html" text:style-name="Internet_20_link" text:visited-style-name="Visited_20_Internet_20_Link">
 </text:a>
 </text:span>
</text:p>
      <text:p text:style-name="P4">
Як повідомлялося, 30 березня в Києві відбувся Бучанський саміт. За словамиПрезидента Володимира Зеленського, до нього долучилося майже 50 іноземнихдержав і організацій.</text:p>
      <text:p text:style-name="P4">
Source: <text:a xlink:type="simple" xlink:href="https://www.ukrinform.ua/rubric-ato/3690101-ucasniki-bucanskogo-samitu-uklali-deklaraciu-sodo-vidpovidalnosti-rf-za-skoeni-v-ukraini-zlocini.html" text:style-name="Internet_20_link" text:visited-style-name="Visited_20_Internet_20_Link">
https://www.ukrinform.ua/rubric-ato/3690101-ucasniki-bucanskogo-samitu-uklali-deklaraciu-sodo-vidpovidalnosti-rf-za-skoeni-v-ukraini-zlocini.html</text:a>
</text:p>
      <!--NEWS-->
      <text:h text:style-name="P10" text:outline-level="1">
<text:span text:style-name="T4">
Зеленський: У повноцінній відповідальності росії має бути три елементи</text:span>
</text:h>
      <text:p text:style-name="P4">
Authors: Ukrinform (Person)</text:p>
      <text:p text:style-name="P4">
Publisher: Укринформ (Organization)</text:p>
      <text:p text:style-name="P4">
Published Time: 2023-03-31T-36:20:00+03:00</text:p>
      <text:p text:style-name="P4">
Modified Time: 2023-03-31T22:20:00+03:00</text:p>
      <text:p text:style-name="P4">
Description: Національне правосуддя України, Міжнародний кримінальний суд та спецтрибунали забезпечать повну відповідальність росії як держави-агресора. — Укрінформ.</text:p>
      <text:p text:style-name="P4">
Images: ["<text:a xlink:type="simple" xlink:href="https://static.ukrinform.com/photos/2023_03/thumb_files/630_360_1680284781-892.jpeg" text:style-name="Internet_20_link" text:visited-style-name="Visited_20_Internet_20_Link">
630_360_16802...</text:a>
"]</text:p>
      <text:p text:style-name="P4">
Tags: ['Трибунал', 'Агресія РФ', 'Зеленський', 'Війна з росією']</text:p>
      <text:p text:style-name="P4">
Type: Article</text:p>
      <!--METADATA-->
      <text:p text:style-name="P4">
<draw:frame draw:style-name="fr1" draw:name="Image40" text:anchor-type="as-char" svg:width="6.9236in" svg:height="3.956343in" draw:z-index="0">
<draw:image xlink:href="../Images/yкринформ/2023-03-31T-36-20-00-03-00/630_360_1680284781-892.jpeg" xlink:type="simple" xlink:show="embed" xlink:actuate="onLoad" draw:mime-type="image/jpeg"/>
</draw:frame>
Національне правосуддя України, Міжнародний кримінальний суд та спецтрибунализабезпечать повну відповідальність росії як держави-агресора.</text:p>
      <text:p text:style-name="P4">
Про це повідомив Президент України Володимир Зеленський під час звернення доучасників Бучанського саміту, передає Укрінформ із посиланням на <text:a xlink:type="simple" xlink:href="https://t.me/V_Zelenskiy_official/5700" text:style-name="Internet_20_link" text:visited-style-name="Visited_20_Internet_20_Link">
</text:a>
 Глави держави.</text:p>
      <text:p text:style-name="P4">
"У повноцінній відповідальності росії має бути три елементи. Перший - ценаціональне правосуддя України, яке забезпечить відповідальність основної масиросійських вбивць і терористів. Другий - це Міжнародний кримінальний суд,здатний притягти до відповідальності російських воєнних злочинців різногорівні в межах своєї юрисдикції. Третій - обов'язковий - елемент - цеспецтрибунал для окремих лідерів. Він притягне до відповідальності винних упервинному злочині агресії, який уможливлює всі інші злочини", - сказав він.</text:p>
      <text:p text:style-name="P4">
<text:span text:style-name="T4">
Читайте також:</text:span>
 <text:span text:style-name="T4">
<text:a xlink:type="simple" xlink:href="https://www.ukrinform.ua/rubric-polytics/3690082-zelenskij-vvazae-peregovori-mozlivimi-pisla-togo-ak-rosia-bez-bou-vivede-z-ukraini-vijska.html" text:style-name="Internet_20_link" text:visited-style-name="Visited_20_Internet_20_Link">
 </text:a>
 </text:span>
</text:p>
      <text:p text:style-name="P4">
Зеленський підкреслив, що справедливість - це підґрунтя миру. Коливідповідальність того, хто зруйнував мир, забезпечується повністю, миртриватиме довго. Саме справедливість, за його словами, - у фундаментіукраїнської Формули миру.</text:p>
      <text:p text:style-name="P4">
"Суто формальні норми міжнародного права без забезпечення справедливості, нанашу думку, не спрацюють", - зауважив Президент.</text:p>
      <text:p text:style-name="P4">
<text:span text:style-name="T4">
Читайте також:</text:span>
 <text:span text:style-name="T4">
<text:a xlink:type="simple" xlink:href="https://www.ukrinform.ua/rubric-ato/3690097-moldova-pidtrimue-ideu-spectribunalu-proti-rf-i-gotova-dopomogti-u-zbori-informacii-sandu.html" text:style-name="Internet_20_link" text:visited-style-name="Visited_20_Internet_20_Link">
 </text:a>
 </text:span>
</text:p>
      <text:p text:style-name="P4">
Водночас він подякував всім, хто не йде на компроміси у питаннісправедливості. Зеленський нагадав, що лише в Бучанському районі скоєно понаддев'ять тисяч злочинів, понад 1400 цивільних загинули від рук загарбників. Усамому місті було вбито 637 цивільних, зокрема, 37 дітей.</text:p>
      <text:p text:style-name="P4">
"Світу потрібен дієвий механізм покарання винних у первинному злочині агресії,який відчиняє браму для всього зла. Кожен, хто не хоче повторення цього, маєпрацювати разом з Україною над створенням спеціального трибуналу щодо злочинуагресії росії, над створенням компенсаційного механізму, щоб відшкодувати всізбитки, завдані агресією росії, з їхніх активів. Повна відповідальність - цете, що привчає агресора до миру", - наголосив Президент.</text:p>
      <text:p text:style-name="P4">
<text:span text:style-name="T4">
Читайте також:</text:span>
 <text:span text:style-name="T4">
<text:a xlink:type="simple" xlink:href="https://www.ukrinform.ua/rubric-polytics/3690065-stefancuk-obgovoriv-iz-premerami-horvatii-ta-slovenii-stvorenna-spectribunalu-proti-rf.html" text:style-name="Internet_20_link" text:visited-style-name="Visited_20_Internet_20_Link">
 </text:a>
 </text:span>
</text:p>
      <text:p text:style-name="P4">
Як повідомлялося, Президент Володимир Зеленський зазначав, що _<text:span text:style-name="T4">
<text:a xlink:type="simple" xlink:href="https://www.ukrinform.ua/rubric-ato/3690090-buca-moze-stati-majdancikom-dla-tribunalu-proti-rosii-prezident.html" text:style-name="Internet_20_link" text:visited-style-name="Visited_20_Internet_20_Link">
</text:a>
 </text:span>
 _ , на якому базуватиметься <text:span text:style-name="T4">
<text:a xlink:type="simple" xlink:href="https://www.ukrinform.ua/tag-tribunal" text:style-name="Internet_20_link" text:visited-style-name="Visited_20_Internet_20_Link">
</text:a>
 </text:span>
 , що має засудити російськуагресію проти України, путіна та його оточення.</text:p>
      <text:p text:style-name="P4">
Source: <text:a xlink:type="simple" xlink:href="https://www.ukrinform.ua/rubric-ato/3690100-zelenskij-u-povnocinnij-vidpovidalnosti-rosii-mae-buti-tri-elementi.html" text:style-name="Internet_20_link" text:visited-style-name="Visited_20_Internet_20_Link">
https://www.ukrinform.ua/rubric-ato/3690100-zelenskij-u-povnocinnij-vidpovidalnosti-rosii-mae-buti-tri-elementi.html</text:a>
</text:p>
      <!--NEWS-->
      <text:h text:style-name="P10" text:outline-level="1">
<text:span text:style-name="T4">
Молдова підтримує ідею спецтрибуналу проти рф і готова допомогти у зборі інформації – Санду</text:span>
</text:h>
      <text:p text:style-name="P4">
Authors: Ukrinform (Person)</text:p>
      <text:p text:style-name="P4">
Publisher: Укринформ (Organization)</text:p>
      <text:p text:style-name="P4">
Published Time: 2023-03-31T-38:12:00+03:00</text:p>
      <text:p text:style-name="P4">
Modified Time: 2023-03-31T22:12:00+03:00</text:p>
      <text:p text:style-name="P4">
Description: Президентка Республіки Молдова Мая Санду висловила підтримку ініціативи зі створення спеціального трибуналу проти росії та готова допомогти збирати дані щодо вчинених росіянами злочинів проти українців. — Укрінформ.</text:p>
      <text:p text:style-name="P4">
Images: ["<text:a xlink:type="simple" xlink:href="https://static.ukrinform.com/photos/2022_04/thumb_files/630_360_1649072093-943.jpg" text:style-name="Internet_20_link" text:visited-style-name="Visited_20_Internet_20_Link">
630_360_16490...</text:a>
"]</text:p>
      <text:p text:style-name="P4">
Tags: ['Буча', 'Трибунал', 'Агресія РФ', 'Воєнні злочини', 'Санду', 'Війна з росією']</text:p>
      <text:p text:style-name="P4">
Type: Article</text:p>
      <!--METADATA-->
      <text:p text:style-name="P4">
<draw:frame draw:style-name="fr1" draw:name="Image41" text:anchor-type="as-char" svg:width="6.9236in" svg:height="3.956343in" draw:z-index="0">
<draw:image xlink:href="../Images/yкринформ/2023-03-31T-38-12-00-03-00/630_360_1649072093-943.jpg" xlink:type="simple" xlink:show="embed" xlink:actuate="onLoad" draw:mime-type="image/jpeg"/>
</draw:frame>
Президентка Республіки Молдова Мая Санду висловила підтримку ініціативи зістворення спеціального трибуналу проти росії та готова допомогти збирати даніщодо вчинених росіянами злочинів проти українців.</text:p>
      <text:p text:style-name="P4">
Про це вона заявила під час пресконференції за результатами Бучанськогосаміту, повідомляє Укрінформ.</text:p>
      <text:p text:style-name="P4">
«Ми тут, щоб нагадати світу про російські злочини і підтримати нашізобов’язання. Ми підтримуємо Бучанську декларацію, ми підтримуємо створенняміжнародного трибуналу, щоб усі злочини – злочини проти людства, протиукраїнського народу були розслідувані і покарані. Для цього ми тут і ще развисловлюємо свою готовність підтримувати Україну. Ми всі повинні допомагатиУкраїні перемогти у цій війні, відновити територіальну цілісність і зберегтисвободу та демократію», - сказала Санду.</text:p>
      <text:p text:style-name="P4">
<text:span text:style-name="T4">
Читайте також:</text:span>
 <text:span text:style-name="T4">
<text:a xlink:type="simple" xlink:href="https://www.ukrinform.ua/rubric-polytics/3690045-zelenskij-zustrivsa-iz-sandu-govorili-pro-sankcii-spectribunal-i-situaciu-na-fronti.html" text:style-name="Internet_20_link" text:visited-style-name="Visited_20_Internet_20_Link">
 </text:a>
 </text:span>
</text:p>
      <text:p text:style-name="P4">
Водночас вона розповіла, що нині у Молдові перебуває близько 100 тисячукраїнських біженців, і Молдова може допомогти в отриманні інформації.</text:p>
      <text:p text:style-name="P4">
«Ми можемо працювати з людьми, які стали свідками злочинів проти людства, і зтими, проти кого вчинялися ці злочини», - додала Президентка Молдови.</text:p>
      <text:p text:style-name="P4">
<text:span text:style-name="T4">
Читайте також:</text:span>
 <text:span text:style-name="T4">
<text:a xlink:type="simple" xlink:href="https://www.ukrinform.ua/rubric-ato/3690090-buca-moze-stati-majdancikom-dla-tribunalu-proti-rosii-prezident.html" text:style-name="Internet_20_link" text:visited-style-name="Visited_20_Internet_20_Link">
 </text:a>
 </text:span>
</text:p>
      <text:p text:style-name="P4">
Як повідомлялося, Україна розраховує на ухвалення у квітні Генеральноюасамблеєю ООН резолюції щодо відповідальності за воєнні злочини в України тапідтримку спецтрибуналу проти росії.</text:p>
      <text:p text:style-name="P4">
У вересні 2022 року Президент Володимир Зеленський утворив робочу групу начолі з Андрієм Єрмаком, яка опрацьовує питання створення спеціального <text:span text:style-name="T4">
<text:a xlink:type="simple" xlink:href="https://www.ukrinform.ua/tag-tribunal" text:style-name="Internet_20_link" text:visited-style-name="Visited_20_Internet_20_Link">
</text:a>
 </text:span>
 для притягнення до кримінальноївідповідальності керівництва російської федерації за скоєння злочину агресіїпроти України. Створення такого трибуналу підтримали Парламентська асамблеяРади Європи, Європарламент, Парламентська асамблея НАТО, Парламентськаасамблея ОБСЄ та окремі держави.</text:p>
      <text:p text:style-name="P4">
<text:span text:style-name="T5">
Фото: tv8.md</text:span>
</text:p>
      <text:p text:style-name="P4">
Source: <text:a xlink:type="simple" xlink:href="https://www.ukrinform.ua/rubric-polytics/3690097-moldova-pidtrimue-ideu-spectribunalu-proti-rf-i-gotova-dopomogti-u-zbori-informacii-sandu.html" text:style-name="Internet_20_link" text:visited-style-name="Visited_20_Internet_20_Link">
https://www.ukrinform.ua/rubric-polytics/3690097-moldova-pidtrimue-ideu-spectribunalu-proti-rf-i-gotova-dopomogti-u-zbori-informacii-sandu.html</text:a>
</text:p>
      <!--NEWS-->
      <text:h text:style-name="P10" text:outline-level="1">
<text:span text:style-name="T4">
Ядерний шантаж рф не завадить підтримці України - Британія в ООН</text:span>
</text:h>
      <text:p text:style-name="P4">
Authors: Ukrinform (Person)</text:p>
      <text:p text:style-name="P4">
Publisher: Укринформ (Organization)</text:p>
      <text:p text:style-name="P4">
Published Time: 2023-03-31T-40:04:00+03:00</text:p>
      <text:p text:style-name="P4">
Modified Time: 2023-03-31T22:04:00+03:00</text:p>
      <text:p text:style-name="P4">
Description: Навіть вдаючись до ядерного шантажу, росії не вдасться ослабити підтримку України її міжнародними партнерами. — Укрінформ.</text:p>
      <text:p text:style-name="P4">
Images: ["<text:a xlink:type="simple" xlink:href="https://static.ukrinform.com/photos/2022_01/thumb_files/630_360_1643649621-813.jpg" text:style-name="Internet_20_link" text:visited-style-name="Visited_20_Internet_20_Link">
630_360_16436...</text:a>
"]</text:p>
      <text:p text:style-name="P4">
Tags: ['Британія', 'ООН', 'росія', 'Війна з росією', 'Ядерний шантаж']</text:p>
      <text:p text:style-name="P4">
Type: Article</text:p>
      <!--METADATA-->
      <text:p text:style-name="P4">
<draw:frame draw:style-name="fr1" draw:name="Image42" text:anchor-type="as-char" svg:width="6.9236in" svg:height="3.956343in" draw:z-index="0">
<draw:image xlink:href="../Images/yкринформ/2023-03-31T-40-04-00-03-00/630_360_1643649621-813.jpg" xlink:type="simple" xlink:show="embed" xlink:actuate="onLoad" draw:mime-type="image/jpeg"/>
</draw:frame>
 Навітьвдаючись до ядерного шантажу, росії не вдасться ослабити підтримку України їїміжнародними партнерами.</text:p>
      <text:p text:style-name="P4">
Як повідомляє кореспондент Укрінформу, про це під час засідання Ради БезпекиООН, присвяченого обговоренню погроз президента рф володимира путіна щодорозміщення тактичної ядерної зброї у Білорусі, заявив постійний представникВеликої Британії при Організації Джеймс Каріукі.</text:p>
      <text:p text:style-name="P4">
“Оголошення президента путіна від 25 березня (про намір розмістити тактичнуядерну зброю у білорусі - ред.) - це ще одна спроба залякати та примусити. Цене спрацювало раніше й не спрацює у майбутньому. Ми продовжимо підтримуватизусилля України із самозахисту”, - сказав Каріукі.</text:p>
      <text:p text:style-name="P4">
<text:span text:style-name="T4">
Читайте також:</text:span>
 <text:span text:style-name="T4">
<text:a xlink:type="simple" xlink:href="https://www.ukrinform.ua/rubric-world/3687778-litva-vimagatime-novih-sankcij-u-vidpovid-na-adernij-santaz-rosii.html" text:style-name="Internet_20_link" text:visited-style-name="Visited_20_Internet_20_Link">
 </text:a>
 </text:span>
</text:p>
      <text:p text:style-name="P4">
Він наголосив, що під час війни в Україні лише росія порушує тему можливогозастосування ядерної зброї. “Ми рішуче виступатимемо на підтримку народуУкраїни та закликаємо росію знизити напруження. Розпочати це слід з припиненняцього незаконного та неспровокованого вторгнення”, - зазначив дипломат.</text:p>
      <text:p text:style-name="P4">
Каріукі також закликав президента білорусі “відмовитися від підтримкибезрозсудних дій росії, що ведуть до ескалації”.</text:p>
      <text:p text:style-name="P4">
<text:span text:style-name="T4">
Читайте також:</text:span>
 <text:span text:style-name="T4">
<text:a xlink:type="simple" xlink:href="https://www.ukrinform.ua/rubric-ato/3688271-putin-brazkae-adernou-zbroeu-vid-rozpacu-pered-kontrnastupom-zsu-linkavicus.html" text:style-name="Internet_20_link" text:visited-style-name="Visited_20_Internet_20_Link">
 </text:a>
 </text:span>
</text:p>
      <text:p text:style-name="P4">
Як повідомляв Укрінформ, 25 березня президент країни-агресорки володимирпутін, щодо якого МКС видав ордер на арешт, заявив, що росія розміститьтактичну ядерну зброю у білорусі. Раніше, у лютому цього року, він оголосивпро «призупинення» участі москви в Договорі про скорочення стратегічнихнаступальних озброєнь зі США.</text:p>
      <text:p text:style-name="P4">
<text:span text:style-name="T4">
Читайте також:</text:span>
 <text:span text:style-name="T4">
<text:a xlink:type="simple" xlink:href="https://www.ukrinform.ua/rubric-society/3689379-aderni-pogrozi-rosii-e-castinou-psihologicnoi-vijni-pokalcuk.html" text:style-name="Internet_20_link" text:visited-style-name="Visited_20_Internet_20_Link">
 </text:a>
 </text:span>
</text:p>
      <text:p text:style-name="P4">
Учасниками ДНЯЗ є майже всі держави світу, крім Ізраїлю, Індії, Пакистану таПівнічної Кореї.</text:p>
      <text:p text:style-name="P4">
<text:span text:style-name="T5">
Фото: Courtesy</text:span>
</text:p>
      <text:p text:style-name="P4">
Source: <text:a xlink:type="simple" xlink:href="https://www.ukrinform.ua/rubric-polytics/3690094-adernij-santaz-rf-ne-zavadit-pidtrimci-ukraini-britania-v-oon.html" text:style-name="Internet_20_link" text:visited-style-name="Visited_20_Internet_20_Link">
https://www.ukrinform.ua/rubric-polytics/3690094-adernij-santaz-rf-ne-zavadit-pidtrimci-ukraini-britania-v-oon.html</text:a>
</text:p>
      <!--NEWS-->
      <text:h text:style-name="P10" text:outline-level="1">
<text:span text:style-name="T4">
Нова програма МВФ допоможе зберегти макрофінансову стабільність України — Шмигаль</text:span>
</text:h>
      <text:p text:style-name="P4">
Authors: Ukrinform (Person)</text:p>
      <text:p text:style-name="P4">
Publisher: Укринформ (Organization)</text:p>
      <text:p text:style-name="P4">
Published Time: 2023-03-31T-43:55:00+03:00</text:p>
      <text:p text:style-name="P4">
Modified Time: 2023-03-31T21:55:00+03:00</text:p>
      <text:p text:style-name="P4">
Description: Нова програма підтримки від Міжнародного валютного фонду допоможе уряду профінансувати всі критичні видатки та зберегти макрофінансову стабільність України, перший транш очікується вже найближчим часом. — Укрінформ.</text:p>
      <text:p text:style-name="P4">
Images: ["<text:a xlink:type="simple" xlink:href="https://static.ukrinform.com/photos/2023_02/thumb_files/630_360_1677604002-692.jpg" text:style-name="Internet_20_link" text:visited-style-name="Visited_20_Internet_20_Link">
630_360_16776...</text:a>
"]</text:p>
      <text:p text:style-name="P4">
Tags: ['Економіка', 'МВФ', 'Україна', 'Шмигаль']</text:p>
      <text:p text:style-name="P4">
Type: Article</text:p>
      <!--METADATA-->
      <text:p text:style-name="P4">
<draw:frame draw:style-name="fr1" draw:name="Image43" text:anchor-type="as-char" svg:width="6.9236in" svg:height="3.956343in" draw:z-index="0">
<draw:image xlink:href="../Images/yкринформ/2023-03-31T-43-55-00-03-00/630_360_1677604002-692.jpg" xlink:type="simple" xlink:show="embed" xlink:actuate="onLoad" draw:mime-type="image/jpeg"/>
</draw:frame>
 Новапрограма підтримки від Міжнародного валютного фонду допоможе урядупрофінансувати всі критичні видатки та зберегти макрофінансову стабільністьУкраїни, перший транш очікується вже найближчим часом.</text:p>
      <text:p text:style-name="P4">
Про це Прем'єр-міністр Денис Шмигаль повідомив у <text:a xlink:type="simple" xlink:href="https://t.me/Denys_Smyhal/4886" text:style-name="Internet_20_link" text:visited-style-name="Visited_20_Internet_20_Link">
</text:a>
 , передає Укрінформ.</text:p>
      <text:p text:style-name="P4">
"Програма буде складатися з двох частин. Перша – це термінове фінансування донашої перемоги у війні. Друга частина – це післявоєнна відбудова татрансформація України. Перший транш у розмірі понад 2,7 млрд доларів очікуємовже найближчим часом", – зазначив він.</text:p>
      <text:p text:style-name="P4">
<text:span text:style-name="T4">
Читайте також:</text:span>
 <text:span text:style-name="T4">
<text:a xlink:type="simple" xlink:href="https://www.ukrinform.ua/rubric-economy/3690077-mvf-shvaliv-programu-finansuvanna-dla-ukraini-na-156-milarda.html" text:style-name="Internet_20_link" text:visited-style-name="Visited_20_Internet_20_Link">
 </text:a>
 </text:span>
</text:p>
      <text:p text:style-name="P4">
Глава уряду також подякував командам Міністерства фінансів та Національногобанку України, Міжнародному валютному фонду та всім причетним.</text:p>
      <text:p text:style-name="P4">
Як повідомляв Укрінформ, 31 березня виконавча рада _<text:span text:style-name="T4">
<text:a xlink:type="simple" xlink:href="https://www.ukrinform.ua/rubric-economy/3690077-mvf-shvaliv-programu-finansuvanna-dla-ukraini-na-156-milarda.html" text:style-name="Internet_20_link" text:visited-style-name="Visited_20_Internet_20_Link">
</text:a>
 </text:span>
 _ сумою 15,6 мільярдадоларів.</text:p>
      <text:p text:style-name="P4">
Source: <text:a xlink:type="simple" xlink:href="https://www.ukrinform.ua/rubric-economy/3690093-nova-programa-mvf-dopomoze-zberegti-makrofinansovu-stabilnist-ukraini-smigal.html" text:style-name="Internet_20_link" text:visited-style-name="Visited_20_Internet_20_Link">
https://www.ukrinform.ua/rubric-economy/3690093-nova-programa-mvf-dopomoze-zberegti-makrofinansovu-stabilnist-ukraini-smigal.html</text:a>
</text:p>
      <!--NEWS-->
      <text:h text:style-name="P10" text:outline-level="1">
<text:span text:style-name="T4">
На Херсонщині під ворожий обстріл потрапили цивільні, які пливли на човні по Дніпру</text:span>
</text:h>
      <text:p text:style-name="P4">
Authors: Ukrinform (Person)</text:p>
      <text:p text:style-name="P4">
Publisher: Укринформ (Organization)</text:p>
      <text:p text:style-name="P4">
Published Time: 2023-03-31T-45:43:20+03:00</text:p>
      <text:p text:style-name="P4">
Modified Time: 2023-03-31T21:43:20+03:00</text:p>
      <text:p text:style-name="P4">
Description: У Херсонській області внаслідок російського обстрілу поранення дістали цивільні, які пливли на човні по Дніпру. — Укрінформ.</text:p>
      <text:p text:style-name="P4">
Images: ["<text:a xlink:type="simple" xlink:href="https://static.ukrinform.com/photos/2019_12/thumb_files/630_360_1576566501-892.jpg" text:style-name="Internet_20_link" text:visited-style-name="Visited_20_Internet_20_Link">
630_360_15765...</text:a>
"]</text:p>
      <text:p text:style-name="P4">
Tags: ['Херсонщина', 'Обстріл', 'Війна з росією']</text:p>
      <text:p text:style-name="P4">
Type: Article</text:p>
      <!--METADATA-->
      <text:p text:style-name="P4">
<draw:frame draw:style-name="fr1" draw:name="Image44" text:anchor-type="as-char" svg:width="6.9236in" svg:height="3.956343in" draw:z-index="0">
<draw:image xlink:href="../Images/yкринформ/2023-03-31T-45-43-20-03-00/630_360_1576566501-892.jpg" xlink:type="simple" xlink:show="embed" xlink:actuate="onLoad" draw:mime-type="image/jpeg"/>
</draw:frame>
 УХерсонській області внаслідок російського обстрілу поранення дістали цивільні,які пливли на човні по Дніпру.</text:p>
      <text:p text:style-name="P4">
Як передає Укрінформ, про це Херсонська обласна військова адміністраціяповідомила в <text:a xlink:type="simple" xlink:href="https://t.me/khersonskaODA/4789" text:style-name="Internet_20_link" text:visited-style-name="Visited_20_Internet_20_Link">
 </text:a>
 .</text:p>
      <text:p text:style-name="P4">
"Під обстріл потрапили люди, котрі намагалися дістатися <text:a xlink:type="simple" xlink:href="https://www.ukrinform.ua/tag-herson" text:style-name="Internet_20_link" text:visited-style-name="Visited_20_Internet_20_Link">
</text:a>
 на човні. Вони пливли з дач, що налівому березі Дніпра", — ідеться в повідомленні.</text:p>
      <text:p text:style-name="P4">
<text:span text:style-name="T4">
Читайте також:</text:span>
 <text:a xlink:type="simple" xlink:href="https://www.ukrinform.ua/rubric-ato/3690088-rosiani-nakrili-z-artilerii-avdiivku-zaginula-ditina.html" text:style-name="Internet_20_link" text:visited-style-name="Visited_20_Internet_20_Link">
 </text:a>
</text:p>
      <text:p text:style-name="P4">
За попередніми даними, поранені двоє людей. На місце виїхали екстрені служби.</text:p>
      <text:p text:style-name="P4">
Як повідомляв Укрінформ, російські війська <text:a xlink:type="simple" xlink:href="https://www.ukrinform.ua/rubric-ato/3690088-rosiani-nakrili-z-artilerii-avdiivku-zaginula-ditina.html" text:style-name="Internet_20_link" text:visited-style-name="Visited_20_Internet_20_Link">
</text:a>
 по Авдіївці Донецької області, убивши двохмирних жителів, зокрема дитину 2022 року народження.</text:p>
      <text:p text:style-name="P4">
Source: <text:a xlink:type="simple" xlink:href="https://www.ukrinform.ua/rubric-regions/3690092-na-hersonsini-pid-vorozij-obstril-potrapili-civilni-aki-plivli-na-covni-po-dnipru.html" text:style-name="Internet_20_link" text:visited-style-name="Visited_20_Internet_20_Link">
https://www.ukrinform.ua/rubric-regions/3690092-na-hersonsini-pid-vorozij-obstril-potrapili-civilni-aki-plivli-na-covni-po-dnipru.html</text:a>
</text:p>
      <!--NEWS-->
      <text:h text:style-name="P10" text:outline-level="1">
<text:span text:style-name="T4">
Буча може стати майданчиком для трибуналу проти росії – Президент</text:span>
</text:h>
      <text:p text:style-name="P4">
Authors: Ukrinform (Person)</text:p>
      <text:p text:style-name="P4">
Publisher: Укринформ (Organization)</text:p>
      <text:p text:style-name="P4">
Published Time: 2023-03-31T-47:37:00+03:00</text:p>
      <text:p text:style-name="P4">
Modified Time: 2023-03-31T21:37:00+03:00</text:p>
      <text:p text:style-name="P4">
Description: Задля відновлення справедливості, Буча може стати одним із майданчиків, на якому базуватиметься трибунал, що має засудити російську агресію проти України, путіна та його оточення. — Укрінформ.</text:p>
      <text:p text:style-name="P4">
Images: ["<text:a xlink:type="simple" xlink:href="https://static.ukrinform.com/photos/2023_03/thumb_files/630_360_1680286610-590.jpeg" text:style-name="Internet_20_link" text:visited-style-name="Visited_20_Internet_20_Link">
630_360_16802...</text:a>
"]</text:p>
      <text:p text:style-name="P4">
Tags: ['Буча', 'Трибунал', 'Україна', 'Агресія РФ', 'Зеленський', 'Війна з росією']</text:p>
      <text:p text:style-name="P4">
Type: Article</text:p>
      <!--METADATA-->
      <text:p text:style-name="P4">
<draw:frame draw:style-name="fr1" draw:name="Image45" text:anchor-type="as-char" svg:width="6.9236in" svg:height="3.956343in" draw:z-index="0">
<draw:image xlink:href="../Images/yкринформ/2023-03-31T-47-37-00-03-00/630_360_1680286610-590.jpeg" xlink:type="simple" xlink:show="embed" xlink:actuate="onLoad" draw:mime-type="image/jpeg"/>
</draw:frame>
 Задлявідновлення справедливості, Буча може стати одним із майданчиків, на якомубазуватиметься трибунал, що має засудити російську агресію проти України,путіна та його оточення.</text:p>
      <text:p text:style-name="P4">
Про це заявив Президент України Володимир Зеленський під час звернення доучасників Бучанського саміту, передає Укрінформ із <text:a xlink:type="simple" xlink:href="https://t.me/V_Zelenskiy_official/5700" text:style-name="Internet_20_link" text:visited-style-name="Visited_20_Internet_20_Link">
</text:a>
 на Телеграм Глави держави.</text:p>
      <text:p text:style-name="P4">
"Коли ми розглядали ідею цього саміту, ми подумали, що в майбутньому, колиобов'язково зло буде покарано, Буча може стати одним із майданчиків -фундаментів для трибуналу проти агресії росії, проти того горя, яке Президентпутін та його коло принесли на нашу землю", - зазначив він.</text:p>
      <text:p text:style-name="P4">
<text:span text:style-name="T4">
Читайте також:</text:span>
 <text:span text:style-name="T4">
<text:a xlink:type="simple" xlink:href="https://www.ukrinform.ua/rubric-regions/3690061-u-buci-dosi-neopiznani-70-til-ludej-ubitih-rosianami.html" text:style-name="Internet_20_link" text:visited-style-name="Visited_20_Internet_20_Link">
 </text:a>
 </text:span>
</text:p>
      <text:p text:style-name="P4">
Водночас Зеленський підкреслив, що підтримка з боку інших держав Бучанськогосаміту є показником утвердження справедливості. За його словами, в установчомусаміті взяли участь близько 50-тьох країн та організацій. Він подякувавлідерам, які прибули на захід, а також тим, хто долучився онлайн.</text:p>
      <text:p text:style-name="P4">
"Для кожного українця та України це важливо, тому що є пріоритети - перемогата справедливість. І ці два кроки, які ми маємо досягти, та досягнемо", -підкреслив Президент.</text:p>
      <text:p text:style-name="P4">
<text:span text:style-name="T4">
Читайте також:</text:span>
 <text:span text:style-name="T4">
<text:a xlink:type="simple" xlink:href="https://www.ukrinform.ua/rubric-polytics/3689975-skoeni-v-buci-zlocini-pokazali-spravzne-oblicca-rosijskoi-agresii-premer-horvatii.html" text:style-name="Internet_20_link" text:visited-style-name="Visited_20_Internet_20_Link">
 </text:a>
 </text:span>
</text:p>
      <text:p text:style-name="P4">
Також Зеленський подякував за роботу журналістам, які висвітлювали наслідкиокупації Бучі військами рф.</text:p>
      <text:p text:style-name="P4">
"Про Бучу дізнався весь світ: про українців, убитих на вулицях солдатамиросії, про людей, закатованих у підвалах, про розстріляних на дорогах, продорослих, про дітей, чиї тіла були знайдені в могилах Бучі", - сказавПрезидент.</text:p>
      <text:p text:style-name="P4">
<text:span text:style-name="T4">
Читайте також:</text:span>
 <text:span text:style-name="T4">
<text:a xlink:type="simple" xlink:href="https://www.ukrinform.ua/rubric-world/3689932-zvirstva-v-buci-pokazali-svitovi-so-take-vijna-putina-solc.html" text:style-name="Internet_20_link" text:visited-style-name="Visited_20_Internet_20_Link">
 </text:a>
</text:span>
</text:p>
      <text:p text:style-name="P4">
Водночас він наголосив що Буча має стати символом справедливості - дляУкраїни, Європи та всього світу, щоб "кожен російський вбивця, кат та терориствідповів за злочини проти наших людей".</text:p>
      <text:p text:style-name="P4">
Як повідомляв Укрінформ, Зеленський спільно з іноземними гостями, які приїхалив Україну з нагоди річниці звільнення від російських загарбників міста <text:span text:style-name="T4">
<text:a xlink:type="simple" xlink:href="https://www.ukrinform.ua/tag-buca" text:style-name="Internet_20_link" text:visited-style-name="Visited_20_Internet_20_Link">
</text:a>
 </text:span>
 на Київщині, пройшлися вулицеюВокзальна, де було знищено колону російської воєнної техніки.</text:p>
      <text:p text:style-name="P4">
Source: <text:a xlink:type="simple" xlink:href="https://www.ukrinform.ua/rubric-ato/3690090-buca-moze-stati-majdancikom-dla-tribunalu-proti-rosii-prezident.html" text:style-name="Internet_20_link" text:visited-style-name="Visited_20_Internet_20_Link">
https://www.ukrinform.ua/rubric-ato/3690090-buca-moze-stati-majdancikom-dla-tribunalu-proti-rosii-prezident.html</text:a>
</text:p>
      <!--NEWS-->
      <text:h text:style-name="P10" text:outline-level="1">
<text:span text:style-name="T4">
Шевченко відвідав дитячу лікарню «Охматдит»</text:span>
</text:h>
      <text:p text:style-name="P4">
Authors: Ukrinform (Person)</text:p>
      <text:p text:style-name="P4">
Publisher: Укринформ (Organization)</text:p>
      <text:p text:style-name="P4">
Published Time: 2023-03-31T-49:32:00+03:00</text:p>
      <text:p text:style-name="P4">
Modified Time: 2023-03-31T21:32:00+03:00</text:p>
      <text:p text:style-name="P4">
Description: Колишній головний тренер збірної України, амбасадор UNITED24 Андрій Шевченко відвідав дитячу лікарню «Охматдит». — Укрінформ.</text:p>
      <text:p text:style-name="P4">
Images: ["<text:a xlink:type="simple" xlink:href="https://static.ukrinform.com/photos/2023_03/thumb_files/630_360_1680287019-360.jpg" text:style-name="Internet_20_link" text:visited-style-name="Visited_20_Internet_20_Link">
630_360_16802...</text:a>
", "<text:a xlink:type="simple" xlink:href="https://static.ukrinform.com/photos/2023_03/1680286973-134.jpg" text:style-name="Internet_20_link" text:visited-style-name="Visited_20_Internet_20_Link">
1680286973-13...</text:a>
", "<text:a xlink:type="simple" xlink:href="https://static.ukrinform.com/photos/2023_03/1680286974-567.jpg" text:style-name="Internet_20_link" text:visited-style-name="Visited_20_Internet_20_Link">
1680286974-56...</text:a>
"]</text:p>
      <text:p text:style-name="P4">
Tags: ['Футбол', 'Андрій Шевченко']</text:p>
      <text:p text:style-name="P4">
Type: Article</text:p>
      <!--METADATA-->
      <text:p text:style-name="P4">
<draw:frame draw:style-name="fr1" draw:name="Image46" text:anchor-type="as-char" svg:width="6.9236in" svg:height="3.956343in" draw:z-index="0">
<draw:image xlink:href="../Images/yкринформ/2023-03-31T-49-32-00-03-00/630_360_1680287019-360.jpg" xlink:type="simple" xlink:show="embed" xlink:actuate="onLoad" draw:mime-type="image/jpeg"/>
</draw:frame>
 Колишнійголовний тренер збірної України, амбасадор UNITED24 Андрій Шевченко відвідавдитячу лікарню «Охматдит».</text:p>
      <text:p text:style-name="P4">
Про це повідомили на <text:a xlink:type="simple" xlink:href="https://www.instagram.com/p/CqdJC-gNkXy/" text:style-name="Internet_20_link" text:visited-style-name="Visited_20_Internet_20_Link">
 </text:a>
 UNITED24 вІнстаграмі, передає Укрінформ.</text:p>
      <text:p text:style-name="P4">
<draw:frame draw:style-name="fr1" draw:name="Image47" text:anchor-type="as-char" svg:width="6.9236in" svg:height="7.551853in" draw:z-index="0">
<draw:image xlink:href="../Images/yкринформ/2023-03-31T-49-32-00-03-00/1680286973-134.jpg" xlink:type="simple" xlink:show="embed" xlink:actuate="onLoad" draw:mime-type="image/jpeg"/>
</draw:frame>
</text:p>
      <text:p text:style-name="P4">
Ексфорвард української збірної зустрівся з маленькими пацієнтами, а з 6-річноюМариною з Високопілля Херсонської області навіть пограв у футбол.</text:p>
      <text:p text:style-name="P4">
<draw:frame draw:style-name="fr1" draw:name="Image48" text:anchor-type="as-char" svg:width="6.9236in" svg:height="7.539031in" draw:z-index="0">
<draw:image xlink:href="../Images/yкринформ/2023-03-31T-49-32-00-03-00/1680286974-567.jpg" xlink:type="simple" xlink:show="embed" xlink:actuate="onLoad" draw:mime-type="image/jpeg"/>
</draw:frame>
</text:p>
      <text:p text:style-name="P4">
<text:span text:style-name="T4">
Читайте також:</text:span>
 <text:a xlink:type="simple" xlink:href="https://www.ukrinform.ua/rubric-vidbudova/3689022-britanec-ber-grillz-stav-ambasadorom-united24-i-prosuvatime-napramok-vidbudovi-ukraini.html" text:style-name="Internet_20_link" text:visited-style-name="Visited_20_Internet_20_Link">
 </text:a>
</text:p>
      <text:p text:style-name="P4">
У будинок родини Марини влучила російська ракета. Дівчинка - перша дитина зампутацією через травмування внаслідок російського обстрілу, яку протезували вУкраїні.</text:p>
      <text:p text:style-name="P4">
Фото: instagram.com</text:p>
      <text:p text:style-name="P4">
Source: <text:a xlink:type="simple" xlink:href="https://www.ukrinform.ua/rubric-sports/3690086-sevcenko-vidvidav-ditacu-likarnu-ohmatdit.html" text:style-name="Internet_20_link" text:visited-style-name="Visited_20_Internet_20_Link">
https://www.ukrinform.ua/rubric-sports/3690086-sevcenko-vidvidav-ditacu-likarnu-ohmatdit.html</text:a>
</text:p>
      <!--NEWS-->
      <text:h text:style-name="P10" text:outline-level="1">
<text:span text:style-name="T4">
Зеленський про ядерну зброю рф у білорусі: Сигнал говорить про невдалу зустріч із Китаєм</text:span>
</text:h>
      <text:p text:style-name="P4">
Authors: Ukrinform (Person)</text:p>
      <text:p text:style-name="P4">
Publisher: Укринформ (Organization)</text:p>
      <text:p text:style-name="P4">
Published Time: 2023-03-31T-51:27:00+03:00</text:p>
      <text:p text:style-name="P4">
Modified Time: 2023-03-31T21:27:00+03:00</text:p>
      <text:p text:style-name="P4">
Description: Президент Володимир Зеленський переконаний, що заяви російської федерації про намір розмістити на території білорусі ядерну зброю свідчать про невдалу зустріч із Китаєм. — Укрінформ.</text:p>
      <text:p text:style-name="P4">
Images: ["<text:a xlink:type="simple" xlink:href="https://static.ukrinform.com/photos/2022_09/thumb_files/630_360_1664318178-802.jpg" text:style-name="Internet_20_link" text:visited-style-name="Visited_20_Internet_20_Link">
630_360_16643...</text:a>
"]</text:p>
      <text:p text:style-name="P4">
Tags: ['білорусь', 'Ядерна зброя', 'Агресія РФ', 'Зеленський', 'Війна з росією']</text:p>
      <text:p text:style-name="P4">
Type: Article</text:p>
      <!--METADATA-->
      <text:p text:style-name="P4">
<draw:frame draw:style-name="fr1" draw:name="Image49" text:anchor-type="as-char" svg:width="6.9236in" svg:height="3.956343in" draw:z-index="0">
<draw:image xlink:href="../Images/yкринформ/2023-03-31T-51-27-00-03-00/630_360_1664318178-802.jpg" xlink:type="simple" xlink:show="embed" xlink:actuate="onLoad" draw:mime-type="image/jpeg"/>
</draw:frame>
 ПрезидентВолодимир Зеленський переконаний, що заяви російської федерації про наміррозмістити на території білорусі ядерну зброю свідчать про невдалу зустріч ізКитаєм.</text:p>
      <text:p text:style-name="P4">
Про це він заявив під час пресконференції за результатами Бучанського саміту,повідомляє Укрінформ.</text:p>
      <text:p text:style-name="P4">
«Сигнал, що росія буде розташовувати ядерну зброю на території білорусі,говорить про невдалу зустріч із Китаєм. Перше, що потрібно було показати якусьсуб’єктність, яку росія під керуванням президента путіна повністю втратила.Друге, ще раз підкреслю, що треба показувати якісь політичні кроки, абоперемоги президенту росії. Але він на полі бою не зміг це зробити. І навітьпро те, що вони розпочали таку криваву війну, - абсолютно зрозуміло, чим воназакінчиться вже. Питання в тому, що він просто не жаліє наших людей і вбиваєїх, але він і не рахує своїх людей. Але це справи російської федерації», -зазначив Зеленський.</text:p>
      <text:p text:style-name="P4">
<text:span text:style-name="T4">
Читайте також:</text:span>
 <text:span text:style-name="T4">
<text:a xlink:type="simple" xlink:href="https://www.ukrinform.ua/rubric-polytics/3690082-zelenskij-vvazae-peregovori-mozlivimi-pisla-togo-ak-rosia-bez-bou-vivede-z-ukraini-vijska.html" text:style-name="Internet_20_link" text:visited-style-name="Visited_20_Internet_20_Link">
 </text:a>
 </text:span>
</text:p>
      <text:p text:style-name="P4">
Також Президент наголосив, що ці заяви путіна демонструють повністю втратубудь-якої суб’єктності та президента білорусі олександра лукашенка.</text:p>
      <text:p text:style-name="P4">
«Він (лукашенко – ред.), я думаю, вже не вирішує, яка зброя знаходиться найого території", - додав Зеленський.</text:p>
      <text:p text:style-name="P4">
Водночас глава держави вкотре наголосив, що путін досі загрожує світу, аджеякщо Україна не вистоїть, російський диктатор піде далі на інші країни.</text:p>
      <text:p text:style-name="P4">
<text:span text:style-name="T4">
Читайте також:</text:span>
 <text:span text:style-name="T4">
<text:a xlink:type="simple" xlink:href="https://www.ukrinform.ua/rubric-polytics/3690078-zelenskij-ocikue-vidpovidi-na-signali-pro-gotovnist-govoriti-z-liderom-knr.html" text:style-name="Internet_20_link" text:visited-style-name="Visited_20_Internet_20_Link">
 </text:a>
 </text:span>
</text:p>
      <text:p text:style-name="P4">
Як повідомлялося, президент рф володимир путін заявив, що росія розміститьтактичну ядерну зброю у білорусі. Раніше, у лютому поточного року, путіноголосив про "призупинення" участі москви у Договорі про скороченнястратегічних наступальних озброєнь зі США (Новий START), хоча положення цьогодокумента не передбачають можливість його «призупинення».</text:p>
      <text:p text:style-name="P4">
Самопроголошений президент білорусі олександр лукашенко заявив, що розміщенняядерної зброї в білорусі робиться з його ініціативи, що це не залякування, нешантаж, а можливість «убезпечити білоруську державу».</text:p>
      <text:p text:style-name="P4">
<text:span text:style-name="T4">
Читайте також:</text:span>
 <text:span text:style-name="T4">
<text:a xlink:type="simple" xlink:href="https://www.ukrinform.ua/rubric-world/3690053-kitaj-zaaviv-na-radbezi-oon-so-vistupae-proti-rozmisenna-adernoi-zbroi-v-insih-krainah.html" text:style-name="Internet_20_link" text:visited-style-name="Visited_20_Internet_20_Link">
 </text:a>
 </text:span>
</text:p>
      <text:p text:style-name="P4">
У Міністерстві закордонних справ України заявили, що намір росії розмістити вбілорусі тактичну ядерну зброю є порушенням Договору про нерозповсюдження <text:span text:style-name="T4">
<text:a xlink:type="simple" xlink:href="https://www.ukrinform.ua/tag-aderna-zbroa" text:style-name="Internet_20_link" text:visited-style-name="Visited_20_Internet_20_Link">
</text:a>
 </text:span>
</text:p>
      <text:p text:style-name="P4">
Source: <text:a xlink:type="simple" xlink:href="https://www.ukrinform.ua/rubric-ato/3690089-zelenskij-pro-adernu-zbrou-rf-u-bilorusi-signal-govorit-pro-nevdalu-zustric-iz-kitaem.html" text:style-name="Internet_20_link" text:visited-style-name="Visited_20_Internet_20_Link">
https://www.ukrinform.ua/rubric-ato/3690089-zelenskij-pro-adernu-zbrou-rf-u-bilorusi-signal-govorit-pro-nevdalu-zustric-iz-kitaem.html</text:a>
</text:p>
      <!--NEWS-->
      <text:h text:style-name="P10" text:outline-level="1">
<text:span text:style-name="T4">
росіяни накрили з артилерії Авдіївку, загинула дитина і її бабуся</text:span>
</text:h>
      <text:p text:style-name="P4">
Authors: Ukrinform (Person)</text:p>
      <text:p text:style-name="P4">
Publisher: Укринформ (Organization)</text:p>
      <text:p text:style-name="P4">
Published Time: 2023-03-31T-53:25:00+03:00</text:p>
      <text:p text:style-name="P4">
Modified Time: 2023-03-31T21:25:00+03:00</text:p>
      <text:p text:style-name="P4">
Description: Унаслідок обстрілу російськими загарбниками Авдіївки Донецької області загинуло двоє осіб, серед яких дитина 2022 року народження, ще двоє людей – поранені.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Авдіївка', 'Війна з росією']</text:p>
      <text:p text:style-name="P4">
Type: Article</text:p>
      <!--METADATA-->
      <text:p text:style-name="P4">
<draw:frame draw:style-name="fr1" draw:name="Image50" text:anchor-type="as-char" svg:width="6.9236in" svg:height="3.956343in" draw:z-index="0">
<draw:image xlink:href="../Images/yкринформ/2023-03-31T-53-25-00-03-00/630_360_1538997483-946.jpg" xlink:type="simple" xlink:show="embed" xlink:actuate="onLoad" draw:mime-type="image/jpeg"/>
</draw:frame>
 Унаслідокобстрілу російськими загарбниками Авдіївки Донецької області загинуло двоєосіб, серед яких дитина 2022 року народження, ще двоє людей – поранені.</text:p>
      <text:p text:style-name="P4">
Про це повідомив керівник Офісу Президента Андрій Єрмак у <text:a xlink:type="simple" xlink:href="https://t.me/ermaka2022/2345" text:style-name="Internet_20_link" text:visited-style-name="Visited_20_Internet_20_Link">
</text:a>
 , передає Укрінформ.</text:p>
      <text:p text:style-name="P4">
«росіяни обстріляли <text:a xlink:type="simple" xlink:href="https://www.ukrinform.ua/tag-avdiivka" text:style-name="Internet_20_link" text:visited-style-name="Visited_20_Internet_20_Link">
 </text:a>
 з артилерії -загинуло двоє осіб, з них одна дитина 2022 року народження. Ще двоє людей –поранені», - зазначив він.</text:p>
      <text:p text:style-name="P4">
<text:span text:style-name="T4">
Читайте також:</text:span>
 <text:a xlink:type="simple" xlink:href="https://www.ukrinform.ua/rubric-ato/3690029-unaslidok-raketnogo-udaru-po-zaporizzu-poskodzeni-55-budinkiv.html" text:style-name="Internet_20_link" text:visited-style-name="Visited_20_Internet_20_Link">
 </text:a>
</text:p>
      <text:p text:style-name="P4">
За словами Єрмака, був пошкоджений приватний будинок.</text:p>
      <text:p text:style-name="P4">
Керівник Донецької обласної військової адміністрації Павло Кириленко розповівдеталі. Загинув п'ятимісячний хлопчик та його бабуся, а мати та батько дитинипоранені. Вчора поліцейські вкотре вмовляли маму малечі виїхати з міста.</text:p>
      <text:p text:style-name="P4">
Він оприлюднив відео, на якому поліцейські умовляють жінку виїхати з немовлямз обстрілюваного ворогом міста, а вона геть відмовляється.</text:p>
      <text:p text:style-name="P4">
«Жахлива трагедія у Авдіївці: під вогнем російської армії загинув 5-місячнийхлопчик та його бабуся. Мати й батько дитини поранені. Важко усвідомлювати, щонавіть в умовах цієї страшної війни, яку ведуть проти нас росіяни, цієїтрагедії можна було уникнути: буквально вчора поліцейські вкотре вмовляли мамумалечі подумати про сина й виїхати», - написав очільник області у <text:a xlink:type="simple" xlink:href="https://t.me/pavlokyrylenko_donoda/7302" text:style-name="Internet_20_link" text:visited-style-name="Visited_20_Internet_20_Link">
</text:a>
 .</text:p>
      <text:p text:style-name="P4">
Він зазначив, що, на жаль, навіть жорстка розмова не призвела до бажаногорезультату - жінка вже вкотре навідріз відмовилася виїхати у безпечніше місце,«а сьогодні сталося непоправне».</text:p>
      <text:p text:style-name="P4">
«На жаль, деяким людям евакуація й досі видається незрозумілим і зайвимкроком. Але це єдине, що зараз здатне зберегти життя», - підкреслив Кириленко.</text:p>
      <text:p text:style-name="P4">
Він вкотре звернувся до цивільних, які всупереч здоровому глузду залишаються уприфронтовій зоні: «Евакуюйтеся! Надаємо для цього усе необхідне.Правоохоронці ризикують власним життям, щоб врятувати ваше - не нехтуйте цим.Збережіть себе та своїх дітей».</text:p>
      <text:p text:style-name="P4">
Як повідомляв Укрінформ, за даними <text:a xlink:type="simple" xlink:href="https://dn.npu.gov.ua/news/do-14-raket-na-dobu-shchodnia-khtos-hyne-politseiski-pid-vohnem-evakuiuiut-meshkantsiv-avdiivky" text:style-name="Internet_20_link" text:visited-style-name="Visited_20_Internet_20_Link">
 </text:a>
 , в обстрілюваній ворогом Авдіївці на Донеччині станом на 28 березнязалишалися п’ять дітей. З кожним днем виїзд із міста стає все складнішим.Поліцейські намагаються якнайшвидше переконати батьків вивезти малечу.</text:p>
      <text:p text:style-name="P4">
Source: <text:a xlink:type="simple" xlink:href="https://www.ukrinform.ua/rubric-ato/3690088-rosiani-nakrili-z-artilerii-avdiivku-zaginula-ditina.html" text:style-name="Internet_20_link" text:visited-style-name="Visited_20_Internet_20_Link">
https://www.ukrinform.ua/rubric-ato/3690088-rosiani-nakrili-z-artilerii-avdiivku-zaginula-ditina.html</text:a>
</text:p>
      <!--NEWS-->
      <text:h text:style-name="P10" text:outline-level="1">
<text:span text:style-name="T4">
Загарбники вкотре обстріляли населені пункти Сумщини та Чернігівщини</text:span>
</text:h>
      <text:p text:style-name="P4">
Authors: Ukrinform (Person)</text:p>
      <text:p text:style-name="P4">
Publisher: Укринформ (Organization)</text:p>
      <text:p text:style-name="P4">
Published Time: 2023-03-31T-55:17:00+03:00</text:p>
      <text:p text:style-name="P4">
Modified Time: 2023-03-31T21:17:00+03:00</text:p>
      <text:p text:style-name="P4">
Description: російські війська обстріляли з артилерії два прикордонні населені пункти Сумської та Чернігівської областей. — Укрінформ.</text:p>
      <text:p text:style-name="P4">
Images: ["<text:a xlink:type="simple" xlink:href="https://static.ukrinform.com/photos/2022_11/thumb_files/630_360_1667727136-729.jpeg" text:style-name="Internet_20_link" text:visited-style-name="Visited_20_Internet_20_Link">
630_360_16677...</text:a>
"]</text:p>
      <text:p text:style-name="P4">
Tags: ['Обстріл', 'Сумщина', 'Агресія РФ', 'Чернігівщина', 'Війна з росією']</text:p>
      <text:p text:style-name="P4">
Type: Article</text:p>
      <!--METADATA-->
      <text:p text:style-name="P4">
<draw:frame draw:style-name="fr1" draw:name="Image51" text:anchor-type="as-char" svg:width="6.9236in" svg:height="3.956343in" draw:z-index="0">
<draw:image xlink:href="../Images/yкринформ/2023-03-31T-55-17-00-03-00/630_360_1667727136-729.jpeg" xlink:type="simple" xlink:show="embed" xlink:actuate="onLoad" draw:mime-type="image/jpeg"/>
</draw:frame>
російські війська обстріляли з артилерії два прикордонні населені пунктиСумської та Чернігівської областей.</text:p>
      <text:p text:style-name="P4">
Як передає Укрінформ, про це оперативне командування "Північ" повідомило в <text:a xlink:type="simple" xlink:href="https://t.me/ok_pivnich1/1619" text:style-name="Internet_20_link" text:visited-style-name="Visited_20_Internet_20_Link">
</text:a>
 .</text:p>
      <text:p text:style-name="P4">
Зокрема, 16 влучань, імовірно, із самохідних артилерійських установоквідбулися з 15:22 до 16:10 в районі села Гай Чернігівської області.</text:p>
      <text:p text:style-name="P4">
З 16:25 до 17:00 зафіксовані 24 влучання, імовірно, зі ствольної артилерії врайоні села Баранівка Сумської області.</text:p>
      <text:p text:style-name="P4">
<text:span text:style-name="T4">
Читайте також:</text:span>
 <text:span text:style-name="T4">
<text:a xlink:type="simple" xlink:href="https://www.ukrinform.ua/rubric-ato/3689810-rosia-za-dobu-obstrilala-117-naselenih-punktiv-ukraini-zaginuli-dvoe-civilnih-20-poraneni.html" text:style-name="Internet_20_link" text:visited-style-name="Visited_20_Internet_20_Link">
 </text:a>
 </text:span>
</text:p>
      <text:p text:style-name="P4">
В обох випадках про втрати серед місцевого населення чи пошкодження цивільноїінфраструктури інформація не надходила.</text:p>
      <text:p text:style-name="P4">
Як повідомлялося, за першу половину п'ятниці, 31 березня, російські загарбники<text:span text:style-name="T4">
<text:a xlink:type="simple" xlink:href="https://www.ukrinform.ua/tag-obstril" text:style-name="Internet_20_link" text:visited-style-name="Visited_20_Internet_20_Link">
 </text:a>
 </text:span>
 по шести населених пунктахСумської та Чернігівської областей, здійснивши загалом понад 80 влучань.</text:p>
      <text:p text:style-name="P4">
Source: <text:a xlink:type="simple" xlink:href="https://www.ukrinform.ua/rubric-ato/3690083-zagarbniki-vkotre-obstrilali-naseleni-punkti-sumsini-ta-cernigivsini.html" text:style-name="Internet_20_link" text:visited-style-name="Visited_20_Internet_20_Link">
https://www.ukrinform.ua/rubric-ato/3690083-zagarbniki-vkotre-obstrilali-naseleni-punkti-sumsini-ta-cernigivsini.html</text:a>
</text:p>
      <!--NEWS-->
      <text:h text:style-name="P10" text:outline-level="1">
<text:span text:style-name="T4">
Зеленський вважає переговори можливими після того, як росія без бою виведе з України війська</text:span>
</text:h>
      <text:p text:style-name="P4">
Authors: Ukrinform (Person)</text:p>
      <text:p text:style-name="P4">
Publisher: Укринформ (Organization)</text:p>
      <text:p text:style-name="P4">
Published Time: 2023-03-31T-57:10:00+03:00</text:p>
      <text:p text:style-name="P4">
Modified Time: 2023-03-31T21:10:00+03:00</text:p>
      <text:p text:style-name="P4">
Description: Президент Володимир Зеленський вважає, що початок дипломатичного формату і фіксація закінчення розв’язаної росією війни проти України за великим столом у присутності «порядних» держав може бути лише в тому разі, якщо росія без бою виведе свої війська з України. — Укрінформ.</text:p>
      <text:p text:style-name="P4">
Images: ["<text:a xlink:type="simple" xlink:href="https://static.ukrinform.com/photos/2023_03/thumb_files/630_360_1680286610-590.jpeg" text:style-name="Internet_20_link" text:visited-style-name="Visited_20_Internet_20_Link">
630_360_16802...</text:a>
"]</text:p>
      <text:p text:style-name="P4">
Tags: ['Переговори', 'Зеленський', 'Війна з росією']</text:p>
      <text:p text:style-name="P4">
Type: Article</text:p>
      <!--METADATA-->
      <text:p text:style-name="P4">
<draw:frame draw:style-name="fr1" draw:name="Image52" text:anchor-type="as-char" svg:width="6.9236in" svg:height="3.956343in" draw:z-index="0">
<draw:image xlink:href="../Images/yкринформ/2023-03-31T-57-10-00-03-00/630_360_1680286610-590.jpeg" xlink:type="simple" xlink:show="embed" xlink:actuate="onLoad" draw:mime-type="image/jpeg"/>
</draw:frame>
Президент Володимир Зеленський вважає, що початок дипломатичного формату іфіксація закінчення розв’язаної росією війни проти України за великим столом уприсутності «порядних» держав може бути лише в тому разі, якщо росія без боювиведе свої війська з України.</text:p>
      <text:p text:style-name="P4">
Однак невідомо, хто тоді представлятиме рф, заявив глава держави під часпресконференції за результатами Бучанського саміту, повідомляє Укрінформ.</text:p>
      <text:p text:style-name="P4">
«Так, авжеж, буде фіксація закінчення війни. Але тільки за цим великим столом,там, де будуть порядні сидіти держави, а представник російської федерації,мені дуже складно, хто на той час буде представником росії, який без боюспочатку виведе всі війська з нашої території, тоді починається дипломатичнийформат», - сказав <text:a xlink:type="simple" xlink:href="https://www.ukrinform.ua/tag-zelenskij" text:style-name="Internet_20_link" text:visited-style-name="Visited_20_Internet_20_Link">
 </text:a>
 .</text:p>
      <text:p text:style-name="P4">
Водночас він наголосив: якщо Україна «силою буде вибивати їх (росіян – ред.)всіх до кінця, то з такими людьми немає про що говорити в цілому», оскількибудуть втрати людей.</text:p>
      <text:p text:style-name="P4">
<text:span text:style-name="T4">
Читайте також:</text:span>
 <text:a xlink:type="simple" xlink:href="https://www.ukrinform.ua/rubric-polytics/3690078-zelenskij-ocikue-vidpovidi-na-signali-pro-gotovnist-govoriti-z-liderom-knr.html" text:style-name="Internet_20_link" text:visited-style-name="Visited_20_Internet_20_Link">
 </text:a>
</text:p>
      <text:p text:style-name="P4">
"Буде велика кількість жертв. Про що з цими людьми в цілому говорити? Вониповинні бути ізольовані, такими, кому не тиснуть руки. Ось і все", -підкреслив глава держави.</text:p>
      <text:p text:style-name="P4">
Зеленський також нагадав, що раніше запропонував Формулу миру, де, за йогословами, є «абсолютно конкретна послідовність дій, яка однозначно призведе дозакінчення війни, бо ми хочемо миру».</text:p>
      <text:p text:style-name="P4">
<text:span text:style-name="T5">
Фото: ОП</text:span>
</text:p>
      <text:p text:style-name="P4">
Source: <text:a xlink:type="simple" xlink:href="https://www.ukrinform.ua/rubric-polytics/3690082-zelenskij-vvazae-peregovori-mozlivimi-pisla-togo-ak-rosia-bez-bou-vivede-z-ukraini-vijska.html" text:style-name="Internet_20_link" text:visited-style-name="Visited_20_Internet_20_Link">
https://www.ukrinform.ua/rubric-polytics/3690082-zelenskij-vvazae-peregovori-mozlivimi-pisla-togo-ak-rosia-bez-bou-vivede-z-ukraini-vijska.html</text:a>
</text:p>
      <!--NEWS-->
      <text:h text:style-name="P10" text:outline-level="1">
<text:span text:style-name="T4">
МВФ схвалив програму фінансування для України на $15,6 мільярда</text:span>
</text:h>
      <text:p text:style-name="P4">
Authors: Ukrinform (Person)</text:p>
      <text:p text:style-name="P4">
Publisher: Укринформ (Organization)</text:p>
      <text:p text:style-name="P4">
Published Time: 2023-03-31T-59:00:00+03:00</text:p>
      <text:p text:style-name="P4">
Modified Time: 2023-03-31T21:00:00+03:00</text:p>
      <text:p text:style-name="P4">
Description: Виконавча рада МВФ на засіданні в п’ятницю схвалила нову програму розширеного фінансування EFF для України в розмірі $15,6 мільярдів. — Укрінформ.</text:p>
      <text:p text:style-name="P4">
Images: ["<text:a xlink:type="simple" xlink:href="https://static.ukrinform.com/photos/2020_01/thumb_files/630_360_1578575518-950.jpg" text:style-name="Internet_20_link" text:visited-style-name="Visited_20_Internet_20_Link">
630_360_15785...</text:a>
"]</text:p>
      <text:p text:style-name="P4">
Tags: ['МВФ', 'Україна', 'Гроші']</text:p>
      <text:p text:style-name="P4">
Type: Article</text:p>
      <!--METADATA-->
      <text:p text:style-name="P4">
<draw:frame draw:style-name="fr1" draw:name="Image53" text:anchor-type="as-char" svg:width="6.9236in" svg:height="3.956343in" draw:z-index="0">
<draw:image xlink:href="../Images/yкринформ/2023-03-31T-59-00-00-03-00/630_360_1578575518-950.jpg" xlink:type="simple" xlink:show="embed" xlink:actuate="onLoad" draw:mime-type="image/jpeg"/>
</draw:frame>
 Виконавчарада МВФ на засіданні в п’ятницю схвалила нову програму розширеногофінансування EFF для України в розмірі $15,6 мільярдів.</text:p>
      <text:p text:style-name="P4">
Про це йдеться в <text:a xlink:type="simple" xlink:href="https://www.imf.org/en/News/Articles/2023/03/31/pr23101-ukraine-imf-executive-board-approves-usd-billion-new-eff-part-of-overall-support-package" text:style-name="Internet_20_link" text:visited-style-name="Visited_20_Internet_20_Link">
</text:a>
, оприлюдненій у п’ятницю, передає Укрінформ.</text:p>
      <text:p text:style-name="P4">
«Виконавча рада <text:a xlink:type="simple" xlink:href="https://www.ukrinform.ua/tag-mvf" text:style-name="Internet_20_link" text:visited-style-name="Visited_20_Internet_20_Link">
 </text:a>
 сьогодні схвалила48-місячну розширену угоду в рамках програми розширеного фінансування (EFF) насуму 11,6 мільярда SDR (577% квоти або близько $15,6 мільярда)», -зазначається в документі.</text:p>
      <text:p text:style-name="P4">
При цьому уточнюється, що рішення Виконавчої ради дозволяє виплатити внегайному порядку близько $2 мільярдів SDR (або 2,7 мільярда доларів США).</text:p>
      <text:p text:style-name="P4">
Зазначається, що нинішня домовленість є частиною пакету підтримки Українизагальною вартістю 115 мільярдів доларів.</text:p>
      <text:p text:style-name="P4">
<text:span text:style-name="T4">
Читайте також:</text:span>
 <text:a xlink:type="simple" xlink:href="https://www.ukrinform.ua/rubric-economy/3689157-litva-priednaetsa-do-programi-mvf-z-finansuvanna-ukraini.html" text:style-name="Internet_20_link" text:visited-style-name="Visited_20_Internet_20_Link">
 </text:a>
</text:p>
      <text:p text:style-name="P4">
Нова програма EFF «спрямована на закріплення політики, яка підтримуєфіскальну, зовнішню, цінову та фінансову стабільність і підтримує економічневідновлення». Водночас вона має поліпшити державне управління, а такожзміцнити інституції України з метою сприяння довгостроковому зростанню вперіод післявоєнної реконструкції, а також на шляху України до ЄС.</text:p>
      <text:p text:style-name="P4">
Програма EFF включає два етапи. Перший етап (2023-2024 рр.) на основі заходівМоніторингової програми передбачає зміцнення фіскальної, зовнішньої, ціновоїта фінансової стабільності шляхом посилення мобілізації надходжень тауникнення монетарного фінансування й націлення на фінансування з внутрішніхборгових ринків. Крім того, відбуватиметься сприяння довгостроковій фінансовійстабільності, в тому числі шляхом підготовки більш глибокої оцінки станубанківського сектору та продовження сприяння незалежності НБУ.</text:p>
      <text:p text:style-name="P4">
Другий етап передбачає реформи, спрямовані на відновлення та реконструкцію, атакож заходи на підтримку приєднання України до ЄС. Крім того,посилюватиметься фінансова стійкість та прискорення довгострокового зростання.Під час другого етапу очікується повернення України до політики, якареалізовувалася до російської війни проти України, що включає гнучкий обміннийкурс та інфляційне таргетування.</text:p>
      <text:p text:style-name="P4">
Паралельно увага зосереджуватиметься на впровадження структурних реформ уфіскальній політиці для стабілізації середньострокових надходжень. Для цьоговпроваджуватиметься стратегія національних доходів, а також управліннядержавними фінансами та реформ управління державними інвестиціями, якідопоможуть у процесі післявоєнної реконструкції.</text:p>
      <text:p text:style-name="P4">
<text:span text:style-name="T4">
Читайте також:</text:span>
 <text:a xlink:type="simple" xlink:href="https://www.ukrinform.ua/rubric-vidbudova/3688272-ukraina-potrebue-14-milardiv-na-pokritta-nagalnih-potreb-marcenko.html" text:style-name="Internet_20_link" text:visited-style-name="Visited_20_Internet_20_Link">
 </text:a>
</text:p>
      <text:p text:style-name="P4">
Президент Володимир Зеленський висловив подяку Міжнародному валютному фонду тайого очільниці Крісталіні Георгієвій за схвалення нової чотирирічної програмипідтримки України. Про це глава держави написав у <text:a xlink:type="simple" xlink:href="https://twitter.com/ZelenskyyUa/status/1641860208979853313" text:style-name="Internet_20_link" text:visited-style-name="Visited_20_Internet_20_Link">
</text:a>
.</text:p>
      <text:p text:style-name="P4">
"Дякую МВФ та Крісталіні Георгієвій за затвердження нової чотирирічноїпрограми підтримки України на загальну суму $15,6 млрд", — зазначив він.</text:p>
      <text:p text:style-name="P4">
Як зауважив Президент, це важлива допомога в боротьбі України з російськоюагресією. "Разом підтримуємо українську економіку та рухаємося вперед доперемоги", — наголосив Зеленський.</text:p>
      <text:p text:style-name="P4">
Як повідомляв Укрінформ, Угода на рівні персоналу між представниками МВФ іукраїнською владою про затвердження програми розширеного фінансування (EFF)для України була досягнута минулого тижня. Цієї п’ятниці відбулося засідання <text:a xlink:type="simple" xlink:href="https://www.ukrinform.ua/rubric-economy/3689628-mvf-u-patnicu-prijme-risenna-sodo-novoi-programi-dla-ukraini.html" text:style-name="Internet_20_link" text:visited-style-name="Visited_20_Internet_20_Link">
</text:a>
 на тему «Запит на розширенуугоду в рамках механізму розширеного фінансування (EFF) та переглядрезультатів моніторингової програми за участю правління».</text:p>
      <text:p text:style-name="P4">
Source: <text:a xlink:type="simple" xlink:href="https://www.ukrinform.ua/rubric-economy/3690077-mvf-shvaliv-programu-finansuvanna-dla-ukraini-na-156-milarda.html" text:style-name="Internet_20_link" text:visited-style-name="Visited_20_Internet_20_Link">
https://www.ukrinform.ua/rubric-economy/3690077-mvf-shvaliv-programu-finansuvanna-dla-ukraini-na-156-milarda.html</text:a>
</text:p>
      <!--NEWS-->
      <text:h text:style-name="P10" text:outline-level="1">
<text:span text:style-name="T4">
росіяни вдарили по Нікопольщині з артилерії та БПЛА</text:span>
</text:h>
      <text:p text:style-name="P4">
Authors: Ukrinform (Person)</text:p>
      <text:p text:style-name="P4">
Publisher: Укринформ (Organization)</text:p>
      <text:p text:style-name="P4">
Published Time: 2023-03-31T-62:56:00+03:00</text:p>
      <text:p text:style-name="P4">
Modified Time: 2023-03-31T20:56:00+03:00</text:p>
      <text:p text:style-name="P4">
Description: російські військові завдали удару по Нікопольщині. Є руйнування. — Укрінформ.</text:p>
      <text:p text:style-name="P4">
Images: ["<text:a xlink:type="simple" xlink:href="https://static.ukrinform.com/photos/2023_03/thumb_files/630_360_1680285298-902.jpg" text:style-name="Internet_20_link" text:visited-style-name="Visited_20_Internet_20_Link">
630_360_16802...</text:a>
", "<text:a xlink:type="simple" xlink:href="https://static.ukrinform.com/photos/2023_03/1680285297-403.jpg" text:style-name="Internet_20_link" text:visited-style-name="Visited_20_Internet_20_Link">
1680285297-40...</text:a>
", "<text:a xlink:type="simple" xlink:href="https://static.ukrinform.com/photos/2023_03/1680285297-899.jpg" text:style-name="Internet_20_link" text:visited-style-name="Visited_20_Internet_20_Link">
1680285297-89...</text:a>
", "<text:a xlink:type="simple" xlink:href="https://static.ukrinform.com/photos/2023_03/1680285297-367.jpg" text:style-name="Internet_20_link" text:visited-style-name="Visited_20_Internet_20_Link">
1680285297-36...</text:a>
"]</text:p>
      <text:p text:style-name="P4">
Tags: ['Дніпропетровщина', 'Обстріл', 'Війна з росією']</text:p>
      <text:p text:style-name="P4">
Type: Article</text:p>
      <!--METADATA-->
      <text:p text:style-name="P4">
<draw:frame draw:style-name="fr1" draw:name="Image54" text:anchor-type="as-char" svg:width="6.9236in" svg:height="3.956343in" draw:z-index="0">
<draw:image xlink:href="../Images/yкринформ/2023-03-31T-62-56-00-03-00/630_360_1680285298-902.jpg" xlink:type="simple" xlink:show="embed" xlink:actuate="onLoad" draw:mime-type="image/jpeg"/>
</draw:frame>
 російськівійськові завдали удару по Нікопольщині. Є руйнування.</text:p>
      <text:p text:style-name="P4">
Про це в <text:a xlink:type="simple" xlink:href="https://t.me/dnipropetrovskaODA/3881" text:style-name="Internet_20_link" text:visited-style-name="Visited_20_Internet_20_Link">
 </text:a>
 повідомляє головаДніпропетровської ОВА Сергій Лисак, передає Укрінформ.</text:p>
      <text:p text:style-name="P4">
"Сьогодні за день ворог двічі вдарив по Марганецькій громаді Нікопольськогорайону. Спершу обстріляв з важкої артилерії, а пізніше – з <text:a xlink:type="simple" xlink:href="https://www.ukrinform.ua/tag-bezpilotnik" text:style-name="Internet_20_link" text:visited-style-name="Visited_20_Internet_20_Link">
</text:a>
 . Люди не постраждали", - йдетьсяу дописі.</text:p>
      <text:p text:style-name="P4">
<draw:frame draw:style-name="fr1" draw:name="Image55" text:anchor-type="as-char" svg:width="6.9236in" svg:height="9.427881in" draw:z-index="0">
<draw:image xlink:href="../Images/yкринформ/2023-03-31T-62-56-00-03-00/1680285297-403.jpg" xlink:type="simple" xlink:show="embed" xlink:actuate="onLoad" draw:mime-type="image/jpeg"/>
</draw:frame>
</text:p>
      <text:p text:style-name="P4">
<text:span text:style-name="T4">
Читайте також:</text:span>
 <text:a xlink:type="simple" xlink:href="https://www.ukrinform.ua/rubric-ato/3690029-unaslidok-raketnogo-udaru-po-zaporizzu-poskodzeni-55-budinkiv.html" text:style-name="Internet_20_link" text:visited-style-name="Visited_20_Internet_20_Link">
 </text:a>
</text:p>
      <text:p text:style-name="P4">
<draw:frame draw:style-name="fr1" draw:name="Image56" text:anchor-type="as-char" svg:width="6.9236in" svg:height="4.67343in" draw:z-index="0">
<draw:image xlink:href="../Images/yкринформ/2023-03-31T-62-56-00-03-00/1680285297-899.jpg" xlink:type="simple" xlink:show="embed" xlink:actuate="onLoad" draw:mime-type="image/jpeg"/>
</draw:frame>
<draw:frame draw:style-name="fr1" draw:name="Image57" text:anchor-type="as-char" svg:width="6.9236in" svg:height="9.231467in" draw:z-index="0">
<draw:image xlink:href="../Images/yкринформ/2023-03-31T-62-56-00-03-00/1680285297-367.jpg" xlink:type="simple" xlink:show="embed" xlink:actuate="onLoad" draw:mime-type="image/jpeg"/>
</draw:frame>
</text:p>
      <text:p text:style-name="P4">
Він зазначив, що у Марганці пошкодженi соціальна установа, авто та кількагосподарських споруд.</text:p>
      <text:p text:style-name="P4">
Наслідки атак ще уточнюються.</text:p>
      <text:p text:style-name="P4">
<text:span text:style-name="T5">
Фото: Дніпропетровська ОВА</text:span>
</text:p>
      <text:p text:style-name="P4">
Source: <text:a xlink:type="simple" xlink:href="https://www.ukrinform.ua/rubric-ato/3690079-rosiani-vdarili-po-nikopolsini-z-artilerii-ta-bpla.html" text:style-name="Internet_20_link" text:visited-style-name="Visited_20_Internet_20_Link">
https://www.ukrinform.ua/rubric-ato/3690079-rosiani-vdarili-po-nikopolsini-z-artilerii-ta-bpla.html</text:a>
</text:p>
      <!--NEWS-->
      <text:h text:style-name="P10" text:outline-level="1">
<text:span text:style-name="T4">
Зеленський очікує відповіді на сигнали про готовність говорити з лідером КНР</text:span>
</text:h>
      <text:p text:style-name="P4">
Authors: Ukrinform (Person)</text:p>
      <text:p text:style-name="P4">
Publisher: Укринформ (Organization)</text:p>
      <text:p text:style-name="P4">
Published Time: 2023-03-31T-64:48:00+03:00</text:p>
      <text:p text:style-name="P4">
Modified Time: 2023-03-31T20:48:00+03:00</text:p>
      <text:p text:style-name="P4">
Description: Президент Володимир Зеленський вважає, що лідер Китаю Сі Цзіньпін перебуває серед тих лідерів, які досі вагаються щодо війни росії проти України, та очікує від нього відповіді на надіслані сигнали про готовність провести переговори. — Укрінформ.</text:p>
      <text:p text:style-name="P4">
Images: ["<text:a xlink:type="simple" xlink:href="https://static.ukrinform.com/photos/2023_03/thumb_files/630_360_1680284875-785.jpeg" text:style-name="Internet_20_link" text:visited-style-name="Visited_20_Internet_20_Link">
630_360_16802...</text:a>
"]</text:p>
      <text:p text:style-name="P4">
Tags: ['Переговори', 'Сі Цзіньпін', 'Зеленський', 'Війна з росією']</text:p>
      <text:p text:style-name="P4">
Type: Article</text:p>
      <!--METADATA-->
      <text:p text:style-name="P4">
<draw:frame draw:style-name="fr1" draw:name="Image58" text:anchor-type="as-char" svg:width="6.9236in" svg:height="3.956343in" draw:z-index="0">
<draw:image xlink:href="../Images/yкринформ/2023-03-31T-64-48-00-03-00/630_360_1680284875-785.jpeg" xlink:type="simple" xlink:show="embed" xlink:actuate="onLoad" draw:mime-type="image/jpeg"/>
</draw:frame>
Президент Володимир Зеленський вважає, що лідер Китаю Сі Цзіньпін перебуваєсеред тих лідерів, які досі вагаються щодо війни росії проти України, таочікує від нього відповіді на надіслані сигнали про готовність провестипереговори.</text:p>
      <text:p text:style-name="P4">
Про це він заявив під час пресконференції за результатами Бучанського саміту,повідомляє Укрінформ.</text:p>
      <text:p text:style-name="P4">
«Що у нас з лідером Китаю? Мені здається, саме це той час, саме це один із тихлідерів, які вагаються, скажімо так. І мені здається, для нас дуже важливоробити все, щоб задіяти у перемозі над війною максимум держав, як би далековони не були», - зазначив Президент.</text:p>
      <text:p text:style-name="P4">
Він висловив переконання, що такий підхід і буде перемогою світу у війні таприкладом застереження для тих великих держав, які думають про агресію.</text:p>
      <text:p text:style-name="P4">
<text:span text:style-name="T4">
Читайте також:</text:span>
 <text:a xlink:type="simple" xlink:href="https://www.ukrinform.ua/rubric-polytics/3689169-bilij-dim-pidtrimue-zaklik-zelenskogo-do-si-pospilkuvatisa-napramu.html" text:style-name="Internet_20_link" text:visited-style-name="Visited_20_Internet_20_Link">
 </text:a>
</text:p>
      <text:p text:style-name="P4">
«Тому і ми відправляємо сигнали таких державам і говоримо, що готовізустрічатися, обговорювати, говорити і разом перемагати агресію рф. Очікуємовідповіді деяких держав», - сказав Зеленський, відповідаючи на питання щодоможливості розмови з лідером Китаю <text:a xlink:type="simple" xlink:href="https://www.ukrinform.ua/tag-si-czinpin" text:style-name="Internet_20_link" text:visited-style-name="Visited_20_Internet_20_Link">
 </text:a>
</text:p>
      <text:p text:style-name="P4">
Як повідомлялося, <text:a xlink:type="simple" xlink:href="https://www.ukrinform.ua/rubric-world/3689947-premer-ispanii-zaklikav-lidera-knr-pogovoriti-iz-zelenskim.html" text:style-name="Internet_20_link" text:visited-style-name="Visited_20_Internet_20_Link">
 </text:a>
 Президента УкраїниВолодимира Зеленського і закликав співрозмовника провести розмову зукраїнським лідером.</text:p>
      <text:p text:style-name="P4">
<text:span text:style-name="T5">
Фото: ОП</text:span>
</text:p>
      <text:p text:style-name="P4">
Source: <text:a xlink:type="simple" xlink:href="https://www.ukrinform.ua/rubric-polytics/3690078-zelenskij-ocikue-vidpovidi-na-signali-pro-gotovnist-govoriti-z-liderom-knr.html" text:style-name="Internet_20_link" text:visited-style-name="Visited_20_Internet_20_Link">
https://www.ukrinform.ua/rubric-polytics/3690078-zelenskij-ocikue-vidpovidi-na-signali-pro-gotovnist-govoriti-z-liderom-knr.html</text:a>
</text:p>
      <!--NEWS-->
      <text:h text:style-name="P10" text:outline-level="1">
<text:span text:style-name="T4">
Країни Балтії в ООН: росія, якою керує воєнний злочинець, не може головувати в Радбезі</text:span>
</text:h>
      <text:p text:style-name="P4">
Authors: Ukrinform (Person)</text:p>
      <text:p text:style-name="P4">
Publisher: Укринформ (Organization)</text:p>
      <text:p text:style-name="P4">
Published Time: 2023-03-31T-66:29:00+03:00</text:p>
      <text:p text:style-name="P4">
Modified Time: 2023-03-31T20:29:00+03:00</text:p>
      <text:p text:style-name="P4">
Description: Країни Балтії – Естонія, Литва і Латвія – виступили проти російського головування в Раді Безпеки ООН у квітні. — Укрінформ.</text:p>
      <text:p text:style-name="P4">
Images: ["<text:a xlink:type="simple" xlink:href="https://static.ukrinform.com/photos/2015_10/thumb_files/630_360_1445002358-2357.jpg" text:style-name="Internet_20_link" text:visited-style-name="Visited_20_Internet_20_Link">
630_360_14450...</text:a>
"]</text:p>
      <text:p text:style-name="P4">
Tags: ['путін', 'Країни Балтії', 'Радбез ООН', 'Війна з росією']</text:p>
      <text:p text:style-name="P4">
Type: Article</text:p>
      <!--METADATA-->
      <text:p text:style-name="P4">
<draw:frame draw:style-name="fr1" draw:name="Image59" text:anchor-type="as-char" svg:width="6.9236in" svg:height="3.956343in" draw:z-index="0">
<draw:image xlink:href="../Images/yкринформ/2023-03-31T-66-29-00-03-00/630_360_1445002358-2357.jpg" xlink:type="simple" xlink:show="embed" xlink:actuate="onLoad" draw:mime-type="image/jpeg"/>
</draw:frame>
 КраїниБалтії – Естонія, Литва і Латвія – виступили проти російського головування вРаді Безпеки ООН у квітні.</text:p>
      <text:p text:style-name="P4">
Як передає власний кореспондент Укрінформу в Нью-Йорку, у заяві від іменітрьох країн, яку зачитав на засіданні Ради Безпеки ООН у п’ятницю постпредЕстонії при ООН Рейн Таммсаар, зазначається, що країна, якою керує воєннийзлочинець, переслідуваний Міжнародним кримінальним судом, не може головувати воргані, що відповідає за мир і безпеку у світі.</text:p>
      <text:p text:style-name="P4">
«Хіба це не красномовно, що завтра, у річницю різанини в Бучі, росія займепост голови Ради Безпеки? Це ганебно, принизливо і небезпечно для довіри доцього органу та його ефективного функціонування», – зазначив Таммсаар.</text:p>
      <text:p text:style-name="P4">
<text:span text:style-name="T4">
Читайте також:</text:span>
 <text:a xlink:type="simple" xlink:href="https://www.ukrinform.ua/rubric-world/3690056-kislica-na-radbezi-oon-putinu-znadobilosa-cotiri-dni-sob-porusiti-obicanku-danu-kitau.html" text:style-name="Internet_20_link" text:visited-style-name="Visited_20_Internet_20_Link">
 </text:a>
</text:p>
      <text:p text:style-name="P4">
За його словами, країна, яка веде агресивну війну проти свого сусіда, здійснюєнайжахливіші звірства, загрожує світові ядерною зброєю і чий лідер є воєннимзлочинцем, щодо якого МКС видав ордер на арешт, не може керувати РадоюБезпеки.</text:p>
      <text:p text:style-name="P4">
«Відповідальні члени цього органу повинні протистояти спробам росіїперетворити головне місце проведення міжнародної дипломатії в посміховисько іплатформу дезінформації», – додав він.</text:p>
      <text:p text:style-name="P4">
<text:span text:style-name="T4">
Читайте також:</text:span>
 <text:a xlink:type="simple" xlink:href="https://www.ukrinform.ua/rubric-world/3690038-putin-porusue-svou-obicanku-kitau-sodo-adernoi-zbroi-stati-v-oon.html" text:style-name="Internet_20_link" text:visited-style-name="Visited_20_Internet_20_Link">
 </text:a>
</text:p>
      <text:p text:style-name="P4">
У п’ятницю більшість членів Ради Безпеки у своїх заявах засудили погрозиросійського президента володимира путіна щодо розміщення ядерної зброї уБілорусі.</text:p>
      <text:p text:style-name="P4">
Головування в Раді Безпеки <text:a xlink:type="simple" xlink:href="https://www.ukrinform.ua/tag-oon" text:style-name="Internet_20_link" text:visited-style-name="Visited_20_Internet_20_Link">
 </text:a>
 здійснюєтьсяпочергово між членами РБ і змінюється щомісяця. У березні головує Мозамбік, уквітні – черга російської федерації.</text:p>
      <text:p text:style-name="P4">
Source: <text:a xlink:type="simple" xlink:href="https://www.ukrinform.ua/rubric-world/3690074-kraini-baltii-v-oon-rosia-akou-kerue-voennij-zlocinec-ne-moze-golovuvati-v-radbezi.html" text:style-name="Internet_20_link" text:visited-style-name="Visited_20_Internet_20_Link">
https://www.ukrinform.ua/rubric-world/3690074-kraini-baltii-v-oon-rosia-akou-kerue-voennij-zlocinec-ne-moze-golovuvati-v-radbezi.html</text:a>
</text:p>
      <!--NEWS-->
      <text:h text:style-name="P10" text:outline-level="1">
<text:span text:style-name="T4">
Словенія підтримує членство України в НАТО, щойно це дозволять умови</text:span>
</text:h>
      <text:p text:style-name="P4">
Authors: Ukrinform (Person)</text:p>
      <text:p text:style-name="P4">
Publisher: Укринформ (Organization)</text:p>
      <text:p text:style-name="P4">
Published Time: 2023-03-31T-68:19:00+03:00</text:p>
      <text:p text:style-name="P4">
Modified Time: 2023-03-31T20:19:00+03:00</text:p>
      <text:p text:style-name="P4">
Description: Словенія виступила на підтримку членства України у Північноатлантичному Альянсі, коли це дозволять умови. — Укрінформ.</text:p>
      <text:p text:style-name="P4">
Images: ["<text:a xlink:type="simple" xlink:href="https://static.ukrinform.com/photos/2023_03/thumb_files/630_360_1680283659-612.jpeg" text:style-name="Internet_20_link" text:visited-style-name="Visited_20_Internet_20_Link">
630_360_16802...</text:a>
"]</text:p>
      <text:p text:style-name="P4">
Tags: ['НАТО', 'Словенія', 'Україна']</text:p>
      <text:p text:style-name="P4">
Type: Article</text:p>
      <!--METADATA-->
      <text:p text:style-name="P4">
<draw:frame draw:style-name="fr1" draw:name="Image60" text:anchor-type="as-char" svg:width="6.9236in" svg:height="3.956343in" draw:z-index="0">
<draw:image xlink:href="../Images/yкринформ/2023-03-31T-68-19-00-03-00/630_360_1680283659-612.jpeg" xlink:type="simple" xlink:show="embed" xlink:actuate="onLoad" draw:mime-type="image/jpeg"/>
</draw:frame>
 Словеніявиступила на підтримку членства України у Північноатлантичному Альянсі, колице дозволять умови.</text:p>
      <text:p text:style-name="P4">
Про це йдеться у спільній декларації Президента Володимира Зеленського іПрем’єр-міністра Республіки Словенія Роберта Голоба, опублікованій на <text:a xlink:type="simple" xlink:href="https://www.president.gov.ua/news/spilna-deklaraciya-prezidenta-ukrayini-volodimira-zelenskogo-81965" text:style-name="Internet_20_link" text:visited-style-name="Visited_20_Internet_20_Link">
</text:a>
 .</text:p>
      <text:p text:style-name="P4">
«Республіка Словенія підтримує набуття Україною членства в <text:a xlink:type="simple" xlink:href="https://www.ukrinform.ua/tag-nato" text:style-name="Internet_20_link" text:visited-style-name="Visited_20_Internet_20_Link">
</text:a>
 , щойно це дозволять умови», - йдеться вдокументі.</text:p>
      <text:p text:style-name="P4">
Лідери також засудили «найбільш рішучим чином» повномасштабне військовевторгнення росії в Україну, що підриває основи Статуту ООН, і підтвердили своюпідтримку принципів міжнародного права, непорушності кордонів і права кожноїдержави обирати власний шлях та заходи безпеки.</text:p>
      <text:p text:style-name="P4">
Також підписанти повторили вимогу до російської федерації негайно, повністю табеззастережно вивести всі свої збройні формування з території України в межахїї міжнародно визнаних кордонів.</text:p>
      <text:p text:style-name="P4">
<text:span text:style-name="T4">
Читайте також:</text:span>
 <text:a xlink:type="simple" xlink:href="https://www.ukrinform.ua/rubric-polytics/3689886-slovenia-gotova-vzati-ucast-u-vidnovlenni-ukraini-zustric-premeriv.html" text:style-name="Internet_20_link" text:visited-style-name="Visited_20_Internet_20_Link">
 </text:a>
</text:p>
      <text:p text:style-name="P4">
Крім того, у документі зафіксовано тверду рішучість країн притягнути довідповідальності осіб, відповідальних за воєнні злочини й інші тяжкі злочини,вчинені у зв’язку з агресивною війною росії проти України, та підтриматистворення спеціального міжнародного трибуналу для забезпеченнявідповідальності за злочин агресії.</text:p>
      <text:p text:style-name="P4">
У документі також Словенія підтримала ідею скликання саміту формули миру зметою сприяння її ефективній реалізації, коли це дозволятимуть умови.</text:p>
      <text:p text:style-name="P4">
Зазначається, що Республіка Словенія продовжуватиме сприяти сильній таефективній політичній і матеріальній підтримці України з боку ЄС та НАТО,спрямованій на забезпечення спроможності Української держави ефективнозахищати свої території відповідно до невід’ємного права на самооборону.</text:p>
      <text:p text:style-name="P4">
<text:span text:style-name="T4">
Читайте також:</text:span>
 <text:a xlink:type="simple" xlink:href="https://www.ukrinform.ua/rubric-polytics/3690065-stefancuk-obgovoriv-iz-premerami-horvatii-ta-slovenii-stvorenna-spectribunalu-proti-rf.html" text:style-name="Internet_20_link" text:visited-style-name="Visited_20_Internet_20_Link">
 </text:a>
</text:p>
      <text:p text:style-name="P4">
Україна та Республіка Словенія висловили готовність провести двосторонніконсультації з проблематики безпеки України до набуття членства в НАТО.</text:p>
      <text:p text:style-name="P4">
У свою чергу Україна підтримала кандидатуру Республіки Словенія на місценепостійного члена Ради Безпеки ООН на період 2024–2025 років.</text:p>
      <text:p text:style-name="P4">
Як повідомлялося, прем’єр-міністр Словенії Роберт Голоб заявив, що <text:a xlink:type="simple" xlink:href="https://www.ukrinform.ua/rubric-polytics/3689928-premer-slovenii-na-pamatnih-zahodah-u-buci-sogodni-vsi-mi-ukrainci.html" text:style-name="Internet_20_link" text:visited-style-name="Visited_20_Internet_20_Link">
</text:a>
 і покаранні російськихагресорів за скоєні ними тяжкі злочини.</text:p>
      <text:p text:style-name="P4">
<text:span text:style-name="T5">
Фото: ОП</text:span>
</text:p>
      <text:p text:style-name="P4">
Source: <text:a xlink:type="simple" xlink:href="https://www.ukrinform.ua/rubric-polytics/3690076-slovenia-pidtrimue-clenstvo-ukraini-v-nato-sojno-ce-dozvolat-umovi.html" text:style-name="Internet_20_link" text:visited-style-name="Visited_20_Internet_20_Link">
https://www.ukrinform.ua/rubric-polytics/3690076-slovenia-pidtrimue-clenstvo-ukraini-v-nato-sojno-ce-dozvolat-umovi.html</text:a>
</text:p>
      <!--NEWS-->
      <text:h text:style-name="P10" text:outline-level="1">
<text:span text:style-name="T4">
Sumska Oblast(08:05). Red Alert: aerial threat. Sirens sounding. Take cover now!</text:span>
</text:h>
      <text:p text:style-name="P4">
Authors: liveuamap (Language: en)</text:p>
      <text:p text:style-name="P4">
Time: 2023-03-31T02:06:00</text:p>
      <text:p text:style-name="P4">
Location: Sumska Oblast (Latitude:50.99903 Longtitude:34.00016)</text:p>
      <text:p text:style-name="P4">
Videos: []</text:p>
      <text:p text:style-name="P4">
Images: []</text:p>
      <text:p text:style-name="P4">
Tags: ["Europe", "Central and Eastern Europe"]</text:p>
      <text:p text:style-name="P4">
ID: 22552242</text:p>
      <!--METADATA-->
      <text:p text:style-name="P4">
Sumska Oblast(08:05). Red Alert: aerial threat. Sirens sounding. Take covernow!</text:p>
      <text:p text:style-name="P4">
News Collection Link: <text:a xlink:type="simple" xlink:href="https://liveuamap.com/en/2023/31-march-sumska-oblast0805-red-alert-aerial-tg" text:style-name="Internet_20_link" text:visited-style-name="Visited_20_Internet_20_Link">
https://liveuamap.com/en/2023/31-march-sumska-oblast0805-red-alert-aerial-tg</text:a>
</text:p>
      <text:p text:style-name="P4">
Source: <text:a xlink:type="simple" xlink:href="https://t.me/air_alert_ua/42321" text:style-name="Internet_20_link" text:visited-style-name="Visited_20_Internet_20_Link">
https://t.me/air_alert_ua/42321</text:a>
</text:p>
      <!--NEWS-->
      <text:h text:style-name="P10" text:outline-level="1">
<text:span text:style-name="T4">
Zaporizka Oblast(08:15). Red Alert: aerial threat. Sirens sounding. Take cover now!</text:span>
</text:h>
      <text:p text:style-name="P4">
Authors: liveuamap (Language: en)</text:p>
      <text:p text:style-name="P4">
Time: 2023-03-31T02:18:00</text:p>
      <text:p text:style-name="P4">
Location: Zaporizka Oblast (Latitude:47.612001 Longtitude:35.765321)</text:p>
      <text:p text:style-name="P4">
Videos: []</text:p>
      <text:p text:style-name="P4">
Images: []</text:p>
      <text:p text:style-name="P4">
Tags: ["Europe", "Central and Eastern Europe"]</text:p>
      <text:p text:style-name="P4">
ID: 22552257</text:p>
      <!--METADATA-->
      <text:p text:style-name="P4">
Zaporizka Oblast(08:15). Red Alert: aerial threat. Sirens sounding. Take covernow!</text:p>
      <text:p text:style-name="P4">
News Collection Link: <text:a xlink:type="simple" xlink:href="https://liveuamap.com/en/2023/31-march-zaporizka-oblast0815-red-alert-aeriag" text:style-name="Internet_20_link" text:visited-style-name="Visited_20_Internet_20_Link">
https://liveuamap.com/en/2023/31-march-zaporizka-oblast0815-red-alert-aeriag</text:a>
</text:p>
      <text:p text:style-name="P4">
Source: <text:a xlink:type="simple" xlink:href="https://t.me/air_alert_ua/42322" text:style-name="Internet_20_link" text:visited-style-name="Visited_20_Internet_20_Link">
https://t.me/air_alert_ua/42322</text:a>
</text:p>
      <!--NEWS-->
      <text:h text:style-name="P10" text:outline-level="1">
<text:span text:style-name="T4">
Damage in Kharkiv after Russia launched 9 missiles overnight</text:span>
</text:h>
      <text:p text:style-name="P4">
Authors: liveuamap (Language: en)</text:p>
      <text:p text:style-name="P4">
Time: 2023-03-31T02:20:44</text:p>
      <text:p text:style-name="P4">
Location: Kharkiv (Latitude:49.99042 Longtitude:36.24081)</text:p>
      <text:p text:style-name="P4">
Videos: []</text:p>
      <text:p text:style-name="P4">
Images: ["<text:a xlink:type="simple" xlink:href="https://liveuamap.com/pics/2023/03/31/22552253_0.jpg" text:style-name="Internet_20_link" text:visited-style-name="Visited_20_Internet_20_Link">
22552253_0.jpg</text:a>
", "<text:a xlink:type="simple" xlink:href="https://liveuamap.com/pics/2023/03/31/22552253_1.jpg" text:style-name="Internet_20_link" text:visited-style-name="Visited_20_Internet_20_Link">
22552253_1.jpg</text:a>
", "<text:a xlink:type="simple" xlink:href="https://liveuamap.com/pics/2023/03/31/22552253_2.jpg" text:style-name="Internet_20_link" text:visited-style-name="Visited_20_Internet_20_Link">
22552253_2.jpg</text:a>
", "<text:a xlink:type="simple" xlink:href="https://liveuamap.com/pics/2023/03/31/22552253_3.jpg" text:style-name="Internet_20_link" text:visited-style-name="Visited_20_Internet_20_Link">
22552253_3.jpg</text:a>
"]</text:p>
      <text:p text:style-name="P4">
Tags: []</text:p>
      <text:p text:style-name="P4">
ID: 22552253</text:p>
      <!--METADATA-->
      <text:p text:style-name="P4">
Damage in Kharkiv after Russia launched 9 missiles overnight</text:p>
      <text:p text:style-name="P4">
<draw:frame draw:style-name="fr1" draw:name="Image61" text:anchor-type="as-char" svg:width="6.9236in" svg:height="3.894525in" draw:z-index="0">
<draw:image xlink:href="../Images/liveuamap/2023-03-31T02-20-44/22552253_0.jpg" xlink:type="simple" xlink:show="embed" xlink:actuate="onLoad" draw:mime-type="image/jpeg"/>
</draw:frame>
<draw:frame draw:style-name="fr1" draw:name="Image62" text:anchor-type="as-char" svg:width="6.9236in" svg:height="3.890889in" draw:z-index="0">
<draw:image xlink:href="../Images/liveuamap/2023-03-31T02-20-44/22552253_1.jpg" xlink:type="simple" xlink:show="embed" xlink:actuate="onLoad" draw:mime-type="image/jpeg"/>
</draw:frame>
<draw:frame draw:style-name="fr1" draw:name="Image63" text:anchor-type="as-char" svg:width="6.9236in" svg:height="3.890889in" draw:z-index="0">
<draw:image xlink:href="../Images/liveuamap/2023-03-31T02-20-44/22552253_2.jpg" xlink:type="simple" xlink:show="embed" xlink:actuate="onLoad" draw:mime-type="image/jpeg"/>
</draw:frame>
<draw:frame draw:style-name="fr1" draw:name="Image64" text:anchor-type="as-char" svg:width="6.9236in" svg:height="3.890889in" draw:z-index="0">
<draw:image xlink:href="../Images/liveuamap/2023-03-31T02-20-44/22552253_3.jpg" xlink:type="simple" xlink:show="embed" xlink:actuate="onLoad" draw:mime-type="image/jpeg"/>
</draw:frame>
</text:p>
      <text:p text:style-name="P4">
News Collection Link: <text:a xlink:type="simple" xlink:href="https://liveuamap.com/en/2023/31-march-damage-in-kharkiv-after-russia-launched-9-missiles" text:style-name="Internet_20_link" text:visited-style-name="Visited_20_Internet_20_Link">
https://liveuamap.com/en/2023/31-march-damage-in-kharkiv-after-russia-launched-9-missiles</text:a>
</text:p>
      <text:p text:style-name="P4">
Source: <text:a xlink:type="simple" xlink:href="https://twitter.com/xapkib/status/1641673208460980224" text:style-name="Internet_20_link" text:visited-style-name="Visited_20_Internet_20_Link">
https://twitter.com/xapkib/status/1641673208460980224</text:a>
</text:p>
      <!--NEWS-->
      <text:h text:style-name="P10" text:outline-level="1">
<text:span text:style-name="T4">
Ukrainian air defense shot down 9 of 10 Shahed drones launched by Russia overnight</text:span>
</text:h>
      <text:p text:style-name="P4">
Authors: liveuamap (Language: en)</text:p>
      <text:p text:style-name="P4">
Time: 2023-03-31T02:31:48</text:p>
      <text:p text:style-name="P4">
Location: Chernihiv (Latitude:51.65171 Longtitude:32.39319)</text:p>
      <text:p text:style-name="P4">
Videos: []</text:p>
      <text:p text:style-name="P4">
Images: []</text:p>
      <text:p text:style-name="P4">
Tags: []</text:p>
      <text:p text:style-name="P4">
ID: 22552267</text:p>
      <!--METADATA-->
      <text:p text:style-name="P4">
Ukrainian air defense shot down 9 of 10 Shahed drones launched by Russiaovernight</text:p>
      <text:p text:style-name="P4">
News Collection Link: <text:a xlink:type="simple" xlink:href="https://liveuamap.com/en/2023/31-march-ukrainian-air-defense-shot-down-9-of-10-shahed-drones" text:style-name="Internet_20_link" text:visited-style-name="Visited_20_Internet_20_Link">
https://liveuamap.com/en/2023/31-march-ukrainian-air-defense-shot-down-9-of-10-shahed-drones</text:a>
</text:p>
      <text:p text:style-name="P4">
Source: <text:a xlink:type="simple" xlink:href="https://t.me/kpszsu/2433" text:style-name="Internet_20_link" text:visited-style-name="Visited_20_Internet_20_Link">
https://t.me/kpszsu/2433</text:a>
</text:p>
      <!--NEWS-->
      <text:h text:style-name="P10" text:outline-level="1">
<text:span text:style-name="T4">
Kharkiv, Kharkivska Oblast(09:42). Red Alert: aerial threat. Sirens sounding. Take cover now!</text:span>
</text:h>
      <text:p text:style-name="P4">
Authors: liveuamap (Language: en)</text:p>
      <text:p text:style-name="P4">
Time: 2023-03-31T03:43:00</text:p>
      <text:p text:style-name="P4">
Location: Kharkiv (Latitude:49.98021 Longtitude:36.25179)</text:p>
      <text:p text:style-name="P4">
Videos: []</text:p>
      <text:p text:style-name="P4">
Images: []</text:p>
      <text:p text:style-name="P4">
Tags: ["Europe", "Central and Eastern Europe"]</text:p>
      <text:p text:style-name="P4">
ID: 22552308</text:p>
      <!--METADATA-->
      <text:p text:style-name="P4">
Kharkiv, Kharkivska Oblast(09:42). Red Alert: aerial threat. Sirens sounding.Take cover now!</text:p>
      <text:p text:style-name="P4">
News Collection Link: <text:a xlink:type="simple" xlink:href="https://liveuamap.com/en/2023/31-march-kharkiv-kharkivska-oblast0942-red-alg" text:style-name="Internet_20_link" text:visited-style-name="Visited_20_Internet_20_Link">
https://liveuamap.com/en/2023/31-march-kharkiv-kharkivska-oblast0942-red-alg</text:a>
</text:p>
      <text:p text:style-name="P4">
Source: <text:a xlink:type="simple" xlink:href="https://t.me/suspilnekharkiv/23462" text:style-name="Internet_20_link" text:visited-style-name="Visited_20_Internet_20_Link">
https://t.me/suspilnekharkiv/23462</text:a>
</text:p>
      <!--NEWS-->
      <text:h text:style-name="P10" text:outline-level="1">
<text:span text:style-name="T4">
Donetsk Oblast(09:42). Red Alert: aerial threat. Sirens sounding. Take cover now!</text:span>
</text:h>
      <text:p text:style-name="P4">
Authors: liveuamap (Language: en)</text:p>
      <text:p text:style-name="P4">
Time: 2023-03-31T03:45:00</text:p>
      <text:p text:style-name="P4">
Location: Donetsk Oblast (Latitude:48.72744 Longtitude:37.5781)</text:p>
      <text:p text:style-name="P4">
Videos: []</text:p>
      <text:p text:style-name="P4">
Images: []</text:p>
      <text:p text:style-name="P4">
Tags: ["Europe", "Central and Eastern Europe"]</text:p>
      <text:p text:style-name="P4">
ID: 22552309</text:p>
      <!--METADATA-->
      <text:p text:style-name="P4">
Donetsk Oblast(09:42). Red Alert: aerial threat. Sirens sounding. Take covernow!</text:p>
      <text:p text:style-name="P4">
News Collection Link: <text:a xlink:type="simple" xlink:href="https://liveuamap.com/en/2023/31-march-donetsk-oblast0942-red-alert-aerial-g" text:style-name="Internet_20_link" text:visited-style-name="Visited_20_Internet_20_Link">
https://liveuamap.com/en/2023/31-march-donetsk-oblast0942-red-alert-aerial-g</text:a>
</text:p>
      <text:p text:style-name="P4">
Source: <text:a xlink:type="simple" xlink:href="https://t.me/air_alert_ua/42326" text:style-name="Internet_20_link" text:visited-style-name="Visited_20_Internet_20_Link">
https://t.me/air_alert_ua/42326</text:a>
</text:p>
      <!--NEWS-->
      <text:h text:style-name="P10" text:outline-level="1">
<text:span text:style-name="T4">
Russian army shelled Zaporizhzhia district with MLRS</text:span>
</text:h>
      <text:p text:style-name="P4">
Authors: liveuamap (Language: en)</text:p>
      <text:p text:style-name="P4">
Time: 2023-03-31T04:25:00</text:p>
      <text:p text:style-name="P4">
Location: Zaporizhzhia, Zaporiz'ka oblast (Latitude:47.8316 Longtitude:35.15179)</text:p>
      <text:p text:style-name="P4">
Videos: []</text:p>
      <text:p text:style-name="P4">
Images: ["<text:a xlink:type="simple" xlink:href="https://liveuamap.com/pics/2023/03/31/22552310_0.png" text:style-name="Internet_20_link" text:visited-style-name="Visited_20_Internet_20_Link">
22552310_0.png</text:a>
", "<text:a xlink:type="simple" xlink:href="https://liveuamap.com/pics/2023/03/31/22552310_1.jpg" text:style-name="Internet_20_link" text:visited-style-name="Visited_20_Internet_20_Link">
22552310_1.jpg</text:a>
"]</text:p>
      <text:p text:style-name="P4">
Tags: []</text:p>
      <text:p text:style-name="P4">
ID: 22552310</text:p>
      <!--METADATA-->
      <text:p text:style-name="P4">
Russian army shelled Zaporizhzhia district with MLRS</text:p>
      <text:p text:style-name="P4">
<draw:frame draw:style-name="fr1" draw:name="Image65" text:anchor-type="as-char" svg:width="6.9236in" svg:height="3.9873in" draw:z-index="0">
<draw:image xlink:href="../Images/liveuamap/2023-03-31T04-25-00/22552310_0.png" xlink:type="simple" xlink:show="embed" xlink:actuate="onLoad" draw:mime-type="image/png"/>
</draw:frame>
<draw:frame draw:style-name="fr1" draw:name="Image66" text:anchor-type="as-char" svg:width="6.9236in" svg:height="3.80798in" draw:z-index="0">
<draw:image xlink:href="../Images/liveuamap/2023-03-31T04-25-00/22552310_1.jpg" xlink:type="simple" xlink:show="embed" xlink:actuate="onLoad" draw:mime-type="image/jpeg"/>
</draw:frame>
</text:p>
      <text:p text:style-name="P4">
News Collection Link: <text:a xlink:type="simple" xlink:href="https://liveuamap.com/en/2023/31-march-russian-army-shelled-zaporizhzhia-district-with" text:style-name="Internet_20_link" text:visited-style-name="Visited_20_Internet_20_Link">
https://liveuamap.com/en/2023/31-march-russian-army-shelled-zaporizhzhia-district-with</text:a>
</text:p>
      <text:p text:style-name="P4">
Source: <text:a xlink:type="simple" xlink:href="https://twitter.com/hochu_dodomu/status/1641703359089352704" text:style-name="Internet_20_link" text:visited-style-name="Visited_20_Internet_20_Link">
https://twitter.com/hochu_dodomu/status/1641703359089352704</text:a>
</text:p>
      <!--NEWS-->
      <text:h text:style-name="P10" text:outline-level="1">
<text:span text:style-name="T4">
At Sivershchyna and Slobozhanschyna directions Russian army shelled Hirsk of Chernihiv region...</text:span>
</text:h>
      <text:p text:style-name="P4">
Authors: liveuamap (Language: en)</text:p>
      <text:p text:style-name="P4">
Time: 2023-03-31T05:04:00</text:p>
      <text:p text:style-name="P4">
Location: Kharkiv (Latitude:50.26762 Longtitude:36.48663)</text:p>
      <text:p text:style-name="P4">
Videos: []</text:p>
      <text:p text:style-name="P4">
Images: []</text:p>
      <text:p text:style-name="P4">
Tags: ["Russia"]</text:p>
      <text:p text:style-name="P4">
ID: 22552341</text:p>
      <!--METADATA-->
      <text:p text:style-name="P4">
At Sivershchyna and Slobozhanschyna directions Russian army shelled Hirsk ofChernihiv region, Novovasylivka, Nova Huta, Stukalivka, Iskryskivschyna,Volfyne, Katerynivka of Sumy region, also Kozacha Lopan, Strilecha,Oliynykove, Neskuchne, Vilcha, Krasne Pershe, Topoli of Kharkiv region, -General Staff of Armed Forces of Ukraine says in the morning report</text:p>
      <text:p text:style-name="P4">
News Collection Link: <text:a xlink:type="simple" xlink:href="https://liveuamap.com/en/2023/31-march-at-sivershchyna-and-slobozhanschyna-directions-russian" text:style-name="Internet_20_link" text:visited-style-name="Visited_20_Internet_20_Link">
https://liveuamap.com/en/2023/31-march-at-sivershchyna-and-slobozhanschyna-directions-russian</text:a>
</text:p>
      <text:p text:style-name="P4">
Source: <text:a xlink:type="simple" xlink:href="https://t.me/lumsrc/4375" text:style-name="Internet_20_link" text:visited-style-name="Visited_20_Internet_20_Link">
https://t.me/lumsrc/4375</text:a>
</text:p>
      <!--NEWS-->
      <text:h text:style-name="P10" text:outline-level="1">
<text:span text:style-name="T4">
At Bakhmut direction Russian army shelled Minkivka, Orikhovo-Vasylivka, Druzhkivka and Bakhmu...</text:span>
</text:h>
      <text:p text:style-name="P4">
Authors: liveuamap (Language: en)</text:p>
      <text:p text:style-name="P4">
Time: 2023-03-31T05:05:00</text:p>
      <text:p text:style-name="P4">
Location: Bakhmut (Latitude:48.5891 Longtitude:37.96429)</text:p>
      <text:p text:style-name="P4">
Videos: []</text:p>
      <text:p text:style-name="P4">
Images: []</text:p>
      <text:p text:style-name="P4">
Tags: ["Russia"]</text:p>
      <text:p text:style-name="P4">
ID: 22552336</text:p>
      <!--METADATA-->
      <text:p text:style-name="P4">
At Bakhmut direction Russian army shelled Minkivka, Orikhovo-Vasylivka,Druzhkivka and Bakhmut of Donetsk region, - General Staff of Armed Forces ofUkraine says in the morning report</text:p>
      <text:p text:style-name="P4">
News Collection Link: <text:a xlink:type="simple" xlink:href="https://liveuamap.com/en/2023/31-march-at-bakhmut-direction-russian-army-shelled-minkivka" text:style-name="Internet_20_link" text:visited-style-name="Visited_20_Internet_20_Link">
https://liveuamap.com/en/2023/31-march-at-bakhmut-direction-russian-army-shelled-minkivka</text:a>
</text:p>
      <text:p text:style-name="P4">
Source: <text:a xlink:type="simple" xlink:href="https://t.me/lumsrc/4377" text:style-name="Internet_20_link" text:visited-style-name="Visited_20_Internet_20_Link">
https://t.me/lumsrc/4377</text:a>
</text:p>
      <!--NEWS-->
      <text:h text:style-name="P10" text:outline-level="1">
<text:span text:style-name="T4">
Zaporizka Oblast(11:49). Red Alert: aerial threat. Sirens sounding. Take cover now!</text:span>
</text:h>
      <text:p text:style-name="P4">
Authors: liveuamap (Language: en)</text:p>
      <text:p text:style-name="P4">
Time: 2023-03-31T05:51:00</text:p>
      <text:p text:style-name="P4">
Location: Zaporizka Oblast (Latitude:47.612751 Longtitude:35.765131)</text:p>
      <text:p text:style-name="P4">
Videos: []</text:p>
      <text:p text:style-name="P4">
Images: []</text:p>
      <text:p text:style-name="P4">
Tags: ["Europe", "Central and Eastern Europe"]</text:p>
      <text:p text:style-name="P4">
ID: 22552340</text:p>
      <!--METADATA-->
      <text:p text:style-name="P4">
Zaporizka Oblast(11:49). Red Alert: aerial threat. Sirens sounding. Take covernow!</text:p>
      <text:p text:style-name="P4">
News Collection Link: <text:a xlink:type="simple" xlink:href="https://liveuamap.com/en/2023/31-march-zaporizka-oblast1149-red-alert-aeriag" text:style-name="Internet_20_link" text:visited-style-name="Visited_20_Internet_20_Link">
https://liveuamap.com/en/2023/31-march-zaporizka-oblast1149-red-alert-aeriag</text:a>
</text:p>
      <text:p text:style-name="P4">
Source: <text:a xlink:type="simple" xlink:href="https://t.me/suspilnezaporizhzhya/11762" text:style-name="Internet_20_link" text:visited-style-name="Visited_20_Internet_20_Link">
https://t.me/suspilnezaporizhzhya/11762</text:a>
</text:p>
      <!--NEWS-->
      <text:h text:style-name="P10" text:outline-level="1">
<text:span text:style-name="T4">
Kherson, Khersonska Oblast(12:01). Red Alert: aerial threat. Sirens sounding. Take cover now!</text:span>
</text:h>
      <text:p text:style-name="P4">
Authors: liveuamap (Language: en)</text:p>
      <text:p text:style-name="P4">
Time: 2023-03-31T06:02:00</text:p>
      <text:p text:style-name="P4">
Location: Kherson (Latitude:46.65642 Longtitude:32.617)</text:p>
      <text:p text:style-name="P4">
Videos: []</text:p>
      <text:p text:style-name="P4">
Images: []</text:p>
      <text:p text:style-name="P4">
Tags: ["Europe", "Central and Eastern Europe"]</text:p>
      <text:p text:style-name="P4">
ID: 22552344</text:p>
      <!--METADATA-->
      <text:p text:style-name="P4">
Kherson, Khersonska Oblast(12:01). Red Alert: aerial threat. Sirens sounding.Take cover now!</text:p>
      <text:p text:style-name="P4">
News Collection Link: <text:a xlink:type="simple" xlink:href="https://liveuamap.com/en/2023/31-march-kherson-khersonska-oblast1201-red-alg" text:style-name="Internet_20_link" text:visited-style-name="Visited_20_Internet_20_Link">
https://liveuamap.com/en/2023/31-march-kherson-khersonska-oblast1201-red-alg</text:a>
</text:p>
      <text:p text:style-name="P4">
Source: <text:a xlink:type="simple" xlink:href="https://t.me/air_alert_ua/42331" text:style-name="Internet_20_link" text:visited-style-name="Visited_20_Internet_20_Link">
https://t.me/air_alert_ua/42331</text:a>
</text:p>
      <!--NEWS-->
      <text:h text:style-name="P10" text:outline-level="1">
<text:span text:style-name="T4">
Explosion reported in Zaporizhzhia</text:span>
</text:h>
      <text:p text:style-name="P4">
Authors: liveuamap (Language: en)</text:p>
      <text:p text:style-name="P4">
Time: 2023-03-31T06:15:19</text:p>
      <text:p text:style-name="P4">
Location: Zaporizhzhia, Zaporiz'ka oblast (Latitude:47.81913 Longtitude:35.13462)</text:p>
      <text:p text:style-name="P4">
Videos: []</text:p>
      <text:p text:style-name="P4">
Images: []</text:p>
      <text:p text:style-name="P4">
Tags: []</text:p>
      <text:p text:style-name="P4">
ID: 22552345</text:p>
      <!--METADATA-->
      <text:p text:style-name="P4">
Explosion reported in Zaporizhzhia</text:p>
      <text:p text:style-name="P4">
News Collection Link: <text:a xlink:type="simple" xlink:href="https://liveuamap.com/en/2023/31-march-explosion-reported-in-zaporizhzhia-" text:style-name="Internet_20_link" text:visited-style-name="Visited_20_Internet_20_Link">
https://liveuamap.com/en/2023/31-march-explosion-reported-in-zaporizhzhia-</text:a>
</text:p>
      <text:p text:style-name="P4">
Source: <text:a xlink:type="simple" xlink:href="https://t.me/suspilnezaporizhzhya/11764" text:style-name="Internet_20_link" text:visited-style-name="Visited_20_Internet_20_Link">
https://t.me/suspilnezaporizhzhya/11764</text:a>
</text:p>
      <!--NEWS-->
      <text:h text:style-name="P10" text:outline-level="1">
<text:span text:style-name="T4">
PM of Spain Pedro Sanchez: I thank President Xi Jinping for his welcome on this historic trip...</text:span>
</text:h>
      <text:p text:style-name="P4">
Authors: liveuamap (Language: en)</text:p>
      <text:p text:style-name="P4">
Time: 2023-03-31T06:44:00</text:p>
      <text:p text:style-name="P4">
Location: Beijing, Beijing Shi (Latitude:39.91461 Longtitude:116.39204)</text:p>
      <text:p text:style-name="P4">
Videos: []</text:p>
      <text:p text:style-name="P4">
Images: ["<text:a xlink:type="simple" xlink:href="https://liveuamap.com/pics/2023/03/31/22552377_0.jpg" text:style-name="Internet_20_link" text:visited-style-name="Visited_20_Internet_20_Link">
22552377_0.jpg</text:a>
"]</text:p>
      <text:p text:style-name="P4">
Tags: ["Spain", "China"]</text:p>
      <text:p text:style-name="P4">
ID: 22552377</text:p>
      <!--METADATA-->
      <text:p text:style-name="P4">
PM of Spain Pedro Sanchez: I thank President Xi Jinping for his welcome onthis historic trip. This visit boosts our bilateral relations and strengthenscooperation on various global challenges. We have also had a candid exchangeon Russia's aggression against Ukraine.</text:p>
      <text:p text:style-name="Quotations">

<text:p text:style-name="P4">
<text:a xlink:type="simple" xlink:href="https://t.co/s1AFqcQl38" text:style-name="Internet_20_link" text:visited-style-name="Visited_20_Internet_20_Link">
 </text:a>
&gt;
&gt;
 — <text:a xlink:type="simple" xlink:href="https://twitter.com/sanchezcastejon/status/1641738192104611841" text:style-name="Internet_20_link" text:visited-style-name="Visited_20_Internet_20_Link">
 </text:a>
</text:p>

</text:p>
      <text:p text:style-name="P4">
<draw:frame draw:style-name="fr1" draw:name="Image67" text:anchor-type="as-char" svg:width="6.9236in" svg:height="3.894525in" draw:z-index="0">
<draw:image xlink:href="../Images/liveuamap/2023-03-31T06-44-00/22552377_0.jpg" xlink:type="simple" xlink:show="embed" xlink:actuate="onLoad" draw:mime-type="image/jpeg"/>
</draw:frame>
</text:p>
      <text:p text:style-name="P4">
News Collection Link: <text:a xlink:type="simple" xlink:href="https://liveuamap.com/en/2023/31-march-pm-of-spain-pedro-sanchez-i-thank-president-xi-jinping" text:style-name="Internet_20_link" text:visited-style-name="Visited_20_Internet_20_Link">
https://liveuamap.com/en/2023/31-march-pm-of-spain-pedro-sanchez-i-thank-president-xi-jinping</text:a>
</text:p>
      <text:p text:style-name="P4">
Source: <text:a xlink:type="simple" xlink:href="https://twitter.com/sanchezcastejon/status/1641738192104611841" text:style-name="Internet_20_link" text:visited-style-name="Visited_20_Internet_20_Link">
https://twitter.com/sanchezcastejon/status/1641738192104611841</text:a>
</text:p>
      <!--NEWS-->
      <text:h text:style-name="P10" text:outline-level="1">
<text:span text:style-name="T4">
Zaporizka Oblast(13:35). Red Alert: aerial threat. Sirens sounding. Take cover now!</text:span>
</text:h>
      <text:p text:style-name="P4">
Authors: liveuamap (Language: en)</text:p>
      <text:p text:style-name="P4">
Time: 2023-03-31T07:36:00</text:p>
      <text:p text:style-name="P4">
Location: Zaporizka Oblast (Latitude:47.612381 Longtitude:35.765471)</text:p>
      <text:p text:style-name="P4">
Videos: []</text:p>
      <text:p text:style-name="P4">
Images: []</text:p>
      <text:p text:style-name="P4">
Tags: ["Europe", "Central and Eastern Europe"]</text:p>
      <text:p text:style-name="P4">
ID: 22552353</text:p>
      <!--METADATA-->
      <text:p text:style-name="P4">
Zaporizka Oblast(13:35). Red Alert: aerial threat. Sirens sounding. Take covernow!</text:p>
      <text:p text:style-name="P4">
News Collection Link: <text:a xlink:type="simple" xlink:href="https://liveuamap.com/en/2023/31-march-zaporizka-oblast1335-red-alert-aeriag" text:style-name="Internet_20_link" text:visited-style-name="Visited_20_Internet_20_Link">
https://liveuamap.com/en/2023/31-march-zaporizka-oblast1335-red-alert-aeriag</text:a>
</text:p>
      <text:p text:style-name="P4">
Source: <text:a xlink:type="simple" xlink:href="https://t.me/air_alert_ua/42337" text:style-name="Internet_20_link" text:visited-style-name="Visited_20_Internet_20_Link">
https://t.me/air_alert_ua/42337</text:a>
</text:p>
      <!--NEWS-->
      <text:h text:style-name="P10" text:outline-level="1">
<text:span text:style-name="T4">
President of Moldova Maia Sandu arrived in Ukraine.  Together with Volodymyr Zelenskyi and th...</text:span>
</text:h>
      <text:p text:style-name="P4">
Authors: liveuamap (Language: en)</text:p>
      <text:p text:style-name="P4">
Time: 2023-03-31T07:57:48</text:p>
      <text:p text:style-name="P4">
Location: Irpin, Kyiv region (Latitude:50.55518 Longtitude:30.21745)</text:p>
      <text:p text:style-name="P4">
Videos: []</text:p>
      <text:p text:style-name="P4">
Images: ["<text:a xlink:type="simple" xlink:href="https://liveuamap.com/pics/2023/03/31/22552356_0.jpg" text:style-name="Internet_20_link" text:visited-style-name="Visited_20_Internet_20_Link">
22552356_0.jpg</text:a>
"]</text:p>
      <text:p text:style-name="P4">
Tags: ["Moldova", "Europe"]</text:p>
      <text:p text:style-name="P4">
ID: 22552356</text:p>
      <!--METADATA-->
      <text:p text:style-name="P4">
President of Moldova Maia Sandu arrived in Ukraine. Together with VolodymyrZelenskyi and the prime ministers of Slovakia, Slovenia and Croatia, she tookpart in the summit on the occasion of the anniversary of the de-occupation ofBucha</text:p>
      <text:p text:style-name="P4">
<draw:frame draw:style-name="fr1" draw:name="Image68" text:anchor-type="as-char" svg:width="6.9236in" svg:height="6.092768in" draw:z-index="0">
<draw:image xlink:href="../Images/liveuamap/2023-03-31T07-57-48/22552356_0.jpg" xlink:type="simple" xlink:show="embed" xlink:actuate="onLoad" draw:mime-type="image/jpeg"/>
</draw:frame>
</text:p>
      <text:p text:style-name="P4">
News Collection Link: <text:a xlink:type="simple" xlink:href="https://liveuamap.com/en/2023/31-march-president-of-moldova-maia-sandu-arrived-in-ukraine" text:style-name="Internet_20_link" text:visited-style-name="Visited_20_Internet_20_Link">
https://liveuamap.com/en/2023/31-march-president-of-moldova-maia-sandu-arrived-in-ukraine</text:a>
</text:p>
      <text:p text:style-name="P4">
Source: <text:a xlink:type="simple" xlink:href="https://twitter.com/Flash_news_ua/status/1641757279790723075" text:style-name="Internet_20_link" text:visited-style-name="Visited_20_Internet_20_Link">
https://twitter.com/Flash_news_ua/status/1641757279790723075</text:a>
</text:p>
      <!--NEWS-->
      <text:h text:style-name="P10" text:outline-level="1">
<text:span text:style-name="T4">
Donetsk Oblast(15:04). Red Alert: aerial threat. Sirens sounding. Take cover now!</text:span>
</text:h>
      <text:p text:style-name="P4">
Authors: liveuamap (Language: en)</text:p>
      <text:p text:style-name="P4">
Time: 2023-03-31T09:06:00</text:p>
      <text:p text:style-name="P4">
Location: Donetsk Oblast (Latitude:48.72693 Longtitude:37.57693)</text:p>
      <text:p text:style-name="P4">
Videos: []</text:p>
      <text:p text:style-name="P4">
Images: []</text:p>
      <text:p text:style-name="P4">
Tags: ["Europe", "Central and Eastern Europe"]</text:p>
      <text:p text:style-name="P4">
ID: 22552371</text:p>
      <!--METADATA-->
      <text:p text:style-name="P4">
Donetsk Oblast(15:04). Red Alert: aerial threat. Sirens sounding. Take covernow!</text:p>
      <text:p text:style-name="P4">
News Collection Link: <text:a xlink:type="simple" xlink:href="https://liveuamap.com/en/2023/31-march-donetsk-oblast1504-red-alert-aerial-g" text:style-name="Internet_20_link" text:visited-style-name="Visited_20_Internet_20_Link">
https://liveuamap.com/en/2023/31-march-donetsk-oblast1504-red-alert-aerial-g</text:a>
</text:p>
      <text:p text:style-name="P4">
Source: <text:a xlink:type="simple" xlink:href="https://t.me/air_alert_ua/42339" text:style-name="Internet_20_link" text:visited-style-name="Visited_20_Internet_20_Link">
https://t.me/air_alert_ua/42339</text:a>
</text:p>
      <!--NEWS-->
      <text:h text:style-name="P10" text:outline-level="1">
<text:span text:style-name="T4">
2 person wounded as result of Russian missile strikes in Zaporizhzhia</text:span>
</text:h>
      <text:p text:style-name="P4">
Authors: liveuamap (Language: en)</text:p>
      <text:p text:style-name="P4">
Time: 2023-03-31T09:10:16</text:p>
      <text:p text:style-name="P4">
Location: Zaporizhzhia, Zaporiz'ka oblast (Latitude:47.83621 Longtitude:35.12672)</text:p>
      <text:p text:style-name="P4">
Videos: []</text:p>
      <text:p text:style-name="P4">
Images: ["<text:a xlink:type="simple" xlink:href="https://liveuamap.com/pics/2023/03/31/22552372_0.jpg" text:style-name="Internet_20_link" text:visited-style-name="Visited_20_Internet_20_Link">
22552372_0.jpg</text:a>
"]</text:p>
      <text:p text:style-name="P4">
Tags: ["Europe", "Central and Eastern Europe"]</text:p>
      <text:p text:style-name="P4">
ID: 22552372</text:p>
      <!--METADATA-->
      <text:p text:style-name="P4">
2 person wounded as result of Russian missile strikes in Zaporizhzhia</text:p>
      <text:p text:style-name="P4">
<draw:frame draw:style-name="fr1" draw:name="Image69" text:anchor-type="as-char" svg:width="6.9236in" svg:height="5.1927in" draw:z-index="0">
<draw:image xlink:href="../Images/liveuamap/2023-03-31T09-10-16/22552372_0.jpg" xlink:type="simple" xlink:show="embed" xlink:actuate="onLoad" draw:mime-type="image/jpeg"/>
</draw:frame>
</text:p>
      <text:p text:style-name="P4">
News Collection Link: <text:a xlink:type="simple" xlink:href="https://liveuamap.com/en/2023/31-march-2-person-wounded-as-result-of-russian-missile-strikes" text:style-name="Internet_20_link" text:visited-style-name="Visited_20_Internet_20_Link">
https://liveuamap.com/en/2023/31-march-2-person-wounded-as-result-of-russian-missile-strikes</text:a>
</text:p>
      <text:p text:style-name="P4">
Source: <text:a xlink:type="simple" xlink:href="https://twitter.com/UKRINFORM/status/1641788169438785536" text:style-name="Internet_20_link" text:visited-style-name="Visited_20_Internet_20_Link">
https://twitter.com/UKRINFORM/status/1641788169438785536</text:a>
</text:p>
      <!--NEWS-->
      <text:h text:style-name="P10" text:outline-level="1">
<text:span text:style-name="T4">
Zaporizka Oblast(16:04). Red Alert: aerial threat. Sirens sounding. Take cover now!</text:span>
</text:h>
      <text:p text:style-name="P4">
Authors: liveuamap (Language: en)</text:p>
      <text:p text:style-name="P4">
Time: 2023-03-31T10:06:00</text:p>
      <text:p text:style-name="P4">
Location: Zaporizka Oblast (Latitude:47.611481 Longtitude:35.765611)</text:p>
      <text:p text:style-name="P4">
Videos: []</text:p>
      <text:p text:style-name="P4">
Images: []</text:p>
      <text:p text:style-name="P4">
Tags: ["Europe", "Central and Eastern Europe"]</text:p>
      <text:p text:style-name="P4">
ID: 22552378</text:p>
      <!--METADATA-->
      <text:p text:style-name="P4">
Zaporizka Oblast(16:04). Red Alert: aerial threat. Sirens sounding. Take covernow!</text:p>
      <text:p text:style-name="P4">
News Collection Link: <text:a xlink:type="simple" xlink:href="https://liveuamap.com/en/2023/31-march-zaporizka-oblast1604-red-alert-aeriag" text:style-name="Internet_20_link" text:visited-style-name="Visited_20_Internet_20_Link">
https://liveuamap.com/en/2023/31-march-zaporizka-oblast1604-red-alert-aeriag</text:a>
</text:p>
      <text:p text:style-name="P4">
Source: <text:a xlink:type="simple" xlink:href="https://t.me/air_alert_ua/42340" text:style-name="Internet_20_link" text:visited-style-name="Visited_20_Internet_20_Link">
https://t.me/air_alert_ua/42340</text:a>
</text:p>
      <!--NEWS-->
      <text:h text:style-name="P10" text:outline-level="1">
<text:span text:style-name="T4">
Donetsk Oblast(17:59). Red Alert: aerial threat. Sirens sounding. Take cover now!</text:span>
</text:h>
      <text:p text:style-name="P4">
Authors: liveuamap (Language: en)</text:p>
      <text:p text:style-name="P4">
Time: 2023-03-31T12:01:00</text:p>
      <text:p text:style-name="P4">
Location: Donetsk Oblast (Latitude:48.72738 Longtitude:37.57761)</text:p>
      <text:p text:style-name="P4">
Videos: []</text:p>
      <text:p text:style-name="P4">
Images: []</text:p>
      <text:p text:style-name="P4">
Tags: ["Europe", "Central and Eastern Europe"]</text:p>
      <text:p text:style-name="P4">
ID: 22552390</text:p>
      <!--METADATA-->
      <text:p text:style-name="P4">
Donetsk Oblast(17:59). Red Alert: aerial threat. Sirens sounding. Take covernow!</text:p>
      <text:p text:style-name="P4">
News Collection Link: <text:a xlink:type="simple" xlink:href="https://liveuamap.com/en/2023/31-march-donetsk-oblast1759-red-alert-aerial-g" text:style-name="Internet_20_link" text:visited-style-name="Visited_20_Internet_20_Link">
https://liveuamap.com/en/2023/31-march-donetsk-oblast1759-red-alert-aerial-g</text:a>
</text:p>
      <text:p text:style-name="P4">
Source: <text:a xlink:type="simple" xlink:href="https://t.me/air_alert_ua/42343" text:style-name="Internet_20_link" text:visited-style-name="Visited_20_Internet_20_Link">
https://t.me/air_alert_ua/42343</text:a>
</text:p>
      <!--NEWS-->
      <text:h text:style-name="P10" text:outline-level="1">
<text:span text:style-name="T4">
Dnipro, Dnipropetrovska Oblast, Zaporizka Oblast(21:05). Red Alert: aerial threat. Sirens sou...</text:span>
</text:h>
      <text:p text:style-name="P4">
Authors: liveuamap (Language: en)</text:p>
      <text:p text:style-name="P4">
Time: 2023-03-31T12:05:00</text:p>
      <text:p text:style-name="P4">
Location: Dnipro (Latitude:48.45930000 Longtitude:35.03865000)</text:p>
      <text:p text:style-name="P4">
Videos: []</text:p>
      <text:p text:style-name="P4">
Images: []</text:p>
      <text:p text:style-name="P4">
Tags: ["Europe", "Central and Eastern Europe"]</text:p>
      <text:p text:style-name="P4">
ID: 22552462</text:p>
      <!--METADATA-->
      <text:p text:style-name="P4">
Dnipro, Dnipropetrovska Oblast, Zaporizka Oblast(21:05). Red Alert: aerialthreat. Sirens sounding. Take cover now!</text:p>
      <text:p text:style-name="P4">
News Collection Link: <text:a xlink:type="simple" xlink:href="https://liveuamap.com/en/2023/31-march-dnipro-dnipropetrovska-oblast-zaporig" text:style-name="Internet_20_link" text:visited-style-name="Visited_20_Internet_20_Link">
https://liveuamap.com/en/2023/31-march-dnipro-dnipropetrovska-oblast-zaporig</text:a>
</text:p>
      <text:p text:style-name="P4">
Source: <text:a xlink:type="simple" xlink:href="https://t.me/air_alert_ua/42346" text:style-name="Internet_20_link" text:visited-style-name="Visited_20_Internet_20_Link">
https://t.me/air_alert_ua/42346</text:a>
</text:p>
      <!--NEWS-->
      <text:h text:style-name="P10" text:outline-level="1">
<text:span text:style-name="T4">
Урсула фон дер Ляєн - про трагедію Бучі: Страти були частиною плану кремля зі знищення українців</text:span>
</text:h>
      <text:p text:style-name="P4">
Authors: Ukrinform (Person)</text:p>
      <text:p text:style-name="P4">
Publisher: Укринформ (Organization)</text:p>
      <text:p text:style-name="P4">
Published Time: 2023-03-31T14:44:00+03:00</text:p>
      <text:p text:style-name="P4">
Modified Time: 2023-03-31T14:44:00+03:00</text:p>
      <text:p text:style-name="P4">
Description: Те, що трапилося в Бучі, було частиною більшого плану кремля зі знищення українців — Укрінформ.</text:p>
      <text:p text:style-name="P4">
Images: ["<text:a xlink:type="simple" xlink:href="https://static.ukrinform.com/photos/2022_09/thumb_files/630_360_1663249344-6989.jpeg" text:style-name="Internet_20_link" text:visited-style-name="Visited_20_Internet_20_Link">
630_360_16632...</text:a>
"]</text:p>
      <text:p text:style-name="P4">
Tags: ['Буча', 'Воєнні злочини', 'Фон дер Ляєн', 'Війна з росією']</text:p>
      <text:p text:style-name="P4">
Type: Article</text:p>
      <!--METADATA-->
      <text:p text:style-name="P4">
<draw:frame draw:style-name="fr1" draw:name="Image70" text:anchor-type="as-char" svg:width="6.9236in" svg:height="3.956343in" draw:z-index="0">
<draw:image xlink:href="../Images/yкринформ/2023-03-31T14-44-00-03-00/630_360_1663249344-6989.jpeg" xlink:type="simple" xlink:show="embed" xlink:actuate="onLoad" draw:mime-type="image/jpeg"/>
</draw:frame>
 Те, щотрапилося в Бучі, було частиною більшого плану кремля зі знищення українців</text:p>
      <text:p text:style-name="P4">
Як передає Укрінформ, про це президент Єврокомісії Урсула фон дер Ляєннаписала у <text:a xlink:type="simple" xlink:href="http://twitter.com/vonderleyen/status/1641748513946992642" text:style-name="Internet_20_link" text:visited-style-name="Visited_20_Internet_20_Link">
 </text:a>
 урічницю звільнення Бучі від російських загарбників.</text:p>
      <text:p text:style-name="P4">
«Те, що трапилося в Бучі рік тому, не було ізольованим епізодом. Ціхолоднокровні страти були частиною більшого плану. Плану кремля знищитиукраїнців. Їх національну ідентичність. Сенс їхнього життя. Злочинці, винні увоєнних злочинах, будуть притягнуті до відповідальності», - зазначилапрезидент Єврокомісії.</text:p>
      <text:p text:style-name="P4">
<text:span text:style-name="T4">
Читайте також:</text:span>
 <text:a xlink:type="simple" xlink:href="https://www.ukrinform.ua/rubric-ato/3689894-zelenskij-vruciv-buci-vidznaku-mistogeroj.html" text:style-name="Internet_20_link" text:visited-style-name="Visited_20_Internet_20_Link">
 </text:a>
</text:p>
      <text:p text:style-name="Quotations">

<text:p text:style-name="P4">
We will continue to support efforts to make sure that Putin can be held&gt;
 accountable for the crime of aggression.  &gt;
  &gt;
  To that end, we continue to support the creation of a dedicated tribunal,&gt;
 if that’s what it takes.  &gt;
  &gt;
  We want justice for Ukraine and for Ukrainians. <text:a xlink:type="simple" xlink:href="https://t.co/QsoKzKv57l" text:style-name="Internet_20_link" text:visited-style-name="Visited_20_Internet_20_Link">
&gt;
 </text:a>
&gt;
&gt;
 — Ursula von der Leyen (@vonderleyen) <text:a xlink:type="simple" xlink:href="https://twitter.com/vonderleyen/status/1641754694526590978" text:style-name="Internet_20_link" text:visited-style-name="Visited_20_Internet_20_Link">
&gt;
 </text:a>
</text:p>

</text:p>
      <text:p text:style-name="P4">
Урсула фон дер Ляєн супроводила свій пост відео про свій візит до Бучіминулого року. У ньому - кадри масових поховань мирних громадян, жорстоковбитих російськими загарбниками.</text:p>
      <text:p text:style-name="P4">
Також президент Єврокомісія <text:a xlink:type="simple" xlink:href="https://twitter.com/vonderleyen/status/1641754694526590978" text:style-name="Internet_20_link" text:visited-style-name="Visited_20_Internet_20_Link">
</text:a>
 з приводу цієїсумної річниці.</text:p>
      <text:p text:style-name="Quotations">

<text:p text:style-name="P4">
We will continue to support efforts to make sure that Putin can be held&gt;
 accountable for the crime of aggression.  &gt;
  &gt;
  To that end, we continue to support the creation of a dedicated tribunal,&gt;
 if that’s what it takes.  &gt;
  &gt;
  We want justice for Ukraine and for Ukrainians. <text:a xlink:type="simple" xlink:href="https://t.co/QsoKzKv57l" text:style-name="Internet_20_link" text:visited-style-name="Visited_20_Internet_20_Link">
&gt;
 </text:a>
&gt;
&gt;
 — Ursula von der Leyen (@vonderleyen) <text:a xlink:type="simple" xlink:href="https://twitter.com/vonderleyen/status/1641754694526590978" text:style-name="Internet_20_link" text:visited-style-name="Visited_20_Internet_20_Link">
&gt;
 </text:a>
</text:p>

</text:p>
      <text:p text:style-name="P4">
Вона нагадала, що різанина, яка відбулася в Бучі, була повторена в іншихрегіонах України, захоплених російськими військами.</text:p>
      <text:p text:style-name="P4">
За її словами, ще однією ціллю варварського путінського плану є українськідіти. Понад 16 200 дітей були викрадені та депортовані в росію, їх вилучили зродин та спільнот, позбавили дитинства та власного коріння.</text:p>
      <text:p text:style-name="P4">
«Це неможливо заперечити. Це неможливо простити. І це має бути покарано», -заявила президент Єврокомісії.</text:p>
      <text:p text:style-name="P4">
Вона підкреслила, що Європейський Союз продовжує працювати над збором доказівта над об’єднанням зусиль правоохоронців, залучених до розслідування. Задопомогою ЄС був утворений Міжнародний координаційний центр з переслідуваннязлочину агресії. Це було зроблено як частина зусиль Об’єднаної командирозслідувачів у складі Євроюсту, в роботі якої також беруть участьпредставники Міжнародного кримінального суду.</text:p>
      <text:p text:style-name="P4">
«Ми будемо продовжувати докладати зусилля, щоб напевно забезпечити можливістьпритягнення путіна до відповідальності за злочин агресії. Для цього мипродовжуємо підтримувати створення спеціального трибуналу. ... Ми хочемоправосуддя для України та для українців», - наголосила Урсула фон дер Ляєн.</text:p>
      <text:p text:style-name="P4">
<text:span text:style-name="T4">
Читайте також:</text:span>
 <text:a xlink:type="simple" xlink:href="https://www.ukrinform.ua/rubric-world/3689889-soricnu-dopovid-prezidentka-gruzii-pocala-z-hvilini-movcanna-u-pamat-zertv-tragedii-v-buci.html" text:style-name="Internet_20_link" text:visited-style-name="Visited_20_Internet_20_Link">
 </text:a>
</text:p>
      <text:p text:style-name="P4">
Як повідомляв Укрінформ, <text:a xlink:type="simple" xlink:href="https://www.ukrinform.ua/tag-evrosouz" text:style-name="Internet_20_link" text:visited-style-name="Visited_20_Internet_20_Link">
 </text:a>
 підтримуєстворення спецтрибуналу для засудження злочину агресії росії, розслідуваннявоєнних злочинів, які вона скоїла під час вторгнення в Україну, за участіОфісу генпрокурора України та Об’єднаної команди розслідувачів у складіслідчих з кількох країн-членів, що діють під егідою Євроюсту.</text:p>
      <text:p text:style-name="P4">
При цьому ЄС послідовно підтримує діяльність Міжнародного кримінального судута розслідування прокурора цієї правової інстанції щодо російських злочинів вУкраїні.</text:p>
      <text:p text:style-name="P4">
Source: <text:a xlink:type="simple" xlink:href="https://www.ukrinform.ua/rubric-polytics/3689902-ursula-fon-der-laen-pro-tragediu-buci-strati-buli-castinou-planu-kremla-zi-znisenna-ukrainciv.html" text:style-name="Internet_20_link" text:visited-style-name="Visited_20_Internet_20_Link">
https://www.ukrinform.ua/rubric-polytics/3689902-ursula-fon-der-laen-pro-tragediu-buci-strati-buli-castinou-planu-kremla-zi-znisenna-ukrainciv.html</text:a>
</text:p>
      <!--NEWS-->
      <text:h text:style-name="P10" text:outline-level="1">
<text:span text:style-name="T4">
Понад 72% українців вважають, що переговори з рф  не приведуть зараз до миру</text:span>
</text:h>
      <text:p text:style-name="P4">
Authors: Ukrinform (Person)</text:p>
      <text:p text:style-name="P4">
Publisher: Укринформ (Organization)</text:p>
      <text:p text:style-name="P4">
Published Time: 2023-03-31T14:47:00+03:00</text:p>
      <text:p text:style-name="P4">
Modified Time: 2023-03-31T14:47:00+03:00</text:p>
      <text:p text:style-name="P4">
Description: В Україні 72,5% громадян не вважають переговори з росією дієвим способом досягнення миру, який потрібно використати зараз. — Укрінформ.</text:p>
      <text:p text:style-name="P4">
Images: ["<text:a xlink:type="simple" xlink:href="https://static.ukrinform.com/photos/2023_03/thumb_files/630_360_1680253278-330.jpg" text:style-name="Internet_20_link" text:visited-style-name="Visited_20_Internet_20_Link">
630_360_16802...</text:a>
"]</text:p>
      <text:p text:style-name="P4">
Tags: ['Опитування', 'Центр Разумкова', 'Війна з росією']</text:p>
      <text:p text:style-name="P4">
Type: Article</text:p>
      <!--METADATA-->
      <text:p text:style-name="P4">
<draw:frame draw:style-name="fr1" draw:name="Image71" text:anchor-type="as-char" svg:width="6.9236in" svg:height="3.956343in" draw:z-index="0">
<draw:image xlink:href="../Images/yкринформ/2023-03-31T14-47-00-03-00/630_360_1680253278-330.jpg" xlink:type="simple" xlink:show="embed" xlink:actuate="onLoad" draw:mime-type="image/jpeg"/>
</draw:frame>
 В Україні72,5% громадян не вважають переговори з росією дієвим способом досягненнямиру, який потрібно використати зараз.</text:p>
      <text:p text:style-name="P4">
Про це повідомив директор соціологічної служби Центру Разумкова Андрій Биченкопід час презентації в Укрінформі результатів соціологічного опитування«Громадська думка про війну, перемогу та гарантії безпеки».</text:p>
      <text:p text:style-name="P4">
"Переважна більшість респондентів, майже три чверті - 72,5%, не погоджуються зтим, що переговори з <text:a xlink:type="simple" xlink:href="https://www.ukrinform.ua/tag-rosia" text:style-name="Internet_20_link" text:visited-style-name="Visited_20_Internet_20_Link">
 </text:a>
 - це дієвийспосіб досягнення миру, яким слід скористатися вже зараз. Погоджуються ж зцією тезою 13% опитаних", - сказав Биченко.</text:p>
      <text:p text:style-name="P4">
За його словами, порівняно з жовтнем минулого року збільшилася частка тих, хтоне погоджується з тезою щодо перемовин як дієвого механізму, який треба заразвикористати (у жовтні таких було 64%).</text:p>
      <text:p text:style-name="P4">
Опитування проводилося соціологічною службою Центру Разумкова з 22 лютого по 1березня 2023 року в межах проєкту Програми MATRA, що фінансується посольствомКоролівства Нідерландів в Україні. Дослідження реалізоване у межах Програмисприяння громадській активності «Долучайся!», яка фінансується Агентством СШАз міжнародного розвитку (USAID) та здійснюється Pact в Україні.</text:p>
      <text:p text:style-name="P4">
<text:span text:style-name="T4">
Читайте також:</text:span>
 <text:a xlink:type="simple" xlink:href="https://www.ukrinform.ua/rubric-society/3689814-ponad-90-ukrainciv-virat-u-peremogu.html" text:style-name="Internet_20_link" text:visited-style-name="Visited_20_Internet_20_Link">
 </text:a>
</text:p>
      <text:p text:style-name="P4">
Опитування проводилося в усіх регіонах України за винятком тимчасовоокупованих територій Донецької, Запорізької, Луганської, Харківської,Херсонської областей, Криму та територій, на яких відбуваються бойові дії.Опитані 2020 респондентів віком від 18 років. Теоретична похибка вибірки неперевищує 2,3%.</text:p>
      <text:p text:style-name="P4">
Source: <text:a xlink:type="simple" xlink:href="https://www.ukrinform.ua/rubric-society/3689835-ponad-72-ukrainciv-ne-vvazaut-peregovori-z-rf-dievim-sposobom-dosagnenna-miru.html" text:style-name="Internet_20_link" text:visited-style-name="Visited_20_Internet_20_Link">
https://www.ukrinform.ua/rubric-society/3689835-ponad-72-ukrainciv-ne-vvazaut-peregovori-z-rf-dievim-sposobom-dosagnenna-miru.html</text:a>
</text:p>
      <!--NEWS-->
      <text:h text:style-name="P10" text:outline-level="1">
<text:span text:style-name="T4">
Світ змінився, побачивши Бучу після російської окупації — Зеленський</text:span>
</text:h>
      <text:p text:style-name="P4">
Authors: Ukrinform (Person)</text:p>
      <text:p text:style-name="P4">
Publisher: Укринформ (Organization)</text:p>
      <text:p text:style-name="P4">
Published Time: 2023-03-31T14:49:00+03:00</text:p>
      <text:p text:style-name="P4">
Modified Time: 2023-03-31T14:49:00+03:00</text:p>
      <text:p text:style-name="P4">
Description: Президент Володимир Зеленський заявив, що у Бучі після її деокупації світ побачив російське зло і прокинувся. — Укрінформ.</text:p>
      <text:p text:style-name="P4">
Images: ["<text:a xlink:type="simple" xlink:href="https://static.ukrinform.com/photos/2023_03/thumb_files/630_360_1680262509-6444.jpeg" text:style-name="Internet_20_link" text:visited-style-name="Visited_20_Internet_20_Link">
630_360_16802...</text:a>
"]</text:p>
      <text:p text:style-name="P4">
Tags: ['Буча', "Пам'ять", 'Зеленський']</text:p>
      <text:p text:style-name="P4">
Type: Article</text:p>
      <!--METADATA-->
      <text:p text:style-name="P4">
<draw:frame draw:style-name="fr1" draw:name="Image72" text:anchor-type="as-char" svg:width="6.9236in" svg:height="3.956343in" draw:z-index="0">
<draw:image xlink:href="../Images/yкринформ/2023-03-31T14-49-00-03-00/630_360_1680262509-6444.jpeg" xlink:type="simple" xlink:show="embed" xlink:actuate="onLoad" draw:mime-type="image/jpeg"/>
</draw:frame>
Президент Володимир Зеленський заявив, що у Бучі після її деокупації світпобачив російське зло і прокинувся.</text:p>
      <text:p text:style-name="P4">
Про це він сказав у Бучі на урочистостях з нагоди річниці визволення міста відросійських загарбників, повідомляє кореспондент Укрінформу.</text:p>
      <text:p text:style-name="P4">
“Минув рік від того дня, коли відбулося вигнання російських окупантів ізнашого міста Буча. Міста, про яке тоді світ ще не знав. Міста, про яке відтодісвіт уже не забуде. Ми не дамо забути. Людська порядність не дасть забути”, -наголосив глава держави.</text:p>
      <text:p text:style-name="P4">
Він зазначив, що на вулицях Бучі світ побачив російське зло без маскування,побачив те, що кремль "прагнув принести на інші вулиці України, інші вулиціЄвропи і світу, які могли би згубити російські окупанти,.. якби не українці”.</text:p>
      <text:p text:style-name="P4">
Президент підкреслив, що український народ зупинив "найбільшу антилюдську силунашого часу, силу, яка зневажає і хоче знищити все те, що дає значеннялюдині".</text:p>
      <text:p text:style-name="P4">
"Чому росія вбиває? Для чого росія знущається, катує, тероризує? Вона прагнезнищити гідність людей, щоб людина значила нуль, щоб звичайна людина натериторії, яку кремль контролює, була тільки пилом під ногами тих, хто утримуєвладу”, - заявив він.</text:p>
      <text:p text:style-name="P4">
За словами Зеленського, так є у росії сьогодні. "І так ніколи не буде вУкраїні, ніколи в усій Європі, на землі кожного з народів, які захищаютьсвободу, як ми це робимо сьогодні, захищаючи свободу разом з нами”, -переконаний він.</text:p>
      <text:p text:style-name="P4">
Президент підкреслив: “Буча стала тим містом, побачивши яке після російськоїокупації світ дійсно змінився, світ реально прокинувся".</text:p>
      <text:p text:style-name="P4">
Він наголосив, що понад 400 днів український народ відбиває геноциднуповномасштабну агресію росію, і в цьому нам допомагають друзі - народи, які"так само, як і ми, вірять у те, що життя, життя людини, є найвищою цінністю”.</text:p>
      <text:p text:style-name="P4">
<text:a xlink:type="simple" xlink:href="https://www.ukrinform.ua/tag-zelenskij" text:style-name="Internet_20_link" text:visited-style-name="Visited_20_Internet_20_Link">
 </text:a>
 подякував усім народам, якіпідтримують Україну, лідерам країн, присутнім на урочистостях у Бучі, й кожнійдержаві, яка представлена на сьогоднішніх заходах.</text:p>
      <text:p text:style-name="P4">
“На нашій українській землі відбувається битва за основу вільного світу. Миточно переможемо в цій битві. російське зло впаде саме тут, в Україні, ібільше не зможе піднятися. Людяність переможе. Але людство має пам’ятати кожнеукраїнське місто, чий героїзм і стійкість дають майбутнє усім, хто цінуєжиття”, - наголосив Президент.</text:p>
      <text:p text:style-name="P4">
В урочистостях у Бучі беруть участь Президент Республіки Молдови Мая Санду,Прем’єр-міністр Республіки Словенія Роберт Голоб, Прем’єр-міністр РеспублікиХорватія Андрей Пленкович, Прем’єр-міністр Словацької Республіки Едуард Хегер.</text:p>
      <text:p text:style-name="P4">
<text:span text:style-name="T4">
Читайте також:</text:span>
 <text:a xlink:type="simple" xlink:href="https://www.ukrinform.ua/rubric-ato/3689894-zelenskij-vruciv-buci-vidznaku-mistogeroj.html" text:style-name="Internet_20_link" text:visited-style-name="Visited_20_Internet_20_Link">
 </text:a>
</text:p>
      <text:p text:style-name="P4">
Як повідомлялося, місто Бучу поблизу Києва звільнили від російськихокупаційних сил 31 березня 2022 року.</text:p>
      <text:p text:style-name="P4">
<text:span text:style-name="T5">
Фото: ОП</text:span>
</text:p>
      <text:p text:style-name="P4">
Source: <text:a xlink:type="simple" xlink:href="https://www.ukrinform.ua/rubric-polytics/3689907-svit-zminivsa-pobacivsi-bucu-pisla-rosijskoi-okupacii-zelenskij.html" text:style-name="Internet_20_link" text:visited-style-name="Visited_20_Internet_20_Link">
https://www.ukrinform.ua/rubric-polytics/3689907-svit-zminivsa-pobacivsi-bucu-pisla-rosijskoi-okupacii-zelenskij.html</text:a>
</text:p>
      <!--NEWS-->
      <text:h text:style-name="P10" text:outline-level="1">
<text:span text:style-name="T4">
На Прикарпатті стару будівлю перетворили на прихисток для переселенців</text:span>
</text:h>
      <text:p text:style-name="P4">
Authors: Ukrinform (Person)</text:p>
      <text:p text:style-name="P4">
Publisher: Укринформ (Organization)</text:p>
      <text:p text:style-name="P4">
Published Time: 2023-03-31T14:54:09+03:00</text:p>
      <text:p text:style-name="P4">
Modified Time: 2023-03-31T14:54:09+03:00</text:p>
      <text:p text:style-name="P4">
Description: У селі Вербовець на Прикарпатті будівлю колишнього навчального корпусу Старокосівського ліцею перетворили на прихисток для 40 переселенців. — Укрінформ.</text:p>
      <text:p text:style-name="P4">
Images: ["<text:a xlink:type="simple" xlink:href="https://static.ukrinform.com/photos/2023_03/thumb_files/630_360_1680263535-310.jpg" text:style-name="Internet_20_link" text:visited-style-name="Visited_20_Internet_20_Link">
630_360_16802...</text:a>
", "<text:a xlink:type="simple" xlink:href="https://static.ukrinform.com/photos/2023_03/1680263535-876.jpg" text:style-name="Internet_20_link" text:visited-style-name="Visited_20_Internet_20_Link">
1680263535-87...</text:a>
", "<text:a xlink:type="simple" xlink:href="https://static.ukrinform.com/photos/2023_03/1680263534-526.jpg" text:style-name="Internet_20_link" text:visited-style-name="Visited_20_Internet_20_Link">
1680263534-52...</text:a>
", "<text:a xlink:type="simple" xlink:href="https://static.ukrinform.com/photos/2023_03/1680263534-766.jpg" text:style-name="Internet_20_link" text:visited-style-name="Visited_20_Internet_20_Link">
1680263534-76...</text:a>
"]</text:p>
      <text:p text:style-name="P4">
Tags: ['Переселенці', 'Прикарпаття']</text:p>
      <text:p text:style-name="P4">
Type: Article</text:p>
      <!--METADATA-->
      <text:p text:style-name="P4">
<draw:frame draw:style-name="fr1" draw:name="Image73" text:anchor-type="as-char" svg:width="6.9236in" svg:height="3.956343in" draw:z-index="0">
<draw:image xlink:href="../Images/yкринформ/2023-03-31T14-54-09-03-00/630_360_1680263535-310.jpg" xlink:type="simple" xlink:show="embed" xlink:actuate="onLoad" draw:mime-type="image/jpeg"/>
</draw:frame>
 У селіВербовець на Прикарпатті будівлю колишнього навчального корпусуСтарокосівського ліцею перетворили на прихисток для 40 переселенців.</text:p>
      <text:p text:style-name="P4">
Про це у <text:a xlink:type="simple" xlink:href="https://www.facebook.com/groups/413466378850682/posts/2149898911874078" text:style-name="Internet_20_link" text:visited-style-name="Visited_20_Internet_20_Link">
</text:a>
повідомив Косівський міський голова Юрій Плосконос, передає Укрінформ.</text:p>
      <text:p text:style-name="P4">
«Вчора проведено останні роботи - заміна дверей аварійних виходів і на цьомуроботи завершені. Громада замість чотирьох стін і даху отримала приміщення, вякому можуть проживати близько 40 людей з непоганим рівнем комфорту», -зазначив Плосконос.</text:p>
      <text:p text:style-name="P4">
<draw:frame draw:style-name="fr1" draw:name="Image74" text:anchor-type="as-char" svg:width="6.9236in" svg:height="9.231467in" draw:z-index="0">
<draw:image xlink:href="../Images/yкринформ/2023-03-31T14-54-09-03-00/1680263535-876.jpg" xlink:type="simple" xlink:show="embed" xlink:actuate="onLoad" draw:mime-type="image/jpeg"/>
</draw:frame>
</text:p>
      <text:p text:style-name="P4">
За його інформацією, у старій будівлі колгоспної контори останнім часомнавчалось близько 200 дітей. Втім, їх перевели в інше приміщення черезвідсутність у корпусі будь-яких комунікацій та внутрішніх туалетів. У громадизалишилась добротна будівля площею понад 400 кв. м із дахом та панельнимиперекриттями між поверхами. Під час останніх ремонтних робіт провелицентральну каналізацію та водопостачання. Зробили косметичний ремонт, утеплилигорище, замінили систему опалення та двері. Також провели заміну автоматикигазового котла, електричну проводку на обох поверхах і багато іншого.</text:p>
      <text:p text:style-name="P4">
<draw:frame draw:style-name="fr1" draw:name="Image75" text:anchor-type="as-char" svg:width="6.9236in" svg:height="5.198195in" draw:z-index="0">
<draw:image xlink:href="../Images/yкринформ/2023-03-31T14-54-09-03-00/1680263534-526.jpg" xlink:type="simple" xlink:show="embed" xlink:actuate="onLoad" draw:mime-type="image/jpeg"/>
</draw:frame>
</text:p>
      <text:p text:style-name="P4">
«В одному з колишніх класів зроблено сучасний санвузол з двома душовими,вентиляційною системою, в іншому - кухня, обладнана сучасним кухоннимпрофесійним обладнанням… колишній актовий зал залишено як простір дляспільного перебування, відпочинку, проведення заходів», - додав Плосконос.</text:p>
      <text:p text:style-name="P4">
Він зазначив, що з місцевого бюджету на ці роботи скерували близько 1 млн грн,з обласного – 1,6 млн грн. Також залучили кошти п’яти різних міжнароднихблагодійних організацій.</text:p>
      <text:p text:style-name="P4">
«Всього на проведення робіт, закупівлю матеріалів та обладнання витраченопонад 4 млн грн», - сказав мер Косова.</text:p>
      <text:p text:style-name="P4">
<draw:frame draw:style-name="fr1" draw:name="Image76" text:anchor-type="as-char" svg:width="6.9236in" svg:height="9.231467in" draw:z-index="0">
<draw:image xlink:href="../Images/yкринформ/2023-03-31T14-54-09-03-00/1680263534-766.jpg" xlink:type="simple" xlink:show="embed" xlink:actuate="onLoad" draw:mime-type="image/jpeg"/>
</draw:frame>
</text:p>
      <text:p text:style-name="P4">
На його переконання, після війни, коли люди повернуться додому, Косівськагромада зможе використовувати це приміщення для своїх потреб. Адже тепер це –актив для місцевих, а не валіза без ручки, додав він.</text:p>
      <text:p text:style-name="P4">
<text:span text:style-name="T4">
Читайте також:</text:span>
 <text:a xlink:type="simple" xlink:href="https://www.ukrinform.ua/rubric-vidbudova/3688477-britania-i-polsa-pobuduut-v-ukraini-dva-mistecka-dla-pereselenciv.html" text:style-name="Internet_20_link" text:visited-style-name="Visited_20_Internet_20_Link">
 </text:a>
</text:p>
      <text:p text:style-name="P4">
Як повідомлялося, від початку повномасштабної війни в Івано-Франківськійобласті прийняли понад 150 тисяч переселенців. Для них вдалося створити 88прихистків.</text:p>
      <text:p text:style-name="P4">
<text:span text:style-name="T5">
Фото: Фейсбук Юрія Плосконоса</text:span>
</text:p>
      <text:p text:style-name="P4">
Source: <text:a xlink:type="simple" xlink:href="https://www.ukrinform.ua/rubric-regions/3689911-na-prikarpatti-staru-budivlu-peretvorili-na-prihistok-dla-pereselenciv.html" text:style-name="Internet_20_link" text:visited-style-name="Visited_20_Internet_20_Link">
https://www.ukrinform.ua/rubric-regions/3689911-na-prikarpatti-staru-budivlu-peretvorili-na-prihistok-dla-pereselenciv.html</text:a>
</text:p>
      <!--NEWS-->
      <text:h text:style-name="P10" text:outline-level="1">
<text:span text:style-name="T4">
Україна розраховує на подальше залучення Словенії до проєктів відбудови – Зеленський</text:span>
</text:h>
      <text:p text:style-name="P4">
Authors: Ukrinform (Person)</text:p>
      <text:p text:style-name="P4">
Publisher: Укринформ (Organization)</text:p>
      <text:p text:style-name="P4">
Published Time: 2023-03-31T14:55:41+03:00</text:p>
      <text:p text:style-name="P4">
Modified Time: 2023-03-31T14:55:41+03:00</text:p>
      <text:p text:style-name="P4">
Description: Україна розраховує на подальше активне залучення Словенії до проєктів відбудови. — Укрінформ.</text:p>
      <text:p text:style-name="P4">
Images: ["<text:a xlink:type="simple" xlink:href="https://static.ukrinform.com/photos/2023_03/thumb_files/630_360_1680263661-286.jpeg" text:style-name="Internet_20_link" text:visited-style-name="Visited_20_Internet_20_Link">
630_360_16802...</text:a>
", "<text:a xlink:type="simple" xlink:href="https://static.ukrinform.com/photos/2023_03/1680263656-434.jpeg" text:style-name="Internet_20_link" text:visited-style-name="Visited_20_Internet_20_Link">
1680263656-43...</text:a>
", "<text:a xlink:type="simple" xlink:href="https://static.ukrinform.com/photos/2023_03/1680263649-861.jpeg" text:style-name="Internet_20_link" text:visited-style-name="Visited_20_Internet_20_Link">
1680263649-86...</text:a>
"]</text:p>
      <text:p text:style-name="P4">
Tags: ['Словенія', 'Зеленський', 'Відбудова']</text:p>
      <text:p text:style-name="P4">
Type: Article</text:p>
      <!--METADATA-->
      <text:p text:style-name="P4">
<draw:frame draw:style-name="fr1" draw:name="Image77" text:anchor-type="as-char" svg:width="6.9236in" svg:height="3.956343in" draw:z-index="0">
<draw:image xlink:href="../Images/yкринформ/2023-03-31T14-55-41-03-00/630_360_1680263661-286.jpeg" xlink:type="simple" xlink:show="embed" xlink:actuate="onLoad" draw:mime-type="image/jpeg"/>
</draw:frame>
 Українарозраховує на подальше активне залучення Словенії до проєктів відбудови.</text:p>
      <text:p text:style-name="P4">
Про це Президент Володимир Зеленський заявив під час зустрічі з Прем’єр-міністром Республіки Словенія Робертом Голобом, передає Укрінформ з посиланнямна пресслужбу <text:a xlink:type="simple" xlink:href="http://www.president.gov.ua/news/prezident-ukrayini-proviv-zustrich-iz-premyer-ministrom-slov-81973" text:style-name="Internet_20_link" text:visited-style-name="Visited_20_Internet_20_Link">
 </text:a>
</text:p>
      <text:p text:style-name="P4">
«Хочу подякувати вам за те, що знайшли час відвідати нас у такий важливий день- день деокупації Бучі. Також вдячний за всю ту допомогу, яку ви надалиУкраїні для зміцнення на полі бою», - заявив <text:a xlink:type="simple" xlink:href="https://www.ukrinform.ua/tag-zelenskij" text:style-name="Internet_20_link" text:visited-style-name="Visited_20_Internet_20_Link">
 </text:a>
 .</text:p>
      <text:p text:style-name="P4">
Президент окремо наголосив на важливості нещодавнього рішення уряду Словеніїщодо виділення нового пакету військової допомоги Україні, що сприятимепришвидшенню звільнення українських земель від російських загарбників.</text:p>
      <text:p text:style-name="P4">
У цьому контексті Зеленський поінформував прем’єра Словенії про розвитокситуації на фронті й наголосив, що продовження дієвої та активної оборонноїпідтримки України з боку всіх партнерів і союзників сьогодні є як ніколиважливим.</text:p>
      <text:p text:style-name="P4">
<draw:frame draw:style-name="fr1" draw:name="Image78" text:anchor-type="as-char" svg:width="6.9236in" svg:height="4.613521in" draw:z-index="0">
<draw:image xlink:href="../Images/yкринформ/2023-03-31T14-55-41-03-00/1680263656-434.jpeg" xlink:type="simple" xlink:show="embed" xlink:actuate="onLoad" draw:mime-type="image/jpeg"/>
</draw:frame>
</text:p>
      <text:p text:style-name="P4">
Глава держави відзначив готовність Словенії долучитися до подальшихконсолідованих кроків щодо імплементації української формули миру, спрямованоїна досягнення сталого та справедливого миру в Україні.</text:p>
      <text:p text:style-name="P4">
Сторони предметно обговорили питання взаємодії між сторонами щодо відновленнята відбудови на звільнених територіях, яка вже розвивається в конкретнихнапрямах, зокрема в Житомирській та Харківській областях.</text:p>
      <text:p text:style-name="P4">
«Розраховуємо на подальше активне залучення Словенії до проєктів відбудовиУкраїни», - заявив Президент.</text:p>
      <text:p text:style-name="P4">
Зеленський і Голоб порушили питання європейської та євроатлантичної інтеграціїУкраїни. Було наголошено на налаштованості України зробити все необхідне дляухвалення рішення про початок до кінця поточного року переговорів про вступ доЄС та відзначено важливість підтримки Словенією України на цьому шляху.</text:p>
      <text:p text:style-name="P4">
Зеленський окремо подякував Словенії за тепле ставлення до українців, які буливимушені залишити країну через російське вторгнення.</text:p>
      <text:p text:style-name="P4">
Зеленський і Голоб підписали Спільну декларацію, що сприятиме посиленнюспівпраці між країнами.</text:p>
      <text:p text:style-name="P4">
<draw:frame draw:style-name="fr1" draw:name="Image79" text:anchor-type="as-char" svg:width="6.9236in" svg:height="4.613521in" draw:z-index="0">
<draw:image xlink:href="../Images/yкринформ/2023-03-31T14-55-41-03-00/1680263649-861.jpeg" xlink:type="simple" xlink:show="embed" xlink:actuate="onLoad" draw:mime-type="image/jpeg"/>
</draw:frame>
</text:p>
      <text:p text:style-name="P4">
<text:span text:style-name="T4">
Читайте також:</text:span>
 <text:a xlink:type="simple" xlink:href="https://www.ukrinform.ua/rubric-polytics/3689886-slovenia-gotova-vzati-ucast-u-vidnovlenni-ukraini-zustric-premeriv.html" text:style-name="Internet_20_link" text:visited-style-name="Visited_20_Internet_20_Link">
 </text:a>
</text:p>
      <text:p text:style-name="P4">
Як повідомляв Укрінформ, Голоб 31 березня перебуває в Україні з робочимвізитом.</text:p>
      <text:p text:style-name="P4">
Source: <text:a xlink:type="simple" xlink:href="https://www.ukrinform.ua/rubric-polytics/3689912-ukraina-rozrahovue-na-podalse-zalucenna-slovenii-do-proektiv-vidbudovi-zelenskij.html" text:style-name="Internet_20_link" text:visited-style-name="Visited_20_Internet_20_Link">
https://www.ukrinform.ua/rubric-polytics/3689912-ukraina-rozrahovue-na-podalse-zalucenna-slovenii-do-proektiv-vidbudovi-zelenskij.html</text:a>
</text:p>
      <!--NEWS-->
      <text:h text:style-name="P10" text:outline-level="1">
<text:span text:style-name="T4">
росія вивела ще один ракетоносій з вісьмома «Калібрами» у Чорне море</text:span>
</text:h>
      <text:p text:style-name="P4">
Authors: Ukrinform (Person)</text:p>
      <text:p text:style-name="P4">
Publisher: Укринформ (Organization)</text:p>
      <text:p text:style-name="P4">
Published Time: 2023-03-31T15:01:00+03:00</text:p>
      <text:p text:style-name="P4">
Modified Time: 2023-03-31T15:01:00+03:00</text:p>
      <text:p text:style-name="P4">
Description: На бойове чергування в Чорне море російська федерація вивела ще один ракетоносій — фрегат, спорядження якого може сягати восьми "Калібрів". — Укрінформ.</text:p>
      <text:p text:style-name="P4">
Images: ["<text:a xlink:type="simple" xlink:href="https://static.ukrinform.com/photos/2023_03/thumb_files/630_360_1678431987-587.jpg" text:style-name="Internet_20_link" text:visited-style-name="Visited_20_Internet_20_Link">
630_360_16784...</text:a>
"]</text:p>
      <text:p text:style-name="P4">
Tags: ['Ракета', ' Чорне море', 'Корабель', 'Війна з росією']</text:p>
      <text:p text:style-name="P4">
Type: Article</text:p>
      <!--METADATA-->
      <text:p text:style-name="P4">
<draw:frame draw:style-name="fr1" draw:name="Image80" text:anchor-type="as-char" svg:width="6.9236in" svg:height="3.956343in" draw:z-index="0">
<draw:image xlink:href="../Images/yкринформ/2023-03-31T15-01-00-03-00/630_360_1678431987-587.jpg" xlink:type="simple" xlink:show="embed" xlink:actuate="onLoad" draw:mime-type="image/jpeg"/>
</draw:frame>
 На бойовечергування в Чорне море російська федерація вивела ще один ракетоносій —фрегат, спорядження якого може сягати восьми "Калібрів".</text:p>
      <text:p text:style-name="P4">
Як передає Укрінформ, про це оперативне командування "Південь" повідомило у <text:a xlink:type="simple" xlink:href="http://www.facebook.com/OperationalCommandSouth/posts/pfbid02qSSoqdCM9bnYYVVEbDmBGKwCpuSfnGoADMhdDpnsuv4PgBrAXtcAeu2krbJmYsuEl" text:style-name="Internet_20_link" text:visited-style-name="Visited_20_Internet_20_Link">
</text:a>
.</text:p>
      <text:p text:style-name="P4">
"Наразі в <text:a xlink:type="simple" xlink:href="https://www.ukrinform.ua/tag-corne-more" text:style-name="Internet_20_link" text:visited-style-name="Visited_20_Internet_20_Link">
 </text:a>
 корабельне угрупованняворожого недофлоту складається з 11 кораблів, серед яких 2 ракетоносії ізпотенційно можливим залпом у 12 ракет", — ідеться в повідомленні.</text:p>
      <text:p text:style-name="P4">
<text:span text:style-name="T4">
Читайте також:</text:span>
 <text:a xlink:type="simple" xlink:href="https://www.ukrinform.ua/rubric-ato/3689741-ignat-prokomentuvav-nicnu-ataku-rf-zastosovue-sorazu-novi-taktiki.html" text:style-name="Internet_20_link" text:visited-style-name="Visited_20_Internet_20_Link">
 </text:a>
</text:p>
      <text:p text:style-name="P4">
Як повідомляв Укрінформ, станом на ранок 31 березня <text:a xlink:type="simple" xlink:href="https://www.ukrinform.ua/rubric-ato/3689884-rosia-vivela-u-corne-more-odin-raketonosij-zagalnij-zalp-4-kalibri.html" text:style-name="Internet_20_link" text:visited-style-name="Visited_20_Internet_20_Link">
</text:a>
 перебували сім ворожих кораблів,зокрема один ракетоносій із загальним залпом — чотири "Калібри".</text:p>
      <text:p text:style-name="P4">
Source: <text:a xlink:type="simple" xlink:href="https://www.ukrinform.ua/rubric-ato/3689922-rosia-vivela-se-odin-raketonosij-z-vismoma-kalibrami-u-corne-more.html" text:style-name="Internet_20_link" text:visited-style-name="Visited_20_Internet_20_Link">
https://www.ukrinform.ua/rubric-ato/3689922-rosia-vivela-se-odin-raketonosij-z-vismoma-kalibrami-u-corne-more.html</text:a>
</text:p>
      <!--NEWS-->
      <text:h text:style-name="P10" text:outline-level="1">
<text:span text:style-name="T4">
В Анкарі відбудеться показ фільму «Область Героїв»</text:span>
</text:h>
      <text:p text:style-name="P4">
Authors: Ukrinform (Person)</text:p>
      <text:p text:style-name="P4">
Publisher: Укринформ (Organization)</text:p>
      <text:p text:style-name="P4">
Published Time: 2023-03-31T15:04:00+03:00</text:p>
      <text:p text:style-name="P4">
Modified Time: 2023-03-31T15:04:00+03:00</text:p>
      <text:p text:style-name="P4">
Description: В Анкарі сьогодні ввечері відбудеться показ фільму «Область Героїв», який розповідає про українців, які у 2022 році, ризикуючи всім, врятували тисячі життів в самому пеклі російської окупації: в Бучі, Ворзелі, Гостомелі, Ірпені та інших містах та селах. — Укрінформ.</text:p>
      <text:p text:style-name="P4">
Images: ["<text:a xlink:type="simple" xlink:href="https://static.ukrinform.com/photos/2023_03/thumb_files/630_360_1680264253-842.jpg" text:style-name="Internet_20_link" text:visited-style-name="Visited_20_Internet_20_Link">
630_360_16802...</text:a>
", "<text:a xlink:type="simple" xlink:href="https://static.ukrinform.com/photos/2023_03/1680264198-414.jpg" text:style-name="Internet_20_link" text:visited-style-name="Visited_20_Internet_20_Link">
1680264198-41...</text:a>
"]</text:p>
      <text:p text:style-name="P4">
Tags: ['Кіно', 'Культура', 'Туреччина', 'Війна з росією']</text:p>
      <text:p text:style-name="P4">
Type: Article</text:p>
      <!--METADATA-->
      <text:p text:style-name="P4">
<draw:frame draw:style-name="fr1" draw:name="Image81" text:anchor-type="as-char" svg:width="6.9236in" svg:height="3.956343in" draw:z-index="0">
<draw:image xlink:href="../Images/yкринформ/2023-03-31T15-04-00-03-00/630_360_1680264253-842.jpg" xlink:type="simple" xlink:show="embed" xlink:actuate="onLoad" draw:mime-type="image/jpeg"/>
</draw:frame>
 В Анкарісьогодні ввечері відбудеться показ фільму «Область Героїв», який розповідаєпро українців, які у 2022 році, ризикуючи всім, врятували тисячі життів всамому пеклі російської окупації: в Бучі, Ворзелі, Гостомелі, Ірпені та іншихмістах та селах.</text:p>
      <text:p text:style-name="P4">
Про це повідомляє власкор Укрінформу.</text:p>
      <text:p text:style-name="P4">
«Проведення заходу присвячено до дня звільнення Бучі, Ірпеня, Гостомеля.Запрошуємо українців і друзів України на показ першого українськогоповнометражного фільму, знятого під час війни у 2022 році для світовогокінопоказу», - повідомили агентству в Українській спілці в Анкарі.</text:p>
      <text:p text:style-name="P4">
<draw:frame draw:style-name="fr1" draw:name="Image82" text:anchor-type="as-char" svg:width="6.9236in" svg:height="6.9236in" draw:z-index="0">
<draw:image xlink:href="../Images/yкринформ/2023-03-31T15-04-00-03-00/1680264198-414.jpg" xlink:type="simple" xlink:show="embed" xlink:actuate="onLoad" draw:mime-type="image/jpeg"/>
</draw:frame>
</text:p>
      <text:p text:style-name="P4">
Автор та продюсер фільму Олексій Комаровський. Фільм «Область Героїв» - цеперша масштабна кінореконструкція реальних героїчних історій простихукраїнців, які особисто зіграли головні ролі у кіно. І саме в цьому полягаєунікальність цієї кінострічки на основі реальних подій: це кіно без акторів.</text:p>
      <text:p text:style-name="P4">
Показ відбудеться о 19:00, з перервою на розговіння (іфтар), за адресою:Söğütözü Mah. Dumlupınar Blv. No:120/A, Çankaya/Ankara (станція метро МТА)</text:p>
      <text:p text:style-name="P4">
Вхід вільний. Фільм буде демонструватися українською мовою з англійськимисубтитрами.</text:p>
      <text:p text:style-name="P4">
Як повідомляв Укрінформ, 31 березня, в річницю звільнення Бучі, начальникголовного управління Нацполіції в Київській області Андрій Нєбитов <text:a xlink:type="simple" xlink:href="https://www.ukrinform.ua/amp/rubric-ato/3689800-nebitov-na-kiivsini-zagarbniki-vbili-1374-ukrainciv-sered-nih-38-ditej.html" text:style-name="Internet_20_link" text:visited-style-name="Visited_20_Internet_20_Link">
</text:a>
 , що на Київщиніокупанти вбили 1374 українців, 280 вважаються зниклими безвісти, загинуло 38дітей, 34 зазнали поранень.</text:p>
      <text:p text:style-name="P4">
31 березня 2022 року Сили оборони звільнили від російських загарбників містоБучу, що в Київській області. Буча пережила 33 дні окупації, правоохоронцізафіксували 9000 російських воєнних злочинів.</text:p>
      <text:p text:style-name="P4">
Source: <text:a xlink:type="simple" xlink:href="https://www.ukrinform.ua/rubric-diaspora/3689919-v-ankari-vidbudetsa-pokaz-filmu-oblast-geroiv.html" text:style-name="Internet_20_link" text:visited-style-name="Visited_20_Internet_20_Link">
https://www.ukrinform.ua/rubric-diaspora/3689919-v-ankari-vidbudetsa-pokaz-filmu-oblast-geroiv.html</text:a>
</text:p>
      <!--NEWS-->
      <text:h text:style-name="P10" text:outline-level="1">
<text:span text:style-name="T4">
2 person killed, including an infant, 2 more wounded as result of Russian shelling in Avdiivka</text:span>
</text:h>
      <text:p text:style-name="P4">
Authors: liveuamap (Language: en)</text:p>
      <text:p text:style-name="P4">
Time: 2023-03-31T15:05:00</text:p>
      <text:p text:style-name="P4">
Location: Donetsk Oblast (Latitude:48.13436 Longtitude:37.75434)</text:p>
      <text:p text:style-name="P4">
Videos: []</text:p>
      <text:p text:style-name="P4">
Images: []</text:p>
      <text:p text:style-name="P4">
Tags: ["Minsk Monitor", "Europe"]</text:p>
      <text:p text:style-name="P4">
ID: 22552467</text:p>
      <!--METADATA-->
      <text:p text:style-name="P4">
2 person killed, including an infant, 2 more wounded as result of Russianshelling in Avdiivka</text:p>
      <text:p text:style-name="P4">
News Collection Link: <text:a xlink:type="simple" xlink:href="https://liveuamap.com/en/2023/31-march-2-person-killed-including-an-infant-2-more-wounded" text:style-name="Internet_20_link" text:visited-style-name="Visited_20_Internet_20_Link">
https://liveuamap.com/en/2023/31-march-2-person-killed-including-an-infant-2-more-wounded</text:a>
</text:p>
      <text:p text:style-name="P4">
Source: <text:a xlink:type="simple" xlink:href="https://t.me/ermaka2022/2345" text:style-name="Internet_20_link" text:visited-style-name="Visited_20_Internet_20_Link">
https://t.me/ermaka2022/2345</text:a>
</text:p>
      <!--NEWS-->
      <text:h text:style-name="P10" text:outline-level="1">
<text:span text:style-name="T4">
Держатом готується до різних варіантів розвитку подій на ЗАЕС</text:span>
</text:h>
      <text:p text:style-name="P4">
Authors: Ukrinform (Person)</text:p>
      <text:p text:style-name="P4">
Publisher: Укринформ (Organization)</text:p>
      <text:p text:style-name="P4">
Published Time: 2023-03-31T15:06:00+03:00</text:p>
      <text:p text:style-name="P4">
Modified Time: 2023-03-31T15:06:00+03:00</text:p>
      <text:p text:style-name="P4">
Description: Державна інспекція ядерного регулювання України за допомогою міжнародних партнерів проводить моделювання можливих аварійних ризиків на Запорізькій АЕС. — Укрінформ.</text:p>
      <text:p text:style-name="P4">
Images: ["<text:a xlink:type="simple" xlink:href="https://static.ukrinform.com/photos/2022_09/thumb_files/630_360_1662657925-567.jpg" text:style-name="Internet_20_link" text:visited-style-name="Visited_20_Internet_20_Link">
630_360_16626...</text:a>
"]</text:p>
      <text:p text:style-name="P4">
Tags: ['Аварія', 'Запорізька АЕС', 'Війна з росією']</text:p>
      <text:p text:style-name="P4">
Type: Article</text:p>
      <!--METADATA-->
      <text:p text:style-name="P4">
<draw:frame draw:style-name="fr1" draw:name="Image83" text:anchor-type="as-char" svg:width="6.9236in" svg:height="3.956343in" draw:z-index="0">
<draw:image xlink:href="../Images/yкринформ/2023-03-31T15-06-00-03-00/630_360_1662657925-567.jpg" xlink:type="simple" xlink:show="embed" xlink:actuate="onLoad" draw:mime-type="image/jpeg"/>
</draw:frame>
 Державнаінспекція ядерного регулювання України за допомогою міжнародних партнерівпроводить моделювання можливих аварійних ризиків на Запорізькій АЕС.</text:p>
      <text:p text:style-name="P4">
Про це сказав в.о голови Державної інспекції ядерного регулювання України ОлегКоріков під час брифінгу в Медіацентрі Україна - Укрінформ.</text:p>
      <text:p text:style-name="P4">
«Ми за допомогою наших європейських партнерів проводимо моделювання можливихаварійних ситуацій та аварій (на ЗАЕС – ред.). Відповідно, аналізується впливтаких подій на довкілля і населення. Найсерйознішою аварією є пошкодженняактивної зони і вихід радіаційних продуктів за межі герметичної оболонкиреакторної установки», – сказав Коріков.</text:p>
      <text:p text:style-name="P4">
За його словами, унаслідок такого викиду радіації в атмосферу зона відселеннянаселення становитиме до 40 км, а зона ураження матиме транскордоннийхарактер.</text:p>
      <text:p text:style-name="P4">
«Такий розвиток подій малоймовірний, але в умовах сьогоднішніх ризиків, колиокупанти перебувають на ЗАЕС і порушують вимоги безпеки, вірогідність цієїподії значно збільшується», – додав Коріков.</text:p>
      <text:p text:style-name="P4">
<text:span text:style-name="T4">
Читайте також:</text:span>
 <text:a xlink:type="simple" xlink:href="https://www.ukrinform.ua/rubric-ato/3688739-glava-magate-kaze-so-poblizu-zaporizkoi-aes-posililisa-bojovi-dii.html" text:style-name="Internet_20_link" text:visited-style-name="Visited_20_Internet_20_Link">
 </text:a>
</text:p>
      <text:p text:style-name="P4">
Як повідомлялося, очільник <text:a xlink:type="simple" xlink:href="https://www.ukrinform.ua/tag-magate" text:style-name="Internet_20_link" text:visited-style-name="Visited_20_Internet_20_Link">
 </text:a>
 РафаельГроссі <text:a xlink:type="simple" xlink:href="https://www.ukrinform.ua/rubric-ato/3689324-zaporizka-aes-bilse-ne-moze-buti-zahisena-ocilnik-magate.html" text:style-name="Internet_20_link" text:visited-style-name="Visited_20_Internet_20_Link">
 </text:a>
 у районі Запорізької АЕС, тому станціюбільше неможливо захистити.</text:p>
      <text:p text:style-name="P4">
ЗАЕС - найбільша атомна станція в Європі, з 4 березня захоплена російськимивійськовими, відтоді на майданчику станції загарбники розміщують військовутехніку та боєприпаси, обстрілюють прилеглу територію.</text:p>
      <text:p text:style-name="P4">
<text:span text:style-name="T5">
Фото: Fredrik Dahl / IAEA</text:span>
</text:p>
      <text:p text:style-name="P4">
Source: <text:a xlink:type="simple" xlink:href="https://www.ukrinform.ua/rubric-economy/3689920-derzatom-gotuetsa-do-riznih-variantiv-rozvitku-podij-na-zaes.html" text:style-name="Internet_20_link" text:visited-style-name="Visited_20_Internet_20_Link">
https://www.ukrinform.ua/rubric-economy/3689920-derzatom-gotuetsa-do-riznih-variantiv-rozvitku-podij-na-zaes.html</text:a>
</text:p>
      <!--NEWS-->
      <text:h text:style-name="P10" text:outline-level="1">
<text:span text:style-name="T4">
Злочини росіян у Бучі й Ірпені назавжди залишаться у колективній пам’яті Європи - генсек РЄ</text:span>
</text:h>
      <text:p text:style-name="P4">
Authors: Ukrinform (Person)</text:p>
      <text:p text:style-name="P4">
Publisher: Укринформ (Organization)</text:p>
      <text:p text:style-name="P4">
Published Time: 2023-03-31T15:07:54+03:00</text:p>
      <text:p text:style-name="P4">
Modified Time: 2023-03-31T15:07:54+03:00</text:p>
      <text:p text:style-name="P4">
Description: Генеральний секретар Ради Європи Марія Пейчинович-Бурич у річницю деокупації Бучі й Ірпеня наголосила, що винні у злочинах проти мирного населення мають бути притягнуті до відповідальності. — Укрінформ.</text:p>
      <text:p text:style-name="P4">
Images: ["<text:a xlink:type="simple" xlink:href="https://static.ukrinform.com/photos/2022_10/thumb_files/630_360_1665180314-896.jpg" text:style-name="Internet_20_link" text:visited-style-name="Visited_20_Internet_20_Link">
630_360_16651...</text:a>
"]</text:p>
      <text:p text:style-name="P4">
Tags: ['Буча', 'Воєнні злочини', 'Рада Європи', 'Війна з росією']</text:p>
      <text:p text:style-name="P4">
Type: Article</text:p>
      <!--METADATA-->
      <text:p text:style-name="P4">
<draw:frame draw:style-name="fr1" draw:name="Image84" text:anchor-type="as-char" svg:width="6.9236in" svg:height="3.956343in" draw:z-index="0">
<draw:image xlink:href="../Images/yкринформ/2023-03-31T15-07-54-03-00/630_360_1665180314-896.jpg" xlink:type="simple" xlink:show="embed" xlink:actuate="onLoad" draw:mime-type="image/jpeg"/>
</draw:frame>
Генеральний секретар Ради Європи Марія Пейчинович-Бурич у річницю деокупаціїБучі й Ірпеня наголосила, що винні у злочинах проти мирного населення маютьбути притягнуті до відповідальності.</text:p>
      <text:p text:style-name="P4">
Текст відповідної заяви оприлюднений на <text:a xlink:type="simple" xlink:href="https://www.coe.int/en/web/portal/-/anniversary-of-the-liberation-of-towns-bucha-and-irpin" text:style-name="Internet_20_link" text:visited-style-name="Visited_20_Internet_20_Link">
</text:a>
 , передає Укрінформ.</text:p>
      <text:p text:style-name="P4">
«Сьогодні виповнюється рік, як російські війська скоїли жахливі злочини протимирного населення в Бучі та Ірпені. Ці злочини назавжди залишаться уколективній пам’яті Європи... Винні мають бути притягнуті до відповідальності.Не може бути сталого миру без забезпечення відповідальності за ці та іншізлочини», - зазначила Бурич.</text:p>
      <text:p text:style-name="P4">
<text:span text:style-name="T4">
Читайте також:</text:span>
 <text:a xlink:type="simple" xlink:href="https://www.ukrinform.ua/rubric-society/3689907-svit-zminivsa-pobacivsi-bucu-pisla-rosijskoi-okupacii-zelenskij.html" text:style-name="Internet_20_link" text:visited-style-name="Visited_20_Internet_20_Link">
 </text:a>
</text:p>
      <text:p text:style-name="P4">
Вона наголосила, що <text:a xlink:type="simple" xlink:href="https://www.ukrinform.ua/tag-russian-aggression" text:style-name="Internet_20_link" text:visited-style-name="Visited_20_Internet_20_Link">
 </text:a>
триває, й інші українські населені пункти стикаються із подібними звірствами.</text:p>
      <text:p text:style-name="P4">
Пейчинович-Бурич заявила, що Рада Європи «відіграє і продовжуватимевідігравати ключову роль у тісній співпраці з Україною у забезпеченнікомпенсацій жертвам і повної відповідальності за скоєні злочини, включаючизлочин агресії».</text:p>
      <text:p text:style-name="P4">
Генсек РЄ висловила підтримку Україні.</text:p>
      <text:p text:style-name="P4">
Як повідомляв Укрінформ, <text:a xlink:type="simple" xlink:href="https://www.ukrinform.ua/rubric-ato/3689784-rosiani-vcinili-u-bucanskomu-rajoni-ponad-9000-voennih-zlociniv-genprokuror.html" text:style-name="Internet_20_link" text:visited-style-name="Visited_20_Internet_20_Link">
 </text:a>
 .</text:p>
      <text:p text:style-name="P4">
Source: <text:a xlink:type="simple" xlink:href="https://www.ukrinform.ua/rubric-world/3689921-zlocini-rosian-u-buci-j-irpeni-nazavzdi-zalisatsa-u-kolektivnij-pamati-evropi-gensek-re.html" text:style-name="Internet_20_link" text:visited-style-name="Visited_20_Internet_20_Link">
https://www.ukrinform.ua/rubric-world/3689921-zlocini-rosian-u-buci-j-irpeni-nazavzdi-zalisatsa-u-kolektivnij-pamati-evropi-gensek-re.html</text:a>
</text:p>
      <!--NEWS-->
      <text:h text:style-name="P10" text:outline-level="1">
<text:span text:style-name="T4">
Donetsk Oblast, Kharkiv, Kharkivska Oblast(21:06). Red Alert: aerial threat. Sirens sounding....</text:span>
</text:h>
      <text:p text:style-name="P4">
Authors: liveuamap (Language: en)</text:p>
      <text:p text:style-name="P4">
Time: 2023-03-31T15:08:00</text:p>
      <text:p text:style-name="P4">
Location: Donetsk Oblast (Latitude:48.72675 Longtitude:37.57836)</text:p>
      <text:p text:style-name="P4">
Videos: []</text:p>
      <text:p text:style-name="P4">
Images: []</text:p>
      <text:p text:style-name="P4">
Tags: ["Europe", "Central and Eastern Europe"]</text:p>
      <text:p text:style-name="P4">
ID: 22552464</text:p>
      <!--METADATA-->
      <text:p text:style-name="P4">
Donetsk Oblast, Kharkiv, Kharkivska Oblast(21:06). Red Alert: aerial threat.Sirens sounding. Take cover now!</text:p>
      <text:p text:style-name="P4">
News Collection Link: <text:a xlink:type="simple" xlink:href="https://liveuamap.com/en/2023/31-march-donetsk-oblast-kharkiv-kharkivska-obg" text:style-name="Internet_20_link" text:visited-style-name="Visited_20_Internet_20_Link">
https://liveuamap.com/en/2023/31-march-donetsk-oblast-kharkiv-kharkivska-obg</text:a>
</text:p>
      <text:p text:style-name="P4">
Source: <text:a xlink:type="simple" xlink:href="https://t.me/air_alert_ua/42348" text:style-name="Internet_20_link" text:visited-style-name="Visited_20_Internet_20_Link">
https://t.me/air_alert_ua/42348</text:a>
</text:p>
      <!--NEWS-->
      <text:h text:style-name="P10" text:outline-level="1">
<text:span text:style-name="T4">
Вступ-2023: оприлюднили демонстраційні тести з французької та іспанської мов</text:span>
</text:h>
      <text:p text:style-name="P4">
Authors: Ukrinform (Person)</text:p>
      <text:p text:style-name="P4">
Publisher: Укринформ (Organization)</text:p>
      <text:p text:style-name="P4">
Published Time: 2023-03-31T15:11:00+03:00</text:p>
      <text:p text:style-name="P4">
Modified Time: 2023-03-31T15:11:00+03:00</text:p>
      <text:p text:style-name="P4">
Description: Український центр оцінювання якості освіти оприлюднив демонстраційні варіанти тестів з французької та іспанської мов.  — Укрінформ.</text:p>
      <text:p text:style-name="P4">
Images: ["<text:a xlink:type="simple" xlink:href="https://static.ukrinform.com/photos/2017_07/thumb_files/630_360_1500898536-1716.jpg" text:style-name="Internet_20_link" text:visited-style-name="Visited_20_Internet_20_Link">
630_360_15008...</text:a>
"]</text:p>
      <text:p text:style-name="P4">
Tags: ['Вступна кампанія', 'Французька мова', 'Тест']</text:p>
      <text:p text:style-name="P4">
Type: Article</text:p>
      <!--METADATA-->
      <text:p text:style-name="P4">
<draw:frame draw:style-name="fr1" draw:name="Image85" text:anchor-type="as-char" svg:width="6.9236in" svg:height="3.956343in" draw:z-index="0">
<draw:image xlink:href="../Images/yкринформ/2023-03-31T15-11-00-03-00/630_360_1500898536-1716.jpg" xlink:type="simple" xlink:show="embed" xlink:actuate="onLoad" draw:mime-type="image/jpeg"/>
</draw:frame>
Український центр оцінювання якості освіти оприлюднив демонстраційні варіантитестів з французької та іспанської мов.</text:p>
      <text:p text:style-name="P4">
Про це повідомляється на <text:a xlink:type="simple" xlink:href="https://testportal.gov.ua/" text:style-name="Internet_20_link" text:visited-style-name="Visited_20_Internet_20_Link">
 </text:a>
 УЦОЯО, передаєУкрінформ.</text:p>
      <text:p text:style-name="P4">
Пройти тести з <text:a xlink:type="simple" xlink:href="https://lv.testportal.gov.ua/demo.french/" text:style-name="Internet_20_link" text:visited-style-name="Visited_20_Internet_20_Link">
 </text:a>
 та <text:a xlink:type="simple" xlink:href="https://lv.testportal.gov.ua/spainTest/" text:style-name="Internet_20_link" text:visited-style-name="Visited_20_Internet_20_Link">
</text:a>
 мов можна у спеціальному онлайн-середовищі Львівського регіонального центру оцінювання якості освіти.</text:p>
      <text:p text:style-name="P4">
В УЦОЯО попереджають, що інтерфейс запропонованого тестувальника відрізняєтьсявід того, який буде на реальному НМТ, однак за структурою, типами завдань,тривалістю їх виконання демонстраційний варіант аналогічний вступному тесту.</text:p>
      <text:p text:style-name="P4">
В тестах з іноземних мов на реальному тестуванні не буде завдань з відкритоюформою відповіді, як не буде і завдань з аудіювання. Тому їх немає і вдемонстраційному варіанті тесту.</text:p>
      <text:p text:style-name="P4">
Також файли з демонстраційними варіантами тесту можна завантажити на свійпристрій.</text:p>
      <text:p text:style-name="P4">
Наразі в спеціальному онлайн-середовищі Львівського регіонального центруоцінювання якості освіти можна пройти <text:a xlink:type="simple" xlink:href="https://testportal.gov.ua/demonstratsijni-varianty-nmt/" text:style-name="Internet_20_link" text:visited-style-name="Visited_20_Internet_20_Link">
</text:a>
 .</text:p>
      <text:p text:style-name="P4">
<text:span text:style-name="T4">
Читайте також:</text:span>
 <text:a xlink:type="simple" xlink:href="https://www.ukrinform.ua/rubric-society/3689391-vstupna-kampania-reestracia-ekabinetiv-rozpocnetsa-1-lipna.html" text:style-name="Internet_20_link" text:visited-style-name="Visited_20_Internet_20_Link">
 </text:a>
</text:p>
      <text:p text:style-name="P4">
Як повідомляв Укрінформ, Міністерство освіти і науки України затвердилокалендарний план організації та проведення у 2023 році національногомультипредметного тесту (НМТ). Тестування проходитиме у дві сесії: основна: 5червня – 23 червня; додаткова: 11–24 липня.</text:p>
      <text:p text:style-name="P4">
Реєстрація для участі в Національному мультипредметному тесті розпочнеться 3квітня і триватиме до 3 травня.</text:p>
      <text:p text:style-name="P4">
Source: <text:a xlink:type="simple" xlink:href="https://www.ukrinform.ua/rubric-society/3689926-vstup2023-opriludnili-demonstracijni-testi-z-francuzkoi-ta-ispanskoi-mov.html" text:style-name="Internet_20_link" text:visited-style-name="Visited_20_Internet_20_Link">
https://www.ukrinform.ua/rubric-society/3689926-vstup2023-opriludnili-demonstracijni-testi-z-francuzkoi-ta-ispanskoi-mov.html</text:a>
</text:p>
      <!--NEWS-->
      <text:h text:style-name="P10" text:outline-level="1">
<text:span text:style-name="T4">
Прем’єр Словенії на пам’ятних заходах у Бучі: «Сьогодні всі ми – українці»</text:span>
</text:h>
      <text:p text:style-name="P4">
Authors: Ukrinform (Person)</text:p>
      <text:p text:style-name="P4">
Publisher: Укринформ (Organization)</text:p>
      <text:p text:style-name="P4">
Published Time: 2023-03-31T15:16:00+03:00</text:p>
      <text:p text:style-name="P4">
Modified Time: 2023-03-31T15:16:00+03:00</text:p>
      <text:p text:style-name="P4">
Description: Прем’єр-міністр Словенії Роберт Голоб заявив, що словенці вважають своїм обов’язком допомогти Україні у боротьбі за свободу і покаранні російських агресорів за скоєні ними тяжкі злочини. — Укрінформ.</text:p>
      <text:p text:style-name="P4">
Images: ["<text:a xlink:type="simple" xlink:href="https://static.ukrinform.com/photos/2023_03/thumb_files/630_360_1680265651-260.jpg" text:style-name="Internet_20_link" text:visited-style-name="Visited_20_Internet_20_Link">
630_360_16802...</text:a>
"]</text:p>
      <text:p text:style-name="P4">
Tags: ['Буча', "Прем'єр", 'Словенія', 'Україна', 'Воєнні злочини', 'Війна з росією']</text:p>
      <text:p text:style-name="P4">
Type: Article</text:p>
      <!--METADATA-->
      <text:p text:style-name="P4">
<draw:frame draw:style-name="fr1" draw:name="Image86" text:anchor-type="as-char" svg:width="6.9236in" svg:height="3.956343in" draw:z-index="0">
<draw:image xlink:href="../Images/yкринформ/2023-03-31T15-16-00-03-00/630_360_1680265651-260.jpg" xlink:type="simple" xlink:show="embed" xlink:actuate="onLoad" draw:mime-type="image/jpeg"/>
</draw:frame>
 Прем’єр-міністр Словенії Роберт Голоб заявив, що словенці вважають своїм обов’язкомдопомогти Україні у боротьбі за свободу і покаранні російських агресорів заскоєні ними тяжкі злочини.</text:p>
      <text:p text:style-name="P4">
Про це він сказав під час виступу у Бучі на Київщині в межах урочистостей знагоди річниці визволення міста від російських загарбників, повідомляєкореспондент Укрінформу.</text:p>
      <text:p text:style-name="P4">
За словами Голоба, бути у Бучі і відчувати, що тут сталося під час російськоїокупації, надзвичайно важко.</text:p>
      <text:p text:style-name="P4">
«Напад росії на Україну немає жодних обгрунтувань. Сила не може бутиаргументом. Так само те, що російські агресори зробили в Бучі з мирнимигромадянами, ніколи не може бути пробачене. Саме тому ми разом з вами у цютяжку хвилину відчуваємо свій обов’язок допомогти вам у боротьбі за свободу»,- сказав прем'єр <text:a xlink:type="simple" xlink:href="https://www.ukrinform.ua/tag-slovenia" text:style-name="Internet_20_link" text:visited-style-name="Visited_20_Internet_20_Link">
 </text:a>
</text:p>
      <text:p text:style-name="P4">
Він додав, що партнери також мають підтримати Україну у пошуку правосуддя,оскільки не може бути виправдання агресії, а ті, хто скоїв тяжкі злочини,мають бути покарані.</text:p>
      <text:p text:style-name="P4">
Свій виступ Прем’єр-міністр Словенії продовжив українською. Він зазначив, щоця неспровокована війна, нав’язана росією, сьогодні об’єднала всіх словенців.</text:p>
      <text:p text:style-name="P4">
<text:span text:style-name="T4">
Читайте також:</text:span>
 <text:a xlink:type="simple" xlink:href="https://www.ukrinform.ua/rubric-ato/3689904-prezidentka-moldovi-zaklikala-pracuvati-razom-sobi-rosia-vidpovila-za-zvirstva-u-buci.html" text:style-name="Internet_20_link" text:visited-style-name="Visited_20_Internet_20_Link">
 </text:a>
</text:p>
      <text:p text:style-name="P4">
«Сьогодні всі ми - українці. Ваш прапор тепер і наш прапор. У Словенії мививішуємо його перед усіма державними установами, а також перед моїм кабінетомПрем’єр-міністра. Сьогодні ми пов’язані як ніколи. Разом з вами і микозацького роду. І разом з нами ви знову запануєте у своїй сторонці», - заявивГолоб.</text:p>
      <text:p text:style-name="P4">
Як повідомлялося, за даними Офісу Генпрокурора, <text:a xlink:type="simple" xlink:href="https://www.ukrinform.ua/rubric-ato/3689784-rosiani-vcinili-u-bucanskomu-rajoni-ponad-9000-voennih-zlociniv-genprokuror.html" text:style-name="Internet_20_link" text:visited-style-name="Visited_20_Internet_20_Link">
</text:a>
 . Зокрема, були вбитіпонад 1400 мирних мешканців, багато з них закатовані. Серед загиблих - 37дітей. Ще 52 дитини були поранені.</text:p>
      <text:p text:style-name="P4">
<text:span text:style-name="T5">
Фото: gov.si</text:span>
</text:p>
      <text:p text:style-name="P4">
Source: <text:a xlink:type="simple" xlink:href="https://www.ukrinform.ua/rubric-polytics/3689928-premer-slovenii-na-pamatnih-zahodah-u-buci-sogodni-vsi-mi-ukrainci.html" text:style-name="Internet_20_link" text:visited-style-name="Visited_20_Internet_20_Link">
https://www.ukrinform.ua/rubric-polytics/3689928-premer-slovenii-na-pamatnih-zahodah-u-buci-sogodni-vsi-mi-ukrainci.html</text:a>
</text:p>
      <!--NEWS-->
      <text:h text:style-name="P10" text:outline-level="1">
<text:span text:style-name="T4">
Звірства в Бучі показали світові, що таке війна путіна - Шольц</text:span>
</text:h>
      <text:p text:style-name="P4">
Authors: Ukrinform (Person)</text:p>
      <text:p text:style-name="P4">
Publisher: Укринформ (Organization)</text:p>
      <text:p text:style-name="P4">
Published Time: 2023-03-31T15:24:25+03:00</text:p>
      <text:p text:style-name="P4">
Modified Time: 2023-03-31T15:24:25+03:00</text:p>
      <text:p text:style-name="P4">
Description: Президент рф володимир путін не буде переможцем у війні, а злочини росії в Бучі не залишаться безкарними. — Укрінформ.</text:p>
      <text:p text:style-name="P4">
Images: ["<text:a xlink:type="simple" xlink:href="https://static.ukrinform.com/photos/2023_02/thumb_files/630_360_1677321417-359.jpg" text:style-name="Internet_20_link" text:visited-style-name="Visited_20_Internet_20_Link">
630_360_16773...</text:a>
"]</text:p>
      <text:p text:style-name="P4">
Tags: ['Буча', 'Україна', 'Шольц', 'Війна з росією']</text:p>
      <text:p text:style-name="P4">
Type: Article</text:p>
      <!--METADATA-->
      <text:p text:style-name="P4">
<draw:frame draw:style-name="fr1" draw:name="Image87" text:anchor-type="as-char" svg:width="6.9236in" svg:height="3.956343in" draw:z-index="0">
<draw:image xlink:href="../Images/yкринформ/2023-03-31T15-24-25-03-00/630_360_1677321417-359.jpg" xlink:type="simple" xlink:show="embed" xlink:actuate="onLoad" draw:mime-type="image/jpeg"/>
</draw:frame>
 Президентрф володимир путін не буде переможцем у війні, а злочини росії в Бучі незалишаться безкарними.</text:p>
      <text:p text:style-name="P4">
Як передає Укрінформ, про це заявив канцлер ФРН Олаф Шольц у <text:a xlink:type="simple" xlink:href="http://twitter.com/Bundeskanzler/status/1641729422762942465" text:style-name="Internet_20_link" text:visited-style-name="Visited_20_Internet_20_Link">
</text:a>
в річницю визволення Бучі від російських загарбників.</text:p>
      <text:p text:style-name="P4">
«Звірства в Бучі рік тому показали світові, що таке війна <text:a xlink:type="simple" xlink:href="https://www.ukrinform.ua/tag-putin" text:style-name="Internet_20_link" text:visited-style-name="Visited_20_Internet_20_Link">
</text:a>
 . Ці картини закарбувалися і в моїйпам’яті. Ці злочини не мають залишитися безкарними. Тому ми стоїмо разом набоці України. росія не переможе», - написав Шольц.</text:p>
      <text:p text:style-name="P4">
<text:span text:style-name="T4">
Читайте також:</text:span>
 <text:a xlink:type="simple" xlink:href="https://www.ukrinform.ua/rubric-world/3689921-zlocini-rosian-u-buci-j-irpeni-nazavzdi-zalisatsa-u-kolektivnij-pamati-evropi-gensek-re.html" text:style-name="Internet_20_link" text:visited-style-name="Visited_20_Internet_20_Link">
 </text:a>
</text:p>
      <text:p text:style-name="P4">
Як повідомлялося, глава німецького уряду відвідав Бучу під час свого візиту вУкраїну у червні минулого року разом з президентом Франції ЕммануелемМакроном.</text:p>
      <text:p text:style-name="P4">
Після звільнення Київщини від російських військ у Бучі, а також інших містах іселах області виявили факти масових убивств, катувань та зґвалтуваньцивільних.</text:p>
      <text:p text:style-name="P4">
За місяць окупації росіяни пошкодили в Бучі понад 2,5 тис. будівель.</text:p>
      <text:p text:style-name="P4">
<text:span text:style-name="T5">
Фото: bundeskanzler.de</text:span>
</text:p>
      <text:p text:style-name="P4">
Source: <text:a xlink:type="simple" xlink:href="https://www.ukrinform.ua/rubric-world/3689932-zvirstva-v-buci-pokazali-svitovi-so-take-vijna-putina-solc.html" text:style-name="Internet_20_link" text:visited-style-name="Visited_20_Internet_20_Link">
https://www.ukrinform.ua/rubric-world/3689932-zvirstva-v-buci-pokazali-svitovi-so-take-vijna-putina-solc.html</text:a>
</text:p>
      <!--NEWS-->
      <text:h text:style-name="P10" text:outline-level="1">
<text:span text:style-name="T4">
У Києві презентували документальні книги про окупацію Бородянки</text:span>
</text:h>
      <text:p text:style-name="P4">
Authors: Ukrinform (Person)</text:p>
      <text:p text:style-name="P4">
Publisher: Укринформ (Organization)</text:p>
      <text:p text:style-name="P4">
Published Time: 2023-03-31T15:24:43+03:00</text:p>
      <text:p text:style-name="P4">
Modified Time: 2023-03-31T15:24:43+03:00</text:p>
      <text:p text:style-name="P4">
Description: У Києві презентували документальні книги волонтера з Бородянки Ольги Фещенко «Живі історії війни» та історика Валентина Мойсеєнка «Історії знищення, порятунку та виживання». — Укрінформ.</text:p>
      <text:p text:style-name="P4">
Images: ["<text:a xlink:type="simple" xlink:href="https://static.ukrinform.com/photos/2022_04/thumb_files/630_360_1651138187-856.jpg" text:style-name="Internet_20_link" text:visited-style-name="Visited_20_Internet_20_Link">
630_360_16511...</text:a>
"]</text:p>
      <text:p text:style-name="P4">
Tags: ['Книги', 'Окупація', 'Бородянка']</text:p>
      <text:p text:style-name="P4">
Type: Article</text:p>
      <!--METADATA-->
      <text:p text:style-name="P4">
<draw:frame draw:style-name="fr1" draw:name="Image88" text:anchor-type="as-char" svg:width="6.9236in" svg:height="3.956343in" draw:z-index="0">
<draw:image xlink:href="../Images/yкринформ/2023-03-31T15-24-43-03-00/630_360_1651138187-856.jpg" xlink:type="simple" xlink:show="embed" xlink:actuate="onLoad" draw:mime-type="image/jpeg"/>
</draw:frame>
 У Києвіпрезентували документальні книги волонтера з Бородянки Ольги Фещенко «Живіісторії війни» та історика Валентина Мойсеєнка «Історії знищення, порятунку тавиживання».</text:p>
      <text:p text:style-name="P4">
Презентація книг відбулася в Національній спілці журналістів України,повідомляє кореспондент Укрінформу.</text:p>
      <text:p text:style-name="P4">
"В цій книзі - 35 історій простих, цивільних людей. Яких просто або вбилицинічно, або катували, брали в полон, гвалтували. І навіть якщо фактичнодитина в 18 років говорить, що він звик до того, що бомблять, то це вжетрагедія. І ці історії має почути весь світ", - розповіла Фещенко про своюкнигу «Живі історії війни».</text:p>
      <text:p text:style-name="P4">
Вона зазначила, що книга також містить QR-коди, завдяки яким можна почутиісторії людей.</text:p>
      <text:p text:style-name="P4">
Авторка додала, що нині триває робота над другою такою книгою, бо вже зібранобагато історій з інших міст.</text:p>
      <text:p text:style-name="P4">
У книзі «Історії знищення, порятунку та виживання» викладена хронологія подійспротиву місцевих партизанів, знищення Бородянки, порятунку і виживання їїмешканців.</text:p>
      <text:p text:style-name="P4">
"Мене вразила величезна ментальна різниця між нами і загарбниками. Не те, щовони знущалися, грабували, вбивали, гвалтували. Мене ще вразило те, якставилося російське командування до власного рядового складу. Так як вони донас ставилися, так само вони ставилися і до них... Вражало скотське ставленнядо своїх же солдат", - сказав Мойсеєнко.</text:p>
      <text:p text:style-name="P4">
<text:span text:style-name="T4">
Читайте також:</text:span>
 <text:a xlink:type="simple" xlink:href="https://www.ukrinform.ua/rubric-ato/3689633-mi-doveli-so-zvilnenna-nasih-oblastej-ne-bulo-vipadkovistu-zelenskij.html" text:style-name="Internet_20_link" text:visited-style-name="Visited_20_Internet_20_Link">
 </text:a>
</text:p>
      <text:p text:style-name="P4">
Як повідомляв Укрінформ, наприкінці березня 2022 року українські захисникизвільнили Київську область від російських загарбників.</text:p>
      <text:p text:style-name="P4">
Source: <text:a xlink:type="simple" xlink:href="https://www.ukrinform.ua/rubric-kyiv/3689933-u-kievi-prezentuvali-dokumentalni-knigi-pro-okupaciu-borodanki.html" text:style-name="Internet_20_link" text:visited-style-name="Visited_20_Internet_20_Link">
https://www.ukrinform.ua/rubric-kyiv/3689933-u-kievi-prezentuvali-dokumentalni-knigi-pro-okupaciu-borodanki.html</text:a>
</text:p>
      <!--NEWS-->
      <text:h text:style-name="P10" text:outline-level="1">
<text:span text:style-name="T4">
На станції метро «Васильківська» відзавтра зміниться робота вестибюлів</text:span>
</text:h>
      <text:p text:style-name="P4">
Authors: Ukrinform (Person)</text:p>
      <text:p text:style-name="P4">
Publisher: Укринформ (Organization)</text:p>
      <text:p text:style-name="P4">
Published Time: 2023-03-31T15:26:54+03:00</text:p>
      <text:p text:style-name="P4">
Modified Time: 2023-03-31T15:26:54+03:00</text:p>
      <text:p text:style-name="P4">
Description: У Київському метрополітені з 1 квітня на станції «Васильківська» зміниться робота вестибюлів. — Укрінформ.</text:p>
      <text:p text:style-name="P4">
Images: ["<text:a xlink:type="simple" xlink:href="https://static.ukrinform.com/photos/2022_08/thumb_files/630_360_1660555572-595.jpg" text:style-name="Internet_20_link" text:visited-style-name="Visited_20_Internet_20_Link">
630_360_16605...</text:a>
", "<text:a xlink:type="simple" xlink:href="https://static.ukrinform.com/photos/2023_03/1680265326-229.jpg" text:style-name="Internet_20_link" text:visited-style-name="Visited_20_Internet_20_Link">
1680265326-22...</text:a>
", "<text:a xlink:type="simple" xlink:href="https://static.ukrinform.com/photos/2023_03/1680265325-582.jpg" text:style-name="Internet_20_link" text:visited-style-name="Visited_20_Internet_20_Link">
1680265325-58...</text:a>
", "<text:a xlink:type="simple" xlink:href="https://static.ukrinform.com/photos/2023_03/1680265325-813.jpg" text:style-name="Internet_20_link" text:visited-style-name="Visited_20_Internet_20_Link">
1680265325-81...</text:a>
"]</text:p>
      <text:p text:style-name="P4">
Tags: ['КМДА', 'Метро', 'Київ']</text:p>
      <text:p text:style-name="P4">
Type: Article</text:p>
      <!--METADATA-->
      <text:p text:style-name="P4">
<draw:frame draw:style-name="fr1" draw:name="Image89" text:anchor-type="as-char" svg:width="6.9236in" svg:height="3.956343in" draw:z-index="0">
<draw:image xlink:href="../Images/yкринформ/2023-03-31T15-26-54-03-00/630_360_1660555572-595.jpg" xlink:type="simple" xlink:show="embed" xlink:actuate="onLoad" draw:mime-type="image/jpeg"/>
</draw:frame>
 УКиївському метрополітені з 1 квітня на станції «Васильківська» змінитьсяробота вестибюлів.</text:p>
      <text:p text:style-name="P4">
Як передає Укрінформ, про це повідомляє пресслужба <text:a xlink:type="simple" xlink:href="http://kyivcity.gov.ua/news/iz_1_kvitnya_zminitsya_robota_vestibyuliv_na_stantsi_metro_vasilkivska/" text:style-name="Internet_20_link" text:visited-style-name="Visited_20_Internet_20_Link">
</text:a>
з посиланням КП «Київський метрополітен».</text:p>
      <text:p text:style-name="P4">
«Запрацює вестибюль № 1 – у напрямку станції «Голосіївська», а вестибюль № 2 унапрямку станції «Виставковий центр» буде зачинено», - ідеться в повідомленні.</text:p>
      <text:p text:style-name="P4">
Станція «Васильківська» працює з 05:53 до 22:32.</text:p>
      <text:p text:style-name="P4">
Також нагадується, що з 1 квітня відновлює роботу станція «Гідропарк».Працюватиме вестибюль № 1 (у напрямку станції «Дніпро») із 05:39 до 22:34.</text:p>
      <text:p text:style-name="P4">
<text:span text:style-name="T4">
Читайте також:</text:span>
 <text:a xlink:type="simple" xlink:href="https://www.ukrinform.ua/rubric-kyiv/3681978-ceskij-biznes-zacikavlenij-u-spivpraci-sodo-rozvitku-kiivskogo-metropolitenu-klicko.html" text:style-name="Internet_20_link" text:visited-style-name="Visited_20_Internet_20_Link">
 </text:a>
</text:p>
      <text:p text:style-name="P4">
Станція «Гідропарк» наземна, відповідно, під час повітряної тривоги воназачинена на вхід для пасажирів із міркувань безпеки.</text:p>
      <text:p text:style-name="P4">
Актуальна інформація про графік роботи <text:a xlink:type="simple" xlink:href="https://www.ukrinform.ua/tag-metro" text:style-name="Internet_20_link" text:visited-style-name="Visited_20_Internet_20_Link">
 </text:a>
:</text:p>
      <text:p text:style-name="P4">
<draw:frame draw:style-name="fr1" draw:name="Image90" text:anchor-type="as-char" svg:width="6.9236in" svg:height="8.906742in" draw:z-index="0">
<draw:image xlink:href="../Images/yкринформ/2023-03-31T15-26-54-03-00/1680265326-229.jpg" xlink:type="simple" xlink:show="embed" xlink:actuate="onLoad" draw:mime-type="image/jpeg"/>
</draw:frame>
<draw:frame draw:style-name="fr1" draw:name="Image91" text:anchor-type="as-char" svg:width="6.9236in" svg:height="8.906742in" draw:z-index="0">
<draw:image xlink:href="../Images/yкринформ/2023-03-31T15-26-54-03-00/1680265325-582.jpg" xlink:type="simple" xlink:show="embed" xlink:actuate="onLoad" draw:mime-type="image/jpeg"/>
</draw:frame>
<draw:frame draw:style-name="fr1" draw:name="Image92" text:anchor-type="as-char" svg:width="6.9236in" svg:height="8.906742in" draw:z-index="0">
<draw:image xlink:href="../Images/yкринформ/2023-03-31T15-26-54-03-00/1680265325-813.jpg" xlink:type="simple" xlink:show="embed" xlink:actuate="onLoad" draw:mime-type="image/jpeg"/>
</draw:frame>
</text:p>
      <text:p text:style-name="P4">
Як повідомляв Укрінформ, у міський застосунок <text:a xlink:type="simple" xlink:href="https://www.ukrinform.ua/rubric-kyiv/3676209-u-kiiv-cifrovij-mozna-peretvoruvati-poizdki-z-transportnoi-karti-na-qrkvitki.html" text:style-name="Internet_20_link" text:visited-style-name="Visited_20_Internet_20_Link">
</text:a>
 додана можливістьперетворювати поїздки з транспортної карти на QR-квитки.</text:p>
      <text:p text:style-name="P4">
Source: <text:a xlink:type="simple" xlink:href="https://www.ukrinform.ua/rubric-kyiv/3689935-na-stancii-metro-vasilkivska-vidzavtra-zminitsa-robota-vestibuliv.html" text:style-name="Internet_20_link" text:visited-style-name="Visited_20_Internet_20_Link">
https://www.ukrinform.ua/rubric-kyiv/3689935-na-stancii-metro-vasilkivska-vidzavtra-zminitsa-robota-vestibuliv.html</text:a>
</text:p>
      <!--NEWS-->
      <text:h text:style-name="P10" text:outline-level="1">
<text:span text:style-name="T4">
Словаччина допоможе Україні якнайшвидше приєднатися до ЄС і повернути свої території – прем’єр</text:span>
</text:h>
      <text:p text:style-name="P4">
Authors: Ukrinform (Person)</text:p>
      <text:p text:style-name="P4">
Publisher: Укринформ (Organization)</text:p>
      <text:p text:style-name="P4">
Published Time: 2023-03-31T15:29:00+03:00</text:p>
      <text:p text:style-name="P4">
Modified Time: 2023-03-31T15:29:00+03:00</text:p>
      <text:p text:style-name="P4">
Description: Прем’єр-міністр Словаччини Едуард Гегер запевнив, що його країна допомагатиме Україні якомога швидше приєднатися до ЄС і повернути тимчасово окуповані території. — Укрінформ.</text:p>
      <text:p text:style-name="P4">
Images: ["<text:a xlink:type="simple" xlink:href="https://static.ukrinform.com/photos/2023_03/thumb_files/630_360_1680266146-215.jpeg" text:style-name="Internet_20_link" text:visited-style-name="Visited_20_Internet_20_Link">
630_360_16802...</text:a>
"]</text:p>
      <text:p text:style-name="P4">
Tags: ['Буча', 'Євросоюз', "Прем'єр", 'Словаччина']</text:p>
      <text:p text:style-name="P4">
Type: Article</text:p>
      <!--METADATA-->
      <text:p text:style-name="P4">
<draw:frame draw:style-name="fr1" draw:name="Image93" text:anchor-type="as-char" svg:width="6.9236in" svg:height="3.956343in" draw:z-index="0">
<draw:image xlink:href="../Images/yкринформ/2023-03-31T15-29-00-03-00/630_360_1680266146-215.jpeg" xlink:type="simple" xlink:show="embed" xlink:actuate="onLoad" draw:mime-type="image/jpeg"/>
</draw:frame>
 Прем’єр-міністр Словаччини Едуард Гегер запевнив, що його країна допомагатиме Україніякомога швидше приєднатися до ЄС і повернути тимчасово окуповані території.</text:p>
      <text:p text:style-name="P4">
Про це він сказав під час виступу в Бучі на Київщині в межах урочистостей знагоди відзначення звільнення міста від російських загарбників, повідомляєкореспондент Укрінформу.</text:p>
      <text:p text:style-name="P4">
<text:a xlink:type="simple" xlink:href="https://static.ukrinform.com/photos/2023_03/1680262509-4428.jpeg" text:style-name="Internet_20_link" text:visited-style-name="Visited_20_Internet_20_Link">
 </text:a>
 <text:a xlink:type="simple" xlink:href="https://static.ukrinform.com/photos/2023_03/1680262509-9848.jpeg" text:style-name="Internet_20_link" text:visited-style-name="Visited_20_Internet_20_Link">
</text:a>
 <text:a xlink:type="simple" xlink:href="https://static.ukrinform.com/photos/2023_03/1680262509-7058.jpeg" text:style-name="Internet_20_link" text:visited-style-name="Visited_20_Internet_20_Link">
</text:a>
 <text:a xlink:type="simple" xlink:href="https://static.ukrinform.com/photos/2023_03/1680262509-9847.jpeg" text:style-name="Internet_20_link" text:visited-style-name="Visited_20_Internet_20_Link">
</text:a>
 <text:a xlink:type="simple" xlink:href="https://static.ukrinform.com/photos/2023_03/1680262509-8805.jpeg" text:style-name="Internet_20_link" text:visited-style-name="Visited_20_Internet_20_Link">
</text:a>
 <text:a xlink:type="simple" xlink:href="https://static.ukrinform.com/photos/2023_03/1680262509-6444.jpeg" text:style-name="Internet_20_link" text:visited-style-name="Visited_20_Internet_20_Link">
</text:a>
 <text:a xlink:type="simple" xlink:href="https://static.ukrinform.com/photos/2023_03/1680262510-9590.jpeg" text:style-name="Internet_20_link" text:visited-style-name="Visited_20_Internet_20_Link">
</text:a>
 <text:a xlink:type="simple" xlink:href="https://static.ukrinform.com/photos/2023_03/1680262510-6193.jpeg" text:style-name="Internet_20_link" text:visited-style-name="Visited_20_Internet_20_Link">
</text:a>
 <text:a xlink:type="simple" xlink:href="https://static.ukrinform.com/photos/2023_03/1680262510-8223.jpeg" text:style-name="Internet_20_link" text:visited-style-name="Visited_20_Internet_20_Link">
</text:a>
 <text:a xlink:type="simple" xlink:href="https://static.ukrinform.com/photos/2023_03/1680262510-7259.jpeg" text:style-name="Internet_20_link" text:visited-style-name="Visited_20_Internet_20_Link">
</text:a>
 <text:a xlink:type="simple" xlink:href="https://static.ukrinform.com/photos/2023_03/1680262510-3956.jpeg" text:style-name="Internet_20_link" text:visited-style-name="Visited_20_Internet_20_Link">
</text:a>
 <text:a xlink:type="simple" xlink:href="https://static.ukrinform.com/photos/2023_03/1680262510-7588.jpeg" text:style-name="Internet_20_link" text:visited-style-name="Visited_20_Internet_20_Link">
</text:a>
 <text:a xlink:type="simple" xlink:href="https://static.ukrinform.com/photos/2023_03/1680262511-2622.jpeg" text:style-name="Internet_20_link" text:visited-style-name="Visited_20_Internet_20_Link">
</text:a>
 <text:a xlink:type="simple" xlink:href="https://static.ukrinform.com/photos/2023_03/1680262511-6151.jpeg" text:style-name="Internet_20_link" text:visited-style-name="Visited_20_Internet_20_Link">
</text:a>
 <text:a xlink:type="simple" xlink:href="https://static.ukrinform.com/photos/2023_03/1680262511-4063.jpeg" text:style-name="Internet_20_link" text:visited-style-name="Visited_20_Internet_20_Link">
</text:a>
</text:p>
      <text:p text:style-name="P4">
Гегер зазначив, що Президент, уряд і громадяни України продемонстрували, якимисміливими мають бути люди у 21-му столітті, виборюючи такі цінності, яксвобода, людські права і демократія.</text:p>
      <text:p text:style-name="P4">
<text:span text:style-name="T4">
Читайте також:</text:span>
 <text:a xlink:type="simple" xlink:href="https://www.ukrinform.ua/rubric-ato/3689909-zelenskij-vzav-ucast-u-vsanuvanni-pamati-ziteliv-buci-vbitih-rosianami.html" text:style-name="Internet_20_link" text:visited-style-name="Visited_20_Internet_20_Link">
 </text:a>
</text:p>
      <text:p text:style-name="P4">
«Україна заслуговує на те, щоб бути вільною демократичною державою. Саме томуви користуватиметеся нашою повною підтримкою. Я хотів би заявити тут, щоУкраїна належить до Європи, Україна - це Європа, і Україна має бути державою-членом Європейського Союзу. Ми допомагатимемо вам якомога більше, щоб виякомога швидше приєдналися до ЄС. Ви отримаєте нашу підтримку при відвоюванніваших територій і вашої свободи, бо ви цього заслуговуєте», - запевнивПрем’єр-міністр Словаччини.</text:p>
      <text:p text:style-name="P4">
Як повідомлялося, Словаччина <text:a xlink:type="simple" xlink:href="https://www.ukrinform.ua/rubric-polytics/3689193-slovaccina-nadala-vijskovoi-dopomogi-ukraini-na-10-svogo-oboronnogo-budzetu-kondratuk.html" text:style-name="Internet_20_link" text:visited-style-name="Visited_20_Internet_20_Link">
 </text:a>
 .</text:p>
      <text:p text:style-name="P4">
Фото: ОП</text:p>
      <text:p text:style-name="P4">
Source: <text:a xlink:type="simple" xlink:href="https://www.ukrinform.ua/rubric-polytics/3689939-slovaccina-dopomoze-ukraini-akomoga-svidse-priednatisa-do-es-i-povernuti-svoi-teritorii-premer.html" text:style-name="Internet_20_link" text:visited-style-name="Visited_20_Internet_20_Link">
https://www.ukrinform.ua/rubric-polytics/3689939-slovaccina-dopomoze-ukraini-akomoga-svidse-priednatisa-do-es-i-povernuti-svoi-teritorii-premer.html</text:a>
</text:p>
      <!--NEWS-->
      <text:h text:style-name="P10" text:outline-level="1">
<text:span text:style-name="T4">
Гранти від ПРООН на ревіталізацію отримають 18 громад в Україні та Молдові</text:span>
</text:h>
      <text:p text:style-name="P4">
Authors: Ukrinform (Person)</text:p>
      <text:p text:style-name="P4">
Publisher: Укринформ (Organization)</text:p>
      <text:p text:style-name="P4">
Published Time: 2023-03-31T15:30:59+03:00</text:p>
      <text:p text:style-name="P4">
Modified Time: 2023-03-31T15:30:59+03:00</text:p>
      <text:p text:style-name="P4">
Description: Європейська комісія та Програма розвитку ООН (ПРООН) в межах грантової Програми ЄС з реагування та оновлення відібрала 18 громад в Україні та Молдові, яким буде надано кошти на відновлення міського середовища. — Укрінформ.</text:p>
      <text:p text:style-name="P4">
Images: ["<text:a xlink:type="simple" xlink:href="https://static.ukrinform.com/photos/2023_03/thumb_files/630_360_1680265721-282.jpg" text:style-name="Internet_20_link" text:visited-style-name="Visited_20_Internet_20_Link">
630_360_16802...</text:a>
"]</text:p>
      <text:p text:style-name="P4">
Tags: ['Молдова', 'ПРООН', 'Тергромада', 'Україна', 'Грант']</text:p>
      <text:p text:style-name="P4">
Type: Article</text:p>
      <!--METADATA-->
      <text:p text:style-name="P4">
<draw:frame draw:style-name="fr1" draw:name="Image94" text:anchor-type="as-char" svg:width="6.9236in" svg:height="3.956343in" draw:z-index="0">
<draw:image xlink:href="../Images/yкринформ/2023-03-31T15-30-59-03-00/630_360_1680265721-282.jpg" xlink:type="simple" xlink:show="embed" xlink:actuate="onLoad" draw:mime-type="image/jpeg"/>
</draw:frame>
Європейська комісія та Програма розвитку ООН (ПРООН) в межах грантовоїПрограми ЄС з реагування та оновлення відібрала 18 громад в Україні таМолдові, яким буде надано кошти на відновлення міського середовища.</text:p>
      <text:p text:style-name="P4">
Як передає Укрінформ, про це повідомляє <text:a xlink:type="simple" xlink:href="https://www.undp.org/uk/ukraine/press-releases/18-munitsypalitetiv-proyektu-mery-za-ekonomichne-zrostannya-v-ukrayini-ta-moldovi-otrymayut-dopomohu-v-mezhakh-hrantovoyi" text:style-name="Internet_20_link" text:visited-style-name="Visited_20_Internet_20_Link">
</text:a>
 .</text:p>
      <text:p text:style-name="P4">
«Європейська комісія та Програма розвитку ООН (ПРООН) оголосили про відбір 18муніципалітетів з України та Республіки Молдова за результатами конкурсуреалізації місцевих ініціатив, спрямованих на відновлення місцевої економіки,що тривав в межах грантової Програми ЄС з реагування та оновлення. Програмаспрямована на ревіталізацію та підтримку міст та громад, що постраждаливнаслідок війни російської федерації проти України», - йдеться в повідомленні.</text:p>
      <text:p text:style-name="P4">
Наголошується, що Програма з реагування та оновлення охопить низку громад, якіє членами мережі «Мери за економічне зростання» (M4EG)». Загальна сумафінансування становить 1,8 млн євро. 70% грантового компонента буде виділенодля місцевих органів влади України, а 30% – Молдови.</text:p>
      <text:p text:style-name="P4">
Програма передбачає фінансування за двома напрямками: «Негайне реагування тавідновлення» (розмір гранту для кожної пропозиції – від 30 тис. до 50 тис.євро, співфінансування не вимагається) і «Відновлення та плануваннямайбутнього» (розмір гранту для кожної пропозиції – від 70 тис. до 100 тис.євро, вимагається співфінансування щонайменше 20%).</text:p>
      <text:p text:style-name="P4">
За першим напрямком відібрано сім міст: Чортків (Тернопільська область),Глухів (Сумська), Кам’янець-Подільський та Славута (Хмельницька), ВеликаОлександрівка (Херсонська область) в Україні та Керпінень і Волінтір уМолдові.</text:p>
      <text:p text:style-name="P4">
За другим участь у проєкті візьмуть 11 міст – Буча (Київська область), Ніжин(Чернігівська), Нова Каховка (Херсонська), Славутич (Київська), Великі Лучки(Закарпатська), Вознесенськ (Миколаївська область), Чернівці та Харків вУкраїні та Копчак, Чимішлія та Дрокія у Молдові.</text:p>
      <text:p text:style-name="P4">
<text:span text:style-name="T4">
Читайте також:</text:span>
 <text:a xlink:type="simple" xlink:href="https://www.ukrinform.ua/rubric-economy/3688644-grantovi-kosti-vid-svitovogo-banku-pidut-na-socialni-vidatki-minfin.html" text:style-name="Internet_20_link" text:visited-style-name="Visited_20_Internet_20_Link">
 </text:a>
</text:p>
      <text:p text:style-name="P4">
Як повідомлялося, Міністерство розвитку громад, територій та інфраструктури іКиївська обласна військова адміністрація підписали меморандуми з Програмоюрозвитку ООН про відновлення 18 пошкоджених багатоквартирних будинків.Фінансування надходитиме з Фонду відновлення зруйнованого майна таінфраструктури фандрейзингової платформи UNITED24.</text:p>
      <text:p text:style-name="P4">
<text:span text:style-name="T5">
Фото: Сергій Перепелиця / ПРООН в Україні</text:span>
</text:p>
      <text:p text:style-name="P4">
Source: <text:a xlink:type="simple" xlink:href="https://www.ukrinform.ua/rubric-vidbudova/3689937-granti-vid-proon-na-revitalizaciu-otrimaut-18-gromad-v-ukraini-ta-moldovi.html" text:style-name="Internet_20_link" text:visited-style-name="Visited_20_Internet_20_Link">
https://www.ukrinform.ua/rubric-vidbudova/3689937-granti-vid-proon-na-revitalizaciu-otrimaut-18-gromad-v-ukraini-ta-moldovi.html</text:a>
</text:p>
      <!--NEWS-->
      <text:h text:style-name="P10" text:outline-level="1">
<text:span text:style-name="T4">
У канадському Едмонтоні діаспора провела великодній концерт і ярмарок</text:span>
</text:h>
      <text:p text:style-name="P4">
Authors: Ukrinform (Person)</text:p>
      <text:p text:style-name="P4">
Publisher: Укринформ (Organization)</text:p>
      <text:p text:style-name="P4">
Published Time: 2023-03-31T15:32:00+03:00</text:p>
      <text:p text:style-name="P4">
Modified Time: 2023-03-31T15:32:00+03:00</text:p>
      <text:p text:style-name="P4">
Description: Організація українок Канади ім. Ольги Басараб в Едмонтоні, столиці канадської провінції Альберта, організувала великодній концерт і благодійний ярмарок «Весняний Цвіт та Дух України». — Укрінформ.</text:p>
      <text:p text:style-name="P4">
Images: ["<text:a xlink:type="simple" xlink:href="https://static.ukrinform.com/photos/2023_03/thumb_files/630_360_1680262989-985.jpg" text:style-name="Internet_20_link" text:visited-style-name="Visited_20_Internet_20_Link">
630_360_16802...</text:a>
", "<text:a xlink:type="simple" xlink:href="https://static.ukrinform.com/photos/2023_03/1680263045-829.jpg" text:style-name="Internet_20_link" text:visited-style-name="Visited_20_Internet_20_Link">
1680263045-82...</text:a>
", "<text:a xlink:type="simple" xlink:href="https://static.ukrinform.com/photos/2023_03/1680263078-272.jpg" text:style-name="Internet_20_link" text:visited-style-name="Visited_20_Internet_20_Link">
1680263078-27...</text:a>
"]</text:p>
      <text:p text:style-name="P4">
Tags: ['Діаспора', 'Канада', 'Культура', 'Великдень']</text:p>
      <text:p text:style-name="P4">
Type: Article</text:p>
      <!--METADATA-->
      <text:p text:style-name="P4">
<draw:frame draw:style-name="fr1" draw:name="Image95" text:anchor-type="as-char" svg:width="6.9236in" svg:height="3.956343in" draw:z-index="0">
<draw:image xlink:href="../Images/yкринформ/2023-03-31T15-32-00-03-00/630_360_1680262989-985.jpg" xlink:type="simple" xlink:show="embed" xlink:actuate="onLoad" draw:mime-type="image/jpeg"/>
</draw:frame>
Організація українок Канади ім. Ольги Басараб в Едмонтоні, столиці канадськоїпровінції Альберта, організувала великодній концерт і благодійний ярмарок«Весняний Цвіт та Дух України».</text:p>
      <text:p text:style-name="P4">
Як передає Укрінформ, про це у Фейсбуці повідомили <text:a xlink:type="simple" xlink:href="https://www.facebook.com/UkrConsEdmonton/posts/pfbid02t3ozQXFysXzPhstWHqMn6GP1WATyixCvxyAcSywftq6xpQrQK2T5EnNCND4Te1Mjl" text:style-name="Internet_20_link" text:visited-style-name="Visited_20_Internet_20_Link">
</text:a>
й <text:a xlink:type="simple" xlink:href="https://www.facebook.com/permalink.php" text:style-name="Internet_20_link" text:visited-style-name="Visited_20_Internet_20_Link">
</text:a>
.</text:p>
      <text:p text:style-name="P4">
<draw:frame draw:style-name="fr1" draw:name="Image96" text:anchor-type="as-char" svg:width="6.9236in" svg:height="8.227673in" draw:z-index="0">
<draw:image xlink:href="../Images/yкринформ/2023-03-31T15-32-00-03-00/1680263045-829.jpg" xlink:type="simple" xlink:show="embed" xlink:actuate="onLoad" draw:mime-type="image/jpeg"/>
</draw:frame>
</text:p>
      <text:p text:style-name="P4">
У концерті, зокрема, взяли участь три групи дитячого театру-студії «Джерело»,музичний ансамбль «Рута», драматичний театр «Сузір‘я» від УНО м. Едмонтон.</text:p>
      <text:p text:style-name="P4">
<draw:frame draw:style-name="fr1" draw:name="Image97" text:anchor-type="as-char" svg:width="6.9236in" svg:height="5.1927in" draw:z-index="0">
<draw:image xlink:href="../Images/yкринформ/2023-03-31T15-32-00-03-00/1680263078-272.jpg" xlink:type="simple" xlink:show="embed" xlink:actuate="onLoad" draw:mime-type="image/jpeg"/>
</draw:frame>
</text:p>
      <text:p text:style-name="P4">
На заходах був присутній генконсул України Олександр Данилейко. Під час своговиступу він подякував організаторам та усім волонтерам, хто долучився допідготовки та проведення культурної події.</text:p>
      <text:p text:style-name="P4">
Також Данилейко закликав продовжувати підтримку України й українського народуу боротьбі проти російської агресії.</text:p>
      <text:p text:style-name="P4">
Зауважується, що всі зібрані кошти від ярмарку та проведеного аукціону підутьна підтримку гуманітарних потреб в Україні та допомогу Збройним силам України.</text:p>
      <text:p text:style-name="P4">
Нагадаємо, в Едмонтоні до 209 дня народження Великого Кобзаря <text:a xlink:type="simple" xlink:href="https://www.ukrinform.ua/rubric-diaspora/3683078-u-kanadi-vidbuvsa-sevcenkivskij-koncert-na-akomu-zibrali-kosti-dla-zsu.html" text:style-name="Internet_20_link" text:visited-style-name="Visited_20_Internet_20_Link">
</text:a>
 шевченківськийконцерт «Свою Україну любіть», під час якого на допомогу ЗСУ зібрали 4,5 тис.доларів.</text:p>
      <text:p text:style-name="P4">
<text:span text:style-name="T5">
Фото: Consulate General of Ukraine in Edmonton, Ukrainian Women'sOrganization of Canada, Edmonton Society / Фейсбук</text:span>
</text:p>
      <text:p text:style-name="P4">
Source: <text:a xlink:type="simple" xlink:href="https://www.ukrinform.ua/rubric-diaspora/3689906-u-kanadskomu-edmontoni-diaspora-provela-velikodnij-koncert-i-armarok.html" text:style-name="Internet_20_link" text:visited-style-name="Visited_20_Internet_20_Link">
https://www.ukrinform.ua/rubric-diaspora/3689906-u-kanadskomu-edmontoni-diaspora-provela-velikodnij-koncert-i-armarok.html</text:a>
</text:p>
      <!--NEWS-->
      <text:h text:style-name="P10" text:outline-level="1">
<text:span text:style-name="T4">
Одеська мерія відстоюватиме у Верховному суді право власності на будинок Руссова - Труханов</text:span>
</text:h>
      <text:p text:style-name="P4">
Authors: Ukrinform (Person)</text:p>
      <text:p text:style-name="P4">
Publisher: Укринформ (Organization)</text:p>
      <text:p text:style-name="P4">
Published Time: 2023-03-31T15:39:44+03:00</text:p>
      <text:p text:style-name="P4">
Modified Time: 2023-03-31T15:39:44+03:00</text:p>
      <text:p text:style-name="P4">
Description: Справу щодо реєстрації будинку Руссова, який одеська міськрада відреставрувала за бюджетні кошти, розглядатиме Верховний суд. — Укрінформ.</text:p>
      <text:p text:style-name="P4">
Images: ["<text:a xlink:type="simple" xlink:href="https://static.ukrinform.com/photos/2023_03/thumb_files/630_360_1680266118-951.png" text:style-name="Internet_20_link" text:visited-style-name="Visited_20_Internet_20_Link">
630_360_16802...</text:a>
"]</text:p>
      <text:p text:style-name="P4">
Tags: ['Одеса', 'Верховний Суд', 'Труханов']</text:p>
      <text:p text:style-name="P4">
Type: Article</text:p>
      <!--METADATA-->
      <text:p text:style-name="P4">
<draw:frame draw:style-name="fr1" draw:name="Image98" text:anchor-type="as-char" svg:width="6.9236in" svg:height="3.956343in" draw:z-index="0">
<draw:image xlink:href="../Images/yкринформ/2023-03-31T15-39-44-03-00/630_360_1680266118-951.png" xlink:type="simple" xlink:show="embed" xlink:actuate="onLoad" draw:mime-type="image/png"/>
</draw:frame>
 Справущодо реєстрації будинку Руссова, який одеська міськрада відреставрувала забюджетні кошти, розглядатиме Верховний суд.</text:p>
      <text:p text:style-name="P4">
Про це повідомив міський голова Одеси Генадій Труханов в <text:a xlink:type="simple" xlink:href="https://www.instagram.com/p/CqbBOXJgvw-/" text:style-name="Internet_20_link" text:visited-style-name="Visited_20_Internet_20_Link">
</text:a>
 , передає Укрінформ.</text:p>
      <text:p text:style-name="P4">
«27 березня Верховний Суд ухвалив зупинення дії рішень Господарського судуОдеської області та Південно-Західного апеляційного господарського суду. Церішення, якими було припинено право власності територіальної громади містаОдеси на будинок Руссова. Я вірю в те, що Верховний Суд винесе об’єктивне танеупереджене рішення. Що стосується нашої позиції, то вона була й залишаєтьсянезмінною: будинок Руссова має належати одеситам» - сказав Труханов.</text:p>
      <text:p text:style-name="P4">
<text:span text:style-name="T4">
Читайте також:</text:span>
 <text:a xlink:type="simple" xlink:href="https://www.ukrinform.ua/rubric-regions/3667369-sud-virisiv-vikluciti-zastupnika-truhanova-z-cleniv-zemelnoi-komisii-deputati-proignoruvali-risenna.html" text:style-name="Internet_20_link" text:visited-style-name="Visited_20_Internet_20_Link">
 </text:a>
</text:p>
      <text:p text:style-name="P4">
Як повідомлялося, 23 лютого Південно-західний апеляційний господарський суд вОдесі ухвалив рішення <text:a xlink:type="simple" xlink:href="https://www.ukrinform.ua/rubric-regions/3674769-odeskij-sud-povernuv-budinok-russova-biznesmenuvtikacu-truhanov.html" text:style-name="Internet_20_link" text:visited-style-name="Visited_20_Internet_20_Link">
 </text:a>
 право власності одеської мерії на пам'ятку архітектури –будинок Руссова.</text:p>
      <text:p text:style-name="P4">
У своєму <text:a xlink:type="simple" xlink:href="https://www.youtube.com/watch" text:style-name="Internet_20_link" text:visited-style-name="Visited_20_Internet_20_Link">
 </text:a>
 до громадян Трухановназвав таке рішення «фактично узаконенням злочину».</text:p>
      <text:p text:style-name="P4">
Після цього судді Південно-західного апеляційного госполарського суду Одеси <text:a xlink:type="simple" xlink:href="https://swag.court.gov.ua/sud4872/pres-centr/news/1390186/" text:style-name="Internet_20_link" text:visited-style-name="Visited_20_Internet_20_Link">
</text:a>
 у ВРП на тиск збоку Одеської міськради. Представники ВРП в свою чергу <text:a xlink:type="simple" xlink:href="https://hcj.gov.ua/news/rezultaty-rozglyadu-pytan-poryadku-dennogo-zasidannya-vyshchoyi-rady-pravosuddya-no-24-vid-30" text:style-name="Internet_20_link" text:visited-style-name="Visited_20_Internet_20_Link">
</text:a>
 до офісу Генеральногопрокурора. За фактами, викладеними у повідомленні одеських суддів, розпочатокримінальне провадження за ч.2 ст. 376 Кримінального кодексу України.</text:p>
      <text:p text:style-name="P4">
Будинок Руссова було споруджено в 1897-1900 роках на замовлення підприємцяОлександра Руссова. А популярності він набув завдяки розташуванню в ньомуаптеки Гаєвського, яка була відомим фармацевтичним закладом. У 1908 роцівласник аптекарської справи Гаєвський викупив будинок у Руссова.</text:p>
      <text:p text:style-name="P4">
Значних пошкоджень історичній будівлі завдали кілька пожеж, що сталися у 2009та в наступні роки. Пізніше мерія ініціювала масштабний ремонт пам’яткиархітектури вартістю в майже 150 млн грн.</text:p>
      <text:p text:style-name="P4">
<text:span text:style-name="T5">
Фото: wikipedia</text:span>
</text:p>
      <text:p text:style-name="P4">
Source: <text:a xlink:type="simple" xlink:href="https://www.ukrinform.ua/rubric-regions/3689940-odeska-meria-vidstouvatime-u-verhovnomu-sudi-pravo-vlasnosti-na-budinok-russova-truhanov.html" text:style-name="Internet_20_link" text:visited-style-name="Visited_20_Internet_20_Link">
https://www.ukrinform.ua/rubric-regions/3689940-odeska-meria-vidstouvatime-u-verhovnomu-sudi-pravo-vlasnosti-na-budinok-russova-truhanov.html</text:a>
</text:p>
      <!--NEWS-->
      <text:h text:style-name="P10" text:outline-level="1">
<text:span text:style-name="T4">
На українсько-польському кордоні збудують новий пункт пропуску «Адамчуки – Збереже»</text:span>
</text:h>
      <text:p text:style-name="P4">
Authors: Ukrinform (Person)</text:p>
      <text:p text:style-name="P4">
Publisher: Укринформ (Organization)</text:p>
      <text:p text:style-name="P4">
Published Time: 2023-03-31T15:40:00+03:00</text:p>
      <text:p text:style-name="P4">
Modified Time: 2023-03-31T15:40:00+03:00</text:p>
      <text:p text:style-name="P4">
Description: Українська та польська сторони погодили збудувати новий пункт пропуску «Адамчуки – Збереже». — Укрінформ.</text:p>
      <text:p text:style-name="P4">
Images: ["<text:a xlink:type="simple" xlink:href="https://static.ukrinform.com/photos/2023_03/thumb_files/630_360_1680266091-308.jpg" text:style-name="Internet_20_link" text:visited-style-name="Visited_20_Internet_20_Link">
630_360_16802...</text:a>
", "<text:a xlink:type="simple" xlink:href="https://static.ukrinform.com/photos/2023_03/1680266073-271.jpg" text:style-name="Internet_20_link" text:visited-style-name="Visited_20_Internet_20_Link">
1680266073-27...</text:a>
", "<text:a xlink:type="simple" xlink:href="https://static.ukrinform.com/photos/2023_03/1680266109-878.jpg" text:style-name="Internet_20_link" text:visited-style-name="Visited_20_Internet_20_Link">
1680266109-87...</text:a>
"]</text:p>
      <text:p text:style-name="P4">
Tags: ['Польща', 'Україна', 'Кордон']</text:p>
      <text:p text:style-name="P4">
Type: Article</text:p>
      <!--METADATA-->
      <text:p text:style-name="P4">
<draw:frame draw:style-name="fr1" draw:name="Image99" text:anchor-type="as-char" svg:width="6.9236in" svg:height="3.956343in" draw:z-index="0">
<draw:image xlink:href="../Images/yкринформ/2023-03-31T15-40-00-03-00/630_360_1680266091-308.jpg" xlink:type="simple" xlink:show="embed" xlink:actuate="onLoad" draw:mime-type="image/jpeg"/>
</draw:frame>
 Українськата польська сторони погодили збудувати новий пункт пропуску «Адамчуки –Збереже».</text:p>
      <text:p text:style-name="P4">
Про це йдеться у повідомленні <text:a xlink:type="simple" xlink:href="https://www.facebook.com/DPSUkraine/posts/pfbid02hCYS7z7gSkSsKs9u4HRYkLTiNd5rM6W4qs1Sx2ABR1BsoYWmSoo3G3ZE6G2f3anMl" text:style-name="Internet_20_link" text:visited-style-name="Visited_20_Internet_20_Link">
</text:a>
, передає Укрінформ.</text:p>
      <text:p text:style-name="P4">
Будівництво обговорили начальник Волинського прикордонного загону СергійЛозінський з делегацією із Люблінського воєводства під час робочої зустрічі.Пункт пропуску для автомобільного сполучення з організацією пішохідного руху«Адамчуки – Збереже» розвантажить решту переходів, зокрема, задля пропускуосіб та легкових автомобілів.</text:p>
      <text:p text:style-name="P4">
<draw:frame draw:style-name="fr1" draw:name="Image100" text:anchor-type="as-char" svg:width="6.9236in" svg:height="8.44977in" draw:z-index="0">
<draw:image xlink:href="../Images/yкринформ/2023-03-31T15-40-00-03-00/1680266073-271.jpg" xlink:type="simple" xlink:show="embed" xlink:actuate="onLoad" draw:mime-type="image/jpeg"/>
</draw:frame>
</text:p>
      <text:p text:style-name="P4">
Також сторони домовилися про оперативний обмін інформацією щодо будь-якихманеврів військової техніки вздовж <text:a xlink:type="simple" xlink:href="https://www.ukrinform.ua/tag-kordon" text:style-name="Internet_20_link" text:visited-style-name="Visited_20_Internet_20_Link">
 </text:a>
 набілоруських теренах.</text:p>
      <text:p text:style-name="P4">
<draw:frame draw:style-name="fr1" draw:name="Image101" text:anchor-type="as-char" svg:width="6.9236in" svg:height="4.615733in" draw:z-index="0">
<draw:image xlink:href="../Images/yкринформ/2023-03-31T15-40-00-03-00/1680266109-878.jpg" xlink:type="simple" xlink:show="embed" xlink:actuate="onLoad" draw:mime-type="image/jpeg"/>
</draw:frame>
</text:p>
      <text:p text:style-name="P4">
Крім того, українські та польські прикордонники позитивно оцінили хідреалізації пілотних проєктів щодо ваговозів у пунктах пропуску «Ягодин-Дорогуськ» і «Устилуг-Зосін».</text:p>
      <text:p text:style-name="P4">
<text:span text:style-name="T4">
Читайте також:</text:span>
 <text:a xlink:type="simple" xlink:href="https://www.ukrinform.ua/rubric-technology/3688487-v-ukraini-zapustili-zastosunok-ecerga-dla-vodiiv-aki-peretinaut-pp-agodindorogusk.html" text:style-name="Internet_20_link" text:visited-style-name="Visited_20_Internet_20_Link">
 </text:a>
</text:p>
      <text:p text:style-name="P4">
Як повідомляв Укрінформ, на зустрічі керівництва Волинської області таЛюблінського воєводства, яка відбулася у Шацькій громаді, йшлося про <text:a xlink:type="simple" xlink:href="https://www.ukrinform.ua/rubric-regions/3689465-polsa-zbudue-novij-avtomobilnij-terminal-bila-kordonu-z-ukrainou.html" text:style-name="Internet_20_link" text:visited-style-name="Visited_20_Internet_20_Link">
</text:a>
</text:p>
      <text:p text:style-name="P4">
<text:span text:style-name="T5">
Фото: Державна прикордонна служба України</text:span>
</text:p>
      <text:p text:style-name="P4">
Source: <text:a xlink:type="simple" xlink:href="https://www.ukrinform.ua/rubric-economy/3689943-na-ukrainskopolskomu-kordoni-zbuduut-novij-punkt-propusku-adamcuki-zbereze.html" text:style-name="Internet_20_link" text:visited-style-name="Visited_20_Internet_20_Link">
https://www.ukrinform.ua/rubric-economy/3689943-na-ukrainskopolskomu-kordoni-zbuduut-novij-punkt-propusku-adamcuki-zbereze.html</text:a>
</text:p>
      <!--NEWS-->
      <text:h text:style-name="P10" text:outline-level="1">
<text:span text:style-name="T4">
У НАТО не бачать змін у «ядерних позиціях» росії, крім небезпечної риторики</text:span>
</text:h>
      <text:p text:style-name="P4">
Authors: Ukrinform (Person)</text:p>
      <text:p text:style-name="P4">
Publisher: Укринформ (Organization)</text:p>
      <text:p text:style-name="P4">
Published Time: 2023-03-31T15:40:49+03:00</text:p>
      <text:p text:style-name="P4">
Modified Time: 2023-03-31T15:40:49+03:00</text:p>
      <text:p text:style-name="P4">
Description: Заступник помічника генерального секретаря НАТО Хав'єр Коломіна підкреслив, що будь-яке застосування ядерної зброї росією матиме серйозні наслідки. — Укрінформ.</text:p>
      <text:p text:style-name="P4">
Images: ["<text:a xlink:type="simple" xlink:href="https://static.ukrinform.com/photos/2023_03/thumb_files/630_360_1680257602-712.jpg" text:style-name="Internet_20_link" text:visited-style-name="Visited_20_Internet_20_Link">
630_360_16802...</text:a>
"]</text:p>
      <text:p text:style-name="P4">
Tags: ['НАТО', 'Ядерна зброя', 'росія']</text:p>
      <text:p text:style-name="P4">
Type: Article</text:p>
      <!--METADATA-->
      <text:p text:style-name="P4">
<draw:frame draw:style-name="fr1" draw:name="Image102" text:anchor-type="as-char" svg:width="6.9236in" svg:height="3.956343in" draw:z-index="0">
<draw:image xlink:href="../Images/yкринформ/2023-03-31T15-40-49-03-00/630_360_1680257602-712.jpg" xlink:type="simple" xlink:show="embed" xlink:actuate="onLoad" draw:mime-type="image/jpeg"/>
</draw:frame>
 Заступникпомічника генерального секретаря НАТО Хав'єр Коломіна підкреслив, що будь-якезастосування ядерної зброї росією матиме серйозні наслідки.</text:p>
      <text:p text:style-name="P4">
На цьому він наголосив в <text:a xlink:type="simple" xlink:href="https://www.ukrinform.ua/rubric-world/3689839-haver-kolomina-zastupnik-pomicnika-genceka-nato.html" text:style-name="Internet_20_link" text:visited-style-name="Visited_20_Internet_20_Link">
 </text:a>
Укрінформу.</text:p>
      <text:p text:style-name="P4">
«Ядерна риторика росії небезпечна і безвідповідальна. НАТО пильнує. Ми уважностежимо за розвитком ситуації», - підкреслив Коломіна.</text:p>
      <text:p text:style-name="P4">
Він зазначив, що НАТО не бачить «жодних змін у ядерних позиціях росії, які бспонукали нас коригувати наші власні».</text:p>
      <text:p text:style-name="P4">
<text:span text:style-name="T4">
Читайте також:</text:span>
 <text:a xlink:type="simple" xlink:href="https://www.ukrinform.ua/rubric-world/3689839-haver-kolomina-zastupnik-pomicnika-genceka-nato.html" text:style-name="Internet_20_link" text:visited-style-name="Visited_20_Internet_20_Link">
 </text:a>
</text:p>
      <text:p text:style-name="P4">
Заступник помічника генсека <text:a xlink:type="simple" xlink:href="https://www.ukrinform.ua/tag-nato" text:style-name="Internet_20_link" text:visited-style-name="Visited_20_Internet_20_Link">
 </text:a>
 додав, щочлени Альянсу «чітко дали зрозуміти, що будь-яке застосування ядерної зброїросією докорінно змінить характер конфлікту та матиме серйозні наслідки».</text:p>
      <text:p text:style-name="P4">
«росія повинна припинити свою безвідповідальну ядерну риторику», - заявивКоломіна.</text:p>
      <text:p text:style-name="P4">
Водночас він додав, що «білорусь має припинити сприяти незаконній війні росіїв Україні».</text:p>
      <text:p text:style-name="P4">
Як повідомлялося, президент рф володимир путін заявив, що росія розміститьтактичну ядерну зброю у білорусі. У лютому він оголосив про "призупинення"участі москви у Договорі про скорочення стратегічних наступальних озброєнь зіСША (Новий START), хоча положення цього документа не передбачають можливістьйого «призупинення».</text:p>
      <text:p text:style-name="P4">
<text:span text:style-name="T4">
Читайте також:</text:span>
 <text:a xlink:type="simple" xlink:href="https://www.ukrinform.ua/rubric-polytics/3687714-u-nato-zasudili-bezvidpovidalnu-adernu-ritoriku-kremla.html" text:style-name="Internet_20_link" text:visited-style-name="Visited_20_Internet_20_Link">
 </text:a>
</text:p>
      <text:p text:style-name="P4">
СНО-3, також відомий як New START, був підписаний у Празі навесні 2010 року на10 років, термін його дії вичерпувався 5 лютого 2021 року. У 2021 році США іросія домовилися про продовження дії цього Договору на наступні п’ять років.</text:p>
      <text:p text:style-name="P4">
Згідно з СНО-3, кожна зі сторін-учасниць зобов’язується скоротити дофіксованої кількості 1550 одиниць кількість ядерних боєзарядів та до 700одиниць – кількість розгорнутих засобів їх застосування, включаючиміжконтинентальні ракети, підводні човни та стратегічні бомбардувальники.</text:p>
      <text:p text:style-name="P4">
Source: <text:a xlink:type="simple" xlink:href="https://www.ukrinform.ua/rubric-world/3689942-u-nato-ne-bacat-zmin-u-adernih-poziciah-rosii-krim-nebezpecnoi-ritoriki.html" text:style-name="Internet_20_link" text:visited-style-name="Visited_20_Internet_20_Link">
https://www.ukrinform.ua/rubric-world/3689942-u-nato-ne-bacat-zmin-u-adernih-poziciah-rosii-krim-nebezpecnoi-ritoriki.html</text:a>
</text:p>
      <!--NEWS-->
      <text:h text:style-name="P10" text:outline-level="1">
<text:span text:style-name="T4">
Прем'єр Іспанії закликав лідера КНР поговорити із Зеленським</text:span>
</text:h>
      <text:p text:style-name="P4">
Authors: Ukrinform (Person)</text:p>
      <text:p text:style-name="P4">
Publisher: Укринформ (Organization)</text:p>
      <text:p text:style-name="P4">
Published Time: 2023-03-31T15:44:41+03:00</text:p>
      <text:p text:style-name="P4">
Modified Time: 2023-03-31T15:44:41+03:00</text:p>
      <text:p text:style-name="P4">
Description: Прем'єр-міністр Іспанії Педро Санчес на зустрічі з головою КНР Сі Цзіньпіном висловив підтримку Формули миру Президента України Володимира Зеленського і закликав співрозмовника провести розмову з українським лідером. — Укрінформ.</text:p>
      <text:p text:style-name="P4">
Images: ["<text:a xlink:type="simple" xlink:href="https://static.ukrinform.com/photos/2023_03/thumb_files/630_360_1680266234-357.jpg" text:style-name="Internet_20_link" text:visited-style-name="Visited_20_Internet_20_Link">
630_360_16802...</text:a>
"]</text:p>
      <text:p text:style-name="P4">
Tags: ['Сі Цзіньпін', 'Зеленський', 'Санчес', 'Війна з росією']</text:p>
      <text:p text:style-name="P4">
Type: Article</text:p>
      <!--METADATA-->
      <text:p text:style-name="P4">
<draw:frame draw:style-name="fr1" draw:name="Image103" text:anchor-type="as-char" svg:width="6.9236in" svg:height="3.956343in" draw:z-index="0">
<draw:image xlink:href="../Images/yкринформ/2023-03-31T15-44-41-03-00/630_360_1680266234-357.jpg" xlink:type="simple" xlink:show="embed" xlink:actuate="onLoad" draw:mime-type="image/jpeg"/>
</draw:frame>
 Прем'єр-міністр Іспанії Педро Санчес на зустрічі з головою КНР Сі Цзіньпіном висловивпідтримку Формули миру Президента України Володимира Зеленського і закликавспіврозмовника провести розмову з українським лідером.</text:p>
      <text:p text:style-name="P4">
Про це повідомляє <text:a xlink:type="simple" xlink:href="http://www.reuters.com/world/spanish-pm-says-he-encouraged-chinas-xi-speak-with-zelenskiy-2023-03-31/" text:style-name="Internet_20_link" text:visited-style-name="Visited_20_Internet_20_Link">
 </text:a>
 , передає Укрінформ.</text:p>
      <text:p text:style-name="P4">
На брифінгу у Пекіні Санчес заявив, що на зустрічі "висловив занепокоєння щодонезаконного вторгнення (росії) в Україну" і заохочував Сі Цзіньпінапоспілкуватися з Президентом України.</text:p>
      <text:p text:style-name="P4">
«Я закликав голову Сі поговорити з Президентом <text:a xlink:type="simple" xlink:href="https://www.ukrinform.ua/tag-zelenskij" text:style-name="Internet_20_link" text:visited-style-name="Visited_20_Internet_20_Link">
</text:a>
 , щоб дізнатися з перших вуст промирний план українського уряду», — цитує Санчеса <text:a xlink:type="simple" xlink:href="http://www.france24.com/en/live-news/20230331-spain-pm-urges-xi-to-hold-talks-with-ukraine-s-zelensky" text:style-name="Internet_20_link" text:visited-style-name="Visited_20_Internet_20_Link">
</text:a>
 .</text:p>
      <text:p text:style-name="P4">
Глава іспанського уряду також звинуватив президента рф володимира путіна упрагненні «послабити» ЄС як «багатосторонній проєкт миру та добробуту».</text:p>
      <text:p text:style-name="P4">
<text:span text:style-name="T4">
Читайте також:</text:span>
 <text:a xlink:type="simple" xlink:href="https://www.ukrinform.ua/rubric-polytics/3688825-zelenskij-zaprosiv-si-czinpina-vidvidati-ukrainu.html" text:style-name="Internet_20_link" text:visited-style-name="Visited_20_Internet_20_Link">
 </text:a>
</text:p>
      <text:p text:style-name="P4">
Як повідомлялося, у листопаді 2022 року Президент Володимир Зеленськийпрезентував українську <text:a xlink:type="simple" xlink:href="https://www.ukrinform.ua/rubric-polytics/3614525-formula-miru-zelenskij-nazvav-10-umov-pripinenna-vijni-v-ukraini.html" text:style-name="Internet_20_link" text:visited-style-name="Visited_20_Internet_20_Link">
 </text:a>
 . Зокрема, йдеться про радіаційну, ядерну, продовольчу,енергетичну безпеки, звільнення всіх полонених і депортованих, виконанняСтатуту ООН і відновлення територіальної цілісності України та світовогопорядку, виведення російських військ і припинення бойових дій, поверненнясправедливості, протидію екоциду, недопущення ескалації, фіксацію закінченнявійни.</text:p>
      <text:p text:style-name="P4">
Натомість Китай у роковини нападу росії на Україну <text:a xlink:type="simple" xlink:href="https://www.ukrinform.ua/rubric-polytics/3674373-mzs-kitau-opublikuvalo-poziciu-sodo-vreguluvanna-ukrainskoi-krizi-z-12-punktiv.html" text:style-name="Internet_20_link" text:visited-style-name="Visited_20_Internet_20_Link">
</text:a>
 свою “позиціющодо політичного врегулювання української кризи” із 12 пунктів. Їх обговорив зросійським керівництвом голова КНР Сі Цзіньпін під час візиту до москви 20-23березня. Ця “позиція” КНР була скептично сприйнята багатьма сторонами.</text:p>
      <text:p text:style-name="P4">
Фото: Xinhua</text:p>
      <text:p text:style-name="P4">
Source: <text:a xlink:type="simple" xlink:href="https://www.ukrinform.ua/rubric-world/3689947-premer-ispanii-zaklikav-lidera-knr-pogovoriti-iz-zelenskim.html" text:style-name="Internet_20_link" text:visited-style-name="Visited_20_Internet_20_Link">
https://www.ukrinform.ua/rubric-world/3689947-premer-ispanii-zaklikav-lidera-knr-pogovoriti-iz-zelenskim.html</text:a>
</text:p>
      <!--NEWS-->
      <text:h text:style-name="P10" text:outline-level="1">
<text:span text:style-name="T4">
Ascet Shipping побудує зерносховище біля порту Ізмаїл</text:span>
</text:h>
      <text:p text:style-name="P4">
Authors: Ukrinform (Person)</text:p>
      <text:p text:style-name="P4">
Publisher: Укринформ (Organization)</text:p>
      <text:p text:style-name="P4">
Published Time: 2023-03-31T15:53:00+03:00</text:p>
      <text:p text:style-name="P4">
Modified Time: 2023-03-31T15:53:00+03:00</text:p>
      <text:p text:style-name="P4">
Description: Компанія Ascet Shipping у 2023 році планує розпочати будівництво зерносховища потужністю 5 тис. тонн поблизу Ізмаїла, найбільшого українського порту на Дунаї. — Укрінформ.</text:p>
      <text:p text:style-name="P4">
Images: ["<text:a xlink:type="simple" xlink:href="https://static.ukrinform.com/photos/2023_03/thumb_files/630_360_1680266780-626.jpg" text:style-name="Internet_20_link" text:visited-style-name="Visited_20_Internet_20_Link">
630_360_16802...</text:a>
", "<text:a xlink:type="simple" xlink:href="https://static.ukrinform.com/photos/2023_03/1680266913-781.jpg" text:style-name="Internet_20_link" text:visited-style-name="Visited_20_Internet_20_Link">
1680266913-78...</text:a>
"]</text:p>
      <text:p text:style-name="P4">
Tags: ['Одещина', 'Зерно', 'Ascet Shipping', 'Порт Ізмаїл']</text:p>
      <text:p text:style-name="P4">
Type: Article</text:p>
      <!--METADATA-->
      <text:p text:style-name="P4">
<draw:frame draw:style-name="fr1" draw:name="Image104" text:anchor-type="as-char" svg:width="6.9236in" svg:height="3.956343in" draw:z-index="0">
<draw:image xlink:href="../Images/yкринформ/2023-03-31T15-53-00-03-00/630_360_1680266780-626.jpg" xlink:type="simple" xlink:show="embed" xlink:actuate="onLoad" draw:mime-type="image/jpeg"/>
</draw:frame>
 КомпаніяAscet Shipping у 2023 році планує розпочати будівництво зерносховищапотужністю 5 тис. тонн поблизу Ізмаїла, найбільшого українського порту наДунаї.</text:p>
      <text:p text:style-name="P4">
Про це в коментарі Укрінформу повідомив CEO компанії Ascet Shipping МиколаГапеєв.</text:p>
      <text:p text:style-name="P4">
За його словами, минулого року порт "Ізмаїл" помітно прискорив операційнуроботу, зросла пропускна здатність та швидкість відвантаження. Однак портиДунаю не були розраховані на потік відвантаження, що виник через <text:a xlink:type="simple" xlink:href="https://www.ukrinform.ua/tag-vijna" text:style-name="Internet_20_link" text:visited-style-name="Visited_20_Internet_20_Link">
</text:a>
 .</text:p>
      <text:p text:style-name="P4">
“Зараз портова інфраструктура потребує нових складських потужностей, зокрема,й найбільший порт “Ізмаїл”. Але ми розуміємо, що порт - це державнепідприємство. І в цей час бізнес не може вимагати від держави встановити новусудно-навантажувальну техніку, негайно побудувати склади. Тому ми придбализемельну ділянку в Ізмаїльському районі й починаємо будівництво складів”, -сказав Гапеєв.</text:p>
      <text:p text:style-name="P4">
Він зазначив, що перша черга зерносховищ розрахована на 5 тис. т збіжжя. Цезабезпечить територіальній громаді додатково 50 нових робочих місць.</text:p>
      <text:p text:style-name="P4">
«Це не тільки створить нові робочі місця, а й допоможе державному підприємствувпоратися з потоком відвантажень, що різко зріс через війну», — зазначилакомпанія у <text:a xlink:type="simple" xlink:href="https://www.facebook.com/1321088638004816/posts/5987736704673296/" text:style-name="Internet_20_link" text:visited-style-name="Visited_20_Internet_20_Link">
</text:a>
 .</text:p>
      <text:p text:style-name="P4">
<draw:frame draw:style-name="fr1" draw:name="Image105" text:anchor-type="as-char" svg:width="6.9236in" svg:height="3.63489in" draw:z-index="0">
<draw:image xlink:href="../Images/yкринформ/2023-03-31T15-53-00-03-00/1680266913-781.jpg" xlink:type="simple" xlink:show="embed" xlink:actuate="onLoad" draw:mime-type="image/jpeg"/>
</draw:frame>
</text:p>
      <text:p text:style-name="P4">
Як повідомлялось, у 2022 році Ascet Shipping забезпечила перевалку 500 тис. тзернових та планує у найближчій перспективі збільшити загальний обсягперевалки на 50%.</text:p>
      <text:p text:style-name="P4">
Після початку повномасштабного російського вторгнення компанія розпочалароботу в п’яти нових для неї портах: Одесі, Ізмаїлі, Рені, Білгород-Дністровському та Кілії, оскільки її основні потужності в Бердянськомуморському порту опинилися в тимчасовій окупації.</text:p>
      <text:p text:style-name="P4">
<text:span text:style-name="T4">
Читайте також:</text:span>
 <text:a xlink:type="simple" xlink:href="https://www.ukrinform.ua/rubric-economy/3572413-rosiani-zrujnuvali-ponad-15-zernoshovis-v-ukraini-conflict-observatory.html" text:style-name="Internet_20_link" text:visited-style-name="Visited_20_Internet_20_Link">
 </text:a>
</text:p>
      <text:p text:style-name="P4">
Компанія Ascet Shipping спеціалізується на наданні логістичних послуг зекспортних відправлень зернових і харчових вантажів у портах України — уБердянську, Миколаєві, Одесі, Маріуполі, Херсоні, Дніпрі та Запоріжжі. Напочатку повномасштабного вторгнення компанія перемістила виробничі потужностіна захід України та працює зараз у всіх діючих портах України.</text:p>
      <text:p text:style-name="P4">
Кабмін працює над підготовкою концесійних проєктів в Одеському таІзмаїльському морських портах.</text:p>
      <text:p text:style-name="P4">
<text:span text:style-name="T5">
Фото: shutterstock.com</text:span>
</text:p>
      <text:p text:style-name="P4">
Source: <text:a xlink:type="simple" xlink:href="https://www.ukrinform.ua/rubric-economy/3689954-ascet-shipping-pobudue-zernoshovise-bila-portu-izmail.html" text:style-name="Internet_20_link" text:visited-style-name="Visited_20_Internet_20_Link">
https://www.ukrinform.ua/rubric-economy/3689954-ascet-shipping-pobudue-zernoshovise-bila-portu-izmail.html</text:a>
</text:p>
      <!--NEWS-->
      <text:h text:style-name="P10" text:outline-level="1">
<text:span text:style-name="T4">
Формула миру та відбудова: Зеленський провів зустріч із прем’єром Словаччини</text:span>
</text:h>
      <text:p text:style-name="P4">
Authors: Ukrinform (Person)</text:p>
      <text:p text:style-name="P4">
Publisher: Укринформ (Organization)</text:p>
      <text:p text:style-name="P4">
Published Time: 2023-03-31T15:53:18+03:00</text:p>
      <text:p text:style-name="P4">
Modified Time: 2023-03-31T15:53:18+03:00</text:p>
      <text:p text:style-name="P4">
Description: Президент Володимир Зеленський провів зустріч із прем’єр-міністром Словаччини Едуардом Хегером, який прибув із візитом до України для участі в Бучанському саміті. — Укрінформ.</text:p>
      <text:p text:style-name="P4">
Images: ["<text:a xlink:type="simple" xlink:href="https://static.ukrinform.com/photos/2023_03/thumb_files/630_360_1680266958-412.jpeg" text:style-name="Internet_20_link" text:visited-style-name="Visited_20_Internet_20_Link">
630_360_16802...</text:a>
", "<text:a xlink:type="simple" xlink:href="https://static.ukrinform.com/photos/2023_03/1680266958-394.jpeg" text:style-name="Internet_20_link" text:visited-style-name="Visited_20_Internet_20_Link">
1680266958-39...</text:a>
", "<text:a xlink:type="simple" xlink:href="https://static.ukrinform.com/photos/2023_03/1680266957-275.jpeg" text:style-name="Internet_20_link" text:visited-style-name="Visited_20_Internet_20_Link">
1680266957-27...</text:a>
"]</text:p>
      <text:p text:style-name="P4">
Tags: ['Буча', 'Євроінтеграція', 'Словаччина', 'Зеленський', 'Війна з росією', 'Відбудова']</text:p>
      <text:p text:style-name="P4">
Type: Article</text:p>
      <!--METADATA-->
      <text:p text:style-name="P4">
<draw:frame draw:style-name="fr1" draw:name="Image106" text:anchor-type="as-char" svg:width="6.9236in" svg:height="3.956343in" draw:z-index="0">
<draw:image xlink:href="../Images/yкринформ/2023-03-31T15-53-18-03-00/630_360_1680266958-412.jpeg" xlink:type="simple" xlink:show="embed" xlink:actuate="onLoad" draw:mime-type="image/jpeg"/>
</draw:frame>
 ПрезидентВолодимир Зеленський провів зустріч із прем’єр-міністром Словаччини ЕдуардомХегером, який прибув із візитом до України для участі в Бучанському саміті.</text:p>
      <text:p text:style-name="P4">
Про це повідомляє <text:a xlink:type="simple" xlink:href="https://www.president.gov.ua/news/volodimir-zelenskij-zustrivsya-z-premyer-ministrom-slovachch-81977" text:style-name="Internet_20_link" text:visited-style-name="Visited_20_Internet_20_Link">
 </text:a>
 , передає Укрінформ.</text:p>
      <text:p text:style-name="P4">
Вітаючи очільника словацького уряду в Києві, Зеленський наголосив, що вУкраїні йому завжди раді.</text:p>
      <text:p text:style-name="P4">
<draw:frame draw:style-name="fr1" draw:name="Image107" text:anchor-type="as-char" svg:width="6.9236in" svg:height="4.613521in" draw:z-index="0">
<draw:image xlink:href="../Images/yкринформ/2023-03-31T15-53-18-03-00/1680266958-394.jpeg" xlink:type="simple" xlink:show="embed" xlink:actuate="onLoad" draw:mime-type="image/jpeg"/>
</draw:frame>
</text:p>
      <text:p text:style-name="P4">
«Від імені нашого народу дякую за підтримку, яку ви, ваш уряд та ПрезидентСловаччини, а також звичайні люди надавали Україні впродовж такого складногота сповненого викликів року», – зазначив Президент.</text:p>
      <text:p text:style-name="P4">
<text:span text:style-name="T5">
Джерело:<text:a xlink:type="simple" xlink:href="https://www.youtube.com/redirect" text:style-name="Internet_20_link" text:visited-style-name="Visited_20_Internet_20_Link">
</text:a>
</text:span>
</text:p>
      <text:p text:style-name="P4">
<text:span text:style-name="T4">
Читайте також:</text:span>
 <text:a xlink:type="simple" xlink:href="https://www.ukrinform.ua/rubric-polytics/3689939-slovaccina-dopomoze-ukraini-akomoga-svidse-priednatisa-do-es-i-povernuti-svoi-teritorii-premer.html" text:style-name="Internet_20_link" text:visited-style-name="Visited_20_Internet_20_Link">
 </text:a>
</text:p>
      <text:p text:style-name="P4">
Було відзначено важливість повної підтримки з боку <text:a xlink:type="simple" xlink:href="https://www.ukrinform.ua/tag-slovaccina" text:style-name="Internet_20_link" text:visited-style-name="Visited_20_Internet_20_Link">
</text:a>
 української формули миру таготовності долучитися до її реалізації. За даними ОП, Україна працює з широкимколом партнерів з метою підготовки глобального саміту миру.</text:p>
      <text:p text:style-name="P4">
Зеленський і Хегер також обмінялися думками щодо актуальних питаньєвропейської та євроатлантичної інтеграції України.</text:p>
      <text:p text:style-name="P4">
<draw:frame draw:style-name="fr1" draw:name="Image108" text:anchor-type="as-char" svg:width="6.9236in" svg:height="4.613521in" draw:z-index="0">
<draw:image xlink:href="../Images/yкринформ/2023-03-31T15-53-18-03-00/1680266957-275.jpeg" xlink:type="simple" xlink:show="embed" xlink:actuate="onLoad" draw:mime-type="image/jpeg"/>
</draw:frame>
</text:p>
      <text:p text:style-name="P4">
Глава держави зауважив, зокрема, що початок переговорів про вступ України доЄС буде важливим сигналом підтримки для українського суспільства.</text:p>
      <text:p text:style-name="P4">
«Розраховуємо на активне сприяння з боку Словаччини на цьому шляху», – заявиввін.</text:p>
      <text:p text:style-name="P4">
Крім того, співрозмовники обговорили питання залучення Словаччини довідновлення та відбудови України. Зеленський підкреслив, що нагальним викликомдля нашої країни є якнайшвидше відновлення соціальної інфраструктури надеокупованих територіях.</text:p>
      <text:p text:style-name="P4">
«Відбудова садочків, шкіл і медичних закладів важлива для повернення громадянна звільнені території», – акцентував Президент.</text:p>
      <text:p text:style-name="P4">
У цьому контексті глава держави подякував Словаччині за наданий прихистокукраїнцям, які були змушені шукати порятунку від війни.</text:p>
      <text:p text:style-name="P4">
Зеленський і Хегер також обговорили подальші заходи двостороннього діалогу нанайближчий час.</text:p>
      <text:p text:style-name="P4">
Як повідомлялося, <text:a xlink:type="simple" xlink:href="https://www.ukrinform.ua/rubric-ato/3689909-zelenskij-vzav-ucast-u-vsanuvanni-pamati-ziteliv-buci-vbitih-rosianami.html" text:style-name="Internet_20_link" text:visited-style-name="Visited_20_Internet_20_Link">
 </text:a>
 .</text:p>
      <text:p text:style-name="P4">
В урочистостях взяли участь Президент України Володимир Зеленський, а такожПрезидент Республіки Молдови Мая Санду, Прем’єр-міністр Республіки СловеніяРоберт Голоб, Прем’єр-міністр Республіки Хорватія Андрей Пленкович, Прем’єр-міністр Словацької Республіки Едуард Хегер.</text:p>
      <text:p text:style-name="P4">
<text:span text:style-name="T5">
Фото: ОП</text:span>
</text:p>
      <text:p text:style-name="P4">
Source: <text:a xlink:type="simple" xlink:href="https://www.ukrinform.ua/rubric-polytics/3689953-formula-miru-ta-vidbudova-zelenskij-proviv-zustric-iz-premerom-slovaccini.html" text:style-name="Internet_20_link" text:visited-style-name="Visited_20_Internet_20_Link">
https://www.ukrinform.ua/rubric-polytics/3689953-formula-miru-ta-vidbudova-zelenskij-proviv-zustric-iz-premerom-slovaccini.html</text:a>
</text:p>
      <!--NEWS-->
      <text:h text:style-name="P10" text:outline-level="1">
<text:span text:style-name="T4">
росіяни знову вдарили ракетами по Запоріжжю, поранені двоє цивільних</text:span>
</text:h>
      <text:p text:style-name="P4">
Authors: Ukrinform (Person)</text:p>
      <text:p text:style-name="P4">
Publisher: Укринформ (Organization)</text:p>
      <text:p text:style-name="P4">
Published Time: 2023-03-31T16:02:00+03:00</text:p>
      <text:p text:style-name="P4">
Modified Time: 2023-03-31T16:02:00+03:00</text:p>
      <text:p text:style-name="P4">
Description: Під час ракетної атаки на Запоріжжя пошкоджені три житлові будинки, двоє людей постраждали. — Укрінформ.</text:p>
      <text:p text:style-name="P4">
Images: ["<text:a xlink:type="simple" xlink:href="https://static.ukrinform.com/photos/2023_03/thumb_files/630_360_1680267557-798.jpg" text:style-name="Internet_20_link" text:visited-style-name="Visited_20_Internet_20_Link">
630_360_16802...</text:a>
", "<text:a xlink:type="simple" xlink:href="https://static.ukrinform.com/photos/2023_03/1680266828-948.jpg" text:style-name="Internet_20_link" text:visited-style-name="Visited_20_Internet_20_Link">
1680266828-94...</text:a>
", "<text:a xlink:type="simple" xlink:href="https://static.ukrinform.com/photos/2023_03/1680266827-598.jpg" text:style-name="Internet_20_link" text:visited-style-name="Visited_20_Internet_20_Link">
1680266827-59...</text:a>
", "<text:a xlink:type="simple" xlink:href="https://static.ukrinform.com/photos/2023_03/1680267558-918.jpg" text:style-name="Internet_20_link" text:visited-style-name="Visited_20_Internet_20_Link">
1680267558-91...</text:a>
", "<text:a xlink:type="simple" xlink:href="https://static.ukrinform.com/photos/2023_03/1680266828-830.jpg" text:style-name="Internet_20_link" text:visited-style-name="Visited_20_Internet_20_Link">
1680266828-83...</text:a>
"]</text:p>
      <text:p text:style-name="P4">
Tags: ['Запоріжжя', 'Війна з росією', 'Ракетний удар']</text:p>
      <text:p text:style-name="P4">
Type: Article</text:p>
      <!--METADATA-->
      <text:p text:style-name="P4">
<draw:frame draw:style-name="fr1" draw:name="Image109" text:anchor-type="as-char" svg:width="6.9236in" svg:height="3.956343in" draw:z-index="0">
<draw:image xlink:href="../Images/yкринформ/2023-03-31T16-02-00-03-00/630_360_1680267557-798.jpg" xlink:type="simple" xlink:show="embed" xlink:actuate="onLoad" draw:mime-type="image/jpeg"/>
</draw:frame>
 Під часракетної атаки на Запоріжжя пошкоджені три житлові будинки, двоє людейпостраждали.</text:p>
      <text:p text:style-name="P4">
Про це журналістам повідомила речниця ГУ ДСНС у Запорізькій області ЮліяБаришева, передає кореспондент Укрінформу.</text:p>
      <text:p text:style-name="P4">
<text:a xlink:type="simple" xlink:href="https://static.ukrinform.com/photos/2023_03/1680278196-3796.jpeg" text:style-name="Internet_20_link" text:visited-style-name="Visited_20_Internet_20_Link">
 </text:a>
 <text:a xlink:type="simple" xlink:href="https://static.ukrinform.com/photos/2023_03/1680278197-5133.jpeg" text:style-name="Internet_20_link" text:visited-style-name="Visited_20_Internet_20_Link">
</text:a>
 <text:a xlink:type="simple" xlink:href="https://static.ukrinform.com/photos/2023_03/1680278196-2864.jpeg" text:style-name="Internet_20_link" text:visited-style-name="Visited_20_Internet_20_Link">
</text:a>
 <text:a xlink:type="simple" xlink:href="https://static.ukrinform.com/photos/2023_03/1680278195-4998.jpeg" text:style-name="Internet_20_link" text:visited-style-name="Visited_20_Internet_20_Link">
</text:a>
 <text:a xlink:type="simple" xlink:href="https://static.ukrinform.com/photos/2023_03/1680278196-7733.jpeg" text:style-name="Internet_20_link" text:visited-style-name="Visited_20_Internet_20_Link">
</text:a>
 <text:a xlink:type="simple" xlink:href="https://static.ukrinform.com/photos/2023_03/1680278196-7926.jpeg" text:style-name="Internet_20_link" text:visited-style-name="Visited_20_Internet_20_Link">
</text:a>
 <text:a xlink:type="simple" xlink:href="https://static.ukrinform.com/photos/2023_03/1680278196-4930.jpeg" text:style-name="Internet_20_link" text:visited-style-name="Visited_20_Internet_20_Link">
</text:a>
 <text:a xlink:type="simple" xlink:href="https://static.ukrinform.com/photos/2023_03/1680278197-1091.jpeg" text:style-name="Internet_20_link" text:visited-style-name="Visited_20_Internet_20_Link">
</text:a>
 <text:a xlink:type="simple" xlink:href="https://static.ukrinform.com/photos/2023_03/1680278197-2701.jpeg" text:style-name="Internet_20_link" text:visited-style-name="Visited_20_Internet_20_Link">
</text:a>
</text:p>
      <text:p text:style-name="P4">
"Сьогодні о 13:00 Запоріжжя знову зазнало ракетного удару. Постраждали трижитлові будинки, два частково зруйновані. Осередок прийшовся на кладовище", -зазначила Баришева.</text:p>
      <text:p text:style-name="P4">
<draw:frame draw:style-name="fr1" draw:name="Image110" text:anchor-type="as-char" svg:width="6.9236in" svg:height="5.1927in" draw:z-index="0">
<draw:image xlink:href="../Images/yкринформ/2023-03-31T16-02-00-03-00/1680266828-948.jpg" xlink:type="simple" xlink:show="embed" xlink:actuate="onLoad" draw:mime-type="image/jpeg"/>
</draw:frame>
</text:p>
      <text:p text:style-name="P4">
За її словами, постраждало двоє людей. Їм надано медичну допомогу,госпіталізації вони не потребували.</text:p>
      <text:p text:style-name="P4">
<draw:frame draw:style-name="fr1" draw:name="Image111" text:anchor-type="as-char" svg:width="6.9236in" svg:height="5.1927in" draw:z-index="0">
<draw:image xlink:href="../Images/yкринформ/2023-03-31T16-02-00-03-00/1680266827-598.jpg" xlink:type="simple" xlink:show="embed" xlink:actuate="onLoad" draw:mime-type="image/jpeg"/>
</draw:frame>
</text:p>
      <text:p text:style-name="P4">
<text:span text:style-name="T4">
Читайте також:</text:span>
 <text:a xlink:type="simple" xlink:href="https://www.ukrinform.ua/rubric-regions/3689774-ataka-sahedami-raketi-s300-ta-artobstrili-ak-projsla-doba-u-regionah.html" text:style-name="Internet_20_link" text:visited-style-name="Visited_20_Internet_20_Link">
 </text:a>
</text:p>
      <text:p text:style-name="P4">
Крім того, за інформацією ДСНС, в одному з будинків заблокованими виявилисьжінка з дитиною 2022 року народження. Рятувальники зрізали двері і вивели їх.</text:p>
      <text:p text:style-name="P4">
<draw:frame draw:style-name="fr1" draw:name="Image112" text:anchor-type="as-char" svg:width="6.9236in" svg:height="5.1927in" draw:z-index="0">
<draw:image xlink:href="../Images/yкринформ/2023-03-31T16-02-00-03-00/1680267558-918.jpg" xlink:type="simple" xlink:show="embed" xlink:actuate="onLoad" draw:mime-type="image/jpeg"/>
</draw:frame>
</text:p>
      <text:p text:style-name="P4">
На місці події працюють рятувальники і поліція, працівники Запоріжжяобленерговідновлюють пошкоджену лінію <text:a xlink:type="simple" xlink:href="https://www.ukrinform.ua/tag-elektroenergia" text:style-name="Internet_20_link" text:visited-style-name="Visited_20_Internet_20_Link">
 </text:a>
.</text:p>
      <text:p text:style-name="P4">
<draw:frame draw:style-name="fr1" draw:name="Image113" text:anchor-type="as-char" svg:width="6.9236in" svg:height="5.1927in" draw:z-index="0">
<draw:image xlink:href="../Images/yкринформ/2023-03-31T16-02-00-03-00/1680266828-830.jpg" xlink:type="simple" xlink:show="embed" xlink:actuate="onLoad" draw:mime-type="image/jpeg"/>
</draw:frame>
</text:p>
      <text:p text:style-name="P4">
По кладовищу в Запоріжжі російська армія випустила "Іскандер". Про цеУкрінформу повідомили в ГУНП в Запорізькій області.</text:p>
      <text:p text:style-name="P4">
"Вибухотехніки говорять, що по кладовищу ворожа армія випустила "Іскандер", -зазначили в правоохоронних органах.</text:p>
      <text:p text:style-name="P4">
Як повідомлялося, <text:a xlink:type="simple" xlink:href="https://www.ukrinform.ua/rubric-ato/3689914-vorog-dvici-vdariv-raketami-po-orihovu-na-zaporizzi-dvoe-poranenih.html" text:style-name="Internet_20_link" text:visited-style-name="Visited_20_Internet_20_Link">
 </text:a>
 , двоє людейпоранені.</text:p>
      <text:p text:style-name="P4">
<text:span text:style-name="T5">
Фото Ольги Звонарьової</text:span>
</text:p>
      <text:p text:style-name="P4">
Source: <text:a xlink:type="simple" xlink:href="https://www.ukrinform.ua/rubric-ato/3689958-rosiani-znovu-vdarili-raketami-po-zaporizzu-poraneni-dvoe-civilnih.html" text:style-name="Internet_20_link" text:visited-style-name="Visited_20_Internet_20_Link">
https://www.ukrinform.ua/rubric-ato/3689958-rosiani-znovu-vdarili-raketami-po-zaporizzu-poraneni-dvoe-civilnih.html</text:a>
</text:p>
      <!--NEWS-->
      <text:h text:style-name="P10" text:outline-level="1">
<text:span text:style-name="T4">
Представників росії та білорусі допустили до Вімблдону</text:span>
</text:h>
      <text:p text:style-name="P4">
Authors: Ukrinform (Person)</text:p>
      <text:p text:style-name="P4">
Publisher: Укринформ (Organization)</text:p>
      <text:p text:style-name="P4">
Published Time: 2023-03-31T16:04:00+03:00</text:p>
      <text:p text:style-name="P4">
Modified Time: 2023-03-31T16:04:00+03:00</text:p>
      <text:p text:style-name="P4">
Description: Британська асоціація тенісу(LTA) допустить росіян та білорусів до Вімблдону та інших змагань у нейтральному статусі. — Укрінформ.</text:p>
      <text:p text:style-name="P4">
Images: ["<text:a xlink:type="simple" xlink:href="https://static.ukrinform.com/photos/2023_03/thumb_files/630_360_1680267739-515.jpeg" text:style-name="Internet_20_link" text:visited-style-name="Visited_20_Internet_20_Link">
630_360_16802...</text:a>
"]</text:p>
      <text:p text:style-name="P4">
Tags: ['Теніс']</text:p>
      <text:p text:style-name="P4">
Type: Article</text:p>
      <!--METADATA-->
      <text:p text:style-name="P4">
<draw:frame draw:style-name="fr1" draw:name="Image114" text:anchor-type="as-char" svg:width="6.9236in" svg:height="3.956343in" draw:z-index="0">
<draw:image xlink:href="../Images/yкринформ/2023-03-31T16-04-00-03-00/630_360_1680267739-515.jpeg" xlink:type="simple" xlink:show="embed" xlink:actuate="onLoad" draw:mime-type="image/jpeg"/>
</draw:frame>
Британська асоціація тенісу(LTA) допустить росіян та білорусів до Вімблдону таінших змагань у нейтральному статусі.</text:p>
      <text:p text:style-name="P4">
Про це повідомили на <text:a xlink:type="simple" xlink:href="https://www.lta.org.uk/news/statement-on-russian-and-belarusian-players-at-events-in-2023/" text:style-name="Internet_20_link" text:visited-style-name="Visited_20_Internet_20_Link">
 </text:a>
 асоціації, передає Укрінформ.</text:p>
      <text:p text:style-name="P4">
«20 квітня 2022 року LTA оголосила про своє рішення заборонити всім російськимі білоруським гравцям відвідувати свої заходи. Як було сказано тоді, ми хотілинадіслати «чіткий сигнал російській і білоруській державам, що їхні дії вУкраїні є предметом міжнародного засудження». Ми й надалі вважаємо, що це бувправильний курс дій, і хочемо подякувати всім, хто його підтримував. Минуврік, а страждання народу України внаслідок війни в їхній країні неприпиняються. Проблеми в тенісі чи спорті порівняно незначні. Однак нашеминулорічне рішення заборонити російським і білоруським гравцям відвідуватинаші турніри призвело до значних санкцій, накладених на нас турами ATP і WTA,включаючи реальну перспективу припинення нашого членства, якщо ми повторимозаборону в 2023 році», - йдеться в повідомленні.</text:p>
      <text:p text:style-name="P4">
В асоціації також пояснили, що їхня позиція на рахунок підтримки Українизалишається незмінною.</text:p>
      <text:p text:style-name="P4">
«Наша позиція щодо підтримки народу України залишається незмінною у 2023 році,як і наша стурбованість тим, що російські та білоруські режими отримуютьрепутаційні та інші переваги, намагаючись асоціювати себе з гравцями. Тим неменш, ми знаємо, що російські та білоруські гравці минулого року грали в турахяк нейтральні спортсмени. Беручи ці міркування разом, ми погодилися, що всіросійські та білоруські гравці та допоміжний персонал, які бажають взятиучасть у наших подіях у 2023 році, повинні будуть підписати декларації пронейтралітет. Це відповідає вказівкам уряду Великої Британії та є підходом,який використовувався в інших видах спорту», - пояснили в асоціації.</text:p>
      <text:p text:style-name="P4">
<text:span text:style-name="T4">
Читайте також:</text:span>
 <text:a xlink:type="simple" xlink:href="https://www.ukrinform.ua/rubric-sports/3689768-vladislav-orlov-dijsov-do-pivfinalu-parnogo-rozradu-turniru-itf-v-indii.html" text:style-name="Internet_20_link" text:visited-style-name="Visited_20_Internet_20_Link">
 </text:a>
</text:p>
      <text:p text:style-name="P4">
Міністр закордонних справ України Дмитро Кулеба назвав аморальним рішенняВімблдону допустити до участі у змаганнях тенісистів з росії та білорусі. Проце глава МЗС написав у <text:a xlink:type="simple" xlink:href="https://twitter.com/DmytroKuleba/status/1641789759356907527" text:style-name="Internet_20_link" text:visited-style-name="Visited_20_Internet_20_Link">
</text:a>
 .</text:p>
      <text:p text:style-name="P4">
"Рішення Вімблдону дозволити російським та білоруським гравцям змагатися єаморальним. Чи припинила росія свою агресію або звірства? Ні, просто Вімблдонвирішив піти назустріч двом співучасникам злочину. Я закликаю уряд ВеликоїБританії відмовити їхнім гравцям у візах", - написав Кулеба.</text:p>
      <text:p text:style-name="P4">
Як повідомлялося, українські спортсмени не змагатимуться на міжнароднихтурнірах, де будуть представлені атлети з росії чи білорусі. Відповіднерішення ухвалене Кабінетом Міністрів України.</text:p>
      <text:p text:style-name="P4">
Фото: Getty Images</text:p>
      <text:p text:style-name="P4">
Source: <text:a xlink:type="simple" xlink:href="https://www.ukrinform.ua/rubric-sports/3689960-predstavnikiv-rf-i-rb-dopustili-do-vimbldonu.html" text:style-name="Internet_20_link" text:visited-style-name="Visited_20_Internet_20_Link">
https://www.ukrinform.ua/rubric-sports/3689960-predstavnikiv-rf-i-rb-dopustili-do-vimbldonu.html</text:a>
</text:p>
      <!--NEWS-->
      <text:h text:style-name="P10" text:outline-level="1">
<text:span text:style-name="T4">
Заступник помічника Столтенберга: Майбутнє України - у НАТО</text:span>
</text:h>
      <text:p text:style-name="P4">
Authors: Ukrinform (Person)</text:p>
      <text:p text:style-name="P4">
Publisher: Укринформ (Organization)</text:p>
      <text:p text:style-name="P4">
Published Time: 2023-03-31T16:04:32+03:00</text:p>
      <text:p text:style-name="P4">
Modified Time: 2023-03-31T16:04:32+03:00</text:p>
      <text:p text:style-name="P4">
Description: Україна бореться за принципи, які десятиліттями були основою стабільності в Європі. — Укрінформ.</text:p>
      <text:p text:style-name="P4">
Images: ["<text:a xlink:type="simple" xlink:href="https://static.ukrinform.com/photos/2023_03/thumb_files/630_360_1680257602-712.jpg" text:style-name="Internet_20_link" text:visited-style-name="Visited_20_Internet_20_Link">
630_360_16802...</text:a>
"]</text:p>
      <text:p text:style-name="P4">
Tags: ['НАТО', 'Столтенберг', 'Коломіна']</text:p>
      <text:p text:style-name="P4">
Type: Article</text:p>
      <!--METADATA-->
      <text:p text:style-name="P4">
<draw:frame draw:style-name="fr1" draw:name="Image115" text:anchor-type="as-char" svg:width="6.9236in" svg:height="3.956343in" draw:z-index="0">
<draw:image xlink:href="../Images/yкринформ/2023-03-31T16-04-32-03-00/630_360_1680257602-712.jpg" xlink:type="simple" xlink:show="embed" xlink:actuate="onLoad" draw:mime-type="image/jpeg"/>
</draw:frame>
 Українабореться за принципи, які десятиліттями були основою стабільності в Європі.</text:p>
      <text:p text:style-name="P4">
Про це в <text:a xlink:type="simple" xlink:href="http://www.ukrinform.ua/rubric-world/3689839-haver-kolomina-zastupnik-pomicnika-genceka-nato.html" text:style-name="Internet_20_link" text:visited-style-name="Visited_20_Internet_20_Link">
 </text:a>
 заявив заступник помічника генеральногосекретаря НАТО Хав'єр Коломіна, який перебував з офіційним візитом у Києві 30березня.</text:p>
      <text:p text:style-name="P4">
Відповідаючи на питання Укрінформу про те, чи не заслужила Україна місце вАльянсі своїми діями зі стримування російської агресії, Коломіна заявив: «Уновій Стратегічній концепції НАТО, затвердженій на саміті в Мадриді минулогороку, дуже чітко зазначено, що сильна і незалежна Україна є життєво необхідноюскладовою стабільності євроатлантичного регіону».</text:p>
      <text:p text:style-name="P4">
<text:span text:style-name="T4">
Читайте також:</text:span>
 <text:a xlink:type="simple" xlink:href="https://www.ukrinform.ua/rubric-ato/3679344-kraini-nato-nadavatimut-ukraini-vse-so-potribno-dla-peremogi-stoltenberg.html" text:style-name="Internet_20_link" text:visited-style-name="Visited_20_Internet_20_Link">
 </text:a>
</text:p>
      <text:p text:style-name="P4">
Він визнав, що «Україна бореться саме за ті цінності та принципи, якідесятиліттями були основою миру та стабільності в Європі».</text:p>
      <text:p text:style-name="P4">
«Майбутнє України – в євроатлантичній родині», - підкреслив посадовець,додавши, що члени Альянсу «дотримуватимуться нашої політики відкритих дверейта рішення від 2008 року про те, що Україна стане членом НАТО».</text:p>
      <text:p text:style-name="P4">
<text:span text:style-name="T4">
Читайте також:</text:span>
 <text:a xlink:type="simple" xlink:href="https://www.ukrinform.ua/rubric-world/3685513-navit-akso-vijna-zakincitsa-zavtra-bezpekove-seredovise-zminilosa-nadovgo-stoltenberg.html" text:style-name="Internet_20_link" text:visited-style-name="Visited_20_Internet_20_Link">
 </text:a>
</text:p>
      <text:p text:style-name="P4">
Як повідомлялося, у січні цього року, звертаючись до учасників Всесвітньогоекономічного форуму в Давосі, Президент України Володимир Зеленський заявив,що вважає НАТО найкращою гарантією безпеки для України та її народу.</text:p>
      <text:p text:style-name="P4">
Виступаючи на Мюнхенському безпековому форумі 18 лютого цього року,генеральний секретар НАТО Єнс Столтенберг заявив, що найактуальнішим завданнямАльянсу в розрізі допомоги Україні на сьогодні є забезпечення її перемоги яксуверенної незалежної держави.</text:p>
      <text:p text:style-name="P4">
Інакше «немає сенсу обговорювати будь-які відносини між <text:a xlink:type="simple" xlink:href="https://www.ukrinform.ua/tag-nato" text:style-name="Internet_20_link" text:visited-style-name="Visited_20_Internet_20_Link">
</text:a>
 і Україною в майбутньому», додавСтолтенберг, відповідаючи на запитання про те, чи можна очікувати практичнихкроків з прискорення процесу входження України в Альянс під час наступногосаміту НАТО, який має відбутися у Вільнюсі 11-12 липня поточного року.</text:p>
      <text:p text:style-name="P4">
Source: <text:a xlink:type="simple" xlink:href="https://www.ukrinform.ua/rubric-polytics/3689961-zastupnik-pomicnika-stoltenberga-majbutne-ukraini-u-nato.html" text:style-name="Internet_20_link" text:visited-style-name="Visited_20_Internet_20_Link">
https://www.ukrinform.ua/rubric-polytics/3689961-zastupnik-pomicnika-stoltenberga-majbutne-ukraini-u-nato.html</text:a>
</text:p>
      <!--NEWS-->
      <text:h text:style-name="P10" text:outline-level="1">
<text:span text:style-name="T4">
НАТО повноцінно поновлює роботу представництва  у Києві</text:span>
</text:h>
      <text:p text:style-name="P4">
Authors: Ukrinform (Person)</text:p>
      <text:p text:style-name="P4">
Publisher: Укринформ (Organization)</text:p>
      <text:p text:style-name="P4">
Published Time: 2023-03-31T16:09:04+03:00</text:p>
      <text:p text:style-name="P4">
Modified Time: 2023-03-31T16:09:04+03:00</text:p>
      <text:p text:style-name="P4">
Description: НАТО повертає свою фізичну присутність в Україні, і повноцінне поновлення роботи представництва Альянсу в Києві за три місяці до Саміту НАТО у Вільнюсі сприятиме діалогу, що поглиблюється. — Укрінформ.</text:p>
      <text:p text:style-name="P4">
Images: ["<text:a xlink:type="simple" xlink:href="https://static.ukrinform.com/photos/2023_03/thumb_files/630_360_1680257603-455.jpg" text:style-name="Internet_20_link" text:visited-style-name="Visited_20_Internet_20_Link">
630_360_16802...</text:a>
"]</text:p>
      <text:p text:style-name="P4">
Tags: ['НАТО', 'Україна', 'Коломіна']</text:p>
      <text:p text:style-name="P4">
Type: Article</text:p>
      <!--METADATA-->
      <text:p text:style-name="P4">
<draw:frame draw:style-name="fr1" draw:name="Image116" text:anchor-type="as-char" svg:width="6.9236in" svg:height="3.956343in" draw:z-index="0">
<draw:image xlink:href="../Images/yкринформ/2023-03-31T16-09-04-03-00/630_360_1680257603-455.jpg" xlink:type="simple" xlink:show="embed" xlink:actuate="onLoad" draw:mime-type="image/jpeg"/>
</draw:frame>
 НАТОповертає свою фізичну присутність в Україні, і повноцінне поновлення роботипредставництва Альянсу в Києві за три місяці до Саміту НАТО у Вільнюсісприятиме діалогу, що поглиблюється.</text:p>
      <text:p text:style-name="P4">
Про це в <text:a xlink:type="simple" xlink:href="http://www.ukrinform.ua/rubric-world/3689839-haver-kolomina-zastupnik-pomicnika-genceka-nato.html" text:style-name="Internet_20_link" text:visited-style-name="Visited_20_Internet_20_Link">
 </text:a>
 повідомив заступник помічникаГенерального секретаря НАТО Хав'єр Коломіна, який перебував з офіційнимвізитом у Києві 30 березня.</text:p>
      <text:p text:style-name="P4">
«Ми ніколи не залишали Україну, оскільки ми постійно підтримували її, але ярадий оголосити, що ми повертаємо свою фізичну присутність у Києві – щобсприяти нашому діалогу, що все поглиблюється, та співпраці напередодні саміту<text:a xlink:type="simple" xlink:href="https://www.ukrinform.ua/tag-nato" text:style-name="Internet_20_link" text:visited-style-name="Visited_20_Internet_20_Link">
 </text:a>
 у Вільнюсі в липні цього року», -повідомив високопосадовець Альянсу.</text:p>
      <text:p text:style-name="P4">
Він пояснив, що метою його візиту було «підтвердити солідарність і підтримкуУкраїні з боку НАТО, а також продовжити тісні консультації з представникамивлади України».</text:p>
      <text:p text:style-name="P4">
Коломіна додав, що під час перебування у Києві він мав низку зустрічей,зокрема з віцепрем’єр-міністром Ольгою Стефанішиною, яка координує роботу зєвроатлантичної інтеграції, першим заступником Голови Верховної РадиОлександром Корнієнком і головою Комітету ВР з питань національної безпеки,оборони та розвідки.</text:p>
      <text:p text:style-name="P4">
Також заступник помічника генерального секретаря НАТО зустрівся іззаступниками міністрів закордонних справ та оборони.</text:p>
      <text:p text:style-name="P4">
<text:span text:style-name="T4">
Читайте також:</text:span>
 <text:a xlink:type="simple" xlink:href="https://www.ukrinform.ua/rubric-polytics/3689961-zastupnik-pomicnika-stoltenberga-majbutne-ukraini-u-nato.html" text:style-name="Internet_20_link" text:visited-style-name="Visited_20_Internet_20_Link">
 </text:a>
</text:p>
      <text:p text:style-name="P4">
Як повідомлялося, у січні цього року, звертаючись до учасників Всесвітньогоекономічного форумі в Давосі, Президент України Володимир Зеленський заявив,що вважає НАТО найкращою гарантією безпеки для України та її народу.</text:p>
      <text:p text:style-name="P4">
Source: <text:a xlink:type="simple" xlink:href="https://www.ukrinform.ua/rubric-polytics/3689962-nato-povnocinno-ponovlue-robotu-predstavnictva-u-kievi.html" text:style-name="Internet_20_link" text:visited-style-name="Visited_20_Internet_20_Link">
https://www.ukrinform.ua/rubric-polytics/3689962-nato-povnocinno-ponovlue-robotu-predstavnictva-u-kievi.html</text:a>
</text:p>
      <!--NEWS-->
      <text:h text:style-name="P10" text:outline-level="1">
<text:span text:style-name="T4">
Промоутер Усика: Наша команда ініціювала вихід з переговорів щодо бою проти Ф'юрі</text:span>
</text:h>
      <text:p text:style-name="P4">
Authors: Ukrinform (Person)</text:p>
      <text:p text:style-name="P4">
Publisher: Укринформ (Organization)</text:p>
      <text:p text:style-name="P4">
Published Time: 2023-03-31T16:11:44+03:00</text:p>
      <text:p text:style-name="P4">
Modified Time: 2023-03-31T16:11:44+03:00</text:p>
      <text:p text:style-name="P4">
Description: Олександр Красюк, промоутер чемпіона WBA, WBO, IBO та IBF у надважкій вазі Олександра Усика (20-0, 13 КО), розповів, що саме команда українця вийшла з перговорів щодо бою проти Тайсона Ф’юрі (33-0-1, 24 КО). — Укрінформ.</text:p>
      <text:p text:style-name="P4">
Images: ["<text:a xlink:type="simple" xlink:href="https://static.ukrinform.com/photos/2023_03/thumb_files/630_360_1680268244-224.jpg" text:style-name="Internet_20_link" text:visited-style-name="Visited_20_Internet_20_Link">
630_360_16802...</text:a>
"]</text:p>
      <text:p text:style-name="P4">
Tags: ['Бокс', 'Усик']</text:p>
      <text:p text:style-name="P4">
Type: Article</text:p>
      <!--METADATA-->
      <text:p text:style-name="P4">
<draw:frame draw:style-name="fr1" draw:name="Image117" text:anchor-type="as-char" svg:width="6.9236in" svg:height="3.956343in" draw:z-index="0">
<draw:image xlink:href="../Images/yкринформ/2023-03-31T16-11-44-03-00/630_360_1680268244-224.jpg" xlink:type="simple" xlink:show="embed" xlink:actuate="onLoad" draw:mime-type="image/jpeg"/>
</draw:frame>
 ОлександрКрасюк, промоутер чемпіона WBA, WBO, IBO та IBF у надважкій вазі ОлександраУсика (20-0, 13 КО), розповів, що саме команда українця вийшла з перговорівщодо бою проти Тайсона Ф’юрі (33-0-1, 24 КО).</text:p>
      <text:p text:style-name="P4">
Він розповів про це для <text:a xlink:type="simple" xlink:href="https://boxing-social.com/news/usyks-promoter-clear-on-fury-fight-pull-out/" text:style-name="Internet_20_link" text:visited-style-name="Visited_20_Internet_20_Link">
 </text:a>
 , передає Укрінформ.</text:p>
      <text:p text:style-name="P4">
«Є питання, яке найчастіше задають, і я хочу, скориставшись цією можливістю,відразу сказати, що це ми вийшли з переговорів. Команда Усика це зробила, ми зЕгісом Клімасом прийняли це рішення, коли зрозуміли та отримали докази того,що бою не буде. Тому питання зняте, команда Усика вийшла з переговорів, ми цеініціювали. Це дуже важливо, тому що деякі люди постійно запитують усоціальних мережах: «Хто це зробив, що сталося?» Тож тепер абсолютнозрозуміло, команда Усика вийшла з переговорів», - сказав Красюк.</text:p>
      <text:p text:style-name="P4">
<text:span text:style-name="T4">
Читайте також:</text:span>
 <text:a xlink:type="simple" xlink:href="https://www.ukrinform.ua/rubric-sports/3689513-zahareev-zdobuv-peremogu-nad-molodanom-na-turniri-v-litvi.html" text:style-name="Internet_20_link" text:visited-style-name="Visited_20_Internet_20_Link">
 </text:a>
</text:p>
      <text:p text:style-name="P4">
Як повідомляв Укрінформ, бій Усика проти Ф’юрі не відбудеться 29 квітня,українець закрив тренувальний табір.</text:p>
      <text:p text:style-name="P4">
Фото: Getty Images</text:p>
      <text:p text:style-name="P4">
Source: <text:a xlink:type="simple" xlink:href="https://www.ukrinform.ua/rubric-sports/3689965-promouter-usika-nasa-komanda-iniciuvala-vihid-z-peregovoriv-sodo-bou-proti-furi.html" text:style-name="Internet_20_link" text:visited-style-name="Visited_20_Internet_20_Link">
https://www.ukrinform.ua/rubric-sports/3689965-promouter-usika-nasa-komanda-iniciuvala-vihid-z-peregovoriv-sodo-bou-proti-furi.html</text:a>
</text:p>
      <!--NEWS-->
      <text:h text:style-name="P10" text:outline-level="1">
<text:span text:style-name="T4">
На Донеччині прикордонник збив бойовий дрон росіян зі стрілецької зброї</text:span>
</text:h>
      <text:p text:style-name="P4">
Authors: Ukrinform (Person)</text:p>
      <text:p text:style-name="P4">
Publisher: Укринформ (Organization)</text:p>
      <text:p text:style-name="P4">
Published Time: 2023-03-31T16:11:48+03:00</text:p>
      <text:p text:style-name="P4">
Modified Time: 2023-03-31T16:11:48+03:00</text:p>
      <text:p text:style-name="P4">
Description: У Донецькій області боєць Державної прикордонної служби України збив зі стрілецької зброї російський дрон, що призначався для скидання боєприпасів. — Укрінформ.</text:p>
      <text:p text:style-name="P4">
Images: ["<text:a xlink:type="simple" xlink:href="https://static.ukrinform.com/photos/2023_03/thumb_files/630_360_1680268219-230.jpg" text:style-name="Internet_20_link" text:visited-style-name="Visited_20_Internet_20_Link">
630_360_16802...</text:a>
"]</text:p>
      <text:p text:style-name="P4">
Tags: ['Донеччина', 'Прикордонники', 'Дрон', 'Війна з росією']</text:p>
      <text:p text:style-name="P4">
Type: Article</text:p>
      <!--METADATA-->
      <text:p text:style-name="P4">
<draw:frame draw:style-name="fr1" draw:name="Image118" text:anchor-type="as-char" svg:width="6.9236in" svg:height="3.956343in" draw:z-index="0">
<draw:image xlink:href="../Images/yкринформ/2023-03-31T16-11-48-03-00/630_360_1680268219-230.jpg" xlink:type="simple" xlink:show="embed" xlink:actuate="onLoad" draw:mime-type="image/jpeg"/>
</draw:frame>
 УДонецькій області боєць Державної прикордонної служби України збив зістрілецької зброї російський дрон, що призначався для скидання боєприпасів.</text:p>
      <text:p text:style-name="P4">
Про це ДПСУ повідомила в <text:a xlink:type="simple" xlink:href="https://t.me/DPSUkr/10362" text:style-name="Internet_20_link" text:visited-style-name="Visited_20_Internet_20_Link">
 </text:a>
 , передає Укрінформ.</text:p>
      <text:p text:style-name="P4">
Безпілотник літав над опорним пунктом прикордонників.</text:p>
      <text:p text:style-name="P4">
«Окрім «поранення» в лопать зі стрілецької <text:a xlink:type="simple" xlink:href="https://www.ukrinform.ua/tag-zbroa" text:style-name="Internet_20_link" text:visited-style-name="Visited_20_Internet_20_Link">
 </text:a>
 , пошкоджень не зазнала, тож зовсім скоро успішно служитиме на боцідобра», — зазначили в ДПСУ.</text:p>
      <text:p text:style-name="P4">
<text:span text:style-name="T4">
Читайте також:</text:span>
 <text:a xlink:type="simple" xlink:href="https://www.ukrinform.ua/rubric-ato/3688260-povitrani-sili-zsu-pokazali-ak-zbivaut-vorozij-bezpilotnik.html" text:style-name="Internet_20_link" text:visited-style-name="Visited_20_Internet_20_Link">
 </text:a>
</text:p>
      <text:p text:style-name="P4">
Як повідомляв Укрінформ, у Донецькій області прикордонники спільно зіЗбройними силами України виявили та знищили вогневі позиції ворога,ліквідувавши п'ятьох російських загарбників.</text:p>
      <text:p text:style-name="P4">
Source: <text:a xlink:type="simple" xlink:href="https://www.ukrinform.ua/rubric-ato/3689966-na-doneccini-prikordonnik-zbiv-bojovij-dron-rosian-zi-strileckoi-zbroi.html" text:style-name="Internet_20_link" text:visited-style-name="Visited_20_Internet_20_Link">
https://www.ukrinform.ua/rubric-ato/3689966-na-doneccini-prikordonnik-zbiv-bojovij-dron-rosian-zi-strileckoi-zbroi.html</text:a>
</text:p>
      <!--NEWS-->
      <text:h text:style-name="P10" text:outline-level="1">
<text:span text:style-name="T4">
ЮНІСЕФ доправив в Україну понад 35 тисяч доз вакцини проти кору</text:span>
</text:h>
      <text:p text:style-name="P4">
Authors: Ukrinform (Person)</text:p>
      <text:p text:style-name="P4">
Publisher: Укринформ (Organization)</text:p>
      <text:p text:style-name="P4">
Published Time: 2023-03-31T16:14:50+03:00</text:p>
      <text:p text:style-name="P4">
Modified Time: 2023-03-31T16:14:50+03:00</text:p>
      <text:p text:style-name="P4">
Description: Дитячий фонд ООН (ЮНІСЕФ) доправив в Україну 35,2 тисячі доз комбінованої вакцини проти кору, паротиту та краснухи (КПК). — Укрінформ.</text:p>
      <text:p text:style-name="P4">
Images: ["<text:a xlink:type="simple" xlink:href="https://static.ukrinform.com/photos/2020_10/thumb_files/630_360_1602504676-119.jpeg" text:style-name="Internet_20_link" text:visited-style-name="Visited_20_Internet_20_Link">
630_360_16025...</text:a>
"]</text:p>
      <text:p text:style-name="P4">
Tags: ['Кір', 'ЮНІСЕФ', 'Вакцина']</text:p>
      <text:p text:style-name="P4">
Type: Article</text:p>
      <!--METADATA-->
      <text:p text:style-name="P4">
<draw:frame draw:style-name="fr1" draw:name="Image119" text:anchor-type="as-char" svg:width="6.9236in" svg:height="3.956343in" draw:z-index="0">
<draw:image xlink:href="../Images/yкринформ/2023-03-31T16-14-50-03-00/630_360_1602504676-119.jpeg" xlink:type="simple" xlink:show="embed" xlink:actuate="onLoad" draw:mime-type="image/jpeg"/>
</draw:frame>
 Дитячийфонд ООН (ЮНІСЕФ) доправив в Україну 35,2 тисячі доз комбінованої вакцинипроти кору, паротиту та краснухи (КПК).</text:p>
      <text:p text:style-name="P4">
Про це повідомляє <text:a xlink:type="simple" xlink:href="https://moz.gov.ua/article/news/junisef-dostaviv-ponad-35-tisjach-doz-vakcini-vid-koru-v-ukrainu" text:style-name="Internet_20_link" text:visited-style-name="Visited_20_Internet_20_Link">
 </text:a>
 , передає Укрінформ.</text:p>
      <text:p text:style-name="P4">
Як зазначається, партія вакцин прибула у відповідь на два підтверджені випадкикору в Україні. Вакцини надані безкоштовно, як гуманітарна допомога. У квітнінадійдуть ще 657 тисяч доз на підтримку Національної програми імунізації танадолуження пропущених щеплень.</text:p>
      <text:p text:style-name="P4">
«Зараз ми стикнулися з ризиком нового спалаху однієї з найзаразніших інфекційв Україні. Війна, яка спричинила руйнації медичної інфраструктури та скупченнялюдей у бомбосховищах, суттєво ускладнила ситуацію. Щоб підтримати українськихдітей, ЮНІСЕФ продовжує підтримувати уряд України у забезпеченні необхіднихвакцин», — сказав голова представництва ЮНІСЕФ в Україні Мурат Шахін.</text:p>
      <text:p text:style-name="P4">
У МОЗ наголошують, що кір — дуже заразне і небезпечне захворювання, яке можеспричинити інвалідність або навіть смерть. У вагітних жінок, не щеплених відкору, він може спровокувати передчасні пологи чи призвести до народженнядитини з малою вагою.</text:p>
      <text:p text:style-name="P4">
Специфічного лікування від кору не існує. Єдиний захист від цієї хвороби –вакцинація. Дві дози — в 1 рік та у 6 років — забезпечують надійний захист.Спалахи кору циклічні і стаються кожні 5–6 років через недостатній рівеньохоплення щепленнями. Останній спалах в Україні тривав у 2017–2019 роках.</text:p>
      <text:p text:style-name="P4">
<text:span text:style-name="T4">
Читайте також:</text:span>
 <text:a xlink:type="simple" xlink:href="https://www.ukrinform.ua/rubric-society/3685524-z-dodatka-helsi-teper-mozna-zavantaziti-dokument-pro-vakcinaciu.html" text:style-name="Internet_20_link" text:visited-style-name="Visited_20_Internet_20_Link">
 </text:a>
</text:p>
      <text:p text:style-name="P4">
Як повідомляв Укрінформ, Центр громадського здоров'я зареєстрував від початкуроку 2 захворювання на кір.</text:p>
      <text:p text:style-name="P4">
Source: <text:a xlink:type="simple" xlink:href="https://www.ukrinform.ua/rubric-society/3689967-unisef-dopraviv-v-ukrainu-ponad-35-tisac-doz-vakcini-proti-koru.html" text:style-name="Internet_20_link" text:visited-style-name="Visited_20_Internet_20_Link">
https://www.ukrinform.ua/rubric-society/3689967-unisef-dopraviv-v-ukrainu-ponad-35-tisac-doz-vakcini-proti-koru.html</text:a>
</text:p>
      <!--NEWS-->
      <text:h text:style-name="P10" text:outline-level="1">
<text:span text:style-name="T4">
У Києві судитимуть прокремлівського блогера, який переховувався в монастирі УПЦ МП</text:span>
</text:h>
      <text:p text:style-name="P4">
Authors: Ukrinform (Person)</text:p>
      <text:p text:style-name="P4">
Publisher: Укринформ (Organization)</text:p>
      <text:p text:style-name="P4">
Published Time: 2023-03-31T16:19:43+03:00</text:p>
      <text:p text:style-name="P4">
Modified Time: 2023-03-31T16:19:43+03:00</text:p>
      <text:p text:style-name="P4">
Description: Перед судом постане обвинувачений у державній зраді прокремлівський блогер, який переховувався від правосуддя в монастирі Української православної церкви московського патріархату в Києві. — Укрінформ.</text:p>
      <text:p text:style-name="P4">
Images: ["<text:a xlink:type="simple" xlink:href="https://static.ukrinform.com/photos/2023_03/thumb_files/630_360_1680268607-275.jpg" text:style-name="Internet_20_link" text:visited-style-name="Visited_20_Internet_20_Link">
630_360_16802...</text:a>
"]</text:p>
      <text:p text:style-name="P4">
Tags: ['Блогер', 'Суд', 'УПЦ МП', 'Київ']</text:p>
      <text:p text:style-name="P4">
Type: Article</text:p>
      <!--METADATA-->
      <text:p text:style-name="P4">
<draw:frame draw:style-name="fr1" draw:name="Image120" text:anchor-type="as-char" svg:width="6.9236in" svg:height="3.956343in" draw:z-index="0">
<draw:image xlink:href="../Images/yкринформ/2023-03-31T16-19-43-03-00/630_360_1680268607-275.jpg" xlink:type="simple" xlink:show="embed" xlink:actuate="onLoad" draw:mime-type="image/jpeg"/>
</draw:frame>
 Передсудом постане обвинувачений у державній зраді прокремлівський блогер, якийпереховувався від правосуддя в монастирі Української православної церквимосковського патріархату в Києві.</text:p>
      <text:p text:style-name="P4">
Як передає Укрінформ, про це Київська міська прокуратура повідомила в <text:a xlink:type="simple" xlink:href="https://t.me/kyiv_pro_office/1837" text:style-name="Internet_20_link" text:visited-style-name="Visited_20_Internet_20_Link">
</text:a>
 .</text:p>
      <text:p text:style-name="P4">
До суду скерований обвинувальний акт проти фігуранта за фактом веденняінформаційно-підривної діяльності проти України (ч. 1 ст. 111 Кримінальногокодексу України).</text:p>
      <text:p text:style-name="P4">
За даними слідства, ще до початку повномасштабного вторгнення російськоїфедерації обвинувачений почав активно допомагати країні-агресору у проведенніпідривної діяльності проти України.</text:p>
      <text:p text:style-name="P4">
На виконання завдань «кураторів» з рф чоловік готував і надсилав дляпублікації статті, у яких висловлював проросійські погляди. Вказані публікаціїрозміщувалися на російських сайтах, активно «розганялися» пропагандистами вінтернеті й соціальних мережах та були доступними необмеженій кількостікористувачів.</text:p>
      <text:p text:style-name="P4">
<text:span text:style-name="T4">
Читайте також:</text:span>
 <text:a xlink:type="simple" xlink:href="https://www.ukrinform.ua/rubric-kyiv/3689381-na-vizdi-do-kieva-zatrimali-svasennika-z-rosijskimi-dokumentami-jogo-peredali-policii.html" text:style-name="Internet_20_link" text:visited-style-name="Visited_20_Internet_20_Link">
 </text:a>
</text:p>
      <text:p text:style-name="P4">
У згаданих статтях обвинувачений заперечував існування України як держави йукраїнського народу як повноцінного самостійного етносу, популяризував ігероїзував росію та її президента, наголошував на «високій місії» росії усвіті та її «жертовності».</text:p>
      <text:p text:style-name="P4">
Водночас зловмисник негативно й упереджено висловлювався стосовно державнихдіячів України, українських мови та культури.</text:p>
      <text:p text:style-name="P4">
Експертиза показала, що вказані виступи містили інформацію, спрямовану нарозпалювання національної, міжетнічної, соціальної ворожнечі та ненависті,внесення розбрату між армією і народом, негативно впливали на громадськудумку, сприяли поширенню російської пропаганди в Україні та несли загрозунаціональній безпеці в інформаційній сфері, що є складовою підривноїдіяльності.</text:p>
      <text:p text:style-name="P4">
У серпні 2022 року фігурант отримав підозру в державній зраді, після чогопочав переховуватися від правосуддя й був оголошений у розшук. Станом на цейчас чоловік перебуває під вартою.</text:p>
      <text:p text:style-name="P4">
Обвинуваченому загрожує від 12 до 15 років позбавлення волі.</text:p>
      <text:p text:style-name="P4">
<text:span text:style-name="T4">
Читайте також:</text:span>
 <text:a xlink:type="simple" xlink:href="https://www.ukrinform.ua/rubric-society/3689846-kapitanu-rosijskogo-sudna-ogolosili-pidozru-perevoziv-kradene-ukrainske-zerno.html" text:style-name="Internet_20_link" text:visited-style-name="Visited_20_Internet_20_Link">
 </text:a>
</text:p>
      <text:p text:style-name="P4">
Як повідомляв Укрінформ, минулого тижня Служба безпеки України <text:a xlink:type="simple" xlink:href="https://www.ukrinform.ua/rubric-kyiv/3673466-sbu-zatrimala-u-kievi-rosijskogo-blogera-hovavsa-u-monastiri-moskovskogo-patriarhatu.html" text:style-name="Internet_20_link" text:visited-style-name="Visited_20_Internet_20_Link">
</text:a>
 в Києвіпрокремлівського блогера, який переховувався на території Свято-Благовіщенського чоловічого монастиря УПЦ МП.</text:p>
      <text:p text:style-name="P4">
<text:span text:style-name="T5">
Фото: Телеграм Київської міської прокуратури</text:span>
</text:p>
      <text:p text:style-name="P4">
Source: <text:a xlink:type="simple" xlink:href="https://www.ukrinform.ua/rubric-kyiv/3689969-u-kievi-suditimut-prokremlivskogo-blogera-akij-perehovuvavsa-v-monastiri-upc-mp.html" text:style-name="Internet_20_link" text:visited-style-name="Visited_20_Internet_20_Link">
https://www.ukrinform.ua/rubric-kyiv/3689969-u-kievi-suditimut-prokremlivskogo-blogera-akij-perehovuvavsa-v-monastiri-upc-mp.html</text:a>
</text:p>
      <!--NEWS-->
      <text:h text:style-name="P10" text:outline-level="1">
<text:span text:style-name="T4">
Трамп не піде на угоду зі слідством — адвокат</text:span>
</text:h>
      <text:p text:style-name="P4">
Authors: Ukrinform (Person)</text:p>
      <text:p text:style-name="P4">
Publisher: Укринформ (Organization)</text:p>
      <text:p text:style-name="P4">
Published Time: 2023-03-31T16:22:26+03:00</text:p>
      <text:p text:style-name="P4">
Modified Time: 2023-03-31T16:22:26+03:00</text:p>
      <text:p text:style-name="P4">
Description: Адвокат експрезидента США Дональда Трампа заявив, що його клієнт не піде на угоду зі слідством. — Укрінформ.</text:p>
      <text:p text:style-name="P4">
Images: ["<text:a xlink:type="simple" xlink:href="https://static.ukrinform.com/photos/2020_10/thumb_files/630_360_1601635017-297.jpg" text:style-name="Internet_20_link" text:visited-style-name="Visited_20_Internet_20_Link">
630_360_16016...</text:a>
"]</text:p>
      <text:p text:style-name="P4">
Tags: ['Адвокат', 'США', 'Суд', 'Трамп']</text:p>
      <text:p text:style-name="P4">
Type: Article</text:p>
      <!--METADATA-->
      <text:p text:style-name="P4">
<draw:frame draw:style-name="fr1" draw:name="Image121" text:anchor-type="as-char" svg:width="6.9236in" svg:height="3.956343in" draw:z-index="0">
<draw:image xlink:href="../Images/yкринформ/2023-03-31T16-22-26-03-00/630_360_1601635017-297.jpg" xlink:type="simple" xlink:show="embed" xlink:actuate="onLoad" draw:mime-type="image/jpeg"/>
</draw:frame>
 Адвокатекспрезидента США Дональда Трампа заявив, що його клієнт не піде на угоду зіслідством.</text:p>
      <text:p text:style-name="P4">
Про це повідомляє <text:a xlink:type="simple" xlink:href="http://news.sky.com/story/donald-trump-latest-prosecutors-vote-to-indict-donald-trump-as-part-of-hush-money-investigation-12840161" text:style-name="Internet_20_link" text:visited-style-name="Visited_20_Internet_20_Link">
 </text:a>
 , передає Укрінформ.</text:p>
      <text:p text:style-name="P4">
Адвокат Джо Такопіна заявив, що Трамп був шокований рішенням суду провисунення йому обвинувачень.</text:p>
      <text:p text:style-name="P4">
"Президент <text:a xlink:type="simple" xlink:href="https://www.ukrinform.ua/tag-tramp" text:style-name="Internet_20_link" text:visited-style-name="Visited_20_Internet_20_Link">
 </text:a>
 не піде на угоду провизнання провини в цій справі. Цього не станеться. Жодного злочину тут немає",- заявив представник Трампа.</text:p>
      <text:p text:style-name="P4">
Як повідомлялося, Велике журі Мангеттена проголосувало за висуненнякримінального обвинувачення експрезиденту США Дональду Трампу через таємнігрошові виплати порнозірці Стормі Деніелс під час виборчої кампанії 2016 року.</text:p>
      <text:p text:style-name="P4">
<text:span text:style-name="T4">
Читайте також:</text:span>
 <text:a xlink:type="simple" xlink:href="https://www.ukrinform.ua/rubric-world/3686169-tramp-volie-naditi-narucniki-v-sudi-abi-stati-mucenikom-zmi.html" text:style-name="Internet_20_link" text:visited-style-name="Visited_20_Internet_20_Link">
 </text:a>
</text:p>
      <text:p text:style-name="P4">
Обвинувальний висновок став результатом розслідування окружного прокурораМангеттена Елвіна Брегга. Він досліджував правомірність виплати 130 тис.доларів зірці фільмів для дорослих Стормі Деніелс через колишнього адвокатаМайкла Коена.</text:p>
      <text:p text:style-name="P4">
Компанія Трампа компенсувала Коену цю суму, позначивши її як судові витрати,та не розкрила їх у звітах про витрати на виборчу кампанію, що стало приводомдля обвинувачень.</text:p>
      <text:p text:style-name="P4">
Source: <text:a xlink:type="simple" xlink:href="https://www.ukrinform.ua/rubric-world/3689970-tramp-ne-pide-na-ugodu-zi-slidstvom-advokat.html" text:style-name="Internet_20_link" text:visited-style-name="Visited_20_Internet_20_Link">
https://www.ukrinform.ua/rubric-world/3689970-tramp-ne-pide-na-ugodu-zi-slidstvom-advokat.html</text:a>
</text:p>
      <!--NEWS-->
      <text:h text:style-name="P10" text:outline-level="1">
<text:span text:style-name="T4">
Укрінформ знов увійшов до «Білого списку» найякісніших онлайн-медіа за версією ІМІ</text:span>
</text:h>
      <text:p text:style-name="P4">
Authors: Ukrinform (Person)</text:p>
      <text:p text:style-name="P4">
Publisher: Укринформ (Organization)</text:p>
      <text:p text:style-name="P4">
Published Time: 2023-03-31T16:23:23+03:00</text:p>
      <text:p text:style-name="P4">
Modified Time: 2023-03-31T16:23:23+03:00</text:p>
      <text:p text:style-name="P4">
Description: Укрінформ знову увійшов у дев’ятку найякісніших і відповідальних українських онлайн-медіа за версією експертів Інституту масової інформації. — Укрінформ.</text:p>
      <text:p text:style-name="P4">
Images: ["<text:a xlink:type="simple" xlink:href="https://static.ukrinform.com/photos/2016_12/thumb_files/630_360_1481102266-5112.jpg" text:style-name="Internet_20_link" text:visited-style-name="Visited_20_Internet_20_Link">
630_360_14811...</text:a>
", "<text:a xlink:type="simple" xlink:href="https://static.ukrinform.com/photos/2023_03/1680268245-834.png" text:style-name="Internet_20_link" text:visited-style-name="Visited_20_Internet_20_Link">
1680268245-83...</text:a>
"]</text:p>
      <text:p text:style-name="P4">
Tags: ['Рейтинг', 'Укрінформ', 'ЗМІ', 'Онлайн', 'Медіа']</text:p>
      <text:p text:style-name="P4">
Type: Article</text:p>
      <!--METADATA-->
      <text:p text:style-name="P4">
<draw:frame draw:style-name="fr1" draw:name="Image122" text:anchor-type="as-char" svg:width="6.9236in" svg:height="3.956343in" draw:z-index="0">
<draw:image xlink:href="../Images/yкринформ/2023-03-31T16-23-23-03-00/630_360_1481102266-5112.jpg" xlink:type="simple" xlink:show="embed" xlink:actuate="onLoad" draw:mime-type="image/jpeg"/>
</draw:frame>
 Укрінформзнову увійшов у дев’ятку найякісніших і відповідальних українських онлайн-медіа за версією експертів Інституту масової інформації.</text:p>
      <text:p text:style-name="P4">
Як передає Укрінформ, про це повідомляє <text:a xlink:type="simple" xlink:href="https://imi.org.ua/monitorings/onlajn-media-shho-staly-najyakisnishymy-monitoryng-imi-i51820" text:style-name="Internet_20_link" text:visited-style-name="Visited_20_Internet_20_Link">
</text:a>
.</text:p>
      <text:p text:style-name="P4">
"До Списку найякісніших і відповідальних українських онлайн-медіа, якийпідготували експерти ІМІ на основі моніторингових досліджень, увійшли такіредакції: Суспільне, Громадське, Ліга, Українська правда, Укрінформ, Дзеркалотижня, Бабель, НВ та Еспресо", - ідеться у повідомленні.</text:p>
      <text:p text:style-name="P4">
<draw:frame draw:style-name="fr1" draw:name="Image123" text:anchor-type="as-char" svg:width="6.9236in" svg:height="8.6545in" draw:z-index="0">
<draw:image xlink:href="../Images/yкринформ/2023-03-31T16-23-23-03-00/1680268245-834.png" xlink:type="simple" xlink:show="embed" xlink:actuate="onLoad" draw:mime-type="image/png"/>
</draw:frame>
</text:p>
      <text:p text:style-name="P4">
Такими є результати двоетапного глибинного моніторингу онлайн-медіа, який ІМІпровів у лютому-березні 2023 року.</text:p>
      <text:p text:style-name="P4">
<text:span text:style-name="T4">
Читайте також:</text:span>
 <text:a xlink:type="simple" xlink:href="https://www.ukrinform.ua/rubric-society/3689787-v-ukraini-nabuvae-cinnosti-zakon-pro-media.html" text:style-name="Internet_20_link" text:visited-style-name="Visited_20_Internet_20_Link">
 </text:a>
</text:p>
      <text:p text:style-name="P4">
На першому етапі дослідження 50 популярних українських онлайн-медіа, дібранихна основі даних попередніх моніторингів ІМІ, SimilarWeb та Gemius, оцінювалисяна предмет наявності маніпуляцій, фейків, мови ворожнечі, чорного піару,порушень етики, наявності матеріалів з ознаками замовлення.</text:p>
      <text:p text:style-name="P4">
На другому етапі дослідження медіа, які пройшли перший етап, аналізувалися затакими критеріями: дотримання стандартів балансу, достовірності тавідокремлення фактів від коментарів, а також на предмет прозорості – наявностіна сайті контактів, редакційної політики, даних про власника, інформації пролюдей, відповідальних за контент тощо.</text:p>
      <text:p text:style-name="P4">
"За результатами аналізу, рівень дотримання професійних стандартів наресурсах, які ввійшли до Білого списку, в середньому становить близько 95%. Уцентральній стрічці новин на цих сайтах до моніторингової вибірки не потрапилоджинси (хоча потрапили матеріали з неналежним маркуванням), також ці сайти впереважній більшості матеріалів дотримуються журналістської етики", -наголосили в ІМІ.</text:p>
      <text:p text:style-name="P4">
Як повідомлялося, торік <text:a xlink:type="simple" xlink:href="https://www.ukrinform.ua/tag-ukrinform" text:style-name="Internet_20_link" text:visited-style-name="Visited_20_Internet_20_Link">
 </text:a>
 такожувійшов до переліку найякісніших медіа за версією ІМІ.</text:p>
      <text:p text:style-name="P4">
Source: <text:a xlink:type="simple" xlink:href="https://www.ukrinform.ua/rubric-society/3689971-ukrinform-znov-uvijsov-do-bilogo-spisku-najakisnisih-onlajnmedia-za-versieu-imi.html" text:style-name="Internet_20_link" text:visited-style-name="Visited_20_Internet_20_Link">
https://www.ukrinform.ua/rubric-society/3689971-ukrinform-znov-uvijsov-do-bilogo-spisku-najakisnisih-onlajnmedia-za-versieu-imi.html</text:a>
</text:p>
      <!--NEWS-->
      <text:h text:style-name="P10" text:outline-level="1">
<text:span text:style-name="T4">
Скоєні в Бучі злочини показали справжнє обличчя російської агресії - прем’єр Хорватії</text:span>
</text:h>
      <text:p text:style-name="P4">
Authors: Ukrinform (Person)</text:p>
      <text:p text:style-name="P4">
Publisher: Укринформ (Organization)</text:p>
      <text:p text:style-name="P4">
Published Time: 2023-03-31T16:29:00+03:00</text:p>
      <text:p text:style-name="P4">
Modified Time: 2023-03-31T16:29:00+03:00</text:p>
      <text:p text:style-name="P4">
Description: Скоєні в Бучі злочини показали справжнє обличчя російської агресії, винні у них мають бути покарані. — Укрінформ.</text:p>
      <text:p text:style-name="P4">
Images: ["<text:a xlink:type="simple" xlink:href="https://static.ukrinform.com/photos/2023_03/thumb_files/630_360_1680266146-215.jpeg" text:style-name="Internet_20_link" text:visited-style-name="Visited_20_Internet_20_Link">
630_360_16802...</text:a>
"]</text:p>
      <text:p text:style-name="P4">
Tags: ['Буча', 'Хорватія', 'Війна з росією']</text:p>
      <text:p text:style-name="P4">
Type: Article</text:p>
      <!--METADATA-->
      <text:p text:style-name="P4">
<draw:frame draw:style-name="fr1" draw:name="Image124" text:anchor-type="as-char" svg:width="6.9236in" svg:height="3.956343in" draw:z-index="0">
<draw:image xlink:href="../Images/yкринформ/2023-03-31T16-29-00-03-00/630_360_1680266146-215.jpeg" xlink:type="simple" xlink:show="embed" xlink:actuate="onLoad" draw:mime-type="image/jpeg"/>
</draw:frame>
 Скоєні вБучі злочини показали справжнє обличчя російської агресії, винні у них маютьбути покарані.</text:p>
      <text:p text:style-name="P4">
Про це заявив прем’єр-міністр Хорватії Андрей Пленкович під час виступу в Бучіна Київщині в межах урочистостей з нагоди річниці звільнення міста відросійських загарбників, повідомляє кореспондент Укрінформу.</text:p>
      <text:p text:style-name="P4">
«Злочини, вчинені в Бучі, показали справжнє обличчя російської агресії. Якщохтось у міжнародній спільноті раніше сумнівався і не міг визначитися з тим,що, можливо, було їм неочевидним, хоча нам ще було очевидно з 24 лютогоминулого року, то вони зрозуміли справжню мету (росії. – ред.) – залякати,поселити страх у їхніх душах і підкорити українців», - сказав Пленкович.</text:p>
      <text:p text:style-name="P4">
Він зазначив, що росіянам це не вдалося, бо українці показали світові, щоозначає боротися за свободу, бути патріотом і перемагати у процесі боротьби задемократичні цінності.</text:p>
      <text:p text:style-name="P4">
Прем’єр-міністр Хорватії відзначив, що Україна має безпрецедентну солідарністьз боку міжнародної спільноти, «якої ми вже багато років не бачили».</text:p>
      <text:p text:style-name="P4">
«Ця солідарність залишатиметься такою ж міцною, ви заслуговуєте на те, щобУкраїна відновила свою територіальну цілісність і звільнила тимчасовоокуповані території. Саме тому наша підтримка України – політична,гуманітарна, фінансова чи військова - триватимуть і далі», - запевнивПленкович.</text:p>
      <text:p text:style-name="P4">
Він акцентував, що скоєні росією злочини вимагають покарання, правосуддя ітого, щоб винні понесли відповідальність за них.</text:p>
      <text:p text:style-name="P4">
«Саме тому з вашої ініціативи ми сьогодні підписуємо Бучанську декларацію, вякій закликаємо до покарання тих, хто вчинив ці злочини. Це дуже важливімеседжі, які ми шлемо сьогодні з Бучі», - наголосив прем’єр-міністр <text:a xlink:type="simple" xlink:href="https://www.ukrinform.ua/tag-horvatia" text:style-name="Internet_20_link" text:visited-style-name="Visited_20_Internet_20_Link">
</text:a>
 .</text:p>
      <text:p text:style-name="P4">
<text:span text:style-name="T4">
Читайте також:</text:span>
 <text:a xlink:type="simple" xlink:href="https://www.ukrinform.ua/rubric-ato/3689928-premer-slovenii-na-pamatnih-zahodah-u-buci-sogodni-vsi-mi-ukrainci.html" text:style-name="Internet_20_link" text:visited-style-name="Visited_20_Internet_20_Link">
 </text:a>
</text:p>
      <text:p text:style-name="P4">
Як повідомлялося, за даними Офісу генпрокурора, російські загарбники скоїли вБучанському районі Київської області понад 9000 воєнних злочинів. Зокрема, <text:a xlink:type="simple" xlink:href="https://www.ukrinform.ua/rubric-ato/3689743-ponad-1400-smertej-zelenskij-pokazav-kadri-33-dniv-okupacii-buci.html" text:style-name="Internet_20_link" text:visited-style-name="Visited_20_Internet_20_Link">
</text:a>
 . Серед загиблих - 37 дітей. Ще 52дитини були поранені.</text:p>
      <text:p text:style-name="P4">
<text:span text:style-name="T5">
Фото: ОП</text:span>
</text:p>
      <text:p text:style-name="P4">
Source: <text:a xlink:type="simple" xlink:href="https://www.ukrinform.ua/rubric-polytics/3689975-skoeni-v-buci-zlocini-pokazali-spravzne-oblicca-rosijskoi-agresii-premer-horvatii.html" text:style-name="Internet_20_link" text:visited-style-name="Visited_20_Internet_20_Link">
https://www.ukrinform.ua/rubric-polytics/3689975-skoeni-v-buci-zlocini-pokazali-spravzne-oblicca-rosijskoi-agresii-premer-horvatii.html</text:a>
</text:p>
      <!--NEWS-->
      <text:h text:style-name="P10" text:outline-level="1">
<text:span text:style-name="T4">
ХІ Книжковий Арсенал відбудеться 22-25 червня</text:span>
</text:h>
      <text:p text:style-name="P4">
Authors: Ukrinform (Person)</text:p>
      <text:p text:style-name="P4">
Publisher: Укринформ (Organization)</text:p>
      <text:p text:style-name="P4">
Published Time: 2023-03-31T16:29:37+03:00</text:p>
      <text:p text:style-name="P4">
Modified Time: 2023-03-31T16:29:37+03:00</text:p>
      <text:p text:style-name="P4">
Description: ХІ Міжнародний фестиваль "Книжковий Арсенал" цьогоріч проходитиме з вечора 22 червня (офіційне відкриття) до 25 червня. — Укрінформ.</text:p>
      <text:p text:style-name="P4">
Images: ["<text:a xlink:type="simple" xlink:href="https://static.ukrinform.com/photos/2019_05/thumb_files/630_360_1558542096-5518.jpeg" text:style-name="Internet_20_link" text:visited-style-name="Visited_20_Internet_20_Link">
630_360_15585...</text:a>
"]</text:p>
      <text:p text:style-name="P4">
Tags: ['Книги', 'Книжковий Арсенал', 'Література', 'Мистецький Арсенал']</text:p>
      <text:p text:style-name="P4">
Type: Article</text:p>
      <!--METADATA-->
      <text:p text:style-name="P4">
<draw:frame draw:style-name="fr1" draw:name="Image125" text:anchor-type="as-char" svg:width="6.9236in" svg:height="3.956343in" draw:z-index="0">
<draw:image xlink:href="../Images/yкринформ/2023-03-31T16-29-37-03-00/630_360_1558542096-5518.jpeg" xlink:type="simple" xlink:show="embed" xlink:actuate="onLoad" draw:mime-type="image/jpeg"/>
</draw:frame>
 ХІМіжнародний фестиваль "Книжковий Арсенал" цьогоріч проходитиме з вечора 22червня (офіційне відкриття) до 25 червня.</text:p>
      <text:p text:style-name="P4">
Про це повідомляє <text:a xlink:type="simple" xlink:href="http://book.artarsenal.in.ua/knyzhkovyj-arsenal-2023-vidbudetsya/" text:style-name="Internet_20_link" text:visited-style-name="Visited_20_Internet_20_Link">
 </text:a>
 фестивалю, передає Укрінформ.</text:p>
      <text:p text:style-name="P4">
"Ми впевнені, що Книжковий Арсенал цього року потрібен як ніколи. Він маєпідтримати, посилити стійкість і надихнути усіх нас. Тому сьогодні миоголошуємо дати щорічного фестивалю і зробимо все, щоб створити комфортний ібезпечний простір, аби зібратися разом і надати сцену, щоби осмислити нашдосвід", - сказала генеральний директор Мистецького арсеналу Олеся Островська-Люта.</text:p>
      <text:p text:style-name="P4">
Захід складатиметься з програмної частини фестивалю та книжкового ярмарку зтематичними секціями.</text:p>
      <text:p text:style-name="P4">
Цьогоріч книжковий ярмарок буде організований в інший спосіб, операторамипродажу книжок на фестивалі будуть не окремі видавництва, а локальні київськікнигарні. Зокрема, книгарня «Сенс» представить секцію «Нонфікшн», книгарня«Книжковий Лев» — секцію «Художня література», книгарня «Закапелок» — секції«Дитяча література», «Комікси та графічні романи».</text:p>
      <text:p text:style-name="P4">
<text:span text:style-name="T4">
Читайте також:</text:span>
 <text:a xlink:type="simple" xlink:href="https://www.ukrinform.ua/rubric-ato/3683839-ukraina-predstavila-svij-stend-na-bolonskomu-knizkovomu-armarku.html" text:style-name="Internet_20_link" text:visited-style-name="Visited_20_Internet_20_Link">
 </text:a>
</text:p>
      <text:p text:style-name="P4">
Оператором секції «Арткнига» стане Довженко-Центр в межах міжінституційногопартнерства з Мистецьким арсеналом.</text:p>
      <text:p text:style-name="P4">
"Книжковий Арсенал традиційно приділяє особливу увагу секції «Воєнналітература». У просторі ярмарку буде представлена добірка видань, створенихветеранами війни, учасниками бойових дій, членами їхніх сімей, книги провійну, видані після 2014 року", - зазначають у пресслужбі фестивалю.</text:p>
      <text:p text:style-name="P4">
Над програмною частиною Книжкового Арсеналу працюватимуть запрошені куратори.Близько 50 подій у межах фокус-теми, основної літературної програми, програмидля дітей та підлітків, перформативні, професійні події відбуватимуться натрьох сценах.</text:p>
      <text:p text:style-name="P4">
Для безпеки учасників ярмарку та програми подій у Мистецькому арсеналідоступне найпростіше укриття, облаштоване за підтримки Міжнародного фонду«Відродження».</text:p>
      <text:p text:style-name="P4">
<text:span text:style-name="T4">
Читайте також:</text:span>
 <text:a xlink:type="simple" xlink:href="https://www.ukrinform.ua/rubric-society/3685953-onoviti-knizkovij-fond-mozna-za-povnocinnoi-roboti-nacionalnih-vidavnictv-tkacenko.html" text:style-name="Internet_20_link" text:visited-style-name="Visited_20_Internet_20_Link">
 </text:a>
</text:p>
      <text:p text:style-name="P4">
Міжнародний фестиваль «Книжковий Арсенал» засновано Мистецьким арсеналом з2011 року.</text:p>
      <text:p text:style-name="P4">
У 2019 році <text:a xlink:type="simple" xlink:href="https://www.ukrinform.ua/tag-festival" text:style-name="Internet_20_link" text:visited-style-name="Visited_20_Internet_20_Link">
 </text:a>
 «Книжковий Арсенал»здобув звання «Найкращий літературний фестиваль світу».</text:p>
      <text:p text:style-name="P4">
<text:span text:style-name="T5">
Фото ілюстративне</text:span>
</text:p>
      <text:p text:style-name="P4">
Source: <text:a xlink:type="simple" xlink:href="https://www.ukrinform.ua/rubric-culture/3689973-hi-knizkovij-arsenal-vidbudetsa-2225-cervna.html" text:style-name="Internet_20_link" text:visited-style-name="Visited_20_Internet_20_Link">
https://www.ukrinform.ua/rubric-culture/3689973-hi-knizkovij-arsenal-vidbudetsa-2225-cervna.html</text:a>
</text:p>
      <!--NEWS-->
      <text:h text:style-name="P10" text:outline-level="1">
<text:span text:style-name="T4">
У гірській річці на Закарпатті виявили сміттєвий затор завдовжки 45 метрів</text:span>
</text:h>
      <text:p text:style-name="P4">
Authors: Ukrinform (Person)</text:p>
      <text:p text:style-name="P4">
Publisher: Укринформ (Organization)</text:p>
      <text:p text:style-name="P4">
Published Time: 2023-03-31T16:30:26+03:00</text:p>
      <text:p text:style-name="P4">
Modified Time: 2023-03-31T16:30:26+03:00</text:p>
      <text:p text:style-name="P4">
Description: На Закарпатті у гірській річці виявили сміттєвий затор завдовжки 45 метрів. — Укрінформ.</text:p>
      <text:p text:style-name="P4">
Images: ["<text:a xlink:type="simple" xlink:href="https://static.ukrinform.com/photos/2023_03/thumb_files/630_360_1680269251-386.jpg" text:style-name="Internet_20_link" text:visited-style-name="Visited_20_Internet_20_Link">
630_360_16802...</text:a>
", "<text:a xlink:type="simple" xlink:href="https://static.ukrinform.com/photos/2023_03/1680269251-947.jpg" text:style-name="Internet_20_link" text:visited-style-name="Visited_20_Internet_20_Link">
1680269251-94...</text:a>
", "<text:a xlink:type="simple" xlink:href="https://static.ukrinform.com/photos/2023_03/1680269250-384.jpg" text:style-name="Internet_20_link" text:visited-style-name="Visited_20_Internet_20_Link">
1680269250-38...</text:a>
", "<text:a xlink:type="simple" xlink:href="https://static.ukrinform.com/photos/2023_03/1680269250-713.jpg" text:style-name="Internet_20_link" text:visited-style-name="Visited_20_Internet_20_Link">
1680269250-71...</text:a>
", "<text:a xlink:type="simple" xlink:href="https://static.ukrinform.com/photos/2023_03/1680269250-710.jpg" text:style-name="Internet_20_link" text:visited-style-name="Visited_20_Internet_20_Link">
1680269250-71...</text:a>
"]</text:p>
      <text:p text:style-name="P4">
Tags: ['Ріка', 'Сміття', 'Закарпаття']</text:p>
      <text:p text:style-name="P4">
Type: Article</text:p>
      <!--METADATA-->
      <text:p text:style-name="P4">
<draw:frame draw:style-name="fr1" draw:name="Image126" text:anchor-type="as-char" svg:width="6.9236in" svg:height="3.956343in" draw:z-index="0">
<draw:image xlink:href="../Images/yкринформ/2023-03-31T16-30-26-03-00/630_360_1680269251-386.jpg" xlink:type="simple" xlink:show="embed" xlink:actuate="onLoad" draw:mime-type="image/jpeg"/>
</draw:frame>
 НаЗакарпатті у гірській річці виявили сміттєвий затор завдовжки 45 метрів.</text:p>
      <text:p text:style-name="P4">
Про це у <text:a xlink:type="simple" xlink:href="https://www.facebook.com/MyroslavBiletskyi.official/posts/pfbid02pSnMichLyEuMWdZh6oajKmYyQBX8e5sZzNuy96W8Dg3tzZwjwb2DJcRBX8TYhwp2l" text:style-name="Internet_20_link" text:visited-style-name="Visited_20_Internet_20_Link">
</text:a>
повідомив перший заступник голови Закарпатської ОВА Мирослав Білецький,передає Укрінформ.</text:p>
      <text:p text:style-name="P4">
"Традиційно навесні фахівці водного господарства обстежують береги та русларічок області, щоб виявити і зафіксувати стихійні звалища відходів та сміттєвізатори. Експерти Басейнового управління водних ресурсів річки Тиса післяпроведених обстежень виявили один великий затор довжиною близько 45 м на річціБоржава в межах села Нижні Ремети," - написав він.</text:p>
      <text:p text:style-name="P4">
<draw:frame draw:style-name="fr1" draw:name="Image127" text:anchor-type="as-char" svg:width="6.9236in" svg:height="5.198195in" draw:z-index="0">
<draw:image xlink:href="../Images/yкринформ/2023-03-31T16-30-26-03-00/1680269251-947.jpg" xlink:type="simple" xlink:show="embed" xlink:actuate="onLoad" draw:mime-type="image/jpeg"/>
</draw:frame>
</text:p>
      <text:p text:style-name="P4">
За словами Білецького, затор утворився із двох менших, що їх зафіксували ще влютому.</text:p>
      <text:p text:style-name="P4">
"Допоки не спав рівень води в руслі, розчистити їх не було можливості," -додав він.</text:p>
      <text:p text:style-name="P4">
<draw:frame draw:style-name="fr1" draw:name="Image128" text:anchor-type="as-char" svg:width="6.9236in" svg:height="9.231467in" draw:z-index="0">
<draw:image xlink:href="../Images/yкринформ/2023-03-31T16-30-26-03-00/1680269250-384.jpg" xlink:type="simple" xlink:show="embed" xlink:actuate="onLoad" draw:mime-type="image/jpeg"/>
</draw:frame>
</text:p>
      <text:p text:style-name="P4">
Чиновник поінформував, що ще один сміттєвий затор утворився на р. Іршава біляс. Кам’янське. "Це призвело до засмічення нижньої частини каналу К-1, якийвідводить надлишковий поверхневий стік з території місцевого підприємства, щозаймається садівництвом. Спільними зусиллями працівників Берегівського МУВГ тасамої компанії днями вдалося ліквідувати затор та розчистити гирло каналу відповалених дерев і побутового сміття" - зазначив він.</text:p>
      <text:p text:style-name="P4">
<draw:frame draw:style-name="fr1" draw:name="Image129" text:anchor-type="as-char" svg:width="6.9236in" svg:height="4.12119in" draw:z-index="0">
<draw:image xlink:href="../Images/yкринформ/2023-03-31T16-30-26-03-00/1680269250-713.jpg" xlink:type="simple" xlink:show="embed" xlink:actuate="onLoad" draw:mime-type="image/jpeg"/>
</draw:frame>
</text:p>
      <text:p text:style-name="P4">
Водночас, на берегах р. Ріка у межах смт Міжгір’я зафіксували несанкціонованісміттєзвалища, які також слід розчистити.</text:p>
      <text:p text:style-name="P4">
<draw:frame draw:style-name="fr1" draw:name="Image130" text:anchor-type="as-char" svg:width="6.9236in" svg:height="5.198195in" draw:z-index="0">
<draw:image xlink:href="../Images/yкринформ/2023-03-31T16-30-26-03-00/1680269250-710.jpg" xlink:type="simple" xlink:show="embed" xlink:actuate="onLoad" draw:mime-type="image/jpeg"/>
</draw:frame>
</text:p>
      <text:p text:style-name="P4">
За словами Білецького, обстеження водойм області тривають, тож результати цієїроботи будуть відомі дещо згодом.</text:p>
      <text:p text:style-name="P4">
<text:span text:style-name="T4">
Читайте також:</text:span>
 <text:a xlink:type="simple" xlink:href="https://www.ukrinform.ua/rubric-regions/3689328-ugorska-firma-mento-zbudue-na-zakarpatti-smittepererobnij-zavod.html" text:style-name="Internet_20_link" text:visited-style-name="Visited_20_Internet_20_Link">
 </text:a>
</text:p>
      <text:p text:style-name="P4">
Як раніше повідомлялося, близько 40% закарпатських громад не маютьорганізованого вивезення твердих побутових відходів, люди звикли викидати своєсміття у річки та ліси.</text:p>
      <text:p text:style-name="P4">
<text:span text:style-name="T5">
Фото: Фейсбук Мирослава Білецького</text:span>
</text:p>
      <text:p text:style-name="P4">
Source: <text:a xlink:type="simple" xlink:href="https://www.ukrinform.ua/rubric-regions/3689976-u-girskij-ricci-na-zakarpatti-viavili-smittevij-zator-zavdovzki-45-metriv.html" text:style-name="Internet_20_link" text:visited-style-name="Visited_20_Internet_20_Link">
https://www.ukrinform.ua/rubric-regions/3689976-u-girskij-ricci-na-zakarpatti-viavili-smittevij-zator-zavdovzki-45-metriv.html</text:a>
</text:p>
      <!--NEWS-->
      <text:h text:style-name="P10" text:outline-level="1">
<text:span text:style-name="T4">
В Україні створять спеціальні слідчі групи, які збиратимуть докази злочинів росії для МКС</text:span>
</text:h>
      <text:p text:style-name="P4">
Authors: Ukrinform (Person)</text:p>
      <text:p text:style-name="P4">
Publisher: Укринформ (Organization)</text:p>
      <text:p text:style-name="P4">
Published Time: 2023-03-31T16:44:30+03:00</text:p>
      <text:p text:style-name="P4">
Modified Time: 2023-03-31T16:44:30+03:00</text:p>
      <text:p text:style-name="P4">
Description: В Україні створять спеціальні слідчі групи (Task forces) для збору доказової бази у справах про злочини росії, які у подальшому передадуть до Міжнародного кримінального суду. — Укрінформ.</text:p>
      <text:p text:style-name="P4">
Images: ["<text:a xlink:type="simple" xlink:href="https://static.ukrinform.com/photos/2023_01/thumb_files/630_360_1674839280-972.jpeg" text:style-name="Internet_20_link" text:visited-style-name="Visited_20_Internet_20_Link">
630_360_16748...</text:a>
"]</text:p>
      <text:p text:style-name="P4">
Tags: ['росія', 'Воєнні злочини', 'Міжнародний кримінальний суд', 'Андрій Костін']</text:p>
      <text:p text:style-name="P4">
Type: Article</text:p>
      <!--METADATA-->
      <text:p text:style-name="P4">
<draw:frame draw:style-name="fr1" draw:name="Image131" text:anchor-type="as-char" svg:width="6.9236in" svg:height="3.956343in" draw:z-index="0">
<draw:image xlink:href="../Images/yкринформ/2023-03-31T16-44-30-03-00/630_360_1674839280-972.jpeg" xlink:type="simple" xlink:show="embed" xlink:actuate="onLoad" draw:mime-type="image/jpeg"/>
</draw:frame>
 В Україністворять спеціальні слідчі групи (Task forces) для збору доказової бази усправах про злочини росії, які у подальшому передадуть до Міжнародногокримінального суду.</text:p>
      <text:p text:style-name="P4">
Про це повідомив генпрокурор Андрій Костін під час конференції United forjustice, яка відбулася у Бучі і була приурочена до річниці звільнення міставід російських військових, передає кореспондент Укрінформу.</text:p>
      <text:p text:style-name="P4">
«Ми про це домовилися (з прокурором Міжнародного кримінального суду - ред.)кілька днів тому, а сьогодні спільно оголосили про те, що будемо створюватиробочі групи Task forces щодо певних кримінальних проваджень, які ми, якУкраїна, готові будемо передати до Міжнародного кримінального суду», - сказаввін.</text:p>
      <text:p text:style-name="P4">
Костін зазначив, що МКС нещодавно видав ордер на арешт президента <text:a xlink:type="simple" xlink:href="https://www.ukrinform.ua/tag-rosia" text:style-name="Internet_20_link" text:visited-style-name="Visited_20_Internet_20_Link">
</text:a>
 володимира путіна, оскільки українськаправоохоронна система не має змоги його засудити через імунітет, який він маєяк президент.</text:p>
      <text:p text:style-name="P4">
«Тому в цій справі саме МКС допомагає Україні, але можуть бути справи щодозлочинів, які набули світового рівня обізнаності, і ми розглядаємо можливістьпередати їх у МКС. У тому числі це справи щодо воєнних злочинів на територіїБучанського району», - додав генпрокурор.</text:p>
      <text:p text:style-name="P4">
Він розповів, що робота Офісу генпрокурора з Міжнародним кримінальним судомпродовжується, є план і стратегія такої співпраці на поточний рік.</text:p>
      <text:p text:style-name="P4">
<text:span text:style-name="T4">
Читайте також:</text:span>
 <text:a xlink:type="simple" xlink:href="https://www.ukrinform.ua/rubric-polytics/3689641-genocid-ukrainciv-zadokumentuut-u-ramkah-moskovskogo-mehanizmu-cimbaluk.html" text:style-name="Internet_20_link" text:visited-style-name="Visited_20_Internet_20_Link">
 </text:a>
</text:p>
      <text:p text:style-name="P4">
Як повідомлялося, 17 березня Палата досудового провадження ІІ Міжнародногокримінального суду <text:a xlink:type="simple" xlink:href="https://www.ukrinform.ua/rubric-world/3683849-miznarodnij-kriminalnij-sud-vidav-order-na-arest-putina.html" text:style-name="Internet_20_link" text:visited-style-name="Visited_20_Internet_20_Link">
 </text:a>
президента росії путіна та марії львової-бєлової. Їх підозрюють у воєннихзлочинах - незаконній депортації та переміщенні населення, зокрема дітей, зтимчасово окупованої території України.</text:p>
      <text:p text:style-name="P4">
Усі країни-члени Міжнародного кримінального суду тепер юридично зобов'язанізатримати і передати до суду путіна.</text:p>
      <text:p text:style-name="P4">
23 березня у будівлі Міжнародного кримінального суду (МКС) відбулосяпідписання угоди про відкриття field (польового – ред.) Офісу прокурора МКС вУкраїні.</text:p>
      <text:p text:style-name="P4">
<text:span text:style-name="T5">
Фото: Офіс генпрокурора</text:span>
</text:p>
      <text:p text:style-name="P4">
Source: <text:a xlink:type="simple" xlink:href="https://www.ukrinform.ua/rubric-society/3689981-v-ukraini-stvorat-specialni-slidci-grupi-aki-zbiratimut-dokazi-zlociniv-rosii-dla-mks.html" text:style-name="Internet_20_link" text:visited-style-name="Visited_20_Internet_20_Link">
https://www.ukrinform.ua/rubric-society/3689981-v-ukraini-stvorat-specialni-slidci-grupi-aki-zbiratimut-dokazi-zlociniv-rosii-dla-mks.html</text:a>
</text:p>
      <!--NEWS-->
      <text:h text:style-name="P10" text:outline-level="1">
<text:span text:style-name="T4">
Активісти «Жовтої стрічки» передали євродепутатам листи з історіями спротиву у Криму</text:span>
</text:h>
      <text:p text:style-name="P4">
Authors: Ukrinform (Person)</text:p>
      <text:p text:style-name="P4">
Publisher: Укринформ (Organization)</text:p>
      <text:p text:style-name="P4">
Published Time: 2023-03-31T16:48:12+03:00</text:p>
      <text:p text:style-name="P4">
Modified Time: 2023-03-31T16:48:12+03:00</text:p>
      <text:p text:style-name="P4">
Description: Активісти руху «Жовта стрічка» передали депутатам Європарламенту листи від українських та кримськотатарських діячів із розповідями про спротив російським окупантам у Криму, а також квитки на майбутні залізничні рейси до звільненого півострова. — Укрінформ.</text:p>
      <text:p text:style-name="P4">
Images: ["<text:a xlink:type="simple" xlink:href="https://static.ukrinform.com/photos/2022_12/thumb_files/630_360_1670323070-377.jpg" text:style-name="Internet_20_link" text:visited-style-name="Visited_20_Internet_20_Link">
630_360_16703...</text:a>
"]</text:p>
      <text:p text:style-name="P4">
Tags: ['Європарламент', 'Крим', 'Рух опору «Жовта стрічка»']</text:p>
      <text:p text:style-name="P4">
Type: Article</text:p>
      <!--METADATA-->
      <text:p text:style-name="P4">
<draw:frame draw:style-name="fr1" draw:name="Image132" text:anchor-type="as-char" svg:width="6.9236in" svg:height="3.956343in" draw:z-index="0">
<draw:image xlink:href="../Images/yкринформ/2023-03-31T16-48-12-03-00/630_360_1670323070-377.jpg" xlink:type="simple" xlink:show="embed" xlink:actuate="onLoad" draw:mime-type="image/jpeg"/>
</draw:frame>
 Активістируху «Жовта стрічка» передали депутатам Європарламенту листи від українськихта кримськотатарських діячів із розповідями про спротив російським окупантам уКриму, а також квитки на майбутні залізничні рейси до звільненого півострова.</text:p>
      <text:p text:style-name="P4">
Про це йдеться в релізі, який організатори руху опору передали Укрінформу.</text:p>
      <text:p text:style-name="P4">
«Європейці знають про кримський опір напрочуд мало, адже російська пропагандав Європі досі залишається активною. За офіційними даними, в російськомуув’язненні перебувають майже 200 людей із Криму. Підтримка європарламентаріївнадзвичайно важлива не лише для українців, а й для киримли, для яких півострівє єдиним домом. Листи, які представники нашого руху передали європейськимпарламентаріям у Брюсселі, повинні стати потужним голосом кримського опору,який почують не лише дипломати, а й звичайні жителі європейських країн», —зазначають засновники «Жовтої стрічки».</text:p>
      <text:p text:style-name="P4">
<text:span text:style-name="T4">
Читайте також:</text:span>
 <text:a xlink:type="simple" xlink:href="https://www.ukrinform.ua/rubric-crimea/3684219-u-krimu-aktivisti-zovtoi-stricki-za-tizden-rozvisili-ponad-300-plakativ.html" text:style-name="Internet_20_link" text:visited-style-name="Visited_20_Internet_20_Link">
 </text:a>
</text:p>
      <text:p text:style-name="P4">
Як повідомляється, листи адресовано, зокрема, голові Європейського парламентуРоберті Мецолі, чотирьом представникам Польщі - Радославу Сікорському, РобертуБедроню, Вітольду Ващиковському та Анні Фотига, а також трьом із Німеччини:Віолі фон Крамон-Таубадель, Сергію Лагодинському, Міхаелю Ґалеру. Крім того,серед адресатів - парламентарії від Литви Пятрас Ауштрявічюс, Андрюс Кубілюс,від Латвії - Сандра Калнієте та Естонії - Ріго Террас. Також листи отримаютьГі Вергофстадт із Бельгії та Наталі Луазо із Франції.</text:p>
      <text:p text:style-name="P4">
«Разом із листами європарламентарії отримали у подарунок квитки на майбутніперші залізничні рейси до звільненого півострова», - підкреслюється вповідомленні.</text:p>
      <text:p text:style-name="P4">
Також зазначається, що листи до європейців підтримали українські політики тадіячі культури. Серед них постійна представниця Президента України в АР КримТаміла Ташева, кінорежисер Ахтем Сеітаблаєв, співзасновниця ГО «Крим SOS»Севгіль Мусаєва, режисер і сценарист фільму «U311 Черкаси» Тимур Ященко,сестра незаконно ув’язненого окупантами кримськотатарського активіста БогданаЗізи, громадська активістка Олександра Баркова та перша заступниця міністразакордонних справ України Еміне Джапарова.</text:p>
      <text:p text:style-name="P4">
«Навіть після дев’яти років окупації рух спротиву у Криму залишається сильним.Він живе в українських піснях, які кримці продовжують слухати попри заборони.У політв’язнях, які не зрадили свою Батьківщину. В унікальній природі татрадиціях півострова. Синьо-жовтий прапор, який нещодавно замайорів у селіГрушівка, сповіщає про те, що Крим чекає на повернення в Україну», —підкреслила Джапарова.</text:p>
      <text:p text:style-name="P4">
<text:span text:style-name="T4">
Читайте також:</text:span>
 <text:a xlink:type="simple" xlink:href="https://www.ukrinform.ua/rubric-crimea/3683685-ukrainska-simvolika-zamist-rosijskoi-u-krimu-trivae-flesmob-nablizaetsa-cas-svobodi.html" text:style-name="Internet_20_link" text:visited-style-name="Visited_20_Internet_20_Link">
 </text:a>
</text:p>
      <text:p text:style-name="P4">
Як повідомляв Укрінформ, учасники руху спротиву «Жовта стрічка»продемонстрували <text:a xlink:type="simple" xlink:href="https://www.ukrinform.ua/rubric-crimea/3686360-simferopol-ta-sevastopol-trivae-sprotiv-zovta-stricka-pokazala-novi-listivki-ta-grafiti.html" text:style-name="Internet_20_link" text:visited-style-name="Visited_20_Internet_20_Link">
 </text:a>
 які вони поширили у тимчасово окупованихСімферополі та Севастополі.</text:p>
      <text:p text:style-name="P4">
<text:span text:style-name="T5">
Фото: Телеграм Жовта стрічка</text:span>
</text:p>
      <text:p text:style-name="P4">
Source: <text:a xlink:type="simple" xlink:href="https://www.ukrinform.ua/rubric-crimea/3689983-aktivisti-zovtoi-stricki-peredali-evrodeputatam-listi-z-istoriami-sprotivu-u-krimu.html" text:style-name="Internet_20_link" text:visited-style-name="Visited_20_Internet_20_Link">
https://www.ukrinform.ua/rubric-crimea/3689983-aktivisti-zovtoi-stricki-peredali-evrodeputatam-listi-z-istoriami-sprotivu-u-krimu.html</text:a>
</text:p>
      <!--NEWS-->
      <text:h text:style-name="P10" text:outline-level="1">
<text:span text:style-name="T4">
Страсті за Лавру, український прапор на Етні та весілля у реанімації</text:span>
</text:h>
      <text:p text:style-name="P4">
Authors: Ukrinform (Person)</text:p>
      <text:p text:style-name="P4">
Publisher: Укринформ (Organization)</text:p>
      <text:p text:style-name="P4">
Published Time: 2023-03-31T16:55:00+03:00</text:p>
      <text:p text:style-name="P4">
Modified Time: 2023-03-31T16:55:00+03:00</text:p>
      <text:p text:style-name="P4">
Description: Україна продовжує протистояти повномасштабному вторгненню рф. Життя під час війни фіксують фотокореспонденти Укрінформу. — Укрінформ.</text:p>
      <text:p text:style-name="P4">
Images: ["<text:a xlink:type="simple" xlink:href="https://static.ukrinform.com/photos/2023_03/thumb_files/630_360_1680265893-857.jpg" text:style-name="Internet_20_link" text:visited-style-name="Visited_20_Internet_20_Link">
630_360_16802...</text:a>
", "<text:a xlink:type="simple" xlink:href="https://static.ukrinform.com/photos/2023_03/1680261113-614.jpg" text:style-name="Internet_20_link" text:visited-style-name="Visited_20_Internet_20_Link">
1680261113-61...</text:a>
", "<text:a xlink:type="simple" xlink:href="https://static.ukrinform.com/photos/2023_03/1680261099-887.jpg" text:style-name="Internet_20_link" text:visited-style-name="Visited_20_Internet_20_Link">
1680261099-88...</text:a>
", "<text:a xlink:type="simple" xlink:href="https://static.ukrinform.com/photos/2023_03/1680261114-694.jpg" text:style-name="Internet_20_link" text:visited-style-name="Visited_20_Internet_20_Link">
1680261114-69...</text:a>
", "<text:a xlink:type="simple" xlink:href="https://static.ukrinform.com/photos/2023_03/1680261114-162.jpg" text:style-name="Internet_20_link" text:visited-style-name="Visited_20_Internet_20_Link">
1680261114-16...</text:a>
", "<text:a xlink:type="simple" xlink:href="https://static.ukrinform.com/photos/2023_03/1680261100-397.jpg" text:style-name="Internet_20_link" text:visited-style-name="Visited_20_Internet_20_Link">
1680261100-39...</text:a>
", "<text:a xlink:type="simple" xlink:href="https://static.ukrinform.com/photos/2023_03/1680261087-759.jpg" text:style-name="Internet_20_link" text:visited-style-name="Visited_20_Internet_20_Link">
1680261087-75...</text:a>
", "<text:a xlink:type="simple" xlink:href="https://static.ukrinform.com/photos/2023_03/1680261140-604.jpg" text:style-name="Internet_20_link" text:visited-style-name="Visited_20_Internet_20_Link">
1680261140-60...</text:a>
", "<text:a xlink:type="simple" xlink:href="https://static.ukrinform.com/photos/2023_03/1680261129-371.jpg" text:style-name="Internet_20_link" text:visited-style-name="Visited_20_Internet_20_Link">
1680261129-37...</text:a>
", "<text:a xlink:type="simple" xlink:href="https://static.ukrinform.com/photos/2023_03/1680266711-671.jpg" text:style-name="Internet_20_link" text:visited-style-name="Visited_20_Internet_20_Link">
1680266711-67...</text:a>
", "<text:a xlink:type="simple" xlink:href="https://static.ukrinform.com/photos/2023_03/1680261101-807.jpg" text:style-name="Internet_20_link" text:visited-style-name="Visited_20_Internet_20_Link">
1680261101-80...</text:a>
", "<text:a xlink:type="simple" xlink:href="https://static.ukrinform.com/photos/2023_03/1680261128-365.jpg" text:style-name="Internet_20_link" text:visited-style-name="Visited_20_Internet_20_Link">
1680261128-36...</text:a>
", "<text:a xlink:type="simple" xlink:href="https://static.ukrinform.com/photos/2023_03/1680261085-664.jpg" text:style-name="Internet_20_link" text:visited-style-name="Visited_20_Internet_20_Link">
1680261085-66...</text:a>
", "<text:a xlink:type="simple" xlink:href="https://static.ukrinform.com/photos/2023_03/1680261127-715.jpg" text:style-name="Internet_20_link" text:visited-style-name="Visited_20_Internet_20_Link">
1680261127-71...</text:a>
", "<text:a xlink:type="simple" xlink:href="https://static.ukrinform.com/photos/2023_03/1680261140-516.jpg" text:style-name="Internet_20_link" text:visited-style-name="Visited_20_Internet_20_Link">
1680261140-51...</text:a>
", "<text:a xlink:type="simple" xlink:href="https://static.ukrinform.com/photos/2023_03/1680261086-180.jpg" text:style-name="Internet_20_link" text:visited-style-name="Visited_20_Internet_20_Link">
1680261086-18...</text:a>
", "<text:a xlink:type="simple" xlink:href="https://static.ukrinform.com/photos/2023_03/1680261101-843.jpg" text:style-name="Internet_20_link" text:visited-style-name="Visited_20_Internet_20_Link">
1680261101-84...</text:a>
", "<text:a xlink:type="simple" xlink:href="https://static.ukrinform.com/photos/2023_03/1680261086-534.jpg" text:style-name="Internet_20_link" text:visited-style-name="Visited_20_Internet_20_Link">
1680261086-53...</text:a>
", "<text:a xlink:type="simple" xlink:href="https://static.ukrinform.com/photos/2023_03/1680261113-511.jpg" text:style-name="Internet_20_link" text:visited-style-name="Visited_20_Internet_20_Link">
1680261113-51...</text:a>
", "<text:a xlink:type="simple" xlink:href="https://static.ukrinform.com/photos/2023_03/1680261100-968.jpg" text:style-name="Internet_20_link" text:visited-style-name="Visited_20_Internet_20_Link">
1680261100-96...</text:a>
", "<text:a xlink:type="simple" xlink:href="https://static.ukrinform.com/photos/2023_03/1680261128-557.jpg" text:style-name="Internet_20_link" text:visited-style-name="Visited_20_Internet_20_Link">
1680261128-55...</text:a>
"]</text:p>
      <text:p text:style-name="P4">
Tags: ['Безпілотник', 'Фото', 'Ірпінь', 'Похорон', 'Танк', 'Театр', 'УПЦ МП', 'Київська Лавра', 'РПЦ', 'Київська пектораль']</text:p>
      <text:p text:style-name="P4">
Type: Article</text:p>
      <!--METADATA-->
      <text:p text:style-name="P4">
<draw:frame draw:style-name="fr1" draw:name="Image133" text:anchor-type="as-char" svg:width="6.9236in" svg:height="3.956343in" draw:z-index="0">
<draw:image xlink:href="../Images/yкринформ/2023-03-31T16-55-00-03-00/630_360_1680265893-857.jpg" xlink:type="simple" xlink:show="embed" xlink:actuate="onLoad" draw:mime-type="image/jpeg"/>
</draw:frame>
 Українапродовжує протистояти повномасштабному вторгненню рф. Життя під час війнифіксують фотокореспонденти Укрінформу.</text:p>
      <text:p text:style-name="P4">
Що потрапило в об’єктиви цього тижня – дивіться у добірці світлин.</text:p>
      <text:p text:style-name="P4">
<draw:frame draw:style-name="fr1" draw:name="Image134" text:anchor-type="as-char" svg:width="6.9236in" svg:height="4.615733in" draw:z-index="0">
<draw:image xlink:href="../Images/yкринформ/2023-03-31T16-55-00-03-00/1680261113-614.jpg" xlink:type="simple" xlink:show="embed" xlink:actuate="onLoad" draw:mime-type="image/jpeg"/>
</draw:frame>
 _ Фото: ЄвгенКотенко  _</text:p>
      <text:p text:style-name="P4">
Намісник Свято-Успенської Києво-Печерської лаври митрополит Павло (Лебідь)проходить крізь натовп вірян у Лаврі, Київ, 29 березня 2023 року.</text:p>
      <text:p text:style-name="P4">
<draw:frame draw:style-name="fr1" draw:name="Image135" text:anchor-type="as-char" svg:width="6.9236in" svg:height="4.615733in" draw:z-index="0">
<draw:image xlink:href="../Images/yкринформ/2023-03-31T16-55-00-03-00/1680261099-887.jpg" xlink:type="simple" xlink:show="embed" xlink:actuate="onLoad" draw:mime-type="image/jpeg"/>
</draw:frame>
 _ Фото: ЄвгенКотенко  _</text:p>
      <text:p text:style-name="P4">
Віряни УПЦ МП зібралися під стінами Києво-Печерської лаври, Київ, 31 березня2023 року.</text:p>
      <text:p text:style-name="P4">
<draw:frame draw:style-name="fr1" draw:name="Image136" text:anchor-type="as-char" svg:width="6.9236in" svg:height="4.615733in" draw:z-index="0">
<draw:image xlink:href="../Images/yкринформ/2023-03-31T16-55-00-03-00/1680261114-694.jpg" xlink:type="simple" xlink:show="embed" xlink:actuate="onLoad" draw:mime-type="image/jpeg"/>
</draw:frame>
 _ Фото: ПавлоБагмут  _</text:p>
      <text:p text:style-name="P4">
Учасники навчань зі стрільби у межах програми з підготовки цивільних громадяндо різних ситуацій під час воєнних дій, Крюківщина, Київська область, 26березня 2023 року.</text:p>
      <text:p text:style-name="P4">
<draw:frame draw:style-name="fr1" draw:name="Image137" text:anchor-type="as-char" svg:width="6.9236in" svg:height="4.602912in" draw:z-index="0">
<draw:image xlink:href="../Images/yкринформ/2023-03-31T16-55-00-03-00/1680261114-162.jpg" xlink:type="simple" xlink:show="embed" xlink:actuate="onLoad" draw:mime-type="image/jpeg"/>
</draw:frame>
 _ Фото: ДмитроСмольєнко  _</text:p>
      <text:p text:style-name="P4">
Військовослужбовець під час відпрацювання дій у межах наступу танковихмеханізованих підрозділів з метою підтримання професійних навичок на одному зполігонів, 29 березня 2023 року.</text:p>
      <text:p text:style-name="P4">
<draw:frame draw:style-name="fr1" draw:name="Image138" text:anchor-type="as-char" svg:width="6.9236in" svg:height="4.602912in" draw:z-index="0">
<draw:image xlink:href="../Images/yкринформ/2023-03-31T16-55-00-03-00/1680261100-397.jpg" xlink:type="simple" xlink:show="embed" xlink:actuate="onLoad" draw:mime-type="image/jpeg"/>
</draw:frame>
 _ Фото: ДмитроСмольєнко  _</text:p>
      <text:p text:style-name="P4">
Аеророзвідник демонструє роботу українського безпілотника "Фурія", Запорізькаобласть, 23 березня 2023 року.</text:p>
      <text:p text:style-name="P4">
<draw:frame draw:style-name="fr1" draw:name="Image139" text:anchor-type="as-char" svg:width="6.9236in" svg:height="4.615733in" draw:z-index="0">
<draw:image xlink:href="../Images/yкринформ/2023-03-31T16-55-00-03-00/1680261087-759.jpg" xlink:type="simple" xlink:show="embed" xlink:actuate="onLoad" draw:mime-type="image/jpeg"/>
</draw:frame>
 _ Фото: ГеннадійМінченко  _</text:p>
      <text:p text:style-name="P4">
Гурт Kalush Orchestra, який став амбасадором об’єднаної штурмової бригадиНаціональної поліції України "Лють", та бійці бригади після пресконференції,Київ, 30 березня 2023 року.</text:p>
      <text:p text:style-name="P4">
<draw:frame draw:style-name="fr1" draw:name="Image140" text:anchor-type="as-char" svg:width="6.9236in" svg:height="4.615733in" draw:z-index="0">
<draw:image xlink:href="../Images/yкринформ/2023-03-31T16-55-00-03-00/1680261140-604.jpg" xlink:type="simple" xlink:show="embed" xlink:actuate="onLoad" draw:mime-type="image/jpeg"/>
</draw:frame>
 _ Фото: КирилоЧуботін  _</text:p>
      <text:p text:style-name="P4">
Захід пам’яті на честь загиблого захисника, командира бойового спецпідрозділуоперативного призначення “Омега” Національної гвардії України капітана ОлегаГрами у просторі виставки "24.02" у Національному музеї історії України уДругій світовій війні, Київ, 25 березня 2023 року.</text:p>
      <text:p text:style-name="P4">
<draw:frame draw:style-name="fr1" draw:name="Image141" text:anchor-type="as-char" svg:width="6.9236in" svg:height="4.615733in" draw:z-index="0">
<draw:image xlink:href="../Images/yкринформ/2023-03-31T16-55-00-03-00/1680261129-371.jpg" xlink:type="simple" xlink:show="embed" xlink:actuate="onLoad" draw:mime-type="image/jpeg"/>
</draw:frame>
 _ Фото: НінаЛяшонок  _</text:p>
      <text:p text:style-name="P4">
Дівчина плаче під час церемонії прощання із 36-річним снайпером, старшимсолдатом Дмитро Івановим та 34-річним т.в.о. командира взводу вогневоїпідтримки другої аеромобільної роти Андрієм Самусенком біля Будинку офіцерів,Одеса, 27 березня 2023 року.</text:p>
      <text:p text:style-name="P4">
<draw:frame draw:style-name="fr1" draw:name="Image142" text:anchor-type="as-char" svg:width="6.9236in" svg:height="4.615733in" draw:z-index="0">
<draw:image xlink:href="../Images/yкринформ/2023-03-31T16-55-00-03-00/1680266711-671.jpg" xlink:type="simple" xlink:show="embed" xlink:actuate="onLoad" draw:mime-type="image/jpeg"/>
</draw:frame>
 Фото: МиколаМ’якшиков</text:p>
      <text:p text:style-name="P4">
У відділенні реанімації лікарні ім. Мечнікова відбулася реєстрація шлюбупораненого військового Михайла і його нареченої Дарини, Дніпро, 31 березня2023 року.</text:p>
      <text:p text:style-name="P4">
<draw:frame draw:style-name="fr1" draw:name="Image143" text:anchor-type="as-char" svg:width="6.9236in" svg:height="4.692662in" draw:z-index="0">
<draw:image xlink:href="../Images/yкринформ/2023-03-31T16-55-00-03-00/1680261101-807.jpg" xlink:type="simple" xlink:show="embed" xlink:actuate="onLoad" draw:mime-type="image/jpeg"/>
</draw:frame>
 _ Фото: ГеннадійМінченко  _</text:p>
      <text:p text:style-name="P4">
Свічки під час церемонії вшанування пам’яті дітей, які загинули внаслідокросійської агресії, в межах освітньої Магістральної (не) конференції EdCampKyiv на території Верхньої Московської брами Печерської фортеці, депредставлено мультимедійний проєкт "Діти…", Київ, 26 березня 2023 року.</text:p>
      <text:p text:style-name="P4">
<draw:frame draw:style-name="fr1" draw:name="Image144" text:anchor-type="as-char" svg:width="6.9236in" svg:height="4.596501in" draw:z-index="0">
<draw:image xlink:href="../Images/yкринформ/2023-03-31T16-55-00-03-00/1680261128-365.jpg" xlink:type="simple" xlink:show="embed" xlink:actuate="onLoad" draw:mime-type="image/jpeg"/>
</draw:frame>
 _ Фото: РусланКанюка  _</text:p>
      <text:p text:style-name="P4">
Чоловік з дітьми йде повз зруйнований російськими військами Державнийподатковий університет, Ірпінь, Київська область, 26 березня 2023 року.</text:p>
      <text:p text:style-name="P4">
<draw:frame draw:style-name="fr1" draw:name="Image145" text:anchor-type="as-char" svg:width="6.9236in" svg:height="4.378536in" draw:z-index="0">
<draw:image xlink:href="../Images/yкринформ/2023-03-31T16-55-00-03-00/1680261085-664.jpg" xlink:type="simple" xlink:show="embed" xlink:actuate="onLoad" draw:mime-type="image/jpeg"/>
</draw:frame>
 _ Фото: РусланКанюка  _</text:p>
      <text:p text:style-name="P4">
Експонати Музею фрагментів війни під час брифінгу на тему: "Як зафіксуватитрагічні події війни та чому це важливо?", Київ, 27 березня 2023 року.</text:p>
      <text:p text:style-name="P4">
<draw:frame draw:style-name="fr1" draw:name="Image146" text:anchor-type="as-char" svg:width="6.9236in" svg:height="4.692662in" draw:z-index="0">
<draw:image xlink:href="../Images/yкринформ/2023-03-31T16-55-00-03-00/1680261127-715.jpg" xlink:type="simple" xlink:show="embed" xlink:actuate="onLoad" draw:mime-type="image/jpeg"/>
</draw:frame>
 _ Фото: РусланКанюка  _</text:p>
      <text:p text:style-name="P4">
Представник волонтерської організації "Сміливі відновлювати" під часрозбирання завалів зруйнованого російськими загарбниками будинку, Ірпінь,Київська область, 26 березня 2023 року.</text:p>
      <text:p text:style-name="P4">
<draw:frame draw:style-name="fr1" draw:name="Image147" text:anchor-type="as-char" svg:width="6.9236in" svg:height="4.615733in" draw:z-index="0">
<draw:image xlink:href="../Images/yкринформ/2023-03-31T16-55-00-03-00/1680261140-516.jpg" xlink:type="simple" xlink:show="embed" xlink:actuate="onLoad" draw:mime-type="image/jpeg"/>
</draw:frame>
 _ Фото: ПавлоБагмут  _</text:p>
      <text:p text:style-name="P4">
Переобладнаний вагон спеціального санітарного поїзда Укрзалізниці дляевакуації поранених цивільних із зони бойових дій показують журналістам, Київ,27 березня 2023 року.</text:p>
      <text:p text:style-name="P4">
<draw:frame draw:style-name="fr1" draw:name="Image148" text:anchor-type="as-char" svg:width="6.9236in" svg:height="4.795234in" draw:z-index="0">
<draw:image xlink:href="../Images/yкринформ/2023-03-31T16-55-00-03-00/1680261086-180.jpg" xlink:type="simple" xlink:show="embed" xlink:actuate="onLoad" draw:mime-type="image/jpeg"/>
</draw:frame>
 _ Фото: ГеннадійМінченко  _</text:p>
      <text:p text:style-name="P4">
Пектораль на сцені Київського національного академічного молодого театру, девідбулася урочиста церемонія вручення 30-ї театральної премії "Київськапектораль" за підсумками 2022 року, Київ, 27 березня 2023 року</text:p>
      <text:p text:style-name="P4">
<draw:frame draw:style-name="fr1" draw:name="Image149" text:anchor-type="as-char" svg:width="6.9236in" svg:height="4.615733in" draw:z-index="0">
<draw:image xlink:href="../Images/yкринформ/2023-03-31T16-55-00-03-00/1680261101-843.jpg" xlink:type="simple" xlink:show="embed" xlink:actuate="onLoad" draw:mime-type="image/jpeg"/>
</draw:frame>
 _ Фото: ГеннадійМінченко  _</text:p>
      <text:p text:style-name="P4">
Актори під час демонстрації частини музичної казки "Цап-кацап", створеної замотивами української народної казки "Коза-дереза", у межах урочистої церемоніївручення 30-ї театральної премії "Київська пектораль" за підсумками 2022 рокуна сцені Київського національного академічного молодого театру, Київ, 27березня 2023 року.</text:p>
      <text:p text:style-name="P4">
<draw:frame draw:style-name="fr1" draw:name="Image150" text:anchor-type="as-char" svg:width="6.9236in" svg:height="4.615733in" draw:z-index="0">
<draw:image xlink:href="../Images/yкринформ/2023-03-31T16-55-00-03-00/1680261086-534.jpg" xlink:type="simple" xlink:show="embed" xlink:actuate="onLoad" draw:mime-type="image/jpeg"/>
</draw:frame>
 _ Фото: В’ячеславМадієвський  _</text:p>
      <text:p text:style-name="P4">
Солістка Юлія Фарсюк під час першого від початку війни концерту на великійсцені Харківського національного академічного театру опери та балету доМіжнародного дня театру, Харків, 26 березня 2023 року.</text:p>
      <text:p text:style-name="P4">
<draw:frame draw:style-name="fr1" draw:name="Image151" text:anchor-type="as-char" svg:width="6.9236in" svg:height="4.615733in" draw:z-index="0">
<draw:image xlink:href="../Images/yкринформ/2023-03-31T16-55-00-03-00/1680261113-511.jpg" xlink:type="simple" xlink:show="embed" xlink:actuate="onLoad" draw:mime-type="image/jpeg"/>
</draw:frame>
 _ Фото: ГеннадійМінченко  _</text:p>
      <text:p text:style-name="P4">
Актори Олексій Богданович та Наталія Сумська під допрем'єрного показу вистави"Візит" за п'єсою "Візит старої дами" Ф. Дюрренматта на сцені Національногоакадемічного драматичного театру імені Івана Франка, Київ, 29 березня 2023року.</text:p>
      <text:p text:style-name="P4">
<draw:frame draw:style-name="fr1" draw:name="Image152" text:anchor-type="as-char" svg:width="6.9236in" svg:height="4.615733in" draw:z-index="0">
<draw:image xlink:href="../Images/yкринформ/2023-03-31T16-55-00-03-00/1680261100-968.jpg" xlink:type="simple" xlink:show="embed" xlink:actuate="onLoad" draw:mime-type="image/jpeg"/>
</draw:frame>
 _ Фото: ГеннадійМінченко  _</text:p>
      <text:p text:style-name="P4">
Припорошені снігом синьо-жовті прапорці у памʼять про загиблих "азовців" наМайдані Незалежності, Київ, 29 березня 2023 року.</text:p>
      <text:p text:style-name="P4">
<draw:frame draw:style-name="fr1" draw:name="Image153" text:anchor-type="as-char" svg:width="6.9236in" svg:height="4.615733in" draw:z-index="0">
<draw:image xlink:href="../Images/yкринформ/2023-03-31T16-55-00-03-00/1680261128-557.jpg" xlink:type="simple" xlink:show="embed" xlink:actuate="onLoad" draw:mime-type="image/jpeg"/>
</draw:frame>
 _ Фото: ІгорТкаченко  _</text:p>
      <text:p text:style-name="P4">
Фотокореспондент Укрінформу Ігор Ткаченко з прапором України на вершині Етни –найвищого та найактивнішого вулкана Європи, Італія, 21 березня 2023 року.</text:p>
      <text:p text:style-name="P4">
Source: <text:a xlink:type="simple" xlink:href="https://www.ukrinform.ua/rubric-society/3689980-strasti-za-lavru-ukrainskij-prapor-na-etni-ta-vesilla-u-reanimacii.html" text:style-name="Internet_20_link" text:visited-style-name="Visited_20_Internet_20_Link">
https://www.ukrinform.ua/rubric-society/3689980-strasti-za-lavru-ukrainskij-prapor-na-etni-ta-vesilla-u-reanimacii.html</text:a>
</text:p>
      <!--NEWS-->
      <text:h text:style-name="P10" text:outline-level="1">
<text:span text:style-name="T4">
Європол ідентифікував 150 підозрюваних у воєнних злочинах в Україні</text:span>
</text:h>
      <text:p text:style-name="P4">
Authors: Ukrinform (Person)</text:p>
      <text:p text:style-name="P4">
Publisher: Укринформ (Organization)</text:p>
      <text:p text:style-name="P4">
Published Time: 2023-03-31T17:00:00+03:00</text:p>
      <text:p text:style-name="P4">
Modified Time: 2023-03-31T17:00:00+03:00</text:p>
      <text:p text:style-name="P4">
Description: Європол проаналізував 7 тисяч фотографій та відеофрагментів і зміг ідентифікувати 150 підозрюваних у скоєнні воєнних злочинів під час розв’язаної росією війни в Україні. — Укрінформ.</text:p>
      <text:p text:style-name="P4">
Images: ["<text:a xlink:type="simple" xlink:href="https://static.ukrinform.com/photos/2022_04/thumb_files/630_360_1649246846-820.jpg" text:style-name="Internet_20_link" text:visited-style-name="Visited_20_Internet_20_Link">
630_360_16492...</text:a>
"]</text:p>
      <text:p text:style-name="P4">
Tags: ['Буча', 'Європол', 'Воєнні злочини', 'Війна з росією']</text:p>
      <text:p text:style-name="P4">
Type: Article</text:p>
      <!--METADATA-->
      <text:p text:style-name="P4">
<draw:frame draw:style-name="fr1" draw:name="Image154" text:anchor-type="as-char" svg:width="6.9236in" svg:height="3.956343in" draw:z-index="0">
<draw:image xlink:href="../Images/yкринформ/2023-03-31T17-00-00-03-00/630_360_1649246846-820.jpg" xlink:type="simple" xlink:show="embed" xlink:actuate="onLoad" draw:mime-type="image/jpeg"/>
</draw:frame>
 Європолпроаналізував 7 тисяч фотографій та відеофрагментів і зміг ідентифікувати 150підозрюваних у скоєнні воєнних злочинів під час розв’язаної росією війни вУкраїні.</text:p>
      <text:p text:style-name="P4">
Про це повідомила виконавча директорка Європолу Катрін де Боллє під часконференції United for justice, яка відбулася у Бучі та була приурочена дорічниці звільнення міста від російських військових, передає кореспондентУкрінформу.</text:p>
      <text:p text:style-name="P4">
«Наразі ми в Європолі проаналізували 7 тисяч фотографій і відеофрагментів та550 показань свідків. Ми змогли наразі ідентифікувати 150 підозрюваних ускоєнні воєнних злочинів. Спільно з Міжнародним кримінальним судом ми такожзробили внесок у розбудову спроможностей України із захисту свідків», -сказала вона.</text:p>
      <text:p text:style-name="P4">
<text:span text:style-name="T4">
Читайте також:</text:span>
 <text:a xlink:type="simple" xlink:href="https://www.ukrinform.ua/rubric-world/3686167-u-mks-prokomentuvali-rosijski-pogrozi-cerez-order-na-arest-putina.html" text:style-name="Internet_20_link" text:visited-style-name="Visited_20_Internet_20_Link">
 </text:a>
</text:p>
      <text:p text:style-name="P4">
Катрін де Боллє підкреслила, що Європол надає першочергового значеннярозслідуванню воєнних злочинів рф в Україні, збирає інформацію та ідентифікуєфігурантів.</text:p>
      <text:p text:style-name="P4">
«Ми опрацьовуємо інформацію та намагаємося встановити звʼязок між різноюінформацію, яку ми маємо та яка надходить із різних країн. Це наша головнапідтримка для генерального прокурора України, правоохоронців України, а такожМіжнародного кримінального суду», - зазначила директорка Європолу.</text:p>
      <text:p text:style-name="P4">
<text:span text:style-name="T4">
Читайте також:</text:span>
 <text:a xlink:type="simple" xlink:href="https://www.ukrinform.ua/rubric-society/3689981-v-ukraini-stvorat-specialni-slidci-grupi-aki-zbiratimut-dokazi-zlociniv-rosii-dla-mks.html" text:style-name="Internet_20_link" text:visited-style-name="Visited_20_Internet_20_Link">
 </text:a>
</text:p>
      <text:p text:style-name="P4">
Як повідомлялося, 31 березня 2022 року Сили <text:a xlink:type="simple" xlink:href="https://www.ukrinform.ua/tag-oborona" text:style-name="Internet_20_link" text:visited-style-name="Visited_20_Internet_20_Link">
 </text:a>
 звільнили від російських загарбників місто Бучу, що в Київськійобласті. Буча пережила 33 дні окупації.</text:p>
      <text:p text:style-name="P4">
На території Бучанського району правоохоронці зафіксували понад 9 тисячвоєнних злочинів. Понад 1 400 цивільних осіб було убито, з яких 637 саме умісті Буча. Серед загиблих 37 дітей. Також зруйновано понад 3800 будинків.</text:p>
      <text:p text:style-name="P4">
За скоєні у Бучанському районі воєнні злочини повідомлено про підозру 97особам. Стосовно 35 осіб обвинувальні акти направлені до суду. Двоє осіботримали вироки.</text:p>
      <text:p text:style-name="P4">
Source: <text:a xlink:type="simple" xlink:href="https://www.ukrinform.ua/rubric-ato/3689989-evropol-identifikuvav-150-pidozruvanih-u-voennih-zlocinah-v-ukraini.html" text:style-name="Internet_20_link" text:visited-style-name="Visited_20_Internet_20_Link">
https://www.ukrinform.ua/rubric-ato/3689989-evropol-identifikuvav-150-pidozruvanih-u-voennih-zlocinah-v-ukraini.html</text:a>
</text:p>
      <!--NEWS-->
      <text:h text:style-name="P10" text:outline-level="1">
<text:span text:style-name="T4">
Україна отримала від Канади $1,8 мільярда – Мінфін</text:span>
</text:h>
      <text:p text:style-name="P4">
Authors: Ukrinform (Person)</text:p>
      <text:p text:style-name="P4">
Publisher: Укринформ (Organization)</text:p>
      <text:p text:style-name="P4">
Published Time: 2023-03-31T17:04:13+03:00</text:p>
      <text:p text:style-name="P4">
Modified Time: 2023-03-31T17:04:13+03:00</text:p>
      <text:p text:style-name="P4">
Description: До Державного бюджету України від Канади надійшло 2,4 млрд канадських доларів (1,8 млрд дол. США) кредиту на пільгових умовах. — Укрінформ.</text:p>
      <text:p text:style-name="P4">
Images: ["<text:a xlink:type="simple" xlink:href="https://static.ukrinform.com/photos/2016_11/thumb_files/630_360_1479315536-2490.jpg" text:style-name="Internet_20_link" text:visited-style-name="Visited_20_Internet_20_Link">
630_360_14793...</text:a>
"]</text:p>
      <text:p text:style-name="P4">
Tags: ['Канада', 'Кредит', 'Мінфін', 'Україна']</text:p>
      <text:p text:style-name="P4">
Type: Article</text:p>
      <!--METADATA-->
      <text:p text:style-name="P4">
<draw:frame draw:style-name="fr1" draw:name="Image155" text:anchor-type="as-char" svg:width="6.9236in" svg:height="3.956343in" draw:z-index="0">
<draw:image xlink:href="../Images/yкринформ/2023-03-31T17-04-13-03-00/630_360_1479315536-2490.jpg" xlink:type="simple" xlink:show="embed" xlink:actuate="onLoad" draw:mime-type="image/jpeg"/>
</draw:frame>
 ДоДержавного бюджету України від Канади надійшло 2,4 млрд канадських доларів(1,8 млрд дол. США) кредиту на пільгових умовах.</text:p>
      <text:p text:style-name="P4">
Як передає Укрінформ, про це повідомляє <text:a xlink:type="simple" xlink:href="http://www.mof.gov.ua/uk/news/minfin_ukraina_otrimala_vid_kanadi_24_mlrd_kanadskikh_dolariv-3910" text:style-name="Internet_20_link" text:visited-style-name="Visited_20_Internet_20_Link">
</text:a>
</text:p>
      <text:p text:style-name="P4">
« <text:a xlink:type="simple" xlink:href="https://www.ukrinform.ua/tag-kanada" text:style-name="Internet_20_link" text:visited-style-name="Visited_20_Internet_20_Link">
 </text:a>
 вкотре продемонструвала, що вона єнадійним партнером України – сьогодні ми отримали 2,4 млрд канадських доларів,які буде спрямовано передусім на фінансування пріоритетних видатківДержбюджету. Ці кошти дозволять підтримати громадян України в умовах війни танаблизити нашу перемогу над російським агресором», – зазначив міністр фінансівУкраїни Сергій Марченко.</text:p>
      <text:p text:style-name="P4">
У Мінфіні зауважують, що додатковий кредит надається на 10 років, процентнаставка – 1,5% річних.</text:p>
      <text:p text:style-name="P4">
Зазначається, що кредит надано на пільгових умовах за другою додатковоюугодою, постанова Кабінету Міністрів України від 14.03.2023 р. № 245 «Проздійснення державних зовнішніх запозичень у 2023 році шляхом залучення кредитувід Канади».</text:p>
      <text:p text:style-name="P4">
Кошти надано через механізм адміністративного рахунку МВФ.</text:p>
      <text:p text:style-name="P4">
<text:span text:style-name="T4">
Читайте також:</text:span>
 <text:a xlink:type="simple" xlink:href="https://www.ukrinform.ua/rubric-economy/3689215-stati-pererahuvali-do-derzbudzetu-ukraini-grant-u-rozmiri-125-milarda.html" text:style-name="Internet_20_link" text:visited-style-name="Visited_20_Internet_20_Link">
 </text:a>
</text:p>
      <text:p text:style-name="P4">
Як повідомлялось, що між Україною та Канадою у червні 2022 підписано кредитнийдоговір про надання Україні кредиту на пільгових умовах із першою додатковоюугодою від 13 грудня 2022 року, згідно з якими до Державного бюджету Українинадійшли кошти у сумі 1,95 млрд канадських доларів. Загальна сума кредитустановитиме 4,35 млрд канадських доларів.</text:p>
      <text:p text:style-name="P4">
Source: <text:a xlink:type="simple" xlink:href="https://www.ukrinform.ua/rubric-economy/3689991-ukraina-otrimala-vid-kanadi-18-milarda-minfin.html" text:style-name="Internet_20_link" text:visited-style-name="Visited_20_Internet_20_Link">
https://www.ukrinform.ua/rubric-economy/3689991-ukraina-otrimala-vid-kanadi-18-milarda-minfin.html</text:a>
</text:p>
      <!--NEWS-->
      <text:h text:style-name="P10" text:outline-level="1">
<text:span text:style-name="T4">
Зеленський та іноземні лідери відвідали у Бучі вулицю, де була знищена колона техніки рф</text:span>
</text:h>
      <text:p text:style-name="P4">
Authors: Ukrinform (Person)</text:p>
      <text:p text:style-name="P4">
Publisher: Укринформ (Organization)</text:p>
      <text:p text:style-name="P4">
Published Time: 2023-03-31T17:10:00+03:00</text:p>
      <text:p text:style-name="P4">
Modified Time: 2023-03-31T17:10:00+03:00</text:p>
      <text:p text:style-name="P4">
Description: Президент Володимир Зеленський спільно з іноземними гостями, які приїхали в Україну з нагоди річниці звільнення від російських загарбників міста Бучі на Київщині, пройшлися вулицею Вокзальна, де було знищено колону ворожої техніки. — Укрінформ.</text:p>
      <text:p text:style-name="P4">
Images: ["<text:a xlink:type="simple" xlink:href="https://static.ukrinform.com/photos/2023_03/thumb_files/630_360_1680272895-445.jpeg" text:style-name="Internet_20_link" text:visited-style-name="Visited_20_Internet_20_Link">
630_360_16802...</text:a>
", "<text:a xlink:type="simple" xlink:href="https://static.ukrinform.com/photos/2023_03/1680273705-678.jpeg" text:style-name="Internet_20_link" text:visited-style-name="Visited_20_Internet_20_Link">
1680273705-67...</text:a>
", "<text:a xlink:type="simple" xlink:href="https://static.ukrinform.com/photos/2023_03/1680273705-428.jpeg" text:style-name="Internet_20_link" text:visited-style-name="Visited_20_Internet_20_Link">
1680273705-42...</text:a>
", "<text:a xlink:type="simple" xlink:href="https://static.ukrinform.com/photos/2023_03/1680273705-340.jpeg" text:style-name="Internet_20_link" text:visited-style-name="Visited_20_Internet_20_Link">
1680273705-34...</text:a>
"]</text:p>
      <text:p text:style-name="P4">
Tags: ['Буча', 'Зеленський', 'Війна з росією']</text:p>
      <text:p text:style-name="P4">
Type: Article</text:p>
      <!--METADATA-->
      <text:p text:style-name="P4">
<draw:frame draw:style-name="fr1" draw:name="Image156" text:anchor-type="as-char" svg:width="6.9236in" svg:height="3.956343in" draw:z-index="0">
<draw:image xlink:href="../Images/yкринформ/2023-03-31T17-10-00-03-00/630_360_1680272895-445.jpeg" xlink:type="simple" xlink:show="embed" xlink:actuate="onLoad" draw:mime-type="image/jpeg"/>
</draw:frame>
 ПрезидентВолодимир Зеленський спільно з іноземними гостями, які приїхали в Україну знагоди річниці звільнення від російських загарбників міста Бучі на Київщині,пройшлися вулицею Вокзальна, де було знищено колону ворожої техніки.</text:p>
      <text:p text:style-name="P4">
Про це глава держави повідомив у <text:a xlink:type="simple" xlink:href="https://t.me/V_Zelenskiy_official/5697" text:style-name="Internet_20_link" text:visited-style-name="Visited_20_Internet_20_Link">
 </text:a>
 ,передає Укрінформ.</text:p>
      <text:p text:style-name="P4">
«Разом з лідерами відвідали вулицю Вокзальну в Бучі. 27 лютого 2022 року націй вулиці українські захисники знищили колону російських військ, що рухаласядо Києва з боку Гостомеля», - зазначив <text:a xlink:type="simple" xlink:href="https://www.ukrinform.ua/tag-zelenskij" text:style-name="Internet_20_link" text:visited-style-name="Visited_20_Internet_20_Link">
 </text:a>
 .</text:p>
      <text:p text:style-name="P4">
<draw:frame draw:style-name="fr1" draw:name="Image157" text:anchor-type="as-char" svg:width="6.9236in" svg:height="4.617948in" draw:z-index="0">
<draw:image xlink:href="../Images/yкринформ/2023-03-31T17-10-00-03-00/1680273705-678.jpeg" xlink:type="simple" xlink:show="embed" xlink:actuate="onLoad" draw:mime-type="image/jpeg"/>
</draw:frame>
<draw:frame draw:style-name="fr1" draw:name="Image158" text:anchor-type="as-char" svg:width="6.9236in" svg:height="4.617948in" draw:z-index="0">
<draw:image xlink:href="../Images/yкринформ/2023-03-31T17-10-00-03-00/1680273705-428.jpeg" xlink:type="simple" xlink:show="embed" xlink:actuate="onLoad" draw:mime-type="image/jpeg"/>
</draw:frame>
</text:p>
      <text:p text:style-name="P4">
Він нагадав, що під час бойових дій тоді постраждали 215 будівель.</text:p>
      <text:p text:style-name="P4">
Президент також поспілкувався з мешканцем одного з будинків – 85-річнимГригорієм Замогильним, який залишався у своїй оселі під час бойових дій таокупації Бучі.</text:p>
      <text:p text:style-name="P4">
«Людство має пам’ятати кожне українське місто, кожну вулицю, чиї героїзм істійкість дають майбутнє всім, хто цінує життя», - підкреслив глава держави.</text:p>
      <text:p text:style-name="P4">
<draw:frame draw:style-name="fr1" draw:name="Image159" text:anchor-type="as-char" svg:width="6.9236in" svg:height="5.352505in" draw:z-index="0">
<draw:image xlink:href="../Images/yкринформ/2023-03-31T17-10-00-03-00/1680273705-340.jpeg" xlink:type="simple" xlink:show="embed" xlink:actuate="onLoad" draw:mime-type="image/jpeg"/>
</draw:frame>
</text:p>
      <text:p text:style-name="P4">
<text:span text:style-name="T4">
Читайте також:</text:span>
 <text:a xlink:type="simple" xlink:href="https://www.ukrinform.ua/rubric-polytics/3689907-svit-zminivsa-pobacivsi-bucu-pisla-rosijskoi-okupacii-zelenskij.html" text:style-name="Internet_20_link" text:visited-style-name="Visited_20_Internet_20_Link">
 </text:a>
</text:p>
      <text:p text:style-name="P4">
Як повідомлялося, у п’ятницю <text:a xlink:type="simple" xlink:href="https://www.ukrinform.ua/rubric-ato/3689909-zelenskij-vzav-ucast-u-vsanuvanni-pamati-ziteliv-buci-vbitih-rosianami.html" text:style-name="Internet_20_link" text:visited-style-name="Visited_20_Internet_20_Link">
 </text:a>
 .</text:p>
      <text:p text:style-name="P4">
В урочистостях взяли участь Президент України Володимир Зеленський, а такожПрезидент Республіки Молдови Мая Санду, Прем’єр-міністр Республіки СловеніяРоберт Голоб, Прем’єр-міністр Республіки Хорватія Андрей Пленкович, Прем’єр-міністр Словацької Республіки Едуард Хегер.</text:p>
      <text:p text:style-name="P4">
<text:span text:style-name="T5">
Фото: Офіс Президента</text:span>
</text:p>
      <text:p text:style-name="P4">
Source: <text:a xlink:type="simple" xlink:href="https://www.ukrinform.ua/rubric-ato/3690003-zelenskij-ta-inozemni-lideri-vidvidali-u-buci-vulicu-vokzalnu-de-bula-znisena-kolona-tehniki-rf.html" text:style-name="Internet_20_link" text:visited-style-name="Visited_20_Internet_20_Link">
https://www.ukrinform.ua/rubric-ato/3690003-zelenskij-ta-inozemni-lideri-vidvidali-u-buci-vulicu-vokzalnu-de-bula-znisena-kolona-tehniki-rf.html</text:a>
</text:p>
      <!--NEWS-->
      <text:h text:style-name="P10" text:outline-level="1">
<text:span text:style-name="T4">
Литва опитала понад 300 свідків та 90 жертв злочинів серед українських біженців – генпрокурор</text:span>
</text:h>
      <text:p text:style-name="P4">
Authors: Ukrinform (Person)</text:p>
      <text:p text:style-name="P4">
Publisher: Укринформ (Organization)</text:p>
      <text:p text:style-name="P4">
Published Time: 2023-03-31T17:10:18+03:00</text:p>
      <text:p text:style-name="P4">
Modified Time: 2023-03-31T17:10:18+03:00</text:p>
      <text:p text:style-name="P4">
Description: Литва опитала понад 300 свідків та 90 жертв злочинів, скоєних в Україні російськими загарбниками. — Укрінформ.</text:p>
      <text:p text:style-name="P4">
Images: ["<text:a xlink:type="simple" xlink:href="https://static.ukrinform.com/photos/2019_05/thumb_files/630_360_1557316245-702.jpg" text:style-name="Internet_20_link" text:visited-style-name="Visited_20_Internet_20_Link">
630_360_15573...</text:a>
"]</text:p>
      <text:p text:style-name="P4">
Tags: ['Литва', 'Злочин', 'Біженці']</text:p>
      <text:p text:style-name="P4">
Type: Article</text:p>
      <!--METADATA-->
      <text:p text:style-name="P4">
<draw:frame draw:style-name="fr1" draw:name="Image160" text:anchor-type="as-char" svg:width="6.9236in" svg:height="3.949857in" draw:z-index="0">
<draw:image xlink:href="../Images/yкринформ/2023-03-31T17-10-18-03-00/630_360_1557316245-702.jpg" xlink:type="simple" xlink:show="embed" xlink:actuate="onLoad" draw:mime-type="image/jpeg"/>
</draw:frame>
 Литваопитала понад 300 свідків та 90 жертв злочинів, скоєних в Україні російськимизагарбниками.</text:p>
      <text:p text:style-name="P4">
Про це заявила генеральний прокурор Литви Ніда Грунскіне під час конференціїUnited for justice, яка відбулася у Бучі, і була приурочена до річницізвільнення міста від російських військових, передає кореспондент Укрінформу.</text:p>
      <text:p text:style-name="P4">
«Ми прийняли понад 70 тисяч біженців з України, тож наша влада звертається докожного з них і говорить з кожним, щоб зібрати якомога більше інформації тадоказів. На сьогодні ми опитали понад 300 свідків. Є понад 90 жертв, якихофіційно визнали як жертв злочинів, скоєних в Україні», - сказала Грунскіне.</text:p>
      <text:p text:style-name="P4">
Вона підкреслила, що обов’язок литовської влади полягає в тому, щоб зібратиякомога більше інформації та доказів, опитати якомога більше людей та,особливо, задокументувати всі відео- та фотоматеріали і зрештою передати їхукраїнським органам.</text:p>
      <text:p text:style-name="P4">
Генеральний прокурор Литви також поінформувала, що її країна відрядила одногопрокурора до МКС, який збиратиме докази щодо злочинів, скоєних в Україні, тадві команди посадових осіб до України минулого року, які складалися злитовських прокурорів, слідчих та експертів. Їхньою місією була допомога зізбором доказів та проведенням слідства.</text:p>
      <text:p text:style-name="P4">
<text:span text:style-name="T4">
Читайте також:</text:span>
 <text:a xlink:type="simple" xlink:href="https://www.ukrinform.ua/rubric-economy/3689157-litva-priednaetsa-do-programi-mvf-z-finansuvanna-ukraini.html" text:style-name="Internet_20_link" text:visited-style-name="Visited_20_Internet_20_Link">
 </text:a>
</text:p>
      <text:p text:style-name="P4">
Як повідомлялося, 31 березня 2022 року Сили оборони звільнили від російськихзагарбників місто Бучу, що в Київській області. Буча пережила 33 дні окупації,правоохоронці зафіксували 9000 російських воєнних злочинів.</text:p>
      <text:p text:style-name="P4">
Source: <text:a xlink:type="simple" xlink:href="https://www.ukrinform.ua/rubric-society/3689993-litva-opitala-ponad-300-svidkiv-ta-90-zertv-zlociniv-sered-ukrainskih-bizenciv-genprokuror.html" text:style-name="Internet_20_link" text:visited-style-name="Visited_20_Internet_20_Link">
https://www.ukrinform.ua/rubric-society/3689993-litva-opitala-ponad-300-svidkiv-ta-90-zertv-zlociniv-sered-ukrainskih-bizenciv-genprokuror.html</text:a>
</text:p>
      <!--NEWS-->
      <text:h text:style-name="P10" text:outline-level="1">
<text:span text:style-name="T4">
NASA відкриває новий офіс програми місій на Марс та Місяць</text:span>
</text:h>
      <text:p text:style-name="P4">
Authors: Ukrinform (Person)</text:p>
      <text:p text:style-name="P4">
Publisher: Укринформ (Organization)</text:p>
      <text:p text:style-name="P4">
Published Time: 2023-03-31T17:12:02+03:00</text:p>
      <text:p text:style-name="P4">
Modified Time: 2023-03-31T17:12:02+03:00</text:p>
      <text:p text:style-name="P4">
Description: У штаб-квартирі NASA у Вашингтоні в четвер було засновано новий офіс програми «Від Місяця до Марса» з метою здійснення дослідницької діяльності агентства на Місяці та Марсі на благо людства. — Укрінформ.</text:p>
      <text:p text:style-name="P4">
Images: ["<text:a xlink:type="simple" xlink:href="https://static.ukrinform.com/photos/2015_12/thumb_files/630_360_1451517854-3412.jpg" text:style-name="Internet_20_link" text:visited-style-name="Visited_20_Internet_20_Link">
630_360_14515...</text:a>
"]</text:p>
      <text:p text:style-name="P4">
Tags: ['Марс', 'Місяць', 'NASA']</text:p>
      <text:p text:style-name="P4">
Type: Article</text:p>
      <!--METADATA-->
      <text:p text:style-name="P4">
<draw:frame draw:style-name="fr1" draw:name="Image161" text:anchor-type="as-char" svg:width="6.9236in" svg:height="3.956343in" draw:z-index="0">
<draw:image xlink:href="../Images/yкринформ/2023-03-31T17-12-02-03-00/630_360_1451517854-3412.jpg" xlink:type="simple" xlink:show="embed" xlink:actuate="onLoad" draw:mime-type="image/jpeg"/>
</draw:frame>
 У штаб-квартирі NASA у Вашингтоні в четвер було засновано новий офіс програми «ВідМісяця до Марса» з метою здійснення дослідницької діяльності агентства наМісяці та Марсі на благо людства.</text:p>
      <text:p text:style-name="P4">
Як передає Укрінформ, про це йдеться у пресрелізі на <text:a xlink:type="simple" xlink:href="https://www.nasa.gov/press-release/new-program-office-leads-nasa-s-path-forward-for-moon-mars" text:style-name="Internet_20_link" text:visited-style-name="Visited_20_Internet_20_Link">
</text:a>
 агентства.</text:p>
      <text:p text:style-name="P4">
«Офіс програми «Від Місяця до Марса» допоможе підготувати NASA до виконаннянаших сміливих місій на Місяць і висадки перших людей на Марс», - сказавадміністратор <text:a xlink:type="simple" xlink:href="https://www.ukrinform.ua/tag-nasa" text:style-name="Internet_20_link" text:visited-style-name="Visited_20_Internet_20_Link">
 </text:a>
 Білл Нельсон.</text:p>
      <text:p text:style-name="P4">
Обов’язки першого керівника новоствореного офісу виконуватиме Аміт Кшатрія.</text:p>
      <text:p text:style-name="P4">
Новий офіс знаходиться в Управлінні місії розвитку дослідницьких систем (ESMD)і підпорядковується його помічнику адміністратора Джиму Фрі.</text:p>
      <text:p text:style-name="P4">
<text:span text:style-name="T4">
Читайте також:</text:span>
 <text:a xlink:type="simple" xlink:href="https://www.ukrinform.ua/rubric-technology/3683381-u-nasa-pokazali-skafandr-dla-persoi-visadki-astronavtiv-na-misac-iz-1972-roku.html" text:style-name="Internet_20_link" text:visited-style-name="Visited_20_Internet_20_Link">
 </text:a>
</text:p>
      <text:p text:style-name="P4">
Відповідно до Закону NASA про авторизацію від 2022 року, офіс програми «ВідМісяця до Марса» зосереджується на розробці апаратного забезпечення,інтеграції місій та функціях управління ризиками для програм, які є критичнимидля дослідницького підходу агентства, що використовує місії програми«Артеміда» на Місяці для відкриття нової ери наукових відкриттів і підготовкидо початку людських місій на Марс.</text:p>
      <text:p text:style-name="P4">
Зокрема, це включає ракету Space Launch System, космічний корабель Orion,допоміжні наземні системи, системи посадки людей, скафандри, компонент Gateweyтощо, які пов’язані з дослідженням далекого космосу.</text:p>
      <text:p text:style-name="P4">
Новий офіс NASA також керуватиме плануванням і аналізом довготривалих розробокдля підтримки місій людей на Марс.</text:p>
      <text:p text:style-name="P4">
Як повідомляв Укрінформ, марсохід NASA Perseverance зняв на камеру частину47-го польоту гелікоптера Ingenuity на Червоній планеті.</text:p>
      <text:p text:style-name="P4">
Source: <text:a xlink:type="simple" xlink:href="https://www.ukrinform.ua/rubric-technology/3689994-nasa-vidkrivae-novij-ofis-programi-misij-na-mars-ta-misac.html" text:style-name="Internet_20_link" text:visited-style-name="Visited_20_Internet_20_Link">
https://www.ukrinform.ua/rubric-technology/3689994-nasa-vidkrivae-novij-ofis-programi-misij-na-mars-ta-misac.html</text:a>
</text:p>
      <!--NEWS-->
      <text:h text:style-name="P10" text:outline-level="1">
<text:span text:style-name="T4">
Байден закликав москву звільнити заарештованого журналіста WSJ</text:span>
</text:h>
      <text:p text:style-name="P4">
Authors: Ukrinform (Person)</text:p>
      <text:p text:style-name="P4">
Publisher: Укринформ (Organization)</text:p>
      <text:p text:style-name="P4">
Published Time: 2023-03-31T17:14:43+03:00</text:p>
      <text:p text:style-name="P4">
Modified Time: 2023-03-31T17:14:43+03:00</text:p>
      <text:p text:style-name="P4">
Description: Президент США Джо Байден відреагував на затримання американського журналіста в росії. — Укрінформ.</text:p>
      <text:p text:style-name="P4">
Images: ["<text:a xlink:type="simple" xlink:href="https://static.ukrinform.com/photos/2022_04/thumb_files/630_360_1649828033-438.jpg" text:style-name="Internet_20_link" text:visited-style-name="Visited_20_Internet_20_Link">
630_360_16498...</text:a>
"]</text:p>
      <text:p text:style-name="P4">
Tags: ['Арешт', 'США', 'Журналіст', 'росія']</text:p>
      <text:p text:style-name="P4">
Type: Article</text:p>
      <!--METADATA-->
      <text:p text:style-name="P4">
<draw:frame draw:style-name="fr1" draw:name="Image162" text:anchor-type="as-char" svg:width="6.9236in" svg:height="3.956343in" draw:z-index="0">
<draw:image xlink:href="../Images/yкринформ/2023-03-31T17-14-43-03-00/630_360_1649828033-438.jpg" xlink:type="simple" xlink:show="embed" xlink:actuate="onLoad" draw:mime-type="image/jpeg"/>
</draw:frame>
 ПрезидентСША Джо Байден відреагував на затримання американського журналіста в росії.</text:p>
      <text:p text:style-name="P4">
Про це повідомляє Укрінформ із посиланням на <text:a xlink:type="simple" xlink:href="https://edition.cnn.com/europe/live-news/russia-ukraine-war-news-03-31-23/h_7d0f28690d937a7e3b83ea76759d047e" text:style-name="Internet_20_link" text:visited-style-name="Visited_20_Internet_20_Link">
</text:a>
 .</text:p>
      <text:p text:style-name="P4">
CNN запитала президента Байдена про те, що він хотів би сказати на адресуросії після затримання репортера видання Wall Street Journal Евана Гершковича.</text:p>
      <text:p text:style-name="P4">
Байден зазначив, що закликав би москву звільнити журналіста.</text:p>
      <text:p text:style-name="P4">
"Відпустіть його", - сказав <text:a xlink:type="simple" xlink:href="https://www.ukrinform.ua/tag-bajden" text:style-name="Internet_20_link" text:visited-style-name="Visited_20_Internet_20_Link">
 </text:a>
 ,залишаючи Білий дім у п'ятницю вранці.</text:p>
      <text:p text:style-name="P4">
Це перший раз, коли Байден публічно прокоментував це питання після того, якросійська влада затримала та звинуватила Гершковича у шпигунстві.</text:p>
      <text:p text:style-name="P4">
<text:span text:style-name="T4">
Читайте також:</text:span>
 <text:a xlink:type="simple" xlink:href="https://www.ukrinform.ua/rubric-world/3689661-bilij-dim-vvazae-bezpidstavnimi-zvinuvacenna-u-spigunstvi-proti-zurnalista-wsj.html" text:style-name="Internet_20_link" text:visited-style-name="Visited_20_Internet_20_Link">
 </text:a>
</text:p>
      <text:p text:style-name="P4">
Пізніше на запитання іншого репортера, чи висилатимуть США російськихдипломатів, чи журналістів через затримання Гершковича, Байден сказав: "Наразітакого плану немає".</text:p>
      <text:p text:style-name="P4">
Як повідомлялося: лефортовський суд москви за клопотанням фсб заарештувавжурналіста The Wall Street Journal, громадянина США Евана Гершковича, якогозвинувачують у "шпигунстві".</text:p>
      <text:p text:style-name="P4">
Вранці 30 березня у фсб росії заявили, що напередодні затримали вЄкатеринбурзі Евана Гершковича. Спецслужба стверджує, що журналіст The WallStreet Journal збирав секретні відомості про одне з підприємств російськогоВПК. У кремлі додали, що Гершковича «взяли на місці злочину».</text:p>
      <text:p text:style-name="P4">
російські ЗМІ повідомляли, що кореспондент WSJ, працюючи над матеріалом,відвідував Єкатеринбург і Нижній Тагіл (там знаходиться підприємство ВПКУралвагонзавод). Піарник Ярослав Ширшиков із Єкатеринбурга розповідав, щоГершкович приїжджав у місто, щоб написати матеріал про ставлення місцевихжителів до пвк вагнера та війни проти України. Ширшиков супроводжувавжурналіста в Єкатеринбурзі та знайомив із деякими персонами, що було потрібнодля підготовки тексту.</text:p>
      <text:p text:style-name="P4">
<text:span text:style-name="T4">
Читайте також:</text:span>
 <text:a xlink:type="simple" xlink:href="https://www.ukrinform.ua/rubric-world/3689669-u-evrosouzi-zasudili-arest-zurnalista-wsj-u-rosii.html" text:style-name="Internet_20_link" text:visited-style-name="Visited_20_Internet_20_Link">
 </text:a>
</text:p>
      <text:p text:style-name="P4">
Еван Гершкович близько шести років живе в росії та працює в московському бюроамериканської газети The Wall Street Journal. Журналіста акредитовано при мзсрф. Раніше Гершкович працював у Agence France-Presse, The Moscow Times та TheNew York Times. Останню статтю за авторством Гершковича The Wall StreetJournal опублікувала 28 березня.</text:p>
      <text:p text:style-name="P4">
<text:span text:style-name="T5">
Фото: The New York Times</text:span>
</text:p>
      <text:p text:style-name="P4">
Source: <text:a xlink:type="simple" xlink:href="https://www.ukrinform.ua/rubric-world/3689995-bajden-zaklikav-moskvu-zvilniti-zaarestovanogo-zurnalista-wsj.html" text:style-name="Internet_20_link" text:visited-style-name="Visited_20_Internet_20_Link">
https://www.ukrinform.ua/rubric-world/3689995-bajden-zaklikav-moskvu-zvilniti-zaarestovanogo-zurnalista-wsj.html</text:a>
</text:p>
      <!--NEWS-->
      <text:h text:style-name="P10" text:outline-level="1">
<text:span text:style-name="T4">
До Молдови не пустили військового рф, який воював проти України</text:span>
</text:h>
      <text:p text:style-name="P4">
Authors: Ukrinform (Person)</text:p>
      <text:p text:style-name="P4">
Publisher: Укринформ (Organization)</text:p>
      <text:p text:style-name="P4">
Published Time: 2023-03-31T17:19:01+03:00</text:p>
      <text:p text:style-name="P4">
Modified Time: 2023-03-31T17:19:01+03:00</text:p>
      <text:p text:style-name="P4">
Description: Прикордонна служба Молдови не пропустила в країну російського військового, який прибув до Кишинева літаком. — Укрінформ.</text:p>
      <text:p text:style-name="P4">
Images: ["<text:a xlink:type="simple" xlink:href="https://static.ukrinform.com/photos/2023_03/thumb_files/630_360_1680272186-334.jpg" text:style-name="Internet_20_link" text:visited-style-name="Visited_20_Internet_20_Link">
630_360_16802...</text:a>
", "<text:a xlink:type="simple" xlink:href="https://static.ukrinform.com/photos/2023_03/1680272179-646.jpg" text:style-name="Internet_20_link" text:visited-style-name="Visited_20_Internet_20_Link">
1680272179-64...</text:a>
", "<text:a xlink:type="simple" xlink:href="https://static.ukrinform.com/photos/2023_03/1680272281-824.jpg" text:style-name="Internet_20_link" text:visited-style-name="Visited_20_Internet_20_Link">
1680272281-82...</text:a>
"]</text:p>
      <text:p text:style-name="P4">
Tags: ['Молдова', "Придністров'я", 'Прикордонники', 'росія']</text:p>
      <text:p text:style-name="P4">
Type: Article</text:p>
      <!--METADATA-->
      <text:p text:style-name="P4">
<draw:frame draw:style-name="fr1" draw:name="Image163" text:anchor-type="as-char" svg:width="6.9236in" svg:height="3.956343in" draw:z-index="0">
<draw:image xlink:href="../Images/yкринформ/2023-03-31T17-19-01-03-00/630_360_1680272186-334.jpg" xlink:type="simple" xlink:show="embed" xlink:actuate="onLoad" draw:mime-type="image/jpeg"/>
</draw:frame>
Прикордонна служба Молдови не пропустила в країну російського військового,який прибув до Кишинева літаком.</text:p>
      <text:p text:style-name="P4">
Як передає Укрінформ, про це повідомляє <text:a xlink:type="simple" xlink:href="http://newsmaker.md/rus/novosti/foto-v-moldovu-ne-pustili-rossiyskogo-voennogo-voevavshego-v-ukraine/" text:style-name="Internet_20_link" text:visited-style-name="Visited_20_Internet_20_Link">
</text:a>
 .</text:p>
      <text:p text:style-name="P4">
«Під час бесіди чоловік плутався у власних показаннях, намагаючись ввести воману співробітників прикордонної поліції. Йому відмовили у в’їзді до Молдовиі відправили літаком у країну, звідки він прибув», - йдеться у повідомленні.</text:p>
      <text:p text:style-name="P4">
За інформацією прикордонників, затриманий є громадянином <text:a xlink:type="simple" xlink:href="https://www.ukrinform.ua/tag-rosia" text:style-name="Internet_20_link" text:visited-style-name="Visited_20_Internet_20_Link">
</text:a>
 , який брав участь у війні протиУкраїни.</text:p>
      <text:p text:style-name="P4">
<draw:frame draw:style-name="fr1" draw:name="Image164" text:anchor-type="as-char" svg:width="6.9236in" svg:height="9.711627in" draw:z-index="0">
<draw:image xlink:href="../Images/yкринформ/2023-03-31T17-19-01-03-00/1680272179-646.jpg" xlink:type="simple" xlink:show="embed" xlink:actuate="onLoad" draw:mime-type="image/jpeg"/>
</draw:frame>
<draw:frame draw:style-name="fr1" draw:name="Image165" text:anchor-type="as-char" svg:width="6.9236in" svg:height="4.346482in" draw:z-index="0">
<draw:image xlink:href="../Images/yкринформ/2023-03-31T17-19-01-03-00/1680272281-824.jpg" xlink:type="simple" xlink:show="embed" xlink:actuate="onLoad" draw:mime-type="image/jpeg"/>
</draw:frame>
</text:p>
      <text:p text:style-name="P4">
З Кишинева громадянин рф планував поїхати до міста Тирасполь, яке вважаєтьсяадміністративним центром невизнаного Придністров’я.</text:p>
      <text:p text:style-name="P4">
<text:span text:style-name="T4">
Читайте також:</text:span>
 <text:a xlink:type="simple" xlink:href="https://www.ukrinform.ua/rubric-world/3682736-kreml-planuvav-poetapno-vstanoviti-politicnij-kontrol-nad-moldovou-do-2030-roku-zmi.html" text:style-name="Internet_20_link" text:visited-style-name="Visited_20_Internet_20_Link">
 </text:a>
</text:p>
      <text:p text:style-name="P4">
Як повідомляв Укрінформ, президент Молдови Мая Санду заявила, що росія хочевикористати Молдову проти України так само, як використовує білорусь.</text:p>
      <text:p text:style-name="P4">
Source: <text:a xlink:type="simple" xlink:href="https://www.ukrinform.ua/rubric-world/3689997-do-moldovi-ne-pustili-vijskovogo-rf-akij-vouvav-proti-ukraini.html" text:style-name="Internet_20_link" text:visited-style-name="Visited_20_Internet_20_Link">
https://www.ukrinform.ua/rubric-world/3689997-do-moldovi-ne-pustili-vijskovogo-rf-akij-vouvav-proti-ukraini.html</text:a>
</text:p>
      <!--NEWS-->
      <text:h text:style-name="P10" text:outline-level="1">
<text:span text:style-name="T4">
Український захисник Забарний відновився від травми і готовий зіграти з «Фулгемом»</text:span>
</text:h>
      <text:p text:style-name="P4">
Authors: Ukrinform (Person)</text:p>
      <text:p text:style-name="P4">
Publisher: Укринформ (Organization)</text:p>
      <text:p text:style-name="P4">
Published Time: 2023-03-31T17:25:00+03:00</text:p>
      <text:p text:style-name="P4">
Modified Time: 2023-03-31T17:25:00+03:00</text:p>
      <text:p text:style-name="P4">
Description: Головний тренер «Борнмута» Гарі О′Ніл розповів, що захисник Ілля Забарний відновився після травми та готовий зіграти у завтрашньому матчі 29-го туру АПЛ проти «Фулгема». — Укрінформ.</text:p>
      <text:p text:style-name="P4">
Images: ["<text:a xlink:type="simple" xlink:href="https://static.ukrinform.com/photos/2023_03/thumb_files/630_360_1680272678-842.jpg" text:style-name="Internet_20_link" text:visited-style-name="Visited_20_Internet_20_Link">
630_360_16802...</text:a>
"]</text:p>
      <text:p text:style-name="P4">
Tags: ['Футбол', 'Ілля Забарний']</text:p>
      <text:p text:style-name="P4">
Type: Article</text:p>
      <!--METADATA-->
      <text:p text:style-name="P4">
<draw:frame draw:style-name="fr1" draw:name="Image166" text:anchor-type="as-char" svg:width="6.9236in" svg:height="3.956343in" draw:z-index="0">
<draw:image xlink:href="../Images/yкринформ/2023-03-31T17-25-00-03-00/630_360_1680272678-842.jpg" xlink:type="simple" xlink:show="embed" xlink:actuate="onLoad" draw:mime-type="image/jpeg"/>
</draw:frame>
 Головнийтренер «Борнмута» Гарі О′Ніл розповів, що захисник Ілля Забарний відновивсяпісля травми та готовий зіграти у завтрашньому матчі 29-го туру АПЛ проти«Фулгема».</text:p>
      <text:p text:style-name="P4">
Про це повідомила <text:a xlink:type="simple" xlink:href="https://www.afcb.co.uk/news/first-team/injury-news-tavernier-and-zabarnyi-available/" text:style-name="Internet_20_link" text:visited-style-name="Visited_20_Internet_20_Link">
 </text:a>
 «Борнмута», передає Укрінформ.</text:p>
      <text:p text:style-name="P4">
«Ілля був з нами під час паузи на матчі збірних. Це був хороший час, щобпришвидшити його відновлення. Ми добре провели з ним ці два тижні», - сказавО′Ніл.</text:p>
      <text:p text:style-name="P4">
Як повідомлялося, клуб АПЛ підписав 20-річного українця ще 31 січня, але черезпошкодження він досі не дебютував за команду.</text:p>
      <text:p text:style-name="P4">
<text:span text:style-name="T4">
Читайте також:</text:span>
 <text:a xlink:type="simple" xlink:href="https://www.ukrinform.ua/rubric-sports/3689851-denis-ignatenko-pidpisav-novij-kontrakt-z-dinamo.html" text:style-name="Internet_20_link" text:visited-style-name="Visited_20_Internet_20_Link">
 </text:a>
</text:p>
      <text:p text:style-name="P4">
Як повідомляв Укрінформ, «Борнмут» посідає 19 місце в АПЛ, маючи в активі 24пункти після 27 матчів.</text:p>
      <text:p text:style-name="P4">
Фото: afcb.co.uk</text:p>
      <text:p text:style-name="P4">
Source: <text:a xlink:type="simple" xlink:href="https://www.ukrinform.ua/rubric-sports/3690000-ukrainskij-zahisnik-zabarnij-vidnovivsa-vid-travmi-i-gotovij-zigrati-z-fulgemom.html" text:style-name="Internet_20_link" text:visited-style-name="Visited_20_Internet_20_Link">
https://www.ukrinform.ua/rubric-sports/3690000-ukrainskij-zahisnik-zabarnij-vidnovivsa-vid-travmi-i-gotovij-zigrati-z-fulgemom.html</text:a>
</text:p>
      <!--NEWS-->
      <text:h text:style-name="P10" text:outline-level="1">
<text:span text:style-name="T4">
У перші вихідні квітня Україну прогріє до +15°, місцями дощ</text:span>
</text:h>
      <text:p text:style-name="P4">
Authors: Ukrinform (Person)</text:p>
      <text:p text:style-name="P4">
Publisher: Укринформ (Organization)</text:p>
      <text:p text:style-name="P4">
Published Time: 2023-03-31T17:31:00+03:00</text:p>
      <text:p text:style-name="P4">
Modified Time: 2023-03-31T17:31:00+03:00</text:p>
      <text:p text:style-name="P4">
Description: В Україні погода у вихідні очікується по-справжньому весняною – здебільшого теплою, але мінливою, місцями з помірними дощами. Нічні морози відступили, однак у деяких областях термометри покажуть близько 0°. — Укрінформ.</text:p>
      <text:p text:style-name="P4">
Images: ["<text:a xlink:type="simple" xlink:href="https://static.ukrinform.com/photos/2021_05/thumb_files/630_360_1620973780-231.jpg" text:style-name="Internet_20_link" text:visited-style-name="Visited_20_Internet_20_Link">
630_360_16209...</text:a>
"]</text:p>
      <text:p text:style-name="P4">
Tags: ['Погода', 'Тепло', 'Весна']</text:p>
      <text:p text:style-name="P4">
Type: Article</text:p>
      <!--METADATA-->
      <text:p text:style-name="P4">
<draw:frame draw:style-name="fr1" draw:name="Image167" text:anchor-type="as-char" svg:width="6.9236in" svg:height="3.956343in" draw:z-index="0">
<draw:image xlink:href="../Images/yкринформ/2023-03-31T17-31-00-03-00/630_360_1620973780-231.jpg" xlink:type="simple" xlink:show="embed" xlink:actuate="onLoad" draw:mime-type="image/jpeg"/>
</draw:frame>
 В Україніпогода у вихідні очікується по-справжньому весняною – здебільшого теплою, алемінливою, місцями з помірними дощами. Нічні морози відступили, однак у деякихобластях термометри покажуть близько 0°.</text:p>
      <text:p text:style-name="P4">
Про це Укрінформу повідомили у <text:a xlink:type="simple" xlink:href="https://sinoptik.ua/" text:style-name="Internet_20_link" text:visited-style-name="Visited_20_Internet_20_Link">
 </text:a>
 .</text:p>
      <text:p text:style-name="P4">
Так, після нещодавнього різкого похолодання з мінусовими температурами таснігопадами у суботу, 1 квітня, до більшості регіонів України повернетьсявесна. На півдні та в центрі повітря прогріється до +13…+15°, на рештітериторії України — до +9…+12°. Уночі температура буде переважно плюсовою — до+3…+5° (на <text:a xlink:type="simple" xlink:href="https://www.ukrinform.ua/tag-zakarpatta" text:style-name="Internet_20_link" text:visited-style-name="Visited_20_Internet_20_Link">
 </text:a>
 — +6…+8°). Лише уХарківській та Луганській областях термометри вночі покажуть близько 0°.</text:p>
      <text:p text:style-name="P4">
На всій правобережній Україні, а також на Чернігівщині в суботу пройдутьпомірні дощі. На Сумщині, Харківщині, Донеччині, Луганщині, в Запорізькій,Полтавській та Дніпропетровській областях буде хмарно з проясненнями, опадималоймовірні.</text:p>
      <text:p text:style-name="P4">
<text:span text:style-name="T4">
Читайте також:</text:span>
 <text:a xlink:type="simple" xlink:href="https://www.ukrinform.ua/rubric-world/3679796-lid-navkolo-antarktidi-sagnuv-najnizcogo-rivna-za-ostanni-45-rokiv-klimatologi.html" text:style-name="Internet_20_link" text:visited-style-name="Visited_20_Internet_20_Link">
 </text:a>
</text:p>
      <text:p text:style-name="P4">
У неділю, 2 квітня, дощі прийдуть до всіх регіонів України, крім Луганщини. Убільшості областей очікується близько +10…+12° (на <text:a xlink:type="simple" xlink:href="http://ua.sinoptik.ua/%D0%BF%D0%BE%D0%B3%D0%BE%D0%B4%D0%B0-%D0%BE%D0%B4%D0%B5%D1%81%D0%B0" text:style-name="Internet_20_link" text:visited-style-name="Visited_20_Internet_20_Link">
</text:a>
— до +15°). Найпрохолодніше буде на Волині, Львівщині, Рівненщині таЗакарпатті — не більше +5…+7°. Уночі в Луганській та Харківській областяхтермометри покажуть близько 0°, на Волині, Полтавщині та у західних регіонах —+3…+5°. На решті території країни середня нічна температура становитиме+5…+7°.</text:p>
      <text:p text:style-name="P4">
Перший квітневий тиждень розпочнеться з хмарної погоди без опадів. На Волині,Буковині та Закарпатті, а також у Рівненській, Житомирській, Львівській,Тернопільській, Хмельницькій, Вінницькій областях буде прохолодно — лише+3…+5° удень та близько 0° уночі. У <text:a xlink:type="simple" xlink:href="http://ua.sinoptik.ua/%D0%BF%D0%BE%D0%B3%D0%BE%D0%B4%D0%B0-%D0%BA%D0%B8%D1%97%D0%B2" text:style-name="Internet_20_link" text:visited-style-name="Visited_20_Internet_20_Link">
</text:a>
центральних та північних областях погода на початку тижня теж не потішитькомфортним теплом — +7…+9° удень та до +4° уночі. Найтепліше буде на сході,південному сході та півдні — тут у понеділок повітря прогріється до +13…+15°(уночі — +3…+5°).</text:p>
      <text:p text:style-name="P4">
Згідно з народними прикметами, у перший день квітня слов'яни вмивалисяпроточною водою і прали в річках одяг — вважалося, що цього дня водапозбавляла від усіх хвороб. Якщо ввечері на небі не було зірок, чекали натеплу погоду найближчими днями. Якщо ж до 1 квітня сніг остаточно танув,готувалися до врожайного року.</text:p>
      <text:p text:style-name="P4">
<text:span text:style-name="T4">
Читайте також:</text:span>
 <text:a xlink:type="simple" xlink:href="https://www.ukrinform.ua/rubric-kyiv/3688086-u-kievi-tri-dni-pospil-fiksuut-temperaturni-rekordi.html" text:style-name="Internet_20_link" text:visited-style-name="Visited_20_Internet_20_Link">
 </text:a>
</text:p>
      <text:p text:style-name="P4">
Тепло та сонце на Фотинію (Світлану), 2 квітня, віщували хорошу погодунайближчого тижня. А якщо цього дня йшов дощ, очікували на багатий урожайгрибів.</text:p>
      <text:p text:style-name="P4">
Source: <text:a xlink:type="simple" xlink:href="https://www.ukrinform.ua/rubric-regions/3689825-u-persi-vihidni-kvitna-ukrainu-progrie-do-15-miscami-dos.html" text:style-name="Internet_20_link" text:visited-style-name="Visited_20_Internet_20_Link">
https://www.ukrinform.ua/rubric-regions/3689825-u-persi-vihidni-kvitna-ukrainu-progrie-do-15-miscami-dos.html</text:a>
</text:p>
      <!--NEWS-->
      <text:h text:style-name="P10" text:outline-level="1">
<text:span text:style-name="T4">
Виселення УПЦ МП із Києво-Печерської лаври може тривати місяцями - експерт</text:span>
</text:h>
      <text:p text:style-name="P4">
Authors: Ukrinform (Person)</text:p>
      <text:p text:style-name="P4">
Publisher: Укринформ (Organization)</text:p>
      <text:p text:style-name="P4">
Published Time: 2023-03-31T17:44:00+03:00</text:p>
      <text:p text:style-name="P4">
Modified Time: 2023-03-31T17:44:00+03:00</text:p>
      <text:p text:style-name="P4">
Description: Процес виселення із Києво-Печерської лаври представників Української православної церкви (московського патріархату) може тривати місяцями, до рішення суду. — Укрінформ.</text:p>
      <text:p text:style-name="P4">
Images: ["<text:a xlink:type="simple" xlink:href="https://static.ukrinform.com/photos/2023_03/thumb_files/630_360_1680273801-584.jpg" text:style-name="Internet_20_link" text:visited-style-name="Visited_20_Internet_20_Link">
630_360_16802...</text:a>
", "<text:a xlink:type="simple" xlink:href="https://static.ukrinform.com/photos/2023_03/1680273793-985.jpg" text:style-name="Internet_20_link" text:visited-style-name="Visited_20_Internet_20_Link">
1680273793-98...</text:a>
"]</text:p>
      <text:p text:style-name="P4">
Tags: ['Суд', 'УПЦ МП', 'Київська Лавра']</text:p>
      <text:p text:style-name="P4">
Type: Article</text:p>
      <!--METADATA-->
      <text:p text:style-name="P4">
<draw:frame draw:style-name="fr1" draw:name="Image168" text:anchor-type="as-char" svg:width="6.9236in" svg:height="3.956343in" draw:z-index="0">
<draw:image xlink:href="../Images/yкринформ/2023-03-31T17-44-00-03-00/630_360_1680273801-584.jpg" xlink:type="simple" xlink:show="embed" xlink:actuate="onLoad" draw:mime-type="image/jpeg"/>
</draw:frame>
 Процесвиселення із Києво-Печерської лаври представників Української православноїцеркви (московського патріархату) може тривати місяцями, до рішення суду.</text:p>
      <text:p text:style-name="P4">
Про це сказав релігієзнавець, доктор історичних наук Андрій Смирнов вкоментарі Укрінформу.</text:p>
      <text:p text:style-name="P4">
"Цей процес може тривати місяцями. І влада, ухвалюючи політичне рішення, малаб дуже добре прорахувати всі ризики. Тому що є дуже негативна реакція західнихмедіа, міжнародних організацій, помісних церков щодо подій у Лаврі, оскількивони не знають специфіки українського релігійного життя, і у них складаєтьсявраження, що є дискримінація УПЦ МП", - сказав Смирнов.</text:p>
      <text:p text:style-name="P4">
За його словами, <text:a xlink:type="simple" xlink:href="https://www.ukrinform.ua/tag-upc-mp" text:style-name="Internet_20_link" text:visited-style-name="Visited_20_Internet_20_Link">
 </text:a>
 30 березня незбиралася, і надалі не збирається добровільно залишати приміщення та корпусиКиєво-Печерської лаври. Він зазначив, що наразі триватиме судовий процес. Ібез рішення суду ніхто нікого не виселятиме і не змушуватиме насильнозвільняти приміщення Лаври.</text:p>
      <text:p text:style-name="P4">
"Якщо йдеться про доступ до храмів, то має бути рішення суду, і судовівиконавці мають забезпечити членам комісії з приймання-передачі державногомайна можливість потрапити до тих чи інших об'єктів. Адже ченці Києво-Печерської лаври вже замінили замки у ключових спорудах. Якщо йдеться провиселення ченців із келій, частина з яких зареєстрована за адресою Лаври, товони можуть виїхати або добровільно, або за рішенням суду. Просто так прийти,і силою їх вигнати, чи змусити залишити житлові приміщення неможливо. Бо ценезаконно. Для цього треба мати на руках рішення суду, і державна виконавчаслужба має виконувати це рішення. Знову ж таки, чи вдасться виконати рішеннясуддів - це вже зовсім інша історія. Бо ж віряни будуть чинити опір", - сказавСмирнов.</text:p>
      <text:p text:style-name="P4">
<draw:frame draw:style-name="fr1" draw:name="Image169" text:anchor-type="as-char" svg:width="6.9236in" svg:height="4.615733in" draw:z-index="0">
<draw:image xlink:href="../Images/yкринформ/2023-03-31T17-44-00-03-00/1680273793-985.jpg" xlink:type="simple" xlink:show="embed" xlink:actuate="onLoad" draw:mime-type="image/jpeg"/>
</draw:frame>
</text:p>
      <text:p text:style-name="P4">
<text:span text:style-name="T4">
Читайте також:</text:span>
 <text:a xlink:type="simple" xlink:href="https://www.ukrinform.ua/rubric-society/3689845-do-cerkvi-u-kievopecerskij-lavri-komisiu-mkip-ne-puskali-nevidomi-v-cernecih-rasah.html" text:style-name="Internet_20_link" text:visited-style-name="Visited_20_Internet_20_Link">
 </text:a>
</text:p>
      <text:p text:style-name="P4">
Як повідомляв Укрінформ, комісія Міністерства культури та інформаційноїполітики з приймання-передачі державного майна знову <text:a xlink:type="simple" xlink:href="https://www.ukrinform.ua/rubric-society/3689829-komisia-mkip-znovu-ne-zmogla-potrapiti-do-kievopecerskoi-lavri.html" text:style-name="Internet_20_link" text:visited-style-name="Visited_20_Internet_20_Link">
</text:a>
 .</text:p>
      <text:p text:style-name="P4">
Національний заповідник "Києво-Печерська лавра" <text:a xlink:type="simple" xlink:href="https://www.ukrinform.ua/rubric-society/3680840-kievopecerska-lavra-rozrivae-dogovir-z-upc-mp-pro-orendu.html" text:style-name="Internet_20_link" text:visited-style-name="Visited_20_Internet_20_Link">
</text:a>
 про оренду з УПЦ (МП) з 29 березня.</text:p>
      <text:p text:style-name="P4">
Предстоятель Православної церкви України митрополит Епіфаній <text:a xlink:type="simple" xlink:href="https://www.ukrinform.ua/rubric-society/3689073-pcu-priznacila-novogo-namisnika-kievopecerskoi-lavri.html" text:style-name="Internet_20_link" text:visited-style-name="Visited_20_Internet_20_Link">
</text:a>
 архімандрита Авраамія (Лотиша)виконувачем обов’язків намісника Свято-Успенської Києво-Печерської лаври ускладі ПЦУ.</text:p>
      <text:p text:style-name="P4">
Водночас намісник Києво-Печерської лаври митрополит Павло (УПЦ (МП) заявив, щоченці цієї церкви не збираються виселятися з Лаври.</text:p>
      <text:p text:style-name="P4">
30 березня прибічники Української православної церкви (московськогопатріархату) <text:a xlink:type="simple" xlink:href="https://www.ukrinform.ua/rubric-society/3689374-pribicniki-upc-mp-pereskodzaut-dialnosti-komisii-mkip-z-peredanna-majna-lavri.html" text:style-name="Internet_20_link" text:visited-style-name="Visited_20_Internet_20_Link">
 </text:a>
комісії Міністерства культури та інформаційної політики, яка мала проводитиінвентаризацію майна Києво-Печерської лаври.</text:p>
      <text:p text:style-name="P4">
Source: <text:a xlink:type="simple" xlink:href="https://www.ukrinform.ua/rubric-society/3690008-viselenna-upc-mp-iz-kievopecerskoi-lavri-moze-trivati-misacami-ekspert.html" text:style-name="Internet_20_link" text:visited-style-name="Visited_20_Internet_20_Link">
https://www.ukrinform.ua/rubric-society/3690008-viselenna-upc-mp-iz-kievopecerskoi-lavri-moze-trivati-misacami-ekspert.html</text:a>
</text:p>
      <!--NEWS-->
      <text:h text:style-name="P10" text:outline-level="1">
<text:span text:style-name="T4">
Зеленський взяв участь у піднятті прапора в Бучі і вручив державні нагороди</text:span>
</text:h>
      <text:p text:style-name="P4">
Authors: Ukrinform (Person)</text:p>
      <text:p text:style-name="P4">
Publisher: Укринформ (Organization)</text:p>
      <text:p text:style-name="P4">
Published Time: 2023-03-31T17:45:00+03:00</text:p>
      <text:p text:style-name="P4">
Modified Time: 2023-03-31T17:45:00+03:00</text:p>
      <text:p text:style-name="P4">
Description: Президент Володимир Зеленський у річницю звільнення Бучі від російських загарбників узяв участь у піднятті Державного прапора України на відновленому флагштоку Меморіалу пам’яті захисників Бучанської міської територіальної громади і вручив державні нагороди. — Укрінформ.</text:p>
      <text:p text:style-name="P4">
Images: ["<text:a xlink:type="simple" xlink:href="https://static.ukrinform.com/photos/2023_03/thumb_files/630_360_1680273997-463.jpeg" text:style-name="Internet_20_link" text:visited-style-name="Visited_20_Internet_20_Link">
630_360_16802...</text:a>
", "<text:a xlink:type="simple" xlink:href="https://static.ukrinform.com/photos/2023_03/1680273937-656.jpeg" text:style-name="Internet_20_link" text:visited-style-name="Visited_20_Internet_20_Link">
1680273937-65...</text:a>
", "<text:a xlink:type="simple" xlink:href="https://static.ukrinform.com/photos/2023_03/1680273937-932.jpeg" text:style-name="Internet_20_link" text:visited-style-name="Visited_20_Internet_20_Link">
1680273937-93...</text:a>
", "<text:a xlink:type="simple" xlink:href="https://static.ukrinform.com/photos/2023_03/1680273936-397.jpeg" text:style-name="Internet_20_link" text:visited-style-name="Visited_20_Internet_20_Link">
1680273936-39...</text:a>
", "<text:a xlink:type="simple" xlink:href="https://static.ukrinform.com/photos/2023_03/1680273937-984.jpeg" text:style-name="Internet_20_link" text:visited-style-name="Visited_20_Internet_20_Link">
1680273937-98...</text:a>
"]</text:p>
      <text:p text:style-name="P4">
Tags: ['Буча', 'Нагорода', 'Зеленський', 'Війна з росією']</text:p>
      <text:p text:style-name="P4">
Type: Article</text:p>
      <!--METADATA-->
      <text:p text:style-name="P4">
<draw:frame draw:style-name="fr1" draw:name="Image170" text:anchor-type="as-char" svg:width="6.9236in" svg:height="3.956343in" draw:z-index="0">
<draw:image xlink:href="../Images/yкринформ/2023-03-31T17-45-00-03-00/630_360_1680273997-463.jpeg" xlink:type="simple" xlink:show="embed" xlink:actuate="onLoad" draw:mime-type="image/jpeg"/>
</draw:frame>
 ПрезидентВолодимир Зеленський у річницю звільнення Бучі від російських загарбників узявучасть у піднятті Державного прапора України на відновленому флагштокуМеморіалу пам’яті захисників Бучанської міської територіальної громади івручив державні нагороди.</text:p>
      <text:p text:style-name="P4">
Як передає Укрінформ, про це повідомляє <text:a xlink:type="simple" xlink:href="https://www.president.gov.ua/news/prezident-ukrayini-vzyav-uchast-u-pidnyatti-derzhavnogo-prap-81981" text:style-name="Internet_20_link" text:visited-style-name="Visited_20_Internet_20_Link">
</text:a>
</text:p>
      <text:p text:style-name="P4">
В ОП розповіли, що флагшток розташований на площі на перехресті дороги з Бучідо смт Ворзель. На цьому місці третього березня 2022 року відбувся великий бій- підрозділи Збройних Сил України та добровольці зупинили колону російськоїбронетехніки, яка рухалася з боку Бородянки та Ворзеля. Маючи легке озброєння,добровольці майже добу тримали кругову оборону проти сил росіян, що кількіснопереважали.</text:p>
      <text:p text:style-name="P4">
<draw:frame draw:style-name="fr1" draw:name="Image171" text:anchor-type="as-char" svg:width="6.9236in" svg:height="4.617948in" draw:z-index="0">
<draw:image xlink:href="../Images/yкринформ/2023-03-31T17-45-00-03-00/1680273937-656.jpeg" xlink:type="simple" xlink:show="embed" xlink:actuate="onLoad" draw:mime-type="image/jpeg"/>
</draw:frame>
</text:p>
      <text:p text:style-name="P4">
Раніше на цій площі розташовувався найбільший у регіоні прапор України, якийзагарбники знищили під час окупації. Тепер цей прапор відновили й урочистопідняли в присутності Президента та високих гостей.</text:p>
      <text:p text:style-name="P4">
<draw:frame draw:style-name="fr1" draw:name="Image172" text:anchor-type="as-char" svg:width="6.9236in" svg:height="4.617948in" draw:z-index="0">
<draw:image xlink:href="../Images/yкринформ/2023-03-31T17-45-00-03-00/1680273937-932.jpeg" xlink:type="simple" xlink:show="embed" xlink:actuate="onLoad" draw:mime-type="image/jpeg"/>
</draw:frame>
</text:p>
      <text:p text:style-name="P4">
У заході взяли участь Президент Молдови Мая Санду, Прем’єр-міністр СловаччиниЕдуард Хегер, Прем’єр-міністр Словенії Роберт Голоб, Прем’єр-міністр ХорватіїАндрей Пленкович, голова Верховної Ради Руслан Стефанчук, Прем’єр-міністрДенис Шмигаль.</text:p>
      <text:p text:style-name="P4">
<text:span text:style-name="T4">
Читайте також:</text:span>
 <text:a xlink:type="simple" xlink:href="https://www.ukrinform.ua/rubric-ato/3690003-zelenskij-ta-inozemni-lideri-vidvidali-u-buci-vulicu-vokzalnu-de-bula-znisena-kolona-tehniki-rf.html" text:style-name="Internet_20_link" text:visited-style-name="Visited_20_Internet_20_Link">
 </text:a>
</text:p>
      <text:p text:style-name="P4">
Глава держави вручив почесну відзнаку «Місто – герой України» міському головіБучі Анатолію Федоруку.</text:p>
      <text:p text:style-name="P4">
Президент також вручив військовослужбовцям державні нагороди.</text:p>
      <text:p text:style-name="P4">
<draw:frame draw:style-name="fr1" draw:name="Image173" text:anchor-type="as-char" svg:width="6.9236in" svg:height="4.617948in" draw:z-index="0">
<draw:image xlink:href="../Images/yкринформ/2023-03-31T17-45-00-03-00/1680273936-397.jpeg" xlink:type="simple" xlink:show="embed" xlink:actuate="onLoad" draw:mime-type="image/jpeg"/>
</draw:frame>
</text:p>
      <text:p text:style-name="P4">
Зокрема, орден «Золота Зірка» передано Герою України підполковнику СергіюЯндульському, який виконує бойові завдання з відсічі збройній агресії РФ зберезня 2022 року. Підполковник неодноразово діяв під щільними обстріламипротивника. Групи під його керівництвом знищували велику кількість військовоїтехніки й живої сили ворога.</text:p>
      <text:p text:style-name="P4">
<draw:frame draw:style-name="fr1" draw:name="Image174" text:anchor-type="as-char" svg:width="6.9236in" svg:height="4.617948in" draw:z-index="0">
<draw:image xlink:href="../Images/yкринформ/2023-03-31T17-45-00-03-00/1680273937-984.jpeg" xlink:type="simple" xlink:show="embed" xlink:actuate="onLoad" draw:mime-type="image/jpeg"/>
</draw:frame>
</text:p>
      <text:p text:style-name="P4">
<text:a xlink:type="simple" xlink:href="https://www.ukrinform.ua/tag-prezident" text:style-name="Internet_20_link" text:visited-style-name="Visited_20_Internet_20_Link">
 </text:a>
 вручив орден «Золота Зірка»дружині командира танка, старшого сержанта Сергія Васіча, якого було удостоєнозвання Героя України посмертно. Під час оборони Київщини в районі смт Макарів8 березня 2022 року його бойова машина разом із двома іншими танками вступилав бій з переважаючими силами загарбників. Загалом три українські танки знищилишість одиниць ворожої техніки та значну кількість особового складу. Протемашина Сергія Васіча була уражена протитанковою керованою ракетою окупанта.Разом із командиром загинули два члени його екіпажу.</text:p>
      <text:p text:style-name="P4">
<text:span text:style-name="T4">
Читайте також:</text:span>
 <text:a xlink:type="simple" xlink:href="https://www.ukrinform.ua/rubric-polytics/3689975-skoeni-v-buci-zlocini-pokazali-spravzne-oblicca-rosijskoi-agresii-premer-horvatii.html" text:style-name="Internet_20_link" text:visited-style-name="Visited_20_Internet_20_Link">
 </text:a>
</text:p>
      <text:p text:style-name="P4">
З рук Президента «Золоту Зірку» отримали рідні танкіста, солдата КостянтинаМрочка, який також загинув у бою в районі смт Макарів 8 березня та бувудостоєний звання Героя України посмертно. Свого часу Костянтин Мрочко бравучасть у боях за Мар’їнку, Маріуполь, Дебальцеве та Іловайськ, воював у складіекіпажу під командуванням молодшого сержанта Миколи Тишика. Після початкувторгнення російської федерації в Україну він повернувся з-за кордону йдобровільно вступив до 14-ї окремої механізованої бригади імені князя РоманаВеликого.</text:p>
      <text:p text:style-name="P4">
Крім того, Президент вручив військовослужбовцям ордени Богдана ХмельницькогоІІІ ступеня, «За мужність» ІІІ ступеня, ордени Данила Галицького та медалі «Завійськову службу Україні», «Захиснику Вітчизни», «За бездоганну службу» ІІІступеня.</text:p>
      <text:p text:style-name="P4">
Серед нагороджених – військові ЗСУ, Головного управління розвідки Міністерстваоборони, Національної гвардії, Національної поліції, Державної служби Україниз надзвичайних ситуацій та Служби безпеки.</text:p>
      <text:p text:style-name="P4">
Як повідомлялося, у п’ятницю в Бучі відбулися заходи з нагоди річницівизволення міста від російських загарбників.</text:p>
      <text:p text:style-name="P4">
<text:span text:style-name="T5">
Фото: ОП</text:span>
</text:p>
      <text:p text:style-name="P4">
Source: <text:a xlink:type="simple" xlink:href="https://www.ukrinform.ua/rubric-regions/3690014-zelenskij-uzav-ucast-u-pidnatti-prapora-v-buci-i-vruciv-derzavni-nagorodi.html" text:style-name="Internet_20_link" text:visited-style-name="Visited_20_Internet_20_Link">
https://www.ukrinform.ua/rubric-regions/3690014-zelenskij-uzav-ucast-u-pidnatti-prapora-v-buci-i-vruciv-derzavni-nagorodi.html</text:a>
</text:p>
      <!--NEWS-->
      <text:h text:style-name="P10" text:outline-level="1">
<text:span text:style-name="T4">
На вулиці Татарській частково обмежать рух через ремонт</text:span>
</text:h>
      <text:p text:style-name="P4">
Authors: Ukrinform (Person)</text:p>
      <text:p text:style-name="P4">
Publisher: Укринформ (Organization)</text:p>
      <text:p text:style-name="P4">
Published Time: 2023-03-31T17:47:55+03:00</text:p>
      <text:p text:style-name="P4">
Modified Time: 2023-03-31T17:47:55+03:00</text:p>
      <text:p text:style-name="P4">
Description: Із 1 квітня до 31 травня на вулиці Татарській у столиці частково обмежать рух через капітальний ремонт. — Укрінформ.</text:p>
      <text:p text:style-name="P4">
Images: ["<text:a xlink:type="simple" xlink:href="https://static.ukrinform.com/photos/2023_03/thumb_files/630_360_1678897393-922.jpg" text:style-name="Internet_20_link" text:visited-style-name="Visited_20_Internet_20_Link">
630_360_16788...</text:a>
"]</text:p>
      <text:p text:style-name="P4">
Tags: ['Дороги', 'Київ', 'Ремонт']</text:p>
      <text:p text:style-name="P4">
Type: Article</text:p>
      <!--METADATA-->
      <text:p text:style-name="P4">
<draw:frame draw:style-name="fr1" draw:name="Image175" text:anchor-type="as-char" svg:width="6.9236in" svg:height="3.956343in" draw:z-index="0">
<draw:image xlink:href="../Images/yкринформ/2023-03-31T17-47-55-03-00/630_360_1678897393-922.jpg" xlink:type="simple" xlink:show="embed" xlink:actuate="onLoad" draw:mime-type="image/jpeg"/>
</draw:frame>
 Із 1квітня до 31 травня на вулиці Татарській у столиці частково обмежать рух черезкапітальний ремонт.</text:p>
      <text:p text:style-name="P4">
Про це у <text:a xlink:type="simple" xlink:href="https://t.me/KyivCityOfficial/6407" text:style-name="Internet_20_link" text:visited-style-name="Visited_20_Internet_20_Link">
 </text:a>
 повідомила Київська міськадержавна адміністрація, передає Укрінформ.</text:p>
      <text:p text:style-name="P4">
«Із 1 квітня до 31 травня на вулиці Татарській частково обмежать рух черезкапітальний ремонт Першочергово дорожники працюватимуть на ділянці міжвулицями Отто Шмідта і вулицею Половецькою. Роботи триватимуть до кінцятравня», - йдеться в повідомленні.</text:p>
      <text:p text:style-name="P4">
Зазначається, що згодом роботи проводитимуться і на інших частинах вулиціТатарської.</text:p>
      <text:p text:style-name="P4">
<text:span text:style-name="T4">
Читайте також:</text:span>
 <text:a xlink:type="simple" xlink:href="https://www.ukrinform.ua/rubric-kyiv/3689606-u-kievi-sklali-perelik-vulic-aki-kapitalno-vidremontuut-cogoric.html" text:style-name="Internet_20_link" text:visited-style-name="Visited_20_Internet_20_Link">
 </text:a>
</text:p>
      <text:p text:style-name="P4">
Як повідомляв Укрінформ, лише за три місяці зими працівники Київавтодоруліквідували пошкодження на майже <text:a xlink:type="simple" xlink:href="https://www.ukrinform.ua/rubric-kyiv/3689606-u-kievi-sklali-perelik-vulic-aki-kapitalno-vidremontuut-cogoric.html" text:style-name="Internet_20_link" text:visited-style-name="Visited_20_Internet_20_Link">
 </text:a>
 дорожнього покриття. І вже складений перелік вулиць, якіпланують капітально відремонтувати в столиці цього року.</text:p>
      <text:p text:style-name="P4">
Source: <text:a xlink:type="simple" xlink:href="https://www.ukrinform.ua/rubric-kyiv/3690010-na-vulici-tatarskij-castkovo-obmezat-ruh-cerez-remont.html" text:style-name="Internet_20_link" text:visited-style-name="Visited_20_Internet_20_Link">
https://www.ukrinform.ua/rubric-kyiv/3690010-na-vulici-tatarskij-castkovo-obmezat-ruh-cerez-remont.html</text:a>
</text:p>
      <!--NEWS-->
      <text:h text:style-name="P10" text:outline-level="1">
<text:span text:style-name="T4">
Визволення Київщини показало світу, що українці не поступляться жодним клаптиком землі — Залужний</text:span>
</text:h>
      <text:p text:style-name="P4">
Authors: Ukrinform (Person)</text:p>
      <text:p text:style-name="P4">
Publisher: Укринформ (Organization)</text:p>
      <text:p text:style-name="P4">
Published Time: 2023-03-31T17:53:27+03:00</text:p>
      <text:p text:style-name="P4">
Modified Time: 2023-03-31T17:53:27+03:00</text:p>
      <text:p text:style-name="P4">
Description: Визволення від російських загарбників Київської області продемонструвало світу, що українці не поступляться жодним клаптиком своєї землі. — Укрінформ.</text:p>
      <text:p text:style-name="P4">
Images: ["<text:a xlink:type="simple" xlink:href="https://static.ukrinform.com/photos/2022_01/thumb_files/630_360_1642423929-477.jpg" text:style-name="Internet_20_link" text:visited-style-name="Visited_20_Internet_20_Link">
630_360_16424...</text:a>
"]</text:p>
      <text:p text:style-name="P4">
Tags: ['Деокупація', 'Київщина', 'Валерій Залужний', 'Війна з росією']</text:p>
      <text:p text:style-name="P4">
Type: Article</text:p>
      <!--METADATA-->
      <text:p text:style-name="P4">
<draw:frame draw:style-name="fr1" draw:name="Image176" text:anchor-type="as-char" svg:width="6.9236in" svg:height="3.956343in" draw:z-index="0">
<draw:image xlink:href="../Images/yкринформ/2023-03-31T17-53-27-03-00/630_360_1642423929-477.jpg" xlink:type="simple" xlink:show="embed" xlink:actuate="onLoad" draw:mime-type="image/jpeg"/>
</draw:frame>
 Визволеннявід російських загарбників Київської області продемонструвало світу, щоукраїнці не поступляться жодним клаптиком своєї землі.</text:p>
      <text:p text:style-name="P4">
Про це головнокомандувач Збройних сил України Валерій Залужний написав у <text:a xlink:type="simple" xlink:href="http://t.me/CinCAFU/446" text:style-name="Internet_20_link" text:visited-style-name="Visited_20_Internet_20_Link">
</text:a>
 , передає Укрінформ.</text:p>
      <text:p text:style-name="P4">
"Буча. Передмістя столиці. Важливий вузол всього району оборони <text:a xlink:type="simple" xlink:href="https://www.ukrinform.ua/tag-kiiv" text:style-name="Internet_20_link" text:visited-style-name="Visited_20_Internet_20_Link">
</text:a>
 . Символ українського супротиву. 33 дніокупації, понад 9 тисяч зафіксованих російських воєнних злочинів. Своєюжорстокістю вони назавжди закарбувалися в національну пам’ять. Всі винні маютьбути покарані", — наголосив він.</text:p>
      <text:p text:style-name="P4">
<text:span text:style-name="T4">
Читайте також:</text:span>
 <text:a xlink:type="simple" xlink:href="https://www.ukrinform.ua/rubric-world/3689932-zvirstva-v-buci-pokazali-svitovi-so-take-vijna-putina-solc.html" text:style-name="Internet_20_link" text:visited-style-name="Visited_20_Internet_20_Link">
 </text:a>
</text:p>
      <text:p text:style-name="P4">
Як зауважив головнокомандувач ЗСУ, ворога вдалося вибити спільними діями Силоборони України, добровольців, волонтерів і місцевих жителів.</text:p>
      <text:p text:style-name="P4">
"Ми пам’ятаємо Героїв, які поклали життя заради майбутнього України", — додавЗалужний.</text:p>
      <text:p text:style-name="P4">
<text:span text:style-name="T4">
Читайте також:</text:span>
 <text:a xlink:type="simple" xlink:href="https://www.ukrinform.ua/rubric-ato/3690003-zelenskij-ta-inozemni-lideri-vidvidali-u-buci-vulicu-vokzalnu-de-bula-znisena-kolona-tehniki-rf.html" text:style-name="Internet_20_link" text:visited-style-name="Visited_20_Internet_20_Link">
 </text:a>
</text:p>
      <text:p text:style-name="P4">
Як повідомлялося, 31 березня 2022 року Сили оборони України звільнили Бучу відросійських загарбників.</text:p>
      <text:p text:style-name="P4">
Source: <text:a xlink:type="simple" xlink:href="https://www.ukrinform.ua/rubric-society/3690015-vizvolenna-kiivsini-pokazalo-svitu-so-ukrainci-ne-postuplatsa-zodnim-klaptikom-zemli-zaluznij.html" text:style-name="Internet_20_link" text:visited-style-name="Visited_20_Internet_20_Link">
https://www.ukrinform.ua/rubric-society/3690015-vizvolenna-kiivsini-pokazalo-svitu-so-ukrainci-ne-postuplatsa-zodnim-klaptikom-zemli-zaluznij.html</text:a>
</text:p>
      <!--NEWS-->
      <text:h text:style-name="P10" text:outline-level="1">
<text:span text:style-name="T4">
Угоду про розміщення чорноморського флоту рф в Україні перевірить КСУ</text:span>
</text:h>
      <text:p text:style-name="P4">
Authors: Ukrinform (Person)</text:p>
      <text:p text:style-name="P4">
Publisher: Укринформ (Organization)</text:p>
      <text:p text:style-name="P4">
Published Time: 2023-03-31T17:57:04+03:00</text:p>
      <text:p text:style-name="P4">
Modified Time: 2023-03-31T17:57:04+03:00</text:p>
      <text:p text:style-name="P4">
Description: До Конституційного суду України надійшло конституційне подання 49 парламентаріїв щодо відповідності Конституції України угоди між Україною і рф із питань перебування чорноморського флоту російської федерації на території нашої держави. — Укрінформ.</text:p>
      <text:p text:style-name="P4">
Images: ["<text:a xlink:type="simple" xlink:href="https://static.ukrinform.com/photos/2020_10/thumb_files/630_360_1604043729-9473.jpeg" text:style-name="Internet_20_link" text:visited-style-name="Visited_20_Internet_20_Link">
630_360_16040...</text:a>
"]</text:p>
      <text:p text:style-name="P4">
Tags: ['Україна', 'Конституційний Суд', 'росія', 'Флот']</text:p>
      <text:p text:style-name="P4">
Type: Article</text:p>
      <!--METADATA-->
      <text:p text:style-name="P4">
<draw:frame draw:style-name="fr1" draw:name="Image177" text:anchor-type="as-char" svg:width="6.9236in" svg:height="3.956343in" draw:z-index="0">
<draw:image xlink:href="../Images/yкринформ/2023-03-31T17-57-04-03-00/630_360_1604043729-9473.jpeg" xlink:type="simple" xlink:show="embed" xlink:actuate="onLoad" draw:mime-type="image/jpeg"/>
</draw:frame>
 ДоКонституційного суду України надійшло конституційне подання 49 парламентаріївщодо відповідності Конституції України угоди між Україною і рф із питаньперебування чорноморського флоту російської федерації на території нашоїдержави.</text:p>
      <text:p text:style-name="P4">
Про це у <text:a xlink:type="simple" xlink:href="http://t.me/Constitutional_Court_of_Ukraine/830" text:style-name="Internet_20_link" text:visited-style-name="Visited_20_Internet_20_Link">
 </text:a>
 повідомилапресслужба КС, передає Укрінформ.</text:p>
      <text:p text:style-name="P4">
«До Конституційного суду 31 березня надійшло конституційне подання 49 народнихдепутатів щодо відповідності Конституції України (конституційності) угоди міжУкраїною та російською федерацією з питань перебування чорноморського флотуросійської федерації на території України від 21 квітня 2010 року,ратифікованої Законом України від 27 квітня 2010 року №2153-VI «Проратифікацію Угоди між Україною та російською федерацією з перебування флотуросійської федерації на території України», - йдеться у повідомленні.</text:p>
      <text:p text:style-name="P4">
Зазначається, що суб’єкт права на конституційне подання вважає, що ця угода невідповідає частині сьомій статті 17 Основного Закону України, і стверджує, щооскаржувана угода суперечить принципам забезпечення нацбезпеки.</text:p>
      <text:p text:style-name="P4">
«Крім того, народні депутати України зазначають відсутність нормативно-правової бази для вчинення міжнародної угоди такого змісту», - йдеться уповідомленні.</text:p>
      <text:p text:style-name="P4">
Тож, на думку суб’єкта права на конституційне подання, є причини для визнанняУгоди неконституційною.</text:p>
      <text:p text:style-name="P4">
З текстом конституційного подання можна ознайомитися на офіційному <text:a xlink:type="simple" xlink:href="https://ccu.gov.ua/sites/default/files/3_125_2023.pdf" text:style-name="Internet_20_link" text:visited-style-name="Visited_20_Internet_20_Link">
</text:a>
 суду.</text:p>
      <text:p text:style-name="P4">
<text:span text:style-name="T4">
Читайте також:</text:span>
 <text:a xlink:type="simple" xlink:href="https://www.ukrinform.ua/rubric-polytics/3680907-konkurs-iz-vidboru-suddiv-ksu-pocnetsa-naprikinci-kvitna-stefanisina.html" text:style-name="Internet_20_link" text:visited-style-name="Visited_20_Internet_20_Link">
 </text:a>
</text:p>
      <text:p text:style-name="P4">
Як повідомляв Укрінформ, 17 березня до <text:a xlink:type="simple" xlink:href="https://www.ukrinform.ua/tag-konstitucijnij-sud" text:style-name="Internet_20_link" text:visited-style-name="Visited_20_Internet_20_Link">
 </text:a>
 надійшло подання Верховного Суду щодо конституційностіположень закону «Про загальнообов’язкове державне соціальне страхування».</text:p>
      <text:p text:style-name="P4">
Source: <text:a xlink:type="simple" xlink:href="https://www.ukrinform.ua/rubric-polytics/3690017-ugodu-pro-rozmisenna-cornomorskogo-flotu-rf-v-ukraini-perevirit-ksu.html" text:style-name="Internet_20_link" text:visited-style-name="Visited_20_Internet_20_Link">
https://www.ukrinform.ua/rubric-polytics/3690017-ugodu-pro-rozmisenna-cornomorskogo-flotu-rf-v-ukraini-perevirit-ksu.html</text:a>
</text:p>
      <!--NEWS-->
      <text:h text:style-name="P10" text:outline-level="1">
<text:span text:style-name="T4">
Прокурор МКС закликав росію повернути викрадених українських дітей</text:span>
</text:h>
      <text:p text:style-name="P4">
Authors: Ukrinform (Person)</text:p>
      <text:p text:style-name="P4">
Publisher: Укринформ (Organization)</text:p>
      <text:p text:style-name="P4">
Published Time: 2023-03-31T18:02:00+03:00</text:p>
      <text:p text:style-name="P4">
Modified Time: 2023-03-31T18:02:00+03:00</text:p>
      <text:p text:style-name="P4">
Description: Прокурор Міжнародного кримінального суду Карім Хан закликав росію повернути Україні викрадених дітей. — Укрінформ.</text:p>
      <text:p text:style-name="P4">
Images: ["<text:a xlink:type="simple" xlink:href="https://static.ukrinform.com/photos/2022_03/thumb_files/630_360_1646676712-283.jpg" text:style-name="Internet_20_link" text:visited-style-name="Visited_20_Internet_20_Link">
630_360_16466...</text:a>
"]</text:p>
      <text:p text:style-name="P4">
Tags: ['Діти', 'Права людини', 'росія', 'Міжнародний кримінальний суд', 'Війна з росією']</text:p>
      <text:p text:style-name="P4">
Type: Article</text:p>
      <!--METADATA-->
      <text:p text:style-name="P4">
<draw:frame draw:style-name="fr1" draw:name="Image178" text:anchor-type="as-char" svg:width="6.9236in" svg:height="3.956343in" draw:z-index="0">
<draw:image xlink:href="../Images/yкринформ/2023-03-31T18-02-00-03-00/630_360_1646676712-283.jpg" xlink:type="simple" xlink:show="embed" xlink:actuate="onLoad" draw:mime-type="image/jpeg"/>
</draw:frame>
 ПрокурорМіжнародного кримінального суду Карім Хан закликав росію повернути Українівикрадених дітей.</text:p>
      <text:p text:style-name="P4">
Про це він заявив під час конференції United for justice, яка відбулася у Бучіі була приурочена до річниці звільнення міста від російських військових,передає кореспондент Укрінформу.</text:p>
      <text:p text:style-name="P4">
«Я чітко закликаю рф повернути <text:a xlink:type="simple" xlink:href="https://www.ukrinform.ua/tag-diti" text:style-name="Internet_20_link" text:visited-style-name="Visited_20_Internet_20_Link">
 </text:a>
 … дайтеїм (можливість – ред.) повернутися в Україну якнайшвидше. Прямо в Україну абочерез треті сторони, але дайте дітям повернутися додому… Правам дитини маєприділятися першочергова увага», - сказав Хан.</text:p>
      <text:p text:style-name="P4">
Він також вкотре закликав росію надавати інформацію, що стосується роботи йогоОфісу.</text:p>
      <text:p text:style-name="P4">
<text:span text:style-name="T4">
Читайте також:</text:span>
 <text:a xlink:type="simple" xlink:href="https://www.ukrinform.ua/rubric-society/3688821-v-ukrainu-z-pocatku-povnomasstabnoi-vijni-povernuli-327-ditej.html" text:style-name="Internet_20_link" text:visited-style-name="Visited_20_Internet_20_Link">
 </text:a>
</text:p>
      <text:p text:style-name="P4">
Прокурор МКС додав, що видача ордеру на арешт володимира путіна та омбудсменкимарії львової-бєлової не викликала у нього почуття радості, адже цестосувалося очільника країни, що є постійним членом Ради безпеки ООН.</text:p>
      <text:p text:style-name="P4">
На переконання Хана, путін і львова-бєлова мають постати перед правосуддям,відповісти на обвинувачення.</text:p>
      <text:p text:style-name="P4">
Як повідомляв Укрінформ, 17 березня Палата попереднього провадженняМіжнародного кримінального суду (МКС) видала <text:a xlink:type="simple" xlink:href="https://www.ukrinform.ua/rubric-world/3683849-miznarodnij-kriminalnij-sud-vidav-order-na-arest-putina.html" text:style-name="Internet_20_link" text:visited-style-name="Visited_20_Internet_20_Link">
</text:a>
 .</text:p>
      <text:p text:style-name="P4">
Президента рф та уповноважену президента рф у справах дитини підозрюють увоєнних злочинах - незаконній депортації та переміщенні населення, зокремадітей, з окупованої території України, щонайменше з 24 лютого 2022 року.</text:p>
      <text:p text:style-name="P4">
Source: <text:a xlink:type="simple" xlink:href="https://www.ukrinform.ua/rubric-ato/3690021-prokuror-mks-zaklikav-rosiu-povernuti-vikradenih-ukrainskih-ditej.html" text:style-name="Internet_20_link" text:visited-style-name="Visited_20_Internet_20_Link">
https://www.ukrinform.ua/rubric-ato/3690021-prokuror-mks-zaklikav-rosiu-povernuti-vikradenih-ukrainskih-ditej.html</text:a>
</text:p>
      <!--NEWS-->
      <text:h text:style-name="P10" text:outline-level="1">
<text:span text:style-name="T4">
У Мін'юсті роз’яснили особливості перереєстрації друкованих медіа у зв’язку з набуттям чинності закону</text:span>
</text:h>
      <text:p text:style-name="P4">
Authors: Ukrinform (Person)</text:p>
      <text:p text:style-name="P4">
Publisher: Укринформ (Organization)</text:p>
      <text:p text:style-name="P4">
Published Time: 2023-03-31T18:04:26+03:00</text:p>
      <text:p text:style-name="P4">
Modified Time: 2023-03-31T18:04:26+03:00</text:p>
      <text:p text:style-name="P4">
Description: Окремі норми закону “Про медіа” набирають чинності в різний час. Зокрема — щодо особливостей строків перереєстрації друкованих медіа. — Укрінформ.</text:p>
      <text:p text:style-name="P4">
Images: ["<text:a xlink:type="simple" xlink:href="https://static.ukrinform.com/photos/2019_12/thumb_files/630_360_1576552952-532.jpg" text:style-name="Internet_20_link" text:visited-style-name="Visited_20_Internet_20_Link">
630_360_15765...</text:a>
"]</text:p>
      <text:p text:style-name="P4">
Tags: ["Мін'юст", 'Закон', 'Медіа', 'Закон про медіа']</text:p>
      <text:p text:style-name="P4">
Type: Article</text:p>
      <!--METADATA-->
      <text:p text:style-name="P4">
<draw:frame draw:style-name="fr1" draw:name="Image179" text:anchor-type="as-char" svg:width="6.9236in" svg:height="3.956343in" draw:z-index="0">
<draw:image xlink:href="../Images/yкринформ/2023-03-31T18-04-26-03-00/630_360_1576552952-532.jpg" xlink:type="simple" xlink:show="embed" xlink:actuate="onLoad" draw:mime-type="image/jpeg"/>
</draw:frame>
 Окремінорми закону “Про медіа” набирають чинності в різний час. Зокрема — щодоособливостей строків перереєстрації друкованих медіа.</text:p>
      <text:p text:style-name="P4">
Про це повідомляє <text:a xlink:type="simple" xlink:href="https://minjust.gov.ua/news/ministry/zakon-ukraini-pro-media-nabuv-chinnosti" text:style-name="Internet_20_link" text:visited-style-name="Visited_20_Internet_20_Link">
 </text:a>
 передає Укрінформ.</text:p>
      <text:p text:style-name="P4">
Зазначається, що у зв’язку з набранням чинності закону “Про медіа” втратиличинність закони «Про друковані засоби масової інформації (пресу) в Україні» та«Про інформаційні агентства».</text:p>
      <text:p text:style-name="P4">
“Міністерство юстиції України здійснювало свої повноваження у сфері державноїреєстрації (перереєстрації) друкованих засобів масової інформації таінформаційних агентств як суб’єктів інформаційної діяльності до 30.03.2023.Звертаємо увагу, що у прикінцевих і перехідних положеннях закону зазначеноокремі норми, які набирають чинності в різний час. Зокрема щодо особливостей істроків перереєстрації друкованих медіа”, - ідеться в повідомленні.</text:p>
      <text:p text:style-name="P4">
У міністерстві пояснюють, що на час, визначений ч. 1 ст. 118 цього закону (змоменту визнання Верховною Радою України певної держави державою-агресором(державою-окупантом) та протягом п’яти років з дня прийняття Верховною Радоюрішення про скасування такого статусу), реєстрація суб’єктів у сферідрукованих медіа є обов’язковою і здійснюється в порядку, визначеному ст. 63закону “Про медіа”, у тому числі з урахуванням ч. 8 цієї статті щодообов’язковості сплати реєстраційного збору.</text:p>
      <text:p text:style-name="P4">
За реєстрацію стягується реєстраційний збір у розмірі одного прожитковогомінімуму для працездатних осіб, що встановлений станом на 1 січня року, вякому подається заява про реєстрацію.</text:p>
      <text:p text:style-name="P4">
<text:span text:style-name="T4">
Читайте також:</text:span>
 <text:a xlink:type="simple" xlink:href="https://www.ukrinform.ua/rubric-society/3689860-zakon-pro-media-posilit-informacijnij-front-u-borotbi-z-propagandou-rf-tkacenko.html" text:style-name="Internet_20_link" text:visited-style-name="Visited_20_Internet_20_Link">
 </text:a>
</text:p>
      <text:p text:style-name="P4">
У Мін’юсті додали, що станом на 1 січня 2023 року такий прожитковий мінімумстановить 2684 грн відповідно до ст.7 Закону України «Про державний бюджетУкраїни на 2023 рік».</text:p>
      <text:p text:style-name="P4">
Також зазначається, що відповідно до п.21 Прикінцевих та перехідних положеньвказаного закону суб’єктам, що діють на день набуття чинності законом “Промедіа” на підставі свідоцтва про реєстрацію друкованого засобу масовоїінформації, необхідно пройти реєстрацію упродовж року з дотриманням вимог ст.63 закону.</text:p>
      <text:p text:style-name="P4">
Як уточнюється, плата за таку реєстрацію не стягується. Після спливу цьогостроку свідоцтва про реєстрацію друкованих засобів масової інформаціївтрачають чинність.</text:p>
      <text:p text:style-name="P4">
У Мін’юсті зауважують, що реєстрація друкованих медіа у мирний час єдобровільною і здійснюється з дотриманням вимог ст. 63 закону.</text:p>
      <text:p text:style-name="P4">
“Інформаційні агентства повинні визначитися зі своїм статусом іперереєструватися як суб’єкти у сфері медіа упродовж року з дня набуттячинності законом – до 31 березня 2024 року. Перереєстрація здійснюється напідставі свідоцтва про державну реєстрацію інформаційного агентства яксуб’єкта інформаційної діяльності та відбувається безкоштовно”, - ідеться вповідомленні.</text:p>
      <text:p text:style-name="P4">
Зазначається, що після цієї дати свідоцтва про державну реєстраціюінформаційного агентства як суб’єкта інформаційної діяльності втратятьчинність.</text:p>
      <text:p text:style-name="P4">
<text:span text:style-name="T4">
Читайте також:</text:span>
 <text:a xlink:type="simple" xlink:href="https://www.ukrinform.ua/rubric-polytics/3689861-zakon-pro-media-vagomij-krok-u-zahisti-ukrainskomovnogo-informacijnogo-prostoru.html" text:style-name="Internet_20_link" text:visited-style-name="Visited_20_Internet_20_Link">
 </text:a>
</text:p>
      <text:p text:style-name="P4">
Як повідомлялося, 31 березня 2023 року набув чинності Закон України « <text:a xlink:type="simple" xlink:href="https://www.ukrinform.ua/rubric-society/3689787-v-ukraini-nabuvae-cinnosti-zakon-pro-media.html" text:style-name="Internet_20_link" text:visited-style-name="Visited_20_Internet_20_Link">
</text:a>
 », який започатковує ґрунтовну реформу у медіагалузі тавизначає правові засади діяльності в Україні суб’єктів у сфері медіа, а такожзасади державного управління, регулювання та нагляду у цій сфері.</text:p>
      <text:p text:style-name="P4">
Source: <text:a xlink:type="simple" xlink:href="https://www.ukrinform.ua/rubric-society/3690020-u-minusti-rozasnili-osoblivosti-perereestracii-drukovanih-media-u-zvazku-z-nabuttam-cinnosti-zakonu.html" text:style-name="Internet_20_link" text:visited-style-name="Visited_20_Internet_20_Link">
https://www.ukrinform.ua/rubric-society/3690020-u-minusti-rozasnili-osoblivosti-perereestracii-drukovanih-media-u-zvazku-z-nabuttam-cinnosti-zakonu.html</text:a>
</text:p>
      <!--NEWS-->
      <text:h text:style-name="P10" text:outline-level="1">
<text:span text:style-name="T4">
В Україні розробили концепцію програми підтримки розподіленої «зеленої» генерації</text:span>
</text:h>
      <text:p text:style-name="P4">
Authors: Ukrinform (Person)</text:p>
      <text:p text:style-name="P4">
Publisher: Укринформ (Organization)</text:p>
      <text:p text:style-name="P4">
Published Time: 2023-03-31T18:11:21+03:00</text:p>
      <text:p text:style-name="P4">
Modified Time: 2023-03-31T18:11:21+03:00</text:p>
      <text:p text:style-name="P4">
Description: Міністерство енергетики розробило та найближчим часом оприлюднить концепцію Державної цільової програми підтримки розподіленої генерації з відновлювальних джерел енергії (ВДЕ). — Укрінформ.</text:p>
      <text:p text:style-name="P4">
Images: ["<text:a xlink:type="simple" xlink:href="https://static.ukrinform.com/photos/2019_12/thumb_files/630_360_1575260160-486.png" text:style-name="Internet_20_link" text:visited-style-name="Visited_20_Internet_20_Link">
630_360_15752...</text:a>
"]</text:p>
      <text:p text:style-name="P4">
Tags: ['Електроенергія', 'Міненерго', 'Сонячна електростанція', 'Вітрові електростанції']</text:p>
      <text:p text:style-name="P4">
Type: Article</text:p>
      <!--METADATA-->
      <text:p text:style-name="P4">
<draw:frame draw:style-name="fr1" draw:name="Image180" text:anchor-type="as-char" svg:width="6.9236in" svg:height="3.956343in" draw:z-index="0">
<draw:image xlink:href="../Images/yкринформ/2023-03-31T18-11-21-03-00/630_360_1575260160-486.png" xlink:type="simple" xlink:show="embed" xlink:actuate="onLoad" draw:mime-type="image/png"/>
</draw:frame>
Міністерство енергетики розробило та найближчим часом оприлюднить концепціюДержавної цільової програми підтримки розподіленої генерації з відновлювальнихджерел енергії (ВДЕ).</text:p>
      <text:p text:style-name="P4">
Про це повідомляє кореспондент Укрінформу за результатами круглого столу натему «Розвиток розподіленої «зеленої» генерації та самовиробництво електричноїенергії як елемент сучасної енергосистеми», проведеного в Комітеті з питаньенергетики та житлово-комунальних послуг.</text:p>
      <text:p text:style-name="P4">
Метою програми виступає будівництво об’єктів малої відновлювальної енергетики– сонячних та вітрових електростанцій разом з установками зберігання (УЗЕ) длязабезпечення покриття власного споживання електроенергії об’єктами критичноїінфраструктури та домогосподарствами, у тому числі, в автономному режимі неменше, аніж 4 години, та продажу «надлишку» на ринку.</text:p>
      <text:p text:style-name="P4">
<text:span text:style-name="T4">
Читайте також:</text:span>
 <text:a xlink:type="simple" xlink:href="https://www.ukrinform.ua/rubric-economy/3689106-ukrainski-gromadi-zacikavleni-v-budivnictvi-sonacnih-elektrostancij-ekspert.html" text:style-name="Internet_20_link" text:visited-style-name="Visited_20_Internet_20_Link">
 </text:a>
</text:p>
      <text:p text:style-name="P4">
Передбачається, що об’єкти критичної інфраструктури зможуть встановитивідповідні установки до 500 кВт разом із УЗЕ ємністю: системи централізованоговодопостачання, водовідведення, теплопостачання; об’єкти медичної сфери такритичні споживачі багатоквартирних будинків.</text:p>
      <text:p text:style-name="P4">
Приватні господарства – до 10 кВт. Державні та комунальні заклади матимутьзмогу встановити об’єкти малої відновлювальної енергетики для покриття базовихпотреб.</text:p>
      <text:p text:style-name="P4">
На першому етапі (2022-2025 роки) планується встановлення 200 тисяч об’єктівВДЕ разом з установками зберігання у споживачів, на другому – (до 2030 року)до 1 мільйона таких об’єктів.</text:p>
      <text:p text:style-name="P4">
Правова та економічна основа функціонування малої розосередженої генерації зВДЕ – модель Net Billing. Вона дозволить споживачам використовувати на власнийрозсуд електроенергію безпосередньо або шляхом завантаження в УЗЕ. У разінаявності надлишкової електричної енергії вона продається в мережу за ринковоюціною.</text:p>
      <text:p text:style-name="P4">
Серед механізмів додаткового стимулювання щодо встановлення таких об’єктіввизначено: надання пільгових кредитів, погашення частини тіла кредиту,постачання обладнання за рахунок донорів, а також інші механізми не забороненізаконодавством.</text:p>
      <text:p text:style-name="P4">
У міністерстві очікують, що прямий ефект від програми – це працююча критичнаінфраструктура в умовах графіків аварійних/погодинних відключень тадецентралізована генерація, яку технічно складно та економічно недоцільновиводити з ладу ракетними обстрілами та дронами-камікадзе.</text:p>
      <text:p text:style-name="P4">
<text:span text:style-name="T4">
Читайте також:</text:span>
 <text:a xlink:type="simple" xlink:href="https://www.ukrinform.ua/rubric-economy/3689105-ukraina-domovilasa-pro-zalucenna-ekstrenoi-energeticnoi-dopomogi-z-15-krain-es.html" text:style-name="Internet_20_link" text:visited-style-name="Visited_20_Internet_20_Link">
 </text:a>
</text:p>
      <text:p text:style-name="P4">
Також в середньостроковій перспективі – плюс 3 ГВТ СЕС або 3,5 млрд кВт-год.чистої енергії на рік та додаткові регулюючі потужності ОЕС України за рахунокУЗЕ.</text:p>
      <text:p text:style-name="P4">
Супутній ефект: можливість збільшення лімітів на споживання електроенергії,спрощення адміністрування «переключень»; розвиток власного виробництваобладнання; зменшення фінансового навантаження на об’єкти державної такомунальної власності за спожиту електроенергію, зокрема зниження потреби вгенераторах на викопному паливі.</text:p>
      <text:p text:style-name="P4">
Як повідомлялось, у лютому Кабінет Міністрів зареєстрував у Верховній Радізаконопроєкт №9011 «Про удосконалення умов підтримки виробництва електричноїенергії з альтернативних джерел енергії генеруючими установками споживачів».Він покликаний замінити поточну модель «зеленого» тарифу на нову модель NetBilling.</text:p>
      <text:p text:style-name="P4">
Також уряд зареєстрував законопроєкт №9012, який покликаний створити дієвиймеханізм видачі, використання та припинення дії гарантії походження <text:a xlink:type="simple" xlink:href="https://www.ukrinform.ua/tag-elektroenergia" text:style-name="Internet_20_link" text:visited-style-name="Visited_20_Internet_20_Link">
</text:a>
 виробленої з ВДЕ.</text:p>
      <text:p text:style-name="P4">
Source: <text:a xlink:type="simple" xlink:href="https://www.ukrinform.ua/rubric-economy/3690024-v-ukraini-rozrobili-koncepciu-programi-pidtrimki-rozpodilenoi-zelenoi-generacii.html" text:style-name="Internet_20_link" text:visited-style-name="Visited_20_Internet_20_Link">
https://www.ukrinform.ua/rubric-economy/3690024-v-ukraini-rozrobili-koncepciu-programi-pidtrimki-rozpodilenoi-zelenoi-generacii.html</text:a>
</text:p>
      <!--NEWS-->
      <text:h text:style-name="P10" text:outline-level="1">
<text:span text:style-name="T4">
Українець Халматов виграв «срібло» на етапі серії Grand Slam із дзюдо у Туреччині</text:span>
</text:h>
      <text:p text:style-name="P4">
Authors: Ukrinform (Person)</text:p>
      <text:p text:style-name="P4">
Publisher: Укринформ (Organization)</text:p>
      <text:p text:style-name="P4">
Published Time: 2023-03-31T18:13:00+03:00</text:p>
      <text:p text:style-name="P4">
Modified Time: 2023-03-31T18:13:00+03:00</text:p>
      <text:p text:style-name="P4">
Description: В Анталії (Туреччина) розпочався черговий етап серії Grand Slam із дзюдо. — Укрінформ.</text:p>
      <text:p text:style-name="P4">
Images: ["<text:a xlink:type="simple" xlink:href="https://static.ukrinform.com/photos/2023_03/thumb_files/630_360_1680275382-832.jpg" text:style-name="Internet_20_link" text:visited-style-name="Visited_20_Internet_20_Link">
630_360_16802...</text:a>
"]</text:p>
      <text:p text:style-name="P4">
Tags: ['Дзюдо']</text:p>
      <text:p text:style-name="P4">
Type: Article</text:p>
      <!--METADATA-->
      <text:p text:style-name="P4">
<draw:frame draw:style-name="fr1" draw:name="Image181" text:anchor-type="as-char" svg:width="6.9236in" svg:height="3.956343in" draw:z-index="0">
<draw:image xlink:href="../Images/yкринформ/2023-03-31T18-13-00-03-00/630_360_1680275382-832.jpg" xlink:type="simple" xlink:show="embed" xlink:actuate="onLoad" draw:mime-type="image/jpeg"/>
</draw:frame>
 В Анталії(Туреччина) розпочався черговий етап серії Grand Slam із дзюдо.</text:p>
      <text:p text:style-name="P4">
У перший день змагань на срібну сходинку п'єдесталу турніру піднявся українецьДільшот Халматов, передає Укрінформ.</text:p>
      <text:p text:style-name="P4">
25-річний киянин дійшов до фіналу у ваговій категорії до 60 кг, де поступивсябронзовому призеру токійської Олімпіади-2020 французу грузинського походженняЛуці Мхеїдзе.</text:p>
      <text:p text:style-name="P4">
Дар'я Білодід (57 кг) пробилася до чвертьфіналу, проте далі через забороненийприйом отримала дискваліфікацію і посіла у підсумку 7-е місце.</text:p>
      <text:p text:style-name="P4">
Артем Лесюк (60 кг) та Богдан Ядов (66 кг) завершили виступи в 1/8 фіналу,Каро Марандян (66 кг) та Марія Буйок (48 кг) - в 1/16 фіналу.</text:p>
      <text:p text:style-name="P4">
<text:span text:style-name="T4">
Читайте також:</text:span>
 <text:a xlink:type="simple" xlink:href="https://www.ukrinform.ua/rubric-sports/3688158-lider-zbirnoi-ukraini-z-dzudo-hammo-vibuv-do-kinca-roku.html" text:style-name="Internet_20_link" text:visited-style-name="Visited_20_Internet_20_Link">
 </text:a>
</text:p>
      <text:p text:style-name="P4">
1-2 квітня на турецькому етапі серії Grand Slam Україну представлятимуть ЮліяГребеножко (63 кг), Руслана Булавіна (понад 78 кг), Владислав Казіміров (73кг), Геворг Манукян, Сергій Крівчач (обидва - 81 кг), Артем Бубир, МаратКрижанський (обидва - 90 кг), Антон Савицький (100 кг), Євгеній Балєвський таАндрій Колесник (обидва - понад 100 кг).</text:p>
      <text:p text:style-name="P4">
<text:span text:style-name="T4">
Читайте також:</text:span>
 <text:a xlink:type="simple" xlink:href="https://www.ukrinform.ua/rubric-sports/3688171-dara-bilodid-vistupit-na-etapi-serii-grand-slam-iz-dzudo-u-tureccini.html" text:style-name="Internet_20_link" text:visited-style-name="Visited_20_Internet_20_Link">
 </text:a>
</text:p>
      <text:p text:style-name="P4">
Зазначимо, що чемпіонат світу з дзюдо відбудеться у Досі (Катар) із 7 до 14травня.</text:p>
      <text:p text:style-name="P4">
Фото - Facebook.</text:p>
      <text:p text:style-name="P4">
Source: <text:a xlink:type="simple" xlink:href="https://www.ukrinform.ua/rubric-sports/3690025-ukrainec-halmatov-vigrav-sriblo-na-etapi-serii-grand-slam-iz-dzudo-u-tureccini.html" text:style-name="Internet_20_link" text:visited-style-name="Visited_20_Internet_20_Link">
https://www.ukrinform.ua/rubric-sports/3690025-ukrainec-halmatov-vigrav-sriblo-na-etapi-serii-grand-slam-iz-dzudo-u-tureccini.html</text:a>
</text:p>
      <!--NEWS-->
      <text:h text:style-name="P10" text:outline-level="1">
<text:span text:style-name="T4">
У Маріуполі загарбники переміщують військову техніку подалі від лінії можливого ураження</text:span>
</text:h>
      <text:p text:style-name="P4">
Authors: Ukrinform (Person)</text:p>
      <text:p text:style-name="P4">
Publisher: Укринформ (Organization)</text:p>
      <text:p text:style-name="P4">
Published Time: 2023-03-31T18:16:17+03:00</text:p>
      <text:p text:style-name="P4">
Modified Time: 2023-03-31T18:16:17+03:00</text:p>
      <text:p text:style-name="P4">
Description: У тимчасово захопленому російськими загарбниками Маріуполі фіксують переміщення військової техніки на Лівобережжя - подалі від лінії можливого ураження. — Укрінформ.</text:p>
      <text:p text:style-name="P4">
Images: ["<text:a xlink:type="simple" xlink:href="https://static.ukrinform.com/photos/2022_03/thumb_files/630_360_1647797618-934.jpg" text:style-name="Internet_20_link" text:visited-style-name="Visited_20_Internet_20_Link">
630_360_16477...</text:a>
"]</text:p>
      <text:p text:style-name="P4">
Tags: ['Маріуполь', 'Військова техніка', 'Війна з росією']</text:p>
      <text:p text:style-name="P4">
Type: Article</text:p>
      <!--METADATA-->
      <text:p text:style-name="P4">
<draw:frame draw:style-name="fr1" draw:name="Image182" text:anchor-type="as-char" svg:width="6.9236in" svg:height="3.956343in" draw:z-index="0">
<draw:image xlink:href="../Images/yкринформ/2023-03-31T18-16-17-03-00/630_360_1647797618-934.jpg" xlink:type="simple" xlink:show="embed" xlink:actuate="onLoad" draw:mime-type="image/jpeg"/>
</draw:frame>
 Утимчасово захопленому російськими загарбниками Маріуполі фіксують переміщеннявійськової техніки на Лівобережжя - подалі від лінії можливого ураження.</text:p>
      <text:p text:style-name="P4">
Як передає Укрінформ, про це у <text:a xlink:type="simple" xlink:href="http://t.me/andriyshTime/8208" text:style-name="Internet_20_link" text:visited-style-name="Visited_20_Internet_20_Link">
 </text:a>
 повідомиврадник міського голови Маріуполя Петро Андрющенко та опублікував відповідневідео.</text:p>
      <text:p text:style-name="P4">
«росіяни знову переміщують частини системи ППО «Бук» (заряджальна частина) вЛівобережний район. Подалі від лінії можливого ураження», - написав Андрющенкопід відео.</text:p>
      <text:p text:style-name="P4">
Як повідомлялося, Маріуполь та навколишні селища загарбники перетворюють навійськово-логістичний хаб російської армії.</text:p>
      <text:p text:style-name="P4">
У місті, починаючи з 20-х чисел лютого цього року часто лунають вибухи,місцеві жителі повідомляють про влучання у склади боєкомплектів військових рфта військову техніку.</text:p>
      <text:p text:style-name="P4">
<text:span text:style-name="T4">
Читайте також:</text:span>
 <text:a xlink:type="simple" xlink:href="https://www.ukrinform.ua/rubric-regions/3688635-u-mariupoli-zagarbniki-provodat-totalni-perevirki-na-vulicah-andrusenko.html" text:style-name="Internet_20_link" text:visited-style-name="Visited_20_Internet_20_Link">
 </text:a>
</text:p>
      <text:p text:style-name="P4">
Керівник об’єднаного пресцентру оперативного командування «Південь» НаталіяГуменюк заявляла, що вибухи на території тимчасово захопленого <text:a xlink:type="simple" xlink:href="https://www.ukrinform.ua/tag-mariupol" text:style-name="Internet_20_link" text:visited-style-name="Visited_20_Internet_20_Link">
</text:a>
 засвідчують, що віддалені ворожі цілівже не є недосяжними для Сил оборони.</text:p>
      <text:p text:style-name="P4">
<text:span text:style-name="T5">
Фото: Stinger, АА</text:span>
</text:p>
      <text:p text:style-name="P4">
Source: <text:a xlink:type="simple" xlink:href="https://www.ukrinform.ua/rubric-ato/3690026-u-mariupoli-zagarbniki-peremisuut-vijskovu-tehniku-podali-vid-linii-mozlivogo-urazenna.html" text:style-name="Internet_20_link" text:visited-style-name="Visited_20_Internet_20_Link">
https://www.ukrinform.ua/rubric-ato/3690026-u-mariupoli-zagarbniki-peremisuut-vijskovu-tehniku-podali-vid-linii-mozlivogo-urazenna.html</text:a>
</text:p>
      <!--NEWS-->
      <text:h text:style-name="P10" text:outline-level="1">
<text:span text:style-name="T4">
Мінсоцполітики оголосило тендер на закупівлю «пакунків малюка»</text:span>
</text:h>
      <text:p text:style-name="P4">
Authors: Ukrinform (Person)</text:p>
      <text:p text:style-name="P4">
Publisher: Укринформ (Organization)</text:p>
      <text:p text:style-name="P4">
Published Time: 2023-03-31T18:17:54+03:00</text:p>
      <text:p text:style-name="P4">
Modified Time: 2023-03-31T18:17:54+03:00</text:p>
      <text:p text:style-name="P4">
Description: На платформі Prozorro оголошено тендер на закупівлю майже 61,5 тис. «пакунків малюка». — Укрінформ.</text:p>
      <text:p text:style-name="P4">
Images: ["<text:a xlink:type="simple" xlink:href="https://static.ukrinform.com/photos/2018_09/thumb_files/630_360_1537281349-2111.jpg" text:style-name="Internet_20_link" text:visited-style-name="Visited_20_Internet_20_Link">
630_360_15372...</text:a>
"]</text:p>
      <text:p text:style-name="P4">
Tags: ['Мінсоцполітики', 'Тендер', 'Пакунок малюка']</text:p>
      <text:p text:style-name="P4">
Type: Article</text:p>
      <!--METADATA-->
      <text:p text:style-name="P4">
<draw:frame draw:style-name="fr1" draw:name="Image183" text:anchor-type="as-char" svg:width="6.9236in" svg:height="3.956343in" draw:z-index="0">
<draw:image xlink:href="../Images/yкринформ/2023-03-31T18-17-54-03-00/630_360_1537281349-2111.jpg" xlink:type="simple" xlink:show="embed" xlink:actuate="onLoad" draw:mime-type="image/jpeg"/>
</draw:frame>
 Наплатформі Prozorro оголошено тендер на закупівлю майже 61,5 тис. «пакунківмалюка».</text:p>
      <text:p text:style-name="P4">
Як передає Укрінфром, про це повідомила пресслужба <text:a xlink:type="simple" xlink:href="http://www.msp.gov.ua/news/22715.html" text:style-name="Internet_20_link" text:visited-style-name="Visited_20_Internet_20_Link">
</text:a>
.</text:p>
      <text:p text:style-name="P4">
«31 березня 2023 року Міністерством соціальної політики оголошено тендер назакупівлю одноразової натуральної допомоги «пакунок малюка», - йдеться вповідомленні.</text:p>
      <text:p text:style-name="P4">
Оголошення про закупівлю розміщено на електронній платформі Prozorro.Передбачається закупівля одноразової допомоги «пакунок малюка» в кількості 61456 комплектів.</text:p>
      <text:p text:style-name="P4">
Тендерні пропозиції приймаються до 10 квітня 2023 року.</text:p>
      <text:p text:style-name="P4">
Орієнтовний термін укладення договору з постачальником, який переможе утендерній процедурі, – з 24 квітня до 2 травня 2023 року.</text:p>
      <text:p text:style-name="P4">
У міністерстві нагадують, що у бюджеті на 2023 рік закладено 1,43 млрд грн назакупівлю «пакунків», а також на надання грошової компенсації родині заневикористані пакунки.</text:p>
      <text:p text:style-name="P4">
<text:span text:style-name="T4">
Читайте також:</text:span>
 <text:a xlink:type="simple" xlink:href="https://www.ukrinform.ua/rubric-society/3681829-ak-oformiti-pensiu-ukraincam-za-kordonom-rozasnenna-minsocpolitiki.html" text:style-name="Internet_20_link" text:visited-style-name="Visited_20_Internet_20_Link">
 </text:a>
</text:p>
      <text:p text:style-name="P4">
Як повідомлялося, уряд ухвалив розроблене Мінсоцполітики рішення, яке дозволяєродинам під час воєнного стану використовувати кошти грошової компенсації«пакунку малюка» на будь-які необхідні товари.</text:p>
      <text:p text:style-name="P4">
Source: <text:a xlink:type="simple" xlink:href="https://www.ukrinform.ua/rubric-society/3690027-minsocpolitiki-ogolosilo-tender-na-zakupivlu-pakunkiv-maluka.html" text:style-name="Internet_20_link" text:visited-style-name="Visited_20_Internet_20_Link">
https://www.ukrinform.ua/rubric-society/3690027-minsocpolitiki-ogolosilo-tender-na-zakupivlu-pakunkiv-maluka.html</text:a>
</text:p>
      <!--NEWS-->
      <text:h text:style-name="P10" text:outline-level="1">
<text:span text:style-name="T4">
Унаслідок ракетного удару по Запоріжжю пошкоджені 55 будинків</text:span>
</text:h>
      <text:p text:style-name="P4">
Authors: Ukrinform (Person)</text:p>
      <text:p text:style-name="P4">
Publisher: Укринформ (Organization)</text:p>
      <text:p text:style-name="P4">
Published Time: 2023-03-31T18:20:00+03:00</text:p>
      <text:p text:style-name="P4">
Modified Time: 2023-03-31T18:20:00+03:00</text:p>
      <text:p text:style-name="P4">
Description: Унаслідок ракетної атаки по Запоріжжю пошкоджено 55 житлових будинків, чотири з них мають значні руйнування. — Укрінформ.</text:p>
      <text:p text:style-name="P4">
Images: ["<text:a xlink:type="simple" xlink:href="https://static.ukrinform.com/photos/2023_03/thumb_files/630_360_1680275709-975.jpg" text:style-name="Internet_20_link" text:visited-style-name="Visited_20_Internet_20_Link">
630_360_16802...</text:a>
", "<text:a xlink:type="simple" xlink:href="https://static.ukrinform.com/photos/2023_03/1680275708-491.jpg" text:style-name="Internet_20_link" text:visited-style-name="Visited_20_Internet_20_Link">
1680275708-49...</text:a>
", "<text:a xlink:type="simple" xlink:href="https://static.ukrinform.com/photos/2023_03/1680275709-971.jpg" text:style-name="Internet_20_link" text:visited-style-name="Visited_20_Internet_20_Link">
1680275709-97...</text:a>
", "<text:a xlink:type="simple" xlink:href="https://static.ukrinform.com/photos/2023_03/1680275867-159.jpg" text:style-name="Internet_20_link" text:visited-style-name="Visited_20_Internet_20_Link">
1680275867-15...</text:a>
"]</text:p>
      <text:p text:style-name="P4">
Tags: ['Обстріл', 'Запоріжжя', 'Війна з росією', 'Пошкодження']</text:p>
      <text:p text:style-name="P4">
Type: Article</text:p>
      <!--METADATA-->
      <text:p text:style-name="P4">
<draw:frame draw:style-name="fr1" draw:name="Image184" text:anchor-type="as-char" svg:width="6.9236in" svg:height="3.956343in" draw:z-index="0">
<draw:image xlink:href="../Images/yкринформ/2023-03-31T18-20-00-03-00/630_360_1680275709-975.jpg" xlink:type="simple" xlink:show="embed" xlink:actuate="onLoad" draw:mime-type="image/jpeg"/>
</draw:frame>
 Унаслідокракетної атаки по Запоріжжю пошкоджено 55 житлових будинків, чотири з нихмають значні руйнування.</text:p>
      <text:p text:style-name="P4">
Про це у <text:a xlink:type="simple" xlink:href="https://www.facebook.com/anatoliikurtiev/posts/pfbid0vvgiEf2sgwHieDhFMGz7NUKhHxiJyMQRqo7oaE14PGSDyGhU6QzLyAwJHU4Qe7qKl" text:style-name="Internet_20_link" text:visited-style-name="Visited_20_Internet_20_Link">
</text:a>
повідомляє в.о міського голови Запоріжжя Анатолій Куртєв, передає Укрінформ.</text:p>
      <text:p text:style-name="P4">
"Усього пошкоджено 55 приватних будинків. Чотири з них мають значніруйнування, в решті пошкоджено вікна, двері, покрівлі", - йдеться у дописі.</text:p>
      <text:p text:style-name="P4">
<draw:frame draw:style-name="fr1" draw:name="Image185" text:anchor-type="as-char" svg:width="6.9236in" svg:height="3.89773in" draw:z-index="0">
<draw:image xlink:href="../Images/yкринформ/2023-03-31T18-20-00-03-00/1680275708-491.jpg" xlink:type="simple" xlink:show="embed" xlink:actuate="onLoad" draw:mime-type="image/jpeg"/>
</draw:frame>
<draw:frame draw:style-name="fr1" draw:name="Image186" text:anchor-type="as-char" svg:width="6.9236in" svg:height="3.89773in" draw:z-index="0">
<draw:image xlink:href="../Images/yкринформ/2023-03-31T18-20-00-03-00/1680275709-971.jpg" xlink:type="simple" xlink:show="embed" xlink:actuate="onLoad" draw:mime-type="image/jpeg"/>
</draw:frame>
</text:p>
      <text:p text:style-name="P4">
На місці <text:a xlink:type="simple" xlink:href="https://www.ukrinform.ua/tag-raketnij-udar" text:style-name="Internet_20_link" text:visited-style-name="Visited_20_Internet_20_Link">
 </text:a>
 розгорнуто наметЗапорізької міської ради, в якому соціальні працівники реєструють мешканцівзруйнованих будинків та видають людям гуманітарну допомогу. Працюютьпсихологи. За допомогою до них звернулося семеро людей. Є два комунальніавтобуси з генератором, у яких можна зігрітися, отримати харчування та випитигарячі напої.</text:p>
      <text:p text:style-name="P4">
<draw:frame draw:style-name="fr1" draw:name="Image187" text:anchor-type="as-char" svg:width="6.9236in" svg:height="3.89773in" draw:z-index="0">
<draw:image xlink:href="../Images/yкринформ/2023-03-31T18-20-00-03-00/1680275867-159.jpg" xlink:type="simple" xlink:show="embed" xlink:actuate="onLoad" draw:mime-type="image/jpeg"/>
</draw:frame>
</text:p>
      <text:p text:style-name="P4">
Наразі відомо, що за медичною допомогою звернулося двоє людей. Чоловіки маютьлегкі ушкодження, від госпіталізації вони відмовилися.</text:p>
      <text:p text:style-name="P4">
<text:span text:style-name="T4">
Читайте також:</text:span>
 <text:a xlink:type="simple" xlink:href="https://www.ukrinform.ua/rubric-ato/3689750-dsns-pokazala-naslidki-nicnogo-obstrilu-zaporizza-poskodzeni-ditsadok-i-budinki.html" text:style-name="Internet_20_link" text:visited-style-name="Visited_20_Internet_20_Link">
 </text:a>
</text:p>
      <text:p text:style-name="P4">
Також на місці прильоту працюють правоохоронці, співробітники ГУ ДСНС, міськоїспеціалізованої аварійно-рятувальної служби, «Запоріжремсервісу»,«Водоканалу», «ЕЛУАШу», «Запоріжгазу», «Запоріжжяобленерго», волонтери.Комунальники демонтують пошкоджені конструкції, прибирають будівельне сміття,проводять підготовчі роботи для закриття вікон та видають людям плити OSB. Зремонтними матеріалами (а саме з тентами Тарпаулін) допомагають і представникигуманітарної місії «Проліска».</text:p>
      <text:p text:style-name="P4">
Раніше повідомлялось, що <text:a xlink:type="simple" xlink:href="https://www.ukrinform.ua/rubric-ato/3689958-rosiani-znovu-vdarili-raketami-po-zaporizzu-poraneni-dvoe-civilnih.html" text:style-name="Internet_20_link" text:visited-style-name="Visited_20_Internet_20_Link">
 </text:a>
</text:p>
      <text:p text:style-name="P4">
<text:span text:style-name="T5">
Фото: Фейсбук Анатолій Куртєв</text:span>
</text:p>
      <text:p text:style-name="P4">
Source: <text:a xlink:type="simple" xlink:href="https://www.ukrinform.ua/rubric-ato/3690029-unaslidok-raketnogo-udaru-po-zaporizzu-poskodzeni-55-budinkiv.html" text:style-name="Internet_20_link" text:visited-style-name="Visited_20_Internet_20_Link">
https://www.ukrinform.ua/rubric-ato/3690029-unaslidok-raketnogo-udaru-po-zaporizzu-poskodzeni-55-budinkiv.html</text:a>
</text:p>
      <!--NEWS-->
      <text:h text:style-name="P10" text:outline-level="1">
<text:span text:style-name="T4">
Заповідник «Києво-Печерська лавра» подав позов проти УПЦ МП</text:span>
</text:h>
      <text:p text:style-name="P4">
Authors: Ukrinform (Person)</text:p>
      <text:p text:style-name="P4">
Publisher: Укринформ (Organization)</text:p>
      <text:p text:style-name="P4">
Published Time: 2023-03-31T18:22:00+03:00</text:p>
      <text:p text:style-name="P4">
Modified Time: 2023-03-31T18:22:00+03:00</text:p>
      <text:p text:style-name="P4">
Description: Національний заповідник "Києво-Печерська лавра" звернувся до Господарського суду для усунення перешкод, які чинять представники УПЦ (МП) під час прийому передачі майна Лаври. — Укрінформ.</text:p>
      <text:p text:style-name="P4">
Images: ["<text:a xlink:type="simple" xlink:href="https://static.ukrinform.com/photos/2021_04/thumb_files/630_360_1618812805-889.jpg" text:style-name="Internet_20_link" text:visited-style-name="Visited_20_Internet_20_Link">
630_360_16188...</text:a>
"]</text:p>
      <text:p text:style-name="P4">
Tags: ['Суд', 'Ткаченко', 'УПЦ МП', 'Київська Лавра']</text:p>
      <text:p text:style-name="P4">
Type: Article</text:p>
      <!--METADATA-->
      <text:p text:style-name="P4">
<draw:frame draw:style-name="fr1" draw:name="Image188" text:anchor-type="as-char" svg:width="6.9236in" svg:height="3.956343in" draw:z-index="0">
<draw:image xlink:href="../Images/yкринформ/2023-03-31T18-22-00-03-00/630_360_1618812805-889.jpg" xlink:type="simple" xlink:show="embed" xlink:actuate="onLoad" draw:mime-type="image/jpeg"/>
</draw:frame>
Національний заповідник "Києво-Печерська лавра" звернувся до Господарськогосуду для усунення перешкод, які чинять представники УПЦ (МП) під час прийомупередачі майна Лаври.</text:p>
      <text:p text:style-name="P4">
Про це повідомив міністр культури та інформаційної політики Олександр Ткаченков <text:a xlink:type="simple" xlink:href="https://t.me/otkachenkokyiv/3336" text:style-name="Internet_20_link" text:visited-style-name="Visited_20_Internet_20_Link">
 </text:a>
 , передає Укрінформ.</text:p>
      <text:p text:style-name="P4">
"Сьогодні Комісія з приймання-передачі державного майна Національногозаповідника "Києво-Печерська лавра" знов не змогла розпочати свою роботу черезсупротив УПЦ (МП). Через це заповідник звернувся до Господарського суду м.Києва, щоб усунути численні перешкоди, які чинить УПЦ (МП) на шляху передачі взаконний спосіб майна Лаври законному власнику - державі", - зазначив міністр.</text:p>
      <text:p text:style-name="P4">
<text:span text:style-name="T4">
Читайте також:</text:span>
 <text:a xlink:type="simple" xlink:href="https://www.ukrinform.ua/rubric-society/3689845-do-cerkvi-u-kievopecerskij-lavri-komisiu-mkip-ne-puskali-nevidomi-v-cernecih-rasah.html" text:style-name="Internet_20_link" text:visited-style-name="Visited_20_Internet_20_Link">
 </text:a>
</text:p>
      <text:p text:style-name="P4">
Ткаченко зауважив, що відповідно до ст. 381 Цивільного кодексу України власникмайна має право вимагати усунення перешкод у здійсненні ним права користуваннята розпоряджання своїм майном.</text:p>
      <text:p text:style-name="P4">
"Будемо вирішувати ситуацію в законний спосіб", - підкреслив він.</text:p>
      <text:p text:style-name="P4">
Як повідомлялося, суд відмовив у забезпеченні позову Української православноїцеркви (московського патріархату) до Національного заповідника «Києво-Печерська лавра» про визнання недійсним правочину щодо відмови у продовженнібезоплатного користування культовими будівлями та іншим майном, що є державноювласністю.</text:p>
      <text:p text:style-name="P4">
Національний заповідник "Києво-Печерська лавра" оголосив про розрив договорупро оренду з Українською православною церквою московського патріархату з 29березня.</text:p>
      <text:p text:style-name="P4">
30 березня комісія Міністерства культури та інформаційної політики маларозпочати інвентаризацію майна Києво-Печерської лаври. Однак прибічники УПЦ(МП) завадили діяльності комісії.</text:p>
      <text:p text:style-name="P4">
<text:span text:style-name="T4">
Читайте також:</text:span>
 <text:a xlink:type="simple" xlink:href="https://www.ukrinform.ua/rubric-society/3689582-risenna-pro-peredacu-u-koristuvanna-upc-mp-budivel-lavri-vtratilo-cinnist-kabmin.html" text:style-name="Internet_20_link" text:visited-style-name="Visited_20_Internet_20_Link">
 </text:a>
</text:p>
      <text:p text:style-name="P4">
Правоохоронці <text:a xlink:type="simple" xlink:href="https://www.ukrinform.ua/rubric-society/3689492-policia-porusila-spravu-za-faktom-pereskodzanna-roboti-zurnalistiv-na-teritorii-lavri.html" text:style-name="Internet_20_link" text:visited-style-name="Visited_20_Internet_20_Link">
 </text:a>
 за фактом перешкоджання журналістській діяльності на територіїКиєво-Печерської лаври. Заявники повідомили, що під час зйомки сюжету один ізсвященнослужителів пошкодив обладнання оператора.</text:p>
      <text:p text:style-name="P4">
Source: <text:a xlink:type="simple" xlink:href="https://www.ukrinform.ua/rubric-society/3690030-zapovidnik-kievopecerska-lavra-podav-pozov-proti-upc-mp.html" text:style-name="Internet_20_link" text:visited-style-name="Visited_20_Internet_20_Link">
https://www.ukrinform.ua/rubric-society/3690030-zapovidnik-kievopecerska-lavra-podav-pozov-proti-upc-mp.html</text:a>
</text:p>
      <!--NEWS-->
      <text:h text:style-name="P10" text:outline-level="1">
<text:span text:style-name="T4">
Нерозповсюдження ядерної зброї: заступниця Генсека ООН закликала росію дотримуватися договору</text:span>
</text:h>
      <text:p text:style-name="P4">
Authors: Ukrinform (Person)</text:p>
      <text:p text:style-name="P4">
Publisher: Укринформ (Organization)</text:p>
      <text:p text:style-name="P4">
Published Time: 2023-03-31T18:26:00+03:00</text:p>
      <text:p text:style-name="P4">
Modified Time: 2023-03-31T18:26:00+03:00</text:p>
      <text:p text:style-name="P4">
Description: Заступниця Генсека, висока представниця ООН з питань роззброєння Ізумі Накаміцу закликала росію, білорусь та інші держави дотримуватися Договору про нерозповсюдження ядерної зброї (ДНЯЗ). — Укрінформ.</text:p>
      <text:p text:style-name="P4">
Images: ["<text:a xlink:type="simple" xlink:href="https://static.ukrinform.com/photos/2023_03/thumb_files/630_360_1680276266-697.jpg" text:style-name="Internet_20_link" text:visited-style-name="Visited_20_Internet_20_Link">
630_360_16802...</text:a>
"]</text:p>
      <text:p text:style-name="P4">
Tags: ['білорусь', 'ООН', 'Ядерна зброя', 'росія']</text:p>
      <text:p text:style-name="P4">
Type: Article</text:p>
      <!--METADATA-->
      <text:p text:style-name="P4">
<draw:frame draw:style-name="fr1" draw:name="Image189" text:anchor-type="as-char" svg:width="6.9236in" svg:height="3.956343in" draw:z-index="0">
<draw:image xlink:href="../Images/yкринформ/2023-03-31T18-26-00-03-00/630_360_1680276266-697.jpg" xlink:type="simple" xlink:show="embed" xlink:actuate="onLoad" draw:mime-type="image/jpeg"/>
</draw:frame>
 ЗаступницяГенсека, висока представниця ООН з питань роззброєння Ізумі Накаміцу закликаларосію, білорусь та інші держави дотримуватися Договору про нерозповсюдженняядерної зброї (ДНЯЗ).</text:p>
      <text:p text:style-name="P4">
Як передає власний кореспондент Укрінформу в Нью-Йорку, про це вона заявила назасіданні Ради Безпеки ООН у п’ятницю, присвяченому обговоренню погрозпрезидента рф володимира путіна щодо розміщення ядерної зброї у Білорусі.</text:p>
      <text:p text:style-name="P4">
«Я хочу внести ясність від самого початку, – сказала вона. – Усі державиповинні уникати будь-яких дій, які можуть призвести до ескалації, помилки абопрорахунку. Усі держави – учасниці Договору про нерозповсюдження ядерної зброї– ті, що володіють ядерною зброєю, і ті, що не володіють нею, повинні сувородотримуватися зобов'язань, які вони взяли на себе. Виконання цих зобов'язань єнайважливішим елементом запобігання розповсюдженню та застосуванню ядерноїзброї та забезпечення її ліквідації».</text:p>
      <text:p text:style-name="P4">
Накаміцу нагадала, що ці принципи лежать в основі міжнародного миру і безпекиі є одним з найважливіших пріоритетів <text:a xlink:type="simple" xlink:href="https://www.ukrinform.ua/tag-oon" text:style-name="Internet_20_link" text:visited-style-name="Visited_20_Internet_20_Link">
 </text:a>
 та«метою, якій віддані всі держави-члени».</text:p>
      <text:p text:style-name="P4">
За словами заступниці Генсека ООН, сьогодні «ризик застосування ядерної зброївищий, ніж будь-коли від моменту початку холодної війни».</text:p>
      <text:p text:style-name="P4">
Держави повинні уникати будь-яких дій, які могли б призвести до ескалації,помилки або прорахунку, додала вона.</text:p>
      <text:p text:style-name="P4">
«Тому я звертаюся до всіх держав – учасників ДНЯЗ – повністю дотримуватисясвоїх зобов'язань за договором і негайно зробити серйозні зусилля щодозниження ядерного ризику й деескалації напруженості», – заявила Накаміцу.</text:p>
      <text:p text:style-name="P4">
Також вона закликала рф і США повернутися до виконання Договору про скороченнястратегічних наступальних озброєнь (Новий START).</text:p>
      <text:p text:style-name="P4">
<text:span text:style-name="T4">
Читайте також:</text:span>
 <text:a xlink:type="simple" xlink:href="https://www.ukrinform.ua/rubric-world/3689828-lukasenko-zaaviv-so-rozmisenna-adernoi-zbroi-v-bilorusi-e-jogo-iniciativou.html" text:style-name="Internet_20_link" text:visited-style-name="Visited_20_Internet_20_Link">
 </text:a>
</text:p>
      <text:p text:style-name="P4">
Як повідомляв Укрінформ, 25 березня президент країни-агресорки володимирпутін, щодо якого МКС видав ордер на арешт, заявив, що <text:a xlink:type="simple" xlink:href="https://www.ukrinform.ua/rubric-world/3687449-putin-zaaviv-so-rosia-rozmistit-takticnu-adernu-zbrou-u-bilorusi.html" text:style-name="Internet_20_link" text:visited-style-name="Visited_20_Internet_20_Link">
</text:a>
 . Раніше, у лютому цьогороку, він оголосив про «призупинення» участі москви в Договорі про скороченнястратегічних наступальних озброєнь зі США.</text:p>
      <text:p text:style-name="P4">
Учасниками ДНЯЗ є майже всі держави світу – крім Ізраїлю, Індії, Пакистану таПівнічної Кореї.</text:p>
      <text:p text:style-name="P4">
<text:span text:style-name="T5">
Фото: United Nations Photo</text:span>
</text:p>
      <text:p text:style-name="P4">
Source: <text:a xlink:type="simple" xlink:href="https://www.ukrinform.ua/rubric-world/3690031-nerozpovsudzenna-adernoi-zbroi-zastupnica-genseka-oon-zaklikala-rosiu-dotrimuvatisa-dogovoru.html" text:style-name="Internet_20_link" text:visited-style-name="Visited_20_Internet_20_Link">
https://www.ukrinform.ua/rubric-world/3690031-nerozpovsudzenna-adernoi-zbroi-zastupnica-genseka-oon-zaklikala-rosiu-dotrimuvatisa-dogovoru.html</text:a>
</text:p>
      <!--NEWS-->
      <text:h text:style-name="P10" text:outline-level="1">
<text:span text:style-name="T4">
В Уганді пропонують відправити війська для захисту москви</text:span>
</text:h>
      <text:p text:style-name="P4">
Authors: Ukrinform (Person)</text:p>
      <text:p text:style-name="P4">
Publisher: Укринформ (Organization)</text:p>
      <text:p text:style-name="P4">
Published Time: 2023-03-31T18:27:00+03:00</text:p>
      <text:p text:style-name="P4">
Modified Time: 2023-03-31T18:27:00+03:00</text:p>
      <text:p text:style-name="P4">
Description: Син президента Уганди генерал Мухузі Кайнеругаба хоче відправити війська в росію для захисту москви. — Укрінформ.</text:p>
      <text:p text:style-name="P4">
Images: ["<text:a xlink:type="simple" xlink:href="https://static.ukrinform.com/photos/2019_10/thumb_files/630_360_1570600638-882.jpg" text:style-name="Internet_20_link" text:visited-style-name="Visited_20_Internet_20_Link">
630_360_15706...</text:a>
"]</text:p>
      <text:p text:style-name="P4">
Tags: ['Армія', 'Москва', 'росія', 'Уганда']</text:p>
      <text:p text:style-name="P4">
Type: Article</text:p>
      <!--METADATA-->
      <text:p text:style-name="P4">
<draw:frame draw:style-name="fr1" draw:name="Image190" text:anchor-type="as-char" svg:width="6.9236in" svg:height="3.956343in" draw:z-index="0">
<draw:image xlink:href="../Images/yкринформ/2023-03-31T18-27-00-03-00/630_360_1570600638-882.jpg" xlink:type="simple" xlink:show="embed" xlink:actuate="onLoad" draw:mime-type="image/jpeg"/>
</draw:frame>
 Синпрезидента Уганди генерал Мухузі Кайнеругаба хоче відправити війська в росіюдля захисту москви.</text:p>
      <text:p text:style-name="P4">
Як передає Укрінформ, про це повідомив у <text:a xlink:type="simple" xlink:href="https://t.me/yigal_levin/43430" text:style-name="Internet_20_link" text:visited-style-name="Visited_20_Internet_20_Link">
 </text:a>
офіцер Армії оборони Ізраїлю Ігаль Левін.</text:p>
      <text:p text:style-name="P4">
"Ви можете назвати мене путіністом, якщо хочете, але ми, <text:a xlink:type="simple" xlink:href="https://www.ukrinform.ua/tag-uganda" text:style-name="Internet_20_link" text:visited-style-name="Visited_20_Internet_20_Link">
</text:a>
 , направимо солдатів захищати москву,якщо імперіалісти колись загрожуватимуть їй", - зазначив Кайнеругаба.</text:p>
      <text:p text:style-name="P4">
<text:span text:style-name="T4">
Читайте також:</text:span>
 <text:a xlink:type="simple" xlink:href="https://www.ukrinform.ua/rubric-polytics/3673711-vperse-v-istorii-dvostoronnih-vidnosin-zelenskij-proviv-rozmovu-z-prezidentom-ugandi.html" text:style-name="Internet_20_link" text:visited-style-name="Visited_20_Internet_20_Link">
 </text:a>
</text:p>
      <text:p text:style-name="P4">
Як повідомлялося, суд ООН зобов'язав Уганду виплатити ДР Конго 325 мільйонівдоларів як компенсацію за причетність до окупації територій країни.</text:p>
      <text:p text:style-name="P4">
Source: <text:a xlink:type="simple" xlink:href="https://www.ukrinform.ua/rubric-world/3690033-v-ugandi-proponuut-vidpraviti-vijska-dla-zahistu-moskvi.html" text:style-name="Internet_20_link" text:visited-style-name="Visited_20_Internet_20_Link">
https://www.ukrinform.ua/rubric-world/3690033-v-ugandi-proponuut-vidpraviti-vijska-dla-zahistu-moskvi.html</text:a>
</text:p>
      <!--NEWS-->
      <text:h text:style-name="P10" text:outline-level="1">
<text:span text:style-name="T4">
НОК Словенії підтримав рекомендації МОК допустити росіян і білорусів до змагань</text:span>
</text:h>
      <text:p text:style-name="P4">
Authors: Ukrinform (Person)</text:p>
      <text:p text:style-name="P4">
Publisher: Укринформ (Organization)</text:p>
      <text:p text:style-name="P4">
Published Time: 2023-03-31T18:28:14+03:00</text:p>
      <text:p text:style-name="P4">
Modified Time: 2023-03-31T18:28:14+03:00</text:p>
      <text:p text:style-name="P4">
Description: Національний олімпійський комітет Словенії підтримав рекомендації Міжнародного олімпійського комітету допустити росіян і білорусів до міжнародних змагань. — Укрінформ.</text:p>
      <text:p text:style-name="P4">
Images: ["<text:a xlink:type="simple" xlink:href="https://static.ukrinform.com/photos/2023_03/thumb_files/630_360_1680276419-337.jpg" text:style-name="Internet_20_link" text:visited-style-name="Visited_20_Internet_20_Link">
630_360_16802...</text:a>
"]</text:p>
      <text:p text:style-name="P4">
Tags: ['Олімпіада', 'НОК України']</text:p>
      <text:p text:style-name="P4">
Type: Article</text:p>
      <!--METADATA-->
      <text:p text:style-name="P4">
<draw:frame draw:style-name="fr1" draw:name="Image191" text:anchor-type="as-char" svg:width="6.9236in" svg:height="3.956343in" draw:z-index="0">
<draw:image xlink:href="../Images/yкринформ/2023-03-31T18-28-14-03-00/630_360_1680276419-337.jpg" xlink:type="simple" xlink:show="embed" xlink:actuate="onLoad" draw:mime-type="image/jpeg"/>
</draw:frame>
Національний олімпійський комітет Словенії підтримав рекомендації Міжнародногоолімпійського комітету допустити росіян і білорусів до міжнародних змагань.</text:p>
      <text:p text:style-name="P4">
Про це повідомили на <text:a xlink:type="simple" xlink:href="https://www.olympic.si/novica/2233" text:style-name="Internet_20_link" text:visited-style-name="Visited_20_Internet_20_Link">
 </text:a>
 словенського НОК,передає Укрінформ.</text:p>
      <text:p text:style-name="P4">
«МОК розглядає можливості поступового допуску російських і білоруськихспортсменів до міжнародних змагань у нейтральному статусі та без національнихсимволів. Водночас МОК дає чітке повідомлення, яке ми також повністюпідтримуємо, що війна та агресія в Україні варті всякого засудження, і щонеобхідно продемонструвати всю солідарність і підтримку Україні та українськимспортсменам. Навіть у словенській олімпійській родині ми від самого початкувсіляко підтримуємо наші спортивні клуби, які взяли під своє крило українськихспортсменів, і допомагаємо їм продовжувати свою діяльність», - йдеться взаяві.</text:p>
      <text:p text:style-name="P4">
Президент Національного олімпійського комітету Словенії Франкьо Бобінацзауважив, що він підтримує рекомендації НОК і виступає проти можливого бойкотуОлімпіади.</text:p>
      <text:p text:style-name="P4">
«У прагненні якомога швидше закінчити війну в Україні та максимально допомогтиукраїнським спортсменам у ці важкі часи, необхідно також пам’ятати про повагудо прав людини та недискримінаційне ставлення до всіх спортсменів, незалежновід національності, раси, статі, мови та релігії, відповідно до Олімпійськоїхартії та Статуту ООН. Це мета, яку переслідує міжнародна спортивнаорганізація, частиною якої також є Олімпійський комітет Словенії. Спорт маєоб’єднувати, а не роз’єднувати. У спорті немає місця політиці, тому в нашійміжнародній олімпійській родині ми завжди шукаємо різні способи підтримуватийого чистим, з чіткими правилами та доступним для всіх. Ідеального вирішенняцієї складної ситуації немає. Тому в Олімпійському комітеті Словенії мипідтримуємо позицію МОК у подальшому пошуку рішень на користь спорту, але вжодному разі не підтримуємо будь-які думки про бойкот найбільшої спортивноїподії у світі», - заявив президент НОК Франьо Бобінац.</text:p>
      <text:p text:style-name="P4">
Як повідомлялося, Міжнародний олімпійський комітет ухвалив рішення, в якомурекомендував міжнародним федераціям допустити спортсменів з росії й білорусідо міжнародних змагань.</text:p>
      <text:p text:style-name="P4">
<text:span text:style-name="T4">
Читайте також:</text:span>
 <text:a xlink:type="simple" xlink:href="https://www.ukrinform.ua/rubric-sports/3689051-minmolodsportu-vistupilo-iz-zaavou-stosovno-risenna-vikonkomu-mok-vid-28-berezna.html" text:style-name="Internet_20_link" text:visited-style-name="Visited_20_Internet_20_Link">
 </text:a>
</text:p>
      <text:p text:style-name="P4">
Як повідомляв Укрінформ, Британська асоціація тенісу(LTA) допустить росіян табілорусів до Вімблдону та інших змагань у нейтральному статусі.</text:p>
      <text:p text:style-name="P4">
Фото: olympic.si</text:p>
      <text:p text:style-name="P4">
Source: <text:a xlink:type="simple" xlink:href="https://www.ukrinform.ua/rubric-sports/3690032-nok-slovenii-pidtrimav-rekomendacii-mok-dopustiti-rosian-i-bilorusiv-do-zmagan.html" text:style-name="Internet_20_link" text:visited-style-name="Visited_20_Internet_20_Link">
https://www.ukrinform.ua/rubric-sports/3690032-nok-slovenii-pidtrimav-rekomendacii-mok-dopustiti-rosian-i-bilorusiv-do-zmagan.html</text:a>
</text:p>
      <!--NEWS-->
      <text:h text:style-name="P10" text:outline-level="1">
<text:span text:style-name="T4">
В Італії заблокували ChatGPT за незаконний збір даних</text:span>
</text:h>
      <text:p text:style-name="P4">
Authors: Ukrinform (Person)</text:p>
      <text:p text:style-name="P4">
Publisher: Укринформ (Organization)</text:p>
      <text:p text:style-name="P4">
Published Time: 2023-03-31T18:35:00+03:00</text:p>
      <text:p text:style-name="P4">
Modified Time: 2023-03-31T18:35:00+03:00</text:p>
      <text:p text:style-name="P4">
Description: Італійська служба захисту конфіденційності у п’ятницю заблокувала чат-бот штучного інтелекту ChatGPT, звинувативши його у незаконному зборі особистих даних італійських користувачів. — Укрінформ.</text:p>
      <text:p text:style-name="P4">
Images: ["<text:a xlink:type="simple" xlink:href="https://static.ukrinform.com/photos/2023_02/thumb_files/630_360_1676713184-792.png" text:style-name="Internet_20_link" text:visited-style-name="Visited_20_Internet_20_Link">
630_360_16767...</text:a>
"]</text:p>
      <text:p text:style-name="P4">
Tags: ['Італія', 'Штучний інтелект', 'ChatGPT']</text:p>
      <text:p text:style-name="P4">
Type: Article</text:p>
      <!--METADATA-->
      <text:p text:style-name="P4">
<draw:frame draw:style-name="fr1" draw:name="Image192" text:anchor-type="as-char" svg:width="6.9236in" svg:height="3.956343in" draw:z-index="0">
<draw:image xlink:href="../Images/yкринформ/2023-03-31T18-35-00-03-00/630_360_1676713184-792.png" xlink:type="simple" xlink:show="embed" xlink:actuate="onLoad" draw:mime-type="image/png"/>
</draw:frame>
 Італійськаслужба захисту конфіденційності у п’ятницю заблокувала чат-бот штучногоінтелекту ChatGPT, звинувативши його у незаконному зборі особистих данихіталійських користувачів.</text:p>
      <text:p text:style-name="P4">
Як передає Укрінформ, про це повідомляє <text:a xlink:type="simple" xlink:href="https://www.ansa.it/english/news/2023/03/31/privacy-watchdog-blocks-chatgpt-for-illegal-data-harvesting_5343c6cf-5cd6-492e-a9c0-88a46e4144b1.html" text:style-name="Internet_20_link" text:visited-style-name="Visited_20_Internet_20_Link">
</text:a>
</text:p>
      <text:p text:style-name="P4">
У службі зазначили, що в Італії буде призупинена діяльність чат-бота,розробленого американською компанією OpenAI. Блок бота буде дійсним, доки вінне відповідатиме італійським стандартам і правилам конфіденційності. Регулятортакож розпочав розслідування з цього питання.</text:p>
      <text:p text:style-name="P4">
Серед причин припинення функціонування <text:a xlink:type="simple" xlink:href="https://www.ukrinform.ua/tag-chatgpt" text:style-name="Internet_20_link" text:visited-style-name="Visited_20_Internet_20_Link">
 </text:a>
 італійський орган із захисту конфіденційності назвав відсутністьінформування користувачів і усіх, чиї дані були зібрані OpenAI. А також -відсутність юридичної основи, що виправдовує збір особистих даних та їхзберігання.</text:p>
      <text:p text:style-name="P4">
<text:span text:style-name="T4">
Читайте також:</text:span>
 <text:a xlink:type="simple" xlink:href="https://www.ukrinform.ua/rubric-technology/3686270-u-chatgpt-cerez-zbij-stali-vidimi-rozmovi-koristuvaciv-iz-botom.html" text:style-name="Internet_20_link" text:visited-style-name="Visited_20_Internet_20_Link">
 </text:a>
</text:p>
      <text:p text:style-name="P4">
Як повідомляв Укрінформ, понад тисяча людей, включаючи експертів - мільярдераІлона Маска та колишнього співзасновника Apple Стіва Возняка, <text:a xlink:type="simple" xlink:href="https://www.ukrinform.ua/rubric-technology/3689003-ponad-tisaca-ekspertiv-zaklikaut-prizupiniti-rozrobku-sistem-zi-stucnim-intelektom.html" text:style-name="Internet_20_link" text:visited-style-name="Visited_20_Internet_20_Link">
</text:a>
 , щоб датичас переконатися в їхній безпеці.</text:p>
      <text:p text:style-name="P4">
Source: <text:a xlink:type="simple" xlink:href="https://www.ukrinform.ua/rubric-technology/3690019-v-italii-zablokuvali-chatgpt-za-nezakonnij-zbir-danih.html" text:style-name="Internet_20_link" text:visited-style-name="Visited_20_Internet_20_Link">
https://www.ukrinform.ua/rubric-technology/3690019-v-italii-zablokuvali-chatgpt-za-nezakonnij-zbir-danih.html</text:a>
</text:p>
      <!--NEWS-->
      <text:h text:style-name="P10" text:outline-level="1">
<text:span text:style-name="T4">
Буча вистояла й оживає - Шмигаль</text:span>
</text:h>
      <text:p text:style-name="P4">
Authors: Ukrinform (Person)</text:p>
      <text:p text:style-name="P4">
Publisher: Укринформ (Organization)</text:p>
      <text:p text:style-name="P4">
Published Time: 2023-03-31T18:37:00+03:00</text:p>
      <text:p text:style-name="P4">
Modified Time: 2023-03-31T18:37:00+03:00</text:p>
      <text:p text:style-name="P4">
Description: Кадри зі звільненої рік тому Бучі шокували весь світ, а зараз місто продовжує відновлюватись і оживати. — Укрінформ.</text:p>
      <text:p text:style-name="P4">
Images: ["<text:a xlink:type="simple" xlink:href="https://static.ukrinform.com/photos/2023_03/thumb_files/630_360_1680276820-952.jpg" text:style-name="Internet_20_link" text:visited-style-name="Visited_20_Internet_20_Link">
630_360_16802...</text:a>
", "<text:a xlink:type="simple" xlink:href="https://static.ukrinform.com/photos/2023_03/1680276820-129.jpg" text:style-name="Internet_20_link" text:visited-style-name="Visited_20_Internet_20_Link">
1680276820-12...</text:a>
"]</text:p>
      <text:p text:style-name="P4">
Tags: ['Буча', 'Шмигаль', 'Війна з росією', 'Трагедія']</text:p>
      <text:p text:style-name="P4">
Type: Article</text:p>
      <!--METADATA-->
      <text:p text:style-name="P4">
<draw:frame draw:style-name="fr1" draw:name="Image193" text:anchor-type="as-char" svg:width="6.9236in" svg:height="3.956343in" draw:z-index="0">
<draw:image xlink:href="../Images/yкринформ/2023-03-31T18-37-00-03-00/630_360_1680276820-952.jpg" xlink:type="simple" xlink:show="embed" xlink:actuate="onLoad" draw:mime-type="image/jpeg"/>
</draw:frame>
 Кадри зізвільненої рік тому Бучі шокували весь світ, а зараз місто продовжуєвідновлюватись і оживати.</text:p>
      <text:p text:style-name="P4">
Як передає Укрінформ, про Прем'єр-міністр Денис Шмигаль написав у <text:a xlink:type="simple" xlink:href="http://t.me/Denys_Smyhal/4874" text:style-name="Internet_20_link" text:visited-style-name="Visited_20_Internet_20_Link">
</text:a>
 .</text:p>
      <text:p text:style-name="P4">
Він нагадав, що рік тому біль, скорбота і ненависть охопили кожного українця,коли побачили, що лишив по собі ворог, коли побачили вулиці з розстрілянимилюдьми, коли із братських могил ексгумували сотні невинно вбитих мирнихжителів.</text:p>
      <text:p text:style-name="P4">
"Попри все, Буча вистояла. Завдяки нашим оборонцям. Завдяки небайдужим. Ужезараз бачимо, як місто оживає. Як поступово відновлюють будинки,інфраструктуру", - додав глава уряду.</text:p>
      <text:p text:style-name="P4">
<draw:frame draw:style-name="fr1" draw:name="Image194" text:anchor-type="as-char" svg:width="6.9236in" svg:height="4.92986in" draw:z-index="0">
<draw:image xlink:href="../Images/yкринформ/2023-03-31T18-37-00-03-00/1680276820-129.jpg" xlink:type="simple" xlink:show="embed" xlink:actuate="onLoad" draw:mime-type="image/jpeg"/>
</draw:frame>
</text:p>
      <text:p text:style-name="P4">
Він зауважив, що сьогодні відвідав Бучу разом <text:a xlink:type="simple" xlink:href="https://www.ukrinform.ua/tag-prezident" text:style-name="Internet_20_link" text:visited-style-name="Visited_20_Internet_20_Link">
</text:a>
 України Володимиром Зеленським,головою Верховної Ради Русланом Стефанчуком, керівником Офісу ПрезидентаАндрієм Єрмаком й міжнародними партнерами, щоб вшанувати пам’ять невиннихлюдей, чиє життя забрав російський агресор і щоб нагадати світові проросійський терор і важливість покарання за нього.</text:p>
      <text:p text:style-name="P4">
"Жахливі злочини та звірства. І ті, хто стоїть за ними, обов’язково понесепокарання. Справедливість буде невідворотною. Як і наша перемога, перші крокидо якої зроблені тут. У Бучі", - наголосив Шмигаль.</text:p>
      <text:p text:style-name="P4">
<text:span text:style-name="T4">
Читайте також:</text:span>
 <text:a xlink:type="simple" xlink:href="https://www.ukrinform.ua/rubric-polytics/3689928-premer-slovenii-na-pamatnih-zahodah-u-buci-sogodni-vsi-mi-ukrainci.html" text:style-name="Internet_20_link" text:visited-style-name="Visited_20_Internet_20_Link">
 </text:a>
</text:p>
      <text:p text:style-name="P4">
Глава уряду висловив вдячність силам оборони України та всім, хто наближаєперемогу.</text:p>
      <text:p text:style-name="P4">
Як повідомлялося, у п’ятницю, 31 березня, в Бучі відбулися заходи з нагодирічниці визволення міста від російських загарбників.</text:p>
      <text:p text:style-name="P4">
Буча пережила 33 дні окупації. Сили оборони звільнили місто від російськихзагарбників 31 березня 2022 року. На території Бучанського районуправоохоронці зафіксували понад 9 тисяч воєнних злочинів. Понад 1 400цивільних осіб було убито, з яких 637 саме у місті Буча. Серед загиблих 37дітей. Також зруйновано понад 3800 будинків.</text:p>
      <text:p text:style-name="P4">
<text:span text:style-name="T4">
Читайте також:</text:span>
 <text:a xlink:type="simple" xlink:href="https://www.ukrinform.ua/rubric-ato/3689909-zelenskij-vzav-ucast-u-vsanuvanni-pamati-ziteliv-buci-vbitih-rosianami.html" text:style-name="Internet_20_link" text:visited-style-name="Visited_20_Internet_20_Link">
 </text:a>
</text:p>
      <text:p text:style-name="P4">
За скоєні у Бучанському районі воєнні злочини повідомлено про підозру 97особам. Стосовно 35 осіб обвинувальні акти направлені до суду. Двоє осіботримали вироки.</text:p>
      <text:p text:style-name="P4">
Source: <text:a xlink:type="simple" xlink:href="https://www.ukrinform.ua/rubric-regions/3690036-buca-vistoala-j-ozivae-smigal.html" text:style-name="Internet_20_link" text:visited-style-name="Visited_20_Internet_20_Link">
https://www.ukrinform.ua/rubric-regions/3690036-buca-vistoala-j-ozivae-smigal.html</text:a>
</text:p>
      <!--NEWS-->
      <text:h text:style-name="P10" text:outline-level="1">
<text:span text:style-name="T4">
путін порушує свою обіцянку Китаю щодо ядерної зброї - Штати в ООН</text:span>
</text:h>
      <text:p text:style-name="P4">
Authors: Ukrinform (Person)</text:p>
      <text:p text:style-name="P4">
Publisher: Укринформ (Organization)</text:p>
      <text:p text:style-name="P4">
Published Time: 2023-03-31T18:49:13+03:00</text:p>
      <text:p text:style-name="P4">
Modified Time: 2023-03-31T18:49:13+03:00</text:p>
      <text:p text:style-name="P4">
Description: Заявлені наміри путіна розмістити тактичну ядерну зброю в білорусі напряму розходяться зі спільними деклараціями, які підписали менше двох тижнів тому лідери рф і Китаю щодо нерозповсюдження, а також зменшення ризиків ядерної війни. — Укрінформ.</text:p>
      <text:p text:style-name="P4">
Images: ["<text:a xlink:type="simple" xlink:href="https://static.ukrinform.com/photos/2023_03/thumb_files/630_360_1680277588-691.jpg" text:style-name="Internet_20_link" text:visited-style-name="Visited_20_Internet_20_Link">
630_360_16802...</text:a>
"]</text:p>
      <text:p text:style-name="P4">
Tags: ['ООН', 'США', 'Ядерна зброя', 'Війна з росією']</text:p>
      <text:p text:style-name="P4">
Type: Article</text:p>
      <!--METADATA-->
      <text:p text:style-name="P4">
<draw:frame draw:style-name="fr1" draw:name="Image195" text:anchor-type="as-char" svg:width="6.9236in" svg:height="3.956343in" draw:z-index="0">
<draw:image xlink:href="../Images/yкринформ/2023-03-31T18-49-13-03-00/630_360_1680277588-691.jpg" xlink:type="simple" xlink:show="embed" xlink:actuate="onLoad" draw:mime-type="image/jpeg"/>
</draw:frame>
 Заявленінаміри путіна розмістити тактичну ядерну зброю в білорусі напряму розходятьсязі спільними деклараціями, які підписали менше двох тижнів тому лідери рф іКитаю щодо нерозповсюдження, а також зменшення ризиків ядерної війни.</text:p>
      <text:p text:style-name="P4">
Про це заявив у п’ятницю під час засідання Ради Безпеки ООН заступникпостійного представника США при <text:a xlink:type="simple" xlink:href="https://www.ukrinform.ua/tag-oon" text:style-name="Internet_20_link" text:visited-style-name="Visited_20_Internet_20_Link">
 </text:a>
 РобертВуд, передає власний кореспондент Укрінформу.</text:p>
      <text:p text:style-name="P4">
«Менше двох тижнів тому президент путін у спільній заяві з (главою – ред.) КНРзобов’язався в ефективний спосіб зменшувати ризики ядерної війни й цинічнозаявляв, що «держави, які мають ядерну зброю, повинні утримуватися відрозміщення такої зброї за кордоном, а також вивести ядерну зброю, розгорнутуза кордоном», - нагадав представник США.</text:p>
      <text:p text:style-name="P4">
<text:span text:style-name="T4">
Читайте також:</text:span>
 <text:a xlink:type="simple" xlink:href="https://www.ukrinform.ua/rubric-world/3690031-nerozpovsudzenna-adernoi-zbroi-zastupnica-genseka-oon-zaklikala-rosiu-dotrimuvatisa-dogovoru.html" text:style-name="Internet_20_link" text:visited-style-name="Visited_20_Internet_20_Link">
 </text:a>
</text:p>
      <text:p text:style-name="P4">
Він підкреслив, що постійне ігнорування путіним зобов’язань за договорами, утому числі, перед своїми друзями, а також нехтування стратегічною стабільністюзаради досягнення цілей агресії в Україні «є ризиком для порядку денного РБООН щодо підтримки міжнародного миру та безпеки».</text:p>
      <text:p text:style-name="P4">
У цьому зв’язку посол Вуд зауважив, що «кремль намагається маніпулюватипривидом ядерного конфлікту, щоби допомогти собі отримати перемогу внезаконній війні проти України, при цьому порушуючи Статут ООН». Він такожвисловив жаль, що деякі члени Ради Безпеки на цьому тлі досі дотримуютьсяполітики ігнорування агресії рф проти українського народу. За його словами, целише сприяє подальшим порушенням з боку рф, загостренню конфлікту і віддаленнюперспектив миру.</text:p>
      <text:p text:style-name="P4">
Вуд також підкреслив, що путін вкотре продемонстрував світові своє нехтуванняміжнародним правом, у тому числі Статутом ООН. «Доводи росії, що це потенційнерозгортання (ядерної зброї – ред.) якимось чином виправдане через використаннябронебійних боєприпасів, є сміхотворним», - зауважив представник США.</text:p>
      <text:p text:style-name="P4">
Однак, за його словами, реальність полягає в тому, що кремль просто не хоче,щоби Україна мала здатність захищатися від російських танків. У цьомуконтексті представник США підкреслив, що російські танки не опинилися бинебезпеці, якби взагалі не перебували на суверенній території України.</text:p>
      <text:p text:style-name="P4">
<text:span text:style-name="T4">
Читайте також:</text:span>
 <text:a xlink:type="simple" xlink:href="https://www.ukrinform.ua/rubric-world/3689854-poki-ne-pocalasa-eskalacia-lukasenko-zaproponuvav-rf-i-ukraini-negajno-ogolositi-peremira.html" text:style-name="Internet_20_link" text:visited-style-name="Visited_20_Internet_20_Link">
 </text:a>
</text:p>
      <text:p text:style-name="P4">
«Ми закликаємо росію переглянути свої наміри щодо розміщення ядерної зброї вбілорусі та вкотре закликаємо рф вивести її війська з України. росія повиннанегайно припинити ескалаційну риторику навколо потенційного використанняядерної зброї», - заявив представник США.</text:p>
      <text:p text:style-name="P4">
Він також закликав режим лукашенка припинити співучасть у війні рф протиУкраїни.</text:p>
      <text:p text:style-name="P4">
<text:span text:style-name="T4">
Читайте також:</text:span>
 <text:a xlink:type="simple" xlink:href="https://www.ukrinform.ua/rubric-world/3689580-ssa-vveli-sankcii-proti-koordinatora-postavok-zbroi-v-rosiu-z-kndr.html" text:style-name="Internet_20_link" text:visited-style-name="Visited_20_Internet_20_Link">
 </text:a>
</text:p>
      <text:p text:style-name="P4">
Як повідомляв Укрінформ, у п’ятницю відбулося засідання Ради Безпеки ООН дляобговорення заяви путіна, підозрюваного в міжнародних злочинах, щодорозміщення ядерної зброї в білорусі.</text:p>
      <text:p text:style-name="P4">
Source: <text:a xlink:type="simple" xlink:href="https://www.ukrinform.ua/rubric-world/3690038-putin-porusue-svou-obicanku-kitau-sodo-adernoi-zbroi-stati-v-oon.html" text:style-name="Internet_20_link" text:visited-style-name="Visited_20_Internet_20_Link">
https://www.ukrinform.ua/rubric-world/3690038-putin-porusue-svou-obicanku-kitau-sodo-adernoi-zbroi-stati-v-oon.html</text:a>
</text:p>
      <!--NEWS-->
      <text:h text:style-name="P10" text:outline-level="1">
<text:span text:style-name="T4">
Литва вимагає зупинити білоруську АЕС</text:span>
</text:h>
      <text:p text:style-name="P4">
Authors: Ukrinform (Person)</text:p>
      <text:p text:style-name="P4">
Publisher: Укринформ (Organization)</text:p>
      <text:p text:style-name="P4">
Published Time: 2023-03-31T18:55:00+03:00</text:p>
      <text:p text:style-name="P4">
Modified Time: 2023-03-31T18:55:00+03:00</text:p>
      <text:p text:style-name="P4">
Description: Міністерство закордонних справ Литви направило ноту протесту мінську з вимогою негайно зупинити атомну електростанцію, що знаходиться за 50 кілометрів від Вільнюса, до розв'язання всіх питань ядерної безпеки, виявлених міжнародними місіями. — Укрінформ.</text:p>
      <text:p text:style-name="P4">
Images: ["<text:a xlink:type="simple" xlink:href="https://static.ukrinform.com/photos/2023_03/thumb_files/630_360_1680278212-420.jpg" text:style-name="Internet_20_link" text:visited-style-name="Visited_20_Internet_20_Link">
630_360_16802...</text:a>
"]</text:p>
      <text:p text:style-name="P4">
Tags: ['АЕС', 'білорусь', 'Литва']</text:p>
      <text:p text:style-name="P4">
Type: Article</text:p>
      <!--METADATA-->
      <text:p text:style-name="P4">
<draw:frame draw:style-name="fr1" draw:name="Image196" text:anchor-type="as-char" svg:width="6.9236in" svg:height="3.956343in" draw:z-index="0">
<draw:image xlink:href="../Images/yкринформ/2023-03-31T18-55-00-03-00/630_360_1680278212-420.jpg" xlink:type="simple" xlink:show="embed" xlink:actuate="onLoad" draw:mime-type="image/jpeg"/>
</draw:frame>
Міністерство закордонних справ Литви направило ноту протесту мінську з вимогоюнегайно зупинити атомну електростанцію, що знаходиться за 50 кілометрів відВільнюса, до розв'язання всіх питань ядерної безпеки, виявлених міжнароднимимісіями.</text:p>
      <text:p text:style-name="P4">
Про це повідомляє Укрінформ із посиланням на литовського <text:a xlink:type="simple" xlink:href="http://www.lrt.lt/ru/novosti/17/1952469/mid-litvy-zaiavil-minsku-protest-s-trebovaniem-ostanovit-belorusskuiu-aes" text:style-name="Internet_20_link" text:visited-style-name="Visited_20_Internet_20_Link">
</text:a>
 .</text:p>
      <text:p text:style-name="P4">
«Підготовка <text:a xlink:type="simple" xlink:href="https://www.ukrinform.ua/tag-bilorus" text:style-name="Internet_20_link" text:visited-style-name="Visited_20_Internet_20_Link">
 </text:a>
 до запуску другогоенергоблоку атомної електростанції, що має дефекти, приховування відгромадськості інцидентів і дефектів, погрози президента росії розміститиядерну зброю в білорусі говорять про безвідповідальну поведінку диктаторськихрежимів щодо ядерної енергії і становлять ядерну загрозу для всього регіону»,- сказав глава МЗС Габріелюс Ландсбергіс.</text:p>
      <text:p text:style-name="P4">
Проєкт БілАЕС все ще має багато невирішених питань безпеки, таких як вплив надовкілля та населення Литви, культура безпеки та виконання міжнароднихрекомендацій, зазначає МЗС.</text:p>
      <text:p text:style-name="P4">
За даними литовської розвідки, білорусь та «росатом» минулого року приховалиінциденти та дефекти в реакторних системах на першому та другому енергоблоках.У квітні минулого року перший енергоблок БілАЕС було зупинено для плановогоремонту, але про дефекти, виявлені під час ремонту, не повідомлялося.</text:p>
      <text:p text:style-name="P4">
МЗС бачить ризик, що технічні дефекти на станції будуть і після введення вексплуатацію другого енергоблоку.</text:p>
      <text:p text:style-name="P4">
<text:span text:style-name="T4">
Читайте також:</text:span>
 <text:a xlink:type="simple" xlink:href="https://www.ukrinform.ua/rubric-world/3689828-lukasenko-zaaviv-so-rozmisenna-adernoi-zbroi-v-bilorusi-e-jogo-iniciativou.html" text:style-name="Internet_20_link" text:visited-style-name="Visited_20_Internet_20_Link">
 </text:a>
</text:p>
      <text:p text:style-name="P4">
Перший реактор БілАЕС був збудований у 2020 році. Литва, яка є одним ізголовних критиків станції, та міжнародні експерти стверджують, що будівництвовелося з грубими порушеннями технологічних та екологічних стандартів.</text:p>
      <text:p text:style-name="P4">
<text:span text:style-name="T5">
Фото: Vida Press</text:span>
</text:p>
      <text:p text:style-name="P4">
Source: <text:a xlink:type="simple" xlink:href="https://www.ukrinform.ua/rubric-world/3690041-litva-vimagae-zupiniti-bilorusku-aes.html" text:style-name="Internet_20_link" text:visited-style-name="Visited_20_Internet_20_Link">
https://www.ukrinform.ua/rubric-world/3690041-litva-vimagae-zupiniti-bilorusku-aes.html</text:a>
</text:p>
      <!--NEWS-->
      <text:h text:style-name="P10" text:outline-level="1">
<text:span text:style-name="T4">
Найзапекліші бої точаться за Білогорівку, Бахмут, Авдіївку та Мар’їнку</text:span>
</text:h>
      <text:p text:style-name="P4">
Authors: Ukrinform (Person)</text:p>
      <text:p text:style-name="P4">
Publisher: Укринформ (Organization)</text:p>
      <text:p text:style-name="P4">
Published Time: 2023-03-31T18:57:54+03:00</text:p>
      <text:p text:style-name="P4">
Modified Time: 2023-03-31T18:57:54+03:00</text:p>
      <text:p text:style-name="P4">
Description: російські війська зосереджують свої сили на веденні наступу на чотирьох напрямках, найзапеклішими залишаються бої за Білогорівку, Бахмут, Авдіївку та Мар’їнку. — Укрінформ.</text:p>
      <text:p text:style-name="P4">
Images: ["<text:a xlink:type="simple" xlink:href="https://static.ukrinform.com/photos/2023_03/thumb_files/630_360_1679140260-730.jpg" text:style-name="Internet_20_link" text:visited-style-name="Visited_20_Internet_20_Link">
630_360_16791...</text:a>
"]</text:p>
      <text:p text:style-name="P4">
Tags: ['Генштаб', 'ЗСУ', 'Війна з росією']</text:p>
      <text:p text:style-name="P4">
Type: Article</text:p>
      <!--METADATA-->
      <text:p text:style-name="P4">
<draw:frame draw:style-name="fr1" draw:name="Image197" text:anchor-type="as-char" svg:width="6.9236in" svg:height="3.956343in" draw:z-index="0">
<draw:image xlink:href="../Images/yкринформ/2023-03-31T18-57-54-03-00/630_360_1679140260-730.jpg" xlink:type="simple" xlink:show="embed" xlink:actuate="onLoad" draw:mime-type="image/jpeg"/>
</draw:frame>
 російськівійська зосереджують свої сили на веденні наступу на чотирьох напрямках,найзапеклішими залишаються бої за Білогорівку, Бахмут, Авдіївку та Мар’їнку.</text:p>
      <text:p text:style-name="P4">
Про це Генеральний штаб Збройних сил України повідомив у <text:a xlink:type="simple" xlink:href="http://www.facebook.com/GeneralStaff.ua/posts/pfbid02ZYpcMJzGe2SnzeuGHtFEFNZdd8poP5ETtoFiGLHEZKHspVEKRARYy1BWyn64yQExl" text:style-name="Internet_20_link" text:visited-style-name="Visited_20_Internet_20_Link">
</text:a>
, оприлюднивши оперативну інформацію станом на 18:00 п'ятниці, 31 березня,передає Укрінформ.</text:p>
      <text:p text:style-name="P4">
Як зазначається, загарбники продовжують зосереджувати основні зусилля наведенні наступальних дій на Лиманському, Бахмутському, Авдіївському таМар’їнському напрямках. Протягом поточної доби підрозділи Сил оборони Українивідбили понад 30 ворожих атак.</text:p>
      <text:p text:style-name="P4">
Українська авіація за добу здійснила загалом шість ударів по районахзосередження особового складу та військової техніки російської армії.</text:p>
      <text:p text:style-name="P4">
Підрозділи ракетних військ й артилерії Сил оборони зі свого боку уразили вісімрайонів зосередження живої сили, озброєння та військової техніки ворога, складпаливно-мастильних матеріалів, два зенітно-ракетні комплекси, артилерійськийпідрозділ на вогневій позиції, а також станцію радіоелектронної боротьби.</text:p>
      <text:p text:style-name="P4">
російська армія впродовж доби здійснила п'ять ракетних і 12 авіаційних ударів,а також понад 20 обстрілів з реактивних систем залпового вогню.</text:p>
      <text:p text:style-name="P4">
«Не маючи бажаних результатів на полі бою, ворог продовжує цинічнотероризувати мирних громадян нашої країни», — зазначили в Генштабі.</text:p>
      <text:p text:style-name="P4">
Зокрема, балістичними ракетами 31 березня російська армія завдала черговогоудару по цивільних об’єктах Запоріжжя й інших населених пунктів України. Дляавіаційних ударів ворог задіяв також шість ударних безпілотників типу«Шахед-136» — усі були знищені Силами оборони.</text:p>
      <text:p text:style-name="P4">
Імовірність здійснення загарбниками подальших ракетних й авіаційних ударів повсій території України залишається високою.</text:p>
      <text:p text:style-name="P4">
На _<text:span text:style-name="T4">
Волинському, Поліському, Сіверському та Слобожанському напрямках</text:span>
 _оперативна обстановка суттєвих змін не зазнала. Навчання з бойової підготовкипідрозділів Сил спеціальних операцій збройних сил республіки білорусьзавершені.</text:p>
      <text:p text:style-name="P4">
Водночас вище політичне керівництво <text:a xlink:type="simple" xlink:href="https://www.ukrinform.ua/tag-bilorus" text:style-name="Internet_20_link" text:visited-style-name="Visited_20_Internet_20_Link">
 </text:a>
продовжує підтримувати російську агресію, надає противнику повітряний простірі територію. На білоруських полігонах триває підготовка підрозділівтериторіальних військ збройних сил рф, однак ознаки формування наступальнихугруповань ворога не виявлені.</text:p>
      <text:p text:style-name="P4">
Загарбники продовжують зберігати військову присутність у прикордонних районахКурської та Бєлгородської областей рф.</text:p>
      <text:p text:style-name="P4">
Від ворожих обстрілів протягом доби потерпали Баранівка Чернігівської області,Соснівка, Волфине, Кіндратівка, Новомиколаївка, Попівка й ОлександрівкаСумської області, а також Ветеринарне, Гоптівка, Стрілеча, Глибоке, Бочкове йБударки Харківської області.</text:p>
      <text:p text:style-name="P4">
<text:span text:style-name="T4">
Читайте також:</text:span>
 <text:a xlink:type="simple" xlink:href="https://www.ukrinform.ua/rubric-ato/3689794-britanska-rozvidka-povidomila-skilki-sistem-zoopark1m-vtratila-rf-v-ukraini.html" text:style-name="Internet_20_link" text:visited-style-name="Visited_20_Internet_20_Link">
 </text:a>
</text:p>
      <text:p text:style-name="P4">
На _<text:span text:style-name="T4">
Куп’янському напрямку</text:span>
 _ ударів російської армії зазнали Кам’янка,Фиголівка, Синьківка і Крохмальне Харківської області, а також НовоселівськеЛуганської області.</text:p>
      <text:p text:style-name="P4">
На _<text:span text:style-name="T4">
Лиманському напрямку</text:span>
 _ протягом доби росіяни вели безуспішнінаступальні дії біля Макіївки, Кремінної, Діброви й Білогорівки та в районіСеребрянського лісництва. Від ударів ворожої артилерії потерпали Невське,Діброва й Білогорівка Луганської області, а також Спірне Донецької області.</text:p>
      <text:p text:style-name="P4">
На _<text:span text:style-name="T4">
Бахмутському напрямку</text:span>
 _ війська рф не припиняють штурмувати містоБахмут, намагаючись узяти його під повний контроль. Протягом доби ворог бив поОріхово-Василівці, Новомарковому, Григорівці, Бахмуту, Іванівському,Озарянівці та Майорську Донецької області.</text:p>
      <text:p text:style-name="P4">
<text:span text:style-name="T4">
Читайте також:</text:span>
 <text:a xlink:type="simple" xlink:href="https://www.ukrinform.ua/rubric-ato/3689796-u-bahmuti-vorog-pisov-na-princip-i-pidnav-stavki-malar.html" text:style-name="Internet_20_link" text:visited-style-name="Visited_20_Internet_20_Link">
 </text:a>
</text:p>
      <text:p text:style-name="P4">
На _<text:span text:style-name="T4">
Авдіївському і Мар’їнському напрямках</text:span>
 _ загарбники вели наступальнідії біля Новобахмутівки, Авдіївки й Первомайському, однак успіху не мали.Також обстрілювали Степове, Тоненьке, Мар'їнку й Новомихайлівку Донецькоїобласті.</text:p>
      <text:p text:style-name="P4">
На <text:span text:style-name="T4">
<text:span text:style-name="T5">
Шахтарському напрямку</text:span>
 </text:span>
 протягом доби росіяни активно застосовувалидля коригування артилерійського вогню безпілотники, завдавали ударів поВодяному, Вугледару, Великій Новосілці, Красногорівці й Новосілці Донецькоїобласті.</text:p>
      <text:p text:style-name="P4">
На _<text:span text:style-name="T4">
Запорізькому та Херсонському напрямка</text:span>
 _ х війська рф активних дій непроводили, удосконалюючи оборонні рубежі та позиції у фортифікаційному плані.російських обстрілів тут зазнали Времівка й Новосілка Донецької області,Ольгівське, Гуляйполе, Мала Токмачка, Новоданилівка, Оріхів, Малі Щербаки таСтепногірськ Запорізької області, а також Херсон.</text:p>
      <text:p text:style-name="P4">
<text:span text:style-name="T4">
Читайте також:</text:span>
 <text:a xlink:type="simple" xlink:href="https://www.ukrinform.ua/rubric-ato/3688195-pat-broneavtomobiliv-z-vijskovimi-rf-ne-doihali-do-zoni-bojovih-dij-rozvidka.html" text:style-name="Internet_20_link" text:visited-style-name="Visited_20_Internet_20_Link">
 </text:a>
</text:p>
      <text:p text:style-name="P4">
За даними Генштабу, тенденція збільшення випадків втечі груп особового складуросійської армії з підрозділів і військових частин продовжується.</text:p>
      <text:p text:style-name="P4">
Встановлено, що в тимчасово окупованому Старобільському районі Луганськоїобласті загарбники розшукують 50 військовослужбовців, які дезертирували.</text:p>
      <text:p text:style-name="P4">
Як повідомляв Укрінформ, у ніч на 31 березня російська армія атакувала Українуз півночі ударними безпілотниками типу «Шахед-136/131». Також були зафіксованіблизько п’яти інших цілей, імовірно повітряних куль.</text:p>
      <text:p text:style-name="P4">
Дев’ять із десяти ворожих дронів були знищені Силами оборони.</text:p>
      <text:p text:style-name="P4">
Source: <text:a xlink:type="simple" xlink:href="https://www.ukrinform.ua/rubric-ato/3690042-najzapeklisi-boi-tocatsa-za-bilogorivku-bahmut-avdiivku-ta-marinku.html" text:style-name="Internet_20_link" text:visited-style-name="Visited_20_Internet_20_Link">
https://www.ukrinform.ua/rubric-ato/3690042-najzapeklisi-boi-tocatsa-za-bilogorivku-bahmut-avdiivku-ta-marinku.html</text:a>
</text:p>
      <!--NEWS-->
      <text:h text:style-name="P10" text:outline-level="1">
<text:span text:style-name="T4">
Зеленський зустрівся із Санду - говорили про санкції, спецтрибунал і ситуацію на фронті</text:span>
</text:h>
      <text:p text:style-name="P4">
Authors: Ukrinform (Person)</text:p>
      <text:p text:style-name="P4">
Publisher: Укринформ (Organization)</text:p>
      <text:p text:style-name="P4">
Published Time: 2023-03-31T18:59:00+03:00</text:p>
      <text:p text:style-name="P4">
Modified Time: 2023-03-31T18:59:00+03:00</text:p>
      <text:p text:style-name="P4">
Description: Президент Володимир Зеленський обговорив із очільницею Молдови Маєю Санду питання співпраці задля протидії загрозам з боку російської федерації та поінформував про ситуацію на фронті. — Укрінформ.</text:p>
      <text:p text:style-name="P4">
Images: ["<text:a xlink:type="simple" xlink:href="https://static.ukrinform.com/photos/2023_03/thumb_files/630_360_1680278576-907.jpeg" text:style-name="Internet_20_link" text:visited-style-name="Visited_20_Internet_20_Link">
630_360_16802...</text:a>
", "<text:a xlink:type="simple" xlink:href="https://static.ukrinform.com/photos/2023_03/1680278575-280.jpeg" text:style-name="Internet_20_link" text:visited-style-name="Visited_20_Internet_20_Link">
1680278575-28...</text:a>
", "<text:a xlink:type="simple" xlink:href="https://static.ukrinform.com/photos/2023_03/1680278576-824.jpeg" text:style-name="Internet_20_link" text:visited-style-name="Visited_20_Internet_20_Link">
1680278576-82...</text:a>
"]</text:p>
      <text:p text:style-name="P4">
Tags: ['Молдова', 'Зеленський', 'Санду', 'Війна з росією']</text:p>
      <text:p text:style-name="P4">
Type: Article</text:p>
      <!--METADATA-->
      <text:p text:style-name="P4">
<draw:frame draw:style-name="fr1" draw:name="Image198" text:anchor-type="as-char" svg:width="6.9236in" svg:height="3.956343in" draw:z-index="0">
<draw:image xlink:href="../Images/yкринформ/2023-03-31T18-59-00-03-00/630_360_1680278576-907.jpeg" xlink:type="simple" xlink:show="embed" xlink:actuate="onLoad" draw:mime-type="image/jpeg"/>
</draw:frame>
 ПрезидентВолодимир Зеленський обговорив із очільницею Молдови Маєю Санду питанняспівпраці задля протидії загрозам з боку російської федерації та поінформувавпро ситуацію на фронті.</text:p>
      <text:p text:style-name="P4">
Про це повідомляє <text:a xlink:type="simple" xlink:href="https://www.president.gov.ua/news/prezident-ukrayini-proviv-zustrich-iz-prezidentom-moldovi-81997" text:style-name="Internet_20_link" text:visited-style-name="Visited_20_Internet_20_Link">
 </text:a>
 , передає Укрінформ.</text:p>
      <text:p text:style-name="P4">
Зеленський відзначив важливість солідарності Молдови з народом України вумовах російської агресії, що триває, і наголосив на налаштованості й даліробити все необхідне для розбудови дружніх і тісних відносин між нашимидержавами.</text:p>
      <text:p text:style-name="P4">
<draw:frame draw:style-name="fr1" draw:name="Image199" text:anchor-type="as-char" svg:width="6.9236in" svg:height="4.604691in" draw:z-index="0">
<draw:image xlink:href="../Images/yкринформ/2023-03-31T18-59-00-03-00/1680278575-280.jpeg" xlink:type="simple" xlink:show="embed" xlink:actuate="onLoad" draw:mime-type="image/jpeg"/>
</draw:frame>
</text:p>
      <text:p text:style-name="P4">
Він високо оцінив сигнали молдовської сторони на підтримку України тавідвідання Президентом Молдови постраждалих від російських загарбників міст.</text:p>
      <text:p text:style-name="P4">
Глава Української держави поінформував колегу про ситуацію на фронті.</text:p>
      <text:p text:style-name="P4">
За даними ОП, лідери висловили готовність посилити співпрацю в контекстіпротидії викликам з боку росії та обмінялися думками щодо необхідностіподальшого санкційного тиску на москву.</text:p>
      <text:p text:style-name="P4">
<text:span text:style-name="T4">
Читайте також:</text:span>
 <text:a xlink:type="simple" xlink:href="https://www.ukrinform.ua/rubric-ato/3690003-zelenskij-ta-inozemni-lideri-vidvidali-u-buci-vulicu-vokzalnu-de-bula-znisena-kolona-tehniki-rf.html" text:style-name="Internet_20_link" text:visited-style-name="Visited_20_Internet_20_Link">
 </text:a>
</text:p>
      <text:p text:style-name="P4">
Зеленський і Санду предметно обговорили актуальні питання двосторонньоївзаємодії.</text:p>
      <text:p text:style-name="P4">
У той же час український Президент привітав спільний прогрес у питанняхрозвитку транспортної інфраструктури, зокрема сполучення Одеської області тапівдня Молдови новим залізничним коридором зі спільним прикордонним та митнимконтролем.</text:p>
      <text:p text:style-name="P4">
Сторони також позитивно відзначили роботу відповідних відомств двох країн,спрямовану на збільшення пропускної спроможності на окремих прикордоннихділянках.</text:p>
      <text:p text:style-name="P4">
<draw:frame draw:style-name="fr1" draw:name="Image200" text:anchor-type="as-char" svg:width="6.9236in" svg:height="4.617948in" draw:z-index="0">
<draw:image xlink:href="../Images/yкринформ/2023-03-31T18-59-00-03-00/1680278576-824.jpeg" xlink:type="simple" xlink:show="embed" xlink:actuate="onLoad" draw:mime-type="image/jpeg"/>
</draw:frame>
</text:p>
      <text:p text:style-name="P4">
Окрему увагу було приділено питанню створення спеціального трибуналу щодозлочину агресії проти України.</text:p>
      <text:p text:style-name="P4">
<text:span text:style-name="T4">
Читайте також:</text:span>
 <text:a xlink:type="simple" xlink:href="https://www.ukrinform.ua/rubric-polytics/3689953-formula-miru-ta-vidbudova-zelenskij-proviv-zustric-iz-premerom-slovaccini.html" text:style-name="Internet_20_link" text:visited-style-name="Visited_20_Internet_20_Link">
 </text:a>
</text:p>
      <text:p text:style-name="P4">
Президенти України та Молдови також обговорили прогрес і подальші перспективируху двох держав шляхом європейської інтеграції.</text:p>
      <text:p text:style-name="P4">
Під час зустрічі <text:a xlink:type="simple" xlink:href="https://www.ukrinform.ua/tag-zelenskij" text:style-name="Internet_20_link" text:visited-style-name="Visited_20_Internet_20_Link">
 </text:a>
 висловив подякумолдовській стороні за ухвалене національним парламентом рішення про визнанняГолодомору в Україні актом геноциду українського народу.</text:p>
      <text:p text:style-name="P4">
Як повідомлялося, у п’ятницю в Бучі відбулися заходи з нагоди річницівизволення міста від російських загарбників.</text:p>
      <text:p text:style-name="P4">
В урочистостях взяли участь Президент України Володимир Зеленський, а такожПрезидент Республіки Молдови Мая Санду, Прем’єр-міністр Республіки СловеніяРоберт Голоб, Прем’єр-міністр Республіки Хорватія Андрей Пленкович, Прем’єр-міністр Словацької Республіки Едуард Хегер.</text:p>
      <text:p text:style-name="P4">
<text:span text:style-name="T5">
Фото: ОП</text:span>
</text:p>
      <text:p text:style-name="P4">
Source: <text:a xlink:type="simple" xlink:href="https://www.ukrinform.ua/rubric-polytics/3690045-zelenskij-zustrivsa-iz-sandu-govorili-pro-sankcii-spectribunal-i-situaciu-na-fronti.html" text:style-name="Internet_20_link" text:visited-style-name="Visited_20_Internet_20_Link">
https://www.ukrinform.ua/rubric-polytics/3690045-zelenskij-zustrivsa-iz-sandu-govorili-pro-sankcii-spectribunal-i-situaciu-na-fronti.html</text:a>
</text:p>
      <!--NEWS-->
      <text:h text:style-name="P10" text:outline-level="1">
<text:span text:style-name="T4">
У Литві починаються навчання сил НАТО Rising Bull</text:span>
</text:h>
      <text:p text:style-name="P4">
Authors: Ukrinform (Person)</text:p>
      <text:p text:style-name="P4">
Publisher: Укринформ (Organization)</text:p>
      <text:p text:style-name="P4">
Published Time: 2023-03-31T19:04:00+03:00</text:p>
      <text:p text:style-name="P4">
Modified Time: 2023-03-31T19:04:00+03:00</text:p>
      <text:p text:style-name="P4">
Description: Сили НАТО, що дислокуються у Литві, в п'ятницю розпочинають 12-денні навчання Rising Bull, під час яких союзники НАТО тренуватимуться в оборонних та наступальних операціях. — Укрінформ.</text:p>
      <text:p text:style-name="P4">
Images: ["<text:a xlink:type="simple" xlink:href="https://static.ukrinform.com/photos/2023_03/thumb_files/630_360_1680278305-857.jpg" text:style-name="Internet_20_link" text:visited-style-name="Visited_20_Internet_20_Link">
630_360_16802...</text:a>
"]</text:p>
      <text:p text:style-name="P4">
Tags: ['Литва', 'НАТО', 'Військові навчання']</text:p>
      <text:p text:style-name="P4">
Type: Article</text:p>
      <!--METADATA-->
      <text:p text:style-name="P4">
<draw:frame draw:style-name="fr1" draw:name="Image201" text:anchor-type="as-char" svg:width="6.9236in" svg:height="3.956343in" draw:z-index="0">
<draw:image xlink:href="../Images/yкринформ/2023-03-31T19-04-00-03-00/630_360_1680278305-857.jpg" xlink:type="simple" xlink:show="embed" xlink:actuate="onLoad" draw:mime-type="image/jpeg"/>
</draw:frame>
 Сили НАТО,що дислокуються у Литві, в п'ятницю розпочинають 12-денні навчання RisingBull, під час яких союзники НАТО тренуватимуться в оборонних та наступальнихопераціях.</text:p>
      <text:p text:style-name="P4">
Про це повідомляє Укрінформ із посиланням на литовського мовника <text:a xlink:type="simple" xlink:href="https://www.lrt.lt/ru/novosti/17/1952329/nachinaiutsia-ucheniia-sil-nato-v-litve-po-dorogam-budet-peredvigat-sia-voennaia-tekhnika" text:style-name="Internet_20_link" text:visited-style-name="Visited_20_Internet_20_Link">
</text:a>
</text:p>
      <text:p text:style-name="P4">
У суботу учасники навчань та військова техніка переїдуть із Рукли уЙонавському районі (де знаходиться база НАТО) на місце проведення навчань –полігон генерала Сильвестраса Жукаускаса у Швенченському районі. Післязакінчення навчань, 11 квітня, військова техніка повернеться в Руклу. Надорогах колони техніки супроводжуватиме військова поліція.</text:p>
      <text:p text:style-name="P4">
Загалом у <text:a xlink:type="simple" xlink:href="https://www.ukrinform.ua/tag-vijskovi-navcanna" text:style-name="Internet_20_link" text:visited-style-name="Visited_20_Internet_20_Link">
 </text:a>
 буде задіяно 1,3тис. військовослужбовців та 250 одиниць військової техніки.</text:p>
      <text:p text:style-name="P4">
Навчання Rising Bull організовуються з метою належної підготовки до майбутніхнавчань Iron Wolf 2023-1, одних із найбільших щорічних міжнародних навчаньзбройних сил Литви.</text:p>
      <text:p text:style-name="P4">
<text:span text:style-name="T4">
Читайте також:</text:span>
 <text:a xlink:type="simple" xlink:href="https://www.ukrinform.ua/rubric-world/3688001-moldova-rozpocala-spilni-zi-ssa-j-britanieu-vijskovi-navcanna.html" text:style-name="Internet_20_link" text:visited-style-name="Visited_20_Internet_20_Link">
 </text:a>
</text:p>
      <text:p text:style-name="P4">
У ході навчань бойова група Сил передового базування НАТО та Піхотнийбатальйон князя Вайдотаса піхотної бригади Gelezinis vilkas ("Залізний вовк")тренуватимуться за принципом "війська проти військ".</text:p>
      <text:p text:style-name="P4">
Як повідомляв Укрінформ, <text:a xlink:type="simple" xlink:href="https://www.ukrinform.ua/rubric-world/3686809-polsa-iz-souznikami-provede-vijskovi-navcanna-poblizu-kordoniv-rosii.html" text:style-name="Internet_20_link" text:visited-style-name="Visited_20_Internet_20_Link">
 </text:a>
 .</text:p>
      <text:p text:style-name="P4">
<text:span text:style-name="T5">
Фото: siklosihirek.hu</text:span>
</text:p>
      <text:p text:style-name="P4">
Source: <text:a xlink:type="simple" xlink:href="https://www.ukrinform.ua/rubric-world/3690044-u-litvi-pocinautsa-navcanna-sil-nato-rising-bull.html" text:style-name="Internet_20_link" text:visited-style-name="Visited_20_Internet_20_Link">
https://www.ukrinform.ua/rubric-world/3690044-u-litvi-pocinautsa-navcanna-sil-nato-rising-bull.html</text:a>
</text:p>
      <!--NEWS-->
      <text:h text:style-name="P10" text:outline-level="1">
<text:span text:style-name="T4">
Десять бригад Сил оборони отримали позашляховики від благодійників з Європи та США</text:span>
</text:h>
      <text:p text:style-name="P4">
Authors: Ukrinform (Person)</text:p>
      <text:p text:style-name="P4">
Publisher: Укринформ (Organization)</text:p>
      <text:p text:style-name="P4">
Published Time: 2023-03-31T19:14:00+03:00</text:p>
      <text:p text:style-name="P4">
Modified Time: 2023-03-31T19:14:00+03:00</text:p>
      <text:p text:style-name="P4">
Description: На Київщині відбулась передача 13 автомобілів на потреби бригад Сил оборони, які були закуплені коштом пересічних громадян із близько 10 країн ЄС та США. — Укрінформ.</text:p>
      <text:p text:style-name="P4">
Images: ["<text:a xlink:type="simple" xlink:href="https://static.ukrinform.com/photos/2023_03/thumb_files/630_360_1680278543-3648.jpeg" text:style-name="Internet_20_link" text:visited-style-name="Visited_20_Internet_20_Link">
630_360_16802...</text:a>
"]</text:p>
      <text:p text:style-name="P4">
Tags: ['Автомобіль', 'ЗСУ', 'допомога']</text:p>
      <text:p text:style-name="P4">
Type: Article</text:p>
      <!--METADATA-->
      <text:p text:style-name="P4">
<draw:frame draw:style-name="fr1" draw:name="Image202" text:anchor-type="as-char" svg:width="6.9236in" svg:height="3.956343in" draw:z-index="0">
<draw:image xlink:href="../Images/yкринформ/2023-03-31T19-14-00-03-00/630_360_1680278543-3648.jpeg" xlink:type="simple" xlink:show="embed" xlink:actuate="onLoad" draw:mime-type="image/jpeg"/>
</draw:frame>
 НаКиївщині відбулась передача 13 автомобілів на потреби бригад Сил оборони, якібули закуплені коштом пересічних громадян із близько 10 країн ЄС та США.</text:p>
      <text:p text:style-name="P4">
Зокрема, цього разу позашляховики отримали «Госпітальєри», «Кракен», «Вовки ДаВінчі» та ще 7 бригад Сил оборони, повідомляє кореспондент Укрінформу.</text:p>
      <text:p text:style-name="P4">
Головним організатором заходу виступила команда Help99.сom, яку в Україніпредставляє благодійний фонд “69 Сніффінг Бригада” - волонтерський проєктестонського стартап-підприємця Рагнара Сасса. Починаючи з 2018 року, вінінвестував в українські стартапи, а також заохочував європейських таамериканських партнерів відкривати для себе українські таланти. З цією метоювін відкрив коворкінг LIFT99 та на його основі збудував майданчик длярозбудови українського стартап-підприємництва, куди регулярно приїздилиінвестори, які активно фінансували українські команди.</text:p>
      <text:p text:style-name="P4">
<text:a xlink:type="simple" xlink:href="https://static.ukrinform.com/photos/2023_03/1680278544-6795.jpeg" text:style-name="Internet_20_link" text:visited-style-name="Visited_20_Internet_20_Link">
 </text:a>
 <text:a xlink:type="simple" xlink:href="https://static.ukrinform.com/photos/2023_03/1680278542-3582.jpeg" text:style-name="Internet_20_link" text:visited-style-name="Visited_20_Internet_20_Link">
</text:a>
 <text:a xlink:type="simple" xlink:href="https://static.ukrinform.com/photos/2023_03/1680278542-8724.jpeg" text:style-name="Internet_20_link" text:visited-style-name="Visited_20_Internet_20_Link">
</text:a>
 <text:a xlink:type="simple" xlink:href="https://static.ukrinform.com/photos/2023_03/1680278542-9448.jpeg" text:style-name="Internet_20_link" text:visited-style-name="Visited_20_Internet_20_Link">
</text:a>
 <text:a xlink:type="simple" xlink:href="https://static.ukrinform.com/photos/2023_03/1680278542-4938.jpeg" text:style-name="Internet_20_link" text:visited-style-name="Visited_20_Internet_20_Link">
</text:a>
 <text:a xlink:type="simple" xlink:href="https://static.ukrinform.com/photos/2023_03/1680278542-2475.jpeg" text:style-name="Internet_20_link" text:visited-style-name="Visited_20_Internet_20_Link">
</text:a>
 <text:a xlink:type="simple" xlink:href="https://static.ukrinform.com/photos/2023_03/1680278542-6579.jpeg" text:style-name="Internet_20_link" text:visited-style-name="Visited_20_Internet_20_Link">
</text:a>
 <text:a xlink:type="simple" xlink:href="https://static.ukrinform.com/photos/2023_03/1680278543-3648.jpeg" text:style-name="Internet_20_link" text:visited-style-name="Visited_20_Internet_20_Link">
</text:a>
 <text:a xlink:type="simple" xlink:href="https://static.ukrinform.com/photos/2023_03/1680278543-9827.jpeg" text:style-name="Internet_20_link" text:visited-style-name="Visited_20_Internet_20_Link">
</text:a>
 <text:a xlink:type="simple" xlink:href="https://static.ukrinform.com/photos/2023_03/1680278543-5644.jpeg" text:style-name="Internet_20_link" text:visited-style-name="Visited_20_Internet_20_Link">
</text:a>
 <text:a xlink:type="simple" xlink:href="https://static.ukrinform.com/photos/2023_03/1680278543-8683.jpeg" text:style-name="Internet_20_link" text:visited-style-name="Visited_20_Internet_20_Link">
</text:a>
 <text:a xlink:type="simple" xlink:href="https://static.ukrinform.com/photos/2023_03/1680278543-2454.jpeg" text:style-name="Internet_20_link" text:visited-style-name="Visited_20_Internet_20_Link">
</text:a>
 <text:a xlink:type="simple" xlink:href="https://static.ukrinform.com/photos/2023_03/1680278543-8148.jpeg" text:style-name="Internet_20_link" text:visited-style-name="Visited_20_Internet_20_Link">
</text:a>
</text:p>
      <text:p text:style-name="P4">
Як зазначалося під час заходу, від початку повномасштабного вторгнення командаLIFT99 поставила перед собою завдання використати всі наявні ресурси накористь української перемоги. Ті, хто були інвесторами у мирні часи, почаливкладати кошти в українську армію, та придбали вже понад 160 позашляховиків,70 дронів, 37 генераторів та тонни іншого військового та цивільногоспорядження для 70 військових підрозділів.</text:p>
      <text:p text:style-name="P4">
«Було передано сьогодні 13 <text:a xlink:type="simple" xlink:href="https://www.ukrinform.ua/tag-avtomobil" text:style-name="Internet_20_link" text:visited-style-name="Visited_20_Internet_20_Link">
 </text:a>
 ,загалом ми вже передали 161 одиницю. Допомогу отримають різні бригади,наприклад такі як «Кракен», «Госпітальєри», 92-га бригада та інші. Авто будутьвикористовуватись в різних цілях, найчастіше це евакуація, а також длярозвідувальних цілей, аби під’їхати ближче до лінії фронту тощо», - повідомивСасс.</text:p>
      <text:p text:style-name="P4">
<text:span text:style-name="T4">
Читайте також:</text:span>
 <text:a xlink:type="simple" xlink:href="https://www.ukrinform.ua/rubric-ato/3687076-polski-lisivniki-peredali-ukrainskim-vijskovim-24-pozaslahoviki-ta-20-generatoriv.html" text:style-name="Internet_20_link" text:visited-style-name="Visited_20_Internet_20_Link">
 </text:a>
</text:p>
      <text:p text:style-name="P4">
Менеджер благодійного фонду “69 Сніффінг Бригада” Микита Цилюрик зауважив, щовся благодійна допомога українським військовим була б неможливою без участіпересічних громадян з різних країн світу.</text:p>
      <text:p text:style-name="P4">
«Я дуже пишаюсь тим, що нам допомагають прості люди. Тобто часто ми займаємосьтим, що ми оголошуємо збір на якусь автівку, і люди з Естонії, Фінляндії таінших країн донатять і ми збираємо на такі конвої. Ось на цей конвой із 13автівок нам за два тижні вдалося зібрати кошти. Європейці дуже добрерозуміють, що це війна за їх свободу, тому вони дуже щиро допомагають», -розповів Цилюрик, додавши, що позашляховики везуть зі Швеції, Фінляндії,Естонії. Він також додав, що є багато стартапів, які виділяють значні кошти,аби купувати авто конкретній бригаді чи конкретному спецпідрозділу.</text:p>
      <text:p text:style-name="P4">
Відповідаючи на запитання, як відбирають бригади, яким надається такадопомога, він зазначив, що тут йдеться про звичайні людські зв’язки, коливійськові одне одному та своїм друзям розповідають про свої потреби. На жаль,не всі потреби вдається задовольнити одразу, однак волонтери намагаютьсяприйти на допомогу там, де це найбільш потрібно.</text:p>
      <text:p text:style-name="P4">
Відповідаючи на запитання Укрінформу щодо нібито «втоми» європейців від війнив Україні, власник компанії LIFT99 Рагнар Сасс наголосив, що цей російськийнаратив не має нічого спільного з реальністю, і нинішній захід є найкращимтому підтвердженням.</text:p>
      <text:p text:style-name="P4">
<text:span text:style-name="T4">
Читайте також:</text:span>
 <text:a xlink:type="simple" xlink:href="https://www.ukrinform.ua/rubric-uarazom/3673158-blagodijniki-peredali-pozaslahoviki-dla-vidnovlenna-nacionalnoi-sistemi-medicini-katastrof.html" text:style-name="Internet_20_link" text:visited-style-name="Visited_20_Internet_20_Link">
 </text:a>
</text:p>
      <text:p text:style-name="P4">
«Звичайно, що країни Балтії – Латвія, Литва, Естонія - завжди будутьдопомагати, але також до цього конвою долучилися представники багатьох країн.До речі, великі кошти були отримані зі США та Німеччини. Бо громадяниНімеччини відчувають, що, можливо, їх уряд робить недостатньо, це наша спільнавійна і ми будемо підтримувати Україну до перемоги», - запевнив Сасс.</text:p>
      <text:p text:style-name="P4">
Наразі кошти на закупівлю 13 позашляховиків зібрали у 10 країнах: Естонії,Латвії, Швеції, Фінляндії, Канаді, США, Австралії, Німеччині, Бельгії таУкраїні. Крім того, повідомили учасники заходу, кошти збирають і в іншихкраїнах, тож громадяни практично всіх країн Євросоюзу долучаються до зборукоштів на потреби українських захисників.</text:p>
      <text:p text:style-name="P4">
Своєю чергою представники військових підрозділів, які приїхали отриматипозашляховики, наголосили, що автівки в «червоній зоні» на лінії фронту – церозхідний матеріал, тому потреба в них постійно зростає. Крім того, важливою єі закупівля спеціальних камер нічного бачення, які допомагають військовимпересуватись на автівці з вимкненими фарами.</text:p>
      <text:p text:style-name="P4">
Як зазначили організатори заходу, водіями автомобілів, які переганяють вУкраїну, є ті самі люди, які вкладають значні суми в їх придбання. Так, уцьому конвої одним із водіїв є засновник Естонського юнікорна BOLT (компанії зоцінкою понад $1 мільярд) Мартін Вілліг, бельгійський ветеран-морпіх, якому 70років, вищий менеджмент інших юнікорнів (Veriff, Pipedrive) та засновникистартапів, що розвиваються.</text:p>
      <text:p text:style-name="P4">
Як повідомляв Укрінформ, 21 березня <text:a xlink:type="simple" xlink:href="https://www.ukrinform.ua/rubric-ato/3685581-svedski-volonteri-peredali-sturmovij-brigadi-lut-specializovani-avto.html" text:style-name="Internet_20_link" text:visited-style-name="Visited_20_Internet_20_Link">
 </text:a>
 . Крім того, волонтери пригнали з Німеччини до Запоріжжя 8автомобілів, які передадуть військовим на фронт.</text:p>
      <text:p text:style-name="P4">
Source: <text:a xlink:type="simple" xlink:href="https://www.ukrinform.ua/rubric-ato/3690049-desat-brigad-sil-oboroni-otrimali-pozaslahoviki-vid-blagodijnikiv-z-evropi-ta-ssa.html" text:style-name="Internet_20_link" text:visited-style-name="Visited_20_Internet_20_Link">
https://www.ukrinform.ua/rubric-ato/3690049-desat-brigad-sil-oboroni-otrimali-pozaslahoviki-vid-blagodijnikiv-z-evropi-ta-ssa.html</text:a>
</text:p>
      <!--NEWS-->
      <text:h text:style-name="P10" text:outline-level="1">
<text:span text:style-name="T4">
Німецькі депутати закликають підтримати Україну «планом Маршалла»</text:span>
</text:h>
      <text:p text:style-name="P4">
Authors: Ukrinform (Person)</text:p>
      <text:p text:style-name="P4">
Publisher: Укринформ (Organization)</text:p>
      <text:p text:style-name="P4">
Published Time: 2023-03-31T19:21:40+03:00</text:p>
      <text:p text:style-name="P4">
Modified Time: 2023-03-31T19:21:40+03:00</text:p>
      <text:p text:style-name="P4">
Description: Більшість депутатів Бундестагу вважають за правильне скористатися післявоєнним досвідом відновлення Європи кінця 1940-років щодо України, яка сильно постраждала від російської війни. — Укрінформ.</text:p>
      <text:p text:style-name="P4">
Images: ["<text:a xlink:type="simple" xlink:href="https://static.ukrinform.com/photos/2021_07/thumb_files/630_360_1627644191-104.jpg" text:style-name="Internet_20_link" text:visited-style-name="Visited_20_Internet_20_Link">
630_360_16276...</text:a>
"]</text:p>
      <text:p text:style-name="P4">
Tags: ['Бундестаг', 'Німеччина', 'План Маршалла']</text:p>
      <text:p text:style-name="P4">
Type: Article</text:p>
      <!--METADATA-->
      <text:p text:style-name="P4">
<draw:frame draw:style-name="fr1" draw:name="Image203" text:anchor-type="as-char" svg:width="6.9236in" svg:height="3.956343in" draw:z-index="0">
<draw:image xlink:href="../Images/yкринформ/2023-03-31T19-21-40-03-00/630_360_1627644191-104.jpg" xlink:type="simple" xlink:show="embed" xlink:actuate="onLoad" draw:mime-type="image/jpeg"/>
</draw:frame>
 Більшістьдепутатів Бундестагу вважають за правильне скористатися післявоєнним досвідомвідновлення Європи кінця 1940-років щодо України, яка сильно постраждала відросійської війни.</text:p>
      <text:p text:style-name="P4">
Про це йшлося під час сесійного засідання 31 березня, присвяченого 75-річчюПлану Маршалла для Західної Європи, повідомляє кореспондент Укрінформу.</text:p>
      <text:p text:style-name="P4">
За те, щоб сьогодні підтримати Україну з подібним планом у її зусиллях статидемократичним і конституційним членом Європейського Союзу, виступають партіїправлячої коаліції та найбільша опозиційна сила – консерватори.</text:p>
      <text:p text:style-name="P4">
«Ідеї плану Маршалла сьогодні актуальні як ніколи, і ніде так не проявляються,як у підтримці України. Ми не можемо відмовити в допомозі країні, на якубрутально напали. Це не лише наша історична відповідальність, але й також унаших власних інтересах з метою захисту нашої власної безпеки та нашої власноїсвободи», - заявила, зокрема, Агнешка Бруггер (Союз 90/«Зелені»).</text:p>
      <text:p text:style-name="P4">
« <text:a xlink:type="simple" xlink:href="https://www.ukrinform.ua/tag-nimeccina" text:style-name="Internet_20_link" text:visited-style-name="Visited_20_Internet_20_Link">
 </text:a>
 разом зі США, ЄС і Канадою маютьпродовжувати підтримувати Україну – військово, гуманітарно, фінансово, - щобиукраїнський народ цю боротьбу на виживання насправді виграв», - заявив МіхаельГеорг Лінк з фракції вільних демократів.</text:p>
      <text:p text:style-name="P4">
Соціал-демократ Міхаель Рот заявив: «ми повинні зробити все для того, щобиУкраїна вистояла як демократична та суверенна держава, а для цього Українаповинна перемогти в цій війні. Для цього ми маємо підготувати вже зараз новийплан Маршалла для України. Для цього Україні потрібні надійні гарантії безпекипісля завершення війни, можливо, членство в НАТО».</text:p>
      <text:p text:style-name="P4">
Його однопартієць Метін Гакверді додав, що якщо в середині минулого сторіччя«один допомагав усім, сьогодні – всі допомагають одному».</text:p>
      <text:p text:style-name="P4">
Представник опозиційної фракції ХДС/ХСС Йоганн Давид Вадефуль звернув увагу нате, що саме завдяки допомозі США Німеччина є наразі четвертою економікоюсвіту. Ця допомога сприяла в подальшому також об’єднанню Європи. Натомістьсрср у ті часи не лише не сприяв економічному зростанню на окупованих нимтериторіях, а «деіндустріалізував їх», загнав людей в рамки диктатури тапозбавив можливості вільно пересуватися; Чехословаччині та Угорщині, які булизацікавлені в тому, щоби стати отримувачем допомоги від США того часу,заборонив це погрозами. «Ми потребуватимемо європейського Плану Маршалла 2.0для України», - сказав політик і підкреслив, що Німеччина має стати йогочастиною.</text:p>
      <text:p text:style-name="P4">
Депутати розглядали на засіданні 2 подання – від 3 партій правлячої коаліціїта від ХДС/ХСС.</text:p>
      <text:p text:style-name="P4">
Перші закликають федеральний уряд разом із європейськими, трансатлантичними таміжнародними партнерами розпочати підготовку плану Маршалла» для України врамках «Багатосторонньої донорської координаційної платформи для України»,метою якої є підтримати Україну в її відбудові та на шляху до становленнядемократичної, конституційної, сталої та сучасної держави як членаЄвропейського Союзу.</text:p>
      <text:p text:style-name="P4">
Депутатська група ХДС/ХСС закликає федеральний уряд працювати з союзниками тапартнерами над розробкою Плану Маршалла для України, який базується науспішній моделі Плану Маршалла США для Західної Європи. Депутати пишуть, щовін має поєднувати заходи допомоги зі стимулами для довгостроковоїконкурентоспроможності та збереження миру. Парламентарії наголошують, щоУкраїну потрібно підтримувати всіма силами у захисті від російської агресії.Обіцяна зброя повинна надійти в Україну якнайшвидше, існуючі санкції протиросії посилені, воєнні злочини мають бути задокументовані та переслідувані,йдеться у документі консерваторів.</text:p>
      <text:p text:style-name="P4">
<text:span text:style-name="T4">
Читайте також:</text:span>
 <text:a xlink:type="simple" xlink:href="https://www.ukrinform.ua/rubric-polytics/3674724-smigal-nazvav-vidbudovu-osnovnim-zavdannam-pisla-peremogi.html" text:style-name="Internet_20_link" text:visited-style-name="Visited_20_Internet_20_Link">
 </text:a>
</text:p>
      <text:p text:style-name="P4">
Нагадаємо, програма відновлення Європи, представлена ​​в 1947 році тодішнімдержсекретарем США Джорджем К. Маршаллом і прийнята Конгресом США 3 квітня1948 року, була американською програмою відновлення Європи після Другоїсвітової війни.</text:p>
      <text:p text:style-name="P4">
Source: <text:a xlink:type="simple" xlink:href="https://www.ukrinform.ua/rubric-world/3690050-nimecki-deputati-zaklikaut-pidtrimati-ukrainu-planom-marsalla.html" text:style-name="Internet_20_link" text:visited-style-name="Visited_20_Internet_20_Link">
https://www.ukrinform.ua/rubric-world/3690050-nimecki-deputati-zaklikaut-pidtrimati-ukrainu-planom-marsalla.html</text:a>
</text:p>
      <!--NEWS-->
      <text:h text:style-name="P10" text:outline-level="1">
<text:span text:style-name="T4">
Зеленський обговорив із прем’єром Хорватії потреби ЗСУ та повоєнну відбудову України</text:span>
</text:h>
      <text:p text:style-name="P4">
Authors: Ukrinform (Person)</text:p>
      <text:p text:style-name="P4">
Publisher: Укринформ (Organization)</text:p>
      <text:p text:style-name="P4">
Published Time: 2023-03-31T19:22:00+03:00</text:p>
      <text:p text:style-name="P4">
Modified Time: 2023-03-31T19:22:00+03:00</text:p>
      <text:p text:style-name="P4">
Description: Президент Володимир Зеленський обговорив із Прем’єр-міністром Республіки Хорватія Андреєм Пленковичем ситуацію на фронті та потреби українських військових, питання тиску на росію, відновлення України, у тому числі й плани Загреба провести донорську конференцію восени. — Укрінформ.</text:p>
      <text:p text:style-name="P4">
Images: ["<text:a xlink:type="simple" xlink:href="https://static.ukrinform.com/photos/2023_03/thumb_files/630_360_1680278844-110.jpeg" text:style-name="Internet_20_link" text:visited-style-name="Visited_20_Internet_20_Link">
630_360_16802...</text:a>
"]</text:p>
      <text:p text:style-name="P4">
Tags: ['Хорватія', 'Зеленський', 'Війна з росією', 'Відбудова']</text:p>
      <text:p text:style-name="P4">
Type: Article</text:p>
      <!--METADATA-->
      <text:p text:style-name="P4">
<draw:frame draw:style-name="fr1" draw:name="Image204" text:anchor-type="as-char" svg:width="6.9236in" svg:height="3.956343in" draw:z-index="0">
<draw:image xlink:href="../Images/yкринформ/2023-03-31T19-22-00-03-00/630_360_1680278844-110.jpeg" xlink:type="simple" xlink:show="embed" xlink:actuate="onLoad" draw:mime-type="image/jpeg"/>
</draw:frame>
 ПрезидентВолодимир Зеленський обговорив із Прем’єр-міністром Республіки ХорватіяАндреєм Пленковичем ситуацію на фронті та потреби українських військових,питання тиску на росію, відновлення України, у тому числі й плани Загребапровести донорську конференцію восени.</text:p>
      <text:p text:style-name="P4">
Як передає Укрінформ, про це повідомляє <text:a xlink:type="simple" xlink:href="http://www.president.gov.ua/news/prezident-ukrayini-proviv-peregovori-z-premyer-ministrom-hor-81993" text:style-name="Internet_20_link" text:visited-style-name="Visited_20_Internet_20_Link">
</text:a>
 .</text:p>
      <text:p text:style-name="P4">
Зеленський висловив вдячність Прем'єр-міністру за візит та участь уБучанському саміті в річницю звільнення Бучі від російського агресора.</text:p>
      <text:p text:style-name="P4">
«Ми друзі, ми відчуваємо це. Це дуже важливо для наших народів», – сказавПрезидент і відзначив високий рівень двосторонніх відносин між Україною таХорватією.</text:p>
      <text:p text:style-name="P4">
Він окремо наголосив на незмінній позиції уряду Хорватії щодо підтримкиУкраїни та нашого народу під час спротиву російській агресії.</text:p>
      <text:p text:style-name="P4">
_Відео:<text:a xlink:type="simple" xlink:href="https://t.me/V_Zelenskiy_official/5698" text:style-name="Internet_20_link" text:visited-style-name="Visited_20_Internet_20_Link">
 </text:a>
 _</text:p>
      <text:p text:style-name="P4">
Зеленський поінформував Пленковича про ситуацію на фронті, привернувши увагудо першочергових потреб наших захисників.</text:p>
      <text:p text:style-name="P4">
Було відзначено важливість вагомої оборонної допомоги, яку Хорватія надаєУкраїні, та акцентовано на необхідності її продовження.</text:p>
      <text:p text:style-name="P4">
Сторони обговорили питання посилення тиску на росію, зокрема санкційного.</text:p>
      <text:p text:style-name="P4">
Окрему увагу було приділено подальшій спільній роботі над створеннямспеціального трибуналу з розслідування злочину агресії рф проти України.</text:p>
      <text:p text:style-name="P4">
«Для людей дуже важлива справедливість. Українці втратили багато рідних іблизьких, своїх знайомих за минулий рік. І дуже важливо дійти до кінця й матирезультати правосуддя», – зазначив Зеленський.</text:p>
      <text:p text:style-name="P4">
Глава держави також акцентував на важливості взаємодії в питаннях відновленнята повоєнної відбудови звільнених від агресора регіонів України.</text:p>
      <text:p text:style-name="P4">
Відзначивши лідерство Хорватії в гуманітарному розмінуванні, Президентпривітав намір Загреба провести відповідну міжнародну донорську конференціювосени цього року.</text:p>
      <text:p text:style-name="P4">
Президент України та Прем’єр-міністр Республіки Хорватія обговорили такожвзаємодію на шляху європейської та євроатлантичної інтеграції України.</text:p>
      <text:p text:style-name="P4">
Володимир Зеленський подякував за підтримку Хорватією надання Україні статусукандидата в члени ЄС і відзначив особисту роль Андрея Пленковича в цьомупроцесі.</text:p>
      <text:p text:style-name="P4">
<text:span text:style-name="T4">
Читайте також:</text:span>
 <text:a xlink:type="simple" xlink:href="https://www.ukrinform.ua/rubric-polytics/3690045-zelenskij-zustrivsa-iz-sandu-govorili-pro-sankcii-spectribunal-i-situaciu-na-fronti.html" text:style-name="Internet_20_link" text:visited-style-name="Visited_20_Internet_20_Link">
 </text:a>
</text:p>
      <text:p text:style-name="P4">
Як повідомлялося, у п’ятницю в Бучі відбулися заходи з нагоди річницівизволення міста від російських загарбників. В урочистостях взяли участьПрезидент України Володимир Зеленський, а також Президент Республіки МолдовиМая Санду, Прем’єр-міністр Республіки Словенія Роберт Голоб, Прем’єр-міністрРеспубліки Хорватія Андрей Пленкович, Прем’єр-міністр Словацької РеспублікиЕдуард Хегер.</text:p>
      <text:p text:style-name="P4">
<text:span text:style-name="T5">
Фото: ОП</text:span>
</text:p>
      <text:p text:style-name="P4">
Source: <text:a xlink:type="simple" xlink:href="https://www.ukrinform.ua/rubric-polytics/3690047-zelenskij-obgovoriv-iz-premerom-horvatii-potrebi-zsu-ta-povoennu-vidbudovu-ukraini.html" text:style-name="Internet_20_link" text:visited-style-name="Visited_20_Internet_20_Link">
https://www.ukrinform.ua/rubric-polytics/3690047-zelenskij-obgovoriv-iz-premerom-horvatii-potrebi-zsu-ta-povoennu-vidbudovu-ukraini.html</text:a>
</text:p>
      <!--NEWS-->
      <text:h text:style-name="P10" text:outline-level="1">
<text:span text:style-name="T4">
Китай заявив на Радбезі ООН, що виступає проти розміщення ядерної зброї в інших країнах</text:span>
</text:h>
      <text:p text:style-name="P4">
Authors: Ukrinform (Person)</text:p>
      <text:p text:style-name="P4">
Publisher: Укринформ (Organization)</text:p>
      <text:p text:style-name="P4">
Published Time: 2023-03-31T19:27:32+03:00</text:p>
      <text:p text:style-name="P4">
Modified Time: 2023-03-31T19:27:32+03:00</text:p>
      <text:p text:style-name="P4">
Description: Китай виступає за відмову від розміщення ядерної зброї за кордоном усіма державами, що володіють нею. — Укрінформ.</text:p>
      <text:p text:style-name="P4">
Images: ["<text:a xlink:type="simple" xlink:href="https://static.ukrinform.com/photos/2023_03/thumb_files/630_360_1680279950-832.jpeg" text:style-name="Internet_20_link" text:visited-style-name="Visited_20_Internet_20_Link">
630_360_16802...</text:a>
"]</text:p>
      <text:p text:style-name="P4">
Tags: ['Китай', 'ООН', 'Ядерна зброя', 'росія']</text:p>
      <text:p text:style-name="P4">
Type: Article</text:p>
      <!--METADATA-->
      <text:p text:style-name="P4">
<draw:frame draw:style-name="fr1" draw:name="Image205" text:anchor-type="as-char" svg:width="6.9236in" svg:height="3.956343in" draw:z-index="0">
<draw:image xlink:href="../Images/yкринформ/2023-03-31T19-27-32-03-00/630_360_1680279950-832.jpeg" xlink:type="simple" xlink:show="embed" xlink:actuate="onLoad" draw:mime-type="image/jpeg"/>
</draw:frame>
 Китайвиступає за відмову від розміщення ядерної зброї за кордоном усіма державами,що володіють нею.</text:p>
      <text:p text:style-name="P4">
Про це заявив у п’ятницю заступник постійного представника Китаю при ООН ҐенШуан на засіданні Ради Безпеки ООН, присвяченому обговоренню погроз президентарф володимира путіна щодо розміщення тактичної ядерної зброї у Білорусі,передає власний кореспондент Укрінформу в Нью-Йорку.</text:p>
      <text:p text:style-name="P4">
«Ми закликаємо до скасування угод про спільне використання ядерної зброї івиступаємо за відмову від розміщення ядерної зброї за кордоном усімадержавами, що володіють ядерною зброєю», – сказав він.</text:p>
      <text:p text:style-name="P4">
<text:span text:style-name="T4">
Читайте також:</text:span>
 <text:a xlink:type="simple" xlink:href="https://www.ukrinform.ua/rubric-world/3690038-putin-porusue-svou-obicanku-kitau-sodo-adernoi-zbroi-stati-v-oon.html" text:style-name="Internet_20_link" text:visited-style-name="Visited_20_Internet_20_Link">
 </text:a>
</text:p>
      <text:p text:style-name="P4">
Китай також закликає всі держави, що володіють ядерною зброєю, «ефективнознижувати ризик ядерної війни й уникати будь-якого збройного конфлікту міжвласниками ядерної зброї».</text:p>
      <text:p text:style-name="P4">
Постпред нагадав позицію своєї країни «з українського питання», яка, за йогословами «ясна і послідовна».</text:p>
      <text:p text:style-name="P4">
За його словами, пропозиції Китаю «включають аспекти, що стосуються протидіїзбройним нападам на атомні електростанції та інші мирні ядерні об'єкти».«Ядерна зброя не повинна застосовуватися, і ядерна війна не повинна вестися»,– сказав дипломат.</text:p>
      <text:p text:style-name="P4">
«Слід протистояти загрозі ядерної зброї або її застосуванню», а також«запобігати розповсюдженню ядерної зброї та ядерній кризі», – додав він.</text:p>
      <text:p text:style-name="P4">
На думку <text:a xlink:type="simple" xlink:href="https://www.ukrinform.ua/tag-kitaj" text:style-name="Internet_20_link" text:visited-style-name="Visited_20_Internet_20_Link">
 </text:a>
 , «міжнародне співтовариствомає володіти загостреним почуттям невідкладності сприяння переговорам про мирі створення умов для якнайшвидшого відновлення переговорів».</text:p>
      <text:p text:style-name="P4">
<text:span text:style-name="T4">
Читайте також:</text:span>
 <text:a xlink:type="simple" xlink:href="https://www.ukrinform.ua/rubric-world/3690031-nerozpovsudzenna-adernoi-zbroi-zastupnica-genseka-oon-zaklikala-rosiu-dotrimuvatisa-dogovoru.html" text:style-name="Internet_20_link" text:visited-style-name="Visited_20_Internet_20_Link">
 </text:a>
</text:p>
      <text:p text:style-name="P4">
Як <text:a xlink:type="simple" xlink:href="https://www.ukrinform.ua/rubric-world/3689455-fon-der-laen-es-u-vidnosinah-iz-kitaem-zvazatime-na-stavlenna-pekina-do-putinskoi-vijni.html" text:style-name="Internet_20_link" text:visited-style-name="Visited_20_Internet_20_Link">
 </text:a>
Укрінформ, Президент Європейської Комісії Урсула фон дер Ляєн під час виступув рамках брюссельського Центру Європейської Політики (EPC) заявила, що Китайяк постійний член РБ ООН повинен захищати положення та принципи Хартії ООН тасприяти світовій стабільності й миру. Тож його ставлення до російської війнипроти України буде вирішальним фактором для подальшого розвитку відносин міжЄС і Китаєм.</text:p>
      <text:p text:style-name="P4">
Source: <text:a xlink:type="simple" xlink:href="https://www.ukrinform.ua/rubric-world/3690053-kitaj-zaaviv-na-radbezi-oon-so-vistupae-proti-rozmisenna-adernoi-zbroi-v-insih-krainah.html" text:style-name="Internet_20_link" text:visited-style-name="Visited_20_Internet_20_Link">
https://www.ukrinform.ua/rubric-world/3690053-kitaj-zaaviv-na-radbezi-oon-so-vistupae-proti-rozmisenna-adernoi-zbroi-v-insih-krainah.html</text:a>
</text:p>
      <!--NEWS-->
      <text:h text:style-name="P10" text:outline-level="1">
<text:span text:style-name="T4">
Шмигаль подякував прем’єру Словаччини за рішення передати Україні літаки МІГ-29</text:span>
</text:h>
      <text:p text:style-name="P4">
Authors: Ukrinform (Person)</text:p>
      <text:p text:style-name="P4">
Publisher: Укринформ (Organization)</text:p>
      <text:p text:style-name="P4">
Published Time: 2023-03-31T19:28:00+03:00</text:p>
      <text:p text:style-name="P4">
Modified Time: 2023-03-31T19:28:00+03:00</text:p>
      <text:p text:style-name="P4">
Description: Прем'єр-міністр України Денис Шмигаль подякував прем'єр-міністру Словаччини Едуарду Геґеру за рішення передати Україні літаки МІГ-29. — Укрінформ.</text:p>
      <text:p text:style-name="P4">
Images: ["<text:a xlink:type="simple" xlink:href="https://static.ukrinform.com/photos/2023_03/thumb_files/630_360_1680279552-994.jpg" text:style-name="Internet_20_link" text:visited-style-name="Visited_20_Internet_20_Link">
630_360_16802...</text:a>
", "<text:a xlink:type="simple" xlink:href="https://static.ukrinform.com/photos/2023_03/1680279552-248.jpg" text:style-name="Internet_20_link" text:visited-style-name="Visited_20_Internet_20_Link">
1680279552-24...</text:a>
", "<text:a xlink:type="simple" xlink:href="https://static.ukrinform.com/photos/2023_03/1680279551-665.jpg" text:style-name="Internet_20_link" text:visited-style-name="Visited_20_Internet_20_Link">
1680279551-66...</text:a>
", "<text:a xlink:type="simple" xlink:href="https://static.ukrinform.com/photos/2023_03/1680279867-753.jpg" text:style-name="Internet_20_link" text:visited-style-name="Visited_20_Internet_20_Link">
1680279867-75...</text:a>
"]</text:p>
      <text:p text:style-name="P4">
Tags: ['Україна', 'Словаччина', 'Винищувач', 'допомога', 'Стефанчук', 'Шмигаль']</text:p>
      <text:p text:style-name="P4">
Type: Article</text:p>
      <!--METADATA-->
      <text:p text:style-name="P4">
<draw:frame draw:style-name="fr1" draw:name="Image206" text:anchor-type="as-char" svg:width="6.9236in" svg:height="3.956343in" draw:z-index="0">
<draw:image xlink:href="../Images/yкринформ/2023-03-31T19-28-00-03-00/630_360_1680279552-994.jpg" xlink:type="simple" xlink:show="embed" xlink:actuate="onLoad" draw:mime-type="image/jpeg"/>
</draw:frame>
 Прем'єр-міністр України Денис Шмигаль подякував прем'єр-міністру Словаччини ЕдуардуГеґеру за рішення передати Україні літаки МІГ-29.</text:p>
      <text:p text:style-name="P4">
Як передає Укрінформ, про це Шмигаль повідомив у <text:a xlink:type="simple" xlink:href="https://t.me/Denys_Smyhal/4885" text:style-name="Internet_20_link" text:visited-style-name="Visited_20_Internet_20_Link">
</text:a>
 .</text:p>
      <text:p text:style-name="P4">
"Вітаю в Україні прем’єра Словаччини Едуарда Геґера. Словацька Республікапродовжує демонструвати солідарність із нами, рішучість у відстоюваннісправедливості та демократичних цінностей", - зазначив Шмигаль.</text:p>
      <text:p text:style-name="P4">
<draw:frame draw:style-name="fr1" draw:name="Image207" text:anchor-type="as-char" svg:width="6.9236in" svg:height="4.275964in" draw:z-index="0">
<draw:image xlink:href="../Images/yкринформ/2023-03-31T19-28-00-03-00/1680279552-248.jpg" xlink:type="simple" xlink:show="embed" xlink:actuate="onLoad" draw:mime-type="image/jpeg"/>
</draw:frame>
</text:p>
      <text:p text:style-name="P4">
За його словами, сьогодні ключовим завданням для України є перемога ворога наполі бою.</text:p>
      <text:p text:style-name="P4">
"Високо цінуємо рішення Уряду Словаччини передати літаки МІГ-29, пусковіустановки ЗРК "КУБ" та іншу зброю. Усе це допоможе нашим воїнам у звільненніукраїнських територій, після чого разом зі словацькими друзями та всієюєвропейською родиною реалізуємо найбільший проєкт відновлення на континенті",- зазначив <text:a xlink:type="simple" xlink:href="https://www.ukrinform.ua/tag-smigal" text:style-name="Internet_20_link" text:visited-style-name="Visited_20_Internet_20_Link">
 </text:a>
</text:p>
      <text:p text:style-name="P4">
<draw:frame draw:style-name="fr1" draw:name="Image208" text:anchor-type="as-char" svg:width="6.9236in" svg:height="4.615733in" draw:z-index="0">
<draw:image xlink:href="../Images/yкринформ/2023-03-31T19-28-00-03-00/1680279551-665.jpg" xlink:type="simple" xlink:show="embed" xlink:actuate="onLoad" draw:mime-type="image/jpeg"/>
</draw:frame>
</text:p>
      <text:p text:style-name="P4">
Геґера також зустрівся із головою Верховної Ради України Русланом Стефанчуком,про що спікер повідомив у <text:a xlink:type="simple" xlink:href="https://www.facebook.com/stefanchuk.official/posts/pfbid02nbYDEqBm9ghujVmyMw2cWCtkLaovCXTvkY1uVLeA3fPSBa4yJqU5ofypQcGEBdEEl" text:style-name="Internet_20_link" text:visited-style-name="Visited_20_Internet_20_Link">
</text:a>
</text:p>
      <text:p text:style-name="P4">
Стефанчук також подякував Словаччині за рішення передати Україні літакиМІГ-29.</text:p>
      <text:p text:style-name="P4">
<text:span text:style-name="T4">
Читайте також:</text:span>
 <text:a xlink:type="simple" xlink:href="https://www.ukrinform.ua/rubric-polytics/3689939-slovaccina-dopomoze-ukraini-akomoga-svidse-priednatisa-do-es-i-povernuti-svoi-teritorii-premer.html" text:style-name="Internet_20_link" text:visited-style-name="Visited_20_Internet_20_Link">
 </text:a>
</text:p>
      <text:p text:style-name="P4">
"Під час зустрічі обговорили ряд важливих питань. Перш за все — це підтримкасправедливого миру. Висловив вдячність, що Словаччина долучилась до тих країн,які підтримали формулу миру Президента Володимира Зеленського. Сподіваюсятакож на активну участь Словаччини в реалізації цієї ініціативи", - зазначивСтефанчук.</text:p>
      <text:p text:style-name="P4">
<draw:frame draw:style-name="fr1" draw:name="Image209" text:anchor-type="as-char" svg:width="6.9236in" svg:height="4.615733in" draw:z-index="0">
<draw:image xlink:href="../Images/yкринформ/2023-03-31T19-28-00-03-00/1680279867-753.jpg" xlink:type="simple" xlink:show="embed" xlink:actuate="onLoad" draw:mime-type="image/jpeg"/>
</draw:frame>
</text:p>
      <text:p text:style-name="P4">
Співрозмовники предметно зупинилися на санкційному тиску на рф. "Зазначив, щозараз ми концентруємося на декількох аспектах: посилення контролю над вжевведеними санкціями, боротьба з обходом санкційних обмежень, робота надрозширенням санкційної коаліції", - підкреслив Стефанчук.</text:p>
      <text:p text:style-name="P4">
<text:span text:style-name="T4">
Читайте також:</text:span>
 <text:a xlink:type="simple" xlink:href="https://www.ukrinform.ua/rubric-ato/3686489-slovaccina-peredala-ukraini-cotiri-vinisuvaci-mig29.html" text:style-name="Internet_20_link" text:visited-style-name="Visited_20_Internet_20_Link">
 </text:a>
</text:p>
      <text:p text:style-name="P4">
Він також сподівається на підтримку Словаччиною курсу України в ЄС та НАТО.Стефанчук наголосив, що для України членство в НАТО стане гарантієюдовгострокового миру та стабільності.</text:p>
      <text:p text:style-name="P4">
Як повідомляв Укрінформ, Президент Володимир Зеленський провів зустріч ізпрем’єр-міністром Словаччини Едуардом Геґером, який прибув із візитом доУкраїни для участі в Бучанському саміті.</text:p>
      <text:p text:style-name="P4">
<text:span text:style-name="T5">
Фото: Фейсбук Денис Шмигаль</text:span>
</text:p>
      <text:p text:style-name="P4">
Source: <text:a xlink:type="simple" xlink:href="https://www.ukrinform.ua/rubric-ato/3690054-smigal-podakuvav-premeru-slovaccini-za-risenna-peredati-ukraini-litaki-mig29.html" text:style-name="Internet_20_link" text:visited-style-name="Visited_20_Internet_20_Link">
https://www.ukrinform.ua/rubric-ato/3690054-smigal-podakuvav-premeru-slovaccini-za-risenna-peredati-ukraini-litaki-mig29.html</text:a>
</text:p>
      <!--NEWS-->
      <text:h text:style-name="P10" text:outline-level="1">
<text:span text:style-name="T4">
«Бухарестська дев’ятка» обговорила подальшу підтримку України</text:span>
</text:h>
      <text:p text:style-name="P4">
Authors: Ukrinform (Person)</text:p>
      <text:p text:style-name="P4">
Publisher: Укринформ (Organization)</text:p>
      <text:p text:style-name="P4">
Published Time: 2023-03-31T19:35:00+03:00</text:p>
      <text:p text:style-name="P4">
Modified Time: 2023-03-31T19:35:00+03:00</text:p>
      <text:p text:style-name="P4">
Description: Глави МЗС “Бухарестської дев’ятки” (B9) під час зустрічі у польському місті Лодзь в п’ятницю обговорили подальшу підтримку України. — Укрінформ.</text:p>
      <text:p text:style-name="P4">
Images: ["<text:a xlink:type="simple" xlink:href="https://static.ukrinform.com/photos/2023_03/thumb_files/630_360_1680280366-263.jpg" text:style-name="Internet_20_link" text:visited-style-name="Visited_20_Internet_20_Link">
630_360_16802...</text:a>
"]</text:p>
      <text:p text:style-name="P4">
Tags: ['Польща', 'Україна', "Бухарестська дев'ятка", 'Війна з росією']</text:p>
      <text:p text:style-name="P4">
Type: Article</text:p>
      <!--METADATA-->
      <text:p text:style-name="P4">
<draw:frame draw:style-name="fr1" draw:name="Image210" text:anchor-type="as-char" svg:width="6.9236in" svg:height="3.956343in" draw:z-index="0">
<draw:image xlink:href="../Images/yкринформ/2023-03-31T19-35-00-03-00/630_360_1680280366-263.jpg" xlink:type="simple" xlink:show="embed" xlink:actuate="onLoad" draw:mime-type="image/jpeg"/>
</draw:frame>
 Глави МЗС“Бухарестської дев’ятки” (B9) під час зустрічі у польському місті Лодзь вп’ятницю обговорили подальшу підтримку України.</text:p>
      <text:p text:style-name="P4">
Про це за результатами зустрічі під час пресконференції повідомив главапольської дипломатії Збігнєв Рау, повідомляє власний кореспондент Укрінформу.</text:p>
      <text:p text:style-name="P4">
“Сьогодні наші обговорення зосереджувалися на трьох питаннях: по-перше,погіршення ситуації з безпекою в Європі та пов’язані з цим наші зусилля щодозміцнення східного флангу НАТО, а також політична та практична підтримкаУкраїни. По-друге, триваюча адаптація НАТО до поточних і майбутніх викликів уконтексті підготовки до майбутніх зустрічей НАТО, тобто засідання міністрівзакордонних справ на наступному тижні та липневого саміту Альянсу, якийвідбудеться у Вільнюсі”, - повідомив Рау.</text:p>
      <text:p text:style-name="P4">
Третім важливим питанням, яке обговорили міністри, були перспективи співпраціміж НАТО і ЄС, а також більш ефективне реагування на кризові явища.</text:p>
      <text:p text:style-name="P4">
За його словами, міністри обговорили також збільшення витрат на оборону країн<text:a xlink:type="simple" xlink:href="https://www.ukrinform.ua/tag-buharestska-devatka" text:style-name="Internet_20_link" text:visited-style-name="Visited_20_Internet_20_Link">
 </text:a>
 на рівні, що дозволяє їмвиконувати свої зобов’язання у сфері колективної оборони.</text:p>
      <text:p text:style-name="P4">
Рау наголосив, що країни B9 продовжуватимуть підтримку України у іневійськовому і військовому вимірах.</text:p>
      <text:p text:style-name="P4">
<text:span text:style-name="T4">
Читайте також:</text:span>
 <text:a xlink:type="simple" xlink:href="https://www.ukrinform.ua/rubric-polytics/3689354-glavi-mzs-buharestskoi-devatki-obgovorat-podalsu-dopomogu-ukraini.html" text:style-name="Internet_20_link" text:visited-style-name="Visited_20_Internet_20_Link">
 </text:a>
</text:p>
      <text:p text:style-name="P4">
“Для Польщі та багатьох інших союзників особливо цей другий аспект маєвеличезне значення. Країни B9 тут є лідерами, в тому числі, щодо гуртуваннясоюзників до більш рішучих дій, як це мало місце з передачею літаків МіГ-29 читанків”, - констатував глава польської дипломатії.</text:p>
      <text:p text:style-name="P4">
Як повідомляв Укрінформ, наприкінці лютого у Варшаві відбулася зустріч главдержав та урядів країн B9. За її результатами було ухвалено <text:a xlink:type="simple" xlink:href="https://www.ukrinform.ua/rubric-world/3673764-buharestska-devatka-rosia-e-najserjoznisou-i-pramou-zagrozou.html" text:style-name="Internet_20_link" text:visited-style-name="Visited_20_Internet_20_Link">
</text:a>
 , тому країни B9 робитимуть усе можливедля посилення військової присутності НАТО на східному фланзі Альянсу.</text:p>
      <text:p text:style-name="P4">
Формат В9, або «Бухарестська дев’ятка», який був створений за ініціативипрезидентів Румунії та Польщі в листопаді 2015 року, охоплює країни східногофлангу НАТО. Окрім цих двох країн, до В9 належать Болгарія, Угорщина,Словаччина, Чехія, Литва, Латвія, Естонія.</text:p>
      <text:p text:style-name="P4">
<text:span text:style-name="T5">
Фото: РАР</text:span>
</text:p>
      <text:p text:style-name="P4">
Source: <text:a xlink:type="simple" xlink:href="https://www.ukrinform.ua/rubric-polytics/3690057-buharestska-devatka-obgovorila-podalsu-pidtrimku-ukraini.html" text:style-name="Internet_20_link" text:visited-style-name="Visited_20_Internet_20_Link">
https://www.ukrinform.ua/rubric-polytics/3690057-buharestska-devatka-obgovorila-podalsu-pidtrimku-ukraini.html</text:a>
</text:p>
      <!--NEWS-->
      <text:h text:style-name="P10" text:outline-level="1">
<text:span text:style-name="T4">
У Бучі досі неопізнані 70 тіл людей, убитих росіянами</text:span>
</text:h>
      <text:p text:style-name="P4">
Authors: Ukrinform (Person)</text:p>
      <text:p text:style-name="P4">
Publisher: Укринформ (Organization)</text:p>
      <text:p text:style-name="P4">
Published Time: 2023-03-31T19:45:00+03:00</text:p>
      <text:p text:style-name="P4">
Modified Time: 2023-03-31T19:45:00+03:00</text:p>
      <text:p text:style-name="P4">
Description: У Бучі наразі залишаються неопізнаними 70 тіл людей, які були вбиті російськими загарбниками на початку повномасштабного вторгнення в Україну. — Укрінформ.</text:p>
      <text:p text:style-name="P4">
Images: ["<text:a xlink:type="simple" xlink:href="https://static.ukrinform.com/photos/2022_04/thumb_files/630_360_1649146584-905.jpg" text:style-name="Internet_20_link" text:visited-style-name="Visited_20_Internet_20_Link">
630_360_16491...</text:a>
"]</text:p>
      <text:p text:style-name="P4">
Tags: ['Буча', 'Прокуратура', 'Ексгумація', 'росія', 'Воєнні злочини', 'Війна з росією', 'Єдині новини']</text:p>
      <text:p text:style-name="P4">
Type: Article</text:p>
      <!--METADATA-->
      <text:p text:style-name="P4">
<draw:frame draw:style-name="fr1" draw:name="Image211" text:anchor-type="as-char" svg:width="6.9236in" svg:height="3.956343in" draw:z-index="0">
<draw:image xlink:href="../Images/yкринформ/2023-03-31T19-45-00-03-00/630_360_1649146584-905.jpg" xlink:type="simple" xlink:show="embed" xlink:actuate="onLoad" draw:mime-type="image/jpeg"/>
</draw:frame>
 У Бучінаразі залишаються неопізнаними 70 тіл людей, які були вбиті російськимизагарбниками на початку повномасштабного вторгнення в Україну.</text:p>
      <text:p text:style-name="P4">
Про це повідомив керівник Бучанської окружної прокуратури Руслан Кравченко вефірі телемарафону «Єдині новини», передає Укрінформ.</text:p>
      <text:p text:style-name="P4">
«На сьогоднішній день 70 тіл неопізнаних залишається», - сказав він,уточнивши, що це стосується саме Бучі.</text:p>
      <text:p text:style-name="P4">
Очільник прокуратури пояснив, що особи не всіх загиблих громадян вдалосявстановити після перших експертиз, тому органами прокуратури та досудовогорозслідування були призначені додаткові молекулярні генетичні експертизи.</text:p>
      <text:p text:style-name="P4">
<text:span text:style-name="T4">
Читайте також:</text:span>
 <text:a xlink:type="simple" xlink:href="https://www.ukrinform.ua/rubric-ato/3689743-ponad-1400-smertej-zelenskij-pokazav-kadri-33-dniv-okupacii-buci.html" text:style-name="Internet_20_link" text:visited-style-name="Visited_20_Internet_20_Link">
 </text:a>
</text:p>
      <text:p text:style-name="P4">
Крім того, Кравченко зазначив, що шукали родичів загиблих, щоб взяти зразкигенетичного матеріалу для проведення експертиз.</text:p>
      <text:p text:style-name="P4">
Водночас керівник окружної прокуратури нагадав, що загалом у Бучанськомурайоні встановлено, ідентифіковано та зібрано докази щодо 97 воєнних злочинціврф. 35 кримінальних проваджень відправлено до суду, двоє осіб вже засуджено.</text:p>
      <text:p text:style-name="P4">
Кравченко додав, що <text:a xlink:type="simple" xlink:href="https://www.ukrinform.ua/tag-vijskovi-zlocini" text:style-name="Internet_20_link" text:visited-style-name="Visited_20_Internet_20_Link">
 </text:a>
 немають терміну давності.</text:p>
      <text:p text:style-name="P4">
Як повідомлялося, за даними Офісу генерального прокурора, <text:a xlink:type="simple" xlink:href="https://www.ukrinform.ua/rubric-ato/3689784-rosiani-vcinili-u-bucanskomu-rajoni-ponad-9000-voennih-zlociniv-genprokuror.html" text:style-name="Internet_20_link" text:visited-style-name="Visited_20_Internet_20_Link">
</text:a>
</text:p>
      <text:p text:style-name="P4">
У п’ятницю в Бучі відбулися заходи з нагоди річниці визволення міста відросійських загарбників за участю Президента України Володимира Зеленського,Президента Молдови Маї Санду, Прем’єр-міністра Словенії Роберта Голоба,Прем’єр-міністра Хорватії Андрея Пленковича, Прем’єр-міністра Словенії ЕдуардаХегера.</text:p>
      <text:p text:style-name="P4">
<text:span text:style-name="T5">
Фото: Олег Рева</text:span>
</text:p>
      <text:p text:style-name="P4">
Source: <text:a xlink:type="simple" xlink:href="https://www.ukrinform.ua/rubric-regions/3690061-u-buci-dosi-neopiznani-70-til-ludej-ubitih-rosianami.html" text:style-name="Internet_20_link" text:visited-style-name="Visited_20_Internet_20_Link">
https://www.ukrinform.ua/rubric-regions/3690061-u-buci-dosi-neopiznani-70-til-ludej-ubitih-rosianami.html</text:a>
</text:p>
      <!--NEWS-->
      <text:h text:style-name="P10" text:outline-level="1">
<text:span text:style-name="T4">
Меджліс закликає долучатися до лав бригади «Кара-Даг» та інших підрозділів «Гвардії наступу»</text:span>
</text:h>
      <text:p text:style-name="P4">
Authors: Ukrinform (Person)</text:p>
      <text:p text:style-name="P4">
Publisher: Укринформ (Organization)</text:p>
      <text:p text:style-name="P4">
Published Time: 2023-03-31T19:55:49+03:00</text:p>
      <text:p text:style-name="P4">
Modified Time: 2023-03-31T19:55:49+03:00</text:p>
      <text:p text:style-name="P4">
Description: Меджліс кримськотатарського народу закликає громадян України долучатися до лав бригади «Кара-Даг» та інших підрозділів «Гвардії наступу». — Укрінформ.</text:p>
      <text:p text:style-name="P4">
Images: ["<text:a xlink:type="simple" xlink:href="https://static.ukrinform.com/photos/2021_07/thumb_files/630_360_1625586413-133.jpg" text:style-name="Internet_20_link" text:visited-style-name="Visited_20_Internet_20_Link">
630_360_16255...</text:a>
"]</text:p>
      <text:p text:style-name="P4">
Tags: ['Чубаров', 'Крим', 'Гвардія наступу']</text:p>
      <text:p text:style-name="P4">
Type: Article</text:p>
      <!--METADATA-->
      <text:p text:style-name="P4">
<draw:frame draw:style-name="fr1" draw:name="Image212" text:anchor-type="as-char" svg:width="6.9236in" svg:height="3.956343in" draw:z-index="0">
<draw:image xlink:href="../Images/yкринформ/2023-03-31T19-55-49-03-00/630_360_1625586413-133.jpg" xlink:type="simple" xlink:show="embed" xlink:actuate="onLoad" draw:mime-type="image/jpeg"/>
</draw:frame>
 Меджліскримськотатарського народу закликає громадян України долучатися до лав бригади«Кара-Даг» та інших підрозділів «Гвардії наступу».</text:p>
      <text:p text:style-name="P4">
Відповідну заяву Президії Меджлісу кримськотатарського народу розмістив у <text:a xlink:type="simple" xlink:href="http://t.me/chubarov_refat/1616" text:style-name="Internet_20_link" text:visited-style-name="Visited_20_Internet_20_Link">
</text:a>
 і голова Меджлісу Рефат Чубаров, передаєУкрінформ.</text:p>
      <text:p text:style-name="P4">
«Меджліс кримськотатарського народу, продовжуючи практику співпраці зпідрозділами Збройних сил України та інших військових формувань, у складі якихслужать жителі Криму, встановив взаємодію також і з командуванням 15-оїбригади оперативного призначення «Кара-Даг» Національної гвардії України танадає посильну допомогу особовому складу підрозділу. Президія Меджлісукримськотатарського народу закликає громадян України - жителів окупованогоКриму, тимчасово переміщених осіб: кримських татар, українців та представниківінших національностей, долучатись до лав бригади «Кара-Даг» та іншихпідрозділів «Гвардії наступу». Звільнимо Крим разом!», - йдеться у заяві.</text:p>
      <text:p text:style-name="P4">
У Меджлісі зазначили, що настає етап війни, коли підрозділам Збройних силУкраїни, Національної гвардії України, інших військових формувань, щоготуються до проривів з метою визволення <text:a xlink:type="simple" xlink:href="https://www.ukrinform.ua/tag-krim" text:style-name="Internet_20_link" text:visited-style-name="Visited_20_Internet_20_Link">
 </text:a>
 та інших окупованих територій, необхідні сильні та енергійні чоловіки тажінки, які стануть плечем до плеча із мужніми та загартованими в битвахвоїнами, завдяки яким атака російських варварів захлинулась і відкотиласяназад.</text:p>
      <text:p text:style-name="P4">
У заяві зауважується, що у загальнонаціональній збройній відсічі російськоїагресії у складі Збройних сил України, Національної гвардії України, іншихвійськових формувань активну участь беруть також жителі Криму – кримськітатари, українці, представники інших національностей, які після російськоїокупації півострова були вимушені переселитися на материкову частину територіїУкраїни.</text:p>
      <text:p text:style-name="P4">
«Українські воїни - жителі Криму демонструють мужність та самовідданість,будучи мотивованими якнайшвидше приступити до звільнення рідного Криму. Значнакількість з них нагороджені орденами, медалями та заохочені позачерговимивійськовими званнями. Меджліс кримськотатарського народу висловлює вдячністьта повагу до кожного захисника Української держави. Серед українських воїнів,які героїчно загинули під час бойових дій з російським агресором, є і жителіКриму», - додали в Меджлісі.</text:p>
      <text:p text:style-name="P4">
<text:span text:style-name="T4">
Читайте також:</text:span>
 <text:a xlink:type="simple" xlink:href="https://www.ukrinform.ua/rubric-crimea/3689562-deokupacia-krimu-rozvidka-retelno-analizue-dani-pro-riziki-pid-cas-zvilnenna-pivostrova.html" text:style-name="Internet_20_link" text:visited-style-name="Visited_20_Internet_20_Link">
 </text:a>
</text:p>
      <text:p text:style-name="P4">
Як повідомлялося, на вступ до бригад «Гвардії наступу» <text:a xlink:type="simple" xlink:href="https://www.ukrinform.ua/rubric-ato/3689599-gvardia-nastupu-otrimala-ponad-35-tisac-zaavok.html" text:style-name="Internet_20_link" text:visited-style-name="Visited_20_Internet_20_Link">
</text:a>
 , з них понад 16 тисяч - до підрозділів, яківходять до складу Національної гвардії.</text:p>
      <text:p text:style-name="P4">
Source: <text:a xlink:type="simple" xlink:href="https://www.ukrinform.ua/rubric-crimea/3690064-medzlis-zaklikae-dolucatisa-do-lav-brigadi-karadag-ta-insih-pidrozdiliv-gvardii-nastupu.html" text:style-name="Internet_20_link" text:visited-style-name="Visited_20_Internet_20_Link">
https://www.ukrinform.ua/rubric-crimea/3690064-medzlis-zaklikae-dolucatisa-do-lav-brigadi-karadag-ta-insih-pidrozdiliv-gvardii-nastupu.html</text:a>
</text:p>
      <!--NEWS-->
      <text:h text:style-name="P10" text:outline-level="1">
<text:span text:style-name="T4">
Кислиця на Радбезі ООН: путіну знадобилося чотири дні, щоб порушити обіцянку, дану Китаю</text:span>
</text:h>
      <text:p text:style-name="P4">
Authors: Ukrinform (Person)</text:p>
      <text:p text:style-name="P4">
Publisher: Укринформ (Organization)</text:p>
      <text:p text:style-name="P4">
Published Time: 2023-03-31T19:56:00+03:00</text:p>
      <text:p text:style-name="P4">
Modified Time: 2023-03-31T19:56:00+03:00</text:p>
      <text:p text:style-name="P4">
Description: кремль бреше і нехтує навіть тими, кого оголошує своїми друзями і стратегічними партнерами. — Укрінформ.</text:p>
      <text:p text:style-name="P4">
Images: ["<text:a xlink:type="simple" xlink:href="https://static.ukrinform.com/photos/2023_03/thumb_files/630_360_1680280564-694.jpg" text:style-name="Internet_20_link" text:visited-style-name="Visited_20_Internet_20_Link">
630_360_16802...</text:a>
"]</text:p>
      <text:p text:style-name="P4">
Tags: ['Ядерна зброя', 'росія', 'Кислиця']</text:p>
      <text:p text:style-name="P4">
Type: Article</text:p>
      <!--METADATA-->
      <text:p text:style-name="P4">
<draw:frame draw:style-name="fr1" draw:name="Image213" text:anchor-type="as-char" svg:width="6.9236in" svg:height="3.956343in" draw:z-index="0">
<draw:image xlink:href="../Images/yкринформ/2023-03-31T19-56-00-03-00/630_360_1680280564-694.jpg" xlink:type="simple" xlink:show="embed" xlink:actuate="onLoad" draw:mime-type="image/jpeg"/>
</draw:frame>
 кремльбреше і нехтує навіть тими, кого оголошує своїми друзями і стратегічнимипартнерами.</text:p>
      <text:p text:style-name="P4">
Про це заявив постійний представник України при ООН Сергій Кислиця назасіданні Ради Безпеки ООН щодо обговорення погроз президента рф володимирапутіна розмістити ядерну зброю в білорусі, передає Укрінформ.</text:p>
      <text:p text:style-name="P4">
« <text:a xlink:type="simple" xlink:href="https://www.ukrinform.ua/tag-putin" text:style-name="Internet_20_link" text:visited-style-name="Visited_20_Internet_20_Link">
 </text:a>
 знадобилося лише чотири дні, щобпорушити ще одне зобов'язання, яке він нещодавно взяв на себе з лідером КНР успільній заяві, підписаній 22 березня 2023 року. У документі проголошується,що «всі держави, які володіють ядерною зброєю, повинні утримуватися відрозгортання ядерної зброї за межами своїх національних територій», - зазначиввін.</text:p>
      <text:p text:style-name="P4">
До честі китайської сторони, додав Кислиця, «вона дуже розумно нагадаламоскві, що ядерну війну неможливо виграти й вести і що необхідно запобігтирозповсюдженню ядерної зброї».</text:p>
      <text:p text:style-name="P4">
На відміну від росії, позиція Китаю щодо ядерної зброї є твердою і чіткою,наголосив постпред.</text:p>
      <text:p text:style-name="P4">
Кислиця нагадав, що Україна є учасницею Договору про нерозповсюдження ядерноїзброї, а також підписала в 1994 році Будапештський меморандум щодо наданнягарантій безпеки у зв'язку з приєднанням до ДНЯЗ.</text:p>
      <text:p text:style-name="P4">
Україна відмовилася від третього за величиною ядерного арсеналу у світі,підкреслив він. Однак, за словами Кислиці, одна з держав-гарантів – російськафедерація – не виконала своїх зобов'язань за Будапештським меморандумом ізнову демонструє, що сприймає ядерну зброю як інструмент погроз і залякування,а не засіб стримування і запобігання війні.</text:p>
      <text:p text:style-name="P4">
<text:span text:style-name="T4">
Читайте також:</text:span>
 <text:a xlink:type="simple" xlink:href="https://www.ukrinform.ua/rubric-world/3690031-nerozpovsudzenna-adernoi-zbroi-zastupnica-genseka-oon-zaklikala-rosiu-dotrimuvatisa-dogovoru.html" text:style-name="Internet_20_link" text:visited-style-name="Visited_20_Internet_20_Link">
 </text:a>
</text:p>
      <text:p text:style-name="P4">
Як повідомляв Укрінформ, 25 березня президент країни-агресорки володимирпутін, щодо якого МКС видав ордер на арешт, заявив, що <text:a xlink:type="simple" xlink:href="https://www.ukrinform.ua/rubric-world/3687449-putin-zaaviv-so-rosia-rozmistit-takticnu-adernu-zbrou-u-bilorusi.html" text:style-name="Internet_20_link" text:visited-style-name="Visited_20_Internet_20_Link">
</text:a>
 . Раніше, у лютому цьогороку, він оголосив про «призупинення» участі москви в Договорі про скороченнястратегічних наступальних озброєнь зі США.</text:p>
      <text:p text:style-name="P4">
Учасниками ДНЯЗ є майже всі держави світу, крім Ізраїлю, Індії, Пакистану таПівнічної Кореї.</text:p>
      <text:p text:style-name="P4">
Source: <text:a xlink:type="simple" xlink:href="https://www.ukrinform.ua/rubric-world/3690056-kislica-na-radbezi-oon-putinu-znadobilosa-cotiri-dni-sob-porusiti-obicanku-danu-kitau.html" text:style-name="Internet_20_link" text:visited-style-name="Visited_20_Internet_20_Link">
https://www.ukrinform.ua/rubric-world/3690056-kislica-na-radbezi-oon-putinu-znadobilosa-cotiri-dni-sob-porusiti-obicanku-danu-kitau.html</text:a>
</text:p>
      <!--NEWS-->
      <text:h text:style-name="P10" text:outline-level="1">
<text:span text:style-name="T4">
путін має заплатити за воєнні злочини – Боррель</text:span>
</text:h>
      <text:p text:style-name="P4">
Authors: Ukrinform (Person)</text:p>
      <text:p text:style-name="P4">
Publisher: Укринформ (Organization)</text:p>
      <text:p text:style-name="P4">
Published Time: 2023-03-31T19:58:00+03:00</text:p>
      <text:p text:style-name="P4">
Modified Time: 2023-03-31T19:58:00+03:00</text:p>
      <text:p text:style-name="P4">
Description: Президент рф володимир путін повинен заплатити за воєнні злочини, за які він несе відповідальність, включаючи насильницьке викрадення українських дітей. — Укрінформ.</text:p>
      <text:p text:style-name="P4">
Images: ["<text:a xlink:type="simple" xlink:href="https://static.ukrinform.com/photos/2020_05/thumb_files/630_360_1590751799-568.jpg" text:style-name="Internet_20_link" text:visited-style-name="Visited_20_Internet_20_Link">
630_360_15907...</text:a>
"]</text:p>
      <text:p text:style-name="P4">
Tags: ['путін', 'Суд', 'Злочин', 'Боррель']</text:p>
      <text:p text:style-name="P4">
Type: Article</text:p>
      <!--METADATA-->
      <text:p text:style-name="P4">
<draw:frame draw:style-name="fr1" draw:name="Image214" text:anchor-type="as-char" svg:width="6.9236in" svg:height="3.956343in" draw:z-index="0">
<draw:image xlink:href="../Images/yкринформ/2023-03-31T19-58-00-03-00/630_360_1590751799-568.jpg" xlink:type="simple" xlink:show="embed" xlink:actuate="onLoad" draw:mime-type="image/jpeg"/>
</draw:frame>
 Президентрф володимир путін повинен заплатити за воєнні злочини, за які він несевідповідальність, включаючи насильницьке викрадення українських дітей.</text:p>
      <text:p text:style-name="P4">
Як передає Укрінформ, про це йдеться у статті Високого представника ЄС,віцепрезидента Єврокомісії Жозепа Борреля для австрійської газети <text:a xlink:type="simple" xlink:href="http://www.derstandard.at/story/2000145060987/josep-borrell-europa-ruestet-auf-nicht-nur-fuer-die-ukraine" text:style-name="Internet_20_link" text:visited-style-name="Visited_20_Internet_20_Link">
</text:a>
 .</text:p>
      <text:p text:style-name="P4">
"росія має бути притягнута до відповідальності. Ось чому обвинувальнийвисновок Міжнародного кримінального суду щодо президента володимира путіна єтаким важливим: путін повинен заплатити за воєнні злочини, за які він несевідповідальність. Серед них – насильницьке викрадення багатьох дітей зУкраїни", - написав Боррель.</text:p>
      <text:p text:style-name="P4">
Він наголосив, що "у цій війні історія та справедливість – на боці України"."Але ми повинні прискорити хід історії. Наша військова підтримка і нашерішення купувати боєприпаси разом слугують справі справедливого миру вУкраїні. Це – правильне і необхідне рішення", - заявив Високий представник <text:a xlink:type="simple" xlink:href="https://www.ukrinform.ua/tag-evrosouz" text:style-name="Internet_20_link" text:visited-style-name="Visited_20_Internet_20_Link">
</text:a>
 .</text:p>
      <text:p text:style-name="P4">
Боррель вказав на те, що для захисту себе та надання відсічі російськомуагресору Україна потребує не лише політичної та фінансової підтримки, а, першза все – зброї та боєприпасів. "Захист українського суверенітету маєекзистенційний характер – як для України, так і для всієї Європи. Ми не можемодосягти цієї, не даючи Україні засобів для її досягнення", - підкреслив.</text:p>
      <text:p text:style-name="P4">
На цьому тлі Високий представник ЄС нагадав, що минулого тижня європейськілідери погодилися на пропозицію з трьох пунктів щодо закупівель та виробництвабоєприпасів і передачі їх Україні, а також поповнення власних запасів.</text:p>
      <text:p text:style-name="P4">
"За останні 20 років європейці скоротили інвестиції в оборонну промисловість.У зв'язку з радикально зміненим безпековим середовищем, нам потрібно знову їхзбільшити. Зокрема, ми хочемо поставити Україні 1 млн артилерійських снарядівпротягом року. На це ми виділяємо загалом 2 млрд євро в рамках Європейськогофонду миру. За умови відшкодування від 50 до 60%, ми можемо мобілізуватиблизько 4 млрд євро за допомогою цього нового пакета", - повідомив Боррель.</text:p>
      <text:p text:style-name="P4">
За його словами, це свідчить, що ЄС "здатен діяти швидко, коли це необхідно",і що це демонструє рішуче налаштованість європейських країн надати Українінеобхідні засоби для її законної самооборони.</text:p>
      <text:p text:style-name="P4">
"Це рішення може викликати питання про те, як надання більшої кількості зброїможе покласти край цій жахливій війні. Відповідь така: доки росія атакує ібомбардує Україну, Україна потребує і зброї, і боєприпасів, щоб захистити себеі покласти край війні", - зазначив Високий представник ЄС.</text:p>
      <text:p text:style-name="P4">
При цьому, він наголосив, що Євросоюз, як в Україна, звичайно, хочуть миру.</text:p>
      <text:p text:style-name="P4">
"Але ми не хочемо будь-якого миру. Ми хочемо справедливого і тривалого миру,заснованого на Статуті ООН. Миру, в якому росія виведе свої війська з усіхрайонів України, які вона зараз окупує. Саме тому ми також підтримуємо мирнуформулу Президента Володимира Зеленського. Іншими словами, важливо, якзакінчиться війна, а не просто те, що вона закінчиться, з територіальними таіншими здобутками росії від цієї агресивної війни", - додав Боррель.</text:p>
      <text:p text:style-name="P4">
<text:span text:style-name="T4">
Читайте також:</text:span>
 <text:a xlink:type="simple" xlink:href="https://www.ukrinform.ua/rubric-polytics/3689902-ursula-fon-der-laen-pro-tragediu-buci-strati-buli-castinou-planu-kremla-zi-znisenna-ukrainciv.html" text:style-name="Internet_20_link" text:visited-style-name="Visited_20_Internet_20_Link">
 </text:a>
</text:p>
      <text:p text:style-name="P4">
Як повідомляв Укрінформ, 17 березня Палата попереднього провадження МКС видалаордери на <text:a xlink:type="simple" xlink:href="https://www.ukrinform.ua/rubric-world/3683849-miznarodnij-kriminalnij-sud-vidav-order-na-arest-putina.html" text:style-name="Internet_20_link" text:visited-style-name="Visited_20_Internet_20_Link">
 </text:a>
 .</text:p>
      <text:p text:style-name="P4">
Президента рф та його уповноважену підозрюють у воєнних злочинах - депортаціїта незаконному переміщенні населення, зокрема дітей, з окупованої територіїУкраїни.</text:p>
      <text:p text:style-name="P4">
<text:span text:style-name="T5">
Фото: Ministerio de Asuntos Exteriores y de Cooperación</text:span>
</text:p>
      <text:p text:style-name="P4">
Source: <text:a xlink:type="simple" xlink:href="https://www.ukrinform.ua/rubric-world/3690060-putin-mae-zaplatiti-za-voenni-zlocini-borrel.html" text:style-name="Internet_20_link" text:visited-style-name="Visited_20_Internet_20_Link">
https://www.ukrinform.ua/rubric-world/3690060-putin-mae-zaplatiti-za-voenni-zlocini-borrel.html</text:a>
</text:p>
      <!--NEWS-->
      <text:h text:style-name="P10" text:outline-level="1">
<text:span text:style-name="T4">
Стефанчук обговорив із прем’єрами Хорватії та Словенії створення спецтрибуналу проти рф</text:span>
</text:h>
      <text:p text:style-name="P4">
Authors: Ukrinform (Person)</text:p>
      <text:p text:style-name="P4">
Publisher: Укринформ (Organization)</text:p>
      <text:p text:style-name="P4">
Published Time: 2023-03-31T19:59:08+03:00</text:p>
      <text:p text:style-name="P4">
Modified Time: 2023-03-31T19:59:08+03:00</text:p>
      <text:p text:style-name="P4">
Description: Голова Верховної Ради Руслан Стефанчук обговорив із прем‘єр-міністрами Республіки Хорватія Андреєм Пленковичем і Республіки Словенія Робертом Голобом питання військової допомоги України та притягнення росії до відповідальності, зокрема, створення спецтрибуналу. — Укрінформ.</text:p>
      <text:p text:style-name="P4">
Images: ["<text:a xlink:type="simple" xlink:href="https://static.ukrinform.com/photos/2023_03/thumb_files/630_360_1680281706-719.jpg" text:style-name="Internet_20_link" text:visited-style-name="Visited_20_Internet_20_Link">
630_360_16802...</text:a>
", "<text:a xlink:type="simple" xlink:href="https://static.ukrinform.com/photos/2023_03/1680281708-802.jpg" text:style-name="Internet_20_link" text:visited-style-name="Visited_20_Internet_20_Link">
1680281708-80...</text:a>
", "<text:a xlink:type="simple" xlink:href="https://static.ukrinform.com/photos/2023_03/1680281707-216.jpg" text:style-name="Internet_20_link" text:visited-style-name="Visited_20_Internet_20_Link">
1680281707-21...</text:a>
", "<text:a xlink:type="simple" xlink:href="https://static.ukrinform.com/photos/2023_03/1680281706-904.jpg" text:style-name="Internet_20_link" text:visited-style-name="Visited_20_Internet_20_Link">
1680281706-90...</text:a>
", "<text:a xlink:type="simple" xlink:href="https://static.ukrinform.com/photos/2023_03/1680281706-403.jpg" text:style-name="Internet_20_link" text:visited-style-name="Visited_20_Internet_20_Link">
1680281706-40...</text:a>
", "<text:a xlink:type="simple" xlink:href="https://static.ukrinform.com/photos/2023_03/1680281707-745.jpg" text:style-name="Internet_20_link" text:visited-style-name="Visited_20_Internet_20_Link">
1680281707-74...</text:a>
"]</text:p>
      <text:p text:style-name="P4">
Tags: ['Хорватія', 'Словенія', 'Трибунал', 'Стефанчук', 'Війна з росією']</text:p>
      <text:p text:style-name="P4">
Type: Article</text:p>
      <!--METADATA-->
      <text:p text:style-name="P4">
<draw:frame draw:style-name="fr1" draw:name="Image215" text:anchor-type="as-char" svg:width="6.9236in" svg:height="3.956343in" draw:z-index="0">
<draw:image xlink:href="../Images/yкринформ/2023-03-31T19-59-08-03-00/630_360_1680281706-719.jpg" xlink:type="simple" xlink:show="embed" xlink:actuate="onLoad" draw:mime-type="image/jpeg"/>
</draw:frame>
 ГоловаВерховної Ради Руслан Стефанчук обговорив із прем‘єр-міністрами РеспублікиХорватія Андреєм Пленковичем і Республіки Словенія Робертом Голобом питаннявійськової допомоги України та притягнення росії до відповідальності, зокрема,створення спецтрибуналу.</text:p>
      <text:p text:style-name="P4">
Про це спікер повідомив у Фейсбуці, передає Укрінформ.</text:p>
      <text:p text:style-name="P4">
Стефанчук, зокрема, <text:a xlink:type="simple" xlink:href="https://www.facebook.com/stefanchuk.official/posts/pfbid0KiM6QZjaFc8yG4B7F8fxeARFbiKTJ2D7viL9iCFDoXLd7g8sy38px1tJiV9mgeq6l" text:style-name="Internet_20_link" text:visited-style-name="Visited_20_Internet_20_Link">
</text:a>
Хорватії за важливу оборонну підтримку, яку вона надає Україні, і привітаврішення хорватського уряду про передачу вертольотів Мі-8 для потреб ЗСУ.</text:p>
      <text:p text:style-name="P4">
<draw:frame draw:style-name="fr1" draw:name="Image216" text:anchor-type="as-char" svg:width="6.9236in" svg:height="4.615733in" draw:z-index="0">
<draw:image xlink:href="../Images/yкринформ/2023-03-31T19-59-08-03-00/1680281708-802.jpg" xlink:type="simple" xlink:show="embed" xlink:actuate="onLoad" draw:mime-type="image/jpeg"/>
</draw:frame>
</text:p>
      <text:p text:style-name="P4">
Голова ВР також обговорив з Пленковичем посилення військової допомоги Україніта євроінтеграційний і євроатлантичний курс <text:a xlink:type="simple" xlink:href="https://www.ukrinform.ua/tag-ukraina" text:style-name="Internet_20_link" text:visited-style-name="Visited_20_Internet_20_Link">
 </text:a>
 .</text:p>
      <text:p text:style-name="P4">
<draw:frame draw:style-name="fr1" draw:name="Image217" text:anchor-type="as-char" svg:width="6.9236in" svg:height="4.615733in" draw:z-index="0">
<draw:image xlink:href="../Images/yкринформ/2023-03-31T19-59-08-03-00/1680281707-216.jpg" xlink:type="simple" xlink:show="embed" xlink:actuate="onLoad" draw:mime-type="image/jpeg"/>
</draw:frame>
</text:p>
      <text:p text:style-name="P4">
«У фокусі уваги також питання справедливості. Закликав об’єднати зусилля длястворення спеціального трибуналу щодо злочинів рф проти України такомпенсаційного механізму Україні, а також визнати злочини рф геноцидомУкраїнського народу», - поінформував спікер.</text:p>
      <text:p text:style-name="P4">
<text:span text:style-name="T4">
Читайте також:</text:span>
 <text:a xlink:type="simple" xlink:href="https://www.ukrinform.ua/rubric-ato/3690054-smigal-podakuvav-premeru-slovaccini-za-risenna-peredati-ukraini-litaki-mig29.html" text:style-name="Internet_20_link" text:visited-style-name="Visited_20_Internet_20_Link">
 </text:a>
</text:p>
      <text:p text:style-name="P4">
Також Стефанчук <text:a xlink:type="simple" xlink:href="https://www.facebook.com/stefanchuk.official/posts/pfbid0yo1gFKVdbgDmVY6psUEdcbRLTjTSxxHWsbaC1h35ukbymMudL75oHXCLKdJFV94sl" text:style-name="Internet_20_link" text:visited-style-name="Visited_20_Internet_20_Link">
</text:a>
Словенії за надану військову та гуманітарну допомогу, вагому поміч длявідновлення енергетичного сектору, прихисток українців, лікування тареабілітацію військовослужбовців.</text:p>
      <text:p text:style-name="P4">
<draw:frame draw:style-name="fr1" draw:name="Image218" text:anchor-type="as-char" svg:width="6.9236in" svg:height="4.615733in" draw:z-index="0">
<draw:image xlink:href="../Images/yкринформ/2023-03-31T19-59-08-03-00/1680281706-904.jpg" xlink:type="simple" xlink:show="embed" xlink:actuate="onLoad" draw:mime-type="image/jpeg"/>
</draw:frame>
</text:p>
      <text:p text:style-name="P4">
Крім того, у бесіді з очільником словенського уряду Голова ВР порушив питаннясанкційного тиску проти рф і реалізації української формули миру тапритягнення рф до відповідальності за розпочату війну в Україні.</text:p>
      <text:p text:style-name="P4">
<text:span text:style-name="T4">
Читайте також:</text:span>
 <text:a xlink:type="simple" xlink:href="https://www.ukrinform.ua/rubric-regions/3690014-zelenskij-uzav-ucast-u-pidnatti-prapora-v-buci-i-vruciv-derzavni-nagorodi.html" text:style-name="Internet_20_link" text:visited-style-name="Visited_20_Internet_20_Link">
 </text:a>
</text:p>
      <text:p text:style-name="P4">
<draw:frame draw:style-name="fr1" draw:name="Image219" text:anchor-type="as-char" svg:width="6.9236in" svg:height="4.615733in" draw:z-index="0">
<draw:image xlink:href="../Images/yкринформ/2023-03-31T19-59-08-03-00/1680281706-403.jpg" xlink:type="simple" xlink:show="embed" xlink:actuate="onLoad" draw:mime-type="image/jpeg"/>
</draw:frame>
</text:p>
      <text:p text:style-name="P4">
«Подякував Словенії за приєднання до групи країн (Core Group ) зі створенняспецтрибуналу щодо злочину агресії рф проти України. Саме створення цьоготрибуналу закладе фундамент для процесу притягнення вищого політичного тавійськового керівництва рф до відповідальності», - додав спікер.</text:p>
      <text:p text:style-name="P4">
<draw:frame draw:style-name="fr1" draw:name="Image220" text:anchor-type="as-char" svg:width="6.9236in" svg:height="4.615733in" draw:z-index="0">
<draw:image xlink:href="../Images/yкринформ/2023-03-31T19-59-08-03-00/1680281707-745.jpg" xlink:type="simple" xlink:show="embed" xlink:actuate="onLoad" draw:mime-type="image/jpeg"/>
</draw:frame>
</text:p>
      <text:p text:style-name="P4">
Як повідомлялося, <text:a xlink:type="simple" xlink:href="https://www.ukrinform.ua/rubric-ato/3689909-zelenskij-vzav-ucast-u-vsanuvanni-pamati-ziteliv-buci-vbitih-rosianami.html" text:style-name="Internet_20_link" text:visited-style-name="Visited_20_Internet_20_Link">
 </text:a>
 . Вурочистостях взяли участь Президент України Володимир Зеленський, а такожПрезидент Республіки Молдови Мая Санду, Прем’єр-міністр Республіки СловеніяРоберт Голоб, Прем’єр-міністр Республіки Хорватія Андрей Пленкович, Прем’єр-міністр Словацької Республіки Едуард Хегер.</text:p>
      <text:p text:style-name="P4">
Source: <text:a xlink:type="simple" xlink:href="https://www.ukrinform.ua/rubric-polytics/3690065-stefancuk-obgovoriv-iz-premerami-horvatii-ta-slovenii-stvorenna-spectribunalu-proti-rf.html" text:style-name="Internet_20_link" text:visited-style-name="Visited_20_Internet_20_Link">
https://www.ukrinform.ua/rubric-polytics/3690065-stefancuk-obgovoriv-iz-premerami-horvatii-ta-slovenii-stvorenna-spectribunalu-proti-rf.html</text:a>
</text:p>
      <!--NEWS-->
      <text:h text:style-name="P10" text:outline-level="1">
<text:span text:style-name="T4">
Український боксер Захарєєв вийшов до фіналу боксерського турніру</text:span>
</text:h>
      <text:p text:style-name="P4">
Authors: Ukrinform (Person)</text:p>
      <text:p text:style-name="P4">
Publisher: Укринформ (Organization)</text:p>
      <text:p text:style-name="P4">
Published Time: 2023-03-31T20:17:02+03:00</text:p>
      <text:p text:style-name="P4">
Modified Time: 2023-03-31T20:17:02+03:00</text:p>
      <text:p text:style-name="P4">
Description: Український боксер Юрій Захарєєв вийшов до фіналу міжнародного турніру імені Альгірдаса Шоцикаса у литовському Каунасі. — Укрінформ.</text:p>
      <text:p text:style-name="P4">
Images: ["<text:a xlink:type="simple" xlink:href="https://static.ukrinform.com/photos/2023_03/thumb_files/630_360_1680282940-895.jpg" text:style-name="Internet_20_link" text:visited-style-name="Visited_20_Internet_20_Link">
630_360_16802...</text:a>
"]</text:p>
      <text:p text:style-name="P4">
Tags: ['Бокс']</text:p>
      <text:p text:style-name="P4">
Type: Article</text:p>
      <!--METADATA-->
      <text:p text:style-name="P4">
<draw:frame draw:style-name="fr1" draw:name="Image221" text:anchor-type="as-char" svg:width="6.9236in" svg:height="3.956343in" draw:z-index="0">
<draw:image xlink:href="../Images/yкринформ/2023-03-31T20-17-02-03-00/630_360_1680282940-895.jpg" xlink:type="simple" xlink:show="embed" xlink:actuate="onLoad" draw:mime-type="image/jpeg"/>
</draw:frame>
Український боксер Юрій Захарєєв вийшов до фіналу міжнародного турніру іменіАльгірдаса Шоцикаса у литовському Каунасі.</text:p>
      <text:p text:style-name="P4">
Як передає Укрінформ, з посиланням на <text:a xlink:type="simple" xlink:href="https://www.facebook.com/411023051028819/posts/672346614896460" text:style-name="Internet_20_link" text:visited-style-name="Visited_20_Internet_20_Link">
</text:a>
 .</text:p>
      <text:p text:style-name="P4">
У ваговій категорії до 71 кілограм спортсмен рішенням суддів переміг шотландцяГаррі Макгренра.</text:p>
      <text:p text:style-name="P4">
Як повідомлялося, завдяки вчорашній перемозі над співвітчизником МаксимомМолоданом Захарєєв пробився на Європейські ігри-2023 в Польщі, де будутьрозігруватись ліцензії на Олімпійські ігри-2024.</text:p>
      <text:p text:style-name="P4">
<text:span text:style-name="T4">
Читайте також:</text:span>
 <text:a xlink:type="simple" xlink:href="https://www.ukrinform.ua/rubric-sports/3689513-zahareev-zdobuv-peremogu-nad-molodanom-na-turniri-v-litvi.html" text:style-name="Internet_20_link" text:visited-style-name="Visited_20_Internet_20_Link">
 </text:a>
</text:p>
      <text:p text:style-name="P4">
Турнір у Каунасі триватиме до 2 квітня.</text:p>
      <text:p text:style-name="P4">
Фото: fbu.org.ua</text:p>
      <text:p text:style-name="P4">
Source: <text:a xlink:type="simple" xlink:href="https://www.ukrinform.ua/rubric-sports/3690073-ukrainskij-bokser-zahareev-vijsov-do-finalu-bokserskogo-turniru.html" text:style-name="Internet_20_link" text:visited-style-name="Visited_20_Internet_20_Link">
https://www.ukrinform.ua/rubric-sports/3690073-ukrainskij-bokser-zahareev-vijsov-do-finalu-bokserskogo-turniru.html</text:a>
</text:p>
      <!--NEWS-->
      <text:h text:style-name="P10" text:outline-level="1">
<text:span text:style-name="T4">
Словенія підтримує членство України в НАТО, щойно це дозволять умови</text:span>
</text:h>
      <text:p text:style-name="P4">
Authors: Ukrinform (Person)</text:p>
      <text:p text:style-name="P4">
Publisher: Укринформ (Organization)</text:p>
      <text:p text:style-name="P4">
Published Time: 2023-03-31T20:19:00+03:00</text:p>
      <text:p text:style-name="P4">
Modified Time: 2023-03-31T20:19:00+03:00</text:p>
      <text:p text:style-name="P4">
Description: Словенія виступила на підтримку членства України у Північноатлантичному Альянсі, коли це дозволять умови. — Укрінформ.</text:p>
      <text:p text:style-name="P4">
Images: ["<text:a xlink:type="simple" xlink:href="https://static.ukrinform.com/photos/2023_03/thumb_files/630_360_1680283659-612.jpeg" text:style-name="Internet_20_link" text:visited-style-name="Visited_20_Internet_20_Link">
630_360_16802...</text:a>
"]</text:p>
      <text:p text:style-name="P4">
Tags: ['НАТО', 'Словенія', 'Україна']</text:p>
      <text:p text:style-name="P4">
Type: Article</text:p>
      <!--METADATA-->
      <text:p text:style-name="P4">
<draw:frame draw:style-name="fr1" draw:name="Image222" text:anchor-type="as-char" svg:width="6.9236in" svg:height="3.956343in" draw:z-index="0">
<draw:image xlink:href="../Images/yкринформ/2023-03-31T20-19-00-03-00/630_360_1680283659-612.jpeg" xlink:type="simple" xlink:show="embed" xlink:actuate="onLoad" draw:mime-type="image/jpeg"/>
</draw:frame>
 Словеніявиступила на підтримку членства України у Північноатлантичному Альянсі, колице дозволять умови.</text:p>
      <text:p text:style-name="P4">
Про це йдеться у спільній декларації Президента Володимира Зеленського іПрем’єр-міністра Республіки Словенія Роберта Голоба, опублікованій на <text:a xlink:type="simple" xlink:href="https://www.president.gov.ua/news/spilna-deklaraciya-prezidenta-ukrayini-volodimira-zelenskogo-81965" text:style-name="Internet_20_link" text:visited-style-name="Visited_20_Internet_20_Link">
</text:a>
 .</text:p>
      <text:p text:style-name="P4">
«Республіка Словенія підтримує набуття Україною членства в <text:a xlink:type="simple" xlink:href="https://www.ukrinform.ua/tag-nato" text:style-name="Internet_20_link" text:visited-style-name="Visited_20_Internet_20_Link">
</text:a>
 , щойно це дозволять умови», - йдеться вдокументі.</text:p>
      <text:p text:style-name="P4">
Лідери також засудили «найбільш рішучим чином» повномасштабне військовевторгнення росії в Україну, що підриває основи Статуту ООН, і підтвердили своюпідтримку принципів міжнародного права, непорушності кордонів і права кожноїдержави обирати власний шлях та заходи безпеки.</text:p>
      <text:p text:style-name="P4">
Також підписанти повторили вимогу до російської федерації негайно, повністю табеззастережно вивести всі свої збройні формування з території України в межахїї міжнародно визнаних кордонів.</text:p>
      <text:p text:style-name="P4">
<text:span text:style-name="T4">
Читайте також:</text:span>
 <text:a xlink:type="simple" xlink:href="https://www.ukrinform.ua/rubric-polytics/3689886-slovenia-gotova-vzati-ucast-u-vidnovlenni-ukraini-zustric-premeriv.html" text:style-name="Internet_20_link" text:visited-style-name="Visited_20_Internet_20_Link">
 </text:a>
</text:p>
      <text:p text:style-name="P4">
Крім того, у документі зафіксовано тверду рішучість країн притягнути довідповідальності осіб, відповідальних за воєнні злочини й інші тяжкі злочини,вчинені у зв’язку з агресивною війною росії проти України, та підтриматистворення спеціального міжнародного трибуналу для забезпеченнявідповідальності за злочин агресії.</text:p>
      <text:p text:style-name="P4">
У документі також Словенія підтримала ідею скликання саміту формули миру зметою сприяння її ефективній реалізації, коли це дозволятимуть умови.</text:p>
      <text:p text:style-name="P4">
Зазначається, що Республіка Словенія продовжуватиме сприяти сильній таефективній політичній і матеріальній підтримці України з боку ЄС та НАТО,спрямованій на забезпечення спроможності Української держави ефективнозахищати свої території відповідно до невід’ємного права на самооборону.</text:p>
      <text:p text:style-name="P4">
<text:span text:style-name="T4">
Читайте також:</text:span>
 <text:a xlink:type="simple" xlink:href="https://www.ukrinform.ua/rubric-polytics/3690065-stefancuk-obgovoriv-iz-premerami-horvatii-ta-slovenii-stvorenna-spectribunalu-proti-rf.html" text:style-name="Internet_20_link" text:visited-style-name="Visited_20_Internet_20_Link">
 </text:a>
</text:p>
      <text:p text:style-name="P4">
Україна та Республіка Словенія висловили готовність провести двосторонніконсультації з проблематики безпеки України до набуття членства в НАТО.</text:p>
      <text:p text:style-name="P4">
У свою чергу Україна підтримала кандидатуру Республіки Словенія на місценепостійного члена Ради Безпеки ООН на період 2024–2025 років.</text:p>
      <text:p text:style-name="P4">
Як повідомлялося, прем’єр-міністр Словенії Роберт Голоб заявив, що <text:a xlink:type="simple" xlink:href="https://www.ukrinform.ua/rubric-polytics/3689928-premer-slovenii-na-pamatnih-zahodah-u-buci-sogodni-vsi-mi-ukrainci.html" text:style-name="Internet_20_link" text:visited-style-name="Visited_20_Internet_20_Link">
</text:a>
 і покаранні російськихагресорів за скоєні ними тяжкі злочини.</text:p>
      <text:p text:style-name="P4">
<text:span text:style-name="T5">
Фото: ОП</text:span>
</text:p>
      <text:p text:style-name="P4">
Source: <text:a xlink:type="simple" xlink:href="https://www.ukrinform.ua/rubric-polytics/3690076-slovenia-pidtrimue-clenstvo-ukraini-v-nato-sojno-ce-dozvolat-umovi.html" text:style-name="Internet_20_link" text:visited-style-name="Visited_20_Internet_20_Link">
https://www.ukrinform.ua/rubric-polytics/3690076-slovenia-pidtrimue-clenstvo-ukraini-v-nato-sojno-ce-dozvolat-umovi.html</text:a>
</text:p>
      <!--NEWS-->
      <text:h text:style-name="P10" text:outline-level="1">
<text:span text:style-name="T4">
Країни Балтії в ООН: росія, якою керує воєнний злочинець, не може головувати в Радбезі</text:span>
</text:h>
      <text:p text:style-name="P4">
Authors: Ukrinform (Person)</text:p>
      <text:p text:style-name="P4">
Publisher: Укринформ (Organization)</text:p>
      <text:p text:style-name="P4">
Published Time: 2023-03-31T20:29:00+03:00</text:p>
      <text:p text:style-name="P4">
Modified Time: 2023-03-31T20:29:00+03:00</text:p>
      <text:p text:style-name="P4">
Description: Країни Балтії – Естонія, Литва і Латвія – виступили проти російського головування в Раді Безпеки ООН у квітні. — Укрінформ.</text:p>
      <text:p text:style-name="P4">
Images: ["<text:a xlink:type="simple" xlink:href="https://static.ukrinform.com/photos/2015_10/thumb_files/630_360_1445002358-2357.jpg" text:style-name="Internet_20_link" text:visited-style-name="Visited_20_Internet_20_Link">
630_360_14450...</text:a>
"]</text:p>
      <text:p text:style-name="P4">
Tags: ['путін', 'Країни Балтії', 'Радбез ООН', 'Війна з росією']</text:p>
      <text:p text:style-name="P4">
Type: Article</text:p>
      <!--METADATA-->
      <text:p text:style-name="P4">
<draw:frame draw:style-name="fr1" draw:name="Image223" text:anchor-type="as-char" svg:width="6.9236in" svg:height="3.956343in" draw:z-index="0">
<draw:image xlink:href="../Images/yкринформ/2023-03-31T20-29-00-03-00/630_360_1445002358-2357.jpg" xlink:type="simple" xlink:show="embed" xlink:actuate="onLoad" draw:mime-type="image/jpeg"/>
</draw:frame>
 КраїниБалтії – Естонія, Литва і Латвія – виступили проти російського головування вРаді Безпеки ООН у квітні.</text:p>
      <text:p text:style-name="P4">
Як передає власний кореспондент Укрінформу в Нью-Йорку, у заяві від іменітрьох країн, яку зачитав на засіданні Ради Безпеки ООН у п’ятницю постпредЕстонії при ООН Рейн Таммсаар, зазначається, що країна, якою керує воєннийзлочинець, переслідуваний Міжнародним кримінальним судом, не може головувати воргані, що відповідає за мир і безпеку у світі.</text:p>
      <text:p text:style-name="P4">
«Хіба це не красномовно, що завтра, у річницю різанини в Бучі, росія займепост голови Ради Безпеки? Це ганебно, принизливо і небезпечно для довіри доцього органу та його ефективного функціонування», – зазначив Таммсаар.</text:p>
      <text:p text:style-name="P4">
<text:span text:style-name="T4">
Читайте також:</text:span>
 <text:a xlink:type="simple" xlink:href="https://www.ukrinform.ua/rubric-world/3690056-kislica-na-radbezi-oon-putinu-znadobilosa-cotiri-dni-sob-porusiti-obicanku-danu-kitau.html" text:style-name="Internet_20_link" text:visited-style-name="Visited_20_Internet_20_Link">
 </text:a>
</text:p>
      <text:p text:style-name="P4">
За його словами, країна, яка веде агресивну війну проти свого сусіда, здійснюєнайжахливіші звірства, загрожує світові ядерною зброєю і чий лідер є воєннимзлочинцем, щодо якого МКС видав ордер на арешт, не може керувати РадоюБезпеки.</text:p>
      <text:p text:style-name="P4">
«Відповідальні члени цього органу повинні протистояти спробам росіїперетворити головне місце проведення міжнародної дипломатії в посміховисько іплатформу дезінформації», – додав він.</text:p>
      <text:p text:style-name="P4">
<text:span text:style-name="T4">
Читайте також:</text:span>
 <text:a xlink:type="simple" xlink:href="https://www.ukrinform.ua/rubric-world/3690038-putin-porusue-svou-obicanku-kitau-sodo-adernoi-zbroi-stati-v-oon.html" text:style-name="Internet_20_link" text:visited-style-name="Visited_20_Internet_20_Link">
 </text:a>
</text:p>
      <text:p text:style-name="P4">
У п’ятницю більшість членів Ради Безпеки у своїх заявах засудили погрозиросійського президента володимира путіна щодо розміщення ядерної зброї уБілорусі.</text:p>
      <text:p text:style-name="P4">
Головування в Раді Безпеки <text:a xlink:type="simple" xlink:href="https://www.ukrinform.ua/tag-oon" text:style-name="Internet_20_link" text:visited-style-name="Visited_20_Internet_20_Link">
 </text:a>
 здійснюєтьсяпочергово між членами РБ і змінюється щомісяця. У березні головує Мозамбік, уквітні – черга російської федерації.</text:p>
      <text:p text:style-name="P4">
Source: <text:a xlink:type="simple" xlink:href="https://www.ukrinform.ua/rubric-world/3690074-kraini-baltii-v-oon-rosia-akou-kerue-voennij-zlocinec-ne-moze-golovuvati-v-radbezi.html" text:style-name="Internet_20_link" text:visited-style-name="Visited_20_Internet_20_Link">
https://www.ukrinform.ua/rubric-world/3690074-kraini-baltii-v-oon-rosia-akou-kerue-voennij-zlocinec-ne-moze-golovuvati-v-radbezi.html</text:a>
</text:p>
      <!--NEWS-->
      <text:h text:style-name="P10" text:outline-level="1">
<text:span text:style-name="T4">
Зеленський очікує відповіді на сигнали про готовність говорити з лідером КНР</text:span>
</text:h>
      <text:p text:style-name="P4">
Authors: Ukrinform (Person)</text:p>
      <text:p text:style-name="P4">
Publisher: Укринформ (Organization)</text:p>
      <text:p text:style-name="P4">
Published Time: 2023-03-31T20:48:00+03:00</text:p>
      <text:p text:style-name="P4">
Modified Time: 2023-03-31T20:48:00+03:00</text:p>
      <text:p text:style-name="P4">
Description: Президент Володимир Зеленський вважає, що лідер Китаю Сі Цзіньпін перебуває серед тих лідерів, які досі вагаються щодо війни росії проти України, та очікує від нього відповіді на надіслані сигнали про готовність провести переговори. — Укрінформ.</text:p>
      <text:p text:style-name="P4">
Images: ["<text:a xlink:type="simple" xlink:href="https://static.ukrinform.com/photos/2023_03/thumb_files/630_360_1680284875-785.jpeg" text:style-name="Internet_20_link" text:visited-style-name="Visited_20_Internet_20_Link">
630_360_16802...</text:a>
"]</text:p>
      <text:p text:style-name="P4">
Tags: ['Переговори', 'Сі Цзіньпін', 'Зеленський', 'Війна з росією']</text:p>
      <text:p text:style-name="P4">
Type: Article</text:p>
      <!--METADATA-->
      <text:p text:style-name="P4">
<draw:frame draw:style-name="fr1" draw:name="Image224" text:anchor-type="as-char" svg:width="6.9236in" svg:height="3.956343in" draw:z-index="0">
<draw:image xlink:href="../Images/yкринформ/2023-03-31T20-48-00-03-00/630_360_1680284875-785.jpeg" xlink:type="simple" xlink:show="embed" xlink:actuate="onLoad" draw:mime-type="image/jpeg"/>
</draw:frame>
 ПрезидентВолодимир Зеленський вважає, що лідер Китаю Сі Цзіньпін перебуває серед тихлідерів, які досі вагаються щодо війни росії проти України, та очікує віднього відповіді на надіслані сигнали про готовність провести переговори.</text:p>
      <text:p text:style-name="P4">
Про це він заявив під час пресконференції за результатами Бучанського саміту,повідомляє Укрінформ.</text:p>
      <text:p text:style-name="P4">
«Що у нас з лідером Китаю? Мені здається, саме це той час, саме це один із тихлідерів, які вагаються, скажімо так. І мені здається, для нас дуже важливоробити все, щоб задіяти у перемозі над війною максимум держав, як би далековони не були», - зазначив Президент.</text:p>
      <text:p text:style-name="P4">
Він висловив переконання, що такий підхід і буде перемогою світу у війні таприкладом застереження для тих великих держав, які думають про агресію.</text:p>
      <text:p text:style-name="P4">
<text:span text:style-name="T4">
Читайте також:</text:span>
 <text:a xlink:type="simple" xlink:href="https://www.ukrinform.ua/rubric-polytics/3689169-bilij-dim-pidtrimue-zaklik-zelenskogo-do-si-pospilkuvatisa-napramu.html" text:style-name="Internet_20_link" text:visited-style-name="Visited_20_Internet_20_Link">
 </text:a>
</text:p>
      <text:p text:style-name="P4">
«Тому і ми відправляємо сигнали таких державам і говоримо, що готовізустрічатися, обговорювати, говорити і разом перемагати агресію рф. Очікуємовідповіді деяких держав», - сказав Зеленський, відповідаючи на питання щодоможливості розмови з лідером Китаю <text:a xlink:type="simple" xlink:href="https://www.ukrinform.ua/tag-si-czinpin" text:style-name="Internet_20_link" text:visited-style-name="Visited_20_Internet_20_Link">
 </text:a>
</text:p>
      <text:p text:style-name="P4">
Як повідомлялося, <text:a xlink:type="simple" xlink:href="https://www.ukrinform.ua/rubric-world/3689947-premer-ispanii-zaklikav-lidera-knr-pogovoriti-iz-zelenskim.html" text:style-name="Internet_20_link" text:visited-style-name="Visited_20_Internet_20_Link">
 </text:a>
 Президента УкраїниВолодимира Зеленського і закликав співрозмовника провести розмову зукраїнським лідером.</text:p>
      <text:p text:style-name="P4">
<text:span text:style-name="T5">
Фото: ОП</text:span>
</text:p>
      <text:p text:style-name="P4">
Source: <text:a xlink:type="simple" xlink:href="https://www.ukrinform.ua/rubric-polytics/3690078-zelenskij-ocikue-vidpovidi-na-signali-pro-gotovnist-govoriti-z-liderom-knr.html" text:style-name="Internet_20_link" text:visited-style-name="Visited_20_Internet_20_Link">
https://www.ukrinform.ua/rubric-polytics/3690078-zelenskij-ocikue-vidpovidi-na-signali-pro-gotovnist-govoriti-z-liderom-knr.html</text:a>
</text:p>
      <!--NEWS-->
      <text:h text:style-name="P10" text:outline-level="1">
<text:span text:style-name="T4">
росіяни вдарили по Нікопольщині з артилерії та БПЛА</text:span>
</text:h>
      <text:p text:style-name="P4">
Authors: Ukrinform (Person)</text:p>
      <text:p text:style-name="P4">
Publisher: Укринформ (Organization)</text:p>
      <text:p text:style-name="P4">
Published Time: 2023-03-31T20:56:00+03:00</text:p>
      <text:p text:style-name="P4">
Modified Time: 2023-03-31T20:56:00+03:00</text:p>
      <text:p text:style-name="P4">
Description: російські військові завдали удару по Нікопольщині. Є руйнування. — Укрінформ.</text:p>
      <text:p text:style-name="P4">
Images: ["<text:a xlink:type="simple" xlink:href="https://static.ukrinform.com/photos/2023_03/thumb_files/630_360_1680285298-902.jpg" text:style-name="Internet_20_link" text:visited-style-name="Visited_20_Internet_20_Link">
630_360_16802...</text:a>
", "<text:a xlink:type="simple" xlink:href="https://static.ukrinform.com/photos/2023_03/1680285297-403.jpg" text:style-name="Internet_20_link" text:visited-style-name="Visited_20_Internet_20_Link">
1680285297-40...</text:a>
", "<text:a xlink:type="simple" xlink:href="https://static.ukrinform.com/photos/2023_03/1680285297-899.jpg" text:style-name="Internet_20_link" text:visited-style-name="Visited_20_Internet_20_Link">
1680285297-89...</text:a>
", "<text:a xlink:type="simple" xlink:href="https://static.ukrinform.com/photos/2023_03/1680285297-367.jpg" text:style-name="Internet_20_link" text:visited-style-name="Visited_20_Internet_20_Link">
1680285297-36...</text:a>
"]</text:p>
      <text:p text:style-name="P4">
Tags: ['Дніпропетровщина', 'Обстріл', 'Війна з росією']</text:p>
      <text:p text:style-name="P4">
Type: Article</text:p>
      <!--METADATA-->
      <text:p text:style-name="P4">
<draw:frame draw:style-name="fr1" draw:name="Image225" text:anchor-type="as-char" svg:width="6.9236in" svg:height="3.956343in" draw:z-index="0">
<draw:image xlink:href="../Images/yкринформ/2023-03-31T20-56-00-03-00/630_360_1680285298-902.jpg" xlink:type="simple" xlink:show="embed" xlink:actuate="onLoad" draw:mime-type="image/jpeg"/>
</draw:frame>
 російськівійськові завдали удару по Нікопольщині. Є руйнування.</text:p>
      <text:p text:style-name="P4">
Про це в <text:a xlink:type="simple" xlink:href="https://t.me/dnipropetrovskaODA/3881" text:style-name="Internet_20_link" text:visited-style-name="Visited_20_Internet_20_Link">
 </text:a>
 повідомляє головаДніпропетровської ОВА Сергій Лисак, передає Укрінформ.</text:p>
      <text:p text:style-name="P4">
"Сьогодні за день ворог двічі вдарив по Марганецькій громаді Нікопольськогорайону. Спершу обстріляв з важкої артилерії, а пізніше – з <text:a xlink:type="simple" xlink:href="https://www.ukrinform.ua/tag-bezpilotnik" text:style-name="Internet_20_link" text:visited-style-name="Visited_20_Internet_20_Link">
</text:a>
 . Люди не постраждали", - йдетьсяу дописі.</text:p>
      <text:p text:style-name="P4">
<draw:frame draw:style-name="fr1" draw:name="Image226" text:anchor-type="as-char" svg:width="6.9236in" svg:height="9.427881in" draw:z-index="0">
<draw:image xlink:href="../Images/yкринформ/2023-03-31T20-56-00-03-00/1680285297-403.jpg" xlink:type="simple" xlink:show="embed" xlink:actuate="onLoad" draw:mime-type="image/jpeg"/>
</draw:frame>
</text:p>
      <text:p text:style-name="P4">
<text:span text:style-name="T4">
Читайте також:</text:span>
 <text:a xlink:type="simple" xlink:href="https://www.ukrinform.ua/rubric-ato/3690029-unaslidok-raketnogo-udaru-po-zaporizzu-poskodzeni-55-budinkiv.html" text:style-name="Internet_20_link" text:visited-style-name="Visited_20_Internet_20_Link">
 </text:a>
</text:p>
      <text:p text:style-name="P4">
<draw:frame draw:style-name="fr1" draw:name="Image227" text:anchor-type="as-char" svg:width="6.9236in" svg:height="4.67343in" draw:z-index="0">
<draw:image xlink:href="../Images/yкринформ/2023-03-31T20-56-00-03-00/1680285297-899.jpg" xlink:type="simple" xlink:show="embed" xlink:actuate="onLoad" draw:mime-type="image/jpeg"/>
</draw:frame>
<draw:frame draw:style-name="fr1" draw:name="Image228" text:anchor-type="as-char" svg:width="6.9236in" svg:height="9.231467in" draw:z-index="0">
<draw:image xlink:href="../Images/yкринформ/2023-03-31T20-56-00-03-00/1680285297-367.jpg" xlink:type="simple" xlink:show="embed" xlink:actuate="onLoad" draw:mime-type="image/jpeg"/>
</draw:frame>
</text:p>
      <text:p text:style-name="P4">
Він зазначив, що у Марганці пошкодженi соціальна установа, авто та кількагосподарських споруд.</text:p>
      <text:p text:style-name="P4">
Наслідки атак ще уточнюються.</text:p>
      <text:p text:style-name="P4">
<text:span text:style-name="T5">
Фото: Дніпропетровська ОВА</text:span>
</text:p>
      <text:p text:style-name="P4">
Source: <text:a xlink:type="simple" xlink:href="https://www.ukrinform.ua/rubric-ato/3690079-rosiani-vdarili-po-nikopolsini-z-artilerii-ta-bpla.html" text:style-name="Internet_20_link" text:visited-style-name="Visited_20_Internet_20_Link">
https://www.ukrinform.ua/rubric-ato/3690079-rosiani-vdarili-po-nikopolsini-z-artilerii-ta-bpla.html</text:a>
</text:p>
      <!--NEWS-->
      <text:h text:style-name="P10" text:outline-level="1">
<text:span text:style-name="T4">
МВФ схвалив програму фінансування для України на $15,6 мільярда</text:span>
</text:h>
      <text:p text:style-name="P4">
Authors: Ukrinform (Person)</text:p>
      <text:p text:style-name="P4">
Publisher: Укринформ (Organization)</text:p>
      <text:p text:style-name="P4">
Published Time: 2023-03-31T21:00:00+03:00</text:p>
      <text:p text:style-name="P4">
Modified Time: 2023-03-31T21:00:00+03:00</text:p>
      <text:p text:style-name="P4">
Description: Виконавча рада МВФ на засіданні в п’ятницю схвалила нову програму розширеного фінансування EFF для України в розмірі $15,6 мільярдів. — Укрінформ.</text:p>
      <text:p text:style-name="P4">
Images: ["<text:a xlink:type="simple" xlink:href="https://static.ukrinform.com/photos/2020_01/thumb_files/630_360_1578575518-950.jpg" text:style-name="Internet_20_link" text:visited-style-name="Visited_20_Internet_20_Link">
630_360_15785...</text:a>
"]</text:p>
      <text:p text:style-name="P4">
Tags: ['МВФ', 'Україна', 'Гроші']</text:p>
      <text:p text:style-name="P4">
Type: Article</text:p>
      <!--METADATA-->
      <text:p text:style-name="P4">
<draw:frame draw:style-name="fr1" draw:name="Image229" text:anchor-type="as-char" svg:width="6.9236in" svg:height="3.956343in" draw:z-index="0">
<draw:image xlink:href="../Images/yкринформ/2023-03-31T21-00-00-03-00/630_360_1578575518-950.jpg" xlink:type="simple" xlink:show="embed" xlink:actuate="onLoad" draw:mime-type="image/jpeg"/>
</draw:frame>
 Виконавчарада МВФ на засіданні в п’ятницю схвалила нову програму розширеногофінансування EFF для України в розмірі $15,6 мільярдів.</text:p>
      <text:p text:style-name="P4">
Про це йдеться в <text:a xlink:type="simple" xlink:href="https://www.imf.org/en/News/Articles/2023/03/31/pr23101-ukraine-imf-executive-board-approves-usd-billion-new-eff-part-of-overall-support-package" text:style-name="Internet_20_link" text:visited-style-name="Visited_20_Internet_20_Link">
</text:a>
, оприлюдненій у п’ятницю, передає Укрінформ.</text:p>
      <text:p text:style-name="P4">
«Виконавча рада <text:a xlink:type="simple" xlink:href="https://www.ukrinform.ua/tag-mvf" text:style-name="Internet_20_link" text:visited-style-name="Visited_20_Internet_20_Link">
 </text:a>
 сьогодні схвалила48-місячну розширену угоду в рамках програми розширеного фінансування (EFF) насуму 11,6 мільярда SDR (577% квоти або близько $15,6 мільярда)», -зазначається в документі.</text:p>
      <text:p text:style-name="P4">
При цьому уточнюється, що рішення Виконавчої ради дозволяє виплатити внегайному порядку близько $2 мільярдів SDR (або 2,7 мільярда доларів США).</text:p>
      <text:p text:style-name="P4">
Зазначається, що нинішня домовленість є частиною пакету підтримки Українизагальною вартістю 115 мільярдів доларів.</text:p>
      <text:p text:style-name="P4">
<text:span text:style-name="T4">
Читайте також:</text:span>
 <text:a xlink:type="simple" xlink:href="https://www.ukrinform.ua/rubric-economy/3689157-litva-priednaetsa-do-programi-mvf-z-finansuvanna-ukraini.html" text:style-name="Internet_20_link" text:visited-style-name="Visited_20_Internet_20_Link">
 </text:a>
</text:p>
      <text:p text:style-name="P4">
Нова програма EFF «спрямована на закріплення політики, яка підтримуєфіскальну, зовнішню, цінову та фінансову стабільність і підтримує економічневідновлення». Водночас вона має поліпшити державне управління, а такожзміцнити інституції України з метою сприяння довгостроковому зростанню вперіод післявоєнної реконструкції, а також на шляху України до ЄС.</text:p>
      <text:p text:style-name="P4">
Програма EFF включає два етапи. Перший етап (2023-2024 рр.) на основі заходівМоніторингової програми передбачає зміцнення фіскальної, зовнішньої, ціновоїта фінансової стабільності шляхом посилення мобілізації надходжень тауникнення монетарного фінансування й націлення на фінансування з внутрішніхборгових ринків. Крім того, відбуватиметься сприяння довгостроковій фінансовійстабільності, в тому числі шляхом підготовки більш глибокої оцінки станубанківського сектору та продовження сприяння незалежності НБУ.</text:p>
      <text:p text:style-name="P4">
Другий етап передбачає реформи, спрямовані на відновлення та реконструкцію, атакож заходи на підтримку приєднання України до ЄС. Крім того,посилюватиметься фінансова стійкість та прискорення довгострокового зростання.Під час другого етапу очікується повернення України до політики, якареалізовувалася до російської війни проти України, що включає гнучкий обміннийкурс та інфляційне таргетування.</text:p>
      <text:p text:style-name="P4">
Паралельно увага зосереджуватиметься на впровадження структурних реформ уфіскальній політиці для стабілізації середньострокових надходжень. Для цьоговпроваджуватиметься стратегія національних доходів, а також управліннядержавними фінансами та реформ управління державними інвестиціями, якідопоможуть у процесі післявоєнної реконструкції.</text:p>
      <text:p text:style-name="P4">
<text:span text:style-name="T4">
Читайте також:</text:span>
 <text:a xlink:type="simple" xlink:href="https://www.ukrinform.ua/rubric-vidbudova/3688272-ukraina-potrebue-14-milardiv-na-pokritta-nagalnih-potreb-marcenko.html" text:style-name="Internet_20_link" text:visited-style-name="Visited_20_Internet_20_Link">
 </text:a>
</text:p>
      <text:p text:style-name="P4">
Президент Володимир Зеленський висловив подяку Міжнародному валютному фонду тайого очільниці Крісталіні Георгієвій за схвалення нової чотирирічної програмипідтримки України. Про це глава держави написав у <text:a xlink:type="simple" xlink:href="https://twitter.com/ZelenskyyUa/status/1641860208979853313" text:style-name="Internet_20_link" text:visited-style-name="Visited_20_Internet_20_Link">
</text:a>
.</text:p>
      <text:p text:style-name="P4">
"Дякую МВФ та Крісталіні Георгієвій за затвердження нової чотирирічноїпрограми підтримки України на загальну суму $15,6 млрд", — зазначив він.</text:p>
      <text:p text:style-name="P4">
Як зауважив Президент, це важлива допомога в боротьбі України з російськоюагресією. "Разом підтримуємо українську економіку та рухаємося вперед доперемоги", — наголосив Зеленський.</text:p>
      <text:p text:style-name="P4">
Як повідомляв Укрінформ, Угода на рівні персоналу між представниками МВФ іукраїнською владою про затвердження програми розширеного фінансування (EFF)для України була досягнута минулого тижня. Цієї п’ятниці відбулося засідання <text:a xlink:type="simple" xlink:href="https://www.ukrinform.ua/rubric-economy/3689628-mvf-u-patnicu-prijme-risenna-sodo-novoi-programi-dla-ukraini.html" text:style-name="Internet_20_link" text:visited-style-name="Visited_20_Internet_20_Link">
</text:a>
 на тему «Запит на розширенуугоду в рамках механізму розширеного фінансування (EFF) та переглядрезультатів моніторингової програми за участю правління».</text:p>
      <text:p text:style-name="P4">
Source: <text:a xlink:type="simple" xlink:href="https://www.ukrinform.ua/rubric-economy/3690077-mvf-shvaliv-programu-finansuvanna-dla-ukraini-na-156-milarda.html" text:style-name="Internet_20_link" text:visited-style-name="Visited_20_Internet_20_Link">
https://www.ukrinform.ua/rubric-economy/3690077-mvf-shvaliv-programu-finansuvanna-dla-ukraini-na-156-milarda.html</text:a>
</text:p>
      <!--NEWS-->
      <text:h text:style-name="P10" text:outline-level="1">
<text:span text:style-name="T4">
Зеленський вважає переговори можливими після того, як росія без бою виведе з України війська</text:span>
</text:h>
      <text:p text:style-name="P4">
Authors: Ukrinform (Person)</text:p>
      <text:p text:style-name="P4">
Publisher: Укринформ (Organization)</text:p>
      <text:p text:style-name="P4">
Published Time: 2023-03-31T21:10:00+03:00</text:p>
      <text:p text:style-name="P4">
Modified Time: 2023-03-31T21:10:00+03:00</text:p>
      <text:p text:style-name="P4">
Description: Президент Володимир Зеленський вважає, що початок дипломатичного формату і фіксація закінчення розв’язаної росією війни проти України за великим столом у присутності «порядних» держав може бути лише в тому разі, якщо росія без бою виведе свої війська з України. — Укрінформ.</text:p>
      <text:p text:style-name="P4">
Images: ["<text:a xlink:type="simple" xlink:href="https://static.ukrinform.com/photos/2023_03/thumb_files/630_360_1680286610-590.jpeg" text:style-name="Internet_20_link" text:visited-style-name="Visited_20_Internet_20_Link">
630_360_16802...</text:a>
"]</text:p>
      <text:p text:style-name="P4">
Tags: ['Переговори', 'Зеленський', 'Війна з росією']</text:p>
      <text:p text:style-name="P4">
Type: Article</text:p>
      <!--METADATA-->
      <text:p text:style-name="P4">
<draw:frame draw:style-name="fr1" draw:name="Image230" text:anchor-type="as-char" svg:width="6.9236in" svg:height="3.956343in" draw:z-index="0">
<draw:image xlink:href="../Images/yкринформ/2023-03-31T21-10-00-03-00/630_360_1680286610-590.jpeg" xlink:type="simple" xlink:show="embed" xlink:actuate="onLoad" draw:mime-type="image/jpeg"/>
</draw:frame>
 ПрезидентВолодимир Зеленський вважає, що початок дипломатичного формату і фіксаціязакінчення розв’язаної росією війни проти України за великим столом уприсутності «порядних» держав може бути лише в тому разі, якщо росія без боювиведе свої війська з України.</text:p>
      <text:p text:style-name="P4">
Однак невідомо, хто тоді представлятиме рф, заявив глава держави під часпресконференції за результатами Бучанського саміту, повідомляє Укрінформ.</text:p>
      <text:p text:style-name="P4">
«Так, авжеж, буде фіксація закінчення війни. Але тільки за цим великим столом,там, де будуть порядні сидіти держави, а представник російської федерації,мені дуже складно, хто на той час буде представником росії, який без боюспочатку виведе всі війська з нашої території, тоді починається дипломатичнийформат», - сказав <text:a xlink:type="simple" xlink:href="https://www.ukrinform.ua/tag-zelenskij" text:style-name="Internet_20_link" text:visited-style-name="Visited_20_Internet_20_Link">
 </text:a>
 .</text:p>
      <text:p text:style-name="P4">
Водночас він наголосив: якщо Україна «силою буде вибивати їх (росіян – ред.)всіх до кінця, то з такими людьми немає про що говорити в цілому», оскількибудуть втрати людей.</text:p>
      <text:p text:style-name="P4">
<text:span text:style-name="T4">
Читайте також:</text:span>
 <text:a xlink:type="simple" xlink:href="https://www.ukrinform.ua/rubric-polytics/3690078-zelenskij-ocikue-vidpovidi-na-signali-pro-gotovnist-govoriti-z-liderom-knr.html" text:style-name="Internet_20_link" text:visited-style-name="Visited_20_Internet_20_Link">
 </text:a>
</text:p>
      <text:p text:style-name="P4">
"Буде велика кількість жертв. Про що з цими людьми в цілому говорити? Вониповинні бути ізольовані, такими, кому не тиснуть руки. Ось і все", -підкреслив глава держави.</text:p>
      <text:p text:style-name="P4">
Зеленський також нагадав, що раніше запропонував Формулу миру, де, за йогословами, є «абсолютно конкретна послідовність дій, яка однозначно призведе дозакінчення війни, бо ми хочемо миру».</text:p>
      <text:p text:style-name="P4">
<text:span text:style-name="T5">
Фото: ОП</text:span>
</text:p>
      <text:p text:style-name="P4">
Source: <text:a xlink:type="simple" xlink:href="https://www.ukrinform.ua/rubric-polytics/3690082-zelenskij-vvazae-peregovori-mozlivimi-pisla-togo-ak-rosia-bez-bou-vivede-z-ukraini-vijska.html" text:style-name="Internet_20_link" text:visited-style-name="Visited_20_Internet_20_Link">
https://www.ukrinform.ua/rubric-polytics/3690082-zelenskij-vvazae-peregovori-mozlivimi-pisla-togo-ak-rosia-bez-bou-vivede-z-ukraini-vijska.html</text:a>
</text:p>
      <!--NEWS-->
      <text:h text:style-name="P10" text:outline-level="1">
<text:span text:style-name="T4">
Загарбники вкотре обстріляли населені пункти Сумщини та Чернігівщини</text:span>
</text:h>
      <text:p text:style-name="P4">
Authors: Ukrinform (Person)</text:p>
      <text:p text:style-name="P4">
Publisher: Укринформ (Organization)</text:p>
      <text:p text:style-name="P4">
Published Time: 2023-03-31T21:17:00+03:00</text:p>
      <text:p text:style-name="P4">
Modified Time: 2023-03-31T21:17:00+03:00</text:p>
      <text:p text:style-name="P4">
Description: російські війська обстріляли з артилерії два прикордонні населені пункти Сумської та Чернігівської областей. — Укрінформ.</text:p>
      <text:p text:style-name="P4">
Images: ["<text:a xlink:type="simple" xlink:href="https://static.ukrinform.com/photos/2022_11/thumb_files/630_360_1667727136-729.jpeg" text:style-name="Internet_20_link" text:visited-style-name="Visited_20_Internet_20_Link">
630_360_16677...</text:a>
"]</text:p>
      <text:p text:style-name="P4">
Tags: ['Обстріл', 'Сумщина', 'Агресія РФ', 'Чернігівщина', 'Війна з росією']</text:p>
      <text:p text:style-name="P4">
Type: Article</text:p>
      <!--METADATA-->
      <text:p text:style-name="P4">
<draw:frame draw:style-name="fr1" draw:name="Image231" text:anchor-type="as-char" svg:width="6.9236in" svg:height="3.956343in" draw:z-index="0">
<draw:image xlink:href="../Images/yкринформ/2023-03-31T21-17-00-03-00/630_360_1667727136-729.jpeg" xlink:type="simple" xlink:show="embed" xlink:actuate="onLoad" draw:mime-type="image/jpeg"/>
</draw:frame>
 російськівійська обстріляли з артилерії два прикордонні населені пункти Сумської таЧернігівської областей.</text:p>
      <text:p text:style-name="P4">
Як передає Укрінформ, про це оперативне командування "Північ" повідомило в <text:a xlink:type="simple" xlink:href="https://t.me/ok_pivnich1/1619" text:style-name="Internet_20_link" text:visited-style-name="Visited_20_Internet_20_Link">
</text:a>
 .</text:p>
      <text:p text:style-name="P4">
Зокрема, 16 влучань, імовірно, із самохідних артилерійських установоквідбулися з 15:22 до 16:10 в районі села Гай Чернігівської області.</text:p>
      <text:p text:style-name="P4">
З 16:25 до 17:00 зафіксовані 24 влучання, імовірно, зі ствольної артилерії врайоні села Баранівка Сумської області.</text:p>
      <text:p text:style-name="P4">
<text:span text:style-name="T4">
Читайте також:</text:span>
 <text:span text:style-name="T4">
<text:a xlink:type="simple" xlink:href="https://www.ukrinform.ua/rubric-ato/3689810-rosia-za-dobu-obstrilala-117-naselenih-punktiv-ukraini-zaginuli-dvoe-civilnih-20-poraneni.html" text:style-name="Internet_20_link" text:visited-style-name="Visited_20_Internet_20_Link">
 </text:a>
 </text:span>
</text:p>
      <text:p text:style-name="P4">
В обох випадках про втрати серед місцевого населення чи пошкодження цивільноїінфраструктури інформація не надходила.</text:p>
      <text:p text:style-name="P4">
Як повідомлялося, за першу половину п'ятниці, 31 березня, російські загарбники<text:span text:style-name="T4">
<text:a xlink:type="simple" xlink:href="https://www.ukrinform.ua/tag-obstril" text:style-name="Internet_20_link" text:visited-style-name="Visited_20_Internet_20_Link">
 </text:a>
 </text:span>
 по шести населених пунктахСумської та Чернігівської областей, здійснивши загалом понад 80 влучань.</text:p>
      <text:p text:style-name="P4">
Source: <text:a xlink:type="simple" xlink:href="https://www.ukrinform.ua/rubric-ato/3690083-zagarbniki-vkotre-obstrilali-naseleni-punkti-sumsini-ta-cernigivsini.html" text:style-name="Internet_20_link" text:visited-style-name="Visited_20_Internet_20_Link">
https://www.ukrinform.ua/rubric-ato/3690083-zagarbniki-vkotre-obstrilali-naseleni-punkti-sumsini-ta-cernigivsini.html</text:a>
</text:p>
      <!--NEWS-->
      <text:h text:style-name="P10" text:outline-level="1">
<text:span text:style-name="T4">
росіяни накрили з артилерії Авдіївку, загинула дитина і її бабуся</text:span>
</text:h>
      <text:p text:style-name="P4">
Authors: Ukrinform (Person)</text:p>
      <text:p text:style-name="P4">
Publisher: Укринформ (Organization)</text:p>
      <text:p text:style-name="P4">
Published Time: 2023-03-31T21:25:00+03:00</text:p>
      <text:p text:style-name="P4">
Modified Time: 2023-03-31T21:25:00+03:00</text:p>
      <text:p text:style-name="P4">
Description: Унаслідок обстрілу російськими загарбниками Авдіївки Донецької області загинуло двоє осіб, серед яких дитина 2022 року народження, ще двоє людей – поранені.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Авдіївка', 'Війна з росією']</text:p>
      <text:p text:style-name="P4">
Type: Article</text:p>
      <!--METADATA-->
      <text:p text:style-name="P4">
<draw:frame draw:style-name="fr1" draw:name="Image232" text:anchor-type="as-char" svg:width="6.9236in" svg:height="3.956343in" draw:z-index="0">
<draw:image xlink:href="../Images/yкринформ/2023-03-31T21-25-00-03-00/630_360_1538997483-946.jpg" xlink:type="simple" xlink:show="embed" xlink:actuate="onLoad" draw:mime-type="image/jpeg"/>
</draw:frame>
 Унаслідокобстрілу російськими загарбниками Авдіївки Донецької області загинуло двоєосіб, серед яких дитина 2022 року народження, ще двоє людей – поранені.</text:p>
      <text:p text:style-name="P4">
Про це повідомив керівник Офісу Президента Андрій Єрмак у <text:a xlink:type="simple" xlink:href="https://t.me/ermaka2022/2345" text:style-name="Internet_20_link" text:visited-style-name="Visited_20_Internet_20_Link">
</text:a>
 , передає Укрінформ.</text:p>
      <text:p text:style-name="P4">
«росіяни обстріляли <text:a xlink:type="simple" xlink:href="https://www.ukrinform.ua/tag-avdiivka" text:style-name="Internet_20_link" text:visited-style-name="Visited_20_Internet_20_Link">
 </text:a>
 з артилерії -загинуло двоє осіб, з них одна дитина 2022 року народження. Ще двоє людей –поранені», - зазначив він.</text:p>
      <text:p text:style-name="P4">
<text:span text:style-name="T4">
Читайте також:</text:span>
 <text:a xlink:type="simple" xlink:href="https://www.ukrinform.ua/rubric-ato/3690029-unaslidok-raketnogo-udaru-po-zaporizzu-poskodzeni-55-budinkiv.html" text:style-name="Internet_20_link" text:visited-style-name="Visited_20_Internet_20_Link">
 </text:a>
</text:p>
      <text:p text:style-name="P4">
За словами Єрмака, був пошкоджений приватний будинок.</text:p>
      <text:p text:style-name="P4">
Керівник Донецької обласної військової адміністрації Павло Кириленко розповівдеталі. Загинув п'ятимісячний хлопчик та його бабуся, а мати та батько дитинипоранені. Вчора поліцейські вкотре вмовляли маму малечі виїхати з міста.</text:p>
      <text:p text:style-name="P4">
Він оприлюднив відео, на якому поліцейські умовляють жінку виїхати з немовлямз обстрілюваного ворогом міста, а вона геть відмовляється.</text:p>
      <text:p text:style-name="P4">
«Жахлива трагедія у Авдіївці: під вогнем російської армії загинув 5-місячнийхлопчик та його бабуся. Мати й батько дитини поранені. Важко усвідомлювати, щонавіть в умовах цієї страшної війни, яку ведуть проти нас росіяни, цієїтрагедії можна було уникнути: буквально вчора поліцейські вкотре вмовляли мамумалечі подумати про сина й виїхати», - написав очільник області у <text:a xlink:type="simple" xlink:href="https://t.me/pavlokyrylenko_donoda/7302" text:style-name="Internet_20_link" text:visited-style-name="Visited_20_Internet_20_Link">
</text:a>
 .</text:p>
      <text:p text:style-name="P4">
Він зазначив, що, на жаль, навіть жорстка розмова не призвела до бажаногорезультату - жінка вже вкотре навідріз відмовилася виїхати у безпечніше місце,«а сьогодні сталося непоправне».</text:p>
      <text:p text:style-name="P4">
«На жаль, деяким людям евакуація й досі видається незрозумілим і зайвимкроком. Але це єдине, що зараз здатне зберегти життя», - підкреслив Кириленко.</text:p>
      <text:p text:style-name="P4">
Він вкотре звернувся до цивільних, які всупереч здоровому глузду залишаються уприфронтовій зоні: «Евакуюйтеся! Надаємо для цього усе необхідне.Правоохоронці ризикують власним життям, щоб врятувати ваше - не нехтуйте цим.Збережіть себе та своїх дітей».</text:p>
      <text:p text:style-name="P4">
Як повідомляв Укрінформ, за даними <text:a xlink:type="simple" xlink:href="https://dn.npu.gov.ua/news/do-14-raket-na-dobu-shchodnia-khtos-hyne-politseiski-pid-vohnem-evakuiuiut-meshkantsiv-avdiivky" text:style-name="Internet_20_link" text:visited-style-name="Visited_20_Internet_20_Link">
 </text:a>
 , в обстрілюваній ворогом Авдіївці на Донеччині станом на 28 березнязалишалися п’ять дітей. З кожним днем виїзд із міста стає все складнішим.Поліцейські намагаються якнайшвидше переконати батьків вивезти малечу.</text:p>
      <text:p text:style-name="P4">
Source: <text:a xlink:type="simple" xlink:href="https://www.ukrinform.ua/rubric-ato/3690088-rosiani-nakrili-z-artilerii-avdiivku-zaginula-ditina.html" text:style-name="Internet_20_link" text:visited-style-name="Visited_20_Internet_20_Link">
https://www.ukrinform.ua/rubric-ato/3690088-rosiani-nakrili-z-artilerii-avdiivku-zaginula-ditina.html</text:a>
</text:p>
      <!--NEWS-->
      <text:h text:style-name="P10" text:outline-level="1">
<text:span text:style-name="T4">
Зеленський про ядерну зброю рф у білорусі: Сигнал говорить про невдалу зустріч із Китаєм</text:span>
</text:h>
      <text:p text:style-name="P4">
Authors: Ukrinform (Person)</text:p>
      <text:p text:style-name="P4">
Publisher: Укринформ (Organization)</text:p>
      <text:p text:style-name="P4">
Published Time: 2023-03-31T21:27:00+03:00</text:p>
      <text:p text:style-name="P4">
Modified Time: 2023-03-31T21:27:00+03:00</text:p>
      <text:p text:style-name="P4">
Description: Президент Володимир Зеленський переконаний, що заяви російської федерації про намір розмістити на території білорусі ядерну зброю свідчать про невдалу зустріч із Китаєм. — Укрінформ.</text:p>
      <text:p text:style-name="P4">
Images: ["<text:a xlink:type="simple" xlink:href="https://static.ukrinform.com/photos/2022_09/thumb_files/630_360_1664318178-802.jpg" text:style-name="Internet_20_link" text:visited-style-name="Visited_20_Internet_20_Link">
630_360_16643...</text:a>
"]</text:p>
      <text:p text:style-name="P4">
Tags: ['білорусь', 'Ядерна зброя', 'Агресія РФ', 'Зеленський', 'Війна з росією']</text:p>
      <text:p text:style-name="P4">
Type: Article</text:p>
      <!--METADATA-->
      <text:p text:style-name="P4">
<draw:frame draw:style-name="fr1" draw:name="Image233" text:anchor-type="as-char" svg:width="6.9236in" svg:height="3.956343in" draw:z-index="0">
<draw:image xlink:href="../Images/yкринформ/2023-03-31T21-27-00-03-00/630_360_1664318178-802.jpg" xlink:type="simple" xlink:show="embed" xlink:actuate="onLoad" draw:mime-type="image/jpeg"/>
</draw:frame>
 ПрезидентВолодимир Зеленський переконаний, що заяви російської федерації про наміррозмістити на території білорусі ядерну зброю свідчать про невдалу зустріч ізКитаєм.</text:p>
      <text:p text:style-name="P4">
Про це він заявив під час пресконференції за результатами Бучанського саміту,повідомляє Укрінформ.</text:p>
      <text:p text:style-name="P4">
«Сигнал, що росія буде розташовувати ядерну зброю на території білорусі,говорить про невдалу зустріч із Китаєм. Перше, що потрібно було показати якусьсуб’єктність, яку росія під керуванням президента путіна повністю втратила.Друге, ще раз підкреслю, що треба показувати якісь політичні кроки, абоперемоги президенту росії. Але він на полі бою не зміг це зробити. І навітьпро те, що вони розпочали таку криваву війну, - абсолютно зрозуміло, чим воназакінчиться вже. Питання в тому, що він просто не жаліє наших людей і вбиваєїх, але він і не рахує своїх людей. Але це справи російської федерації», -зазначив Зеленський.</text:p>
      <text:p text:style-name="P4">
<text:span text:style-name="T4">
Читайте також:</text:span>
 <text:span text:style-name="T4">
<text:a xlink:type="simple" xlink:href="https://www.ukrinform.ua/rubric-polytics/3690082-zelenskij-vvazae-peregovori-mozlivimi-pisla-togo-ak-rosia-bez-bou-vivede-z-ukraini-vijska.html" text:style-name="Internet_20_link" text:visited-style-name="Visited_20_Internet_20_Link">
 </text:a>
 </text:span>
</text:p>
      <text:p text:style-name="P4">
Також Президент наголосив, що ці заяви путіна демонструють повністю втратубудь-якої суб’єктності та президента білорусі олександра лукашенка.</text:p>
      <text:p text:style-name="P4">
«Він (лукашенко – ред.), я думаю, вже не вирішує, яка зброя знаходиться найого території", - додав Зеленський.</text:p>
      <text:p text:style-name="P4">
Водночас глава держави вкотре наголосив, що путін досі загрожує світу, аджеякщо Україна не вистоїть, російський диктатор піде далі на інші країни.</text:p>
      <text:p text:style-name="P4">
<text:span text:style-name="T4">
Читайте також:</text:span>
 <text:span text:style-name="T4">
<text:a xlink:type="simple" xlink:href="https://www.ukrinform.ua/rubric-polytics/3690078-zelenskij-ocikue-vidpovidi-na-signali-pro-gotovnist-govoriti-z-liderom-knr.html" text:style-name="Internet_20_link" text:visited-style-name="Visited_20_Internet_20_Link">
 </text:a>
 </text:span>
</text:p>
      <text:p text:style-name="P4">
Як повідомлялося, президент рф володимир путін заявив, що росія розміститьтактичну ядерну зброю у білорусі. Раніше, у лютому поточного року, путіноголосив про "призупинення" участі москви у Договорі про скороченнястратегічних наступальних озброєнь зі США (Новий START), хоча положення цьогодокумента не передбачають можливість його «призупинення».</text:p>
      <text:p text:style-name="P4">
Самопроголошений президент білорусі олександр лукашенко заявив, що розміщенняядерної зброї в білорусі робиться з його ініціативи, що це не залякування, нешантаж, а можливість «убезпечити білоруську державу».</text:p>
      <text:p text:style-name="P4">
<text:span text:style-name="T4">
Читайте також:</text:span>
 <text:span text:style-name="T4">
<text:a xlink:type="simple" xlink:href="https://www.ukrinform.ua/rubric-world/3690053-kitaj-zaaviv-na-radbezi-oon-so-vistupae-proti-rozmisenna-adernoi-zbroi-v-insih-krainah.html" text:style-name="Internet_20_link" text:visited-style-name="Visited_20_Internet_20_Link">
 </text:a>
 </text:span>
</text:p>
      <text:p text:style-name="P4">
У Міністерстві закордонних справ України заявили, що намір росії розмістити вбілорусі тактичну ядерну зброю є порушенням Договору про нерозповсюдження <text:span text:style-name="T4">
<text:a xlink:type="simple" xlink:href="https://www.ukrinform.ua/tag-aderna-zbroa" text:style-name="Internet_20_link" text:visited-style-name="Visited_20_Internet_20_Link">
</text:a>
 </text:span>
</text:p>
      <text:p text:style-name="P4">
Source: <text:a xlink:type="simple" xlink:href="https://www.ukrinform.ua/rubric-ato/3690089-zelenskij-pro-adernu-zbrou-rf-u-bilorusi-signal-govorit-pro-nevdalu-zustric-iz-kitaem.html" text:style-name="Internet_20_link" text:visited-style-name="Visited_20_Internet_20_Link">
https://www.ukrinform.ua/rubric-ato/3690089-zelenskij-pro-adernu-zbrou-rf-u-bilorusi-signal-govorit-pro-nevdalu-zustric-iz-kitaem.html</text:a>
</text:p>
      <!--NEWS-->
      <text:h text:style-name="P10" text:outline-level="1">
<text:span text:style-name="T4">
Шевченко відвідав дитячу лікарню «Охматдит»</text:span>
</text:h>
      <text:p text:style-name="P4">
Authors: Ukrinform (Person)</text:p>
      <text:p text:style-name="P4">
Publisher: Укринформ (Organization)</text:p>
      <text:p text:style-name="P4">
Published Time: 2023-03-31T21:32:00+03:00</text:p>
      <text:p text:style-name="P4">
Modified Time: 2023-03-31T21:32:00+03:00</text:p>
      <text:p text:style-name="P4">
Description: Колишній головний тренер збірної України, амбасадор UNITED24 Андрій Шевченко відвідав дитячу лікарню «Охматдит». — Укрінформ.</text:p>
      <text:p text:style-name="P4">
Images: ["<text:a xlink:type="simple" xlink:href="https://static.ukrinform.com/photos/2023_03/thumb_files/630_360_1680287019-360.jpg" text:style-name="Internet_20_link" text:visited-style-name="Visited_20_Internet_20_Link">
630_360_16802...</text:a>
", "<text:a xlink:type="simple" xlink:href="https://static.ukrinform.com/photos/2023_03/1680286973-134.jpg" text:style-name="Internet_20_link" text:visited-style-name="Visited_20_Internet_20_Link">
1680286973-13...</text:a>
", "<text:a xlink:type="simple" xlink:href="https://static.ukrinform.com/photos/2023_03/1680286974-567.jpg" text:style-name="Internet_20_link" text:visited-style-name="Visited_20_Internet_20_Link">
1680286974-56...</text:a>
"]</text:p>
      <text:p text:style-name="P4">
Tags: ['Футбол', 'Андрій Шевченко']</text:p>
      <text:p text:style-name="P4">
Type: Article</text:p>
      <!--METADATA-->
      <text:p text:style-name="P4">
<draw:frame draw:style-name="fr1" draw:name="Image234" text:anchor-type="as-char" svg:width="6.9236in" svg:height="3.956343in" draw:z-index="0">
<draw:image xlink:href="../Images/yкринформ/2023-03-31T21-32-00-03-00/630_360_1680287019-360.jpg" xlink:type="simple" xlink:show="embed" xlink:actuate="onLoad" draw:mime-type="image/jpeg"/>
</draw:frame>
 Колишнійголовний тренер збірної України, амбасадор UNITED24 Андрій Шевченко відвідавдитячу лікарню «Охматдит».</text:p>
      <text:p text:style-name="P4">
Про це повідомили на <text:a xlink:type="simple" xlink:href="https://www.instagram.com/p/CqdJC-gNkXy/" text:style-name="Internet_20_link" text:visited-style-name="Visited_20_Internet_20_Link">
 </text:a>
 UNITED24 вІнстаграмі, передає Укрінформ.</text:p>
      <text:p text:style-name="P4">
<draw:frame draw:style-name="fr1" draw:name="Image235" text:anchor-type="as-char" svg:width="6.9236in" svg:height="7.551853in" draw:z-index="0">
<draw:image xlink:href="../Images/yкринформ/2023-03-31T21-32-00-03-00/1680286973-134.jpg" xlink:type="simple" xlink:show="embed" xlink:actuate="onLoad" draw:mime-type="image/jpeg"/>
</draw:frame>
</text:p>
      <text:p text:style-name="P4">
Ексфорвард української збірної зустрівся з маленькими пацієнтами, а з 6-річноюМариною з Високопілля Херсонської області навіть пограв у футбол.</text:p>
      <text:p text:style-name="P4">
<draw:frame draw:style-name="fr1" draw:name="Image236" text:anchor-type="as-char" svg:width="6.9236in" svg:height="7.539031in" draw:z-index="0">
<draw:image xlink:href="../Images/yкринформ/2023-03-31T21-32-00-03-00/1680286974-567.jpg" xlink:type="simple" xlink:show="embed" xlink:actuate="onLoad" draw:mime-type="image/jpeg"/>
</draw:frame>
</text:p>
      <text:p text:style-name="P4">
<text:span text:style-name="T4">
Читайте також:</text:span>
 <text:a xlink:type="simple" xlink:href="https://www.ukrinform.ua/rubric-vidbudova/3689022-britanec-ber-grillz-stav-ambasadorom-united24-i-prosuvatime-napramok-vidbudovi-ukraini.html" text:style-name="Internet_20_link" text:visited-style-name="Visited_20_Internet_20_Link">
 </text:a>
</text:p>
      <text:p text:style-name="P4">
У будинок родини Марини влучила російська ракета. Дівчинка - перша дитина зампутацією через травмування внаслідок російського обстрілу, яку протезували вУкраїні.</text:p>
      <text:p text:style-name="P4">
Фото: instagram.com</text:p>
      <text:p text:style-name="P4">
Source: <text:a xlink:type="simple" xlink:href="https://www.ukrinform.ua/rubric-sports/3690086-sevcenko-vidvidav-ditacu-likarnu-ohmatdit.html" text:style-name="Internet_20_link" text:visited-style-name="Visited_20_Internet_20_Link">
https://www.ukrinform.ua/rubric-sports/3690086-sevcenko-vidvidav-ditacu-likarnu-ohmatdit.html</text:a>
</text:p>
      <!--NEWS-->
      <text:h text:style-name="P10" text:outline-level="1">
<text:span text:style-name="T4">
Буча може стати майданчиком для трибуналу проти росії – Президент</text:span>
</text:h>
      <text:p text:style-name="P4">
Authors: Ukrinform (Person)</text:p>
      <text:p text:style-name="P4">
Publisher: Укринформ (Organization)</text:p>
      <text:p text:style-name="P4">
Published Time: 2023-03-31T21:37:00+03:00</text:p>
      <text:p text:style-name="P4">
Modified Time: 2023-03-31T21:37:00+03:00</text:p>
      <text:p text:style-name="P4">
Description: Задля відновлення справедливості, Буча може стати одним із майданчиків, на якому базуватиметься трибунал, що має засудити російську агресію проти України, путіна та його оточення. — Укрінформ.</text:p>
      <text:p text:style-name="P4">
Images: ["<text:a xlink:type="simple" xlink:href="https://static.ukrinform.com/photos/2023_03/thumb_files/630_360_1680286610-590.jpeg" text:style-name="Internet_20_link" text:visited-style-name="Visited_20_Internet_20_Link">
630_360_16802...</text:a>
"]</text:p>
      <text:p text:style-name="P4">
Tags: ['Буча', 'Трибунал', 'Україна', 'Агресія РФ', 'Зеленський', 'Війна з росією']</text:p>
      <text:p text:style-name="P4">
Type: Article</text:p>
      <!--METADATA-->
      <text:p text:style-name="P4">
<draw:frame draw:style-name="fr1" draw:name="Image237" text:anchor-type="as-char" svg:width="6.9236in" svg:height="3.956343in" draw:z-index="0">
<draw:image xlink:href="../Images/yкринформ/2023-03-31T21-37-00-03-00/630_360_1680286610-590.jpeg" xlink:type="simple" xlink:show="embed" xlink:actuate="onLoad" draw:mime-type="image/jpeg"/>
</draw:frame>
 Задлявідновлення справедливості, Буча може стати одним із майданчиків, на якомубазуватиметься трибунал, що має засудити російську агресію проти України,путіна та його оточення.</text:p>
      <text:p text:style-name="P4">
Про це заявив Президент України Володимир Зеленський під час звернення доучасників Бучанського саміту, передає Укрінформ із <text:a xlink:type="simple" xlink:href="https://t.me/V_Zelenskiy_official/5700" text:style-name="Internet_20_link" text:visited-style-name="Visited_20_Internet_20_Link">
</text:a>
 на Телеграм Глави держави.</text:p>
      <text:p text:style-name="P4">
"Коли ми розглядали ідею цього саміту, ми подумали, що в майбутньому, колиобов'язково зло буде покарано, Буча може стати одним із майданчиків -фундаментів для трибуналу проти агресії росії, проти того горя, яке Президентпутін та його коло принесли на нашу землю", - зазначив він.</text:p>
      <text:p text:style-name="P4">
<text:span text:style-name="T4">
Читайте також:</text:span>
 <text:span text:style-name="T4">
<text:a xlink:type="simple" xlink:href="https://www.ukrinform.ua/rubric-regions/3690061-u-buci-dosi-neopiznani-70-til-ludej-ubitih-rosianami.html" text:style-name="Internet_20_link" text:visited-style-name="Visited_20_Internet_20_Link">
 </text:a>
 </text:span>
</text:p>
      <text:p text:style-name="P4">
Водночас Зеленський підкреслив, що підтримка з боку інших держав Бучанськогосаміту є показником утвердження справедливості. За його словами, в установчомусаміті взяли участь близько 50-тьох країн та організацій. Він подякувавлідерам, які прибули на захід, а також тим, хто долучився онлайн.</text:p>
      <text:p text:style-name="P4">
"Для кожного українця та України це важливо, тому що є пріоритети - перемогата справедливість. І ці два кроки, які ми маємо досягти, та досягнемо", -підкреслив Президент.</text:p>
      <text:p text:style-name="P4">
<text:span text:style-name="T4">
Читайте також:</text:span>
 <text:span text:style-name="T4">
<text:a xlink:type="simple" xlink:href="https://www.ukrinform.ua/rubric-polytics/3689975-skoeni-v-buci-zlocini-pokazali-spravzne-oblicca-rosijskoi-agresii-premer-horvatii.html" text:style-name="Internet_20_link" text:visited-style-name="Visited_20_Internet_20_Link">
 </text:a>
 </text:span>
</text:p>
      <text:p text:style-name="P4">
Також Зеленський подякував за роботу журналістам, які висвітлювали наслідкиокупації Бучі військами рф.</text:p>
      <text:p text:style-name="P4">
"Про Бучу дізнався весь світ: про українців, убитих на вулицях солдатамиросії, про людей, закатованих у підвалах, про розстріляних на дорогах, продорослих, про дітей, чиї тіла були знайдені в могилах Бучі", - сказавПрезидент.</text:p>
      <text:p text:style-name="P4">
<text:span text:style-name="T4">
Читайте також:</text:span>
 <text:span text:style-name="T4">
<text:a xlink:type="simple" xlink:href="https://www.ukrinform.ua/rubric-world/3689932-zvirstva-v-buci-pokazali-svitovi-so-take-vijna-putina-solc.html" text:style-name="Internet_20_link" text:visited-style-name="Visited_20_Internet_20_Link">
 </text:a>
</text:span>
</text:p>
      <text:p text:style-name="P4">
Водночас він наголосив що Буча має стати символом справедливості - дляУкраїни, Європи та всього світу, щоб "кожен російський вбивця, кат та терориствідповів за злочини проти наших людей".</text:p>
      <text:p text:style-name="P4">
Як повідомляв Укрінформ, Зеленський спільно з іноземними гостями, які приїхалив Україну з нагоди річниці звільнення від російських загарбників міста <text:span text:style-name="T4">
<text:a xlink:type="simple" xlink:href="https://www.ukrinform.ua/tag-buca" text:style-name="Internet_20_link" text:visited-style-name="Visited_20_Internet_20_Link">
</text:a>
 </text:span>
 на Київщині, пройшлися вулицеюВокзальна, де було знищено колону російської воєнної техніки.</text:p>
      <text:p text:style-name="P4">
Source: <text:a xlink:type="simple" xlink:href="https://www.ukrinform.ua/rubric-ato/3690090-buca-moze-stati-majdancikom-dla-tribunalu-proti-rosii-prezident.html" text:style-name="Internet_20_link" text:visited-style-name="Visited_20_Internet_20_Link">
https://www.ukrinform.ua/rubric-ato/3690090-buca-moze-stati-majdancikom-dla-tribunalu-proti-rosii-prezident.html</text:a>
</text:p>
      <!--NEWS-->
      <text:h text:style-name="P10" text:outline-level="1">
<text:span text:style-name="T4">
На Херсонщині під ворожий обстріл потрапили цивільні, які пливли на човні по Дніпру</text:span>
</text:h>
      <text:p text:style-name="P4">
Authors: Ukrinform (Person)</text:p>
      <text:p text:style-name="P4">
Publisher: Укринформ (Organization)</text:p>
      <text:p text:style-name="P4">
Published Time: 2023-03-31T21:43:20+03:00</text:p>
      <text:p text:style-name="P4">
Modified Time: 2023-03-31T21:43:20+03:00</text:p>
      <text:p text:style-name="P4">
Description: У Херсонській області внаслідок російського обстрілу поранення дістали цивільні, які пливли на човні по Дніпру. — Укрінформ.</text:p>
      <text:p text:style-name="P4">
Images: ["<text:a xlink:type="simple" xlink:href="https://static.ukrinform.com/photos/2019_12/thumb_files/630_360_1576566501-892.jpg" text:style-name="Internet_20_link" text:visited-style-name="Visited_20_Internet_20_Link">
630_360_15765...</text:a>
"]</text:p>
      <text:p text:style-name="P4">
Tags: ['Херсонщина', 'Обстріл', 'Війна з росією']</text:p>
      <text:p text:style-name="P4">
Type: Article</text:p>
      <!--METADATA-->
      <text:p text:style-name="P4">
<draw:frame draw:style-name="fr1" draw:name="Image238" text:anchor-type="as-char" svg:width="6.9236in" svg:height="3.956343in" draw:z-index="0">
<draw:image xlink:href="../Images/yкринформ/2023-03-31T21-43-20-03-00/630_360_1576566501-892.jpg" xlink:type="simple" xlink:show="embed" xlink:actuate="onLoad" draw:mime-type="image/jpeg"/>
</draw:frame>
 УХерсонській області внаслідок російського обстрілу поранення дістали цивільні,які пливли на човні по Дніпру.</text:p>
      <text:p text:style-name="P4">
Як передає Укрінформ, про це Херсонська обласна військова адміністраціяповідомила в <text:a xlink:type="simple" xlink:href="https://t.me/khersonskaODA/4789" text:style-name="Internet_20_link" text:visited-style-name="Visited_20_Internet_20_Link">
 </text:a>
 .</text:p>
      <text:p text:style-name="P4">
"Під обстріл потрапили люди, котрі намагалися дістатися <text:a xlink:type="simple" xlink:href="https://www.ukrinform.ua/tag-herson" text:style-name="Internet_20_link" text:visited-style-name="Visited_20_Internet_20_Link">
</text:a>
 на човні. Вони пливли з дач, що налівому березі Дніпра", — ідеться в повідомленні.</text:p>
      <text:p text:style-name="P4">
<text:span text:style-name="T4">
Читайте також:</text:span>
 <text:a xlink:type="simple" xlink:href="https://www.ukrinform.ua/rubric-ato/3690088-rosiani-nakrili-z-artilerii-avdiivku-zaginula-ditina.html" text:style-name="Internet_20_link" text:visited-style-name="Visited_20_Internet_20_Link">
 </text:a>
</text:p>
      <text:p text:style-name="P4">
За попередніми даними, поранені двоє людей. На місце виїхали екстрені служби.</text:p>
      <text:p text:style-name="P4">
Як повідомляв Укрінформ, російські війська <text:a xlink:type="simple" xlink:href="https://www.ukrinform.ua/rubric-ato/3690088-rosiani-nakrili-z-artilerii-avdiivku-zaginula-ditina.html" text:style-name="Internet_20_link" text:visited-style-name="Visited_20_Internet_20_Link">
</text:a>
 по Авдіївці Донецької області, убивши двохмирних жителів, зокрема дитину 2022 року народження.</text:p>
      <text:p text:style-name="P4">
Source: <text:a xlink:type="simple" xlink:href="https://www.ukrinform.ua/rubric-regions/3690092-na-hersonsini-pid-vorozij-obstril-potrapili-civilni-aki-plivli-na-covni-po-dnipru.html" text:style-name="Internet_20_link" text:visited-style-name="Visited_20_Internet_20_Link">
https://www.ukrinform.ua/rubric-regions/3690092-na-hersonsini-pid-vorozij-obstril-potrapili-civilni-aki-plivli-na-covni-po-dnipru.html</text:a>
</text:p>
      <!--NEWS-->
      <text:h text:style-name="P10" text:outline-level="1">
<text:span text:style-name="T4">
Нова програма МВФ допоможе зберегти макрофінансову стабільність України — Шмигаль</text:span>
</text:h>
      <text:p text:style-name="P4">
Authors: Ukrinform (Person)</text:p>
      <text:p text:style-name="P4">
Publisher: Укринформ (Organization)</text:p>
      <text:p text:style-name="P4">
Published Time: 2023-03-31T21:55:00+03:00</text:p>
      <text:p text:style-name="P4">
Modified Time: 2023-03-31T21:55:00+03:00</text:p>
      <text:p text:style-name="P4">
Description: Нова програма підтримки від Міжнародного валютного фонду допоможе уряду профінансувати всі критичні видатки та зберегти макрофінансову стабільність України, перший транш очікується вже найближчим часом. — Укрінформ.</text:p>
      <text:p text:style-name="P4">
Images: ["<text:a xlink:type="simple" xlink:href="https://static.ukrinform.com/photos/2023_02/thumb_files/630_360_1677604002-692.jpg" text:style-name="Internet_20_link" text:visited-style-name="Visited_20_Internet_20_Link">
630_360_16776...</text:a>
"]</text:p>
      <text:p text:style-name="P4">
Tags: ['Економіка', 'МВФ', 'Україна', 'Шмигаль']</text:p>
      <text:p text:style-name="P4">
Type: Article</text:p>
      <!--METADATA-->
      <text:p text:style-name="P4">
<draw:frame draw:style-name="fr1" draw:name="Image239" text:anchor-type="as-char" svg:width="6.9236in" svg:height="3.956343in" draw:z-index="0">
<draw:image xlink:href="../Images/yкринформ/2023-03-31T21-55-00-03-00/630_360_1677604002-692.jpg" xlink:type="simple" xlink:show="embed" xlink:actuate="onLoad" draw:mime-type="image/jpeg"/>
</draw:frame>
 Новапрограма підтримки від Міжнародного валютного фонду допоможе урядупрофінансувати всі критичні видатки та зберегти макрофінансову стабільністьУкраїни, перший транш очікується вже найближчим часом.</text:p>
      <text:p text:style-name="P4">
Про це Прем'єр-міністр Денис Шмигаль повідомив у <text:a xlink:type="simple" xlink:href="https://t.me/Denys_Smyhal/4886" text:style-name="Internet_20_link" text:visited-style-name="Visited_20_Internet_20_Link">
</text:a>
 , передає Укрінформ.</text:p>
      <text:p text:style-name="P4">
"Програма буде складатися з двох частин. Перша – це термінове фінансування донашої перемоги у війні. Друга частина – це післявоєнна відбудова татрансформація України. Перший транш у розмірі понад 2,7 млрд доларів очікуємовже найближчим часом", – зазначив він.</text:p>
      <text:p text:style-name="P4">
<text:span text:style-name="T4">
Читайте також:</text:span>
 <text:span text:style-name="T4">
<text:a xlink:type="simple" xlink:href="https://www.ukrinform.ua/rubric-economy/3690077-mvf-shvaliv-programu-finansuvanna-dla-ukraini-na-156-milarda.html" text:style-name="Internet_20_link" text:visited-style-name="Visited_20_Internet_20_Link">
 </text:a>
 </text:span>
</text:p>
      <text:p text:style-name="P4">
Глава уряду також подякував командам Міністерства фінансів та Національногобанку України, Міжнародному валютному фонду та всім причетним.</text:p>
      <text:p text:style-name="P4">
Як повідомляв Укрінформ, 31 березня виконавча рада _<text:span text:style-name="T4">
<text:a xlink:type="simple" xlink:href="https://www.ukrinform.ua/rubric-economy/3690077-mvf-shvaliv-programu-finansuvanna-dla-ukraini-na-156-milarda.html" text:style-name="Internet_20_link" text:visited-style-name="Visited_20_Internet_20_Link">
</text:a>
 </text:span>
 _ сумою 15,6 мільярдадоларів.</text:p>
      <text:p text:style-name="P4">
Source: <text:a xlink:type="simple" xlink:href="https://www.ukrinform.ua/rubric-economy/3690093-nova-programa-mvf-dopomoze-zberegti-makrofinansovu-stabilnist-ukraini-smigal.html" text:style-name="Internet_20_link" text:visited-style-name="Visited_20_Internet_20_Link">
https://www.ukrinform.ua/rubric-economy/3690093-nova-programa-mvf-dopomoze-zberegti-makrofinansovu-stabilnist-ukraini-smigal.html</text:a>
</text:p>
      <!--NEWS-->
      <text:h text:style-name="P10" text:outline-level="1">
<text:span text:style-name="T4">
Ядерний шантаж рф не завадить підтримці України - Британія в ООН</text:span>
</text:h>
      <text:p text:style-name="P4">
Authors: Ukrinform (Person)</text:p>
      <text:p text:style-name="P4">
Publisher: Укринформ (Organization)</text:p>
      <text:p text:style-name="P4">
Published Time: 2023-03-31T22:04:00+03:00</text:p>
      <text:p text:style-name="P4">
Modified Time: 2023-03-31T22:04:00+03:00</text:p>
      <text:p text:style-name="P4">
Description: Навіть вдаючись до ядерного шантажу, росії не вдасться ослабити підтримку України її міжнародними партнерами. — Укрінформ.</text:p>
      <text:p text:style-name="P4">
Images: ["<text:a xlink:type="simple" xlink:href="https://static.ukrinform.com/photos/2022_01/thumb_files/630_360_1643649621-813.jpg" text:style-name="Internet_20_link" text:visited-style-name="Visited_20_Internet_20_Link">
630_360_16436...</text:a>
"]</text:p>
      <text:p text:style-name="P4">
Tags: ['Британія', 'ООН', 'росія', 'Війна з росією', 'Ядерний шантаж']</text:p>
      <text:p text:style-name="P4">
Type: Article</text:p>
      <!--METADATA-->
      <text:p text:style-name="P4">
<draw:frame draw:style-name="fr1" draw:name="Image240" text:anchor-type="as-char" svg:width="6.9236in" svg:height="3.956343in" draw:z-index="0">
<draw:image xlink:href="../Images/yкринформ/2023-03-31T22-04-00-03-00/630_360_1643649621-813.jpg" xlink:type="simple" xlink:show="embed" xlink:actuate="onLoad" draw:mime-type="image/jpeg"/>
</draw:frame>
 Навітьвдаючись до ядерного шантажу, росії не вдасться ослабити підтримку України їїміжнародними партнерами.</text:p>
      <text:p text:style-name="P4">
Як повідомляє кореспондент Укрінформу, про це під час засідання Ради БезпекиООН, присвяченого обговоренню погроз президента рф володимира путіна щодорозміщення тактичної ядерної зброї у Білорусі, заявив постійний представникВеликої Британії при Організації Джеймс Каріукі.</text:p>
      <text:p text:style-name="P4">
“Оголошення президента путіна від 25 березня (про намір розмістити тактичнуядерну зброю у білорусі - ред.) - це ще одна спроба залякати та примусити. Цене спрацювало раніше й не спрацює у майбутньому. Ми продовжимо підтримуватизусилля України із самозахисту”, - сказав Каріукі.</text:p>
      <text:p text:style-name="P4">
<text:span text:style-name="T4">
Читайте також:</text:span>
 <text:span text:style-name="T4">
<text:a xlink:type="simple" xlink:href="https://www.ukrinform.ua/rubric-world/3687778-litva-vimagatime-novih-sankcij-u-vidpovid-na-adernij-santaz-rosii.html" text:style-name="Internet_20_link" text:visited-style-name="Visited_20_Internet_20_Link">
 </text:a>
 </text:span>
</text:p>
      <text:p text:style-name="P4">
Він наголосив, що під час війни в Україні лише росія порушує тему можливогозастосування ядерної зброї. “Ми рішуче виступатимемо на підтримку народуУкраїни та закликаємо росію знизити напруження. Розпочати це слід з припиненняцього незаконного та неспровокованого вторгнення”, - зазначив дипломат.</text:p>
      <text:p text:style-name="P4">
Каріукі також закликав президента білорусі “відмовитися від підтримкибезрозсудних дій росії, що ведуть до ескалації”.</text:p>
      <text:p text:style-name="P4">
<text:span text:style-name="T4">
Читайте також:</text:span>
 <text:span text:style-name="T4">
<text:a xlink:type="simple" xlink:href="https://www.ukrinform.ua/rubric-ato/3688271-putin-brazkae-adernou-zbroeu-vid-rozpacu-pered-kontrnastupom-zsu-linkavicus.html" text:style-name="Internet_20_link" text:visited-style-name="Visited_20_Internet_20_Link">
 </text:a>
 </text:span>
</text:p>
      <text:p text:style-name="P4">
Як повідомляв Укрінформ, 25 березня президент країни-агресорки володимирпутін, щодо якого МКС видав ордер на арешт, заявив, що росія розміститьтактичну ядерну зброю у білорусі. Раніше, у лютому цього року, він оголосивпро «призупинення» участі москви в Договорі про скорочення стратегічнихнаступальних озброєнь зі США.</text:p>
      <text:p text:style-name="P4">
<text:span text:style-name="T4">
Читайте також:</text:span>
 <text:span text:style-name="T4">
<text:a xlink:type="simple" xlink:href="https://www.ukrinform.ua/rubric-society/3689379-aderni-pogrozi-rosii-e-castinou-psihologicnoi-vijni-pokalcuk.html" text:style-name="Internet_20_link" text:visited-style-name="Visited_20_Internet_20_Link">
 </text:a>
 </text:span>
</text:p>
      <text:p text:style-name="P4">
Учасниками ДНЯЗ є майже всі держави світу, крім Ізраїлю, Індії, Пакистану таПівнічної Кореї.</text:p>
      <text:p text:style-name="P4">
<text:span text:style-name="T5">
Фото: Courtesy</text:span>
</text:p>
      <text:p text:style-name="P4">
Source: <text:a xlink:type="simple" xlink:href="https://www.ukrinform.ua/rubric-polytics/3690094-adernij-santaz-rf-ne-zavadit-pidtrimci-ukraini-britania-v-oon.html" text:style-name="Internet_20_link" text:visited-style-name="Visited_20_Internet_20_Link">
https://www.ukrinform.ua/rubric-polytics/3690094-adernij-santaz-rf-ne-zavadit-pidtrimci-ukraini-britania-v-oon.html</text:a>
</text:p>
      <!--NEWS-->
      <text:h text:style-name="P10" text:outline-level="1">
<text:span text:style-name="T4">
Молдова підтримує ідею спецтрибуналу проти рф і готова допомогти у зборі інформації – Санду</text:span>
</text:h>
      <text:p text:style-name="P4">
Authors: Ukrinform (Person)</text:p>
      <text:p text:style-name="P4">
Publisher: Укринформ (Organization)</text:p>
      <text:p text:style-name="P4">
Published Time: 2023-03-31T22:12:00+03:00</text:p>
      <text:p text:style-name="P4">
Modified Time: 2023-03-31T22:12:00+03:00</text:p>
      <text:p text:style-name="P4">
Description: Президентка Республіки Молдова Мая Санду висловила підтримку ініціативи зі створення спеціального трибуналу проти росії та готова допомогти збирати дані щодо вчинених росіянами злочинів проти українців. — Укрінформ.</text:p>
      <text:p text:style-name="P4">
Images: ["<text:a xlink:type="simple" xlink:href="https://static.ukrinform.com/photos/2022_04/thumb_files/630_360_1649072093-943.jpg" text:style-name="Internet_20_link" text:visited-style-name="Visited_20_Internet_20_Link">
630_360_16490...</text:a>
"]</text:p>
      <text:p text:style-name="P4">
Tags: ['Буча', 'Трибунал', 'Агресія РФ', 'Воєнні злочини', 'Санду', 'Війна з росією']</text:p>
      <text:p text:style-name="P4">
Type: Article</text:p>
      <!--METADATA-->
      <text:p text:style-name="P4">
<draw:frame draw:style-name="fr1" draw:name="Image241" text:anchor-type="as-char" svg:width="6.9236in" svg:height="3.956343in" draw:z-index="0">
<draw:image xlink:href="../Images/yкринформ/2023-03-31T22-12-00-03-00/630_360_1649072093-943.jpg" xlink:type="simple" xlink:show="embed" xlink:actuate="onLoad" draw:mime-type="image/jpeg"/>
</draw:frame>
Президентка Республіки Молдова Мая Санду висловила підтримку ініціативи зістворення спеціального трибуналу проти росії та готова допомогти збирати даніщодо вчинених росіянами злочинів проти українців.</text:p>
      <text:p text:style-name="P4">
Про це вона заявила під час пресконференції за результатами Бучанськогосаміту, повідомляє Укрінформ.</text:p>
      <text:p text:style-name="P4">
«Ми тут, щоб нагадати світу про російські злочини і підтримати нашізобов’язання. Ми підтримуємо Бучанську декларацію, ми підтримуємо створенняміжнародного трибуналу, щоб усі злочини – злочини проти людства, протиукраїнського народу були розслідувані і покарані. Для цього ми тут і ще развисловлюємо свою готовність підтримувати Україну. Ми всі повинні допомагатиУкраїні перемогти у цій війні, відновити територіальну цілісність і зберегтисвободу та демократію», - сказала Санду.</text:p>
      <text:p text:style-name="P4">
<text:span text:style-name="T4">
Читайте також:</text:span>
 <text:span text:style-name="T4">
<text:a xlink:type="simple" xlink:href="https://www.ukrinform.ua/rubric-polytics/3690045-zelenskij-zustrivsa-iz-sandu-govorili-pro-sankcii-spectribunal-i-situaciu-na-fronti.html" text:style-name="Internet_20_link" text:visited-style-name="Visited_20_Internet_20_Link">
 </text:a>
 </text:span>
</text:p>
      <text:p text:style-name="P4">
Водночас вона розповіла, що нині у Молдові перебуває близько 100 тисячукраїнських біженців, і Молдова може допомогти в отриманні інформації.</text:p>
      <text:p text:style-name="P4">
«Ми можемо працювати з людьми, які стали свідками злочинів проти людства, і зтими, проти кого вчинялися ці злочини», - додала Президентка Молдови.</text:p>
      <text:p text:style-name="P4">
<text:span text:style-name="T4">
Читайте також:</text:span>
 <text:span text:style-name="T4">
<text:a xlink:type="simple" xlink:href="https://www.ukrinform.ua/rubric-ato/3690090-buca-moze-stati-majdancikom-dla-tribunalu-proti-rosii-prezident.html" text:style-name="Internet_20_link" text:visited-style-name="Visited_20_Internet_20_Link">
 </text:a>
 </text:span>
</text:p>
      <text:p text:style-name="P4">
Як повідомлялося, Україна розраховує на ухвалення у квітні Генеральноюасамблеєю ООН резолюції щодо відповідальності за воєнні злочини в України тапідтримку спецтрибуналу проти росії.</text:p>
      <text:p text:style-name="P4">
У вересні 2022 року Президент Володимир Зеленський утворив робочу групу начолі з Андрієм Єрмаком, яка опрацьовує питання створення спеціального <text:span text:style-name="T4">
<text:a xlink:type="simple" xlink:href="https://www.ukrinform.ua/tag-tribunal" text:style-name="Internet_20_link" text:visited-style-name="Visited_20_Internet_20_Link">
</text:a>
 </text:span>
 для притягнення до кримінальноївідповідальності керівництва російської федерації за скоєння злочину агресіїпроти України. Створення такого трибуналу підтримали Парламентська асамблеяРади Європи, Європарламент, Парламентська асамблея НАТО, Парламентськаасамблея ОБСЄ та окремі держави.</text:p>
      <text:p text:style-name="P4">
<text:span text:style-name="T5">
Фото: tv8.md</text:span>
</text:p>
      <text:p text:style-name="P4">
Source: <text:a xlink:type="simple" xlink:href="https://www.ukrinform.ua/rubric-polytics/3690097-moldova-pidtrimue-ideu-spectribunalu-proti-rf-i-gotova-dopomogti-u-zbori-informacii-sandu.html" text:style-name="Internet_20_link" text:visited-style-name="Visited_20_Internet_20_Link">
https://www.ukrinform.ua/rubric-polytics/3690097-moldova-pidtrimue-ideu-spectribunalu-proti-rf-i-gotova-dopomogti-u-zbori-informacii-sandu.html</text:a>
</text:p>
      <!--NEWS-->
      <text:h text:style-name="P10" text:outline-level="1">
<text:span text:style-name="T4">
Зеленський: У повноцінній відповідальності росії має бути три елементи</text:span>
</text:h>
      <text:p text:style-name="P4">
Authors: Ukrinform (Person)</text:p>
      <text:p text:style-name="P4">
Publisher: Укринформ (Organization)</text:p>
      <text:p text:style-name="P4">
Published Time: 2023-03-31T22:20:00+03:00</text:p>
      <text:p text:style-name="P4">
Modified Time: 2023-03-31T22:20:00+03:00</text:p>
      <text:p text:style-name="P4">
Description: Національне правосуддя України, Міжнародний кримінальний суд та спецтрибунали забезпечать повну відповідальність росії як держави-агресора. — Укрінформ.</text:p>
      <text:p text:style-name="P4">
Images: ["<text:a xlink:type="simple" xlink:href="https://static.ukrinform.com/photos/2023_03/thumb_files/630_360_1680284781-892.jpeg" text:style-name="Internet_20_link" text:visited-style-name="Visited_20_Internet_20_Link">
630_360_16802...</text:a>
"]</text:p>
      <text:p text:style-name="P4">
Tags: ['Трибунал', 'Агресія РФ', 'Зеленський', 'Війна з росією']</text:p>
      <text:p text:style-name="P4">
Type: Article</text:p>
      <!--METADATA-->
      <text:p text:style-name="P4">
<draw:frame draw:style-name="fr1" draw:name="Image242" text:anchor-type="as-char" svg:width="6.9236in" svg:height="3.956343in" draw:z-index="0">
<draw:image xlink:href="../Images/yкринформ/2023-03-31T22-20-00-03-00/630_360_1680284781-892.jpeg" xlink:type="simple" xlink:show="embed" xlink:actuate="onLoad" draw:mime-type="image/jpeg"/>
</draw:frame>
Національне правосуддя України, Міжнародний кримінальний суд та спецтрибунализабезпечать повну відповідальність росії як держави-агресора.</text:p>
      <text:p text:style-name="P4">
Про це повідомив Президент України Володимир Зеленський під час звернення доучасників Бучанського саміту, передає Укрінформ із посиланням на <text:a xlink:type="simple" xlink:href="https://t.me/V_Zelenskiy_official/5700" text:style-name="Internet_20_link" text:visited-style-name="Visited_20_Internet_20_Link">
</text:a>
 Глави держави.</text:p>
      <text:p text:style-name="P4">
"У повноцінній відповідальності росії має бути три елементи. Перший - ценаціональне правосуддя України, яке забезпечить відповідальність основної масиросійських вбивць і терористів. Другий - це Міжнародний кримінальний суд,здатний притягти до відповідальності російських воєнних злочинців різногорівні в межах своєї юрисдикції. Третій - обов'язковий - елемент - цеспецтрибунал для окремих лідерів. Він притягне до відповідальності винних упервинному злочині агресії, який уможливлює всі інші злочини", - сказав він.</text:p>
      <text:p text:style-name="P4">
<text:span text:style-name="T4">
Читайте також:</text:span>
 <text:span text:style-name="T4">
<text:a xlink:type="simple" xlink:href="https://www.ukrinform.ua/rubric-polytics/3690082-zelenskij-vvazae-peregovori-mozlivimi-pisla-togo-ak-rosia-bez-bou-vivede-z-ukraini-vijska.html" text:style-name="Internet_20_link" text:visited-style-name="Visited_20_Internet_20_Link">
 </text:a>
 </text:span>
</text:p>
      <text:p text:style-name="P4">
Зеленський підкреслив, що справедливість - це підґрунтя миру. Коливідповідальність того, хто зруйнував мир, забезпечується повністю, миртриватиме довго. Саме справедливість, за його словами, - у фундаментіукраїнської Формули миру.</text:p>
      <text:p text:style-name="P4">
"Суто формальні норми міжнародного права без забезпечення справедливості, нанашу думку, не спрацюють", - зауважив Президент.</text:p>
      <text:p text:style-name="P4">
<text:span text:style-name="T4">
Читайте також:</text:span>
 <text:span text:style-name="T4">
<text:a xlink:type="simple" xlink:href="https://www.ukrinform.ua/rubric-ato/3690097-moldova-pidtrimue-ideu-spectribunalu-proti-rf-i-gotova-dopomogti-u-zbori-informacii-sandu.html" text:style-name="Internet_20_link" text:visited-style-name="Visited_20_Internet_20_Link">
 </text:a>
 </text:span>
</text:p>
      <text:p text:style-name="P4">
Водночас він подякував всім, хто не йде на компроміси у питаннісправедливості. Зеленський нагадав, що лише в Бучанському районі скоєно понаддев'ять тисяч злочинів, понад 1400 цивільних загинули від рук загарбників. Усамому місті було вбито 637 цивільних, зокрема, 37 дітей.</text:p>
      <text:p text:style-name="P4">
"Світу потрібен дієвий механізм покарання винних у первинному злочині агресії,який відчиняє браму для всього зла. Кожен, хто не хоче повторення цього, маєпрацювати разом з Україною над створенням спеціального трибуналу щодо злочинуагресії росії, над створенням компенсаційного механізму, щоб відшкодувати всізбитки, завдані агресією росії, з їхніх активів. Повна відповідальність - цете, що привчає агресора до миру", - наголосив Президент.</text:p>
      <text:p text:style-name="P4">
<text:span text:style-name="T4">
Читайте також:</text:span>
 <text:span text:style-name="T4">
<text:a xlink:type="simple" xlink:href="https://www.ukrinform.ua/rubric-polytics/3690065-stefancuk-obgovoriv-iz-premerami-horvatii-ta-slovenii-stvorenna-spectribunalu-proti-rf.html" text:style-name="Internet_20_link" text:visited-style-name="Visited_20_Internet_20_Link">
 </text:a>
 </text:span>
</text:p>
      <text:p text:style-name="P4">
Як повідомлялося, Президент Володимир Зеленський зазначав, що _<text:span text:style-name="T4">
<text:a xlink:type="simple" xlink:href="https://www.ukrinform.ua/rubric-ato/3690090-buca-moze-stati-majdancikom-dla-tribunalu-proti-rosii-prezident.html" text:style-name="Internet_20_link" text:visited-style-name="Visited_20_Internet_20_Link">
</text:a>
 </text:span>
 _ , на якому базуватиметься <text:span text:style-name="T4">
<text:a xlink:type="simple" xlink:href="https://www.ukrinform.ua/tag-tribunal" text:style-name="Internet_20_link" text:visited-style-name="Visited_20_Internet_20_Link">
</text:a>
 </text:span>
 , що має засудити російськуагресію проти України, путіна та його оточення.</text:p>
      <text:p text:style-name="P4">
Source: <text:a xlink:type="simple" xlink:href="https://www.ukrinform.ua/rubric-ato/3690100-zelenskij-u-povnocinnij-vidpovidalnosti-rosii-mae-buti-tri-elementi.html" text:style-name="Internet_20_link" text:visited-style-name="Visited_20_Internet_20_Link">
https://www.ukrinform.ua/rubric-ato/3690100-zelenskij-u-povnocinnij-vidpovidalnosti-rosii-mae-buti-tri-elementi.html</text:a>
</text:p>
      <!--NEWS-->
      <text:h text:style-name="P10" text:outline-level="1">
<text:span text:style-name="T4">
Учасники Бучанського саміту уклали декларацію щодо відповідальності рф за скоєні в Україні злочини</text:span>
</text:h>
      <text:p text:style-name="P4">
Authors: Ukrinform (Person)</text:p>
      <text:p text:style-name="P4">
Publisher: Укринформ (Organization)</text:p>
      <text:p text:style-name="P4">
Published Time: 2023-03-31T22:25:00+03:00</text:p>
      <text:p text:style-name="P4">
Modified Time: 2023-03-31T22:25:00+03:00</text:p>
      <text:p text:style-name="P4">
Description: Близько 50 держав та міжнародних організацій уклали Бучанську декларацію щодо відповідальності росії за скоєні в Україні злочини. — Укрінформ.</text:p>
      <text:p text:style-name="P4">
Images: ["<text:a xlink:type="simple" xlink:href="https://static.ukrinform.com/photos/2022_04/thumb_files/630_360_1649797549-494.jpg" text:style-name="Internet_20_link" text:visited-style-name="Visited_20_Internet_20_Link">
630_360_16497...</text:a>
"]</text:p>
      <text:p text:style-name="P4">
Tags: ['Буча', 'Трибунал', 'Агресія РФ', 'Воєнні злочини']</text:p>
      <text:p text:style-name="P4">
Type: Article</text:p>
      <!--METADATA-->
      <text:p text:style-name="P4">
<draw:frame draw:style-name="fr1" draw:name="Image243" text:anchor-type="as-char" svg:width="6.9236in" svg:height="3.956343in" draw:z-index="0">
<draw:image xlink:href="../Images/yкринформ/2023-03-31T22-25-00-03-00/630_360_1649797549-494.jpg" xlink:type="simple" xlink:show="embed" xlink:actuate="onLoad" draw:mime-type="image/jpeg"/>
</draw:frame>
 Близько 50держав та міжнародних організацій уклали Бучанську декларацію щодовідповідальності росії за скоєні в Україні злочини.</text:p>
      <text:p text:style-name="P4">
Документ підписано за результатом Бучанського саміту й опубліковано на <text:a xlink:type="simple" xlink:href="https://www.president.gov.ua/news/buchanska-deklaraciya-shodo-vidpovidalnosti-za-najtyazhchi-z-82005" text:style-name="Internet_20_link" text:visited-style-name="Visited_20_Internet_20_Link">
</text:a>
</text:p>
      <text:p text:style-name="P4">
Учасники саміту рішуче засудили тяжкі злочини за міжнародним правом, які булискоєні на території України, включно з масовими вбивствами в Бучі, які сталисимволом жахіть російської агресії, і висловили підтримку зусиль прокурораМіжнародного кримінального суду та вдячність за виняткову та важливудіяльність МКС у забезпеченні притягнення до відповідальності винних ізапобіганні їхній безкарності.</text:p>
      <text:p text:style-name="P4">
<text:span text:style-name="T4">
Читайте також:</text:span>
 <text:span text:style-name="T4">
<text:a xlink:type="simple" xlink:href="https://www.ukrinform.ua/rubric-ato/3690097-moldova-pidtrimue-ideu-spectribunalu-proti-rf-i-gotova-dopomogti-u-zbori-informacii-sandu.html" text:style-name="Internet_20_link" text:visited-style-name="Visited_20_Internet_20_Link">
 </text:a>
 </text:span>
</text:p>
      <text:p text:style-name="P4">
Також у <text:span text:style-name="T4">
<text:a xlink:type="simple" xlink:href="https://www.president.gov.ua/news/buchanska-deklaraciya-shodo-vidpovidalnosti-za-najtyazhchi-z-82005" text:style-name="Internet_20_link" text:visited-style-name="Visited_20_Internet_20_Link">
 </text:a>
 </text:span>
 висловлено підтримку зусиль держав,зокрема України, щодо розслідування та кримінального переслідування у межахїхніх юрисдикцій злочинів, скоєних на території України або проти Українивідповідно до національного законодавства та міжнародного права;</text:p>
      <text:p text:style-name="P4">
Учасники саміту підтримали створення міжнародного механізму з компенсаціїшкоди чи збитків, завданих унаслідок міжнародно-протиправних дій рф в Україніабо проти України, та підтримали створення міжнародного механізму реєструзбитків, який здійснюватиме документування доказів та скарг щодо завданняшкоди або збитків усім зацікавленим фізичним і юридичним особам, а такожУкраїні.</text:p>
      <text:p text:style-name="P4">
<text:span text:style-name="T4">
Читайте також:</text:span>
 <text:span text:style-name="T4">
<text:a xlink:type="simple" xlink:href="https://www.ukrinform.ua/rubric-ato/3690090-buca-moze-stati-majdancikom-dla-tribunalu-proti-rosii-prezident.html" text:style-name="Internet_20_link" text:visited-style-name="Visited_20_Internet_20_Link">
 </text:a>
 </text:span>
</text:p>
      <text:p text:style-name="P4">
У декларації наголошується на необхідності забезпечення повноївідповідальності за найтяжчі злочини за міжнародним правом, скоєні натериторії України, шляхом проведення належного, справедливого й незалежногорозслідування та кримінального переслідування на національному абоміжнародному рівнях, і підкреслено необхідність продовження здійсненняпрактичних кроків для досягнення цієї мети задля забезпечення справедливостідля всіх жертв і запобігання майбутнім злочинам.</text:p>
      <text:p text:style-name="P4">
<text:span text:style-name="T4">
Читайте також:</text:span>
 <text:span text:style-name="T4">
<text:a xlink:type="simple" xlink:href="https://www.ukrinform.ua/rubric-polytics/3689312-ssa-vperse-pidtrimali-stvorenna-tribunalu-akij-suditime-vladu-insoi-kraini-za-zlocin-agresii-op.html" text:style-name="Internet_20_link" text:visited-style-name="Visited_20_Internet_20_Link">
 </text:a>
 </text:span>
</text:p>
      <text:p text:style-name="P4">
Як повідомлялося, 30 березня в Києві відбувся Бучанський саміт. За словамиПрезидента Володимира Зеленського, до нього долучилося майже 50 іноземнихдержав і організацій.</text:p>
      <text:p text:style-name="P4">
Source: <text:a xlink:type="simple" xlink:href="https://www.ukrinform.ua/rubric-ato/3690101-ucasniki-bucanskogo-samitu-uklali-deklaraciu-sodo-vidpovidalnosti-rf-za-skoeni-v-ukraini-zlocini.html" text:style-name="Internet_20_link" text:visited-style-name="Visited_20_Internet_20_Link">
https://www.ukrinform.ua/rubric-ato/3690101-ucasniki-bucanskogo-samitu-uklali-deklaraciu-sodo-vidpovidalnosti-rf-za-skoeni-v-ukraini-zlocini.html</text:a>
</text:p>
      <!--NEWS-->
      <text:h text:style-name="P10" text:outline-level="1">
<text:span text:style-name="T4">
ЄС затвердив виключення у застосуванні санкцій під час гуманітарних операцій</text:span>
</text:h>
      <text:p text:style-name="P4">
Authors: Ukrinform (Person)</text:p>
      <text:p text:style-name="P4">
Publisher: Укринформ (Organization)</text:p>
      <text:p text:style-name="P4">
Published Time: 2023-03-31T22:37:00+03:00</text:p>
      <text:p text:style-name="P4">
Modified Time: 2023-03-31T22:37:00+03:00</text:p>
      <text:p text:style-name="P4">
Description: Рада ЄС сьогодні оголосила про уточнення деяких своїх попередніх рішень, які стосуються застосування санкцій ЄС: передбачено запровадження певних виключень із застосування санкцій, якщо йдеться про гуманітарні операції або доставку гуманітарної допомоги. — Укрінформ.</text:p>
      <text:p text:style-name="P4">
Images: ["<text:a xlink:type="simple" xlink:href="https://static.ukrinform.com/photos/2019_07/thumb_files/630_360_1562308257-367.jpg" text:style-name="Internet_20_link" text:visited-style-name="Visited_20_Internet_20_Link">
630_360_15623...</text:a>
"]</text:p>
      <text:p text:style-name="P4">
Tags: ['Антиросійські санкції', 'Євросоюз', 'Санкції']</text:p>
      <text:p text:style-name="P4">
Type: Article</text:p>
      <!--METADATA-->
      <text:p text:style-name="P4">
<draw:frame draw:style-name="fr1" draw:name="Image244" text:anchor-type="as-char" svg:width="6.9236in" svg:height="3.956343in" draw:z-index="0">
<draw:image xlink:href="../Images/yкринформ/2023-03-31T22-37-00-03-00/630_360_1562308257-367.jpg" xlink:type="simple" xlink:show="embed" xlink:actuate="onLoad" draw:mime-type="image/jpeg"/>
</draw:frame>
 Рада ЄСсьогодні оголосила про уточнення деяких своїх попередніх рішень, якістосуються застосування санкцій ЄС: передбачено запровадження певних виключеньіз застосування санкцій, якщо йдеться про гуманітарні операції або доставкугуманітарної допомоги.</text:p>
      <text:p text:style-name="P4">
Як повідомляє Укрінформ, така інформація була <text:a xlink:type="simple" xlink:href="https://www.consilium.europa.eu/en/press/press-releases/2023/03/31/humanitarian-action-eu-introduces-exemptions-to-sanctions-to-facilitate-the-delivery-of-assistance/" text:style-name="Internet_20_link" text:visited-style-name="Visited_20_Internet_20_Link">
</text:a>
на сайті Європейської Ради.</text:p>
      <text:p text:style-name="P4">
«Рада ЄС вирішила сьогодні модифікувати декілька актів Ради ЄС, що стосуютьсяобмежувальних заходів ЄС в контексті резолюції Ради безпеки ООН 2664 (2022),що надає гуманітарні виключення у застосуванні заморожування рахунків, щопередбачене санаційним режимом ООН», - йдеться у повідомленні.</text:p>
      <text:p text:style-name="P4">
<text:span text:style-name="T4">
Читайте також:</text:span>
 <text:span text:style-name="T4">
<text:a xlink:type="simple" xlink:href="https://www.ukrinform.ua/rubric-world/3689789-avstralia-vvela-novi-sankcii-proti-rosijskih-cinovnikiv.html" text:style-name="Internet_20_link" text:visited-style-name="Visited_20_Internet_20_Link">
 </text:a>
 </text:span>
</text:p>
      <text:p text:style-name="P4">
В результаті таких «гуманітарних виключень», зокрема, програми ООН танеурядові організації, що залучені до реалізації планів ООН із гуманітарногореагування, без будь-якого попереднього погодження можуть вчиняти певні дії зособами та установами, що включені до санкційного списку, якщо метою таких дійє доставка гуманітарної допомоги або підтримка інших операцій, що спрямованіна задоволення базових потреб людини.</text:p>
      <text:p text:style-name="P4">
Як зазначається, сьогоднішнє рішення завершує процес застосування виключень до14-ти санкційних режимів ООН, що відображені в законодавстві ЄС. Ці виключеннятакож поширюються на автономні санкційні переліки ЄС, які доповнювалиобмежувальні заходи ООН. Це створює чітке правове поле для операторів ринку,які зможуть скористатися виключеннями із санкцій без будь-яких відмінностейщодо санкційних переліків як ООН, так і ЄС.</text:p>
      <text:p text:style-name="P4">
<text:span text:style-name="T4">
Читайте також:</text:span>
 <text:span text:style-name="T4">
<text:a xlink:type="simple" xlink:href="https://www.ukrinform.ua/rubric-world/3688634-proti-bilorusi-zaprovadat-dodatkovi-sankcii-u-razi-rozmisenna-adernoi-zbroi-rf-moraveckij.html" text:style-name="Internet_20_link" text:visited-style-name="Visited_20_Internet_20_Link">
 </text:a>
 </text:span>
</text:p>
      <text:p text:style-name="P4">
«Це рішення надсилає потужний сигнал гуманітарним та економічним операторам:санкції ЄС не стоять на шляху доставки гуманітарної допомоги. Це демонструєтверду рішучість з боку ЄС уникнути ненавмисних негативних наслідків санкційдля гуманітарних дій, а також важливість, що надається відповідностісанкційної політики ЄС нормам міжнародного права», - йдеться у повідомленні.</text:p>
      <text:p text:style-name="P4">
<text:span text:style-name="T4">
Читайте також:</text:span>
 <text:span text:style-name="T4">
<text:a xlink:type="simple" xlink:href="https://www.ukrinform.ua/rubric-world/3688876-cerez-vijnu-ta-sankcii-ekonomika-rosii-pocinae-rozvaluvatisa-wsj.html" text:style-name="Internet_20_link" text:visited-style-name="Visited_20_Internet_20_Link">
 </text:a>
 </text:span>
</text:p>
      <text:p text:style-name="P4">
Резолюція Ради Безпеки ООН <text:a xlink:type="simple" xlink:href="https://documents-dds-ny.un.org/doc/UNDOC/GEN/N22/736/77/PDF/N2273677.pdf" text:style-name="Internet_20_link" text:visited-style-name="Visited_20_Internet_20_Link">
 </text:a>
 була ухвалена9 грудня 2022 року. Документ закликає держави ООН застосовувати санкції,включаючи ті, що передбачені в контексті боротьби з тероризмом, з урахуваннямта дотриманням власних зобов’язань відповідно до положень міжнародногогуманітарного права, міжнародного законодавства у сфері прав людини та захистубіженців.</text:p>
      <text:p text:style-name="P4">
Source: <text:a xlink:type="simple" xlink:href="https://www.ukrinform.ua/rubric-economy/3690102-es-zatverdiv-viklucenna-u-zastosuvanni-sankcij-pid-cas-gumanitarnih-operacij.html" text:style-name="Internet_20_link" text:visited-style-name="Visited_20_Internet_20_Link">
https://www.ukrinform.ua/rubric-economy/3690102-es-zatverdiv-viklucenna-u-zastosuvanni-sankcij-pid-cas-gumanitarnih-operacij.html</text:a>
</text:p>
      <!--NEWS-->
      <text:h text:style-name="P10" text:outline-level="1">
<text:span text:style-name="T4">
Вбивство немовляти та бабусі у Авдіївці: прокуратура розпочала провадження</text:span>
</text:h>
      <text:p text:style-name="P4">
Authors: Ukrinform (Person)</text:p>
      <text:p text:style-name="P4">
Publisher: Укринформ (Organization)</text:p>
      <text:p text:style-name="P4">
Published Time: 2023-03-31T22:45:00+03:00</text:p>
      <text:p text:style-name="P4">
Modified Time: 2023-03-31T22:45:00+03:00</text:p>
      <text:p text:style-name="P4">
Description: У Авдіївці армія рф вбила 69-річну жінку та її 5-місячного онука, правоохоронці розпочали кримінальне провадження. — Укрінформ.</text:p>
      <text:p text:style-name="P4">
Images: ["<text:a xlink:type="simple" xlink:href="https://static.ukrinform.com/photos/2023_03/thumb_files/630_360_1680292022-631.jpg" text:style-name="Internet_20_link" text:visited-style-name="Visited_20_Internet_20_Link">
630_360_16802...</text:a>
", "<text:a xlink:type="simple" xlink:href="https://static.ukrinform.com/photos/2023_03/1680292022-631.jpg" text:style-name="Internet_20_link" text:visited-style-name="Visited_20_Internet_20_Link">
1680292022-63...</text:a>
", "<text:a xlink:type="simple" xlink:href="https://static.ukrinform.com/photos/2023_03/1680292023-126.jpg" text:style-name="Internet_20_link" text:visited-style-name="Visited_20_Internet_20_Link">
1680292023-12...</text:a>
", "<text:a xlink:type="simple" xlink:href="https://static.ukrinform.com/photos/2023_03/1680292023-109.jpg" text:style-name="Internet_20_link" text:visited-style-name="Visited_20_Internet_20_Link">
1680292023-10...</text:a>
"]</text:p>
      <text:p text:style-name="P4">
Tags: ['Обстріл', 'Прокуратура', 'Смерть', 'Авдіївка', 'Війна з росією']</text:p>
      <text:p text:style-name="P4">
Type: Article</text:p>
      <!--METADATA-->
      <text:p text:style-name="P4">
<draw:frame draw:style-name="fr1" draw:name="Image245" text:anchor-type="as-char" svg:width="6.9236in" svg:height="3.956343in" draw:z-index="0">
<draw:image xlink:href="../Images/yкринформ/2023-03-31T22-45-00-03-00/630_360_1680292022-631.jpg" xlink:type="simple" xlink:show="embed" xlink:actuate="onLoad" draw:mime-type="image/jpeg"/>
</draw:frame>
 У Авдіївціармія рф вбила 69-річну жінку та її 5-місячного онука, правоохоронці розпочаликримінальне провадження.</text:p>
      <text:p text:style-name="P4">
Про це у <text:a xlink:type="simple" xlink:href="https://t.me/pgo_gov_ua/10932" text:style-name="Internet_20_link" text:visited-style-name="Visited_20_Internet_20_Link">
 </text:a>
 повідомила пресслужба Офісугенерального прокурора, передає Укрінформ.</text:p>
      <text:p text:style-name="P4">
«За даними слідства, ввечері 31 березня 2023 року окупаційні війська рфздійснили артилерійський обстріл м. Авдіївки. Снаряд влучив у приватнийбудинок, в якому проживала родина. У полум'ї, що охопило оселю, загинули69-річна жінка та її 5-місячний онук», - йдеться в повідомленні.</text:p>
      <text:p text:style-name="P4">
<draw:frame draw:style-name="fr1" draw:name="Image246" text:anchor-type="as-char" svg:width="6.9236in" svg:height="5.1927in" draw:z-index="0">
<draw:image xlink:href="../Images/yкринформ/2023-03-31T22-45-00-03-00/1680292022-631.jpg" xlink:type="simple" xlink:show="embed" xlink:actuate="onLoad" draw:mime-type="image/jpeg"/>
</draw:frame>
</text:p>
      <text:p text:style-name="P4">
<text:span text:style-name="T4">
Читайте також:</text:span>
 <text:span text:style-name="T4">
<text:a xlink:type="simple" xlink:href="https://www.ukrinform.ua/rubric-ato/3690088-rosiani-nakrili-z-artilerii-avdiivku-zaginula-ditina.html" text:style-name="Internet_20_link" text:visited-style-name="Visited_20_Internet_20_Link">
 </text:a>
 </text:span>
</text:p>
      <text:p text:style-name="P4">
За попередніми даними, поранень також зазнали мати й батько малюка, якізнаходились на подвір’ї. Наразі пошуково-рятувальні роботи тривають. На місціпрацюють правоохоронці та рятувальники.</text:p>
      <text:p text:style-name="P4">
<draw:frame draw:style-name="fr1" draw:name="Image247" text:anchor-type="as-char" svg:width="6.9236in" svg:height="9.231467in" draw:z-index="0">
<draw:image xlink:href="../Images/yкринформ/2023-03-31T22-45-00-03-00/1680292023-126.jpg" xlink:type="simple" xlink:show="embed" xlink:actuate="onLoad" draw:mime-type="image/jpeg"/>
</draw:frame>
</text:p>
      <text:p text:style-name="P4">
За процесуального керівництва Донецької обласної прокуратури правоохоронцірозпочали досудове розслідування у кримінальному провадженні за фактомпорушення законів та звичаїв війни, поєднаного з умисним вбивством - частина 2статті 438 Кримінального кодексу.</text:p>
      <text:p text:style-name="P4">
<draw:frame draw:style-name="fr1" draw:name="Image248" text:anchor-type="as-char" svg:width="6.9236in" svg:height="9.231467in" draw:z-index="0">
<draw:image xlink:href="../Images/yкринформ/2023-03-31T22-45-00-03-00/1680292023-109.jpg" xlink:type="simple" xlink:show="embed" xlink:actuate="onLoad" draw:mime-type="image/jpeg"/>
</draw:frame>
</text:p>
      <text:p text:style-name="P4">
<text:span text:style-name="T4">
Читайте також:</text:span>
 <text:span text:style-name="T4">
<text:a xlink:type="simple" xlink:href="https://www.ukrinform.ua/rubric-regions/3690092-na-hersonsini-pid-vorozij-obstril-potrapili-civilni-aki-plivli-na-covni-po-dnipru.html" text:style-name="Internet_20_link" text:visited-style-name="Visited_20_Internet_20_Link">
 </text:a>
 </text:span>
</text:p>
      <text:p text:style-name="P4">
Як повідомляв Укрінформ, за даними обласної поліції, в обстрілюваній ворогом<text:span text:style-name="T4">
<text:a xlink:type="simple" xlink:href="https://www.ukrinform.ua/tag-avdiivka" text:style-name="Internet_20_link" text:visited-style-name="Visited_20_Internet_20_Link">
 </text:a>
 </text:span>
 на Донеччині станом на 28березня залишалися п’ять дітей. З кожним днем виїзд із міста стає всескладнішим. Поліцейські намагаються якнайшвидше переконати батьків вивезтималечу.</text:p>
      <text:p text:style-name="P4">
Source: <text:a xlink:type="simple" xlink:href="https://www.ukrinform.ua/rubric-ato/3690103-vbivstvo-nemovla-ta-babusi-u-avdiivci-prokuratura-rozpocala-provadzenna.html" text:style-name="Internet_20_link" text:visited-style-name="Visited_20_Internet_20_Link">
https://www.ukrinform.ua/rubric-ato/3690103-vbivstvo-nemovla-ta-babusi-u-avdiivci-prokuratura-rozpocala-provadzenna.html</text:a>
</text:p>
      <!--NEWS-->
      <text:h text:style-name="P10" text:outline-level="1">
<text:span text:style-name="T4">
Премʼєр Хорватії назвав три складові перемоги України</text:span>
</text:h>
      <text:p text:style-name="P4">
Authors: Ukrinform (Person)</text:p>
      <text:p text:style-name="P4">
Publisher: Укринформ (Organization)</text:p>
      <text:p text:style-name="P4">
Published Time: 2023-03-31T22:53:00+03:00</text:p>
      <text:p text:style-name="P4">
Modified Time: 2023-03-31T22:53:00+03:00</text:p>
      <text:p text:style-name="P4">
Description: Для перемоги України у війні проти росії потрібен патріотизм і ентузіазм українців, міжнародна підтримка країни та єдність західних партнерів. — Укрінформ.</text:p>
      <text:p text:style-name="P4">
Images: ["<text:a xlink:type="simple" xlink:href="https://static.ukrinform.com/photos/2022_05/thumb_files/630_360_1652012094-445.jpeg" text:style-name="Internet_20_link" text:visited-style-name="Visited_20_Internet_20_Link">
630_360_16520...</text:a>
"]</text:p>
      <text:p text:style-name="P4">
Tags: ['Хорватія', "Прем'єр", 'Україна', 'Війна з росією']</text:p>
      <text:p text:style-name="P4">
Type: Article</text:p>
      <!--METADATA-->
      <text:p text:style-name="P4">
<draw:frame draw:style-name="fr1" draw:name="Image249" text:anchor-type="as-char" svg:width="6.9236in" svg:height="3.956343in" draw:z-index="0">
<draw:image xlink:href="../Images/yкринформ/2023-03-31T22-53-00-03-00/630_360_1652012094-445.jpeg" xlink:type="simple" xlink:show="embed" xlink:actuate="onLoad" draw:mime-type="image/jpeg"/>
</draw:frame>
 Дляперемоги України у війні проти росії потрібен патріотизм і ентузіазмукраїнців, міжнародна підтримка країни та єдність західних партнерів.</text:p>
      <text:p text:style-name="P4">
Про це заявив Премʼєр-міністр Хорватії Андрій Пленкович під часпресконференції за результатами Бучанського саміту, повідомляє Укрінформ.</text:p>
      <text:p text:style-name="P4">
«Я думаю, що є три важливих аспекти, які необхідні для того, щоб Українаперемогла. Це патріотизм і ентузіазм захищати свою країну українського народуй українських військових», - сказав Пленкович.</text:p>
      <text:p text:style-name="P4">
<text:span text:style-name="T4">
Читайте також:</text:span>
 <text:span text:style-name="T4">
<text:a xlink:type="simple" xlink:href="https://www.ukrinform.ua/rubric-polytics/3690065-stefancuk-obgovoriv-iz-premerami-horvatii-ta-slovenii-stvorenna-spectribunalu-proti-rf.html" text:style-name="Internet_20_link" text:visited-style-name="Visited_20_Internet_20_Link">
 </text:a>
 </text:span>
</text:p>
      <text:p text:style-name="P4">
Голова хорватського уряду зауважив, що другою річчю, необхідною для перемогиУкраїни, є її постійна підтримка. На його думку, вона зараз міцніша ніж будь-коли раніше за десятиліття, і дозволяє Україні фінансувати соціальну йекономічну систему наскільки це можливо в таких умовах, а також захищати себеза допомогою військової підтримки.</text:p>
      <text:p text:style-name="P4">
«По-третє, уряди західних країн мають дбати про те, щоб у нас, у наших країнахбула згуртованість, і щоб ми не дозволяли в наших країнах здійснюватисявнутрішнім розломам, які можуть зашкодити політичній єдності, яка існує», -підкреслив Премʼєр-міністр Хорватії.</text:p>
      <text:p text:style-name="P4">
<text:span text:style-name="T4">
Читайте також:</text:span>
 <text:span text:style-name="T4">
<text:a xlink:type="simple" xlink:href="https://www.ukrinform.ua/rubric-polytics/3690047-zelenskij-obgovoriv-iz-premerom-horvatii-potrebi-zsu-ta-povoennu-vidbudovu-ukraini.html" text:style-name="Internet_20_link" text:visited-style-name="Visited_20_Internet_20_Link">
 </text:a>
 </text:span>
</text:p>
      <text:p text:style-name="P4">
Як повідомлялося, у здатності України відбити напад російської федераціївпевнені 82% українців. Про це свідчать результати опитування, проведеногоGradus Research до роковин повномасштабної війни.</text:p>
      <text:p text:style-name="P4">
Source: <text:a xlink:type="simple" xlink:href="https://www.ukrinform.ua/rubric-polytics/3690104-premer-horvatii-nazvav-tri-skladovi-peremogi-ukraini.html" text:style-name="Internet_20_link" text:visited-style-name="Visited_20_Internet_20_Link">
https://www.ukrinform.ua/rubric-polytics/3690104-premer-horvatii-nazvav-tri-skladovi-peremogi-ukraini.html</text:a>
</text:p>
      <!--NEWS-->
      <text:h text:style-name="P10" text:outline-level="1">
<text:span text:style-name="T4">
Зеленський: Буде новий Нюрнберг щодо рашистів</text:span>
</text:h>
      <text:p text:style-name="P4">
Authors: Ukrinform (Person)</text:p>
      <text:p text:style-name="P4">
Publisher: Укринформ (Organization)</text:p>
      <text:p text:style-name="P4">
Published Time: 2023-03-31T23:00:00+03:00</text:p>
      <text:p text:style-name="P4">
Modified Time: 2023-03-31T23:00:00+03:00</text:p>
      <text:p text:style-name="P4">
Description: Головне слово сьогодні – справедливість, для нашої держави та наших людей, які зазнали втрат через російську агресію.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None</text:p>
      <text:p text:style-name="P4">
Type: Article</text:p>
      <!--METADATA-->
      <text:p text:style-name="P4">
<draw:frame draw:style-name="fr1" draw:name="Image250" text:anchor-type="as-char" svg:width="6.9236in" svg:height="3.956343in" draw:z-index="0">
<draw:image xlink:href="../Images/yкринформ/2023-03-31T23-00-00-03-00/630_360_1679682020-565.jpeg" xlink:type="simple" xlink:show="embed" xlink:actuate="onLoad" draw:mime-type="image/jpeg"/>
</draw:frame>
 Головнеслово сьогодні – справедливість, для нашої держави та наших людей, які зазналивтрат через російську агресію.</text:p>
      <text:p text:style-name="P4">
Про це у своєму <text:a xlink:type="simple" xlink:href="https://www.youtube.com/watch" text:style-name="Internet_20_link" text:visited-style-name="Visited_20_Internet_20_Link">
 </text:a>
 наприкінці401-го дня повномасштабної війни сказав Президент України ВолодимирЗеленський, передає Укрінформ.</text:p>
      <text:p text:style-name="P4">
_Відео:<text:a xlink:type="simple" xlink:href="https://t.me/OP_UA/9138" text:style-name="Internet_20_link" text:visited-style-name="Visited_20_Internet_20_Link">
 </text:a>
 _</text:p>
      <text:p text:style-name="P4">
<text:span text:style-name="T4">
Українці! Українки!</text:span>
</text:p>
      <text:p text:style-name="P4">
Головне слово сьогодні – справедливість. Справедливість – для нашої держави,для всіх наших людей, які втратили рідних, близьких, втратили здоров’я, дім,нормальне життя через російську агресію, через терор окупанта.</text:p>
      <text:p text:style-name="P4">
Відбулись наші спеціальні заходи – в Бучі, в річницю звільнення міста, і вКиєві. Саміт і переговори, друга конференція United for Justice – «Об’єднанізаради справедливості»...</text:p>
      <text:p text:style-name="P4">
Усе це – щоб прискорити, зробити енергійніше глобальну роботу заради трибуналущодо агресії Росії, заради нових ордерів від Міжнародного кримінального судуна арешт російських воєнних злочинців, заради законних і справедливих вироків,які мають отримати всі російські вбивці і кати.</text:p>
      <text:p text:style-name="P4">
І вони отримають. Стовідсотково. Ми це забезпечимо. Знайдемо формати, знайдемоінструменти.</text:p>
      <text:p text:style-name="P4">
Я дякую всім, хто нам у цьому допомагає. Кожній державі, кожному лідеру,кожній міжнародній організації.</text:p>
      <text:p text:style-name="P4">
Сьогодні у нашому першому Бучанському саміті взяли участь представники майжеп’ятдесяти країн. І це лише початок.</text:p>
      <text:p text:style-name="P4">
Дякую лідерам Словенії, Словаччини, Хорватії і Молдови, які сьогодні відвідалиУкраїну, які особисто підтримали Бучу – вшанували пам’ять усіх, хто загинув умісті у час російської окупації.</text:p>
      <text:p text:style-name="P4">
І звичайно – я дякую нашим воїнам. Усім, хто бʼється за Україну зараз. Усім,хто бився за Україну з 14-го року. Усім, чиє життя буквально дає життяУкраїні.</text:p>
      <text:p text:style-name="P4">
Українці вистоять у цій війні. Ми звільнимо нашу землю і всіх наших людей відросійської неволі. І буде день, коли світ почує, що справедливість для Українивідновлено.</text:p>
      <text:p text:style-name="P4">
Буде новий Нюрнберг – щодо рашистів.</text:p>
      <text:p text:style-name="P4">
<text:span text:style-name="T4">
<text:span text:style-name="T5">
Слава всім українським героям!</text:span>
 </text:span>
</text:p>
      <text:p text:style-name="P4">
<text:span text:style-name="T4">
<text:span text:style-name="T5">
Слава нашому міцному народу!</text:span>
 </text:span>
</text:p>
      <text:p text:style-name="P4">
<text:span text:style-name="T4">
<text:span text:style-name="T5">
Слава Україні!</text:span>
 </text:span>
</text:p>
      <text:p text:style-name="P4">
Source: <text:a xlink:type="simple" xlink:href="https://www.ukrinform.ua/rubric-ato/3690106-zelenskij-bude-novij-nurnberg-sodo-rasistiv.html" text:style-name="Internet_20_link" text:visited-style-name="Visited_20_Internet_20_Link">
https://www.ukrinform.ua/rubric-ato/3690106-zelenskij-bude-novij-nurnberg-sodo-rasistiv.html</text:a>
</text:p>
      <!--NEWS-->
      <text:h text:style-name="P10" text:outline-level="1">
<text:span text:style-name="T4">
Штати не забудуть постраждалих від війни та вбитих росіянами українців – Блінкен</text:span>
</text:h>
      <text:p text:style-name="P4">
Authors: Ukrinform (Person)</text:p>
      <text:p text:style-name="P4">
Publisher: Укринформ (Organization)</text:p>
      <text:p text:style-name="P4">
Published Time: 2023-03-31T23:12:00+03:00</text:p>
      <text:p text:style-name="P4">
Modified Time: 2023-03-31T23:12:00+03:00</text:p>
      <text:p text:style-name="P4">
Description: Сполучені Штати цілком підтримують зусилля українських правоохоронних органів, а також міжнародних інституцій щодо збору, документування й розслідування доказів воєнних злочинів та злочинів проти людства, вчинені росіянами. — Укрінформ.</text:p>
      <text:p text:style-name="P4">
Images: ["<text:a xlink:type="simple" xlink:href="https://static.ukrinform.com/photos/2022_02/thumb_files/630_360_1645570164-465.jpg" text:style-name="Internet_20_link" text:visited-style-name="Visited_20_Internet_20_Link">
630_360_16455...</text:a>
"]</text:p>
      <text:p text:style-name="P4">
Tags: ['Буча', 'США', 'Трибунал', 'Україна', 'Агресія РФ', 'Воєнні злочини', 'Війна з росією']</text:p>
      <text:p text:style-name="P4">
Type: Article</text:p>
      <!--METADATA-->
      <text:p text:style-name="P4">
<draw:frame draw:style-name="fr1" draw:name="Image251" text:anchor-type="as-char" svg:width="6.9236in" svg:height="3.956343in" draw:z-index="0">
<draw:image xlink:href="../Images/yкринформ/2023-03-31T23-12-00-03-00/630_360_1645570164-465.jpg" xlink:type="simple" xlink:show="embed" xlink:actuate="onLoad" draw:mime-type="image/jpeg"/>
</draw:frame>
 СполученіШтати цілком підтримують зусилля українських правоохоронних органів, а такожміжнародних інституцій щодо збору, документування й розслідування доказіввоєнних злочинів та злочинів проти людства, вчинені росіянами.</text:p>
      <text:p text:style-name="P4">
Про це заявив у п’ятницю під час Бучанського саміту державний секретар СШАЕнтоні Блінкен, передає власний кореспондент Укрінформу.</text:p>
      <text:p text:style-name="P4">
«Сполучені Штати підтримують українські та міжнародні зусилля з документуваннята розслідування цих звірств. Сьогодні ми приєднуємося до країн та організаційз усього світу, щоби надалі вимагати справедливості для українців і України»,-підкреслив глава американської дипломатії.</text:p>
      <text:p text:style-name="P4">
<text:span text:style-name="T4">
Читайте також:</text:span>
 <text:span text:style-name="T4">
<text:a xlink:type="simple" xlink:href="https://www.ukrinform.ua/rubric-ato/3690101-ucasniki-bucanskogo-samitu-uklali-deklaraciu-sodo-vidpovidalnosti-rf-za-skoeni-v-ukraini-zlocini.html" text:style-name="Internet_20_link" text:visited-style-name="Visited_20_Internet_20_Link">
 </text:a>
 </text:span>
</text:p>
      <text:p text:style-name="P4">
Він зауважив, що злочини росіян є частиною кампанії широкомасштабного йсистематичного насильства проти мирного населення. А саме, йдеться прозґвалтування, тортури, насильницькі зникнення, примусову депортацію дітей,страти, а також напади на будинки, школи, лікарні.</text:p>
      <text:p text:style-name="P4">
«Ті, хто вчинив ці звірства, мають понести відповідальність»,- наголосивБлінкен.</text:p>
      <text:p text:style-name="P4">
<text:span text:style-name="T4">
Читайте також:</text:span>
 <text:span text:style-name="T4">
<text:a xlink:type="simple" xlink:href="https://www.ukrinform.ua/rubric-ato/3690090-buca-moze-stati-majdancikom-dla-tribunalu-proti-rosii-prezident.html" text:style-name="Internet_20_link" text:visited-style-name="Visited_20_Internet_20_Link">
 </text:a>
 </text:span>
</text:p>
      <text:p text:style-name="P4">
За його словами, те, що сталося в <text:span text:style-name="T4">
<text:a xlink:type="simple" xlink:href="https://www.ukrinform.ua/tag-buca" text:style-name="Internet_20_link" text:visited-style-name="Visited_20_Internet_20_Link">
 </text:a>
 </text:span>
та в інших містах, і те, що продовжує відбуватися в Україні, є неприпустимим.</text:p>
      <text:p text:style-name="P4">
«Сполучені Штати надалі підтримуватимуть Україну, яка захищає своїх людей,бореться за свій суверенітет, свою територіальну цілісність, свою демократію.Ми не забудемо постраждалих і вбитих українців»,- зауважив главаДерждепартаменту США.</text:p>
      <text:p text:style-name="P4">
<text:span text:style-name="T4">
Читайте також:</text:span>
 <text:span text:style-name="T4">
<text:a xlink:type="simple" xlink:href="https://www.ukrinform.ua/rubric-ato/3690097-moldova-pidtrimue-ideu-spectribunalu-proti-rf-i-gotova-dopomogti-u-zbori-informacii-sandu.html" text:style-name="Internet_20_link" text:visited-style-name="Visited_20_Internet_20_Link">
 </text:a>
 </text:span>
</text:p>
      <text:p text:style-name="P4">
У цьому зв’язку він підкреслив, що американська сторона продовжить докладатизусиль, щоби добитися відповідальності та справедливості.</text:p>
      <text:p text:style-name="P4">
Як повідомляв Укрінформ, у п’ятницю в Україні відбувся Бучанський саміт. Зайого результатами близько 50 держав та міжнародних організацій уклалиБучанську декларацію щодо відповідальності росії за скоєні злочини в Україні.</text:p>
      <text:p text:style-name="P4">
Source: <text:a xlink:type="simple" xlink:href="https://www.ukrinform.ua/rubric-polytics/3690107-stati-ne-zabudut-postrazdalih-vid-vijni-ta-vbitih-rosianami-ukrainciv-blinken.html" text:style-name="Internet_20_link" text:visited-style-name="Visited_20_Internet_20_Link">
https://www.ukrinform.ua/rubric-polytics/3690107-stati-ne-zabudut-postrazdalih-vid-vijni-ta-vbitih-rosianami-ukrainciv-blinken.html</text:a>
</text:p>
      <!--NEWS-->
      <text:h text:style-name="P10" text:outline-level="1">
<text:span text:style-name="T4">
США готують новий пакет військової допомоги Україні на $2,6 мільярда – Reuters</text:span>
</text:h>
      <text:p text:style-name="P4">
Authors: Ukrinform (Person)</text:p>
      <text:p text:style-name="P4">
Publisher: Укринформ (Organization)</text:p>
      <text:p text:style-name="P4">
Published Time: 2023-03-31T23:27:00+03:00</text:p>
      <text:p text:style-name="P4">
Modified Time: 2023-03-31T23:27:00+03:00</text:p>
      <text:p text:style-name="P4">
Description: Адміністрація США готує новий пакет військової допомоги для України, попередньо на суму $2,6 мільярда, до якого можуть увійти радари, ракети для ППО, протитанкові засоби, логістична техніка. — Укрінформ.</text:p>
      <text:p text:style-name="P4">
Images: ["<text:a xlink:type="simple" xlink:href="https://static.ukrinform.com/photos/2022_08/thumb_files/630_360_1661308385-380.jpg" text:style-name="Internet_20_link" text:visited-style-name="Visited_20_Internet_20_Link">
630_360_16613...</text:a>
"]</text:p>
      <text:p text:style-name="P4">
Tags: ['Оборона', 'США', 'Україна', 'Зброя', 'ЗСУ', 'допомога', 'Війна з росією']</text:p>
      <text:p text:style-name="P4">
Type: Article</text:p>
      <!--METADATA-->
      <text:p text:style-name="P4">
<draw:frame draw:style-name="fr1" draw:name="Image252" text:anchor-type="as-char" svg:width="6.9236in" svg:height="3.956343in" draw:z-index="0">
<draw:image xlink:href="../Images/yкринформ/2023-03-31T23-27-00-03-00/630_360_1661308385-380.jpg" xlink:type="simple" xlink:show="embed" xlink:actuate="onLoad" draw:mime-type="image/jpeg"/>
</draw:frame>
Адміністрація США готує новий пакет військової допомоги для України,попередньо на суму $2,6 мільярда, до якого можуть увійти радари, ракети дляППО, протитанкові засоби, логістична техніка.</text:p>
      <text:p text:style-name="P4">
Очікується, що офіційно Білий дім оголосить про це не раніше понеділка,передає Укрінформ із посиланням на Reuters.</text:p>
      <text:p text:style-name="P4">
«Очікується що до переліку обладнання (для України – ред.), також увійдутьпівдюжини різних типів боєприпасів, у тому числі танкових», - зауважуєвидання.</text:p>
      <text:p text:style-name="P4">
<text:span text:style-name="T4">
Читайте також:</text:span>
 <text:span text:style-name="T4">
<text:a xlink:type="simple" xlink:href="https://www.ukrinform.ua/rubric-ato/3689624-nimeccina-peredala-ukraini-cergovij-paket-vijskovoi-dopomogi.html" text:style-name="Internet_20_link" text:visited-style-name="Visited_20_Internet_20_Link">
 </text:a>
</text:span>
</text:p>
      <text:p text:style-name="P4">
Крім того, пакет може включати високоточні авіаційні боєприпаси, мостовеобладнання, евакуаційні машини, додаткові снаряди для протиповітряних системNASAMS та інше обладнання.</text:p>
      <text:p text:style-name="P4">
За інформацією обізнаних джерел, остаточно пакет буде сформований впродовжвихідних. Причому, загальна цифра фінансування, а також конкретні типиобладнання можуть змінитися у остаточному варіанті.</text:p>
      <text:p text:style-name="P4">
<text:span text:style-name="T4">
Читайте також:</text:span>
 <text:span text:style-name="T4">
<text:a xlink:type="simple" xlink:href="https://www.ukrinform.ua/rubric-ato/3688748-glava-pentagonu-virimo-so-ukraina-v-majbutnomu-otrimae-zahidni-litaki-iv-pokolinna.html" text:style-name="Internet_20_link" text:visited-style-name="Visited_20_Internet_20_Link">
 </text:a>
 </text:span>
</text:p>
      <text:p text:style-name="P4">
Передбачається, що озброєння й техніка на суму $2,1 мільярдазакуповуватиметься в межах Ініціативи сприяння безпеці України (USAI). Рештадопомоги на $500 мільйонів має надійти у вигляді виділення за президентськимповноваженням.</text:p>
      <text:p text:style-name="P4">
Як повідомлялося, від моменту повномасштабного вторгнення рф Сполучені Штатиоголосили про виділення понад $30 мільярдів військової допомоги Україні.</text:p>
      <text:p text:style-name="P4">
Source: <text:a xlink:type="simple" xlink:href="https://www.ukrinform.ua/rubric-ato/3690109-ssa-gotuut-novij-paket-vijskovoi-dopomogi-ukraini-na-26-milarda-reuters.html" text:style-name="Internet_20_link" text:visited-style-name="Visited_20_Internet_20_Link">
https://www.ukrinform.ua/rubric-ato/3690109-ssa-gotuut-novij-paket-vijskovoi-dopomogi-ukraini-na-26-milarda-reuters.html</text:a>
</text:p>
      <!--NEWS-->
      <text:h text:style-name="P10" text:outline-level="1">
<text:span text:style-name="T4">
Комісія визначилася з кандидатами до антикорупційної ради при Міноборони</text:span>
</text:h>
      <text:p text:style-name="P4">
Authors: Ukrinform (Person)</text:p>
      <text:p text:style-name="P4">
Publisher: Укринформ (Organization)</text:p>
      <text:p text:style-name="P4">
Published Time: 2023-03-31T23:35:00+03:00</text:p>
      <text:p text:style-name="P4">
Modified Time: 2023-03-31T23:35:00+03:00</text:p>
      <text:p text:style-name="P4">
Description: Конкурсна комісія оприлюднила перелік кандидатів до складу Громадської антикорупційної ради при Міністерстві оборони України. — Укрінформ.</text:p>
      <text:p text:style-name="P4">
Images: ["<text:a xlink:type="simple" xlink:href="https://static.ukrinform.com/photos/2023_02/thumb_files/630_360_1675274147-718.jpeg" text:style-name="Internet_20_link" text:visited-style-name="Visited_20_Internet_20_Link">
630_360_16752...</text:a>
"]</text:p>
      <text:p text:style-name="P4">
Tags: ['Міноборони', 'антикорупційна рада']</text:p>
      <text:p text:style-name="P4">
Type: Article</text:p>
      <!--METADATA-->
      <text:p text:style-name="P4">
<draw:frame draw:style-name="fr1" draw:name="Image253" text:anchor-type="as-char" svg:width="6.9236in" svg:height="3.956343in" draw:z-index="0">
<draw:image xlink:href="../Images/yкринформ/2023-03-31T23-35-00-03-00/630_360_1675274147-718.jpeg" xlink:type="simple" xlink:show="embed" xlink:actuate="onLoad" draw:mime-type="image/jpeg"/>
</draw:frame>
 Конкурснакомісія оприлюднила перелік кандидатів до складу Громадської антикорупційноїради при Міністерстві оборони України.</text:p>
      <text:p text:style-name="P4">
Про це Міноборони повідомило у <text:a xlink:type="simple" xlink:href="https://www.facebook.com/MinistryofDefence.UA/posts/pfbid02jPE6B5cFMUVMxz5siGPzrBjEG8hFRAo3vjN9CqW2jEkM8p5YTqBv8xBaFfhibUxul" text:style-name="Internet_20_link" text:visited-style-name="Visited_20_Internet_20_Link">
</text:a>
, передає Укрінформ.</text:p>
      <text:p text:style-name="P4">
Зазначається, що під час засідання Комісія із забезпечення проведення конкурсуознайомилася зі звітами телекомунікаційної компанії «Київстар», громадськоїорганізації «Електронна демократія» та Директорату політик цифровізації,цифрового розвитку, цифрових трансформацій і кібербезпеки у сфері оборониМіністерства оборони України.</text:p>
      <text:p text:style-name="P4">
Згідно зі звітами, технічні втручання, які могли б істотно вплинути нарезультати голосування, зафіксовані не були.</text:p>
      <text:p text:style-name="P4">
<text:span text:style-name="T4">
Читайте також:</text:span>
 <text:span text:style-name="T4">
<text:a xlink:type="simple" xlink:href="https://www.ukrinform.ua/rubric-society/3689898-sud-viznav-vinnim-ekscinovnika-minoboroni-akij-ne-nadav-nazk-zvitu-pro-derzzakupivli.html" text:style-name="Internet_20_link" text:visited-style-name="Visited_20_Internet_20_Link">
 </text:a>
 </text:span>
</text:p>
      <text:p text:style-name="P4">
Водночас державний секретар Міноборони Костянтин Ващенко поінформував комісіюта запрошених, що станом на 17:00 31 березня надійшли понад десять письмовихзвернень зі скаргами й апеляціями на результати голосування як від 11учасників конкурсу, так і від громадських організацій.</text:p>
      <text:p text:style-name="P4">
На думку заявників, конкурсна процедура містить низку порушень й ознакиконфлікту інтересів на стадії підготовки, а також ознаки змови танеправомірного втручання у процес під час голосування.</text:p>
      <text:p text:style-name="P4">
З огляду на це заявники звертаються до Міноборони з вимогою не ухвалюватирішення про формування складу Ради. У протилежному випадку оскаржуватимутьйого відповідно до чинного законодавства.</text:p>
      <text:p text:style-name="P4">
"На підставі п. 17 Положення про Громадську антикорупційну раду комісіявирішила вважати обраними кандидатів до складу Громадської антикорупційноїради при Міністерстві оборони України, які набрали найбільшу кількість голосівза результатами голосування", – зазначили в міністерстві.</text:p>
      <text:p text:style-name="P4">
<text:span text:style-name="T4">
Читайте також:</text:span>
 <text:span text:style-name="T4">
<text:a xlink:type="simple" xlink:href="https://www.ukrinform.ua/rubric-polytics/3689107-oficijni-rezultati-golosuvanna-do-antikorupcijnoi-radi-pri-minoboroni-budut-31-berezna.html" text:style-name="Internet_20_link" text:visited-style-name="Visited_20_Internet_20_Link">
 </text:a>
 </text:span>
</text:p>
      <text:p text:style-name="P4">
Так, до переліку кандидатів увійшли Богдана Ярова, Тетяна Ніколаєнко, ОлегСвірко, Анастасія Шуба, Віктор Прудковських, Віталій Кальницький, КостянтинПіонтковський, Євген Грушовець, Віталій Оджиковський, Дмитро Остапенко, АртакГригорян, Віталій Масюк, Геннадій Кривошея, Олександр Геращенко й ОленаТрегуб.</text:p>
      <text:p text:style-name="P4">
Висновок комісії оформлений у протокол та переданий на розгляд <text:span text:style-name="T4">
<text:a xlink:type="simple" xlink:href="https://www.ukrinform.ua/tag-minoboroni" text:style-name="Internet_20_link" text:visited-style-name="Visited_20_Internet_20_Link">
</text:a>
 </text:span>
 . Згадані вище звіти тазвернення зі скаргами й запереченнями долучені як додатки до протоколу.</text:p>
      <text:p text:style-name="P4">
Рішення Міноборони про формування Громадської антикорупційної ради тазатвердження її персонального складу буде ухвалене після розгляду вустановленому порядку письмових звернень, що надійшли.</text:p>
      <text:p text:style-name="P4">
Рада набуде повноважень після ухвалення відповідного рішення Міноборони, прощо буде оголошено додатково.</text:p>
      <text:p text:style-name="P4">
<text:span text:style-name="T4">
Читайте також:</text:span>
 <text:span text:style-name="T4">
<text:a xlink:type="simple" xlink:href="https://www.ukrinform.ua/rubric-society/3687329-ukrainci-progolosuvali-za-kandidativ-do-antikorupcijnoi-radi-pri-minoboroni.html" text:style-name="Internet_20_link" text:visited-style-name="Visited_20_Internet_20_Link">
 </text:a>
 </text:span>
</text:p>
      <text:p text:style-name="P4">
Як повідомляв Укрінформ, антикорупційна рада при Міноборони створюється дляактивнішої участі громадськості в забезпеченні оцінки корупційних ризиків уміністерстві та формування відповідних антикорупційних заходів.</text:p>
      <text:p text:style-name="P4">
Загальнонаціональне онлайн-голосування за кандидатів до Громадськоїантикорупційної ради при Міністерстві оборони України тривало упродовж 24-25березня.</text:p>
      <text:p text:style-name="P4">
Source: <text:a xlink:type="simple" xlink:href="https://www.ukrinform.ua/rubric-society/3690111-komisia-viznacilasa-z-kandidatami-do-antikorupcijnoi-radi-pri-minoboroni.html" text:style-name="Internet_20_link" text:visited-style-name="Visited_20_Internet_20_Link">
https://www.ukrinform.ua/rubric-society/3690111-komisia-viznacilasa-z-kandidatami-do-antikorupcijnoi-radi-pri-minoboroni.html</text:a>
</text:p>
      <!--NEWS-->
      <text:h text:style-name="P10" text:outline-level="1">
<text:span text:style-name="T4">
«Сокіл» - чемпіон України з хокею</text:span>
</text:h>
      <text:p text:style-name="P4">
Authors: Ukrinform (Person)</text:p>
      <text:p text:style-name="P4">
Publisher: Укринформ (Organization)</text:p>
      <text:p text:style-name="P4">
Published Time: 2023-03-31T23:39:00+03:00</text:p>
      <text:p text:style-name="P4">
Modified Time: 2023-03-31T23:39:00+03:00</text:p>
      <text:p text:style-name="P4">
Description: Сьогодні, 31 березня, «Сокіл» обіграв «Кременчук» у вирішальному матчі чемпіонату України з хокею. — Укрінформ.</text:p>
      <text:p text:style-name="P4">
Images: ["<text:a xlink:type="simple" xlink:href="https://static.ukrinform.com/photos/2023_03/thumb_files/630_360_1680294952-895.jpg" text:style-name="Internet_20_link" text:visited-style-name="Visited_20_Internet_20_Link">
630_360_16802...</text:a>
"]</text:p>
      <text:p text:style-name="P4">
Tags: ['хокей']</text:p>
      <text:p text:style-name="P4">
Type: Article</text:p>
      <!--METADATA-->
      <text:p text:style-name="P4">
<draw:frame draw:style-name="fr1" draw:name="Image254" text:anchor-type="as-char" svg:width="6.9236in" svg:height="3.956343in" draw:z-index="0">
<draw:image xlink:href="../Images/yкринформ/2023-03-31T23-39-00-03-00/630_360_1680294952-895.jpg" xlink:type="simple" xlink:show="embed" xlink:actuate="onLoad" draw:mime-type="image/jpeg"/>
</draw:frame>
 Сьогодні,31 березня, «Сокіл» обіграв «Кременчук» у вирішальному матчі чемпіонатуУкраїни з хокею.</text:p>
      <text:p text:style-name="P4">
У фінальній серії був рахунок 2:2, «Сокіл» в вирішальному матчі в овертайміобіграв «Кременчук» – 1:0, передає Укрінформ.</text:p>
      <text:p text:style-name="P4">
Автором «золотої» шайби став Сергій Бабинець, він же отримав і званнянайціннішого гравця плей-оф (MVP).</text:p>
      <text:p text:style-name="P4">
<text:span text:style-name="T4">
Читайте також:</text:span>
 <text:span text:style-name="T4">
<text:a xlink:type="simple" xlink:href="https://www.ukrinform.ua/rubric-sports/3689806-boston-vigrav-regularnij-cempionat-nhl.html" text:style-name="Internet_20_link" text:visited-style-name="Visited_20_Internet_20_Link">
 </text:a>
 </text:span>
</text:p>
      <text:p text:style-name="P4">
Для столичного клубу це друге поспіль чемпіонство і чотирнадцяте загалом.</text:p>
      <text:p text:style-name="P4">
<text:span text:style-name="T5">
Фото: ФХУ</text:span>
</text:p>
      <text:p text:style-name="P4">
Source: <text:a xlink:type="simple" xlink:href="https://www.ukrinform.ua/rubric-sports/3690110-sokil-cempion-ukraini-z-hokeu.html" text:style-name="Internet_20_link" text:visited-style-name="Visited_20_Internet_20_Link">
https://www.ukrinform.ua/rubric-sports/3690110-sokil-cempion-ukraini-z-hokeu.html</text:a>
</text:p>
      <!--NEWS-->
      <text:h text:style-name="P10" text:outline-level="1">
<text:span text:style-name="T4">
Чехія сподівається, що Спеціальний трибунал засудить російське керівництво</text:span>
</text:h>
      <text:p text:style-name="P4">
Authors: Ukrinform (Person)</text:p>
      <text:p text:style-name="P4">
Publisher: Укринформ (Organization)</text:p>
      <text:p text:style-name="P4">
Published Time: 2023-03-31T23:47:00+03:00</text:p>
      <text:p text:style-name="P4">
Modified Time: 2023-03-31T23:47:00+03:00</text:p>
      <text:p text:style-name="P4">
Description: Злочин агресії, вина за яку лежить на вищому російському військово-політичному керівництві, конкретні злочини, скоєні російськими військовими на території України не повинні залишитися безкарними. — Укрінформ.</text:p>
      <text:p text:style-name="P4">
Images: ["<text:a xlink:type="simple" xlink:href="https://static.ukrinform.com/photos/2018_03/thumb_files/630_360_1521674726-5790-petr-pavel-foto-dpa.jpg" text:style-name="Internet_20_link" text:visited-style-name="Visited_20_Internet_20_Link">
630_360_15216...</text:a>
"]</text:p>
      <text:p text:style-name="P4">
Tags: ['Буча', 'Чехія', 'Трибунал', 'Агресія РФ', 'Війна з росією', 'Петр Павел']</text:p>
      <text:p text:style-name="P4">
Type: Article</text:p>
      <!--METADATA-->
      <text:p text:style-name="P4">
<draw:frame draw:style-name="fr1" draw:name="Image255" text:anchor-type="as-char" svg:width="6.9236in" svg:height="3.956343in" draw:z-index="0">
<draw:image xlink:href="../Images/yкринформ/2023-03-31T23-47-00-03-00/630_360_1521674726-5790-petr-pavel-foto-dpa.jpg" xlink:type="simple" xlink:show="embed" xlink:actuate="onLoad" draw:mime-type="image/jpeg"/>
</draw:frame>
 Злочин агресії, вина за яку лежить на вищому російськомувійськово-політичному керівництві, конкретні злочини, скоєні російськимивійськовими на території України не повинні залишитися безкарними.</text:p>
      <text:p text:style-name="P4">
Про це заявив президент Чехії Петр Павел під час Бучанського саміту «Обличчясправедливості» 31 березня, повідомляє кореспондент Укрінформу.</text:p>
      <text:p text:style-name="P4">
«Ми всі вражені варварською поведінкою російських солдатів. Не можна знайтибільш чіткого засудження ніж те, яке було висловлено в рішенні Міжнародногокримінального суду. Це злочини з жахливими наслідками. І вони не мусятьзалишитися безкарними», - заявив Павел.</text:p>
      <text:p text:style-name="P4">
<text:span text:style-name="T4">
Читайте також:</text:span>
 <text:span text:style-name="T4">
<text:a xlink:type="simple" xlink:href="https://www.ukrinform.ua/rubric-world/3689819-u-polsi-rozpocalasa-zustric-glav-mzs-buharestskoi-devatki.html" text:style-name="Internet_20_link" text:visited-style-name="Visited_20_Internet_20_Link">
 </text:a>
</text:span>
</text:p>
      <text:p text:style-name="P4">
Президент ЧР зазначив, що злочини потрібно переслідувати як на національномурівні, так і у міжнародній співпраці. Чеський лідер підтримує розслідуванняситуації в Україні Міжнародним кримінальним судом, адже це єдиний постійнийкримінальний суд, і він «найкраще придатний для розслідування таких масовихвоєнних злочинів як ті, що відбулися в Україні».</text:p>
      <text:p text:style-name="P4">
«Перші результати ми недавно вже побачили – було видано орден на арешт. Мибудемо продовжувати й надалі підтримувати МКС у його боротьбі з безкарністю»,- запевнив Павел.</text:p>
      <text:p text:style-name="P4">
<text:span text:style-name="T4">
Читайте також:</text:span>
 <text:span text:style-name="T4">
<text:a xlink:type="simple" xlink:href="https://www.ukrinform.ua/rubric-polytics/3689647-kuleba-privitav-zapusk-moskovskogo-mehanizmu-obse.html" text:style-name="Internet_20_link" text:visited-style-name="Visited_20_Internet_20_Link">
 </text:a>
 </text:span>
</text:p>
      <text:p text:style-name="P4">
Він також підкреслив, що «немає сумнівів, що згідно з міжнародним правом росіявчинила агресію проти України», порушивши Статут ООН, і міжнародна спільнотазасуджує такі порушення. Але, зауважив глава Чехії, окрім відповідальностідержави є індивідуальна кримінальна відповідальність лідерів рф за злочинагресії, на що юрисдикція МКС не поширюється.</text:p>
      <text:p text:style-name="P4">
«Я сподіваюся, що ця прогалина буде заповнена шляхом створення Спеціальноготрибуналу, щоби належним чином оцінити наявні докази та притягнути винних довідповідальності. Ніхто з тих, хто вчинив злочин проти миру, злочин агресії,не повинен залишатися безкарним», - заявив Павел.</text:p>
      <text:p text:style-name="P4">
<text:span text:style-name="T4">
Читайте також:</text:span>
 <text:span text:style-name="T4">
<text:a xlink:type="simple" xlink:href="https://www.ukrinform.ua/rubric-ato/3690106-zelenskij-bude-novij-nurnberg-sodo-rasistiv.html" text:style-name="Internet_20_link" text:visited-style-name="Visited_20_Internet_20_Link">
 </text:a>
 </text:span>
</text:p>
      <text:p text:style-name="P4">
Він назвав картини з Бучі найгіршими, найстрашнішими жахіттями, які ніколибільше не мали статися в Європі. Це війна не лише проти мирної, суверенноїкраїни, але також проти українського народу та проти базових принципів, наяких побудовано людство, наголосив чеський лідер.</text:p>
      <text:p text:style-name="P4">
Як повідомлялося, Україна розраховує на ухвалення у квітні Генеральноюасамблеєю ООН резолюції щодо відповідальності за воєнні злочини в України тапідтримку спецтрибуналу проти росії.</text:p>
      <text:p text:style-name="P4">
Source: <text:a xlink:type="simple" xlink:href="https://www.ukrinform.ua/rubric-polytics/3690113-cehia-spodivaetsa-so-specialnij-tribunal-zasudit-rosijske-kerivnictvo.html" text:style-name="Internet_20_link" text:visited-style-name="Visited_20_Internet_20_Link">
https://www.ukrinform.ua/rubric-polytics/3690113-cehia-spodivaetsa-so-specialnij-tribunal-zasudit-rosijske-kerivnictvo.html</text:a>
</text:p>
      <!--NEWS-->
      <text:h text:style-name="P10" text:outline-level="1">
<text:span text:style-name="T4">
ЄС закликає білорусь відмовити росії у розміщенні ядерної зброї на своїй території</text:span>
</text:h>
      <text:p text:style-name="P4">
Authors: Ukrinform (Person)</text:p>
      <text:p text:style-name="P4">
Publisher: Укринформ (Organization)</text:p>
      <text:p text:style-name="P4">
Published Time: 2023-03-31T23:58:00+03:00</text:p>
      <text:p text:style-name="P4">
Modified Time: 2023-03-31T23:58:00+03:00</text:p>
      <text:p text:style-name="P4">
Description: Влада білорусі має ухвалити рішення про відмову від розміщення на своїй території російської ядерної зброї. — Укрінформ.</text:p>
      <text:p text:style-name="P4">
Images: ["<text:a xlink:type="simple" xlink:href="https://static.ukrinform.com/photos/2019_07/thumb_files/630_360_1562308141-294.jpg" text:style-name="Internet_20_link" text:visited-style-name="Visited_20_Internet_20_Link">
630_360_15623...</text:a>
"]</text:p>
      <text:p text:style-name="P4">
Tags: ['білорусь', 'Євросоюз', 'Ядерна зброя', 'Ядерний шантаж']</text:p>
      <text:p text:style-name="P4">
Type: Article</text:p>
      <!--METADATA-->
      <text:p text:style-name="P4">
<draw:frame draw:style-name="fr1" draw:name="Image256" text:anchor-type="as-char" svg:width="6.9236in" svg:height="3.956343in" draw:z-index="0">
<draw:image xlink:href="../Images/yкринформ/2023-03-31T23-58-00-03-00/630_360_1562308141-294.jpg" xlink:type="simple" xlink:show="embed" xlink:actuate="onLoad" draw:mime-type="image/jpeg"/>
</draw:frame>
 Владабілорусі має ухвалити рішення про відмову від розміщення на своїй територіїросійської ядерної зброї.</text:p>
      <text:p text:style-name="P4">
Як повідомляє кореспондент Укрінформу, про це під час засідання Ради БезпекиООН, присвяченого обговоренню погроз президента рф володимира путіна щодорозміщення тактичної ядерної зброї у Білорусі, заявив постійний представник ЄСпри Організації Олаф Ског.</text:p>
      <text:p text:style-name="P4">
“білорусь досі може вирішити відмовитися розміщати російську ядерну зброю.Тому ми закликаємо владу білорусі негайно припинити підтримку агресивної війниросії проти України та змінити своє рішення (про розміщення ядерної зброї -ред.), що лише посилить напруження у регіоні”, - сказав Ског.</text:p>
      <text:p text:style-name="P4">
<text:span text:style-name="T4">
Читайте також:</text:span>
 <text:span text:style-name="T4">
<text:a xlink:type="simple" xlink:href="https://www.ukrinform.ua/rubric-world/3689942-u-nato-ne-bacat-zmin-u-adernih-poziciah-rosii-krim-nebezpecnoi-ritoriki.html" text:style-name="Internet_20_link" text:visited-style-name="Visited_20_Internet_20_Link">
 </text:a>
 </text:span>
</text:p>
      <text:p text:style-name="P4">
Він наголосив, що погрози застосування ядерної зброї “неприпустимі”.</text:p>
      <text:p text:style-name="P4">
“Рішення росії не ослабить нашої рішучості у підтримці України”, - зазначивдипломат.</text:p>
      <text:p text:style-name="P4">
Окрім цього, Ског закликав рф повернутися до виконання договору про заходи зподальшого скорочення та обмеження стратегічного наступального озброєння зіСША.</text:p>
      <text:p text:style-name="P4">
<text:span text:style-name="T4">
Читайте також:</text:span>
 <text:span text:style-name="T4">
<text:a xlink:type="simple" xlink:href="https://www.ukrinform.ua/rubric-world/3690053-kitaj-zaaviv-na-radbezi-oon-so-vistupae-proti-rozmisenna-adernoi-zbroi-v-insih-krainah.html" text:style-name="Internet_20_link" text:visited-style-name="Visited_20_Internet_20_Link">
 </text:a>
 </text:span>
</text:p>
      <text:p text:style-name="P4">
Як повідомляв Укрінформ, 25 березня президент країни-агресорки володимирпутін, щодо якого МКС видав ордер на арешт, заявив, що росія розміститьтактичну ядерну зброю у білорусі. Раніше, у лютому цього року, він оголосивпро «призупинення» участі москви в Договорі про скорочення стратегічнихнаступальних озброєнь зі США.</text:p>
      <text:p text:style-name="P4">
<text:span text:style-name="T4">
Читайте також:</text:span>
 <text:span text:style-name="T4">
<text:a xlink:type="simple" xlink:href="https://www.ukrinform.ua/rubric-polytics/3690094-adernij-santaz-rf-ne-zavadit-pidtrimci-ukraini-britania-v-oon.html" text:style-name="Internet_20_link" text:visited-style-name="Visited_20_Internet_20_Link">
 </text:a>
 </text:span>
</text:p>
      <text:p text:style-name="P4">
Учасниками ДНЯЗ є майже всі держави світу, крім Ізраїлю, Індії, Пакистану таПівнічної Кореї.</text:p>
      <text:p text:style-name="P4">
Source: <text:a xlink:type="simple" xlink:href="https://www.ukrinform.ua/rubric-world/3690114-es-zaklikae-bilorus-vidmoviti-rosii-u-rozmisenni-adernoi-zbroi-na-svoij-teritorii.html" text:style-name="Internet_20_link" text:visited-style-name="Visited_20_Internet_20_Link">
https://www.ukrinform.ua/rubric-world/3690114-es-zaklikae-bilorus-vidmoviti-rosii-u-rozmisenni-adernoi-zbroi-na-svoij-teritorii.html</text:a>
</text:p>
      <!--NEWS-->
      <text:h text:style-name="P10" text:outline-level="1">
<text:span text:style-name="T4">
Іспанія відправить перші шість танків Leopard 2A4 в Україну після Великодня</text:span>
</text:h>
      <text:p text:style-name="P4">
Author: ['АРМІЯINFORM']</text:p>
      <text:p text:style-name="P4">
Time: 2023-03-31T34:00:00-04:00</text:p>
      <text:p text:style-name="P4">
Description: «Зараз головна потреба українців — це протиповітряна оборона. Це критична необхідн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spani.jpeg" text:style-name="Internet_20_link" text:visited-style-name="Visited_20_Internet_20_Link">
ispani.jpe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257" text:anchor-type="as-char" svg:width="6.9236in" svg:height="3.956343in" draw:z-index="0">
<draw:image xlink:href="../Images/AРМІЯINFORM/2023-03-31T34-00-00-04-00/ispani.jpeg" xlink:type="simple" xlink:show="embed" xlink:actuate="onLoad" draw:mime-type="image/jpeg"/>
</draw:frame>
</text:p>
      <text:p text:style-name="P4">
«Зараз головна потреба українців — це протиповітряна оборона. Це критичнанеобхідність на полі бою. Їм також потрібна зброя великої дальності табронетехніка. І ми надаємо їм значний пакет таких можливостей. Ми такожнавчаємо їх та гарантуємо забезпечення наданого озброєння», — заявив главаПентагону Ллойд Остін. Щодо отримання Україною сучасних винищувачів генералсказав: «Чи можуть українці отримати винищувачі у майбутньому? Ми всі віримо,що так. Потенційно це можуть бути або F16, або інші літаки четвертогопокоління». Також Остін вважає, що Україна за рахунок значного виснаженняросійських сил і західної зброї має «дуже хороші шанси» здійснити успішнийконтрнаступ навесні 2023 року.</text:p>
      <text:p text:style-name="P4">
Канада цьогоріч надасть Україні кредит у розмірі 2,4 млрд канадських доларів(1,8 млрд доларів США) для підтримки бюджету.</text:p>
      <text:p text:style-name="P4">
Іспанія відправить перші шість танків Leopard 2A4 в Україну після Великодня.</text:p>
      <text:p text:style-name="P4">
Польща планує збільшити виробництво боєприпасів напередодні контрнаступу ЗСУна фронті. За словами прем’єр-міністра країни Матеуша Моравецького, Польщапланує виділити 462,5 млн доларів на інвестиції з бюджету.</text:p>
      <text:p text:style-name="P4">
Польща уклала контракт вартістю понад 1 млрд злотих на виробництво 22мобільних радіолокаційних станцій BYSTRA, аби «захистити себе від росії»,—повідомив міністр оборони країни Маріуш Блащак.</text:p>
      <text:p text:style-name="P4">
У Польщі незабаром почнуть встановлювати електронне загородження на кордоні зросією, зокрема систему камер і датчиків руху.</text:p>
      <text:p text:style-name="P4">
Прем’єр-міністр Польщі Матеуш Моравецький розкритикував рішення Міжнародногоолімпійського комітету допускати російських і білоруських спортсменів дозмагань за певних умов.</text:p>
      <text:p text:style-name="P4">
Уряд Сербії за підтримки ЄС відправив до України чотири вантажівки зелектроенергетичним обладнанням для підтримки енергетичного сектору України.</text:p>
      <text:p text:style-name="P4">
Європейське енергооб’єднання ENTSO-E ухвалило рішення про подальше збільшенняімпортних потужностей в Україну до 850 МВт з нинішніх 700 МВт.</text:p>
      <text:p text:style-name="P4">
Національна асамблея Франції, яка є нижньою палатою французького парламенту,ухвалила резолюцію, в якій визнає Голодомор 1932–1933 років геноцидомукраїнського народу.</text:p>
      <text:p text:style-name="P4">
У Європарламенті пройшла акція солідарності з рухом спротиву окупації вУкраїні «Жовта стрічка».</text:p>
      <text:p text:style-name="P4">
Парламент Словаччини засудив злочини рф, скоєні проти українських жінок ідітей.</text:p>
      <text:p text:style-name="P4">
Президент США Джо Байден заявив, що він стурбований планами росії розмістититактичну ядерну зброю в сусідній білорусі.</text:p>
      <text:p text:style-name="P4">
США запроваджують експортні обмеження щодо 11 компаній, що діють всуперечнаціональній безпеці або зовнішньополітичним інтересам Сполучених Штатів,зокрема двох російських — «авіатех» і «авіазапчасть». У переліку такожкомпанії з М’янми, Китаю, Нікарагуа.</text:p>
      <text:p text:style-name="P4">
США зупинили передачу рф даних щодо своїх ядерних сил після виходу росії здоговору про стратегічні наступальні озброєння.</text:p>
      <text:p text:style-name="P4">
Брюссель офіційно підтвердив політичну домовленість країн-членів Євросоюзупродовжити добровільне скорочення споживання газу на 15 % іще на один рік.</text:p>
      <text:p text:style-name="P4">
Джерело: <text:a xlink:type="simple" xlink:href="https://szru.gov.ua/news-media/publications/300323-ukraina-i-svit--proty-rosiiskoi-ahresii-sanktsii-v-dii" text:style-name="Internet_20_link" text:visited-style-name="Visited_20_Internet_20_Link">
Служба зовнішньої розвідки України</text:a>
</text:p>
      <text:p text:style-name="P4">
Source: <text:a xlink:type="simple" xlink:href="https://armyinform.com.ua/2023/03/31/ispaniya-vidpravyt-pershi-shist-tankiv-leopard-2a4-v-ukrayinu-pislya-velykodnya/" text:style-name="Internet_20_link" text:visited-style-name="Visited_20_Internet_20_Link">
https://armyinform.com.ua/2023/03/31/ispaniya-vidpravyt-pershi-shist-tankiv-leopard-2a4-v-ukrayinu-pislya-velykodnya/</text:a>
</text:p>
      <!--NEWS-->
      <text:h text:style-name="P10" text:outline-level="1">
<text:span text:style-name="T4">
Трьом рашистам, які під час окупації ґвалтували жінку на Київщині, повідомлено про підозру</text:span>
</text:h>
      <text:p text:style-name="P4">
Author: ['АРМІЯINFORM']</text:p>
      <text:p text:style-name="P4">
Time: 2023-03-31T35:00:00-04:00</text:p>
      <text:p text:style-name="P4">
Description: За процесуального керівництва Офісу Генерального прокурора ідентифіковано та повідомле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fgen.jpeg" text:style-name="Internet_20_link" text:visited-style-name="Visited_20_Internet_20_Link">
ofgen.jpe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258" text:anchor-type="as-char" svg:width="6.9236in" svg:height="4.661891in" draw:z-index="0">
<draw:image xlink:href="../Images/AРМІЯINFORM/2023-03-31T35-00-00-04-00/ofgen.jpeg" xlink:type="simple" xlink:show="embed" xlink:actuate="onLoad" draw:mime-type="image/jpeg"/>
</draw:frame>
</text:p>
      <text:p text:style-name="P4">
За процесуального керівництва Офісу Генерального прокурора ідентифіковано таповідомлено про підозру трьом військовослужбовцям зс рф у порушенні законів тазвичаїв війни (ч. 2 ст. 28, ч. 1 ст. 438 КК України).</text:p>
      <text:p text:style-name="P4">
Про це<text:a xlink:type="simple" xlink:href="https://www.facebook.com/pgo.gov.ua/posts/pfbid02A3LJ3183wuZsrh6wJoJw1oZWtV6EME4srQp6YA469WErUjBhoKA6Nve7rr7p8TaGl" text:style-name="Internet_20_link" text:visited-style-name="Visited_20_Internet_20_Link">
повідомляє</text:a>
Офіс Генерального прокурора.</text:p>
      <text:p text:style-name="P4">
Підозрювані — військові 37-мої окремої гвардійської мотострілецької донськоїбудапештської червоного прапора ордена червоної зірки бригади (37 ОМСБр, в/ч69647) збройних сил рф, уродженці республіки бурятії, читинської області таіркутської області рф.</text:p>
      <text:p text:style-name="P4">
За даними слідства, у березні 2022 року підозрювані разом з іншими військовимизс рфокупували один з населених пунктів Київщини. Вони залякували мирненаселення, шукали чоловіків та учасників сил антитерористичної операції,постійно оглядали всі приміщення цивільних будинків.</text:p>
      <text:p text:style-name="P4">
Через 20 днів окупації російські військові, серед яких підозрювані, почалисистематично вриватись на подвір’я приватного будинку, де проживали дві жінкита малолітня дівчинка. Робили це завжди в групах по три особи, склад якихпостійно змінювався.</text:p>
      <text:p text:style-name="P4">
Підозрювані, постійно демонструючи наявність зброї, беручи до увагивідсутність чоловіків в будинку, по черзі водили одну з жінок до гаражногоприміщення, де ґвалтували. Інші в цей час залишались на вулиці з метоюподолання можливого опору з боку її родичів та сусідів.</text:p>
      <text:p text:style-name="P4">
Один з них за час окупації вчинив насильницькі дії сексуального характеру раз,другий вчиняв такі дії двічі, а третій — протягом тижня кожного дня.</text:p>
      <text:p text:style-name="P4">
Досудове розслідування проводить Нацполіція України.</text:p>
      <text:p text:style-name="P4">
Source: <text:a xlink:type="simple" xlink:href="https://armyinform.com.ua/2023/03/31/trom-rashystam-yaki-pid-chas-okupacziyi-gvaltuvaly-zhinku-na-kyyivshhyni-povidomleno-pro-pidozru/" text:style-name="Internet_20_link" text:visited-style-name="Visited_20_Internet_20_Link">
https://armyinform.com.ua/2023/03/31/trom-rashystam-yaki-pid-chas-okupacziyi-gvaltuvaly-zhinku-na-kyyivshhyni-povidomleno-pro-pidozru/</text:a>
</text:p>
      <!--NEWS-->
      <text:h text:style-name="P10" text:outline-level="1">
<text:span text:style-name="T4">
російська пародія на McDonald’s виявилася збитковою у перший же рік роботи</text:span>
</text:h>
      <text:p text:style-name="P4">
Author: ['АРМІЯINFORM']</text:p>
      <text:p text:style-name="P4">
Time: 2023-03-31T36:00:00-04:00</text:p>
      <text:p text:style-name="P4">
Description: Один із найбільших у світі постачальників сільгосппродукції американська компан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tochka_1.jpg" text:style-name="Internet_20_link" text:visited-style-name="Visited_20_Internet_20_Link">
tochka_1.jpg</text:a>
']</text:p>
      <text:p text:style-name="P4">
Tags: ['STOPRUSSIA', 'АГРЕСІЯ РФ', 'ВТОРГНЕННЯ РФ', 'ЕКОНОМІКА РФ', 'КРАХ РОСІЙСЬКОЇ ЕКОНОМІКИ', 'СЛУЖБА ЗОВНІШНЬОЇ РОЗВІДКИ УКРАЇНИ']</text:p>
      <text:p text:style-name="P4">
Category: News</text:p>
      <!--METADATA-->
      <text:p text:style-name="P4">
<draw:frame draw:style-name="fr1" draw:name="Image259" text:anchor-type="as-char" svg:width="6.9236in" svg:height="4.519361in" draw:z-index="0">
<draw:image xlink:href="../Images/AРМІЯINFORM/2023-03-31T36-00-00-04-00/tochka_1.jpg" xlink:type="simple" xlink:show="embed" xlink:actuate="onLoad" draw:mime-type="image/jpeg"/>
</draw:frame>
</text:p>
      <text:p text:style-name="P4">
Один із найбільших у світі постачальників сільгосппродукції американськакомпанія Cargill, що входила до топ-10 експортерів російського збіжжя,припинить експорт зерна із рф наступного сільськогосподарського року (1 липня2023 року — 30 червня 2024 року).</text:p>
      <text:p text:style-name="P4">
Австрійські інвестори вимагають від банківської групи Raiffeisen BankInternational під час загальних зборів зробити чіткі заяви щодо подальшої долібізнесу в росії.</text:p>
      <text:p text:style-name="P4">
уряд рф всіляко намагається завадити іноземним компаніям позбутися бізнесу наросії та додатково нажитися на їхньому капіталі: останнім рішенням є вимогасплати до російського бюджету 10 % вартості активів компаній, оцінених під часпродажу.</text:p>
      <text:p text:style-name="P4">
Видобуток газу на найбільших родовищах західного сибіру впаде на третину до2040 року через виснаження запасів, що легко видобуваються, попередив урядглава міненерго ніколай шульгінов. До 2040 року показник видобутку газу внадим-пур-тазовському регіоні ямало-ненецького автономного округу скоротитьсядо 255 млрд. За даними росстату, 2022 року в росії було видобуто близько 672млрд кубометрів газу. З урахуванням прогнозу шульгінова щодо падіння видобуткув янао, загальний показник може впасти до 460 млрд куб. м, або більш як на 30%. При цьому обсяг внутрішнього споживання газу в росії становить 470 млрд.куб. м, як раніше оцінював віце-прем’єр алєксандр новак. Таким чином, росіяможе не мати вільних обсягів для експорту. Падіння видобутку на 30 % можепризвести до скорочення надходжень до бюджету на 1 трлн руб.</text:p>
      <text:p text:style-name="P4">
Продажі на рф мобільних пристроїв (навушників, «розумних» годинників, фітнес-трекерів) за підсумками першого кварталу зменшаться на 20 %. Причиноюназивають зростання на росії кількості підроблених пристроїв, яке розпочалосьще минулого літа. Техніка маловідомих виробників зайняла вже майже половинуринку росії, деякі магазини електроніки визнають її візуальну схожість ізпродукцією відомих іноземних брендів, проте попереджають, що це лише«репліка». Також є великий ризик того, що пристрої, призначені для іншихкраїн, не запрацюють на росії або будуть вимкнуті згодом.</text:p>
      <text:p text:style-name="P4">
Мережа ресторанів швидкого харчування «вкусно — і точка», яка змінилаамериканську компанію McDonald’s, що пішла з російського ринку, виявиласязбитковою у перший рік роботи. За підсумками 2022 року компанія «система пбо»,що оперує мережею ресторанів, повідомила про чисті збитки в 11,3 млрд руб.порівняно із 2021 роком. Загальна виручка, порівняно з 2021 роком, знизиласяна 2,3 % — до 73,5 млрд руб.</text:p>
      <text:p text:style-name="P4">
Некомерційна організація «російская сістема качєства» під час перевіркивідомих мережевих ресторанів японської кухні, магазинів, торгових мереж ізакладів преміум-класу виявила в 40 % продукції кишкову паличку, а такожбактерію лістерію, що може викликати лістеріоз — одну з найважчих, алевідносно рідкісних хвороб харчового походження.</text:p>
      <text:p text:style-name="P4">
У четвертому кварталі 2022 року чистий прибуток російської мережігіпермаркетів «лєнта» за міжнародними стандартами фінансової звітностізменшився на 95 % — до 207 млн руб; за підсумками року на 64,5 % — до 4,85млрд руб.</text:p>
      <text:p text:style-name="P4">
Студентів московського фізико-технічного університету змушують вчити китайськумову як обов’язкову. З навчальної програми виключили іспанську, німецьку тафранцузьку мови. Замість них студентам пропонують дві години англійської такитайської. У прес-службі вишу заявили, що випускники мають спиратися у своїйнауковій і дослідницькій роботі на останні наукові публікації, 27 % якихнаписані китайською мовою. Крім того, у виші мають намір навчити студентівчитати технічну документацію, яка в рф дедалі більше присутня китайською.</text:p>
      <text:p text:style-name="P4">
Директор фєдєральної служби ісполнєнія наказаній гостєв надіслав офіційноголиста главі корпорації «ростєх», запропонувавши засуджених для виготовленняпродукції та надання різних послуг для потреб військово-промисловогокомплексу. Водночас тамбовський хлібокомбінат розпочав виробництво дронів дляпотреб окупаційних військ рф, які воюють в Україні.</text:p>
      <text:p text:style-name="P4">
На так званому «східному полігоні», до якого належать красноярська, восточно-сибірська, забайкальська та дальнєвосточна залізні дороги росії, запровадженочотири рівні пріоритетності перевезення вантажів: військові вантажі, вантажідля ліквідації надзвичайних станів, вантажі за дорученнями путіна та вугілляна експорт. Нафтогазові компанії скаржаться на «систематичні труднощі» під часорганізації перевезень, що призводить до зриву постачання сировини споживачам,та просять уряд додати їх до четвертої групи черговості перевезень.</text:p>
      <text:p text:style-name="P4">
російські оператори мобільного зв’язку збираються скасувати роумінг ізКазахстаном, Киргизією та Вірменією.</text:p>
      <text:p text:style-name="P4">
Джерело: <text:a xlink:type="simple" xlink:href="https://szru.gov.ua/news-media/publications/300323-ukraina-i-svit--proty-rosiiskoi-ahresii-sanktsii-v-dii" text:style-name="Internet_20_link" text:visited-style-name="Visited_20_Internet_20_Link">
Служба зовнішньої розвідки України</text:a>
</text:p>
      <text:p text:style-name="P4">
Source: <text:a xlink:type="simple" xlink:href="https://armyinform.com.ua/2023/03/31/rosijska-parodiya-na-mcdonalds-vyyavylasya-zbytkovoyu-u-pershyj-zhe-rik-roboty/" text:style-name="Internet_20_link" text:visited-style-name="Visited_20_Internet_20_Link">
https://armyinform.com.ua/2023/03/31/rosijska-parodiya-na-mcdonalds-vyyavylasya-zbytkovoyu-u-pershyj-zhe-rik-roboty/</text:a>
</text:p>
      <!--NEWS-->
      <text:h text:style-name="P10" text:outline-level="1">
<text:span text:style-name="T4">
Кабмін схвалив надання грантів бізнесу з територій можливих бойових дій</text:span>
</text:h>
      <text:p text:style-name="P4">
Author: ['АРМІЯINFORM']</text:p>
      <text:p text:style-name="P4">
Time: 2023-03-31T37:00:00-04:00</text:p>
      <text:p text:style-name="P4">
Description: Уряд уточнив критерії визначення осіб, які мають право подати заяву на отримання грант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fejk-groshi-1.jpg" text:style-name="Internet_20_link" text:visited-style-name="Visited_20_Internet_20_Link">
fejk-groshi-1.jpg</text:a>
']</text:p>
      <text:p text:style-name="P4">
Tags: ['STOPRUSSIA', 'АГРЕСІЯ РФ', 'ВТОРГНЕННЯ РФ', 'МІНРЕІНТЕГРАЦІЇ']</text:p>
      <text:p text:style-name="P4">
Category: News</text:p>
      <!--METADATA-->
      <text:p text:style-name="P4">
<draw:frame draw:style-name="fr1" draw:name="Image260" text:anchor-type="as-char" svg:width="6.9236in" svg:height="4.33302in" draw:z-index="0">
<draw:image xlink:href="../Images/AРМІЯINFORM/2023-03-31T37-00-00-04-00/fejk-groshi-1.jpg" xlink:type="simple" xlink:show="embed" xlink:actuate="onLoad" draw:mime-type="image/jpeg"/>
</draw:frame>
</text:p>
      <text:p text:style-name="P4">
Уряд уточнив критерії визначення осіб, які мають право подати заяву наотримання грантів на створення або розвиток власного бізнесу.</text:p>
      <text:p text:style-name="P4">
Про це <text:a xlink:type="simple" xlink:href="https://minre.gov.ua/2023/03/30/kabmin-shvalyv-nadannya-grantiv-biznesu-z-terytorij-mozhlyvyh-bojovyh-dij/" text:style-name="Internet_20_link" text:visited-style-name="Visited_20_Internet_20_Link">
повідомляє</text:a>
 Міністерство з питаньреінтеграції тимчасово окупованих територій України.</text:p>
      <text:p text:style-name="P4">
Відповідні зміни були розроблені Міністерством економіки за ініціативиМінреінтеграції. Відтепер суб’єкти господарювання з територій можливих бойовихдій також зможуть претендувати на отримання грантів.</text:p>
      <text:p text:style-name="P4">
До прикладу, до таких територій належить значна частина Харківської області,але водночас там не припиняється економічна та бізнес-активність.</text:p>
      <text:p text:style-name="P4">
Обмеження на подання заявки передбачені лише для суб’єктів, які перебувають чипровадять господарську діяльність на тимчасово окупованих територіях аботериторіях активних бойових дій, для яких не визначена дата завершенняокупації або бойових дій відповідно до наказу Мінреінтеграції.</text:p>
      <text:p text:style-name="P4">
<text:span text:style-name="T4">
Ухвалені зміни стосуються таких державних програм:</text:span>
</text:p>
      <ul>
        <li>
надання мікрогрантів на створення або розвиток власного бізнесу;  * надання грантів для створення або розвитку садівництва, ягідництва та виноградарства;  * надання грантів для створення або розвитку тепличного господарства.</li>
      </ul>
      <text:p text:style-name="P4">
Крім того, сьогоднішніми змінами Кабмін затвердив порядок надання грантівучасникам бойових дій, особам з інвалідністю внаслідок війни та членам їхніхсімей. Залежно від кількості найманих працівників ветерани зможуть отриматигрантові кошти у сумі від 250 тисяч до 1 мільйона гривень. Це сприятиместворенню нових робочих місць як серед внутрішньо переміщених осіб, так ібезпосередньо серед ветеранів.</text:p>
      <text:p text:style-name="P4">
Source: <text:a xlink:type="simple" xlink:href="https://armyinform.com.ua/2023/03/31/kabmin-shvalyv-nadannya-grantiv-biznesu-z-terytorij-mozhlyvyh-bojovyh-dij/" text:style-name="Internet_20_link" text:visited-style-name="Visited_20_Internet_20_Link">
https://armyinform.com.ua/2023/03/31/kabmin-shvalyv-nadannya-grantiv-biznesu-z-terytorij-mozhlyvyh-bojovyh-dij/</text:a>
</text:p>
      <!--NEWS-->
      <text:h text:style-name="P10" text:outline-level="1">
<text:span text:style-name="T4">
Центр протидії дезінформації виявив маніпуляції, які поширювали окупанти протягом доби</text:span>
</text:h>
      <text:p text:style-name="P4">
Author: ['АРМІЯINFORM']</text:p>
      <text:p text:style-name="P4">
Time: 2023-03-31T38:00:00-04:00</text:p>
      <text:p text:style-name="P4">
Description: Центр протидії дезінформації виявив, що протягом 30.03.2023 окупанти поширили:    Фейк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6794006_763070498543766_3832786597724948784_n.jpg" text:style-name="Internet_20_link" text:visited-style-name="Visited_20_Internet_20_Link">
336794006_763070498543766_3832786597724948784_n.jpg</text:a>
']</text:p>
      <text:p text:style-name="P4">
Tags: ['ДЕЗІНФОРМАЦІЯ', 'РОСІЙСЬКІ ФЕЙКИ', 'ФЕЙКИ РФ', 'ЦЕНТР ПРОТИДІЇ ДЕЗІНФОРМАЦІЇ']</text:p>
      <text:p text:style-name="P4">
Category: News</text:p>
      <!--METADATA-->
      <text:p text:style-name="P4">
<draw:frame draw:style-name="fr1" draw:name="Image261" text:anchor-type="as-char" svg:width="6.9236in" svg:height="5.683122in" draw:z-index="0">
<draw:image xlink:href="../Images/AРМІЯINFORM/2023-03-31T38-00-00-04-00/336794006_763070498543766_3832786597724948784_n.jpg" xlink:type="simple" xlink:show="embed" xlink:actuate="onLoad" draw:mime-type="image/jpeg"/>
</draw:frame>
</text:p>
      <text:p text:style-name="P4">
Центр протидії дезінформації виявив, що протягом 30.03.2023 окупанти поширили:</text:p>
      <text:p text:style-name="P4">
<text:span text:style-name="T4">
Фейк</text:span>
</text:p>
      <text:p text:style-name="P4">
«У Києві ігнорують питання безпеки Запорізької АЕС і готові принести цепитання на поталу своїм політичним амбіціям», — заявив заступник глави мзс рфс.рябков.</text:p>
      <text:p text:style-name="P4">
<text:span text:style-name="T4">
Дезінформацію</text:span>
</text:p>
      <text:p text:style-name="P4">
Луганський колаборант а.марочко заявив, що «Україна перекинула під Бахмутдиверсійно-розвідувальні групи, переодягнені у форму зс рф. … за характеромдій вони виконують окремі завдання штабу, а також використовуються як групишвидкого реагування».</text:p>
      <text:p text:style-name="P4">
<text:span text:style-name="T4">
Маніпуляцію</text:span>
</text:p>
      <text:p text:style-name="P4">
Коментуючи припинення договору оренди Києво-Печерської лаври, речниця мзс рфм.захарова заявила: «Київський режим продовжує наступ на канонічнеправослав’я. Зеленського та інших українських богоборців не цікавлять питаннявіри, ними керує виключно бажання особистого збагачення. … Це свавілля, щовідбувається за підтримки США і Константинополя. Такі дії занурюють Україну всередньовіччя у найгіршому значенні цього слова».</text:p>
      <text:p text:style-name="P4">
Source: <text:a xlink:type="simple" xlink:href="https://armyinform.com.ua/2023/03/31/czentr-protydiyi-dezinformacziyi-vyyavyv-yaki-manipulyacziyi-okupanty-poshyryly-30-bereznya/" text:style-name="Internet_20_link" text:visited-style-name="Visited_20_Internet_20_Link">
https://armyinform.com.ua/2023/03/31/czentr-protydiyi-dezinformacziyi-vyyavyv-yaki-manipulyacziyi-okupanty-poshyryly-30-bereznya/</text:a>
</text:p>
      <!--NEWS-->
      <text:h text:style-name="P10" text:outline-level="1">
<text:span text:style-name="T4">
На білорусі зафіксували черговий антирекорд за кількістю зайнятих в економіці</text:span>
</text:h>
      <text:p text:style-name="P4">
Author: ['АРМІЯINFORM']</text:p>
      <text:p text:style-name="P4">
Time: 2023-03-31T39:00:00-04:00</text:p>
      <text:p text:style-name="P4">
Description: У конгресі США ведеться розробка нового закону про демократію, суверенітет та пра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lukashenko-breshe.jpg" text:style-name="Internet_20_link" text:visited-style-name="Visited_20_Internet_20_Link">
lukashenko-breshe.jpg</text:a>
']</text:p>
      <text:p text:style-name="P4">
Tags: ['STOPRUSSIA', 'АГРЕСІЯ РФ', 'БІЛОРУСЬ', 'ВТОРГНЕННЯ РФ']</text:p>
      <text:p text:style-name="P4">
Category: News</text:p>
      <!--METADATA-->
      <text:p text:style-name="P4">
<draw:frame draw:style-name="fr1" draw:name="Image262" text:anchor-type="as-char" svg:width="6.9236in" svg:height="4.3161in" draw:z-index="0">
<draw:image xlink:href="../Images/AРМІЯINFORM/2023-03-31T39-00-00-04-00/lukashenko-breshe.jpg" xlink:type="simple" xlink:show="embed" xlink:actuate="onLoad" draw:mime-type="image/jpeg"/>
</draw:frame>
</text:p>
      <text:p text:style-name="P4">
У конгресі США ведеться розробка нового закону про демократію, суверенітет таправа людини в білорусі. Оновлення закону дасть можливість зробити допомогуСША білоруському демократичному руху та громадянському суспільствуефективнішою.</text:p>
      <text:p text:style-name="P4">
Латвійська держкомпанія Latvijas dzelzceļš («Латвійська залізниця»)запровадила безстрокову заборону на перевезення всіх вантажів у вагонахінвентарного парку бєлжд. Він стосується як завантажених, так і порожніхвагонів, а також тих, що бєлжд здає в оренду іншим перевізникам. Наразі їх неприйматимуть на території Латвії.</text:p>
      <text:p text:style-name="P4">
Комітет Сейму Литви з національної безпеки та оборони оновив законопроєкт зівстановлення обмежувальних заходів щодо військової агресії проти України.Серед інших до проєкту включено норму про заборону для громадян білорусі таросії на ввезення українських гривень до Литви. Раніше литовські службизафіксували зростання потоків готівкової української валюти з білорусі таросії. Вони вважають, що гроші можуть бути викрадені в Україні під час бойовихдій, а тепер їх намагаються легалізувати у Литві.</text:p>
      <text:p text:style-name="P4">
білорусь у лютому опинилася на першому місці за зростанням цін у річномувираженні на сільськогосподарську продукцію серед країн Євразійськогоекономічного союзу, які до лютого минулого року зросли на 19,7 %. Дляпорівняння: у Вірменії в річному вираженні ціни зросли на 8,4 %, у Казахстані— на 7,3 %.</text:p>
      <text:p text:style-name="P4">
За даними бєлстату, в білорусі зафіксували черговий антирекорд за кількістюзайнятих в економіці. У лютому їх було 4 млн. 172,4 тис. осіб. Ранішемінімальний показник було зафіксовано у грудні минулого року. До цьогокількість зайнятих в економіці нижче за відмітку в 4 млн 180 тис. осіб неопускалася. На 28 березня загалом по країні не вистачає 105,6 тис. працівників</text:p>
      <text:p text:style-name="P4">
На підставі ухвали ради міністрів білорусі міністерство оборони у 2023 роціпризве на військові збори 9 тис. військовозобов’язаних.</text:p>
      <text:p text:style-name="P4">
Джерело: <text:a xlink:type="simple" xlink:href="https://szru.gov.ua/news-media/publications/300323-ukraina-i-svit--proty-rosiiskoi-ahresii-sanktsii-v-dii" text:style-name="Internet_20_link" text:visited-style-name="Visited_20_Internet_20_Link">
Служба зовнішньої розвідки України</text:a>
</text:p>
      <text:p text:style-name="P4">
Source: <text:a xlink:type="simple" xlink:href="https://armyinform.com.ua/2023/03/31/na-bilorusi-zafiksuvaly-chergovyj-antyrekord-za-kilkistyu-zajnyatyh-v-ekonomiczi/" text:style-name="Internet_20_link" text:visited-style-name="Visited_20_Internet_20_Link">
https://armyinform.com.ua/2023/03/31/na-bilorusi-zafiksuvaly-chergovyj-antyrekord-za-kilkistyu-zajnyatyh-v-ekonomiczi/</text:a>
</text:p>
      <!--NEWS-->
      <text:h text:style-name="P10" text:outline-level="1">
<text:span text:style-name="T4">
Намагання рф долучити українців до так званих «гуманітарних» місій — черговий акт ворожої пропаганди</text:span>
</text:h>
      <text:p text:style-name="P4">
Author: ['АРМІЯINFORM']</text:p>
      <text:p text:style-name="P4">
Time: 2023-03-31T40:00:00-04:00</text:p>
      <text:p text:style-name="P4">
Description: Дежава-агресорка почала ініціювати так звані «гуманітарні заходи» на своїй терито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koordshtab.jpg" text:style-name="Internet_20_link" text:visited-style-name="Visited_20_Internet_20_Link">
koordshtab.jpg</text:a>
']</text:p>
      <text:p text:style-name="P4">
Tags: ['STOPRUSSIA', 'АГРЕСІЯ РФ', 'ВТОРГНЕННЯ РФ', 'КООРДИНАЦІЙНИЙ ШТАБ']</text:p>
      <text:p text:style-name="P4">
Category: News</text:p>
      <!--METADATA-->
      <text:p text:style-name="P4">
<draw:frame draw:style-name="fr1" draw:name="Image263" text:anchor-type="as-char" svg:width="6.9236in" svg:height="5.971605in" draw:z-index="0">
<draw:image xlink:href="../Images/AРМІЯINFORM/2023-03-31T40-00-00-04-00/koordshtab.jpg" xlink:type="simple" xlink:show="embed" xlink:actuate="onLoad" draw:mime-type="image/jpeg"/>
</draw:frame>
</text:p>
      <text:p text:style-name="P4">
Дежава-агресорка почала ініціювати так звані «гуманітарні заходи» на своїйтериторії, в яких анонсує участь українських посадових осіб, зокремапредставників Координаційного штабу з питань поводження з військовополоненими.З російського боку у таких заходах нібито готові брати участь депутатидерждуми та представники терористичних організацій.</text:p>
      <text:p text:style-name="P4">
Про це <text:a xlink:type="simple" xlink:href="https://koordshtab.gov.ua/archive/1295" text:style-name="Internet_20_link" text:visited-style-name="Visited_20_Internet_20_Link">
інформує</text:a>
 Координаційний штабз питань поводження з військовополоненими.</text:p>
      <text:p text:style-name="P4">
Інформація про участь у будь-яких очних чи заочних заходах, ініційованихросійською стороною, представників України не відповідає дійсності. Такіанонси та заяви покликані дискредитувати українських посадовців тадержслужбовців.</text:p>
      <text:p text:style-name="P4">
Подібні провокації є формою ворожої ІПСО. Під прикриттям гуманної мети вонинасправді покликані дублювати роботу міжнародних організацій, які країна-агресорка не допускає до місць утримання полонених та цивільних заручників, атакож депортованих дітей.</text:p>
      <text:p text:style-name="P4">
Ми закликаємо російську сторону виконувати Женевські конвенції, забезпечитибезперешкодний та повний доступ представників Міжнародного комітету ЧервоногоХреста до місць утримання, а не займатися псевдоініціативами з метоюпропаганди.</text:p>
      <text:p text:style-name="P4">
Робота, яку Координаційний штаб веде для визволення всіх наших громадян зворожої неволі, проводиться у закритому режимі та не передбачає участі у цьомупроцесі неуповноважених осіб.</text:p>
      <text:p text:style-name="P4">
Намагання представників держави-агресорки долучити українців до так званих«гуманітарних» заходів чи місій є лише черговим актом російської пропаганди.</text:p>
      <text:p text:style-name="P4">
Source: <text:a xlink:type="simple" xlink:href="https://armyinform.com.ua/2023/03/31/namagannya-rf-doluchyty-ukrayincziv-do-tak-zvanyh-gumanitarnyh-misij-chergovyj-akt-vorozhoyi-propagandy/" text:style-name="Internet_20_link" text:visited-style-name="Visited_20_Internet_20_Link">
https://armyinform.com.ua/2023/03/31/namagannya-rf-doluchyty-ukrayincziv-do-tak-zvanyh-gumanitarnyh-misij-chergovyj-akt-vorozhoyi-propagandy/</text:a>
</text:p>
      <!--NEWS-->
      <text:h text:style-name="P10" text:outline-level="1">
<text:span text:style-name="T4">
Наші воїни протягом доби відбили понад 80 ворожих атак</text:span>
</text:h>
      <text:p text:style-name="P4">
Author: ['АРМІЯINFORM']</text:p>
      <text:p text:style-name="P4">
Time: 2023-03-31T41:00:00-04:00</text:p>
      <text:p text:style-name="P4">
Description: На території республіки білорусь тривають заходи бойової підготовки підрозділ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zsu-1.jpg" text:style-name="Internet_20_link" text:visited-style-name="Visited_20_Internet_20_Link">
zsu-1.jpg</text:a>
']</text:p>
      <text:p text:style-name="P4">
Tags: ['STOPRUSSIA', 'АГРЕСІЯ РФ', 'ВТОРГНЕННЯ РФ', 'ГШ ЗСУ', 'ОПЕРАТИВНА ІНФОРМАЦІЯ', 'РАНКОВЕ ЗВЕДЕННЯ', 'ХРОНІКА ОБОРОНИ']</text:p>
      <text:p text:style-name="P4">
Category: News</text:p>
      <!--METADATA-->
      <text:p text:style-name="P4">
<draw:frame draw:style-name="fr1" draw:name="Image264" text:anchor-type="as-char" svg:width="6.9236in" svg:height="3.894525in" draw:z-index="0">
<draw:image xlink:href="../Images/AРМІЯINFORM/2023-03-31T41-00-00-04-00/zsu-1.jpg" xlink:type="simple" xlink:show="embed" xlink:actuate="onLoad" draw:mime-type="image/jpeg"/>
</draw:frame>
 <text:span text:style-name="T4">
🔥Ситуація щодо російського вторгнення</text:span>
</text:p>
      <text:p text:style-name="P4">
На території республіки білорусь тривають заходи бойової підготовкипідрозділів територіальних військ збройних сил російської федерації. Противникпродовжує зберігати військову присутність у прикордонних районах Курської таБєлгородської областей.</text:p>
      <text:p text:style-name="P4">
Про це у Facebook<text:a xlink:type="simple" xlink:href="https://www.facebook.com/GeneralStaff.ua/posts/pfbid0WXsJZroUpoxWQgybrgHzchfP1GcEYcwE8nsYzFoM4pYWAWnzzz3gqho9UoZJKVRvl" text:style-name="Internet_20_link" text:visited-style-name="Visited_20_Internet_20_Link">
повідомляє</text:a>
Генеральний штаб ЗСУ.</text:p>
      <text:p text:style-name="P4">
«Противник зосереджує основні зусилля на веденні наступальних дій наКуп’янському, Лиманському, Бахмутському, Авдіївському та Мар’їнськомунапрямках. Підрозділи Сил оборони України відбили понад 80 атак противника. Вепіцентрі бойових дій залишаються населені пункти Білогорівка, Бахмут,Авдіївка та Мар’їнка», — йдеться у повідомленні.</text:p>
      <text:p text:style-name="P4">
Source: <text:a xlink:type="simple" xlink:href="https://armyinform.com.ua/2023/03/31/nashi-voyiny-protyagom-doby-vidbyly-ponad-80-vorozhyh-atak/" text:style-name="Internet_20_link" text:visited-style-name="Visited_20_Internet_20_Link">
https://armyinform.com.ua/2023/03/31/nashi-voyiny-protyagom-doby-vidbyly-ponad-80-vorozhyh-atak/</text:a>
</text:p>
      <!--NEWS-->
      <text:h text:style-name="P10" text:outline-level="1">
<text:span text:style-name="T4">
Сили оборони України знешкодили 9 ворожих БПЛА «Шахед-136»</text:span>
</text:h>
      <text:p text:style-name="P4">
Author: ['АРМІЯINFORM']</text:p>
      <text:p text:style-name="P4">
Time: 2023-03-31T42:00:00-04:00</text:p>
      <text:p text:style-name="P4">
Description: На Куп’янському та Лиманському напрямках ворог вів безуспішні наступальні д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taka-droniv-1.jpg" text:style-name="Internet_20_link" text:visited-style-name="Visited_20_Internet_20_Link">
ataka-droniv-1.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265" text:anchor-type="as-char" svg:width="6.9236in" svg:height="3.894525in" draw:z-index="0">
<draw:image xlink:href="../Images/AРМІЯINFORM/2023-03-31T42-00-00-04-00/ataka-droniv-1.jpg" xlink:type="simple" xlink:show="embed" xlink:actuate="onLoad" draw:mime-type="image/jpeg"/>
</draw:frame>
БПЛА типу «шахед». Ілюстративне фото <text:span text:style-name="T4">
🔥 Ситуація щодо російськоговторгнення</text:span>
</text:p>
      <text:p text:style-name="P4">
На Куп’янському та Лиманському напрямках ворог вів безуспішні наступальні діїв районах Стельмахівки, Кузьминого та Берестового. Артилерійських обстрілівзазнали Дворічанське, Западне, Дворічна, Масютівка, Синьківка Куп’янськ іКрохмальне Харківської області; Новоселівське, Невське і БілогорівкаЛуганської області, а також Роздолівка, Колодязі, Торське, Сіверськ та Спірнена Донеччині.</text:p>
      <text:p text:style-name="P4">
Про це у Facebook<text:a xlink:type="simple" xlink:href="https://www.facebook.com/GeneralStaff.ua/posts/pfbid0WXsJZroUpoxWQgybrgHzchfP1GcEYcwE8nsYzFoM4pYWAWnzzz3gqho9UoZJKVRvl" text:style-name="Internet_20_link" text:visited-style-name="Visited_20_Internet_20_Link">
повідомляє</text:a>
Генеральний штаб ЗСУ.</text:p>
      <text:p text:style-name="P4">
«Ворог продовжує ігнорувати закони та звичаї війни, застосовує тактику терорупроти мирних громадян нашої держави. Вночі, із застосуванням ЗРК С-300противником було здійснено 9 ракетних пусків по цивільній інфраструктурі містаХарків. Для завдання авіаційних ударів, задіяв 10 ударних БПЛА типу„Шахед-136“, 9 з них знищили наші захисники», — повідомляється у зведенні.</text:p>
      <text:p text:style-name="P4">
Source: <text:a xlink:type="simple" xlink:href="https://armyinform.com.ua/2023/03/31/syly-oborony-ukrayiny-zneshkodyly-9-vorozhyh-bpla-shahed-136/" text:style-name="Internet_20_link" text:visited-style-name="Visited_20_Internet_20_Link">
https://armyinform.com.ua/2023/03/31/syly-oborony-ukrayiny-zneshkodyly-9-vorozhyh-bpla-shahed-136/</text:a>
</text:p>
      <!--NEWS-->
      <text:h text:style-name="P10" text:outline-level="1">
<text:span text:style-name="T4">
Українські артилеристи уразили пункт управління та 6 районів зосередження противника</text:span>
</text:h>
      <text:p text:style-name="P4">
Author: ['АРМІЯINFORM']</text:p>
      <text:p text:style-name="P4">
Time: 2023-03-31T43:00:00-04:00</text:p>
      <text:p text:style-name="P4">
Description: На Бахмутському напрямку ворог продовжує штурмові дії міста Бахмут наші захисни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raketni-vijska-ta-artyleriya-nazemnyh-ugrupovan-vijsk.jpg" text:style-name="Internet_20_link" text:visited-style-name="Visited_20_Internet_20_Link">
raketni-vijska-ta-artyleriya-nazemnyh-ugrupovan-vijsk.jpg</text:a>
']</text:p>
      <text:p text:style-name="P4">
Tags: ['STOPRUSSIA', 'АГРЕСІЯ РФ', 'ВТОРГНЕННЯ РФ', 'ГШ ЗСУ', 'ОПЕРАТИВНА ІНФОРМАЦІЯ', 'РАНКОВЕ ЗВЕДЕННЯ', 'ХРОНІКА ОБОРОНИ']</text:p>
      <text:p text:style-name="P4">
Category: News</text:p>
      <!--METADATA-->
      <text:p text:style-name="P4">
<draw:frame draw:style-name="fr1" draw:name="Image266" text:anchor-type="as-char" svg:width="6.9236in" svg:height="3.80798in" draw:z-index="0">
<draw:image xlink:href="../Images/AРМІЯINFORM/2023-03-31T43-00-00-04-00/raketni-vijska-ta-artyleriya-nazemnyh-ugrupovan-vijsk.jpg" xlink:type="simple" xlink:show="embed" xlink:actuate="onLoad" draw:mime-type="image/jpeg"/>
</draw:frame>
 Ілюстративне фото <text:span text:style-name="T4">
🔥 Ситуація щодоросійського вторгнення</text:span>
</text:p>
      <text:p text:style-name="P4">
На Бахмутському напрямку ворог продовжує штурмові дії міста Бахмут нашізахисники відбили 22 атаки. В той же час, противник вів безуспішні наступальнідії в районі Оріхово-Василівки Донецької області.</text:p>
      <text:p text:style-name="P4">
Про це у Facebook<text:a xlink:type="simple" xlink:href="https://www.facebook.com/GeneralStaff.ua/posts/pfbid0WXsJZroUpoxWQgybrgHzchfP1GcEYcwE8nsYzFoM4pYWAWnzzz3gqho9UoZJKVRvl" text:style-name="Internet_20_link" text:visited-style-name="Visited_20_Internet_20_Link">
повідомляє</text:a>
Генеральний штаб ЗСУ.</text:p>
      <text:p text:style-name="P4">
«Авіація Сил оборони за минулу добу завдала 6 ударів по районах зосередженняокупантів. А підрозділи ракетних військ і артилерії уразили 1 пунктуправління, 6 районів зосередження живої сили ворога, 2 склади боєприпасів та2 склади пально-мастильних матеріалів», — йдеться у повідомленні.</text:p>
      <text:p text:style-name="P4">
Source: <text:a xlink:type="simple" xlink:href="https://armyinform.com.ua/2023/03/31/ukrayinski-artylerysty-vrazyly-punkt-upravlinnya-ta-6-rajoniv-zoseredzhennya-protyvnyka/" text:style-name="Internet_20_link" text:visited-style-name="Visited_20_Internet_20_Link">
https://armyinform.com.ua/2023/03/31/ukrayinski-artylerysty-vrazyly-punkt-upravlinnya-ta-6-rajoniv-zoseredzhennya-protyvnyka/</text:a>
</text:p>
      <!--NEWS-->
      <text:h text:style-name="P10" text:outline-level="1">
<text:span text:style-name="T4">
В Україні презентували оновлений довідник для ветеранів «Невидимі наслідки війни»</text:span>
</text:h>
      <text:p text:style-name="P4">
Author: ['АРМІЯINFORM']</text:p>
      <text:p text:style-name="P4">
Time: 2023-03-31T44:00:00-04:00</text:p>
      <text:p text:style-name="P4">
Description: Довідник було підготовлено у 2020 році Програмою НАТО з переходу з військової кар’єри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630_360_1462927657-8164.jpg" text:style-name="Internet_20_link" text:visited-style-name="Visited_20_Internet_20_Link">
630_360_1462927657-8164.jpg</text:a>
']</text:p>
      <text:p text:style-name="P4">
Tags: ['ВЕТЕРАНИ', 'МІНВЕТЕРАНІВ', 'ПТСР']</text:p>
      <text:p text:style-name="P4">
Category: News</text:p>
      <!--METADATA-->
      <text:p text:style-name="P4">
<draw:frame draw:style-name="fr1" draw:name="Image267" text:anchor-type="as-char" svg:width="6.9236in" svg:height="3.954686in" draw:z-index="0">
<draw:image xlink:href="../Images/AРМІЯINFORM/2023-03-31T44-00-00-04-00/630_360_1462927657-8164.jpg" xlink:type="simple" xlink:show="embed" xlink:actuate="onLoad" draw:mime-type="image/jpeg"/>
</draw:frame>
</text:p>
      <text:p text:style-name="P4">
Довідник було підготовлено у 2020 році Програмою НАТО з переходу з військовоїкар’єри на цивільну Представництва НАТО в Україні в рамках підтримки розбудовиінституційного потенціалу Міністерства у справах ветеранів України. З оглядуна практичну користь і актуальність довідника, у 2023 році вийшла йогооновлена версія як відповідь на численні запити лікарів, працівниківсоціальної сфери, членів громадських і волонтерських організацій, якіопікуються ветеранами на різних етапах їхнього відновлення.</text:p>
      <text:p text:style-name="P4">
Про це <text:a xlink:type="simple" xlink:href="https://mva.gov.ua/ua/news/minveteraniv-prezentuye-onovlenij-pislya-shirokomasshtabnoyi-agresiyi-rf-dovidnik-nevidimi-naslidki-vijni" text:style-name="Internet_20_link" text:visited-style-name="Visited_20_Internet_20_Link">
повідомляє</text:a>
 Міністерство у справах ветеранів України.</text:p>
      <text:p text:style-name="P4">
Видання підготовлено на основі практичного досвіду роботи з ветеранами тачленами їхніх сімей, узагальнення наукового доробку та міжнародного досвіду,присвячених різним аспектам роботи з травмою та її наслідками. Цей<text:a xlink:type="simple" xlink:href="https://mva.gov.ua/storage/app/sites/1/uploaded-files/%D0%9D%D0%B5%D0%B2%D0%B8%D0%B4%D0%B8%D0%BC%D1%96%20%D0%BD%D0%B0%D1%81%D0%BB%D1%96%D0%B4%D0%BA%D0%B8%20%D0%B2%D1%96%D0%B9%D0%BD%D0%B8%202023.pdf" text:style-name="Internet_20_link" text:visited-style-name="Visited_20_Internet_20_Link">
посібник</text:a>
є корисним і дієвим інструментом, який у доступній формі надає покроковуінструкцію та рекомендації з виявлення і подолання наслідків ПТСР та іншихнегативних психологічних станів у осіб, які пройшли війну.</text:p>
      <text:p text:style-name="P4">
Source: <text:a xlink:type="simple" xlink:href="https://armyinform.com.ua/2023/03/31/v-ukrayini-prezentuvaly-onovlenyj-dovidnyk-dlya-veteraniv-nevydymi-naslidky-vijny/" text:style-name="Internet_20_link" text:visited-style-name="Visited_20_Internet_20_Link">
https://armyinform.com.ua/2023/03/31/v-ukrayini-prezentuvaly-onovlenyj-dovidnyk-dlya-veteraniv-nevydymi-naslidky-vijny/</text:a>
</text:p>
      <!--NEWS-->
      <text:h text:style-name="P10" text:outline-level="1">
<text:span text:style-name="T4">
Сили оборони ліквідували за добу майже 500 окупантів, знищили 5 танків і 9 БПЛА</text:span>
</text:h>
      <text:p text:style-name="P4">
Author: ['АРМІЯINFORM']</text:p>
      <text:p text:style-name="P4">
Time: 2023-03-31T45:00:00-04:00</text:p>
      <text:p text:style-name="P4">
Description: Загальні бойові втрати противника з 24.02.22 по 31.03.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vtraty_03-31-2023-scaled.jpg" text:style-name="Internet_20_link" text:visited-style-name="Visited_20_Internet_20_Link">
vtraty_03-31-2023-scaled.jpg</text:a>
']</text:p>
      <text:p text:style-name="P4">
Tags: ['ВТРАТИ ВОРОГА', 'ГШ ЗС УКРАЇНИ']</text:p>
      <text:p text:style-name="P4">
Category: News</text:p>
      <!--METADATA-->
      <text:p text:style-name="P4">
<draw:frame draw:style-name="fr1" draw:name="Image268" text:anchor-type="as-char" svg:width="6.9236in" svg:height="6.975527in" draw:z-index="0">
<draw:image xlink:href="../Images/AРМІЯINFORM/2023-03-31T45-00-00-04-00/vtraty_03-31-2023-scaled.jpg" xlink:type="simple" xlink:show="embed" xlink:actuate="onLoad" draw:mime-type="image/jpeg"/>
</draw:frame>
</text:p>
      <text:p text:style-name="P4">
Загальні бойові втрати противника з 24.02.22 по 31.03.23 орієнтовностановлять:</text:p>
      <ul>
        <li>
<text:span text:style-name="T4">
особового складу ‒</text:span>
 173360 (+460) осіб ліквідовано  * <text:span text:style-name="T4">
танків ‒</text:span>
 3615 (+5)  * <text:span text:style-name="T4">
бойових броньованих машин ‒</text:span>
 6977 (+3)  * <text:span text:style-name="T4">
артилерійських систем ‒</text:span>
 2675 (+4)  * <text:span text:style-name="T4">
РСЗВ ‒</text:span>
 526 (0)  * <text:span text:style-name="T4">
засоби ППО ‒</text:span>
 278 (0)  * <text:span text:style-name="T4">
літаків ‒</text:span>
 306 (0)  * <text:span text:style-name="T4">
гелікоптерів ‒</text:span>
 291 (0)  * <text:span text:style-name="T4">
БПЛА оперативно-тактичного рівня ‒</text:span>
 2248 (+9)  * <text:span text:style-name="T4">
крилаті ракети ‒</text:span>
 911 (0)  * <text:span text:style-name="T4">
кораблі / катери ‒</text:span>
 18 (0)  * <text:span text:style-name="T4">
автомобільної техніки та автоцистерн ‒</text:span>
 5521 (+3)  * <text:span text:style-name="T4">
спеціальна техніка ‒</text:span>
 294 (+3)</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31.03.23.</text:p>
      <text:p text:style-name="P4">
Source: <text:a xlink:type="simple" xlink:href="https://armyinform.com.ua/2023/03/31/syly-oborony-likviduvaly-za-dobu-majzhe-500-okupantiv-znyshhyly-5-tankiv-i-9-bpla/" text:style-name="Internet_20_link" text:visited-style-name="Visited_20_Internet_20_Link">
https://armyinform.com.ua/2023/03/31/syly-oborony-likviduvaly-za-dobu-majzhe-500-okupantiv-znyshhyly-5-tankiv-i-9-bpla/</text:a>
</text:p>
      <!--NEWS-->
      <text:h text:style-name="P10" text:outline-level="1">
<text:span text:style-name="T4">
45 країн ОБСЄ ініціювали розслідування щодо викрадення рф українських дітей — Дмитро Кулеба</text:span>
</text:h>
      <text:p text:style-name="P4">
Author: ['АРМІЯINFORM']</text:p>
      <text:p text:style-name="P4">
Time: 2023-03-31T46:00:00-04:00</text:p>
      <text:p text:style-name="P4">
Description: 45 держав-членів Організації з безпеки та співробітництва в Європі (ОБСЄ) ініціюв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dmytro-kuleba.jpg" text:style-name="Internet_20_link" text:visited-style-name="Visited_20_Internet_20_Link">
dmytro-kuleba.jpg</text:a>
']</text:p>
      <text:p text:style-name="P4">
Tags: ['STOPRUSSIA', 'ДМИТРО КУЛЕБА', 'ОБСЄ']</text:p>
      <text:p text:style-name="P4">
Category: News</text:p>
      <!--METADATA-->
      <text:p text:style-name="P4">
<draw:frame draw:style-name="fr1" draw:name="Image269" text:anchor-type="as-char" svg:width="6.9236in" svg:height="4.608521in" draw:z-index="0">
<draw:image xlink:href="../Images/AРМІЯINFORM/2023-03-31T46-00-00-04-00/dmytro-kuleba.jpg" xlink:type="simple" xlink:show="embed" xlink:actuate="onLoad" draw:mime-type="image/jpeg"/>
</draw:frame>
Дмитро Кулеба. Фото: пресслужба МЗС України</text:p>
      <text:p text:style-name="P4">
45 держав-членів Організації з безпеки та співробітництва в Європі (ОБСЄ)ініціювали використання так званого московського механізму для розслідуваннядепортації дітей з окупованих росією територій України.</text:p>
      <text:p text:style-name="P4">
Про це<text:a xlink:type="simple" xlink:href="https://twitter.com/DmytroKuleba/status/1641472732591210497" text:style-name="Internet_20_link" text:visited-style-name="Visited_20_Internet_20_Link">
заявив</text:a>
міністр закордонних справ Дмитро Кулеба у Твіттері.</text:p>
      <text:p text:style-name="P4">
«Вітаю ініціювання 45 країнами ОБСЄ московського механізму для вирішенняпроблеми насильницького переміщення українських дітей росією», — йдеться уйого дописі.</text:p>
      <text:p text:style-name="P4">
Він додав, що Україна потребує рішучих спільних дій, щоб зупинити цю геноциднупрактику, повернути дітей назад в Україну та забезпечити притягнення винних довідповідальності.</text:p>
      <text:p text:style-name="P4">
Source: <text:a xlink:type="simple" xlink:href="https://armyinform.com.ua/2023/03/31/45-krayin-obsye-inicziyuvaly-rozsliduvannya-shhodo-vykradennya-rf-ukrayinskyh-ditej-dmytro-kuleba/" text:style-name="Internet_20_link" text:visited-style-name="Visited_20_Internet_20_Link">
https://armyinform.com.ua/2023/03/31/45-krayin-obsye-inicziyuvaly-rozsliduvannya-shhodo-vykradennya-rf-ukrayinskyh-ditej-dmytro-kuleba/</text:a>
</text:p>
      <!--NEWS-->
      <text:h text:style-name="P10" text:outline-level="1">
<text:span text:style-name="T4">
Олексій Резніков провів зустріч із делегацією Комітету ЄС з питань політики та безпеки</text:span>
</text:h>
      <text:p text:style-name="P4">
Author: ['АРМІЯINFORM']</text:p>
      <text:p text:style-name="P4">
Time: 2023-03-31T47:00:00-04:00</text:p>
      <text:p text:style-name="P4">
Description: Міністр оборони України Олексій Резніков 30 березня провів зустріч із делегацією Коміте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02268487acec2e032776e04a4000815559e4250b.jpg" text:style-name="Internet_20_link" text:visited-style-name="Visited_20_Internet_20_Link">
02268487acec2e032776e04a4000815559e4250b.jpg</text:a>
', '<text:a xlink:type="simple" xlink:href="https://armyinform.com.ua/wp-content/uploads/2023/03/cfa4c0ed4d5ac5fd03b6b5c43d9e5929e90aa108.jpg" text:style-name="Internet_20_link" text:visited-style-name="Visited_20_Internet_20_Link">
cfa4c0ed4d5ac5fd03b6b5c43d9e5929e90aa108.jpg</text:a>
', '<text:a xlink:type="simple" xlink:href="https://armyinform.com.ua/wp-content/uploads/2023/03/5a8072c006d1bf6914fb74904596ef5aa2677d8e.jpg" text:style-name="Internet_20_link" text:visited-style-name="Visited_20_Internet_20_Link">
5a8072c006d1bf6914fb74904596ef5aa2677d8e.jpg</text:a>
']</text:p>
      <text:p text:style-name="P4">
Tags: ['КОМІТЕТ ЄВРОПЕЙСЬКОГО СОЮЗУ', 'МІНІСТР ОБОРОНИ УКРАЇНИ ОЛЕКСІЙ РЕЗНІКОВ']</text:p>
      <text:p text:style-name="P4">
Category: News</text:p>
      <!--METADATA-->
      <text:p text:style-name="P4">
<draw:frame draw:style-name="fr1" draw:name="Image270" text:anchor-type="as-char" svg:width="6.9236in" svg:height="4.615733in" draw:z-index="0">
<draw:image xlink:href="../Images/AРМІЯINFORM/2023-03-31T47-00-00-04-00/02268487acec2e032776e04a4000815559e4250b.jpg" xlink:type="simple" xlink:show="embed" xlink:actuate="onLoad" draw:mime-type="image/jpeg"/>
</draw:frame>
</text:p>
      <text:p text:style-name="P4">
Міністр оборони України Олексій Резніков 30 березня провів зустріч ізделегацією Комітету Європейського Союзу з питань політики та безпеки на чолііз Головою Комітету пані Дельфіною Пронк.</text:p>
      <text:p text:style-name="P4">
Про це<text:a xlink:type="simple" xlink:href="https://www.mil.gov.ua/news/2023/03/31/ukraina-%E2%80%93-klyuchovij-element-micznoi-sistemi-mizhnarodnoi-bezpekovoi-arhitekturi-oleksij-reznikov-delegaczii-komitetu-es-z-pitan-politiki-ta-bezpeki/" text:style-name="Internet_20_link" text:visited-style-name="Visited_20_Internet_20_Link">
інформує</text:a>
 Міністерство оборониУкраїни.</text:p>
      <text:p text:style-name="P4">
Міністр оборони поінформував європейських партнерів про поточний стан ситуаціїна передовій, зокрема на північному, східному та південному напрямках. Такожокрему увагу акцентовано на наданні допомоги Силам оборони України з боку ЄС іпрофесійній підготовці українських військовослужбовців за кордоном.</text:p>
      <text:p text:style-name="P4">
Олексій Резніков подякував іноземним партнерам за те, що з перших днівросійського широкомасштабного вторгнення Європейський Союз солідарний зУкраїною та надає нашій державі всебічну підтримку та допомогу в політичній,економічній, військовій та гуманітарній сферах.</text:p>
      <text:p text:style-name="P4">
<draw:frame draw:style-name="fr1" draw:name="Image271" text:anchor-type="as-char" svg:width="6.9236in" svg:height="4.615733in" draw:z-index="0">
<draw:image xlink:href="../Images/AРМІЯINFORM/2023-03-31T47-00-00-04-00/cfa4c0ed4d5ac5fd03b6b5c43d9e5929e90aa108.jpg" xlink:type="simple" xlink:show="embed" xlink:actuate="onLoad" draw:mime-type="image/jpeg"/>
</draw:frame>
</text:p>
      <text:p text:style-name="P4">
— Щиро вдячний вашим країнам за системну підтримку і здійснену роботу. Завдякипостачанню західного озброєння ЗСУ мають успіхи на полі бою. Проте миготуємось до контрнаступальної операції, тому Україні необхідні, насамперед,важка техніка та підготовлені резерви. Ми зацікавлені у проведенні тренуваньукраїнських військових на всіх рівнях: від індивідуальної підготовки солдатадо колективних навчань підрозділів бригадного рівня. Я особисто переконався,що українські захисники і захисниці мають високий бойовий дух. З впевненістюкажу, що наші хлопці й дівчата готові продовжувати боротьбу за Україну, —сказав Олексій Резніков.</text:p>
      <text:p text:style-name="P4">
Міністр оборони наголосив, що Україна очікує на майбутній Вільнюський самітНАТО, який має засвідчити, що наша держава є не лише надійним партнеромАльянсу, а й країною, яка добре вивчила російського агресора і вміє воюватипроти нього.</text:p>
      <text:p text:style-name="P4">
— Головною загрозою для НАТО є росія. І лише Україна на практиці знає, якборотися з ворогом всього цивілізованого світу. Тож набуття нашою державоючленства в Північноатлантичному альянсі та Євросоюзі — є одним із ключовихелементів міцної системи міжнародної безпекової архітектури, — зазначивочільник українського оборонного відомства.</text:p>
      <text:p text:style-name="P4">
Олексій Резніков також зазначив, що питанню постачання зброї та її облікуприділяється дуже прискіплива увага в Міноборони та ЗСУ. Він ознайомивіноземних гостей із запровадженою в Міністерстві оборони логістичною програмоюLOGFAS, якою користуються всі члени НАТО, і яка дозволяє моніторити постачанняУкраїні озброєння від країн-партнерів і контролювати рух матеріально-технічноїдопомоги. Міністр заявив, що збереження довіри партнерів є для України,оборонного відомства та ЗСУ надважливим пріоритетом!</text:p>
      <text:p text:style-name="P4">
<draw:frame draw:style-name="fr1" draw:name="Image272" text:anchor-type="as-char" svg:width="6.9236in" svg:height="4.615733in" draw:z-index="0">
<draw:image xlink:href="../Images/AРМІЯINFORM/2023-03-31T47-00-00-04-00/5a8072c006d1bf6914fb74904596ef5aa2677d8e.jpg" xlink:type="simple" xlink:show="embed" xlink:actuate="onLoad" draw:mime-type="image/jpeg"/>
</draw:frame>
</text:p>
      <text:p text:style-name="P4">
Представники ЄС висловили слова підтримки Україні на шляху досягнення перемогинад країною-агресором.</text:p>
      <text:p text:style-name="P4">
— Пане Міністре оборони України! Від імені понад 40 представників європейськихкраїн, які присутні на зустрічі, висловлюю велику вдячність і повагу всімзахисникам України, котрі захищають не лише свою країну, але й усю Європу, нашконтинент. Ми будемо з вами стояти до перемоги, — зазначила Дельфіна Пронк.</text:p>
      <text:p text:style-name="P4">
Source: <text:a xlink:type="simple" xlink:href="https://armyinform.com.ua/2023/03/31/oleksij-reznikov-proviv-zustrich-iz-delegacziyeyu-komitetu-yes-z-pytan-polityky-ta-bezpeky/" text:style-name="Internet_20_link" text:visited-style-name="Visited_20_Internet_20_Link">
https://armyinform.com.ua/2023/03/31/oleksij-reznikov-proviv-zustrich-iz-delegacziyeyu-komitetu-yes-z-pytan-polityky-ta-bezpeky/</text:a>
</text:p>
      <!--NEWS-->
      <text:h text:style-name="P10" text:outline-level="1">
<text:span text:style-name="T4">
В Україні хвилина мовчання</text:span>
</text:h>
      <text:p text:style-name="P4">
Author: ['АРМІЯINFORM']</text:p>
      <text:p text:style-name="P4">
Time: 2023-03-31T48: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ВТОРГНЕННЯ РФ', 'ХВИЛИНА МОВЧАННЯ']</text:p>
      <text:p text:style-name="P4">
Category: News</text:p>
      <!--METADATA-->
      <text:p text:style-name="P4">
<draw:frame draw:style-name="fr1" draw:name="Image273" text:anchor-type="as-char" svg:width="6.9236in" svg:height="3.895992in" draw:z-index="0">
<draw:image xlink:href="../Images/AРМІЯINFORM/2023-03-31T48-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3/31/v-ukrayini-hvylyna-movchannya/" text:style-name="Internet_20_link" text:visited-style-name="Visited_20_Internet_20_Link">
https://armyinform.com.ua/2023/03/31/v-ukrayini-hvylyna-movchannya/</text:a>
</text:p>
      <!--NEWS-->
      <text:h text:style-name="P10" text:outline-level="1">
<text:span text:style-name="T4">
«Великий наступ» росіян провалився, вони не отримали жодного значущого результату — ГУР</text:span>
</text:h>
      <text:p text:style-name="P4">
Author: ['АРМІЯINFORM']</text:p>
      <text:p text:style-name="P4">
Time: 2023-03-31T49:00:00-04:00</text:p>
      <text:p text:style-name="P4">
Description: Анонсований взимку «великий наступ» росіян виявився «пшиком», проте їм стане ресурс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0230331-1-e1680244016247.jpg" text:style-name="Internet_20_link" text:visited-style-name="Visited_20_Internet_20_Link">
20230331-1-e1680244016247.jpg</text:a>
']</text:p>
      <text:p text:style-name="P4">
Tags: ['ГУР МІНОБОРОНИ УКРАЇНИ', 'ШИРОКОМАСШТАБНИЙ НАСТУП РФ']</text:p>
      <text:p text:style-name="P4">
Category: News</text:p>
      <!--METADATA-->
      <text:p text:style-name="P4">
<draw:frame draw:style-name="fr1" draw:name="Image274" text:anchor-type="as-char" svg:width="6.9236in" svg:height="3.4618in" draw:z-index="0">
<draw:image xlink:href="../Images/AРМІЯINFORM/2023-03-31T49-00-00-04-00/20230331-1-e1680244016247.jpg" xlink:type="simple" xlink:show="embed" xlink:actuate="onLoad" draw:mime-type="image/jpeg"/>
</draw:frame>
</text:p>
      <text:p text:style-name="P4">
Анонсований взимку «великий наступ» росіян виявився «пшиком», проте їм станересурсів продовжувати війну у 2023 та, можливо, 2024 роках.</text:p>
      <text:p text:style-name="P4">
Про це <text:a xlink:type="simple" xlink:href="https://gur.gov.ua/content/velykyi-nastup-obernuvsia-dlia-rosii-pshykom.html" text:style-name="Internet_20_link" text:visited-style-name="Visited_20_Internet_20_Link">
повідомив</text:a>
 представник Головного управління розвідки Міністерстваоборони України Андрій Черняк.</text:p>
      <text:p text:style-name="P4">
«Нині ми бачимо, що російська армія виявилася нездатною вести стратегічнінаступальні операції. Анонсований пропагандою впродовж кількох місяців такзваний «великий наступ» обернувся для росії «пшиком» — вони не отрималижодного значущого результату», — заявив Андрій Черняк.</text:p>
      <text:p text:style-name="P4">
Представник воєнної розвідки України додав, що зараз росіяни намагаються будь-що вийти на адміністративні кордони Донецької та Луганської областей, алеотримані розвіддані дозволяють ЗС України вживати ефективних контрзаходів тазавдавати окупантам максимальних втрат.</text:p>
      <text:p text:style-name="P4">
«Якщо говорити про інерційний сценарій, тобто такий, коли зберігатиметьсянинішня інтенсивність бойових дій, то наявних ресурсів у росіян вистачить наведення конвенційної війни у 2023-му та, можливо, у 2024 році. Якщо ж посилитисанкційний тиск, то критичні труднощі в держави-агресора розпочнуться раніше»,— наголосив Андрій Черняк.</text:p>
      <text:p text:style-name="P4">
Представник ГУР МО України також зазначив, що навіть зараз вплив санкцій наВПК країни-агресора є дуже відчутним. Зараз росіяни зазнають найбільших втратза весь час війни, а їхнє виробництво не здатне компенсувати це через браккомплектуючих.</text:p>
      <text:p text:style-name="P4">
Source: <text:a xlink:type="simple" xlink:href="https://armyinform.com.ua/2023/03/31/velykyj-nastup-rosiyan-provalyvsya-vony-ne-otrymaly-zhodnogo-znachushhogo-rezultatu-gur/" text:style-name="Internet_20_link" text:visited-style-name="Visited_20_Internet_20_Link">
https://armyinform.com.ua/2023/03/31/velykyj-nastup-rosiyan-provalyvsya-vony-ne-otrymaly-zhodnogo-znachushhogo-rezultatu-gur/</text:a>
</text:p>
      <!--NEWS-->
      <text:h text:style-name="P10" text:outline-level="1">
<text:span text:style-name="T4">
На Запорізькій АЕС російські загарбники перестали ховати свою військову техніку</text:span>
</text:h>
      <text:p text:style-name="P4">
Author: ['АРМІЯINFORM']</text:p>
      <text:p text:style-name="P4">
Time: 2023-03-31T50:00:00-04:00</text:p>
      <text:p text:style-name="P4">
Description: На тимчасово окупованій Запорізькій АЕС російські окупаційні війська майже демонстратив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d3fd9a9b-0feb-4933-8a42-a487eb490839.jpg" text:style-name="Internet_20_link" text:visited-style-name="Visited_20_Internet_20_Link">
d3fd9a9b-0feb-4933-8a42-a487eb490839.jpg</text:a>
', '<text:a xlink:type="simple" xlink:href="https://armyinform.com.ua/wp-content/uploads/2023/03/0fd0bb7b-7eb4-40d6-84b1-b759a283051b-150x150.jpg" text:style-name="Internet_20_link" text:visited-style-name="Visited_20_Internet_20_Link">
0fd0bb7b-7eb4-40d6-84b1-b759a283051b-150x150.jpg</text:a>
', '<text:a xlink:type="simple" xlink:href="https://armyinform.com.ua/wp-content/uploads/2023/03/76aff38e-3d13-4c2e-af36-c61ec86687e2-150x150.jpg" text:style-name="Internet_20_link" text:visited-style-name="Visited_20_Internet_20_Link">
76aff38e-3d13-4c2e-af36-c61ec86687e2-150x150.jpg</text:a>
', '<text:a xlink:type="simple" xlink:href="https://armyinform.com.ua/wp-content/uploads/2023/03/298009a9-4e03-4564-9927-1752ffa84741-150x150.jpg" text:style-name="Internet_20_link" text:visited-style-name="Visited_20_Internet_20_Link">
298009a9-4e03-4564-9927-1752ffa84741-150x150.jpg</text:a>
']</text:p>
      <text:p text:style-name="P4">
Tags: ['STOPRUSSIA', 'АГРЕСІЯ РФ', 'ВТОРГНЕННЯ РФ', 'ЗАЕС', 'МАГАТЕ', 'НАЕК ЕНЕРГОАТОМ', 'ЯДЕРНА БЕЗПЕКА']</text:p>
      <text:p text:style-name="P4">
Category: News</text:p>
      <!--METADATA-->
      <text:p text:style-name="P4">
<draw:frame draw:style-name="fr1" draw:name="Image275" text:anchor-type="as-char" svg:width="6.9236in" svg:height="4.61393in" draw:z-index="0">
<draw:image xlink:href="../Images/AРМІЯINFORM/2023-03-31T50-00-00-04-00/d3fd9a9b-0feb-4933-8a42-a487eb490839.jpg" xlink:type="simple" xlink:show="embed" xlink:actuate="onLoad" draw:mime-type="image/jpeg"/>
</draw:frame>
</text:p>
      <text:p text:style-name="P4">
На тимчасово окупованій Запорізькій АЕС російські окупаційні війська майжедемонстративно виставили військові броньовані машини, вантажівки, БТРи простопоруч з енергоблоками.</text:p>
      <text:p text:style-name="P4">
Про це <text:a xlink:type="simple" xlink:href="https://web.telegram.org/z/#-1260680132" text:style-name="Internet_20_link" text:visited-style-name="Visited_20_Internet_20_Link">
повідомляє</text:a>
 ДП НАЕК«Енергоатом».</text:p>
      <text:p text:style-name="P4">
<text:a xlink:type="simple" xlink:href="https://armyinform.com.ua/wp-content/uploads/2023/03/0fd0bb7b-7eb4-40d6-84b1-b759a283051b.jpg" text:style-name="Internet_20_link" text:visited-style-name="Visited_20_Internet_20_Link">
<draw:frame draw:style-name="fr1" draw:name="Image276" text:anchor-type="as-char" svg:width="6.9236in" svg:height="6.9236in" draw:z-index="0">
<draw:image xlink:href="../Images/AРМІЯINFORM/2023-03-31T50-00-00-04-00/0fd0bb7b-7eb4-40d6-84b1-b759a283051b-150x150.jpg" xlink:type="simple" xlink:show="embed" xlink:actuate="onLoad" draw:mime-type="image/jpeg"/>
</draw:frame>
</text:a>
</text:p>
      <text:p text:style-name="P4">
<text:a xlink:type="simple" xlink:href="https://armyinform.com.ua/wp-content/uploads/2023/03/76aff38e-3d13-4c2e-af36-c61ec86687e2.jpg" text:style-name="Internet_20_link" text:visited-style-name="Visited_20_Internet_20_Link">
<draw:frame draw:style-name="fr1" draw:name="Image277" text:anchor-type="as-char" svg:width="6.9236in" svg:height="6.9236in" draw:z-index="0">
<draw:image xlink:href="../Images/AРМІЯINFORM/2023-03-31T50-00-00-04-00/76aff38e-3d13-4c2e-af36-c61ec86687e2-150x150.jpg" xlink:type="simple" xlink:show="embed" xlink:actuate="onLoad" draw:mime-type="image/jpeg"/>
</draw:frame>
</text:a>
</text:p>
      <text:p text:style-name="P4">
<text:a xlink:type="simple" xlink:href="https://armyinform.com.ua/wp-content/uploads/2023/03/298009a9-4e03-4564-9927-1752ffa84741.jpg" text:style-name="Internet_20_link" text:visited-style-name="Visited_20_Internet_20_Link">
<draw:frame draw:style-name="fr1" draw:name="Image278" text:anchor-type="as-char" svg:width="6.9236in" svg:height="6.9236in" draw:z-index="0">
<draw:image xlink:href="../Images/AРМІЯINFORM/2023-03-31T50-00-00-04-00/298009a9-4e03-4564-9927-1752ffa84741-150x150.jpg" xlink:type="simple" xlink:show="embed" xlink:actuate="onLoad" draw:mime-type="image/jpeg"/>
</draw:frame>
</text:a>
</text:p>
      <text:p text:style-name="P4">
«На найбільшому атомному об’єкті Європи вони абсолютно не хвилюючись, цезафіксують Генеральний директор та експерти Міжнародного агентства з атомноїенергії… Ба більше, представникам МАГАТЕ окупанти свій безсоромний «перфоманс»мотивували необхідністю захищати ЗАЕС «від українських ДРГ», які нібито робиливже безліч спроб мало не підірвати станцію», — йдеться в повідомлені.</text:p>
      <text:p text:style-name="P4">
Source: <text:a xlink:type="simple" xlink:href="https://armyinform.com.ua/2023/03/31/na-zaporizkij-aes-rosijski-zagarbnyky-perestaly-hovaty-svoyu-vijskovu-tehniku/" text:style-name="Internet_20_link" text:visited-style-name="Visited_20_Internet_20_Link">
https://armyinform.com.ua/2023/03/31/na-zaporizkij-aes-rosijski-zagarbnyky-perestaly-hovaty-svoyu-vijskovu-tehniku/</text:a>
</text:p>
      <!--NEWS-->
      <text:h text:style-name="P10" text:outline-level="1">
<text:span text:style-name="T4">
У ворога залишається все менше людського ресурсу для штурмів позицій у Бахмуті — Олександр Сирський</text:span>
</text:h>
      <text:p text:style-name="P4">
Author: ['АРМІЯINFORM']</text:p>
      <text:p text:style-name="P4">
Time: 2023-03-31T51:00:00-04:00</text:p>
      <text:p text:style-name="P4">
Description: У Бахмуті на деяких ділянках ворог помітно нервує, бо час грає проти них, а люд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yrskyi0803.jpg" text:style-name="Internet_20_link" text:visited-style-name="Visited_20_Internet_20_Link">
syrskyi0803.jpg</text:a>
']</text:p>
      <text:p text:style-name="P4">
Tags: ['STOPRUSSIA', 'БАХМУТ', 'ОЛЕКСАНДР СИРСЬКИЙ']</text:p>
      <text:p text:style-name="P4">
Category: News</text:p>
      <!--METADATA-->
      <text:p text:style-name="P4">
<draw:frame draw:style-name="fr1" draw:name="Image279" text:anchor-type="as-char" svg:width="6.9236in" svg:height="4.280245in" draw:z-index="0">
<draw:image xlink:href="../Images/AРМІЯINFORM/2023-03-31T51-00-00-04-00/syrskyi0803.jpg" xlink:type="simple" xlink:show="embed" xlink:actuate="onLoad" draw:mime-type="image/jpeg"/>
</draw:frame>
</text:p>
      <text:p text:style-name="P4">
У Бахмуті на деяких ділянках ворог помітно нервує, бо час грає проти них, алюдського ресурсу в окупантів для штурмів наших позицій залишається менше.</text:p>
      <text:p text:style-name="P4">
Про це <text:a xlink:type="simple" xlink:href="https://t.me/osirskiy/29" text:style-name="Internet_20_link" text:visited-style-name="Visited_20_Internet_20_Link">
повідомив</text:a>
 Командувач Сухопутних військ ЗСУгенерал-полковник Олександр Сирський.</text:p>
      <text:p text:style-name="P4">
«Сили оборони продовжують боронити Бахмут, завдаючи великих втрат ворогу насході. Злагодженість дій та стійкість наших воїнів забезпечують виконаннязавдань, ламають бойовий дух ворога, зривають його плани», — зазначивОлександр Сирський.</text:p>
      <text:p text:style-name="P4">
На Бахмутському напрямку ППО Сухопутних військ виконують бойові завдання ізборотьби з російськими дронами-розвідниками, ударними дронами та баражуючимибоєприпасами.</text:p>
      <text:p text:style-name="P4">
«Хочу відзначити злагоджені дії зенітників 28-ї та 93-ї ОМБр, операторівбойових машин ЗРК «Стріла-10», які за цей тиждень сумарно знищили 7 БПЛА«Орлан-10» та 2 БПЛА «Зала». В умовах постійного впливу артилерії противниканаші воїни навчились взаємодіяти з підрозділами РЕБ, швидко виявлятималорозмірні та малопомітні ворожі БПЛА в повітрі та точно їх вражати», —зауважив командувач Сухопутних військ ЗСУ.</text:p>
      <text:p text:style-name="P4">
Він додав, що, окрім цього, ППО Сухопутних військ веде активний захист нашоїартилерії від ударів ворожих баражуючих боєприпасів типу «ланцет».</text:p>
      <text:p text:style-name="P4">
Source: <text:a xlink:type="simple" xlink:href="https://armyinform.com.ua/2023/03/31/u-voroga-zalyshayetsya-vse-menshe-lyudskogo-resursu-dlya-shturmiv-pozyczij-u-bahmuti-oleksandr-syrskyj/" text:style-name="Internet_20_link" text:visited-style-name="Visited_20_Internet_20_Link">
https://armyinform.com.ua/2023/03/31/u-voroga-zalyshayetsya-vse-menshe-lyudskogo-resursu-dlya-shturmiv-pozyczij-u-bahmuti-oleksandr-syrskyj/</text:a>
</text:p>
      <!--NEWS-->
      <text:h text:style-name="P10" text:outline-level="1">
<text:span text:style-name="T4">
33 дні окупації Бучі. Не забудемо, не пробачимо — Президент України</text:span>
</text:h>
      <text:p text:style-name="P4">
Author: ['АРМІЯINFORM']</text:p>
      <text:p text:style-name="P4">
Time: 2023-03-31T52:00:00-04:00</text:p>
      <text:p text:style-name="P4">
Description: Буча – місто, яке пройшло крізь справжнє пекло. Місто, яке мужньо витримало 33 д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bez-imeni-17.jpg" text:style-name="Internet_20_link" text:visited-style-name="Visited_20_Internet_20_Link">
bez-imeni-17.jpg</text:a>
']</text:p>
      <text:p text:style-name="P4">
Tags: ['STOPRUSSIA', 'АГРЕСІЯ РФ', 'БУЧА', 'ВОЛОДИМИР ЗЕЛЕНСЬКИЙ', 'ВТОРГНЕННЯ РФ']</text:p>
      <text:p text:style-name="P4">
Category: News</text:p>
      <!--METADATA-->
      <text:p text:style-name="P4">
<draw:frame draw:style-name="fr1" draw:name="Image280" text:anchor-type="as-char" svg:width="6.9236in" svg:height="3.825289in" draw:z-index="0">
<draw:image xlink:href="../Images/AРМІЯINFORM/2023-03-31T52-00-00-04-00/bez-imeni-17.jpg" xlink:type="simple" xlink:show="embed" xlink:actuate="onLoad" draw:mime-type="image/jpeg"/>
</draw:frame>
</text:p>
      <text:p text:style-name="P4">
<text:span text:style-name="T4">
Буча – місто, яке пройшло крізь справжнє пекло. Місто, яке мужньо витримало33 дні жахливої окупації.</text:span>
</text:p>
      <text:p text:style-name="P4">
Про це написав Президент України Володимир Зеленський у<text:a xlink:type="simple" xlink:href="https://www.facebook.com/zelenskiy.official/videos/184428427730592" text:style-name="Internet_20_link" text:visited-style-name="Visited_20_Internet_20_Link">
Фейсбук</text:a>
.</text:p>
      <text:p text:style-name="P4">
«Буча. <text:span text:style-name="T4">
33</text:span>
 дні окупації. Понад <text:span text:style-name="T4">
1400</text:span>
 смертей, із них 37 дитячих. Понад<text:span text:style-name="T4">
175</text:span>
 людей знайдено в братських могилах і камерах тортур. <text:span text:style-name="T4">
9000</text:span>
російських воєнних злочинів. <text:span text:style-name="T4">
365</text:span>
 днів, як це знову вільне українськемісто. Символ звірств армії країни окупанта. Ніколи не пробачимо. Покараємовсіх винних», — наголосив глава української держави.</text:p>
      <text:p text:style-name="P4">
Source: <text:a xlink:type="simple" xlink:href="https://armyinform.com.ua/2023/03/31/33-dni-okupacziyi-buchi-ne-zabudemo-ne-probachymo-prezydent-ukrayiny/" text:style-name="Internet_20_link" text:visited-style-name="Visited_20_Internet_20_Link">
https://armyinform.com.ua/2023/03/31/33-dni-okupacziyi-buchi-ne-zabudemo-ne-probachymo-prezydent-ukrayiny/</text:a>
</text:p>
      <!--NEWS-->
      <text:h text:style-name="P10" text:outline-level="1">
<text:span text:style-name="T4">
Понад 11 тисяч українських військових проходять навчання у 26 країнах — Пентагон</text:span>
</text:h>
      <text:p text:style-name="P4">
Author: ['АРМІЯINFORM']</text:p>
      <text:p text:style-name="P4">
Time: 2023-03-31T53:00:00-04:00</text:p>
      <text:p text:style-name="P4">
Description: Від початку незаконного широкомасштабного вторгнення росії в Україну США надали пона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uasoldiers.jpg" text:style-name="Internet_20_link" text:visited-style-name="Visited_20_Internet_20_Link">
uasoldiers.jpg</text:a>
']</text:p>
      <text:p text:style-name="P4">
Tags: ['STOPRUSSIA', 'ВІЙСЬКОВІ НАВЧАННЯ', 'ПЕНТАГОН', 'ПЕТ РАЙДЕР']</text:p>
      <text:p text:style-name="P4">
Category: News</text:p>
      <!--METADATA-->
      <text:p text:style-name="P4">
<draw:frame draw:style-name="fr1" draw:name="Image281" text:anchor-type="as-char" svg:width="6.9236in" svg:height="3.894525in" draw:z-index="0">
<draw:image xlink:href="../Images/AРМІЯINFORM/2023-03-31T53-00-00-04-00/uasoldiers.jpg" xlink:type="simple" xlink:show="embed" xlink:actuate="onLoad" draw:mime-type="image/jpeg"/>
</draw:frame>
</text:p>
      <text:p text:style-name="P4">
Від початку незаконного широкомасштабного вторгнення росії в Україну СШАнадали понад 32,5 мільярда доларів допомоги нашій країні у сфері безпеки уформі військової техніки та боєприпасів. Союзники та партнери також надаливійськову техніку та проводять загальновійськову підготовку українськихзахисників.</text:p>
      <text:p text:style-name="P4">
Про це під час брифінгу <text:a xlink:type="simple" xlink:href="https://www.defense.gov/News/News-Stories/Article/Article/3347269/dod-official-says-training-for-ukrainians-is-ongoing/" text:style-name="Internet_20_link" text:visited-style-name="Visited_20_Internet_20_Link">
повідомив</text:a>
 прессекретар Міністерства оборони США генерал Пет Райдер.</text:p>
      <text:p text:style-name="P4">
«З початку неспровокованого вторгнення росії в Україну в 2022 роцікомандування США в Європі, армія США в Європі та Африці та група сприяннябезпеці в Україні підготували понад 7000 військовослужбовців українськихЗбройних Сил», — сказав Пет Райдер.</text:p>
      <text:p text:style-name="P4">
Ще в грудні Пентагон заявив, що США також проведуть загальновійськовупідготовку українських військових на американських полігонах у Німеччині.Навчання триває, і деякі з них зараз завершуються.</text:p>
      <text:p text:style-name="P4">
«Наприкінці цього місяця понад 4000 українських солдатів у двох бригадах —одна оснащена M2 Bradley, а друга — Strykers — завершать загальновійськовупідготовку та повернуться в Україну», — зазначив Пет Райдер.</text:p>
      <text:p text:style-name="P4">
За його словами, залишилося більше солдатів, які пройдуть додаткову підготовкуна полігонах Grafenwoehr і Hohenfels. Це — два мотопіхотні батальйоничисельністю близько 1200 військовослужбовців Збройних Сил України.</text:p>
      <text:p text:style-name="P4">
«Навчання операторів і персоналу технічного обслуговування на подарованихплатформах також триває, понад 3000 українських солдатів пройшли навчання наплатформах за 40 різними програмами навчання на більш ніж 20 системах з квітня2022 року», — повідомив прессекретар американського оборонного відомства.</text:p>
      <text:p text:style-name="P4">
Наразі, за словами Пета Райдера, понад 11 тисяч українських військовихпроходять навчання у 26 різних країнах.</text:p>
      <text:p text:style-name="P4">
«США продовжуватимуть забезпечувати навчання та тісно співпрацювати з нашимисоюзниками та партнерами, щоб забезпечити українському народу безпековудопомогу, необхідну для захисту своєї країни та відсічі російській агресії. Мизалишаємося відданими підтримувати Україну стільки, скільки буде потрібно», —резюмував Пет Райдер.</text:p>
      <text:p text:style-name="P4">
Source: <text:a xlink:type="simple" xlink:href="https://armyinform.com.ua/2023/03/31/ponad-11-tysyach-ukrayinskyh-vijskovyh-prohodyat-navchannya-u-26-krayinah-pentagon/" text:style-name="Internet_20_link" text:visited-style-name="Visited_20_Internet_20_Link">
https://armyinform.com.ua/2023/03/31/ponad-11-tysyach-ukrayinskyh-vijskovyh-prohodyat-navchannya-u-26-krayinah-pentagon/</text:a>
</text:p>
      <!--NEWS-->
      <text:h text:style-name="P10" text:outline-level="1">
<text:span text:style-name="T4">
Укрпошта випустила марки, присвячені звільненню Бучі, Ірпеня, Гостомеля</text:span>
</text:h>
      <text:p text:style-name="P4">
Author: ['АРМІЯINFORM']</text:p>
      <text:p text:style-name="P4">
Time: 2023-03-31T54:00:00-04:00</text:p>
      <text:p text:style-name="P4">
Description: Сьогодні, 31 березня, Укрпошта почала продавати у відділеннях нову серію мар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bez-imeni-16.jpg" text:style-name="Internet_20_link" text:visited-style-name="Visited_20_Internet_20_Link">
bez-imeni-16.jpg</text:a>
']</text:p>
      <text:p text:style-name="P4">
Tags: ['STOPRUSSIA', 'БУЧА', 'ГОСТОМЕЛЬ', 'ІРПІНЬ', 'МІСТО-ГЕРОЙ', 'УКРАЇНСЬКИЙ НАРОД НЕПЕРЕМОЖНИЙ', 'УКРПОШТА']</text:p>
      <text:p text:style-name="P4">
Category: News</text:p>
      <!--METADATA-->
      <text:p text:style-name="P4">
<draw:frame draw:style-name="fr1" draw:name="Image282" text:anchor-type="as-char" svg:width="6.9236in" svg:height="4.589267in" draw:z-index="0">
<draw:image xlink:href="../Images/AРМІЯINFORM/2023-03-31T54-00-00-04-00/bez-imeni-16.jpg" xlink:type="simple" xlink:show="embed" xlink:actuate="onLoad" draw:mime-type="image/jpeg"/>
</draw:frame>
</text:p>
      <text:p text:style-name="P4">
Сьогодні, 31 березня, Укрпошта почала продавати у відділеннях нову серіюмарок, присвячену містам-героям Київщини. Серія під назвою «Буча, Ірпінь,Гостомель: Не забудемо, не пробачимо» стала популярною ще в форматі онлайн-продажу, тепер її можна буде купити у відділеннях Укрпошти.</text:p>
      <text:p text:style-name="P4">
Про це <text:a xlink:type="simple" xlink:href="https://t.me/igorsmelyansky/2063" text:style-name="Internet_20_link" text:visited-style-name="Visited_20_Internet_20_Link">
написав</text:a>
 генеральний директорУкрпошти Ігор Смілянський на Телеграм-каналі.</text:p>
      <text:p text:style-name="P4">
«Марка вже стала дуже популярною, онлайн тираж вже майже проданий, залишкидамо в продаж вранці. Буде діяти обмеження: 2 блоки в Головпоштамтах таонлайн, а також по одному блоку у відділеннях. Хочемо, щоб більше людейотримали можливість мати цю частинку історії», — зазначив він.</text:p>
      <text:p text:style-name="P4">
На поштових марках блоку представлені документальні фото зі знищеною колоноюворожої техніки на вулиці Вокзальній у Бучі, переправи через річку Ірпінь, якабула головним шляхом евакуації для мирного населення та малюнок зруйнованоговорогом найбільшого у світі транспортного літака Ан-225 «Мрія» на аеродромі уГостомелі.</text:p>
      <text:p text:style-name="P4">
Нагадаємо, що у березні 2022 року 10 українським містам, серед яких Буча,Ірпінь, Гостомель, було<text:a xlink:type="simple" xlink:href="https://armyinform.com.ua/2022/03/25/bucha-irpin-ohtyrka-mykolayiv-staly-mistamy-geroyamy-vidpovidnyj-ukaz-pidpysav-prezydent-ukrayiny/" text:style-name="Internet_20_link" text:visited-style-name="Visited_20_Internet_20_Link">
присвоєно</text:a>
 почесну відзнаку «Місто-герой України».</text:p>
      <text:p text:style-name="P4">
Source: <text:a xlink:type="simple" xlink:href="https://armyinform.com.ua/2023/03/31/ukrposhta-vypustyla-marky-prysvyacheni-zvilnennyu-buchi-irpenya-gostomelya/" text:style-name="Internet_20_link" text:visited-style-name="Visited_20_Internet_20_Link">
https://armyinform.com.ua/2023/03/31/ukrposhta-vypustyla-marky-prysvyacheni-zvilnennyu-buchi-irpenya-gostomelya/</text:a>
</text:p>
      <!--NEWS-->
      <text:h text:style-name="P10" text:outline-level="1">
<text:span text:style-name="T4">
Як знищують ворожі безпілотники</text:span>
</text:h>
      <text:p text:style-name="P4">
Author: ['Володимир Скоростецький']</text:p>
      <text:p text:style-name="P4">
Time: 2023-03-31T55:00:00-04:00</text:p>
      <text:p text:style-name="P4">
Description: Про це речник Повітряних Сил ЗС України полковник Юрій Ігнат розповів у етер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yurij-ignat-1.jpg" text:style-name="Internet_20_link" text:visited-style-name="Visited_20_Internet_20_Link">
yurij-ignat-1.jpg</text:a>
']</text:p>
      <text:p text:style-name="P4">
Tags: ['БПЛА', 'ВОРОЖІ ОБСТРІЛИ', 'ВТОРГНЕННЯ РФ', 'ЄДИНІ НОВИНИ', 'С-300', 'ШАХЕДИ', 'ЮРІЙ ІГНАТ']</text:p>
      <text:p text:style-name="P4">
Category: News</text:p>
      <!--METADATA-->
      <text:p text:style-name="P4">
<draw:frame draw:style-name="fr1" draw:name="Image283" text:anchor-type="as-char" svg:width="6.9236in" svg:height="4.361868in" draw:z-index="0">
<draw:image xlink:href="../Images/AРМІЯINFORM/2023-03-31T55-00-00-04-00/yurij-ignat-1.jpg" xlink:type="simple" xlink:show="embed" xlink:actuate="onLoad" draw:mime-type="image/jpeg"/>
</draw:frame>
Речник Командування Повітряних Сил Збройних Сил України полковник Юрій Ігнат.Ілюстративне фото</text:p>
      <text:p text:style-name="P4">
Про це речник Повітряних Сил ЗС України полковник Юрій Ігнат розповів у етерітелемарафону «Єдиних новин».</text:p>
      <text:p text:style-name="P4">
З його слів, нічна атака ворожих дронів нічим не відрізняється від попередніхспроб окупантів реалізовувати свої задуми за допомогою БПЛА.</text:p>
      <text:p text:style-name="P4">
— Вони атакували з двох напрямків. Запускали з Брянської області рф. Минулогоразу також фіксувалися запуски зі східного узбережжя Азовського моря. Звідмінностей — було помічено до п’яти ворожих об’єктів. Ймовірно — повітрянікулі, про використання ворогом яких ми повідомляли раніше. Зрозуміло, щовідпрацьовувати по них зенітними ракетами ніхто не буде. Наші зенітні ракетисьогодні працювали виключно по «Шахедах». Дев’ять із десяти знищено. Один —ППО Сухопутних військ. І вісім знищено зенітними ракетними підрозділами тамобільними вогневими групами Повітряного командування «Схід», у зонівідповідальності якого відбувався цей протиповітряний бій. КомандувачПовітряних Сил ЗС України генерал-лейтенант Микола Олещук високо оцінив роботузенітників на Сході та Півночі. Відповідно, будуть відзначені окремівійськовослужбовці, — наголосив Юрій Ігнат.</text:p>
      <text:p text:style-name="P4">
Також він підкреслив, що противник з території бєлгородської областізастосовує зенітні ракети С-300, які окупанти часто використовують для ударівпо прифронтових містах. Страждають від цього не об’єкти, куди він начебто хочевлучати, а мирні будинки та мирні мешканці.</text:p>
      <text:p text:style-name="P4">
Source: <text:a xlink:type="simple" xlink:href="https://armyinform.com.ua/2023/03/31/yak-znyshhuyut-vorozhi-bezpilotnyky/" text:style-name="Internet_20_link" text:visited-style-name="Visited_20_Internet_20_Link">
https://armyinform.com.ua/2023/03/31/yak-znyshhuyut-vorozhi-bezpilotnyky/</text:a>
</text:p>
      <!--NEWS-->
      <text:h text:style-name="P10" text:outline-level="1">
<text:span text:style-name="T4">
Ворог модернізує півтонні авіабомби й скидає їх на українців — Юрій Ігнат</text:span>
</text:h>
      <text:p text:style-name="P4">
Author: ['Володимир Скоростецький']</text:p>
      <text:p text:style-name="P4">
Time: 2023-03-31T56:00:00-04:00</text:p>
      <text:p text:style-name="P4">
Description: Спілкуючись з ведучими телепрограми «Єдиних новин», речник Повітряних Сил ЗС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rechnyk-ps-zsu-yurij-ignat.jpg" text:style-name="Internet_20_link" text:visited-style-name="Visited_20_Internet_20_Link">
rechnyk-ps-zsu-yurij-ignat.jpg</text:a>
']</text:p>
      <text:p text:style-name="P4">
Tags: ['«КРИЛАТА» БОМБА', 'АВІАБОМБИ', 'ВОРОЖІ ОБСТРІЛИ', 'ВТОРГНЕННЯ РФ', 'ЄДИНІ НОВИНИ', 'ППО ЗСУ', 'ЮРІЙ ІГНАТ']</text:p>
      <text:p text:style-name="P4">
Category: News</text:p>
      <!--METADATA-->
      <text:p text:style-name="P4">
<draw:frame draw:style-name="fr1" draw:name="Image284" text:anchor-type="as-char" svg:width="6.9236in" svg:height="4.612849in" draw:z-index="0">
<draw:image xlink:href="../Images/AРМІЯINFORM/2023-03-31T56-00-00-04-00/rechnyk-ps-zsu-yurij-ignat.jpg" xlink:type="simple" xlink:show="embed" xlink:actuate="onLoad" draw:mime-type="image/jpeg"/>
</draw:frame>
 Речник Командування Повітряних Сил Збройних Сил України полковникЮрій Ігнат. Ілюстративне фото</text:p>
      <text:p text:style-name="P4">
Спілкуючись з ведучими телепрограми «Єдиних новин», речник Повітряних Сил ЗСУкраїни полковник Юрій Ігнат розповів про окремі нюанси використання технікиППО та перспективи оновлення парку наявних засобів протиповітряної оборони.</text:p>
      <text:p text:style-name="P4">
Окремо він зупинився на питаннях передачі Ізраїлем систем раннього оповіщення.</text:p>
      <text:p text:style-name="P4">
— Системи раннього оповіщення — це не лише комплекс, який попереджає прозастосування, припустимо ракет стратегічною авіацією на дальніх підступах. Алей про застосування противником таких ракет, як С-300, реактивної артилерії.Думаю, що такі засоби дуже допоможуть нам знати необхідну інформацію таберегти життя наших людей.</text:p>
      <text:p text:style-name="P4">
Також Юрій Ігнат прокоментував застосування окупантами крилатих авіабомб.</text:p>
      <text:p text:style-name="P4">
— Ворог почав модернізувати фугасні авіаційні бомби вагою 500 кілограмів,обладнуючи їх спеціальними крилами, засобами GPS для того, щоби не входити взону ураження нашої ППО і вражати наші прифронтові зони. Зрозуміло, що такабомба далеко не залетить, — зазначив він. — Але за ті 10-20 кілометрів, яківона може пролетіти на підконтрольній Україні території, вона може завдатибагато шкоди і нашим військам, і мирним людям, які проживають на ційтериторії. Тут треба розуміти, що це нова загроза. На неї слід реагувати і віднеї берегтися. Ми дуже всі хочемо бачити сучасні літаки, які зможуть якомогадалі відігнати російську авіацію від наших кордонів.</text:p>
      <text:p text:style-name="P4">
Source: <text:a xlink:type="simple" xlink:href="https://armyinform.com.ua/2023/03/31/vorog-modernizuye-pivtonni-aviabomby-j-skydaye-yih-na-ukrayincziv-yurij-ignat/" text:style-name="Internet_20_link" text:visited-style-name="Visited_20_Internet_20_Link">
https://armyinform.com.ua/2023/03/31/vorog-modernizuye-pivtonni-aviabomby-j-skydaye-yih-na-ukrayincziv-yurij-ignat/</text:a>
</text:p>
      <!--NEWS-->
      <text:h text:style-name="P10" text:outline-level="1">
<text:span text:style-name="T4">
Рік тому Бучу звільнили від російських окупантів</text:span>
</text:h>
      <text:p text:style-name="P4">
Author: ['Євген Букет']</text:p>
      <text:p text:style-name="P4">
Time: 2023-03-31T57:00:00-04:00</text:p>
      <text:p text:style-name="P4">
Description: Згадувати про ці події неймовірно боляче. Адже вони стали глибокою раною в душі кож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bucha34.jpg" text:style-name="Internet_20_link" text:visited-style-name="Visited_20_Internet_20_Link">
bucha34.jpg</text:a>
']</text:p>
      <text:p text:style-name="P4">
Tags: ['БУЧА', 'ВТОРГНЕННЯ РФ']</text:p>
      <text:p text:style-name="P4">
Category: News</text:p>
      <!--METADATA-->
      <text:p text:style-name="P4">
<draw:frame draw:style-name="fr1" draw:name="Image285" text:anchor-type="as-char" svg:width="6.9236in" svg:height="4.32725in" draw:z-index="0">
<draw:image xlink:href="../Images/AРМІЯINFORM/2023-03-31T57-00-00-04-00/bucha34.jpg" xlink:type="simple" xlink:show="embed" xlink:actuate="onLoad" draw:mime-type="image/jpeg"/>
</draw:frame>
</text:p>
      <text:p text:style-name="P4">
Згадувати про ці події неймовірно боляче. Адже вони стали глибокою раною вдуші кожного українця…</text:p>
      <text:p text:style-name="P4">
Рік тому ми дізналися про трагедію в Бучі — місті-супутнику Києва, де окупантивлаштували масові вбивства і катування місцевих жителів. Злочини, скоєніросійськими військовослужбовцями на Київщині, стали найжорстокішими актамитерору проти цивільного населення в світі, геноцидом у найжахливішому сенсіцього терміну. Словами неможливо передати жах, який тут відбувався під часокупації міста — тортури, зґвалтування, повішення, спалення живцем,розчленування тіл… Розумом неможливо збагнути і пояснити мотиви оскаженілихнелюдів-катів, які чинили цей гріх проти людства. Серцем не можна буде ніколипробачити тим, хто називає себе зараз росіянами, дикість їхніходноплемінників-військових злочинців…</text:p>
      <text:p text:style-name="P4">
**</text:p>
      <text:p text:style-name="P4">
читайте також:</text:p>
      <text:p text:style-name="P4">
<text:span text:style-name="T4">
 <text:a xlink:type="simple" xlink:href="https://armyinform.com.ua/2022/04/06/bucha-peklo-xxi-stolittya/" text:style-name="Internet_20_link" text:visited-style-name="Visited_20_Internet_20_Link">
Буча. Пекло XXI століття</text:a>
 </text:span>
</text:p>
      <text:p text:style-name="P4">
**</text:p>
      <text:p text:style-name="P4">
Цивільних окупанти почали безжально розстрілювати ще на початку березня.Військовослужбовці країни-агресора влаштували катівні, де спершу знущалися змісцевих мешканців, піддавали їх різним тортурам, а потім вбивали звогнепальної зброї чи в інший, більш дикунський спосіб.</text:p>
      <text:p text:style-name="P4">
**</text:p>
      <text:p text:style-name="P4">
читайте також:</text:p>
      <text:p text:style-name="P4">
<text:span text:style-name="T4">
 <text:a xlink:type="simple" xlink:href="https://armyinform.com.ua/2022/08/10/u-buchanskij-gromadi-vid-dij-okupantiv-zagynuly-458-ukrayincziv/" text:style-name="Internet_20_link" text:visited-style-name="Visited_20_Internet_20_Link">
У Бучанській громаді від дій окупантів загинули 458українців</text:a>
 </text:span>
</text:p>
      <text:p text:style-name="P4">
**</text:p>
      <text:p text:style-name="P4">
Згідно з офіційними даними на серпень минулого року, одна тільки Бучанськагромада заплатила за волю та незалежність рідної землі життями 458 вбитих підчас окупації. Європа не бачила нічого подібного з часів Другої світової війни.Жертв розстрілів у хорватському Вуковарі в листопаді 1991 року було вдвічіменше, та й вбивали серби не катуючи, що жодним чином не применшує їхньогозлочину, проте дає можливість уявити рівень озвіріння росіян.</text:p>
      <text:p text:style-name="P4">
Нині під терміном «Бучанська різанина» розуміємо не тільки події в Бучі, а й уІрпені, Гостомелі, Мотижині, Макарові, Бородянці та інших населених пунктахБучанського району Київської області, де було зупинене просування ворожихвійськ на столицю та згодом виявлено масові поховання закатованих. За 33 дніокупації понад 1400 смертей, із них 37 дитячих. Понад 175 людей знайдено вбратських могилах і камерах тортур. 9000 російських воєнних злочинів. Цешокуюча ціна свободи та мирного життя, яку заплатили бучанці, вимагаєекзистенційного переосмислення. На моє переконання, після подій у Бучі кожен,хто схвалює чи намагається виправдати дії росіян, хто захищає ворожу ідеологію«русского міра» чи церкву окупанта, яка благословляє катів, — є співучасникомзлочинів проти людяності.</text:p>
      <text:p text:style-name="P4">
**</text:p>
      <text:p text:style-name="P4">
читайте також:</text:p>
      <text:p text:style-name="P4">
<text:span text:style-name="T4">
 <text:a xlink:type="simple" xlink:href="https://armyinform.com.ua/2022/06/01/ya-dosi-ne-mozhu-zrozumity-prychynu-takoyi-zhorstokosti-rosiyan-spogady-buchanczya-pro-okupacziyu-mista/" text:style-name="Internet_20_link" text:visited-style-name="Visited_20_Internet_20_Link">
Я не можу зрозуміти причину такої жорстокості росіян: спогади бучанця проокупацію міста</text:a>
 </text:span>
</text:p>
      <text:p text:style-name="P4">
**</text:p>
      <text:p text:style-name="P4">
Після вигнання окупантів з Київщини, міста-герої Буча, Ірпінь та Гостомельстали символами злочинів росіян. Дії Збройних Сил України зі знищення ворогівстали ще більш вмотивованими, а будь-які переговори з рф втратили сенс.Україна ніколи не забуде геноциду в Бучі і обов’язково помститься за кожного,хто загинув лише через те, що був українцем.</text:p>
      <text:p text:style-name="P4">
Source: <text:a xlink:type="simple" xlink:href="https://armyinform.com.ua/2023/03/31/sogodni-rokovyny-vyyavlennya-zlochyniv-rosiyan-u-buchi/" text:style-name="Internet_20_link" text:visited-style-name="Visited_20_Internet_20_Link">
https://armyinform.com.ua/2023/03/31/sogodni-rokovyny-vyyavlennya-zlochyniv-rosiyan-u-buchi/</text:a>
</text:p>
      <!--NEWS-->
      <text:h text:style-name="P10" text:outline-level="1">
<text:span text:style-name="T4">
За добу росармія обстріляла території 117 населених пунктів у 9 областях України</text:span>
</text:h>
      <text:p text:style-name="P4">
Author: ['АРМІЯINFORM']</text:p>
      <text:p text:style-name="P4">
Time: 2023-03-31T58:00:00-04:00</text:p>
      <text:p text:style-name="P4">
Description: За отриманою від Ситуаційного центру Міністерства оборони України інформаціє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5273984299642767988_y.jpg" text:style-name="Internet_20_link" text:visited-style-name="Visited_20_Internet_20_Link">
photo_5273984299642767988_y.jpg</text:a>
']</text:p>
      <text:p text:style-name="P4">
Tags: ['MILITARY MEDIA CENTER', 'STOPRUSSIA', 'ОБСТРІЛИ РФ', 'ХАРКІВСЬКИЙ ТРИБУНАЛ']</text:p>
      <text:p text:style-name="P4">
Category: News</text:p>
      <!--METADATA-->
      <text:p text:style-name="P4">
<draw:frame draw:style-name="fr1" draw:name="Image286" text:anchor-type="as-char" svg:width="6.9236in" svg:height="5.040988in" draw:z-index="0">
<draw:image xlink:href="../Images/AРМІЯINFORM/2023-03-31T58-00-00-04-00/photo_5273984299642767988_y.jpg" xlink:type="simple" xlink:show="embed" xlink:actuate="onLoad" draw:mime-type="image/jpeg"/>
</draw:frame>
</text:p>
      <text:p text:style-name="P4">
За отриманою від Ситуаційного центру Міністерства оборони України інформацією,протягом минулої доби російські війська обстріляли територію 9 областейУкраїни.</text:p>
      <text:p text:style-name="P4">
Про це <text:a xlink:type="simple" xlink:href="https://t.me/militarymediacenter/1590" text:style-name="Internet_20_link" text:visited-style-name="Visited_20_Internet_20_Link">
інформує</text:a>
 Military MediaCenter.</text:p>
      <text:p text:style-name="P4">
«Загалом із різних видів озброєння (стрілецька зброя, міномети, танки,артилерія, РСЗВ, ЗРК «С-300», БПЛА крилата ракета «Х-31», тактична авіація)здійснено обстріли 117 населених пунктів, підтверджено ураження 70 об’єктівінфраструктури», — йдеться в повідомленні.</text:p>
      <text:p text:style-name="P4">
За попередньою інформацією, загинуло 2 особи та 20 поранено.</text:p>
      <text:p text:style-name="P4">
Source: <text:a xlink:type="simple" xlink:href="https://armyinform.com.ua/2023/03/31/za-dobu-rosarmiya-obstrilyala-terytoriyi-117-naselenyh-punktiv-u-9-oblastyah-ukrayiny/" text:style-name="Internet_20_link" text:visited-style-name="Visited_20_Internet_20_Link">
https://armyinform.com.ua/2023/03/31/za-dobu-rosarmiya-obstrilyala-terytoriyi-117-naselenyh-punktiv-u-9-oblastyah-ukrayiny/</text:a>
</text:p>
      <!--NEWS-->
      <text:h text:style-name="P10" text:outline-level="1">
<text:span text:style-name="T4">
У Бахмуті час грає проти ворога — Ганна Маляр</text:span>
</text:h>
      <text:p text:style-name="P4">
Author: ['АРМІЯINFORM']</text:p>
      <text:p text:style-name="P4">
Time: 2023-03-31T59:00:00-04:00</text:p>
      <text:p text:style-name="P4">
Description: Грамотні дії нашого командування на Бахмутському напрямку та мужність бійців зробили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znimok-ekrana-2022-04-24-141759.webp" text:style-name="Internet_20_link" text:visited-style-name="Visited_20_Internet_20_Link">
znimok-ekrana-2022-04-24-141759.webp</text:a>
']</text:p>
      <text:p text:style-name="P4">
Tags: ['STOPRUSSIA', 'БАХМУТ', 'ГАННА МАЛЯР']</text:p>
      <text:p text:style-name="P4">
Category: News</text:p>
      <!--METADATA-->
      <text:p text:style-name="P4">
<draw:frame draw:style-name="fr1" draw:name="Image287" text:anchor-type="as-char" svg:width="6.9236in" svg:height="4.480892in" draw:z-index="0">
<draw:image xlink:href="../ConvertedIMGs/AРМІЯINFORM/2023-03-31T59-00-00-04-00/znimok-ekrana-2022-04-24-141759.png" xlink:type="simple" xlink:show="embed" xlink:actuate="onLoad" draw:mime-type="image/png"/>
</draw:frame>
</text:p>
      <text:p text:style-name="P4">
Грамотні дії нашого командування на Бахмутському напрямку та мужність бійцівзробили для ворога ці тривалі бої найдорожчими за час широкомасштабноговторгнення.</text:p>
      <text:p text:style-name="P4">
На цьому наголосила заступниця Міністра оборони України Ганна Маляр у<text:a xlink:type="simple" xlink:href="https://t.me/annamaliar/603" text:style-name="Internet_20_link" text:visited-style-name="Visited_20_Internet_20_Link">
Телеграм</text:a>
.</text:p>
      <text:p text:style-name="P4">
«Витрачені ворогом на захоплення Бахмута час, зброя, техніка та величезнакількість загиблих з точки зору військової доцільності не виправдовують себе»,— зазначила вона.</text:p>
      <text:p text:style-name="P4">
Втім, за словами Ганни Маляр, ворог не полишає свої плани та пішов на принципі підняв ставки на шкоду собі.</text:p>
      <text:p text:style-name="P4">
«Це дуже «по-російськи», логікою не зрозуміти», — резюмувала заступницяМіністра оборони України.</text:p>
      <text:p text:style-name="P4">
Source: <text:a xlink:type="simple" xlink:href="https://armyinform.com.ua/2023/03/31/u-bahmuti-chas-graye-proty-voroga-ganna-malyar/" text:style-name="Internet_20_link" text:visited-style-name="Visited_20_Internet_20_Link">
https://armyinform.com.ua/2023/03/31/u-bahmuti-chas-graye-proty-voroga-ganna-malyar/</text:a>
</text:p>
      <!--NEWS-->
      <text:h text:style-name="P10" text:outline-level="1">
<text:span text:style-name="T4">
Понад 700 вибухонебезпечних предметів знешкодили піротехніки за минулу добу</text:span>
</text:h>
      <text:p text:style-name="P4">
Author: ['АРМІЯINFORM']</text:p>
      <text:p text:style-name="P4">
Time: 2023-03-31T60:00:00-04:00</text:p>
      <text:p text:style-name="P4">
Description: Протягом минулої доби піротехнічні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rozminuvannya.jpg" text:style-name="Internet_20_link" text:visited-style-name="Visited_20_Internet_20_Link">
rozminuvannya.jpg</text:a>
', '<text:a xlink:type="simple" xlink:href="https://armyinform.com.ua/wp-content/uploads/2023/03/2691de17-4cd4-4d6d-adfe-e30964b433b2.jpg" text:style-name="Internet_20_link" text:visited-style-name="Visited_20_Internet_20_Link">
2691de17-4cd4-4d6d-adfe-e30964b433b2.jpg</text:a>
']</text:p>
      <text:p text:style-name="P4">
Tags: ['STOPRUSSIA', 'АГРЕСІЯ РФ', 'ВТОРГНЕННЯ РФ', 'ДСНС УКРАЇНИ', 'РОЗМІНУВАННЯ']</text:p>
      <text:p text:style-name="P4">
Category: News</text:p>
      <!--METADATA-->
      <text:p text:style-name="P4">
<draw:frame draw:style-name="fr1" draw:name="Image288" text:anchor-type="as-char" svg:width="6.9236in" svg:height="3.89773in" draw:z-index="0">
<draw:image xlink:href="../Images/AРМІЯINFORM/2023-03-31T60-00-00-04-00/rozminuvannya.jpg" xlink:type="simple" xlink:show="embed" xlink:actuate="onLoad" draw:mime-type="image/jpeg"/>
</draw:frame>
Ілюстративне фото</text:p>
      <text:p text:style-name="P4">
Протягом минулої доби піротехнічні підрозділи Державної служби України знадзвичайних ситуацій <text:span text:style-name="T4">
155 разів</text:span>
 залучалися до виконання завдань зрозмінування.</text:p>
      <text:p text:style-name="P4">
Про це <text:a xlink:type="simple" xlink:href="https://dsns.gov.ua/uk/news/nadzvicaini-podiyi/operativna-informaciia-shhodo-roboti-pirotexnicnix-pidrozdiliv-dsns-ukrayini-23" text:style-name="Internet_20_link" text:visited-style-name="Visited_20_Internet_20_Link">
повідомляє</text:a>
 Державнаслужба України з надзвичайних ситуацій.</text:p>
      <text:p text:style-name="P4">
Піротехнічними підрозділами ДСНС виявлено, вилучено і знешкоджено <text:span text:style-name="T4">
768вибухонебезпечних предметів</text:span>
 , обстежено територію площею 54 гектара.</text:p>
      <text:p text:style-name="P4">
Найчастіше піротехнічні підрозділи працювали: в Харківській області 16 129разів, Київщині — 7 362, Чернігівщині — 4 404, Донеччині — 4 419, Миколаївщині— 4 013, Херсонщині — 3 747, Сумщині — 1 755, Черкащині — 1 083.</text:p>
      <text:p text:style-name="P4">
Довідково: Всього з початку широкомасштабного військового вторгненняросійської федерації на території України знешкоджено <text:span text:style-name="T4">
338 981вибухонебезпечний предмет</text:span>
 та 2 891 кг вибухової речовини, зокрема <text:span text:style-name="T4">
2200авіаційних бомб</text:span>
. Обстежено територію площею близько 81 477 гектар.</text:p>
      <text:p text:style-name="P4">
Усього залишається <text:span text:style-name="T4">
174 тисяч кв. км</text:span>
 потенційно небезпечних територій, щостановить 30% від загальної площі держави.</text:p>
      <text:p text:style-name="P4">
Нагадуємо, якщо ви <text:span text:style-name="T4">
виявили підозрілі предмети</text:span>
 , схожі на уламки від ракетабо дронів, у жодному разі не торкайтеся знахідок власноруч і не дозволяйте церобити іншим. А також:</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draw:frame draw:style-name="fr1" draw:name="Image289" text:anchor-type="as-char" svg:width="6.9236in" svg:height="5.804039in" draw:z-index="0">
<draw:image xlink:href="../Images/AРМІЯINFORM/2023-03-31T60-00-00-04-00/2691de17-4cd4-4d6d-adfe-e30964b433b2.jpg" xlink:type="simple" xlink:show="embed" xlink:actuate="onLoad" draw:mime-type="image/jpeg"/>
</draw:frame>
</text:p>
      <text:p text:style-name="P4">
Source: <text:a xlink:type="simple" xlink:href="https://armyinform.com.ua/2023/03/31/ponad-700-vybuhonebezpechnyh-predmetiv-zneshkodyly-pirotehniky-za-mynulu-dobu/" text:style-name="Internet_20_link" text:visited-style-name="Visited_20_Internet_20_Link">
https://armyinform.com.ua/2023/03/31/ponad-700-vybuhonebezpechnyh-predmetiv-zneshkodyly-pirotehniky-za-mynulu-dobu/</text:a>
</text:p>
      <!--NEWS-->
      <text:h text:style-name="P10" text:outline-level="1">
<text:span text:style-name="T4">
На 400-й день оборони України рф вдарила дронами та ракетами. Та США і надалі підтримуватимуть Київ — Посол</text:span>
</text:h>
      <text:p text:style-name="P4">
Author: ['АРМІЯINFORM']</text:p>
      <text:p text:style-name="P4">
Time: 2023-03-31T61:00:00-04:00</text:p>
      <text:p text:style-name="P4">
Description: На 400-й день широкомасштабного вторгнення росія вдарила по Україна безпілотниками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harkivshhyna.jpg" text:style-name="Internet_20_link" text:visited-style-name="Visited_20_Internet_20_Link">
harkivshhyna.jpg</text:a>
']</text:p>
      <text:p text:style-name="P4">
Tags: ['STOPRUSSIA', 'АГРЕСІЯ РФ', 'БРІДЖИТ БРІНК', 'ПОСОЛ США В УКРАЇНІ']</text:p>
      <text:p text:style-name="P4">
Category: News</text:p>
      <!--METADATA-->
      <text:p text:style-name="P4">
<draw:frame draw:style-name="fr1" draw:name="Image290" text:anchor-type="as-char" svg:width="6.9236in" svg:height="3.894525in" draw:z-index="0">
<draw:image xlink:href="../Images/AРМІЯINFORM/2023-03-31T61-00-00-04-00/harkivshhyna.jpg" xlink:type="simple" xlink:show="embed" xlink:actuate="onLoad" draw:mime-type="image/jpeg"/>
</draw:frame>
Обстріл Харкова 30.03.2023</text:p>
      <text:p text:style-name="P4">
На 400-й день широкомасштабного вторгнення росія вдарила по Українабезпілотниками та ракетами. Однак Сполучені Штати Америки продовжатьпідтримувати Україну у боротьбі за її суверенітет.</text:p>
      <text:p text:style-name="P4">
На цьому<text:a xlink:type="simple" xlink:href="https://mobile.twitter.com/USAmbKyiv/status/1641673821450121216" text:style-name="Internet_20_link" text:visited-style-name="Visited_20_Internet_20_Link">
наголосила</text:a>
Посол США в Україні Бріджит Брінк.</text:p>
      <text:p text:style-name="P4">
«Минув рік після виявлення жахів у Бучі. Україна бореться за свободу, за шанспобудувати майбутнє, яке ви обрали. А ми продовжуємо підтримувати вас узахисті вашого суверенітету й демократії, а також у прагненні справедливості»,— зазначила Бріджит Брінк.</text:p>
      <text:p text:style-name="P4">
Нагадаємо, увечері 30 березня 2023 року із застосуванням ЗРК С-300 противником<text:a xlink:type="simple" xlink:href="https://armyinform.com.ua/2023/03/31/syly-oborony-ukrayiny-zneshkodyly-9-vorozhyh-bpla-shahed-136/" text:style-name="Internet_20_link" text:visited-style-name="Visited_20_Internet_20_Link">
було здійснено</text:a>
 9 ракетних пусків по цивільнійінфраструктурі міста Харків. Для завдання авіаційних ударів рф задіяла 10ударних БПЛА типу «Шахед-136».</text:p>
      <text:p text:style-name="P4">
Source: <text:a xlink:type="simple" xlink:href="https://armyinform.com.ua/2023/03/31/na-400-j-den-oborony-ukrayiny-rf-vdaryla-dronamy-ta-raketamy-ta-ssha-i-nadali-pidtrymuvatymut-kyyiv-posol/" text:style-name="Internet_20_link" text:visited-style-name="Visited_20_Internet_20_Link">
https://armyinform.com.ua/2023/03/31/na-400-j-den-oborony-ukrayiny-rf-vdaryla-dronamy-ta-raketamy-ta-ssha-i-nadali-pidtrymuvatymut-kyyiv-posol/</text:a>
</text:p>
      <!--NEWS-->
      <text:h text:style-name="P10" text:outline-level="1">
<text:span text:style-name="T4">
Щоденно військовослужбовці НГУ забезпечують заходи правового режиму воєнного стану — Микола Уршалович</text:span>
</text:h>
      <text:p text:style-name="P4">
Author: ['Володимир Поліщук']</text:p>
      <text:p text:style-name="P4">
Time: 2023-03-31T62:00:00-04:00</text:p>
      <text:p text:style-name="P4">
Description: Про це АрміяInform повідомив заступник директора департаменту планування застос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urshalovych.jpeg" text:style-name="Internet_20_link" text:visited-style-name="Visited_20_Internet_20_Link">
urshalovych.jpeg</text:a>
']</text:p>
      <text:p text:style-name="P4">
Tags: ['МИКОЛА УРШАЛОВИЧ']</text:p>
      <text:p text:style-name="P4">
Category: News</text:p>
      <!--METADATA-->
      <text:p text:style-name="P4">
<draw:frame draw:style-name="fr1" draw:name="Image291" text:anchor-type="as-char" svg:width="6.9236in" svg:height="4.615733in" draw:z-index="0">
<draw:image xlink:href="../Images/AРМІЯINFORM/2023-03-31T62-00-00-04-00/urshalovych.jpeg" xlink:type="simple" xlink:show="embed" xlink:actuate="onLoad" draw:mime-type="image/jpeg"/>
</draw:frame>
Микола Уршалович. Фото: Дмитро Юрченко / АрміяInfom</text:p>
      <text:p text:style-name="P4">
Про це АрміяInform повідомив заступник директора департаменту плануваннязастосування Головного управління НГУ полковник Микола Уршалович.</text:p>
      <text:p text:style-name="P4">
На оборону важливих державних об’єктів призначається більш ніж 300 варт.Здійснюється охорона 33 міністерств, відомств та держадміністрації (усього 38будівель), 95 об’єктів регіонального і місцевого значення.</text:p>
      <text:p text:style-name="P4">
«Забезпечуючи заходи правового режиму воєнного стану, гвардійці охороняютьгромадський порядок у 32 населених пунктах, контролюють в’їзд і виїзд донаселених пунктів, перевіряють документи, оглядають речі та транспортнізасоби, багаж і вантажі на 126 блокпостах у Києві та 21 області держави.Загалом на блокпостах несуть службу близько 6 тисяч військовослужбовців НГУ»,— зазначив полковник Уршалович.</text:p>
      <text:p text:style-name="P4">
Також НГУ взяла участь у 25 заходах контрдиверсійної боротьби на території 10областей, для чого залучалось понад 500 військовослужбовців.</text:p>
      <text:p text:style-name="P4">
За словами Миколи Уршаловича, лише упродовж цього тижня вилучено 3 одиницівогнепальної зброї, 958 набоїв різних калібрів, 9 гранат та 3 кг вибухівки.</text:p>
      <text:p text:style-name="P4">
Source: <text:a xlink:type="simple" xlink:href="https://armyinform.com.ua/2023/03/31/shhodenno-20-tysyach-vijskovosluzhbovcziv-ngu-zabezpechuyut-zahody-pravovogo-rezhymu-voyennogo-stanu-mykola-urshalovych/" text:style-name="Internet_20_link" text:visited-style-name="Visited_20_Internet_20_Link">
https://armyinform.com.ua/2023/03/31/shhodenno-20-tysyach-vijskovosluzhbovcziv-ngu-zabezpechuyut-zahody-pravovogo-rezhymu-voyennogo-stanu-mykola-urshalovych/</text:a>
</text:p>
      <!--NEWS-->
      <text:h text:style-name="P10" text:outline-level="1">
<text:span text:style-name="T4">
За добу рятувальники майже двісті разів виїздили на ліквідацію наслідків ворожих обстрілів</text:span>
</text:h>
      <text:p text:style-name="P4">
Author: ['АРМІЯINFORM']</text:p>
      <text:p text:style-name="P4">
Time: 2023-03-31T63:00:00-04:00</text:p>
      <text:p text:style-name="P4">
Description: Протягом минулої доби, 30 берез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vanvn_0.webp" text:style-name="Internet_20_link" text:visited-style-name="Visited_20_Internet_20_Link">
vanvn_0.webp</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92" text:anchor-type="as-char" svg:width="6.9236in" svg:height="3.894038in" draw:z-index="0">
<draw:image xlink:href="../ConvertedIMGs/AРМІЯINFORM/2023-03-31T63-00-00-04-00/vanvn_0.png" xlink:type="simple" xlink:show="embed" xlink:actuate="onLoad" draw:mime-type="image/png"/>
</draw:frame>
Ілюстративне фото</text:p>
      <text:p text:style-name="P4">
Протягом минулої доби, <text:span text:style-name="T4">
30 березня,</text:span>
 підрозділи Державної служби України знадзвичайних ситуацій <text:span text:style-name="T4">
здійснили 196 виїздів</text:span>
 на ліквідацію наслідківобстрілів окупантами населених пунктів та об’єктів інфраструктури. Ліквідовано7 пожеж, надано психологічну допомогу 136 особам.</text:p>
      <text:p text:style-name="P4">
Про це йдеться у <text:a xlink:type="simple" xlink:href="https://dsns.gov.ua/uk/news/nadzvicaini-podiyi/operativna-informaciia-dsns-shhodo-naslidkiv-vedennia-boiovix-dii-rosiiskoiu-federacijeiu-111" text:style-name="Internet_20_link" text:visited-style-name="Visited_20_Internet_20_Link">
повідомленні</text:a>
 ДСНС України.</text:p>
      <text:p text:style-name="P4">
Довідково: З початку війни здійснено <text:span text:style-name="T4">
86 909 виїздів</text:span>
 на ліквідаціюнаслідків обстрілів, ліквідовано <text:span text:style-name="T4">
14 236 пожеж</text:span>
 , врятовано 3 973 особи,надано психологічну допомогу 207 826 особам.</text:p>
      <text:p text:style-name="P4">
Source: <text:a xlink:type="simple" xlink:href="https://armyinform.com.ua/2023/03/31/za-dobu-ryatuvalnyky-majzhe-dvisti-raziv-vyyizdyly-na-likvidacziyu-naslidkiv-vorozhyh-obstriliv-2/" text:style-name="Internet_20_link" text:visited-style-name="Visited_20_Internet_20_Link">
https://armyinform.com.ua/2023/03/31/za-dobu-ryatuvalnyky-majzhe-dvisti-raziv-vyyizdyly-na-likvidacziyu-naslidkiv-vorozhyh-obstriliv-2/</text:a>
</text:p>
      <!--NEWS-->
      <text:h text:style-name="P10" text:outline-level="1">
<text:span text:style-name="T4">
Герой України генерал-лейтенант Олександр Павлюк: Ми зупинили потужного ворога умінням воювати</text:span>
</text:h>
      <text:p text:style-name="P4">
Author: ['Володимир Скоростецький']</text:p>
      <text:p text:style-name="P4">
Time: 2023-03-31T64:00:00-04:00</text:p>
      <text:p text:style-name="P4">
Description: Перший заступник Міністра оборони України, Герой України генерал-лейтенант Олександ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avlyuk-2.jpg" text:style-name="Internet_20_link" text:visited-style-name="Visited_20_Internet_20_Link">
pavlyuk-2.jpg</text:a>
']</text:p>
      <text:p text:style-name="P4">
Tags: ['ВТОРГНЕННЯ РФ', 'ОЛЕКСАНДР ПАВЛЮК']</text:p>
      <text:p text:style-name="P4">
Category: News</text:p>
      <!--METADATA-->
      <text:p text:style-name="P4">
<draw:frame draw:style-name="fr1" draw:name="Image293" text:anchor-type="as-char" svg:width="6.9236in" svg:height="4.32725in" draw:z-index="0">
<draw:image xlink:href="../Images/AРМІЯINFORM/2023-03-31T64-00-00-04-00/pavlyuk-2.jpg" xlink:type="simple" xlink:show="embed" xlink:actuate="onLoad" draw:mime-type="image/jpeg"/>
</draw:frame>
</text:p>
      <text:p text:style-name="P4">
Перший заступник Міністра оборони України, Герой України генерал-лейтенантОлександр Павлюк у етері «Єдиних новин» розповів про перші дні російськоговторгнення, оборону Київщини та злочини окупантів.</text:p>
      <text:p text:style-name="P4">
— Перші дні були складними в емоційному плані. Вирішувалась доля країни. Упротивника були грандіозні плани: за 3-5 днів знищити нашу державність. Зновузакинути нас під своє керівництво. І зробити все, щоби ми не мали свогомайбутнього, — зазначив генерал-лейтенант Олександр Павлюк. — Тому боротьбабула не тільки за наше життя, але й за майбутнє наших дітей.</text:p>
      <text:p text:style-name="P4">
Перший заступник Міністра оборони України розповів, що в той період була явнанедооцінка противником наших спроможностей. Того, як піднялося усе населенняУкраїни. Ворог отримав опір, який не очікував. Завдяки координації тавзаємодії військового керівництва, яке було на київському напрямку, Україназуміла не лише зупинити, але й завдати ворогу величезних втрат. І змуситипротивника залишити раніше захоплені території і відмовитись від планівзахопити Київщину і поміняти владу на свою маріонеткову.</text:p>
      <text:p text:style-name="P4">
— Втрати деяких ворожих підрозділів сягали 70 відсотків особового складу. Бобули перехоплення. Роти (росіян. — Ред.) втрачали 50-70 відсотків особовогоскладу вбитими та пораненими. Це величезні втрати. Особливо, якщо рахувати, щотут були елітні підрозділи армії окупанта. Самі боєздатні, на яких у ворогабули великі надії. І ті втрати, яких вони зазнали на Київщині, вони невідновили і ближчим часом навряд чи відновлять таку підготовку власногоособового складу, — прокоментував Герой України на запитання журналістів щодовтрат ворожих військ під час наступу на Київ.</text:p>
      <text:p text:style-name="P4">
Також перший заступник Міністра оборони України висловився з приводу окремихтез щодо ймовірного повторного ворожого наступу на українську столицю.</text:p>
      <text:p text:style-name="P4">
— Київщина за цей рік зробила дуже багато, щоби не допустити не тільки виходуворожих військ на околиці міста, а навіть й перетину ними державного кордону.Декілька створених потужних оборонних рубежів не дадуть зробити це. Нашівійська постійно готуються, тренуються. У військах триває постійна ротація наСхід для безпосереднього здобуття досвіду бойових дій. Тому підрозділи, які єпоблизу столиці, постійно готові, навчені. І щоб зайти повторно на Київщину,ворогу треба буде створити потужне угруповання, якого на даний момент у росіїнемає і не передбачається на найближчий період, — зазначив він.</text:p>
      <text:p text:style-name="P4">
Source: <text:a xlink:type="simple" xlink:href="https://armyinform.com.ua/2023/03/31/geroj-ukrayiny-general-lejtenant-oleksandr-pavlyuk-my-zupynyly-potuzhnogo-voroga-uminnyam-voyuvaty/" text:style-name="Internet_20_link" text:visited-style-name="Visited_20_Internet_20_Link">
https://armyinform.com.ua/2023/03/31/geroj-ukrayiny-general-lejtenant-oleksandr-pavlyuk-my-zupynyly-potuzhnogo-voroga-uminnyam-voyuvaty/</text:a>
</text:p>
      <!--NEWS-->
      <text:h text:style-name="P10" text:outline-level="1">
<text:span text:style-name="T4">
Очільники кремля мають відповісти за всі злочини, прощення не буде — Олексій Данілов</text:span>
</text:h>
      <text:p text:style-name="P4">
Author: ['АРМІЯINFORM']</text:p>
      <text:p text:style-name="P4">
Time: 2023-03-31T65:00:00-04:00</text:p>
      <text:p text:style-name="P4">
Description: Вище військово-політичне керівництво рф мають нести відповідальність за всі скоєні н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z1645619117a275i.jpg" text:style-name="Internet_20_link" text:visited-style-name="Visited_20_Internet_20_Link">
z1645619117a275i.jpg</text:a>
']</text:p>
      <text:p text:style-name="P4">
Tags: ['STOPRUSSIA', 'ОЛЕКСІЙ ДАНІЛОВ', 'РНБО']</text:p>
      <text:p text:style-name="P4">
Category: News</text:p>
      <!--METADATA-->
      <text:p text:style-name="P4">
<draw:frame draw:style-name="fr1" draw:name="Image294" text:anchor-type="as-char" svg:width="6.9236in" svg:height="3.956343in" draw:z-index="0">
<draw:image xlink:href="../Images/AРМІЯINFORM/2023-03-31T65-00-00-04-00/z1645619117a275i.jpg" xlink:type="simple" xlink:show="embed" xlink:actuate="onLoad" draw:mime-type="image/jpeg"/>
</draw:frame>
</text:p>
      <text:p text:style-name="P4">
Вище військово-політичне керівництво рф мають нести відповідальність за всіскоєні ними злочини, і жодних толерантних підходів до цих людей бути не може.</text:p>
      <text:p text:style-name="P4">
Про це <text:a xlink:type="simple" xlink:href="https://www.rnbo.gov.ua/ua/Diialnist/6219.html" text:style-name="Internet_20_link" text:visited-style-name="Visited_20_Internet_20_Link">
заявив</text:a>
 Секретар Радинаціональної безпеки і оборони України Олексій Данілов.</text:p>
      <text:p text:style-name="P4">
Він зауважив, що нині у світі почали лунати думки, що кремлівський керманичмає бути недоторканним, оскільки він президент, що потрібно створити якийсьдодатковий «гібридний суд».</text:p>
      <text:p text:style-name="P4">
«Це питання моралі світового співтовариства — чи буде вона подвійна, чи врештірешт єдина. Якщо хтось виступає за «прощення», цього не має статися, тому щотака агресія обов’язково повториться», — наголосив Олексій Данілов.</text:p>
      <text:p text:style-name="P4">
Source: <text:a xlink:type="simple" xlink:href="https://armyinform.com.ua/2023/03/31/ochilnyky-kremlya-mayut-vidpovisty-za-vsi-zlochyny-proshhennya-ne-bude-oleksij-danilov/" text:style-name="Internet_20_link" text:visited-style-name="Visited_20_Internet_20_Link">
https://armyinform.com.ua/2023/03/31/ochilnyky-kremlya-mayut-vidpovisty-za-vsi-zlochyny-proshhennya-ne-bude-oleksij-danilov/</text:a>
</text:p>
      <!--NEWS-->
      <text:h text:style-name="P10" text:outline-level="1">
<text:span text:style-name="T4">
Офіс Генпрокурора України: задокументовано понад 77 тисяч воєнних злочинів</text:span>
</text:h>
      <text:p text:style-name="P4">
Author: ['АРМІЯINFORM']</text:p>
      <text:p text:style-name="P4">
Time: 2023-03-31T66: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warcrime-31032023ua.jpg" text:style-name="Internet_20_link" text:visited-style-name="Visited_20_Internet_20_Link">
warcrime-31032023ua.jpg</text:a>
', '<text:a xlink:type="simple" xlink:href="https://armyinform.com.ua/wp-content/uploads/2023/03/warcrime-31032023en.jpg" text:style-name="Internet_20_link" text:visited-style-name="Visited_20_Internet_20_Link">
warcrime-3103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295" text:anchor-type="as-char" svg:width="6.9236in" svg:height="4.448413in" draw:z-index="0">
<draw:image xlink:href="../Images/AРМІЯINFORM/2023-03-31T66-00-00-04-00/warcrime-3103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31 березня</text:span>
 зареєстровано:</text:p>
      <ul>
        <li>
77 465 воєнних злочинів,  * 16 919 злочинів проти національної безпеки України.</li>
      </ul>
      <text:p text:style-name="P4">
Крім того, за офіційними даними ювенальних прокурорів, <text:span text:style-name="T4">
1409 дітейпостраждали</text:span>
 внаслідок агресії рф, з них:</text:p>
      <ul>
        <li>
466 — дітей загинули,  * 943 — дитини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96" text:anchor-type="as-char" svg:width="6.9236in" svg:height="4.448413in" draw:z-index="0">
<draw:image xlink:href="../Images/AРМІЯINFORM/2023-03-31T66-00-00-04-00/warcrime-31032023en.jpg" xlink:type="simple" xlink:show="embed" xlink:actuate="onLoad" draw:mime-type="image/jpeg"/>
</draw:frame>
</text:p>
      <text:p text:style-name="P4">
Source: <text:a xlink:type="simple" xlink:href="https://armyinform.com.ua/2023/03/31/ofis-genprokurora-ukrayiny-zadokumentovano-ponad-77-tysyach-voyennyh-zlochyniv-2/" text:style-name="Internet_20_link" text:visited-style-name="Visited_20_Internet_20_Link">
https://armyinform.com.ua/2023/03/31/ofis-genprokurora-ukrayiny-zadokumentovano-ponad-77-tysyach-voyennyh-zlochyniv-2/</text:a>
</text:p>
      <!--NEWS-->
      <text:h text:style-name="P10" text:outline-level="1">
<text:span text:style-name="T4">
Герой України Олександр Павлюк: Наші воїни із захопленням вивчають іноземну техніку</text:span>
</text:h>
      <text:p text:style-name="P4">
Author: ['Володимир Скоростецький']</text:p>
      <text:p text:style-name="P4">
Time: 2023-03-31T67:00:00-04:00</text:p>
      <text:p text:style-name="P4">
Description: У етері телемарафону «Єдиних новин» генерал-лейтенант Олександр Павлюк прокоментув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avlyuk.jpg" text:style-name="Internet_20_link" text:visited-style-name="Visited_20_Internet_20_Link">
pavlyuk.jpg</text:a>
']</text:p>
      <text:p text:style-name="P4">
Tags: ['LEOPARD 2', 'ГЕНЕРАЛ-ЛЕЙТЕНАНТ ОЛЕКСАНДР ПАВЛЮК', 'ТЕЛЕМАРАФОН "ЄДИНІ НОВИНИ"']</text:p>
      <text:p text:style-name="P4">
Category: News</text:p>
      <!--METADATA-->
      <text:p text:style-name="P4">
<draw:frame draw:style-name="fr1" draw:name="Image297" text:anchor-type="as-char" svg:width="6.9236in" svg:height="4.32725in" draw:z-index="0">
<draw:image xlink:href="../Images/AРМІЯINFORM/2023-03-31T67-00-00-04-00/pavlyuk.jpg" xlink:type="simple" xlink:show="embed" xlink:actuate="onLoad" draw:mime-type="image/jpeg"/>
</draw:frame>
Олександр Павлюк</text:p>
      <text:p text:style-name="P4">
У етері телемарафону «Єдиних новин» генерал-лейтенант Олександр Павлюкпрокоментував отримання перших танків «Леопард» та підготовку наших воїнів закордоном.</text:p>
      <text:p text:style-name="P4">
— Я щойно повернувся з Польщі, де готуються наші екіпажі. Хлопці, які пройшлибойові дії, воювали на техніці ще радянських зразків. І з їхніх слів: це те,чого нам бракувало. Це зовсім інша машина, яка має вогневу потужність, броню,потужний двигун і захищеність екіпажу. І якщо танк радянської конструкції — цемашина, де екіпаж має мало шансів, щоби вижити. То «Леопард» — це машина, щомає захищеність і можливість вести вогонь на великі відстані — далі ніжрадянські танки. Тому люди із захопленням вивчають ці машини і сподіваються,що це буде те, що зробить нашу Перемогу.</text:p>
      <text:p text:style-name="P4">
Також генерал-лейтенант Олександр Павлюк наголосив, що ми беремо все найкращевід західних партнерів. І ділимося з ними тим, що самі знаємо. Вони беруть тойнаш досвід, який ми здобули під час ведення бойових дій. Для того, абивраховувати це в подальшому в підготовці своїх військ.</text:p>
      <text:p text:style-name="P4">
— Ми ще з 2014 року активно беремо досвід наших партнерів. І він нам став упригоді у 2022 році, коли ми зупинили набагато меншими силами потужного ворогапросто умінням воювати. Умінням правильно думати і правильно ухвалюватирішення, берегти особовий склад. Це було те, що вирішило долю багатьох боїв. Ізараз наші війська за кордоном вчаться воювати і думати по новому. Не так, якце було у військовій радянській школі й це було запорукою нашої перемоги, —наголосив генерал-лейтенант Олександр Павлюк.</text:p>
      <text:p text:style-name="P4">
Говорячи про моральний дух вояків, які опановують новітню техніку за кордоном,перший заступник Міністра оборони України зазначив, що настрій у воїнівпіднесений. І вони буквально всочують у себе знання. Бо розуміють, що чимбільше набудуть досвіду, тим більше в них шансів виконати бойову задачу іповернутися додому живими і здоровими. Атмосфера там панує дуже позитивна. Ізахідні партнери роблять все, аби навчити людей, створити умови для навчання іпроживання. Щоб наші воїни набули досвіду та відпочили водночас від боїв,звідки вони на цей термін навчання вибули. Люди готові до виконання задач зізвільнення наших територій.</text:p>
      <text:p text:style-name="P4">
Ще одне запитання, яке генерал-лейтенант Олександр Павлюк прокоментував,спілкуючись із журналістами, це зміни в чинному законодавстві щодо оптимізаціїумов військової служби.</text:p>
      <text:p text:style-name="P4">
— Триває робота, аби всі процеси були прозорими і зрозумілими, ефективними. Іне було запитань: чому одні йдуть до війська, інше — ховаються. Повинен бутичіткий, прозорий підхід до цієї справи. Незабаром це буде напрацьовано. Дляусіх хочу повторити, що справа захисту держави — справа кожного! Бо коли мипереможемо, то хто як буде дивитися в очі своїм дітям і відповідати назапитання: а де ти був, коли Україна боролась? Дякуючи тим людям, хто йде довійська, ми стоїмо, формуємо нові бригади.</text:p>
      <text:p text:style-name="P4">
Стосовно отримання Україною новітніх іноземних винищувачів перший заступникголови оборонного відомства зазначив, що робиться усе можливе, аби ця темапросувалась. Перемовини тривають. Очікується рішення наших партнерів.</text:p>
      <text:p text:style-name="P4">
Source: <text:a xlink:type="simple" xlink:href="https://armyinform.com.ua/2023/03/31/geroj-ukrayiny-oleksandr-pavlyuk-nashi-voyiny-iz-zahoplennyam-vyvchayut-inozemnu-tehniku/" text:style-name="Internet_20_link" text:visited-style-name="Visited_20_Internet_20_Link">
https://armyinform.com.ua/2023/03/31/geroj-ukrayiny-oleksandr-pavlyuk-nashi-voyiny-iz-zahoplennyam-vyvchayut-inozemnu-tehniku/</text:a>
</text:p>
      <!--NEWS-->
      <text:h text:style-name="P10" text:outline-level="1">
<text:span text:style-name="T4">
Денис Шмигаль та Андрей Пленкович обговорили підтримку Хорватії у розмінуванні та ветеранській політиці</text:span>
</text:h>
      <text:p text:style-name="P4">
Author: ['АРМІЯINFORM']</text:p>
      <text:p text:style-name="P4">
Time: 2023-03-31T68:00:00-04:00</text:p>
      <text:p text:style-name="P4">
Description: Прем’єр-міністр України Денис Шмигаль провів зустріч у Києві з Прем’єр-міністром Хорват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thumb_201778_820_360_0_0_auto.jpg" text:style-name="Internet_20_link" text:visited-style-name="Visited_20_Internet_20_Link">
thumb_201778_820_360_0_0_auto.jpg</text:a>
']</text:p>
      <text:p text:style-name="P4">
Tags: ['STOPRUSSIA', 'АГРЕСІЯ РФ', 'ВЕРТОЛЬОТИ МІ-8', 'ВТОРГНЕННЯ РФ', 'ДЕНИС ШМИГАЛЬ', 'РЕСПУБЛІКА ХОРВАТІЯ']</text:p>
      <text:p text:style-name="P4">
Category: News</text:p>
      <!--METADATA-->
      <text:p text:style-name="P4">
<draw:frame draw:style-name="fr1" draw:name="Image298" text:anchor-type="as-char" svg:width="6.9236in" svg:height="4.12883in" draw:z-index="0">
<draw:image xlink:href="../Images/AРМІЯINFORM/2023-03-31T68-00-00-04-00/thumb_201778_820_360_0_0_auto.jpg" xlink:type="simple" xlink:show="embed" xlink:actuate="onLoad" draw:mime-type="image/jpeg"/>
</draw:frame>
</text:p>
      <text:p text:style-name="P4">
Прем’єр-міністр України Денис Шмигаль провів зустріч у Києві з Прем’єр-міністром Хорватії Андреєм Пленковичем.</text:p>
      <text:p text:style-name="P4">
Денис Шмигаль подякував хорватській стороні за візит та послідовну підтримкупротягом усієї повномасштабної агресії росії.</text:p>
      <text:p text:style-name="P4">
«Хорватія — держава, яка попри складний шлях повоєнного відновлення, успішноповноцінно інтегрувалася до ЄС. Для нас є надзвичайно цінним ваш досвід усфері євроінтеграції, повоєнному відновленні, ветеранській політиці,розмінуванні», — сказав очільник українського Уряду.</text:p>
      <text:p text:style-name="P4">
Прем’єр-міністр України наголосив, що наша держава надзвичайно цінує допомогуХорватії, зокрема подякував за намір передати вертольоти Мі-8.</text:p>
      <text:p text:style-name="P4">
Як відзначив Андрей Пленкович, Хорватія готова допомогти у питанніреабілітації ветеранів, відновленні, захисті культурної спадщини від війни.Крім того, Хорватія на рівні Європейської комісії готує ініціативи щододопомоги Україні у гуманітарному розмінуванні.</text:p>
      <text:p text:style-name="P4">
<text:span text:style-name="T4">
Джерело:</text:span>
 <text:span text:style-name="T5">
<text:a xlink:type="simple" xlink:href="https://www.kmu.gov.ua/news/denys-shmyhal-ta-andrei-plenkovych-obhovoryly-pidtrymku-khorvatii-u-rozminuvanni-ta-veteranskii-politytsi" text:style-name="Internet_20_link" text:visited-style-name="Visited_20_Internet_20_Link">
Кабінет Міністрів України</text:a>
</text:span>
</text:p>
      <text:p text:style-name="P4">
Source: <text:a xlink:type="simple" xlink:href="https://armyinform.com.ua/2023/03/31/denys-shmygal-ta-andrej-plenkovych-obgovoryly-pidtrymku-horvatiyi-u-rozminuvanni-ta-veteranskij-polityczi/" text:style-name="Internet_20_link" text:visited-style-name="Visited_20_Internet_20_Link">
https://armyinform.com.ua/2023/03/31/denys-shmygal-ta-andrej-plenkovych-obgovoryly-pidtrymku-horvatiyi-u-rozminuvanni-ta-veteranskij-polityczi/</text:a>
</text:p>
      <!--NEWS-->
      <text:h text:style-name="P10" text:outline-level="1">
<text:span text:style-name="T4">
Минулого тижня авіація НГУ здійснила 14 бойових вильотів</text:span>
</text:h>
      <text:p text:style-name="P4">
Author: ['Володимир Загребельний']</text:p>
      <text:p text:style-name="P4">
Time: 2023-03-31T69:00:00-04:00</text:p>
      <text:p text:style-name="P4">
Description: Про це в коментарі повідомив АрміяInform заступник директора департаменту план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5274217855669355926_w.jpg" text:style-name="Internet_20_link" text:visited-style-name="Visited_20_Internet_20_Link">
photo_5274217855669355926_w.jpg</text:a>
']</text:p>
      <text:p text:style-name="P4">
Tags: ['STOPRUSSIA', 'АГРЕСІЯ РФ', 'ВТОРГНЕННЯ РФ']</text:p>
      <text:p text:style-name="P4">
Category: News</text:p>
      <!--METADATA-->
      <text:p text:style-name="P4">
<draw:frame draw:style-name="fr1" draw:name="Image299" text:anchor-type="as-char" svg:width="6.9236in" svg:height="4.615733in" draw:z-index="0">
<draw:image xlink:href="../Images/AРМІЯINFORM/2023-03-31T69-00-00-04-00/photo_5274217855669355926_w.jpg" xlink:type="simple" xlink:show="embed" xlink:actuate="onLoad" draw:mime-type="image/jpeg"/>
</draw:frame>
 Микола Уршалович.Фото: Дмитро Юрченко / АрміяInfom</text:p>
      <text:p text:style-name="P4">
Про це в коментарі повідомив АрміяInform заступник директора департаментупланування застосування Головного управління Національної гвардії Україниполковник Микола Уршалович. Також він розповів про виконання інших бойових(спеціальних) завдань, які виконували підрозділи гвардійців у складіугруповань військ в операції Сил оборони минулого тижня.</text:p>
      <text:p text:style-name="P4">
Підрозділи розвідки Національної гвардії виявили 292 цілі противника, значначастина яких була уражена вогневими засобами Сил оборони з них:</text:p>
      <ul>
        <li>
засобами радіоелектронної розвідки — 154.  * спостережними постами — 61;  * розрахунками безпілотних авіаційних комплексів — 77;</li>
      </ul>
      <text:p text:style-name="P4">
<text:span text:style-name="T5">
<text:span text:style-name="T4">
Довідково:</text:span>
 Сили оборони — Збройні Сили України, а також інші утворенівідповідно до законів України військові формування, правоохоронні тарозвідувальні органи, органи спеціального призначення з правоохороннимифункціями, на які Конституцією та законами України покладено функції іззабезпечення оборони держави.</text:span>
</text:p>
      <text:p text:style-name="P4">
«Крім того, групами аеророзвідки 27-ї Печерської бригади на Лиманському,Донецькому та Запорізькому напрямках у взаємодії з артилерійськимипідрозділами виявлено і знищено: 16 танків, 1 станцію РЕБ „Борисоглебск-2“, 8бойових броньованих машин, 4 одиниці автомобільної техніки, завдано ураженняпо місцях розташування особового складу», — поінформував представникНаціональної гвардії України.</text:p>
      <text:p text:style-name="P4">
читайте також:</text:p>
      <text:p text:style-name="P4">
<text:a xlink:type="simple" xlink:href="https://armyinform.com.ua/2023/03/31/shhodenno-20-tysyach-vijskovosluzhbovcziv-ngu-zabezpechuyut-zahody-pravovogo-rezhymu-voyennogo-stanu-mykola-urshalovych/" text:style-name="Internet_20_link" text:visited-style-name="Visited_20_Internet_20_Link">
Щоденно військовослужбовці НГУ забезпечують заходи правового режиму воєнногостану — МиколаУршалович</text:a>
</text:p>
      <text:p text:style-name="P4">
Полковник Микола Уршалович зазначив, що під час участі у стабілізаційних діяхінженерні підрозділи продовжують забезпечувати роботу бригад ПрАТ «Національнаенергетична компанія «Укренерго» з ремонту ліній електромереж у Херсонськійобласті.</text:p>
      <text:p text:style-name="P4">
«У районі населених пунктів Милове, Дудчани обстежено близько 4 гектаримісцевості й знешкоджено 25 вибухонебезпечних предметів. Крім того, групамирозмінування в районі населеного пункту Крутий Яр обстежено близько 9 гектарівмісцевості та знешкоджено 128 вибухонебезпечних предметів», — додав він.</text:p>
      <text:p text:style-name="P4">
Source: <text:a xlink:type="simple" xlink:href="https://armyinform.com.ua/2023/03/31/mynulogo-tyzhnya-aviacziya-ngu-zdijsnyla-14-bojovyh-vylotiv/" text:style-name="Internet_20_link" text:visited-style-name="Visited_20_Internet_20_Link">
https://armyinform.com.ua/2023/03/31/mynulogo-tyzhnya-aviacziya-ngu-zdijsnyla-14-bojovyh-vylotiv/</text:a>
</text:p>
      <!--NEWS-->
      <text:h text:style-name="P10" text:outline-level="1">
<text:span text:style-name="T4">
Принципи нейтральності не можуть бути застосовані, коли йдеться про геноцид українського народу — Дмитро Лубінець</text:span>
</text:h>
      <text:p text:style-name="P4">
Author: ['АРМІЯINFORM']</text:p>
      <text:p text:style-name="P4">
Time: 2023-03-31T70:00:00-04:00</text:p>
      <text:p text:style-name="P4">
Description: Уповноважений Верховної Ради України з прав людини Дмитро Лубінець відреагував на ріш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mbd1qyo.webp" text:style-name="Internet_20_link" text:visited-style-name="Visited_20_Internet_20_Link">
mbd1qyo.webp</text:a>
']</text:p>
      <text:p text:style-name="P4">
Tags: ['STOPRUSSIA', 'АГРЕСІЯ РФ', 'ВТОРГНЕННЯ РФ', 'ДМИТРО ЛУБІНЕЦЬ']</text:p>
      <text:p text:style-name="P4">
Category: News</text:p>
      <!--METADATA-->
      <text:p text:style-name="P4">
<draw:frame draw:style-name="fr1" draw:name="Image300" text:anchor-type="as-char" svg:width="6.9236in" svg:height="3.894525in" draw:z-index="0">
<draw:image xlink:href="../ConvertedIMGs/AРМІЯINFORM/2023-03-31T70-00-00-04-00/mbd1qyo.png" xlink:type="simple" xlink:show="embed" xlink:actuate="onLoad" draw:mime-type="image/png"/>
</draw:frame>
</text:p>
      <text:p text:style-name="P4">
Уповноважений Верховної Ради України з прав людини Дмитро Лубінець відреагувавна рішення Міжнародного олімпійського комітету рекомендувати міжнароднимфедераціям допустити спортсменів з росії та білорусі до міжнародних змаганьпід нейтральним прапором. Водночас у МОК повідомили, що залишають за собоюправо ухвалити рішення, чи братимуть участь атлети цих двох країн в Олімпіадах2024 та 2026 років у «відповідний час».</text:p>
      <text:p text:style-name="P4">
— Дозвіл на участь росіян і білорусів у Олімпійських іграх у нейтральномустатусі — це спроба заплющити очі на ті злочини, які росія вчиняє на територіїнашої держави, — масові вбивства, викрадення, депортація, катування, тортури,знищення та руйнування цивільної та енергетичної інфраструктури ракетнимиударами, завданими в тому числі з території білорусі, — вважає Омбудсман.</text:p>
      <text:p text:style-name="P4">
За словами уповноваженого, чимало спортсменів рф є військовими російськоїармії, яка вбиває українців. Від початку широкомасштабного вторгнення загинули262 українські спортсмени й тренери. Майже 350 спортивних об’єктів —зруйновані або пошкоджені.</text:p>
      <text:p text:style-name="P4">
— Я особисто спілкувався зі спортсменом, якого в окупації катували російськівійськові, ламали кістки рук і ніг, аби він більше не міг представляти Українуна світових аренах, — повідомив Дмитро Лубінець.</text:p>
      <text:p text:style-name="P4">
Він також зауважив, що рік тому МОК підтримав Україну, відсторонивширосійських і білоруських спортсменів від участі в міжнародних змаганнях.</text:p>
      <text:p text:style-name="P4">
У своєму зверненні до Міжнародного олімпійського комітету омбудсман закликаєне порушувати принципів олімпійського миру і заборонити участь російських ібілоруських спортсменів у міжнародних змаганнях.</text:p>
      <text:p text:style-name="P4">
— Злочинні дії росії абсолютно суперечать сучасній концепції олімпізму, воснові якої лежить ідея підтримки антивоєнного руху та примирення народів.російській федерації та білорусі не місце у великому спорті!, — наголосивДмитро Лубінець.</text:p>
      <text:p text:style-name="P4">
Source: <text:a xlink:type="simple" xlink:href="https://armyinform.com.ua/2023/03/31/prynczypy-nejtralnosti-ne-mozhut-buty-zastosovani-koly-jdetsya-pro-genoczyd-ukrayinskogo-narodu-dmytro-lubinecz/" text:style-name="Internet_20_link" text:visited-style-name="Visited_20_Internet_20_Link">
https://armyinform.com.ua/2023/03/31/prynczypy-nejtralnosti-ne-mozhut-buty-zastosovani-koly-jdetsya-pro-genoczyd-ukrayinskogo-narodu-dmytro-lubinecz/</text:a>
</text:p>
      <!--NEWS-->
      <text:h text:style-name="P10" text:outline-level="1">
<text:span text:style-name="T4">
Президент і глави іноземних урядів вшанували пам’ять жителів Бучі, які загинули під час окупації рф</text:span>
</text:h>
      <text:p text:style-name="P4">
Author: ['АРМІЯINFORM']</text:p>
      <text:p text:style-name="P4">
Time: 2023-03-31T71:00:00-04:00</text:p>
      <text:p text:style-name="P4">
Description: У річницю звільнення Бучі (Київська область) від російських загарбників Президент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bca7b72a1cb586006fa4f312b5adb60f_1680259054_wysiwyg.jpeg" text:style-name="Internet_20_link" text:visited-style-name="Visited_20_Internet_20_Link">
bca7b72a1cb586006fa4f312b5adb60f_1680259054_wysiwyg.jpeg</text:a>
']</text:p>
      <text:p text:style-name="P4">
Tags: ['STOPRUSSIA', 'БУЧА', 'ПРЕЗИДЕНТ УКРАЇНИ']</text:p>
      <text:p text:style-name="P4">
Category: News</text:p>
      <!--METADATA-->
      <text:p text:style-name="P4">
<draw:frame draw:style-name="fr1" draw:name="Image301" text:anchor-type="as-char" svg:width="6.9236in" svg:height="4.612849in" draw:z-index="0">
<draw:image xlink:href="../Images/AРМІЯINFORM/2023-03-31T71-00-00-04-00/bca7b72a1cb586006fa4f312b5adb60f_1680259054_wysiwyg.jpeg" xlink:type="simple" xlink:show="embed" xlink:actuate="onLoad" draw:mime-type="image/jpeg"/>
</draw:frame>
</text:p>
      <text:p text:style-name="P4">
У річницю звільнення Бучі (Київська область) від російських загарбниківПрезидент України Володимир Зеленський узяв участь у вшануванні пам’ятіжителів міста, убитих під час російської окупації.</text:p>
      <text:p text:style-name="P4">
Про це <text:a xlink:type="simple" xlink:href="https://www.president.gov.ua/news/prezident-i-glavi-inozemnih-derzhav-ta-uryadiv-ushanuvali-pa-81969" text:style-name="Internet_20_link" text:visited-style-name="Visited_20_Internet_20_Link">
повідомляє</text:a>
 Офіс Президента України.</text:p>
      <text:p text:style-name="P4">
Церемонія відбулася біля церкви Святого апостола Андрія Первозванного та всіхсвятих у Бучі.</text:p>
      <text:p text:style-name="P4">
Разом із главою української держави пам’ять загиблих ушанували: президентРеспубліки Молдова Мая Санду, прем’єр-міністр Словацької Республіки ЕдуардХегер, прем’єр-міністр Словенії Роберт Голоб, прем’єр-міністр Хорватії АндрейПленкович, а також Голова Верховної Ради Руслан Стефанчук, прем’єр-міністрУкраїни Денис Шмигаль, керівник Офісу Президента Андрій Єрмак.</text:p>
      <text:p text:style-name="P4">
Присутні встановили лампадки до пам’ятного хреста на місці поховань мирнихжителів Бучі, убитих російськими окупантами.</text:p>
      <text:p text:style-name="P4">
Під час церемонії прозвучали імена 77 ідентифікованих осіб, які були похованіу братській могилі біля храму, а також 11 військовослужбовців, полеглих у бояхза Бучу.</text:p>
      <text:p text:style-name="P4">
Source: <text:a xlink:type="simple" xlink:href="https://armyinform.com.ua/2023/03/31/prezydent-i-glavy-inozemnyh-uryadiv-vshanuvaly-pamyat-zhyteliv-buchi-yaki-zagynuly-pid-chas-okupacziyi-rf/" text:style-name="Internet_20_link" text:visited-style-name="Visited_20_Internet_20_Link">
https://armyinform.com.ua/2023/03/31/prezydent-i-glavy-inozemnyh-uryadiv-vshanuvaly-pamyat-zhyteliv-buchi-yaki-zagynuly-pid-chas-okupacziyi-rf/</text:a>
</text:p>
      <!--NEWS-->
      <text:h text:style-name="P10" text:outline-level="1">
<text:span text:style-name="T4">
До штурмових бригад «Гвардії наступу» вже надійшло понад 35 тисяч анкет — Микола Уршалович</text:span>
</text:h>
      <text:p text:style-name="P4">
Author: ['Володимир Поліщук']</text:p>
      <text:p text:style-name="P4">
Time: 2023-03-31T72:00:00-04:00</text:p>
      <text:p text:style-name="P4">
Description: На сьогодні до штурмових бригад «Гвардії наступу» вже надійшло понад 35 тисяч анкет,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vardiya-nastupu-golovne-foto.jpg" text:style-name="Internet_20_link" text:visited-style-name="Visited_20_Internet_20_Link">
gvardiya-nastupu-golovne-foto.jpg</text:a>
', '<text:a xlink:type="simple" xlink:href="https://armyinform.com.ua/wp-content/uploads/2023/03/gvardiya-nastupu-3.jpg" text:style-name="Internet_20_link" text:visited-style-name="Visited_20_Internet_20_Link">
gvardiya-nastupu-3.jpg</text:a>
', '<text:a xlink:type="simple" xlink:href="https://armyinform.com.ua/wp-content/uploads/2023/03/gvardiya-nastupu-1.jpg" text:style-name="Internet_20_link" text:visited-style-name="Visited_20_Internet_20_Link">
gvardiya-nastupu-1.jpg</text:a>
']</text:p>
      <text:p text:style-name="P4">
Tags: ['ГВАРДІЯ НАСТУПУ', 'МИКОЛА УРШАЛОВИЧ']</text:p>
      <text:p text:style-name="P4">
Category: News</text:p>
      <!--METADATA-->
      <text:p text:style-name="P4">
<draw:frame draw:style-name="fr1" draw:name="Image302" text:anchor-type="as-char" svg:width="6.9236in" svg:height="4.904217in" draw:z-index="0">
<draw:image xlink:href="../Images/AРМІЯINFORM/2023-03-31T72-00-00-04-00/gvardiya-nastupu-golovne-foto.jpg" xlink:type="simple" xlink:show="embed" xlink:actuate="onLoad" draw:mime-type="image/jpeg"/>
</draw:frame>
</text:p>
      <text:p text:style-name="P4">
На сьогодні до штурмових бригад «Гвардії наступу» вже надійшло понад 35 тисячанкет, з них понад 16 тисяч — до Національної гвардії України. З усієїкількості добровольців 10% вже прийнято до лав бригад.</text:p>
      <text:p text:style-name="P4">
Про це АрміяInform повідомив заступник директора департаменту плануваннязастосування Головного управління НГУ полковник Микола Уршалович.</text:p>
      <text:p text:style-name="P4">
<draw:frame draw:style-name="fr1" draw:name="Image303" text:anchor-type="as-char" svg:width="6.9236in" svg:height="4.615733in" draw:z-index="0">
<draw:image xlink:href="../Images/AРМІЯINFORM/2023-03-31T72-00-00-04-00/gvardiya-nastupu-3.jpg" xlink:type="simple" xlink:show="embed" xlink:actuate="onLoad" draw:mime-type="image/jpeg"/>
</draw:frame>
</text:p>
      <text:p text:style-name="P4">
— Є певний відсоток людей, які не проходять відбір до штурмових бригад застаном здоров'я, через недостатній рівень фізичної підготовки або співбесіду.Ми продовжуємо комплектувати бригади та відбирати людей. Водночас ще є багатозаявок, які ми опрацьовуємо. Кожна з них по суті потребує уваги і робитьсяконкретними людьми. Тому враховуючи обсяг — на це потрібен час, — зазначивМикола Уршалович.</text:p>
      <text:p text:style-name="P4">
Він підкреслив, що бійці, котрі вступили до лав штурмових бригад «Гвардіїнаступу», мають високий рівень вмотивованості. Уже сьогодні бійці, які пройшливсі етапи відбору, тренуються на полігонах, де проходять індивідуальнупідготовку та бойове злагодження у складі підрозділів.</text:p>
      <text:p text:style-name="P4">
<draw:frame draw:style-name="fr1" draw:name="Image304" text:anchor-type="as-char" svg:width="6.9236in" svg:height="4.615733in" draw:z-index="0">
<draw:image xlink:href="../Images/AРМІЯINFORM/2023-03-31T72-00-00-04-00/gvardiya-nastupu-1.jpg" xlink:type="simple" xlink:show="embed" xlink:actuate="onLoad" draw:mime-type="image/jpeg"/>
</draw:frame>
</text:p>
      <text:p text:style-name="P4">
— Інструктори готують їх, приділяючи увагу індивідуальній навченості,проводиться навчання зі зброєю, зокрема великого калібру, також кулеметами.Військовослужбовці вивчають тактику дій у різних умовах обстановки та видахбою, навчаються правильно вибирати позицію та проводити маскування, виконуютьвправи навчальних стрільб зі штатної зброї, — прокоментував представник НГУ. —У деяких підрозділах розпочато навчання зенітників та артилеристів. Післятеоретичних занять вони перейдуть до практики, де опановуватимуть наявнеозброєння, яке є у бригадах.</text:p>
      <text:p text:style-name="P4">
Головними завданнями таких підрозділів надалі буде знищення наземних таповітряних цілей.</text:p>
      <text:p text:style-name="P4">
— Рекрутингова кампанія «Гвардії наступу» офіційно закінчиться 1 квітня, однакїї можуть продовжити, бо є велика кількість охочих вступити до штурмовихбригад, — припустив полковник Уршалович.</text:p>
      <text:p text:style-name="P4">
<text:span text:style-name="T4">
<text:span text:style-name="T5">
Довідково:</text:span>
</text:span>
</text:p>
      <ul>
        <li>
<text:span text:style-name="T5">
Подати анкету добровольцям можна двома шляхами: через офіційний сайт <text:span text:style-name="T4">
https://storm.mvs.gov.ua/</text:span>
 або ж у центрі надання адміністративних послуг.</text:span>
  * <text:span text:style-name="T5">
Наразі функціонує 151 ЦНАП, де можна подати заявку. Більше інформації на офіційному сайті або за номером гарячої лінії <text:span text:style-name="T4">
0800 10 00 20</text:span>
.</text:span>
</li>
      </ul>
      <text:p text:style-name="P4">
Source: <text:a xlink:type="simple" xlink:href="https://armyinform.com.ua/2023/03/31/do-shturmovyh-brygad-gvardiyi-nastupu-vzhe-nadijshlo-ponad-35-tysyach-anket-mykola-urshalovych/" text:style-name="Internet_20_link" text:visited-style-name="Visited_20_Internet_20_Link">
https://armyinform.com.ua/2023/03/31/do-shturmovyh-brygad-gvardiyi-nastupu-vzhe-nadijshlo-ponad-35-tysyach-anket-mykola-urshalovych/</text:a>
</text:p>
      <!--NEWS-->
      <text:h text:style-name="P10" text:outline-level="1">
<text:span text:style-name="T4">
Президент України обговорив з прем’єром Словенії розвиток ситуації на фронті</text:span>
</text:h>
      <text:p text:style-name="P4">
Author: ['АРМІЯINFORM']</text:p>
      <text:p text:style-name="P4">
Time: 2023-03-31T73:00:00-04:00</text:p>
      <text:p text:style-name="P4">
Description: Президент України Володимир Зеленський провів зустріч із прем’єр-міністром Республі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b4789d1fbb898a385f8d1c5a32c493ff_1680257032_extra_large.jpeg" text:style-name="Internet_20_link" text:visited-style-name="Visited_20_Internet_20_Link">
b4789d1fbb898a385f8d1c5a32c493ff_1680257032_extra_large.jpeg</text:a>
']</text:p>
      <text:p text:style-name="P4">
Tags: ['STOPRUSSIA', 'АГРЕСІЯ РФ', 'ВОЛОДИМИР ЗЕЛЕНСЬКИЙ', 'РЕСПУБЛІКА СЛОВЕНІЯ']</text:p>
      <text:p text:style-name="P4">
Category: News</text:p>
      <!--METADATA-->
      <text:p text:style-name="P4">
<draw:frame draw:style-name="fr1" draw:name="Image305" text:anchor-type="as-char" svg:width="6.9236in" svg:height="4.613521in" draw:z-index="0">
<draw:image xlink:href="../Images/AРМІЯINFORM/2023-03-31T73-00-00-04-00/b4789d1fbb898a385f8d1c5a32c493ff_1680257032_extra_large.jpeg" xlink:type="simple" xlink:show="embed" xlink:actuate="onLoad" draw:mime-type="image/jpeg"/>
</draw:frame>
</text:p>
      <text:p text:style-name="P4">
Президент України Володимир Зеленський провів зустріч із прем’єр-міністромРеспубліки Словенія Робертом Голобом, який прибув до нашої країни з візитом.</text:p>
      <text:p text:style-name="P4">
Про це <text:a xlink:type="simple" xlink:href="https://www.president.gov.ua/news/prezident-ukrayini-proviv-zustrich-iz-premyer-ministrom-slov-81973" text:style-name="Internet_20_link" text:visited-style-name="Visited_20_Internet_20_Link">
повідомляє</text:a>
 Офіс Президента України.</text:p>
      <text:p text:style-name="P4">
Президент поінформував прем’єр-міністра Словенії про розвиток ситуації на полібою й наголосив, що продовження дієвої та активної оборонної підтримки Україниз боку всіх партнерів і союзників сьогодні є як ніколи важливим.</text:p>
      <text:p text:style-name="P4">
«Хочу подякувати вам за те, що знайшли час відвідати нас у такий важливий день— день деокупації Бучі. Також вдячний за всю ту допомогу, яку ви надалиУкраїні для зміцнення на полі бою», глава держави зазначив.</text:p>
      <text:p text:style-name="P4">
Володимир Зеленський окремо наголосив на важливості нещодавнього рішення урядуСловенії щодо виділення нового пакету військової допомоги Україні, щосприятиме пришвидшенню звільнення українських земель від загарбників.</text:p>
      <text:p text:style-name="P4">
У рамках зустрічі Президент України та прем’єр-міністр Словенія підписалиСпільну декларацію, що сприятиме посиленню співпраці між двома країнами.</text:p>
      <text:p text:style-name="P4">
Source: <text:a xlink:type="simple" xlink:href="https://armyinform.com.ua/2023/03/31/prezydent-ukrayiny-obgovoryv-z-premyerom-sloveniyi-rozvytok-sytuacziyi-na-fronti/" text:style-name="Internet_20_link" text:visited-style-name="Visited_20_Internet_20_Link">
https://armyinform.com.ua/2023/03/31/prezydent-ukrayiny-obgovoryv-z-premyerom-sloveniyi-rozvytok-sytuacziyi-na-fronti/</text:a>
</text:p>
      <!--NEWS-->
      <text:h text:style-name="P10" text:outline-level="1">
<text:span text:style-name="T4">
65 українських військових завершили навчання на ЗРК Patriot у США</text:span>
</text:h>
      <text:p text:style-name="P4">
Author: ['АРМІЯINFORM']</text:p>
      <text:p text:style-name="P4">
Time: 2023-03-31T74:00:00-04:00</text:p>
      <text:p text:style-name="P4">
Description: Цього тижня 65 українських військовослужбовців протиповітряної оборони опанували систе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etriot.jpg" text:style-name="Internet_20_link" text:visited-style-name="Visited_20_Internet_20_Link">
petriot.jpg</text:a>
']</text:p>
      <text:p text:style-name="P4">
Tags: ['STOPRUSSIA', 'АГРЕСІЯ РФ', 'ВІЙСЬКОВІ НАВЧАННЯ', 'ПАТРІОТ', 'ПЕТ РАЙДЕР', 'США']</text:p>
      <text:p text:style-name="P4">
Category: News</text:p>
      <!--METADATA-->
      <text:p text:style-name="P4">
<draw:frame draw:style-name="fr1" draw:name="Image306" text:anchor-type="as-char" svg:width="6.9236in" svg:height="3.894525in" draw:z-index="0">
<draw:image xlink:href="../Images/AРМІЯINFORM/2023-03-31T74-00-00-04-00/petriot.jpg" xlink:type="simple" xlink:show="embed" xlink:actuate="onLoad" draw:mime-type="image/jpeg"/>
</draw:frame>
</text:p>
      <text:p text:style-name="P4">
Цього тижня 65 українських військовослужбовців протиповітряної оборониопанували систему Patriot у Форт-Сіллі, штат Оклахома, і вже повернулися доЄвропи.</text:p>
      <text:p text:style-name="P4">
Про це <text:a xlink:type="simple" xlink:href="https://www.defense.gov/News/News-Stories/Article/Article/3347269/dod-official-says-training-for-ukrainians-is-ongoing/" text:style-name="Internet_20_link" text:visited-style-name="Visited_20_Internet_20_Link">
повідомив</text:a>
 речник Пентагону генерал Пет Райдер.</text:p>
      <text:p text:style-name="P4">
Як передбачається, ці нещодавно навчені українські солдати повернуться досвоїх підрозділів протиповітряної оборони та поділяться з товаришами по службісвоїми знаннями про використання системи «Патріот».</text:p>
      <text:p text:style-name="P4">
За словами Пета Райдера, Сполучені Штати, Німеччина та Нідерланди пообіцялипередати Україні системи Patriot.</text:p>
      <text:p text:style-name="P4">
«Потрапивши в Україну, система протиповітряної оборони «Патріот»<text:a xlink:type="simple" xlink:href="https://armyinform.com.ua/2023/01/14/chy-dopomozhe-zrk-patriot-znyshhuvaty-rosijski-balistychni-rakety/" text:style-name="Internet_20_link" text:visited-style-name="Visited_20_Internet_20_Link">
доповнить</text:a>
 ешелоновану протиповітряну оборонуУкраїни, аби забезпечити захист від безглуздих, жорстоких нападів росії наневинних цивільних осіб та цивільну інфраструктуру», — сказав Пет Райдер.</text:p>
      <text:p text:style-name="P4">
Нагадаємо, у січні 2023 року українські військовослужбовці<text:a xlink:type="simple" xlink:href="https://armyinform.com.ua/2023/01/11/pochatok-pidgotovky-ukrayinskyh-vijskovyh-na-zrk-patriot/" text:style-name="Internet_20_link" text:visited-style-name="Visited_20_Internet_20_Link">
почали</text:a>
 підготовку з використання системи протиповітряноїоборони Patriot.</text:p>
      <text:p text:style-name="P4">
Також за підсумками десятого засідання Контактної групи з питань оборониУкраїни у форматі «Рамштайн» Міністр оборони США Ллойд Остін<text:a xlink:type="simple" xlink:href="https://armyinform.com.ua/2023/03/15/zsu-otrymayut-ishhe-bilshe-tankiv-leopard-ta-zrk-patriot-vid-ssha-frn-ta-niderlandiv-pershi-zayavy-zustrichi-u-formati-ramshtajn/" text:style-name="Internet_20_link" text:visited-style-name="Visited_20_Internet_20_Link">
заявив</text:a>
, що США, Німеччина та Нідерланди виступили зпожертвуваннями Patriot Україні.</text:p>
      <text:p text:style-name="P4">
Source: <text:a xlink:type="simple" xlink:href="https://armyinform.com.ua/2023/03/31/65-ukrayinskyh-vijskovyh-zavershyly-navchannya-na-zrk-patriot-u-ssha/" text:style-name="Internet_20_link" text:visited-style-name="Visited_20_Internet_20_Link">
https://armyinform.com.ua/2023/03/31/65-ukrayinskyh-vijskovyh-zavershyly-navchannya-na-zrk-patriot-u-ssha/</text:a>
</text:p>
      <!--NEWS-->
      <text:h text:style-name="P10" text:outline-level="1">
<text:span text:style-name="T4">
Сенат Польщі одностайно засудив викрадення українських дітей росією</text:span>
</text:h>
      <text:p text:style-name="P4">
Author: ['АРМІЯINFORM']</text:p>
      <text:p text:style-name="P4">
Time: 2023-03-31T75:00:00-04:00</text:p>
      <text:p text:style-name="P4">
Description: Cенат Польщі ухвалив резолюцію, якою засуджує незаконну депортацію українських дітей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fsdm0inx0am5swv-scaled.jpg" text:style-name="Internet_20_link" text:visited-style-name="Visited_20_Internet_20_Link">
fsdm0inx0am5swv-scaled.jpg</text:a>
']</text:p>
      <text:p text:style-name="P4">
Tags: ['STOPRUSSIA', 'ВИКРАДЕННЯ ДІТЕЙ', 'ПОЛЬЩА']</text:p>
      <text:p text:style-name="P4">
Category: News</text:p>
      <!--METADATA-->
      <text:p text:style-name="P4">
<draw:frame draw:style-name="fr1" draw:name="Image307" text:anchor-type="as-char" svg:width="6.9236in" svg:height="4.615733in" draw:z-index="0">
<draw:image xlink:href="../Images/AРМІЯINFORM/2023-03-31T75-00-00-04-00/fsdm0inx0am5swv-scaled.jpg" xlink:type="simple" xlink:show="embed" xlink:actuate="onLoad" draw:mime-type="image/jpeg"/>
</draw:frame>
</text:p>
      <text:p text:style-name="P4">
Cенат Польщі ухвалив резолюцію, якою засуджує незаконну депортацію українськихдітей на територію російської федерації.</text:p>
      <text:p text:style-name="P4">
Про це<text:a xlink:type="simple" xlink:href="https://twitter.com/PolskiSenat/status/1641365139680051205" text:style-name="Internet_20_link" text:visited-style-name="Visited_20_Internet_20_Link">
повідомляє</text:a>
польський сенат у Твіттері.</text:p>
      <text:p text:style-name="P4">
За резолюцію проголосували усі 90 сенаторів.</text:p>
      <text:p text:style-name="P4">
«Сенат Республіки Польща засуджує нелюдську практику викрадення українськихдітей росіянами під час війни проти України», — йдеться у документі.</text:p>
      <text:p text:style-name="P4">
У резолюції Сенат Польщі закликав міжнародні організації та інститути звідповідною юридичною компетенцією притягнути до кримінальної відповідальностіосіб, які скоїли воєнні злочини в Україні.</text:p>
      <text:p text:style-name="P4">
«Польща, яка сама під час німецької окупації пережила онімечення своїх дітей,не може залишитися байдужою до звернення уповноваженого з прав людини України,який закликав міжнародну спільноту допомогти повернути додому всіх викраденихі депортованих дітей», ­– йдеться в резолюції.</text:p>
      <text:p text:style-name="P4">
Source: <text:a xlink:type="simple" xlink:href="https://armyinform.com.ua/2023/03/31/senat-polshhi-odnostajno-zasudyv-vykradennya-ukrayinskyh-ditej-rosiyeyu/" text:style-name="Internet_20_link" text:visited-style-name="Visited_20_Internet_20_Link">
https://armyinform.com.ua/2023/03/31/senat-polshhi-odnostajno-zasudyv-vykradennya-ukrayinskyh-ditej-rosiyeyu/</text:a>
</text:p>
      <!--NEWS-->
      <text:h text:style-name="P10" text:outline-level="1">
<text:span text:style-name="T4">
Канцлер ФРН — до річниці звільнення Бучі від окупантів: росія не переможе</text:span>
</text:h>
      <text:p text:style-name="P4">
Author: ['АРМІЯINFORM']</text:p>
      <text:p text:style-name="P4">
Time: 2023-03-31T76:00:00-04:00</text:p>
      <text:p text:style-name="P4">
Description: Звірства в Бучі рік тому показали світові, що означає війна путіна.    Про це повідом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bucha-1.jpg" text:style-name="Internet_20_link" text:visited-style-name="Visited_20_Internet_20_Link">
bucha-1.jpg</text:a>
']</text:p>
      <text:p text:style-name="P4">
Tags: ['БУЧА', 'КАНЦЛЕР ФРН ОЛАФ ШОЛЬЦ']</text:p>
      <text:p text:style-name="P4">
Category: News</text:p>
      <!--METADATA-->
      <text:p text:style-name="P4">
<draw:frame draw:style-name="fr1" draw:name="Image308" text:anchor-type="as-char" svg:width="6.9236in" svg:height="3.894525in" draw:z-index="0">
<draw:image xlink:href="../Images/AРМІЯINFORM/2023-03-31T76-00-00-04-00/bucha-1.jpg" xlink:type="simple" xlink:show="embed" xlink:actuate="onLoad" draw:mime-type="image/jpeg"/>
</draw:frame>
</text:p>
      <text:p text:style-name="P4">
Звірства в Бучі рік тому показали світові, що означає війна путіна.</text:p>
      <text:p text:style-name="P4">
Про це<text:a xlink:type="simple" xlink:href="https://twitter.com/Bundeskanzler/status/1641729425086488576" text:style-name="Internet_20_link" text:visited-style-name="Visited_20_Internet_20_Link">
повідомив</text:a>
канцлер Німеччини Олаф Шольц.</text:p>
      <text:p text:style-name="P4">
«Образи також закарбувалися в моїй пам’яті. Ці злочини не повинні залишатисябезкарними», — зазначив глава німецького федерального уряду.</text:p>
      <text:p text:style-name="P4">
Він додав, що саме тому країни Заходу стоятимуть і надалі з Україною.</text:p>
      <text:p text:style-name="P4">
«росія не переможе!» — резюмував Олаф Шольц.</text:p>
      <text:p text:style-name="P4">
Нагадаємо, рік тому після 33 днів окупації місто Буча, що на Київщині, <text:a xlink:type="simple" xlink:href="https://armyinform.com.ua/2023/03/31/33-dni-okupacziyi-buchi-ne-zabudemo-ne-probachymo-prezydent-ukrayiny/" text:style-name="Internet_20_link" text:visited-style-name="Visited_20_Internet_20_Link">
булозвільнено</text:a>
 від російських окупантів.</text:p>
      <text:p text:style-name="P4">
Source: <text:a xlink:type="simple" xlink:href="https://armyinform.com.ua/2023/03/31/kanczler-frn-do-richnyczi-zvilnennya-buchi-vid-okupantiv-rosiya-ne-peremozhe/" text:style-name="Internet_20_link" text:visited-style-name="Visited_20_Internet_20_Link">
https://armyinform.com.ua/2023/03/31/kanczler-frn-do-richnyczi-zvilnennya-buchi-vid-okupantiv-rosiya-ne-peremozhe/</text:a>
</text:p>
      <!--NEWS-->
      <text:h text:style-name="P10" text:outline-level="1">
<text:span text:style-name="T4">
Президент Молдови: Демократичні країни повинні співпрацювати, щоб покарати звірства росії</text:span>
</text:h>
      <text:p text:style-name="P4">
Author: ['АРМІЯINFORM']</text:p>
      <text:p text:style-name="P4">
Time: 2023-03-31T77:00:00-04:00</text:p>
      <text:p text:style-name="P4">
Description: Президент Молдови Майя Санду під час свого візиту до України відвідала Бучу та вшанува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5276327530720250286_y.jpg" text:style-name="Internet_20_link" text:visited-style-name="Visited_20_Internet_20_Link">
photo_5276327530720250286_y.jpg</text:a>
']</text:p>
      <text:p text:style-name="P4">
Tags: ['STOPRUSSIA', 'БУЧА', 'МОЛДОВА']</text:p>
      <text:p text:style-name="P4">
Category: News</text:p>
      <!--METADATA-->
      <text:p text:style-name="P4">
<draw:frame draw:style-name="fr1" draw:name="Image309" text:anchor-type="as-char" svg:width="6.9236in" svg:height="6.092768in" draw:z-index="0">
<draw:image xlink:href="../Images/AРМІЯINFORM/2023-03-31T77-00-00-04-00/photo_5276327530720250286_y.jpg" xlink:type="simple" xlink:show="embed" xlink:actuate="onLoad" draw:mime-type="image/jpeg"/>
</draw:frame>
</text:p>
      <text:p text:style-name="P4">
Президент Молдови Майя Санду під час свого візиту до України відвідала Бучу тавшанувала пам‘ять жителів Бучі, які загинули під час російської окупації.</text:p>
      <text:p text:style-name="P4">
Про це<text:a xlink:type="simple" xlink:href="https://twitter.com/sandumaiamd/status/1641747209560498177" text:style-name="Internet_20_link" text:visited-style-name="Visited_20_Internet_20_Link">
йдеться</text:a>
у її Твіттері.</text:p>
      <text:p text:style-name="P4">
«Сьогодні ми з народом Молдови разом із світовою спільнотою вшановуємо пам’ятьпро терор, заподіяний мирним жителям у Бучі рік тому. Шануємо і сумуємоневинних.</text:p>
      <text:p text:style-name="P4">
Демократичні країни повинні працювати разом, щоб забезпечити розслідування тапокарання цих звірств», — йдеться у її дописі.</text:p>
      <text:p text:style-name="P4">
Source: <text:a xlink:type="simple" xlink:href="https://armyinform.com.ua/2023/03/31/prezydent-moldovy-demokratychni-krayiny-povynni-spivpraczyuvaty-shhob-pokaraty-zvirstva-rosiyi/" text:style-name="Internet_20_link" text:visited-style-name="Visited_20_Internet_20_Link">
https://armyinform.com.ua/2023/03/31/prezydent-moldovy-demokratychni-krayiny-povynni-spivpraczyuvaty-shhob-pokaraty-zvirstva-rosiyi/</text:a>
</text:p>
      <!--NEWS-->
      <text:h text:style-name="P10" text:outline-level="1">
<text:span text:style-name="T4">
Володимир Зеленський вручив Бучі відзнаку «Місто-Герой України»</text:span>
</text:h>
      <text:p text:style-name="P4">
Author: ['АРМІЯINFORM']</text:p>
      <text:p text:style-name="P4">
Time: 2023-03-31T78:00:00-04:00</text:p>
      <text:p text:style-name="P4">
Description: Президент України Володимир Зеленський у річницю звільнення Бучі від російських окупант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bucha-2.jpg" text:style-name="Internet_20_link" text:visited-style-name="Visited_20_Internet_20_Link">
bucha-2.jpg</text:a>
']</text:p>
      <text:p text:style-name="P4">
Tags: ['STOPRUSSIA', 'АГРЕСІЯ РФ', 'БУЧА', 'ОФІС ПРЕЗИДЕНТА УКРАЇНИ']</text:p>
      <text:p text:style-name="P4">
Category: News</text:p>
      <!--METADATA-->
      <text:p text:style-name="P4">
<draw:frame draw:style-name="fr1" draw:name="Image310" text:anchor-type="as-char" svg:width="6.9236in" svg:height="3.894525in" draw:z-index="0">
<draw:image xlink:href="../Images/AРМІЯINFORM/2023-03-31T78-00-00-04-00/bucha-2.jpg" xlink:type="simple" xlink:show="embed" xlink:actuate="onLoad" draw:mime-type="image/jpeg"/>
</draw:frame>
</text:p>
      <text:p text:style-name="P4">
Президент України Володимир Зеленський у річницю звільнення Бучі відросійських окупантів вручив місту почесну відзнаку «Місто-Герой України». Зрук Президента її отримав міський голова Анатолій Федорук. Це відбулося підчас вшанування главою України з лідерами Словаччини, Хорватії, Словенії таМолдови пам’яті загиблих під час окупації.</text:p>
      <text:p text:style-name="P4">
Подію<text:a xlink:type="simple" xlink:href="https://www.facebook.com/100064406213311/videos/1266126777338029" text:style-name="Internet_20_link" text:visited-style-name="Visited_20_Internet_20_Link">
транслював</text:a>
Офіс Президента у Facebook</text:p>
      <text:p text:style-name="P4">
«Ми не дамо забути про це, людська порядність не дасть забути. На вулицях Бучісвіт побачив зло. Український народ зупинив найбільш антилюдську силу нашогочасу. росія вбиває, знущається. Вона прагне знищити гідність людей, щоб людинаозначала "нуль". Так ніколи не буде в Україні. Буча стала місцем, побачившияке, світ змінився, прокинувся», — наголосив глава держави.</text:p>
      <text:p text:style-name="P4">
Source: <text:a xlink:type="simple" xlink:href="https://armyinform.com.ua/2023/03/31/volodymyr-zelenskyj-vruchyv-buchi-vidznaku-misto-geroj-ukrayiny/" text:style-name="Internet_20_link" text:visited-style-name="Visited_20_Internet_20_Link">
https://armyinform.com.ua/2023/03/31/volodymyr-zelenskyj-vruchyv-buchi-vidznaku-misto-geroj-ukrayiny/</text:a>
</text:p>
      <!--NEWS-->
      <text:h text:style-name="P10" text:outline-level="1">
<text:span text:style-name="T4">
Генсек Ради Європи в річницю визволення Київщини від окупантів: Немає місця безкарності</text:span>
</text:h>
      <text:p text:style-name="P4">
Author: ['АРМІЯINFORM']</text:p>
      <text:p text:style-name="P4">
Time: 2023-03-31T79:00:00-04:00</text:p>
      <text:p text:style-name="P4">
Description: Не може бути сталого миру без покарання винних за злочини, скоєні кремлем в Україні.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bucha.jpg" text:style-name="Internet_20_link" text:visited-style-name="Visited_20_Internet_20_Link">
bucha.jpg</text:a>
']</text:p>
      <text:p text:style-name="P4">
Tags: ['STOPRUSSIA', 'БУЧА', 'ГЕНСЕК РАДИ ЄВРОПИ', 'МАРІЯ ПЕЙЧИНОВИЧ-БУРИЧ']</text:p>
      <text:p text:style-name="P4">
Category: News</text:p>
      <!--METADATA-->
      <text:p text:style-name="P4">
<draw:frame draw:style-name="fr1" draw:name="Image311" text:anchor-type="as-char" svg:width="6.9236in" svg:height="3.894525in" draw:z-index="0">
<draw:image xlink:href="../Images/AРМІЯINFORM/2023-03-31T79-00-00-04-00/bucha.jpg" xlink:type="simple" xlink:show="embed" xlink:actuate="onLoad" draw:mime-type="image/jpeg"/>
</draw:frame>
</text:p>
      <text:p text:style-name="P4">
Не може бути сталого миру без покарання винних за злочини, скоєні кремлем вУкраїні.</text:p>
      <text:p text:style-name="P4">
На цьому у річницю звільнення від російських окупантів Київської області<text:a xlink:type="simple" xlink:href="https://www.coe.int/en/web/portal/-/anniversary-of-the-liberation-of-towns-bucha-and-irpin" text:style-name="Internet_20_link" text:visited-style-name="Visited_20_Internet_20_Link">
наголосила</text:a>
 Генеральна секретарка Ради Європи МаріяПейчинович-Бурич.</text:p>
      <text:p text:style-name="P4">
«Сьогодні виповнюється рік, як російські війська вчинили жахливі злочини протимирного населення в Бучі та Ірпені. Ці злочини назавжди залишаться вколективній пам’яті Європи. Оскільки агресія росії триває, інші українськіміста та селища стикаються з подібними злочинами», — зазначила МаріяПейчинович-Бурич.</text:p>
      <text:p text:style-name="P4">
Вона підкреслила: немає місця безкарності, винні мають бути притягнуті довідповідальності.</text:p>
      <text:p text:style-name="P4">
«Не може бути сталого миру без забезпечення відповідальності за ці та іншізлочини. Рада Європи відіграє і продовжуватиме відігравати ключову роль утісній співпраці з Україною у забезпеченні компенсації жертвам і повноївідповідальності за скоєні злочини, включаючи злочин агресії. Ми підтримуємонашу країну-члена Україну, її владу та людей у ​​ці складні часи», —резюмувала Генсек Ради Європи.</text:p>
      <text:p text:style-name="P4">
Source: <text:a xlink:type="simple" xlink:href="https://armyinform.com.ua/2023/03/31/gensek-rady-yevropy-u-richnyczyu-vyzvolennya-kyyivshhyny-vid-okupantiv-nemaye-misczya-bezkarnosti/" text:style-name="Internet_20_link" text:visited-style-name="Visited_20_Internet_20_Link">
https://armyinform.com.ua/2023/03/31/gensek-rady-yevropy-u-richnyczyu-vyzvolennya-kyyivshhyny-vid-okupantiv-nemaye-misczya-bezkarnosti/</text:a>
</text:p>
      <!--NEWS-->
      <text:h text:style-name="P10" text:outline-level="1">
<text:span text:style-name="T4">
У ЗСУ визначили найкращих знавців української мови</text:span>
</text:h>
      <text:p text:style-name="P4">
Author: ['АРМІЯINFORM']</text:p>
      <text:p text:style-name="P4">
Time: 2023-03-31T80:00:00-04:00</text:p>
      <text:p text:style-name="P4">
Description: У Збройних Силах України відбувся другий (підсумковий) етап XXIII Міжнародного конкурсу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1676231178-5215.webp" text:style-name="Internet_20_link" text:visited-style-name="Visited_20_Internet_20_Link">
1676231178-5215.webp</text:a>
']</text:p>
      <text:p text:style-name="P4">
Tags: ['МІЖНАРОДНИЙ КОНКУРС З\xa0УКРАЇНСЬКОЇ МОВИ ІМЕНІ ПЕТРА ЯЦИКА']</text:p>
      <text:p text:style-name="P4">
Category: News</text:p>
      <!--METADATA-->
      <text:p text:style-name="P4">
<draw:frame draw:style-name="fr1" draw:name="Image312" text:anchor-type="as-char" svg:width="6.9236in" svg:height="4.615733in" draw:z-index="0">
<draw:image xlink:href="../ConvertedIMGs/AРМІЯINFORM/2023-03-31T80-00-00-04-00/1676231178-5215.png" xlink:type="simple" xlink:show="embed" xlink:actuate="onLoad" draw:mime-type="image/png"/>
</draw:frame>
</text:p>
      <text:p text:style-name="P4">
У Збройних Силах України відбувся другий (підсумковий) етап XXIII Міжнародногоконкурсу з української мови імені Петра Яцика, за результатами якого визначенопереможців серед курсантів (слухачів) вищих військових навчальних закладів,військових навчальних підрозділів закладів вищої освіти та ліцеїстіввійськових ліцеїв.</text:p>
      <text:p text:style-name="P4">
У змаганні на найкращого знавця української мови, організованому вдистанційній формі Департаментом гуманітарного забезпечення Міністерстваоборони України, перемогу здобули ліцеїстки Київського військового ліцею іменіІвана Богуна. <text:span text:style-name="T4">
Білецька Анастасія</text:span>
 посіла перше місце, <text:span text:style-name="T4">
Цигикал Анна</text:span>
 та<text:span text:style-name="T4">
Вишнева Євгенія</text:span>
 – друге та третє місце.</text:p>
      <text:p text:style-name="P4">
Перше місце також посіли курсантки Національної академії сухопутних військімені гетьмана Петра Сагайдачного <text:span text:style-name="T4">
Шворак Оксана</text:span>
 та <text:span text:style-name="T4">
Кшевінська Лілія</text:span>
.</text:p>
      <text:p text:style-name="P4">
Друге місце посіла курсантка Військового інституту Київського національногоуніверситету імені Тараса Шевченка <text:span text:style-name="T4">
Кобець Яна</text:span>
. Курсантка Військовогоінституту телекомунікацій та інформатизації імені Героїв Крут <text:span text:style-name="T4">
Турчак Ольга</text:span>
– переможниця минулорічного Міжнародного конкурсу з української мови іменіПетра Яцика також посіла друге місце.</text:p>
      <text:p text:style-name="P4">
Третє місце вибороли курсант Військового інституту телекомунікацій таінформатизації імені Героїв Крут <text:span text:style-name="T4">
Марченко Міхаіл</text:span>
 і курсантка ІнститутуВійськово-Морських Сил Національного університету «Одеська морська академія»<text:span text:style-name="T4">
Мукієнко Вікторія</text:span>
.</text:p>
      <text:p text:style-name="P4">
Творчі роботи переможців конкурсу з української мови засвідчили наскількиталановита наша молодь. Вона мотивована та сильна духом, патріотичноналаштована, сповнена віри в майбутнє, з чітким усвідомленням своєї місії щодонаближення нашої Перемоги та відбудови України.</text:p>
      <text:p text:style-name="P4">
<text:span text:style-name="T4">
Джерело:</text:span>
 <text:a xlink:type="simple" xlink:href="https://www.mil.gov.ua/news/2023/03/31/u-zsu-viznachili-krashhih-znavcziv-z-ukrainskoi-movi/" text:style-name="Internet_20_link" text:visited-style-name="Visited_20_Internet_20_Link">
<text:span text:style-name="T5">
Міністерство оборониУкраїни</text:span>
</text:a>
</text:p>
      <text:p text:style-name="P4">
Source: <text:a xlink:type="simple" xlink:href="https://armyinform.com.ua/2023/03/31/u-zsu-vyznachyly-krashhyh-znavcziv-z-ukrayinskoyi-movy/" text:style-name="Internet_20_link" text:visited-style-name="Visited_20_Internet_20_Link">
https://armyinform.com.ua/2023/03/31/u-zsu-vyznachyly-krashhyh-znavcziv-z-ukrayinskoyi-movy/</text:a>
</text:p>
      <!--NEWS-->
      <text:h text:style-name="P10" text:outline-level="1">
<text:span text:style-name="T4">
рф збільшила кількість кораблів у Чорному морі</text:span>
</text:h>
      <text:p text:style-name="P4">
Author: ['АРМІЯINFORM']</text:p>
      <text:p text:style-name="P4">
Time: 2023-03-31T81:00:00-04:00</text:p>
      <text:p text:style-name="P4">
Description: Станом на 30 березня рф збільшила кількість кораблів у Чорному морі з 4 до 7, з 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5/chorne-more.jpg" text:style-name="Internet_20_link" text:visited-style-name="Visited_20_Internet_20_Link">
chorne-more.jpg</text:a>
']</text:p>
      <text:p text:style-name="P4">
Tags: ['STOPRUSSIA', 'ВМС ЗС УКРАЇНИ', 'КАЛІБР', 'ЧОРНЕ МОРЕ']</text:p>
      <text:p text:style-name="P4">
Category: News</text:p>
      <!--METADATA-->
      <text:p text:style-name="P4">
<draw:frame draw:style-name="fr1" draw:name="Image313" text:anchor-type="as-char" svg:width="6.9236in" svg:height="3.956343in" draw:z-index="0">
<draw:image xlink:href="../Images/AРМІЯINFORM/2023-03-31T81-00-00-04-00/chorne-more.jpg" xlink:type="simple" xlink:show="embed" xlink:actuate="onLoad" draw:mime-type="image/jpeg"/>
</draw:frame>
</text:p>
      <text:p text:style-name="P4">
Станом на 30 березня рф збільшила кількість кораблів у Чорному морі з 4 до 7,з них 1 носій крилатих ракет «Калібр», загальний залп — до 4 ракет.</text:p>
      <text:p text:style-name="P4">
Про це <text:a xlink:type="simple" xlink:href="https://fb.watch/jCvBge5HgH/" text:style-name="Internet_20_link" text:visited-style-name="Visited_20_Internet_20_Link">
повідомляє</text:a>
 пресслужба Військово-Морських Сил ЗСУ.</text:p>
      <text:p text:style-name="P4">
В Азовському морі — 1 ворожий корабель.</text:p>
      <text:p text:style-name="P4">
У Середземному морі до 7 ворожих кораблів, з них 3 носії крилатих ракет«Калібр», загальний залп — до 20 ракет.</text:p>
      <text:p text:style-name="P4">
Source: <text:a xlink:type="simple" xlink:href="https://armyinform.com.ua/2023/03/31/rf-zbilshyla-kilkist-korabliv-u-chornomu-mori/" text:style-name="Internet_20_link" text:visited-style-name="Visited_20_Internet_20_Link">
https://armyinform.com.ua/2023/03/31/rf-zbilshyla-kilkist-korabliv-u-chornomu-mori/</text:a>
</text:p>
      <!--NEWS-->
      <text:h text:style-name="P10" text:outline-level="1">
<text:span text:style-name="T4">
У росії ігнорують спроби України налагодити конструктивний діалог щодо обміну полоненими</text:span>
</text:h>
      <text:p text:style-name="P4">
Author: ['АРМІЯINFORM']</text:p>
      <text:p text:style-name="P4">
Time: 2023-03-31T82:00:00-04:00</text:p>
      <text:p text:style-name="P4">
Description: Сьогодні, 31 березня, «омбудсмен» країни-агресорки татьяна москалькова, яку бу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ksh3-8.jpg" text:style-name="Internet_20_link" text:visited-style-name="Visited_20_Internet_20_Link">
ksh3-8.jpg</text:a>
']</text:p>
      <text:p text:style-name="P4">
Tags: ['STOPRUSSIA', 'АГРЕСІЯ РФ', 'ВІЙСЬКОВОПОЛОНЕНІ', 'ВТОРГНЕННЯ РФ', 'КООРДИНАЦІЙНИЙ ШТАБ З ПИТАНЬ ПОВОДЖЕННЯ З ВІЙСЬКОВОПОЛОНЕНИМИ']</text:p>
      <text:p text:style-name="P4">
Category: News</text:p>
      <!--METADATA-->
      <text:p text:style-name="P4">
<draw:frame draw:style-name="fr1" draw:name="Image314" text:anchor-type="as-char" svg:width="6.9236in" svg:height="4.823441in" draw:z-index="0">
<draw:image xlink:href="../Images/AРМІЯINFORM/2023-03-31T82-00-00-04-00/ksh3-8.jpg" xlink:type="simple" xlink:show="embed" xlink:actuate="onLoad" draw:mime-type="image/jpeg"/>
</draw:frame>
</text:p>
      <text:p text:style-name="P4">
Сьогодні, 31 березня, «омбудсмен» країни-агресорки татьяна москалькова, якубуло виключено з Міжнародного інституту омбудсмана (IOI), звинуватила Українув небажанні обмінювати наших захисників і нібито на підтвердження своїх сліввиклала список із 133 прізвищами полонених.</text:p>
      <text:p text:style-name="P4">
Про це <text:a xlink:type="simple" xlink:href="https://t.me/Koord_shtab/755" text:style-name="Internet_20_link" text:visited-style-name="Visited_20_Internet_20_Link">
повідомляє</text:a>
 Координаційний штаб з питаньповодження з військовополоненими.</text:p>
      <text:p text:style-name="P4">
Україна використовує всі можливості для повернення наших оборонців. татьянамоскалькова ігнорує неодноразові спроби омбудсмена Дмитра Лубінця, а такожміжнародних гуманітарних організацій налагодити конструктивний діалог,демонструє відсутність самостійної поведінки та є лише інструментом російськоїпропаганди.</text:p>
      <text:p text:style-name="P4">
25 лютого цього року російська «обмудсмен» потрапила до санкційного спискуЄвросоюзу за заперечення факту фільтраційних заходів, які проводила держава-агресорка на окупованих українських територіях.</text:p>
      <text:p text:style-name="P4">
Росія утримує як полонених цивільних заручників, некомбатантів (осіб, якіслужать у війську, але не беруть участі в бойових діях: музикантів військовихоркестрів, медиків, капеланів тощо), а також важкохворих та пораненихзахисників та захисниць. Їх усіх має бути негайно звільнено без жоднихдодаткових умов.</text:p>
      <text:p text:style-name="P4">
Минулого тижня Україна без будь-яких умов звільнила важкопораненихвійськовополонених, яких можна було транспортувати. Замість того, щоби зробитианалогічні реальні кроки згідно з міжнародним гуманітарним правом, росія задопомогою інформаційних вкидів намагається дискредитувати українські структурита організації, які займаються обміном.</text:p>
      <text:p text:style-name="P4">
Єдиний позитив у таких провокаціях – оприлюдненням списків ворогопосередковано підтверджує перебування українських громадян у неволі.«Пропонуємо пані москальковій наступного разу оприлюднити всі спискиукраїнців, які знаходяться у ворожому полоні: інформацію, яку держава-агресорка старанно приховує від України та міжнародних організацій», —зазначено в повідомленні.</text:p>
      <text:p text:style-name="P4">
Source: <text:a xlink:type="simple" xlink:href="https://armyinform.com.ua/2023/03/31/v-rosiyi-ignoruyut-sproby-ukrayiny-nalagodyty-konstruktyvnyj-dialog-shhodo-obminu-polonenymy/" text:style-name="Internet_20_link" text:visited-style-name="Visited_20_Internet_20_Link">
https://armyinform.com.ua/2023/03/31/v-rosiyi-ignoruyut-sproby-ukrayiny-nalagodyty-konstruktyvnyj-dialog-shhodo-obminu-polonenymy/</text:a>
</text:p>
      <!--NEWS-->
      <text:h text:style-name="P10" text:outline-level="1">
<text:span text:style-name="T4">
Валерій Залужний у річницю деокупації Бучі: Ми пам’ятаємо Героїв, які поклали життя заради майбутнього України</text:span>
</text:h>
      <text:p text:style-name="P4">
Author: ['АРМІЯINFORM']</text:p>
      <text:p text:style-name="P4">
Time: 2023-03-31T83:00:00-04:00</text:p>
      <text:p text:style-name="P4">
Description: Головнокомандувач ЗСУ генерал Валерій Залужний у річницю звільнення Бучі від окупант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5276011988062947044_y-e1680270828829.jpg" text:style-name="Internet_20_link" text:visited-style-name="Visited_20_Internet_20_Link">
photo_5276011988062947044_y-e1680270828829.jpg</text:a>
']</text:p>
      <text:p text:style-name="P4">
Tags: ['БУЧА', 'ВАЛЕРІЙ ЗАЛУЖНИЙ']</text:p>
      <text:p text:style-name="P4">
Category: News</text:p>
      <!--METADATA-->
      <text:p text:style-name="P4">
<draw:frame draw:style-name="fr1" draw:name="Image315" text:anchor-type="as-char" svg:width="6.9236in" svg:height="5.243986in" draw:z-index="0">
<draw:image xlink:href="../Images/AРМІЯINFORM/2023-03-31T83-00-00-04-00/photo_5276011988062947044_y-e1680270828829.jpg" xlink:type="simple" xlink:show="embed" xlink:actuate="onLoad" draw:mime-type="image/jpeg"/>
</draw:frame>
</text:p>
      <text:p text:style-name="P4">
Головнокомандувач ЗСУ генерал Валерій Залужний у річницю звільнення Бучі відокупантів вшанував пам’ять Героїв, які поклали життя заради майбутньогоУкраїни.</text:p>
      <text:p text:style-name="P4">
Про це <text:a xlink:type="simple" xlink:href="https://t.me/CinCAFU/446" text:style-name="Internet_20_link" text:visited-style-name="Visited_20_Internet_20_Link">
йдеться</text:a>
 в його Telegram.</text:p>
      <text:p text:style-name="P4">
<text:span text:style-name="T4">
«</text:span>
 Буча. Передмістя столиці. Важливий вузол всього району оборони Києва.Символ українського супротиву.</text:p>
      <text:p text:style-name="P4">
33 дні окупації, понад 9 тисяч зафіксованих російських воєнних злочинів. Своєюжорстокістю вони назавжди закарбувалися в національну пам’ять. Всі винні маютьбути покарані.</text:p>
      <text:p text:style-name="P4">
Спільними діями Сил оборони, добровольців, волонтерів та місцевих — вдалосявибити ворога. Деокупація Київщини продемонструвала світу, що українці непоступляться жодним клаптиком своєї землі. Ми пам’ятаємо Героїв, які поклалижиття заради майбутнього України», — зазначив Головнокомандувач ЗСУ.</text:p>
      <text:p text:style-name="P4">
Source: <text:a xlink:type="simple" xlink:href="https://armyinform.com.ua/2023/03/31/valerij-zaluzhnyj-u-richnyczyu-deokupacziyi-buchi-my-pamyatayemo-geroyiv-yaki-poklaly-zhyttya-zarady-majbutnogo-ukrayiny/" text:style-name="Internet_20_link" text:visited-style-name="Visited_20_Internet_20_Link">
https://armyinform.com.ua/2023/03/31/valerij-zaluzhnyj-u-richnyczyu-deokupacziyi-buchi-my-pamyatayemo-geroyiv-yaki-poklaly-zhyttya-zarady-majbutnogo-ukrayiny/</text:a>
</text:p>
      <!--NEWS-->
      <text:h text:style-name="P10" text:outline-level="1">
<text:span text:style-name="T4">
Звання Героя України отримали 32 гвардійці</text:span>
</text:h>
      <text:p text:style-name="P4">
Author: ['Володимир Загребельний']</text:p>
      <text:p text:style-name="P4">
Time: 2023-03-31T84:00:00-04:00</text:p>
      <text:p text:style-name="P4">
Description: Про це в коментарі АрміяInform розповів заступник директора департаменту план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5274217855669355924_w-1.jpg" text:style-name="Internet_20_link" text:visited-style-name="Visited_20_Internet_20_Link">
photo_5274217855669355924_w-1.jpg</text:a>
']</text:p>
      <text:p text:style-name="P4">
Tags: []</text:p>
      <text:p text:style-name="P4">
Category: News</text:p>
      <!--METADATA-->
      <text:p text:style-name="P4">
<draw:frame draw:style-name="fr1" draw:name="Image316" text:anchor-type="as-char" svg:width="6.9236in" svg:height="4.615733in" draw:z-index="0">
<draw:image xlink:href="../Images/AРМІЯINFORM/2023-03-31T84-00-00-04-00/photo_5274217855669355924_w-1.jpg" xlink:type="simple" xlink:show="embed" xlink:actuate="onLoad" draw:mime-type="image/jpeg"/>
</draw:frame>
 Микола Уршалович.Фото: Дмитро Юрченко / АрміяInfom</text:p>
      <text:p text:style-name="P4">
Про це в коментарі АрміяInform розповів заступник директора департаментупланування застосування Головного управління Національної гвардії Україниполковник Микола Уршалович.</text:p>
      <text:p text:style-name="P4">
«Від початку широкомасштабної агресії російської федерації за мужність відвагута героїзм понад 5 тис. військовослужбовців Національної гвардії Українивідзначені державними нагородами, 32-ом присвоєно звання Героя України», —зазначив полковник Микола Уршалович.</text:p>
      <text:p text:style-name="P4">
читайте також:</text:p>
      <text:p text:style-name="P4">
<text:a xlink:type="simple" xlink:href="https://armyinform.com.ua/2023/03/31/mynulogo-tyzhnya-aviacziya-ngu-zdijsnyla-14-bojovyh-vylotiv/" text:style-name="Internet_20_link" text:visited-style-name="Visited_20_Internet_20_Link">
Минулого тижня авіація НГУ здійснила 14 бойовихвильотів</text:a>
</text:p>
      <text:p text:style-name="P4">
Крім того, полковник Микола Уршалович повідомив про те, що 24 березня цьогороку відбувся черговий випуск лейтенантів, які завершили навчання у вищихвійськових закладах. Це 334 офіцери, серед яких —263 випускники Національноїакадемії НГУ та 71 випускник Київського інституту НГУ. 11 випускниківзакінчили виші із золотою медаллю, 22 мають статус учасників бойових дій.</text:p>
      <text:p text:style-name="P4">
Довідково: Національна гвардія України — військове формування зправоохоронними функціями, що входить до системи Міністерства внутрішніх справУкраїни і призначено для виконання завдань із захисту та охорони життя, прав,свобод і законних інтересів громадян України, суспільства і держави відзлочинних та інших протиправних посягань, охорони громадського порядку тазабезпечення громадської безпеки, а також у взаємодії з правоохороннимиорганами — із забезпечення державної безпеки і захисту державного кордону,припинення терористичної діяльності, діяльності незаконних воєнізованих абозбройних формувань (груп), терористичних організацій, організованих груп тазлочинних організацій. Також НГУ бере участь відповідно до закону у взаємодіїзі Збройними Силами України у відсічі збройній агресії проти України таліквідації збройного конфлікту шляхом ведення воєнних (бойових) дій, а також увиконанні завдань територіальної оборони.</text:p>
      <text:p text:style-name="P4">
«26 березня Національна гвардія відзначала 9-ту річницю з дня створення. Разомз побратимами з інших військових формувань та правоохоронних органів гвардійцізахищають незалежність, суверенітет та територіальну цілісність України.Військовослужбовці НГУ продовжують звільняти міста і села, тримати лініюоборони, забезпечувати охорону і оборону об’єктів, громадський порядок таробитимуть це надалі», — резюмував Микола Уршалович.</text:p>
      <text:p text:style-name="P4">
Source: <text:a xlink:type="simple" xlink:href="https://armyinform.com.ua/2023/03/31/zvannya-geroya-ukrayiny-prysvoyeno-32-om-gvardijczyam/" text:style-name="Internet_20_link" text:visited-style-name="Visited_20_Internet_20_Link">
https://armyinform.com.ua/2023/03/31/zvannya-geroya-ukrayiny-prysvoyeno-32-om-gvardijczyam/</text:a>
</text:p>
      <!--NEWS-->
      <text:h text:style-name="P10" text:outline-level="1">
<text:span text:style-name="T4">
За тиждень з українських портів вийшли 27 суден із майже мільйоном тонн зерна</text:span>
</text:h>
      <text:p text:style-name="P4">
Author: ['АРМІЯINFORM']</text:p>
      <text:p text:style-name="P4">
Time: 2023-03-31T85:00:00-04:00</text:p>
      <text:p text:style-name="P4">
Description: За минулий тиждень у рамках Чорноморської зернової ініціативи 27 суден покину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630_360_1665133617-101-1.jpg" text:style-name="Internet_20_link" text:visited-style-name="Visited_20_Internet_20_Link">
630_360_1665133617-101-1.jpg</text:a>
']</text:p>
      <text:p text:style-name="P4">
Tags: ['STOPRUSSIA', 'ВМС ЗС УКРАЇНИ', 'ЧОРНОМОРСЬКА ЗЕРНОВА ІНІЦІАТИВА']</text:p>
      <text:p text:style-name="P4">
Category: News</text:p>
      <!--METADATA-->
      <text:p text:style-name="P4">
<draw:frame draw:style-name="fr1" draw:name="Image317" text:anchor-type="as-char" svg:width="6.9236in" svg:height="3.956343in" draw:z-index="0">
<draw:image xlink:href="../Images/AРМІЯINFORM/2023-03-31T85-00-00-04-00/630_360_1665133617-101-1.jpg" xlink:type="simple" xlink:show="embed" xlink:actuate="onLoad" draw:mime-type="image/jpeg"/>
</draw:frame>
</text:p>
      <text:p text:style-name="P4">
За минулий тиждень у рамках Чорноморської зернової ініціативи 27 суденпокинули українські порти, на борту яких було майже мільйон тонн зерна таінших продуктів харчування.</text:p>
      <text:p text:style-name="P4">
Про це <text:a xlink:type="simple" xlink:href="https://fb.watch/jCvBge5HgH/" text:style-name="Internet_20_link" text:visited-style-name="Visited_20_Internet_20_Link">
повідомляє</text:a>
 Командування Військово-Морських Сил ЗСУ.</text:p>
      <text:p text:style-name="P4">
«ВМС ЗСУ разом з побратимами у складі угруповань докладають усіх зусиль іззабезпечення судноплавства для подолання продовольчої кризи», — йдеться уповідомленні.</text:p>
      <text:p text:style-name="P4">
Зазначається, що за тиждень в інтересах рф прохід Керч-Єнікальською протокоюздійснили:</text:p>
      <ul>
        <li>
до Азовського моря – 137 судна, з них 33 рухалось з протоки Босфор;  * до Чорного моря – 100 судна, з них 25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3/31/za-tyzhden-iz-ukrayinskyh-portiv-vyjshly-27-suden-iz-majzhe-miljonom-tonn-zerna/" text:style-name="Internet_20_link" text:visited-style-name="Visited_20_Internet_20_Link">
https://armyinform.com.ua/2023/03/31/za-tyzhden-iz-ukrayinskyh-portiv-vyjshly-27-suden-iz-majzhe-miljonom-tonn-zerna/</text:a>
</text:p>
      <!--NEWS-->
      <text:h text:style-name="P10" text:outline-level="1">
<text:span text:style-name="T4">
Уряд запускає грантові програми для ветеранів у межах єРобота — Денис Шмигаль</text:span>
</text:h>
      <text:p text:style-name="P4">
Author: ['АРМІЯINFORM']</text:p>
      <text:p text:style-name="P4">
Time: 2023-03-31T86:00:00-04:00</text:p>
      <text:p text:style-name="P4">
Description: Ветерани та члени їхніх родин зможуть отримати гранти на запуск власної справи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thumb_201770_820_360_0_0_auto.jpg" text:style-name="Internet_20_link" text:visited-style-name="Visited_20_Internet_20_Link">
thumb_201770_820_360_0_0_auto.jpg</text:a>
']</text:p>
      <text:p text:style-name="P4">
Tags: ['ВЕТЕРАНИ', 'ДЕНИС ШМИГАЛЬ', 'ПРЕМ’ЄР-МІНІСТР']</text:p>
      <text:p text:style-name="P4">
Category: News</text:p>
      <!--METADATA-->
      <text:p text:style-name="P4">
<draw:frame draw:style-name="fr1" draw:name="Image318" text:anchor-type="as-char" svg:width="6.9236in" svg:height="3.875527in" draw:z-index="0">
<draw:image xlink:href="../Images/AРМІЯINFORM/2023-03-31T86-00-00-04-00/thumb_201770_820_360_0_0_auto.jpg" xlink:type="simple" xlink:show="embed" xlink:actuate="onLoad" draw:mime-type="image/jpeg"/>
</draw:frame>
</text:p>
      <text:p text:style-name="P4">
Ветерани та члени їхніх родин зможуть отримати гранти на запуск власної справив будь-якій сфері. Про це <text:a xlink:type="simple" xlink:href="https://www.kmu.gov.ua/news/uriad-zapuskaie-hrantovi-prohramy-dlia-veteraniv-u-mezhakh-ierobota-denys-shmyhal" text:style-name="Internet_20_link" text:visited-style-name="Visited_20_Internet_20_Link">
повідомив</text:a>
Прем’єр-міністр Денис Шмигаль.</text:p>
      <text:p text:style-name="P4">
Кабінет Міністрів України на засіданні 30 березня ухвалив постанову пророзширення програми безповоротних грантів єРобота, яка включатиме окремінапрями саме для ветеранського бізнесу.</text:p>
      <text:p text:style-name="P4">
«Завдяки програмі єРобота вже створені більше 3,5 тисячі нових бізнесів. Миочікуємо, що в наступні роки урядові безповоротні гранти дозволять створититисячі нових ветеранських бізнесів у різних галузях та куточках нашої країни»,— відзначив Денис Шмигаль.</text:p>
      <text:p text:style-name="P4">
Перший напрямок передбачає грант для ветерана в розмірі 250 тисяч гривень навласний бізнес за умови створення в цьому бізнесі щонайменше одного робочогомісця.</text:p>
      <text:p text:style-name="P4">
Другий напрямок — 500 тисяч гривень гранту, який може отримати член родиниучасника бойових дій, за умови створення в новому бізнесі щонайменше двохробочих місць. Співфінансування за цією програмою: 70% вносить держава, 30%мають бути власні кошти нового підприємця.</text:p>
      <text:p text:style-name="P4">
Третій напрямок — 1 млн гривень гранта, який може отримати учасник бойовихдій, якщо він до цього вже був підприємцем та не менш ніж 3 роки бувзареєстрований як ФОП. За словами Прем’єр-міністра, головна умова для цьогогранта — створити від 4 робочих місць, з яких щонайменше два передбачені дляветеранів або осіб з інвалідністю внаслідок війни. Тут так само, як і в другійпрограмі, співфінансування буде 70% на 30%.</text:p>
      <text:p text:style-name="P4">
«Всі заявки на гранти прийматимуться через Дію. Все буде просто, зрозуміло тазручно», — підкреслив Глава Уряду.</text:p>
      <text:p text:style-name="P4">
Денис Шмигаль відзначив, що економічні можливості для ветеранів — одне зосновних рамкових завдань Уряду у сфері ветеранської політики. Окрім грантовихпрограм, до цього блоку також входить перекваліфікація та навчання ветеранів.</text:p>
      <text:p text:style-name="P4">
«Програма спеціальних ваучерів для освоєння нової професії. Навчання ІТ-спеціальностям. Пільги для здобуття іншої освіти. Все це на порядку денному, ачастина програм — уже працює», — резюмував Прем’єр-міністр.</text:p>
      <text:p text:style-name="P4">
Source: <text:a xlink:type="simple" xlink:href="https://armyinform.com.ua/2023/03/31/uryad-zapuskaye-grantovi-programy-dlya-veteraniv-u-mezhah-yerobota-denys-shmygal/" text:style-name="Internet_20_link" text:visited-style-name="Visited_20_Internet_20_Link">
https://armyinform.com.ua/2023/03/31/uryad-zapuskaye-grantovi-programy-dlya-veteraniv-u-mezhah-yerobota-denys-shmygal/</text:a>
</text:p>
      <!--NEWS-->
      <text:h text:style-name="P10" text:outline-level="1">
<text:span text:style-name="T4">
Ворог випустив 6 «Шахедів» — їх усіх знищили наші захисники</text:span>
</text:h>
      <text:p text:style-name="P4">
Author: ['АРМІЯINFORM']</text:p>
      <text:p text:style-name="P4">
Time: 2023-03-31T87:00:00-04:00</text:p>
      <text:p text:style-name="P4">
Description: Про це повідомляє Генеральний штаб Збройних Сил України.  — Не маючи бажа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799375.jpg" text:style-name="Internet_20_link" text:visited-style-name="Visited_20_Internet_20_Link">
2799375.jpg</text:a>
']</text:p>
      <text:p text:style-name="P4">
Tags: ['STOPRUSSIA', 'АГРЕСІЯ РФ', 'ВТОРГНЕННЯ РФ', 'ГШ ЗСУ']</text:p>
      <text:p text:style-name="P4">
Category: News</text:p>
      <!--METADATA-->
      <text:p text:style-name="P4">
<draw:frame draw:style-name="fr1" draw:name="Image319" text:anchor-type="as-char" svg:width="6.9236in" svg:height="4.944604in" draw:z-index="0">
<draw:image xlink:href="../Images/AРМІЯINFORM/2023-03-31T87-00-00-04-00/2799375.jpg" xlink:type="simple" xlink:show="embed" xlink:actuate="onLoad" draw:mime-type="image/jpeg"/>
</draw:frame>
 фотоілюстративне</text:p>
      <text:p text:style-name="P4">
<text:span text:style-name="T4">
🔥 Ситуація щодо російського вторгнення</text:span>
</text:p>
      <text:p text:style-name="P4">
Про це<text:a xlink:type="simple" xlink:href="https://www.facebook.com/GeneralStaff.ua/posts/pfbid02ZYpcMJzGe2SnzeuGHtFEFNZdd8poP5ETtoFiGLHEZKHspVEKRARYy1BWyn64yQExl" text:style-name="Internet_20_link" text:visited-style-name="Visited_20_Internet_20_Link">
повідомляє</text:a>
Генеральний штаб Збройних Сил України.</text:p>
      <text:p text:style-name="P4">
— Не маючи бажаних результатів на полі бою, ворог продовжує цинічнотероризувати мирних громадян нашої країни. Сьогодні російська федераціязавдала чергового ракетного удару по цивільних об’єктах міста Запоріжжя таінших населених пунктів України, застосувавши балістичні ракети. Дляавіаційних ударів противник також задіяв 6 ударних БПЛА типу «Шахед-136» — усівони були знищені нашими захисниками, — йдеться у повідомленні.</text:p>
      <text:p text:style-name="P4">
Ймовірність завдання подальших ракетних та авіаційних ударів по всій територіїУкраїни залишається високою.</text:p>
      <text:p text:style-name="P4">
Source: <text:a xlink:type="simple" xlink:href="https://armyinform.com.ua/2023/03/31/vorog-vypustyv-6-shahediv-usi-vony-buly-znyshheni-nashymy-zahysnykamy/" text:style-name="Internet_20_link" text:visited-style-name="Visited_20_Internet_20_Link">
https://armyinform.com.ua/2023/03/31/vorog-vypustyv-6-shahediv-usi-vony-buly-znyshheni-nashymy-zahysnykamy/</text:a>
</text:p>
      <!--NEWS-->
      <text:h text:style-name="P10" text:outline-level="1">
<text:span text:style-name="T4">
Сили оборони України відбили понад 30 атак противника на Донеччині</text:span>
</text:h>
      <text:p text:style-name="P4">
Author: ['АРМІЯINFORM']</text:p>
      <text:p text:style-name="P4">
Time: 2023-03-31T88:00:00-04:00</text:p>
      <text:p text:style-name="P4">
Description: Про це повідомляє Генеральний штаб Збройних Сил України.  «Противник продов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vidbyly-ataky.jpg" text:style-name="Internet_20_link" text:visited-style-name="Visited_20_Internet_20_Link">
vidbyly-ataky.jpg</text:a>
']</text:p>
      <text:p text:style-name="P4">
Tags: ['STOPRUSSIA', 'АГРЕСІЯ РФ', 'ВТОРГНЕННЯ РФ', 'ГШ ЗСУ', 'ХРОНІКА ОБОРОНИ']</text:p>
      <text:p text:style-name="P4">
Category: News</text:p>
      <!--METADATA-->
      <text:p text:style-name="P4">
<draw:frame draw:style-name="fr1" draw:name="Image320" text:anchor-type="as-char" svg:width="6.9236in" svg:height="4.170843in" draw:z-index="0">
<draw:image xlink:href="../Images/AРМІЯINFORM/2023-03-31T88-00-00-04-00/vidbyly-ataky.jpg" xlink:type="simple" xlink:show="embed" xlink:actuate="onLoad" draw:mime-type="image/jpeg"/>
</draw:frame>
Ілюстративне фото</text:p>
      <text:p text:style-name="P4">
<text:span text:style-name="T4">
🔥 Ситуація щодо російського вторгнення</text:span>
</text:p>
      <text:p text:style-name="P4">
Про це<text:a xlink:type="simple" xlink:href="https://www.facebook.com/GeneralStaff.ua/posts/pfbid02ZYpcMJzGe2SnzeuGHtFEFNZdd8poP5ETtoFiGLHEZKHspVEKRARYy1BWyn64yQExl" text:style-name="Internet_20_link" text:visited-style-name="Visited_20_Internet_20_Link">
повідомляє</text:a>
Генеральний штаб Збройних Сил України.</text:p>
      <text:p text:style-name="P4">
«Противник продовжує зосереджувати основні зусилля на веденні наступальних дійна Лиманському, Бахмутському, Авдіївському та Мар’їнському напрямках. Протягомцієї доби підрозділами Сил оборони України було відбито понад 30 атакпротивника. Найзапеклішими залишаються бої за населені пункти Білогорівка,Бахмут, Авдіївка та Мар’їнка», — зазначається у зведенні.</text:p>
      <text:p text:style-name="P4">
Source: <text:a xlink:type="simple" xlink:href="https://armyinform.com.ua/2023/03/31/syly-oborony-ukrayiny-vidbyly-ponad-30-atak-protyvnyka-na-donechchyni/" text:style-name="Internet_20_link" text:visited-style-name="Visited_20_Internet_20_Link">
https://armyinform.com.ua/2023/03/31/syly-oborony-ukrayiny-vidbyly-ponad-30-atak-protyvnyka-na-donechchyni/</text:a>
</text:p>
      <!--NEWS-->
      <text:h text:style-name="P10" text:outline-level="1">
<text:span text:style-name="T4">
Президенти України та Молдови обговорили подальші перспективи двох держав щодо європейської інтеграції</text:span>
</text:h>
      <text:p text:style-name="P4">
Author: ['АРМІЯINFORM']</text:p>
      <text:p text:style-name="P4">
Time: 2023-03-31T89:00:00-04:00</text:p>
      <text:p text:style-name="P4">
Description: Президент України Володимир Зеленський провів переговори з Президентом Республіки Молдо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d2eee61a2b9b7c0155086a1e9ecb5d93_1680269544_extra_large.jpeg" text:style-name="Internet_20_link" text:visited-style-name="Visited_20_Internet_20_Link">
d2eee61a2b9b7c0155086a1e9ecb5d93_1680269544_extra_large.jpeg</text:a>
']</text:p>
      <text:p text:style-name="P4">
Tags: ['STOPRUSSIA', 'АГРЕСІЯ РФ', 'ВОЛОДИМИР ЗЕЛЕНСЬКИЙ', 'ВТОРГНЕННЯ РФ', 'МАЯ САНДУ']</text:p>
      <text:p text:style-name="P4">
Category: News</text:p>
      <!--METADATA-->
      <text:p text:style-name="P4">
<draw:frame draw:style-name="fr1" draw:name="Image321" text:anchor-type="as-char" svg:width="6.9236in" svg:height="4.617948in" draw:z-index="0">
<draw:image xlink:href="../Images/AРМІЯINFORM/2023-03-31T89-00-00-04-00/d2eee61a2b9b7c0155086a1e9ecb5d93_1680269544_extra_large.jpeg" xlink:type="simple" xlink:show="embed" xlink:actuate="onLoad" draw:mime-type="image/jpeg"/>
</draw:frame>
</text:p>
      <text:p text:style-name="P4">
Президент України Володимир Зеленський провів переговори з ПрезидентомРеспубліки Молдова Маєю Санду, яка на його запрошення перебуває з візитом унашій країні.</text:p>
      <text:p text:style-name="P4">
Глава Української держави відзначив важливість солідарності Молдови з народомУкраїни в умовах російської агресії, що триває, і наголосив на налаштованостій далі робити все необхідне для розбудови дружніх і тісних відносин між нашимидержавами.</text:p>
      <text:p text:style-name="P4">
Він високо оцінив сигнали молдовської сторони на підтримку України тавідвідання Президентом Молдови постраждалих від російських окупантів міст.</text:p>
      <text:p text:style-name="P4">
Глава Української держави поінформував колегу про ситуацію на фронті.</text:p>
      <text:p text:style-name="P4">
Лідери висловили готовність посилити співпрацю в контексті протидії викликам збоку Росії та обмінялися думками щодо необхідності подальшого санкційноготиску на Москву.</text:p>
      <text:p text:style-name="P4">
Володимир Зеленський і Мая Санду предметно обговорили актуальні питаннядвосторонньої взаємодії.</text:p>
      <text:p text:style-name="P4">
Президент України привітав спільний прогрес у питаннях розвитку транспортноїінфраструктури, зокрема сполучення Одеської області та півдня Молдови новимзалізничним коридором зі спільним прикордонним та митним контролем.</text:p>
      <text:p text:style-name="P4">
Сторони позитивно відзначили роботу відповідних відомств двох країн,спрямовану на збільшення пропускної спроможності на окремих прикордоннихділянках.</text:p>
      <text:p text:style-name="P4">
Окрему увагу було приділено питанню створення спеціального трибуналу щодозлочину агресії проти України.</text:p>
      <text:p text:style-name="P4">
Президенти України та Молдови також обговорили прогрес і подальші перспективируху двох держав шляхом європейської інтеграції.</text:p>
      <text:p text:style-name="P4">
Під час зустрічі Володимир Зеленський висловив подяку молдовській стороні заухвалене національним парламентом рішення про визнання Голодомору в Україніактом геноциду українського народу.</text:p>
      <text:p text:style-name="P4">
Джерело: <text:a xlink:type="simple" xlink:href="https://www.president.gov.ua/news/glava-ukrayinskoyi-derzhavi-proviv-zustrich-iz-prezidentom-m-81997" text:style-name="Internet_20_link" text:visited-style-name="Visited_20_Internet_20_Link">
Офіс Президента України</text:a>
</text:p>
      <text:p text:style-name="P4">
Source: <text:a xlink:type="simple" xlink:href="https://armyinform.com.ua/2023/03/31/glavy-derzhav-ukrayiny-ta-moldovy-obgovoryly-podalshi-perspektyvy-krayin-shlyahom-yevropejskoyi-integracziyi/" text:style-name="Internet_20_link" text:visited-style-name="Visited_20_Internet_20_Link">
https://armyinform.com.ua/2023/03/31/glavy-derzhav-ukrayiny-ta-moldovy-obgovoryly-podalshi-perspektyvy-krayin-shlyahom-yevropejskoyi-integracziyi/</text:a>
</text:p>
      <!--NEWS-->
      <text:h text:style-name="P10" text:outline-level="1">
<text:span text:style-name="T4">
Наша авіація завдала 6 ударів по противнику</text:span>
</text:h>
      <text:p text:style-name="P4">
Author: ['АРМІЯINFORM']</text:p>
      <text:p text:style-name="P4">
Time: 2023-03-31T90:00:00-04:00</text:p>
      <text:p text:style-name="P4">
Description: Про це повідомляє Генеральний штаб Збройних Сил України.    «Авіація Сил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ХРОНІКА ОБОРОНИ']</text:p>
      <text:p text:style-name="P4">
Category: News</text:p>
      <!--METADATA-->
      <text:p text:style-name="P4">
<draw:frame draw:style-name="fr1" draw:name="Image322" text:anchor-type="as-char" svg:width="6.9236in" svg:height="3.894525in" draw:z-index="0">
<draw:image xlink:href="../Images/AРМІЯINFORM/2023-03-31T90-00-00-04-00/aviacziya-syl-oborony-ukrayiny.jpg" xlink:type="simple" xlink:show="embed" xlink:actuate="onLoad" draw:mime-type="image/jpeg"/>
</draw:frame>
 Ілюстративне фото <text:span text:style-name="T4">
🔥 Ситуація щодо російськоговторгнення</text:span>
</text:p>
      <text:p text:style-name="P4">
Про це<text:a xlink:type="simple" xlink:href="https://www.facebook.com/GeneralStaff.ua/posts/pfbid02ZYpcMJzGe2SnzeuGHtFEFNZdd8poP5ETtoFiGLHEZKHspVEKRARYy1BWyn64yQExl" text:style-name="Internet_20_link" text:visited-style-name="Visited_20_Internet_20_Link">
повідомляє</text:a>
Генеральний штаб Збройних Сил України.</text:p>
      <text:p text:style-name="P4">
«Авіація Сил оборони за добу завдала 6 ударів по районах зосередженняособового складу та військової техніки окупантів. Підрозділи ракетних військ іартилерії уразили 8 районів зосередження живої сили, озброєння та військовоїтехніки противника, склад пально-мастильних матеріалів, 2 зенітно-ракетнихкомплекси, артилерійський підрозділ на вогневій позиції, а також станціюрадіоелектронної боротьби», — йдеться у зведенні.</text:p>
      <text:p text:style-name="P4">
Source: <text:a xlink:type="simple" xlink:href="https://armyinform.com.ua/2023/03/31/nasha-aviacziya-zavdala-6-udariv-po-protyvnyku/" text:style-name="Internet_20_link" text:visited-style-name="Visited_20_Internet_20_Link">
https://armyinform.com.ua/2023/03/31/nasha-aviacziya-zavdala-6-udariv-po-protyvnyku/</text:a>
</text:p>
      <!--NEWS-->
      <text:h text:style-name="P10" text:outline-level="1">
<text:span text:style-name="T4">
На Луганщині рашисти розшукують своїх дезертирів</text:span>
</text:h>
      <text:p text:style-name="P4">
Author: ['АРМІЯINFORM']</text:p>
      <text:p text:style-name="P4">
Time: 2023-03-31T91:00:00-04:00</text:p>
      <text:p text:style-name="P4">
Description: Про це повідомляє Генеральний штаб Збройних Сил України.    — Продовжується тенденц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hmobyky.jpg" text:style-name="Internet_20_link" text:visited-style-name="Visited_20_Internet_20_Link">
chmobyky.jpg</text:a>
']</text:p>
      <text:p text:style-name="P4">
Tags: ['STOPRUSSIA', 'АГРЕСІЯ РФ', 'ВТОРГНЕННЯ РФ', 'ГШ ЗСУ', 'ДЕЗЕРТИРСТВО']</text:p>
      <text:p text:style-name="P4">
Category: News</text:p>
      <!--METADATA-->
      <text:p text:style-name="P4">
<draw:frame draw:style-name="fr1" draw:name="Image323" text:anchor-type="as-char" svg:width="6.9236in" svg:height="3.883237in" draw:z-index="0">
<draw:image xlink:href="../Images/AРМІЯINFORM/2023-03-31T91-00-00-04-00/chmobyky.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ZYpcMJzGe2SnzeuGHtFEFNZdd8poP5ETtoFiGLHEZKHspVEKRARYy1BWyn64yQExl" text:style-name="Internet_20_link" text:visited-style-name="Visited_20_Internet_20_Link">
повідомляє</text:a>
Генеральний штаб Збройних Сил України.</text:p>
      <text:p text:style-name="P4">
— Продовжується тенденція збільшення випадків втечі груп особового складупротивника з підрозділів та військових частин. Так, у Старобільському районітимчасово окупованої території Луганської області, окупанти розшукують 50військовослужбовців, які дезертирували, — йдеться у повідомленні.</text:p>
      <text:p text:style-name="P4">
Source: <text:a xlink:type="simple" xlink:href="https://armyinform.com.ua/2023/03/31/na-luganshhyni-rashysty-rozshukuyut-svoyih-dezertyriv/" text:style-name="Internet_20_link" text:visited-style-name="Visited_20_Internet_20_Link">
https://armyinform.com.ua/2023/03/31/na-luganshhyni-rashysty-rozshukuyut-svoyih-dezertyriv/</text:a>
</text:p>
      <!--NEWS-->
      <text:h text:style-name="P10" text:outline-level="1">
<text:span text:style-name="T4">
Трагедія в Бучі була частиною більшого плану кремля зі знищення українців</text:span>
</text:h>
      <text:p text:style-name="P4">
Author: ['АРМІЯINFORM']</text:p>
      <text:p text:style-name="P4">
Time: 2023-03-31T92:00:00-04:00</text:p>
      <text:p text:style-name="P4">
Description: Про це заявила президентка Єврокомісії Урсула фон дер Ляєн у своєму твіттері.    «Т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113.jpg" text:style-name="Internet_20_link" text:visited-style-name="Visited_20_Internet_20_Link">
113.jpg</text:a>
']</text:p>
      <text:p text:style-name="P4">
Tags: ['STOPRUSSIA', 'АГРЕСІЯ РФ', 'БУЧА', 'УРСУЛА ФОН ДЕР ЛЯЄН']</text:p>
      <text:p text:style-name="P4">
Category: News</text:p>
      <!--METADATA-->
      <text:p text:style-name="P4">
<draw:frame draw:style-name="fr1" draw:name="Image324" text:anchor-type="as-char" svg:width="6.9236in" svg:height="3.896998in" draw:z-index="0">
<draw:image xlink:href="../Images/AРМІЯINFORM/2023-03-31T92-00-00-04-00/113.jpg" xlink:type="simple" xlink:show="embed" xlink:actuate="onLoad" draw:mime-type="image/jpeg"/>
</draw:frame>
</text:p>
      <text:p text:style-name="P4">
Про це<text:a xlink:type="simple" xlink:href="https://twitter.com/vonderleyen/status/1641748513946992642" text:style-name="Internet_20_link" text:visited-style-name="Visited_20_Internet_20_Link">
заявила</text:a>
президентка Єврокомісії Урсула фон дер Ляєн у своєму твіттері.</text:p>
      <text:p text:style-name="P4">
«Те, що трапилося в Бучі рік тому, не було ізольованим епізодом. Ціхолоднокровні страти були частиною більшого плану. Плану кремля знищитиукраїнців. Їх національну ідентичність. Сенс їхнього життя», — написала главаЄврокомісії.</text:p>
      <text:p text:style-name="P4">
Source: <text:a xlink:type="simple" xlink:href="https://armyinform.com.ua/2023/03/31/tragediya-u-misti-bucha-bula-chastynoyu-bilshogo-planu-kremlya-zi-znyshhennya-ukrayincziv/" text:style-name="Internet_20_link" text:visited-style-name="Visited_20_Internet_20_Link">
https://armyinform.com.ua/2023/03/31/tragediya-u-misti-bucha-bula-chastynoyu-bilshogo-planu-kremlya-zi-znyshhennya-ukrayincziv/</text:a>
</text:p>
      <!--NEWS-->
      <text:h text:style-name="P10" text:outline-level="1">
<text:span text:style-name="T4">
Сьогодні в Берліні розпочав роботу український «Паспортний сервіс»</text:span>
</text:h>
      <text:p text:style-name="P4">
Author: ['Володимир Поліщук']</text:p>
      <text:p text:style-name="P4">
Time: 2023-03-31T93:00:00-04:00</text:p>
      <text:p text:style-name="P4">
Description: За даними Управління Верховного комісара ООН у справах біженців, від почат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olovna-berlin-pasportnyj-servis.jpg" text:style-name="Internet_20_link" text:visited-style-name="Visited_20_Internet_20_Link">
golovna-berlin-pasportnyj-servis.jpg</text:a>
', '<text:a xlink:type="simple" xlink:href="https://armyinform.com.ua/wp-content/uploads/2023/03/1-41-1.jpg" text:style-name="Internet_20_link" text:visited-style-name="Visited_20_Internet_20_Link">
1-41-1.jpg</text:a>
', '<text:a xlink:type="simple" xlink:href="https://armyinform.com.ua/wp-content/uploads/2023/03/4-28-1.jpg" text:style-name="Internet_20_link" text:visited-style-name="Visited_20_Internet_20_Link">
4-28-1.jpg</text:a>
', '<text:a xlink:type="simple" xlink:href="https://armyinform.com.ua/wp-content/uploads/2023/03/3-26-1.jpg" text:style-name="Internet_20_link" text:visited-style-name="Visited_20_Internet_20_Link">
3-26-1.jpg</text:a>
']</text:p>
      <text:p text:style-name="P4">
Tags: []</text:p>
      <text:p text:style-name="P4">
Category: News</text:p>
      <!--METADATA-->
      <text:p text:style-name="P4">
<draw:frame draw:style-name="fr1" draw:name="Image325" text:anchor-type="as-char" svg:width="6.9236in" svg:height="6.9236in" draw:z-index="0">
<draw:image xlink:href="../Images/AРМІЯINFORM/2023-03-31T93-00-00-04-00/golovna-berlin-pasportnyj-servis.jpg" xlink:type="simple" xlink:show="embed" xlink:actuate="onLoad" draw:mime-type="image/jpeg"/>
</draw:frame>
</text:p>
      <text:p text:style-name="P4">
За <text:a xlink:type="simple" xlink:href="https://data.unhcr.org/en/situations/ukraine" text:style-name="Internet_20_link" text:visited-style-name="Visited_20_Internet_20_Link">
даними</text:a>
 УправлінняВерховного комісара ООН у справах біженців, від початку повномасштабної війнив Україні на території Німеччини опинилося понад 1 мільйон вимушенопереміщених українців. У більшості з них існує нагальна потреба оформити собінові паспортні документи.</text:p>
      <text:p text:style-name="P4">
Сьогодні, в результаті плідної співпраці Державної міграційної служби, МЗС таМВС України, у столиці Німеччини в тестовому режимі розпочав роботувідокремлений підрозділ державного підприємства «Документ».</text:p>
      <text:p text:style-name="P4">
Про це йдеться в <text:a xlink:type="simple" xlink:href="https://www.kmu.gov.ua/news/pasportnyi-servis-vidkryvaie-svoi-dveri-dlia-ukraintsiv-u-berlini" text:style-name="Internet_20_link" text:visited-style-name="Visited_20_Internet_20_Link">
повідомленні</text:a>
 на Урядовому порталі.</text:p>
      <text:p text:style-name="P4">
<draw:frame draw:style-name="fr1" draw:name="Image326" text:anchor-type="as-char" svg:width="6.9236in" svg:height="3.617581in" draw:z-index="0">
<draw:image xlink:href="../Images/AРМІЯINFORM/2023-03-31T93-00-00-04-00/1-41-1.jpg" xlink:type="simple" xlink:show="embed" xlink:actuate="onLoad" draw:mime-type="image/jpeg"/>
</draw:frame>
</text:p>
      <text:p text:style-name="P4">
У відкритому центрі обслуговування громадян «Паспортний сервіс» українці, щоотримали прихисток від війни в Німеччині, зможуть оформити дійсні паспортнідокументи, що дозволить їм отримувати фінансову та гуманітарну допомогу,влаштовуватися на роботу, навчатися та вільно перетинати кордони.</text:p>
      <text:p text:style-name="P4">
Центр обслуговування громадян «Паспортний сервіс» у м. Берлін розташований заадресою: Am Treptower Park 14, 12435 Berlin, поверх 2.</text:p>
      <text:p text:style-name="P4">
Обслуговування відвідувачів здійснюється з понеділка по суботу включно з 9:00до 18:00 за «живою» чергою (електронна черга запрацює трошки згодом).</text:p>
      <text:p text:style-name="P4">
<draw:frame draw:style-name="fr1" draw:name="Image327" text:anchor-type="as-char" svg:width="6.9236in" svg:height="3.617581in" draw:z-index="0">
<draw:image xlink:href="../Images/AРМІЯINFORM/2023-03-31T93-00-00-04-00/4-28-1.jpg" xlink:type="simple" xlink:show="embed" xlink:actuate="onLoad" draw:mime-type="image/jpeg"/>
</draw:frame>
</text:p>
      <text:p text:style-name="P4">
Послуги, які громадяни України можуть там отримати:</text:p>
      <ul>
        <li>
оформлення ID-картки чи закордонного паспорта (зокрема замість втраченого або викраденого);  * обмін ID-картки чи закордонного паспорта (у зв’язку із закінченням строку дії, зміною інформації, непридатністю до використання);  * обмін паспорта зразка 1994 року на ID-картку (за бажанням чи у разі непридатності);  * одночасне оформлення закордонного паспорта та ID-картки;  * обмін посвідчення водія;  * страхування.</li>
      </ul>
      <text:p text:style-name="P4">
Детальний перелік послуг, запис до електронної черги та інформація щодонеобхідних документів доступні на офіційному вебсайті&lt;https://berlin.pasport.org.ua/&gt;
</text:p>
      <text:p text:style-name="P4">
<draw:frame draw:style-name="fr1" draw:name="Image328" text:anchor-type="as-char" svg:width="6.9236in" svg:height="3.617581in" draw:z-index="0">
<draw:image xlink:href="../Images/AРМІЯINFORM/2023-03-31T93-00-00-04-00/3-26-1.jpg" xlink:type="simple" xlink:show="embed" xlink:actuate="onLoad" draw:mime-type="image/jpeg"/>
</draw:frame>
</text:p>
      <text:p text:style-name="P4">
Керівниця пресслужби ДП «Документ» Наталія Кривицька повідомила кореспондентуАрміяInform, що в центрі працює 29 станцій, за один робочий день оформити собіпаспортні документи зможуть до тисячі громадян. Це не лише українці, що,тікаючи від війни, опинилися в Німеччині. Вірогідно, до її столиці, абионовити свої ID-картки та закордонні паспорти, приїжджатимуть вимушеніпереселенці з Бельгії, Нідерландів, Франції, Іспанії та інших країн.</text:p>
      <text:p text:style-name="P4">
Інформаційне агентство МОУ писало, що раніше «Паспортні сервіси» були відкритів чотирьох містах Польщі (Варшава, Краків, Ґданськ, Вроцлав), у Туреччині(Стамбул), Словаччині (Братислава) та Чехії (Прага).</text:p>
      <text:p text:style-name="P4">
Source: <text:a xlink:type="simple" xlink:href="https://armyinform.com.ua/2023/03/31/sogodni-v-berlini-rozpochav-robotu-ukrayinskyj-pasportnyj-servis/" text:style-name="Internet_20_link" text:visited-style-name="Visited_20_Internet_20_Link">
https://armyinform.com.ua/2023/03/31/sogodni-v-berlini-rozpochav-robotu-ukrayinskyj-pasportnyj-servis/</text:a>
</text:p>
      <!--NEWS-->
      <text:h text:style-name="P10" text:outline-level="1">
<text:span text:style-name="T4">
Бучанська декларація щодо відповідальності за найтяжчі злочини за міжнародним правом, скоєні на території України</text:span>
</text:h>
      <text:p text:style-name="P4">
Author: ['АРМІЯINFORM']</text:p>
      <text:p text:style-name="P4">
Time: 2023-03-31T94:00:00-04:00</text:p>
      <text:p text:style-name="P4">
Description: Ми, представники держав та міжнародних організацій, зібралися 31 березня 2023 року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1200_0_1646709682-4223.webp" text:style-name="Internet_20_link" text:visited-style-name="Visited_20_Internet_20_Link">
1200_0_1646709682-4223.webp</text:a>
']</text:p>
      <text:p text:style-name="P4">
Tags: []</text:p>
      <text:p text:style-name="P4">
Category: News</text:p>
      <!--METADATA-->
      <text:p text:style-name="P4">
<draw:frame draw:style-name="fr1" draw:name="Image329" text:anchor-type="as-char" svg:width="6.9236in" svg:height="4.881138in" draw:z-index="0">
<draw:image xlink:href="../ConvertedIMGs/AРМІЯINFORM/2023-03-31T94-00-00-04-00/1200_0_1646709682-4223.png" xlink:type="simple" xlink:show="embed" xlink:actuate="onLoad" draw:mime-type="image/png"/>
</draw:frame>
</text:p>
      <text:p text:style-name="P4">
Ми, представники держав та міжнародних організацій, зібралися 31 березня 2023року для участі в Бучанському саміті щодо відповідальності Росії за злочини вУкраїні,</text:p>
      <text:p text:style-name="P4">
<text:span text:style-name="T5">
підтверджуючи</text:span>
 першочергову важливість Статуту Організації Об’єднаних Націй упідтримці міжнародного миру й безпеки та у просуванні верховенства права середнацій і підтверджуючи свою відданість суверенітету, територіальній цілісностіта політичній незалежності України,</text:p>
      <text:p text:style-name="P4">
<text:span text:style-name="T5">
нагадуючи</text:span>
 про Лондонську декларацію від 13 січня 1942 року про покараннязлочинів, скоєних під час війни, яка в розпал агресивної війни висловиламіжнародну солідарність і рішучість у здійсненні правосуддя,</text:p>
      <text:p text:style-name="P4">
<text:span text:style-name="T5">
нагадуючи</text:span>
 про резолюцію Генеральної Асамблеї ООН A/RES/95 (1946) «Резолюціяпро підтвердження принципів міжнародного права, визнаних СтатутомНюрнберзького трибуналу», яка затвердила принципи міжнародного права, визнаніСтатутом та рішенням Нюрнберзького трибуналу, і нагадуючи далі, що агресіякриміналізована в багатьох національних кримінальних кодексах, зокрема вУкраїні,</text:p>
      <text:p text:style-name="P4">
<text:span text:style-name="T5">
нагадуючи</text:span>
 про зобов'язання всіх держав, передбачені у статті 2 СтатутуОрганізації Об’єднаних Націй, утримуватись у їхніх міжнародних відносинах відпогрози силою або її застосування проти територіальної цілісності чиполітичної незалежності будь-якої держави, або в будь-який інший спосіб,несумісний із Цілями Організації Об’єднаних Націй, а також долати своїміжнародні суперечки мирними засобами таким чином, щоб не наражати на загрозуміжнародний мир та безпеку й справедливість <text:span text:style-name="T5">
,</text:span>
</text:p>
      <text:p text:style-name="P4">
<text:span text:style-name="T5">
нагадуючи</text:span>
 про резолюцію Генеральної Асамблеї ООН 3314 (XXIX) від 14 грудня1974 року, яка визначає агресію як застосування сили державою протисуверенітету, територіальної цілісності або політичної незалежності іншоїдержави чи іншим чином, несумісним зі Статутом,</text:p>
      <text:p text:style-name="P4">
<text:span text:style-name="T5">
далі нагадуючи</text:span>
 про зобов’язання, що випливають з міжнародного гуманітарногоправа та міжнародного права прав людини,</text:p>
      <text:p text:style-name="P4">
<text:span text:style-name="T5">
враховуючи,</text:span>
 що резолюція Генеральної Асамблеї ООН ES-11/1 (2022) «рішучезасуджує агресію Російської Федерації проти України, яка є порушенням статті2(4) Статуту <text:span text:style-name="T5">
»</text:span>
 ,</text:p>
      <text:p text:style-name="P4">
<text:span text:style-name="T5">
висловлюючи глибоке занепокоєння</text:span>
 щодо величезної шкоди та страждань, прямочи опосередковано спричинених агресією проти України,</text:p>
      <text:p text:style-name="P4">
<text:span text:style-name="T5">
висловлюючи також глибоке занепокоєння</text:span>
 щодо тяжких злочинів за міжнароднимправом, які й далі скоюються на території України військовослужбовцямизбройних сил Російської Федерації та підконтрольними їй збройнимиформуваннями,</text:p>
      <text:p text:style-name="P4">
<text:span text:style-name="T5">
переконавшись,</text:span>
 що вжиття всіх необхідних заходів для посилення заборонипогрози силою або її застосування сприятиме зміцненню міжнародного миру табезпеки,</text:p>
      <text:p text:style-name="P4">
<text:span text:style-name="T5">
маючи також переконання,</text:span>
 що припинення безкарності має важливе значення дляпримирення з будь-якими минулими злочинами та запобігання таким злочинам умайбутньому,</text:p>
      <text:p text:style-name="P4">
<text:span text:style-name="T5">
визнаючи справу,</text:span>
 розпочату Україною проти Російської Федерації вМіжнародному Суді ООН щодо тлумачення, застосування або виконання Конвенції1948 року про запобігання злочину геноциду та покарання за нього, тазакликаючи сторони негайно виконати Наказ про застосування тимчасових заходіввід 16 березня 2022 року,</text:p>
      <text:p text:style-name="P4">
<text:span text:style-name="T5">
вітаючи</text:span>
 проведену Незалежною міжнародною комісією ООН в Україні роботу зрозслідування всіх можливих порушень та зловживань правами людини та порушеньміжнародного гуманітарного права, а також пов’язаних із цим злочинів уконтексті агресії Російської Федерації проти України відповідно до резолюційРади ООН з прав людини A/HRC/RES/49/1 (2022) і A/HRC/RES/S-34/1, а такожберучи до уваги її звіти та оцінки,</text:p>
      <text:p text:style-name="P4">
<text:span text:style-name="T5">
підтримуючи</text:span>
 розслідування, що триває й проводиться Міжнародним кримінальнимсудом, який може здійснювати юрисдикцію щодо будь-яких воєнних злочинів,злочинів проти людяності та геноциду, скоєних на території України з 21листопада 2013 року, та визнаючи, що Міжнародний кримінальний суд не можездійснювати юрисдикцію щодо злочину агресії, скоєного проти України,</text:p>
      <text:p text:style-name="P4">
<text:span text:style-name="T5">
підкреслюючи важливість</text:span>
 нещодавнього рішення Міжнародного кримінального судупро видачу ордерів на арешт Президента Російської Федерації В. Путіна таросійської уповноваженої з прав дитини М. Львової-Бєлової та наголошуючи наважливості забезпечення відповідальності для всіх злочинців за серйозніпорушення міжнародного права,</text:p>
      <text:p text:style-name="P4">
<text:span text:style-name="T5">
вітаючи те,</text:span>
 що окремі держави-члени, включно з Україною, розпочалирозслідування тяжких злочинів, які були скоєні на території України, заміжнародним правом,</text:p>
      <text:p text:style-name="P4">
вирішили таке:</text:p>
      <text:p text:style-name="P4">
<text:span text:style-name="T5">
рішуче засудити</text:span>
 тяжкі злочини за міжнародним правом, які були скоєні натериторії України, включно з масовими вбивствами в Бучі, які стали символомжахіть російської агресії;</text:p>
      <text:p text:style-name="P4">
<text:span text:style-name="T5">
висловити підтримку</text:span>
 зусиль прокурора Міжнародного кримінального суду тависловити глибоку вдячність за виняткову та важливу діяльність Міжнародногокримінального суду в забезпеченні притягнення до відповідальності винних заскоєння найтяжчих злочинів за міжнародним правом та в запобіганні їхнійбезкарності, що сприяє стримуванню таких злочинів;</text:p>
      <text:p text:style-name="P4">
<text:span text:style-name="T5">
висловити підтримку</text:span>
 зусиль держав, зокрема України, щодо розслідування такримінального переслідування у межах їхніх юрисдикцій злочинів, скоєних натериторії України або проти України відповідно до національного законодавствата міжнародного права;</text:p>
      <text:p text:style-name="P4">
<text:span text:style-name="T5">
вітати</text:span>
 міжнародну підтримку та зусилля з метою забезпечення повноївідповідальності за тяжкі злочини за міжнародним правом, скоєні на територіїУкраїни, з урахуванням Спільної слідчої групи, створеної АгентствомЄвропейського Союзу з питань співпраці у кримінальному судочинстві (Євроюст)щодо розслідування ймовірних основних міжнародних злочинів, скоєних в Україні,та консультативних груп, які надають підтримку Україні;</text:p>
      <text:p text:style-name="P4">
<text:span text:style-name="T5">
закликати</text:span>
 держави та інші зацікавлені сторони надати максимально можливупідтримку діяльності Міжнародного центру з розслідування злочинів агресіїпроти України (ICPA), створеного на базі Євроюсту для посилення розслідуваннязлочину агресії шляхом отримання ключових доказів і сприяння процесу порушеннясправ на ранній стадії;</text:p>
      <text:p text:style-name="P4">
<text:span text:style-name="T5">
наголосити на</text:span>
 важливості міжнародної співпраці та юридичного сприяння упроведенні ефективних розслідувань та кримінальних переслідувань та заохотитидержави надавати таку підтримку;</text:p>
      <text:p text:style-name="P4">
<text:span text:style-name="T5">
підтвердити,</text:span>
 що особи, відповідальні за планування, ведення та скоєннязлочину агресії проти України, не повинні залишитися безкарними, і закликатиміжнародну спільноту розглянути відповідні заходи, зокрема шляхом створеннявідповідного механізму правосуддя, з метою забезпечення ефективноївідповідальності за злочин агресії, який викликає стурбованість міжнародноїспільноти загалом;</text:p>
      <text:p text:style-name="P4">
<text:span text:style-name="T5">
підтримати</text:span>
 створення міжнародного механізму з компенсації шкоди чи збитків,завданих унаслідок міжнародно-протиправних дій Російської Федерації в Україніабо проти України, та підтримати створення міжнародного механізму реєструзбитків, який здійснюватиме документування доказів та скарг щодо завданняшкоди або збитків усім зацікавленим фізичним і юридичним особам, а такождержаві Україна внаслідок міжнародно-протиправних дій Російської Федерації вУкраїні або проти України, а також для просування та координації процесу зборудоказів;</text:p>
      <text:p text:style-name="P4">
<text:span text:style-name="T5">
наголошувати</text:span>
 на необхідності забезпечення повної відповідальності занайтяжчі злочини за міжнародним правом, скоєні на території України, шляхомпроведення належного, справедливого й незалежного розслідування такримінального переслідування на національному або міжнародному рівнях, іпідкреслити необхідність продовження здійснення практичних кроків длядосягнення цієї мети задля забезпечення справедливості для всіх жертв ізапобігання майбутнім злочинам <text:span text:style-name="T5">
;</text:span>
</text:p>
      <text:p text:style-name="P4">
<text:span text:style-name="T5">
запросити</text:span>
 інші держави та міжнародні організації приєднатися до Бучанськоїдекларації <text:span text:style-name="T5">
.</text:span>
</text:p>
      <text:p text:style-name="P4">
Source: <text:a xlink:type="simple" xlink:href="https://armyinform.com.ua/2023/03/31/buchanska-deklaracziya-shhodo-vidpovidalnosti-za-najtyazhchi-zlochyny-za-mizhnarodnym-pravom-skoyeni-na-terytoriyi-ukrayiny/" text:style-name="Internet_20_link" text:visited-style-name="Visited_20_Internet_20_Link">
https://armyinform.com.ua/2023/03/31/buchanska-deklaracziya-shhodo-vidpovidalnosti-za-najtyazhchi-zlochyny-za-mizhnarodnym-pravom-skoyeni-na-terytoriyi-ukrayiny/</text:a>
</text:p>
      <!--NEWS-->
      <text:h text:style-name="P10" text:outline-level="1">
<text:span text:style-name="T4">
Військові медики дістали 30 мм снаряд та врятували життя військовослужбовцю</text:span>
</text:h>
      <text:p text:style-name="P4">
Author: ['АРМІЯINFORM']</text:p>
      <text:p text:style-name="P4">
Time: 2023-03-31T95:00:00-04:00</text:p>
      <text:p text:style-name="P4">
Description: Днями під час боїв в одному із районів виконання завдань ворожий 30 мм снаряд з БМП...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2023-03-31_18-28-51.jpg" text:style-name="Internet_20_link" text:visited-style-name="Visited_20_Internet_20_Link">
photo_2023-03-31_18-28-51.jpg</text:a>
', '<text:a xlink:type="simple" xlink:href="https://armyinform.com.ua/wp-content/uploads/2023/03/photo_2023-03-31_18-28-52.jpg" text:style-name="Internet_20_link" text:visited-style-name="Visited_20_Internet_20_Link">
photo_2023-03-31_18-28-52.jpg</text:a>
']</text:p>
      <text:p text:style-name="P4">
Tags: []</text:p>
      <text:p text:style-name="P4">
Category: News</text:p>
      <!--METADATA-->
      <text:p text:style-name="P4">
<draw:frame draw:style-name="fr1" draw:name="Image330" text:anchor-type="as-char" svg:width="6.9236in" svg:height="5.804039in" draw:z-index="0">
<draw:image xlink:href="../Images/AРМІЯINFORM/2023-03-31T95-00-00-04-00/photo_2023-03-31_18-28-51.jpg" xlink:type="simple" xlink:show="embed" xlink:actuate="onLoad" draw:mime-type="image/jpeg"/>
</draw:frame>
</text:p>
      <text:p text:style-name="P4">
Днями під час боїв в одному із районів виконання завдань ворожий 30 мм снарядз БМП влучив у воїна, пройшовши крізь спину, та застряг у животівійськовослужбовця.</text:p>
      <text:p text:style-name="P4">
Про це <text:a xlink:type="simple" xlink:href="https://t.me/militarymediacenter/1594" text:style-name="Internet_20_link" text:visited-style-name="Visited_20_Internet_20_Link">
повідомляє</text:a>
 Military MediaCenter.</text:p>
      <text:p text:style-name="P4">
<draw:frame draw:style-name="fr1" draw:name="Image331" text:anchor-type="as-char" svg:width="6.9236in" svg:height="5.804039in" draw:z-index="0">
<draw:image xlink:href="../Images/AРМІЯINFORM/2023-03-31T95-00-00-04-00/photo_2023-03-31_18-28-52.jpg" xlink:type="simple" xlink:show="embed" xlink:actuate="onLoad" draw:mime-type="image/jpeg"/>
</draw:frame>
</text:p>
      <text:p text:style-name="P4">
Військові медики 66-ї ОМБр, які щодня працюють без втоми, а це найкращіхірурги та спеціалісти, провели успішну операцію та врятували життя захиснику.Військовослужбовець вже повернувся до строю та разом зі своїми бойовимипобратимами виконує бойові завдання на позиціях!</text:p>
      <text:p text:style-name="P4">
Source: <text:a xlink:type="simple" xlink:href="https://armyinform.com.ua/2023/03/31/vijskovi-medyky-distaly-30-mm-snaryad-ta-vryatuvaly-zhyttya-vijskovosluzhbovczyu/" text:style-name="Internet_20_link" text:visited-style-name="Visited_20_Internet_20_Link">
https://armyinform.com.ua/2023/03/31/vijskovi-medyky-distaly-30-mm-snaryad-ta-vryatuvaly-zhyttya-vijskovosluzhbovczyu/</text:a>
</text:p>
      <!--NEWS-->
      <text:h text:style-name="P10" text:outline-level="1">
<text:span text:style-name="T4">
Голова СБУ та посол Японії обговорили взаємодію для протидії спільним загрозам</text:span>
</text:h>
      <text:p text:style-name="P4">
Author: ['АРМІЯINFORM']</text:p>
      <text:p text:style-name="P4">
Time: 2023-03-31T96:00:00-04:00</text:p>
      <text:p text:style-name="P4">
Description: Голова Служби безпеки Василь Малюк і посол Японії в Україні Мацуда Кунінорі узгод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8606121390917b304fbe303e60d52b78.jpeg" text:style-name="Internet_20_link" text:visited-style-name="Visited_20_Internet_20_Link">
8606121390917b304fbe303e60d52b78.jpeg</text:a>
']</text:p>
      <text:p text:style-name="P4">
Tags: ['СБУ', 'СЛУЖБА БЕЗПЕКИ УКРАЇНИ']</text:p>
      <text:p text:style-name="P4">
Category: News</text:p>
      <!--METADATA-->
      <text:p text:style-name="P4">
<draw:frame draw:style-name="fr1" draw:name="Image332" text:anchor-type="as-char" svg:width="6.9236in" svg:height="4.621503in" draw:z-index="0">
<draw:image xlink:href="../Images/AРМІЯINFORM/2023-03-31T96-00-00-04-00/8606121390917b304fbe303e60d52b78.jpeg" xlink:type="simple" xlink:show="embed" xlink:actuate="onLoad" draw:mime-type="image/jpeg"/>
</draw:frame>
</text:p>
      <text:p text:style-name="P4">
Голова Служби безпеки Василь Малюк і посол Японії в Україні Мацуда Куніноріузгодили практичні кроки для підготовки низки заходів, спрямованих напосилення співпраці між країнами та протидію спільним загрозам.</text:p>
      <text:p text:style-name="P4">
Про це <text:a xlink:type="simple" xlink:href="https://ssu.gov.ua/novyny/holova-sbu-ta-posol-yaponii-obhovoryly-vzaiemodiiu-dlia-protydii-spilnym-zahrozam" text:style-name="Internet_20_link" text:visited-style-name="Visited_20_Internet_20_Link">
йдеться</text:a>
 на сайті Служби БезпекиУкраїни.</text:p>
      <text:p text:style-name="P4">
Зокрема, на зустрічі йшла мова про відсіч воєнної агресії рф проти України,захист інформації, кіберзагрози та міжнародний тероризм.</text:p>
      <text:p text:style-name="P4">
«Ми зацікавлені у поглибленні співпраці з правоохоронними та спеціальнимислужбами Японії. І залюбки поділимось набутим унікальним досвідом у протидіїзбройній і гібридній агресії росії», – зазначив Голова СБУ Василь Малюк.</text:p>
      <text:p text:style-name="P4">
Він щиро подякував уряду Японії за послідовну допомогу українському народу, атакож за потужний санкційний тиск на росію та білорусь.</text:p>
      <text:p text:style-name="P4">
У свою чергу Мацуда Кунінорі зазначив, що така підтримка триватиме і надалі.</text:p>
      <text:p text:style-name="P4">
«Японський Уряд і весь народ Японії готові всебічно допомагати Україні доповернення справжнього миру на вашу землю. І за результатами візиту Прем’єр-міністра Японії в Україну та зустрічі з Президентом України розпочато новийетап відносин між нашими країнами – особливе глобальне партнерство. Першимкроком у його реалізації є укладення Угоди про захист інформації», – зазначивпосол Японії в Україні.</text:p>
      <text:p text:style-name="P4">
Відтак сторони обговорили організаційну підготовку для укладання цієїміжнародної Угоди.</text:p>
      <text:p text:style-name="P4">
Пан посол також підкреслив, що Японія високо цінує професіоналізмспівробітників СБУ та усіх українських захисників.</text:p>
      <text:p text:style-name="P4">
«СБУ разом з представниками Сил оборони перебувають на передовій для захистутериторіальної цілісності та незалежності нашої держави. Наш пріоритет –контррозвідувальна діяльність і виконання оперативно-бойових завдань», –зазначив Василь Малюк.</text:p>
      <text:p text:style-name="P4">
За словами Василя Малюка, спецслужба наразі розслідує понад 43 тис.кримінальних проваджень щодо воєнних злочинів росії.</text:p>
      <text:p text:style-name="P4">
Source: <text:a xlink:type="simple" xlink:href="https://armyinform.com.ua/2023/03/31/golova-sbu-ta-posol-yaponiyi-obgovoryly-vzayemodiyu-dlya-protydiyi-spilnym-zagrozam/" text:style-name="Internet_20_link" text:visited-style-name="Visited_20_Internet_20_Link">
https://armyinform.com.ua/2023/03/31/golova-sbu-ta-posol-yaponiyi-obgovoryly-vzayemodiyu-dlya-protydiyi-spilnym-zagrozam/</text:a>
</text:p>
      <!--NEWS-->
      <text:h text:style-name="P10" text:outline-level="1">
<text:span text:style-name="T4">
Дипломатичний формат відносин із рф можливий лише після виведення всіх російських військ із території України – Володимир Зеленський</text:span>
</text:h>
      <text:p text:style-name="P4">
Author: ['АРМІЯINFORM']</text:p>
      <text:p text:style-name="P4">
Time: 2023-03-31T97:00:00-04:00</text:p>
      <text:p text:style-name="P4">
Description: Президент Володимир Зеленський зазначає, що фіксація результатів агресивної війни, я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9a3d7f6515ed656364fe6d88398bb9b_1680285395_extra_large.jpeg" text:style-name="Internet_20_link" text:visited-style-name="Visited_20_Internet_20_Link">
29a3d7f6515ed656364fe6d88398bb9b_1680285395_extra_large.jpeg</text:a>
', '<text:a xlink:type="simple" xlink:href="https://armyinform.com.ua/wp-content/uploads/2023/03/0c0b79afdab52db9d6fa66854085a620_1680287772_wysiwyg.jpeg" text:style-name="Internet_20_link" text:visited-style-name="Visited_20_Internet_20_Link">
0c0b79afdab52db9d6fa66854085a620_1680287772_wysiwyg.jpeg</text:a>
']</text:p>
      <text:p text:style-name="P4">
Tags: ['STOPRUSSIA', 'АГРЕСІЯ РФ', 'ВОЛОДИМИР ЗЕЛЕНСЬКИЙ', 'ВТОРГНЕННЯ РФ']</text:p>
      <text:p text:style-name="P4">
Category: News</text:p>
      <!--METADATA-->
      <text:p text:style-name="P4">
<draw:frame draw:style-name="fr1" draw:name="Image333" text:anchor-type="as-char" svg:width="6.9236in" svg:height="4.617948in" draw:z-index="0">
<draw:image xlink:href="../Images/AРМІЯINFORM/2023-03-31T97-00-00-04-00/29a3d7f6515ed656364fe6d88398bb9b_1680285395_extra_large.jpeg" xlink:type="simple" xlink:show="embed" xlink:actuate="onLoad" draw:mime-type="image/jpeg"/>
</draw:frame>
</text:p>
      <text:p text:style-name="P4">
Президент Володимир Зеленський зазначає, що фіксація результатів агресивноївійни, яку росія розв’язала проти України, має відбутися дипломатичним шляхом,але лише після виведення всіх російських військ із території України та заучастю країн-партнерів.</text:p>
      <text:p text:style-name="P4">
Про це Глава держави заявив під час спільної з лідерами Молдови, Словаччини,Словенії та Хорватії прес-конференції за підсумками Бучанського саміту, щовідбувся в Києві.</text:p>
      <text:p text:style-name="P4">
«Авжеж буде фіксація закінчення війни. Але лише за великим столом, десидітимуть порядні держави та представник російської Федерації. Мені дужескладно сказати, хто на той час буде представником рф, який без бою спочаткувиведе всі війська з нашої території. Тоді починається дипломатичний формат. Аякщо ми силою будемо вибивати їх усіх до кінця, то з такими людьми немає прощо говорити. Тому що ми втратимо людей, буде велика кількість жертв. Про щотоді з цими людьми говорити? Вони мають бути ізольовані, нерукостислі», –наголосив Президент.</text:p>
      <text:p text:style-name="P4">
Володимир Зеленський нагадав, що Україна запропонувала формулу миру забсолютно конкретною послідовністю дій, які приведуть до закінчення війни.</text:p>
      <text:p text:style-name="P4">
<draw:frame draw:style-name="fr1" draw:name="Image334" text:anchor-type="as-char" svg:width="6.9236in" svg:height="4.612849in" draw:z-index="0">
<draw:image xlink:href="../Images/AРМІЯINFORM/2023-03-31T97-00-00-04-00/0c0b79afdab52db9d6fa66854085a620_1680287772_wysiwyg.jpeg" xlink:type="simple" xlink:show="embed" xlink:actuate="onLoad" draw:mime-type="image/jpeg"/>
</draw:frame>
</text:p>
      <text:p text:style-name="P4">
«Бо ми хочемо миру. І все, про що ми говоримо, коли збираємося, – це підтримкаУкраїни. Ми не підтримуємо війну, ми підтримуємо перемогу, це – результатвійни. Ми підтримуємо мир», – сказав він.</text:p>
      <text:p text:style-name="P4">
На думку Глави держави, заяви про те, що росія має намір розмістити ядернузброю на території Білорусі, свідчать про невдалі для рф результатипереговорів із керівництвом Китаю.</text:p>
      <text:p text:style-name="P4">
«Потрібно було показати якусь суб’єктність, яку росія під керівництвомПрезидента Путіна повністю втратила. Друге – Президенту росії треба показуватиякісь політичні кроки чи перемоги. А він на полі бою не зміг цього зробити.Вони розпочали цю криваву війну, але абсолютно зрозуміло, чим воназакінчиться», – пояснив Володимир Зеленський.</text:p>
      <text:p text:style-name="P4">
Відповідаючи на запитання щодо діалогу з Головою Китайської НародноїРеспубліки Сі Цзіньпіном, Президент зазначив, що сьогодні задля перемоги нашоїдержави важливо залучити якомога більшу кількість країн, зокрема тих, які покищо не мають чіткої позиції щодо підтримки України у війні.</text:p>
      <text:p text:style-name="P4">
«Тому ми надсилаємо сигнали таким державам і кажемо, що ми готовізустрічатися, обговорювати, розмовляти й разом перемагати агресію російськоїфедерації. Очікуємо відповіді від деяких держав», – сказав ВолодимирЗеленський.</text:p>
      <text:p text:style-name="P4">
Source: <text:a xlink:type="simple" xlink:href="https://armyinform.com.ua/2023/03/31/dyplomatychnyj-format-vidnosyn-iz-rf-mozhlyvyj-lyshe-pislya-vyvedennya-vsih-rosijskyh-vijsk-iz-terytoriyi-ukrayiny-j-za-uchastyu-derzhav-partneriv-volodymyr-zelenskyj/" text:style-name="Internet_20_link" text:visited-style-name="Visited_20_Internet_20_Link">
https://armyinform.com.ua/2023/03/31/dyplomatychnyj-format-vidnosyn-iz-rf-mozhlyvyj-lyshe-pislya-vyvedennya-vsih-rosijskyh-vijsk-iz-terytoriyi-ukrayiny-j-za-uchastyu-derzhav-partneriv-volodymyr-zelenskyj/</text:a>
</text:p>
      <!--NEWS-->
      <text:h text:style-name="P10" text:outline-level="1">
<text:span text:style-name="T4">
Головне слово сьогодні — справедливість, для нашої держави та наших людей, які зазнали втрат через російську агресію — Президент України</text:span>
</text:h>
      <text:p text:style-name="P4">
Author: ['АРМІЯINFORM']</text:p>
      <text:p text:style-name="P4">
Time: 2023-03-31T98:00:00-04:00</text:p>
      <text:p text:style-name="P4">
Description: Українці! Українки!    Головне слово сьогодні — справедливість. Справедливість —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8277b29670d5582f39c20bc87acaee8c_1680291688_extra_large.jpeg" text:style-name="Internet_20_link" text:visited-style-name="Visited_20_Internet_20_Link">
8277b29670d5582f39c20bc87acaee8c_1680291688_extra_large.jpeg</text:a>
']</text:p>
      <text:p text:style-name="P4">
Tags: ['STOPRUSSIA', 'АГРЕСІЯ РФ', 'ВОЛОДИМИР ЗЕЛЕНСЬКИЙ', 'ВТОРГНЕННЯ РФ']</text:p>
      <text:p text:style-name="P4">
Category: News</text:p>
      <!--METADATA-->
      <text:p text:style-name="P4">
<draw:frame draw:style-name="fr1" draw:name="Image335" text:anchor-type="as-char" svg:width="6.9236in" svg:height="3.894525in" draw:z-index="0">
<draw:image xlink:href="../Images/AРМІЯINFORM/2023-03-31T98-00-00-04-00/8277b29670d5582f39c20bc87acaee8c_1680291688_extra_large.jpeg" xlink:type="simple" xlink:show="embed" xlink:actuate="onLoad" draw:mime-type="image/jpeg"/>
</draw:frame>
</text:p>
      <text:p text:style-name="P4">
<text:span text:style-name="T4">
<text:span text:style-name="T5">
Українці! Українки!</text:span>
</text:span>
</text:p>
      <text:p text:style-name="P4">
Головне слово сьогодні — справедливість. Справедливість — для нашої держави,для всіх наших людей, які втратили рідних, близьких, втратили здоров’я, дім,нормальне життя через російську агресію, через терор окупанта.</text:p>
      <text:p text:style-name="P4">
Відбулись наші спеціальні заходи — в Бучі, в річницю звільнення міста, і вКиєві. Саміт і переговори, друга конференція United for Justice — «Об’єднанізаради справедливості»…</text:p>
      <text:p text:style-name="P4">
Усе це — щоб прискорити, зробити енергійніше глобальну роботу заради трибуналущодо агресії росії, заради нових ордерів від Міжнародного кримінального судуна арешт російських воєнних злочинців, заради законних і справедливих вироків,які мають отримати всі російські вбивці і кати.</text:p>
      <text:p text:style-name="P4">
І вони отримають. Стовідсотково. Ми це забезпечимо. Знайдемо формати, знайдемоінструменти.</text:p>
      <text:p text:style-name="P4">
Я дякую всім, хто нам у цьому допомагає. Кожній державі, кожному лідеру,кожній міжнародній організації.</text:p>
      <text:p text:style-name="P4">
Сьогодні у нашому першому Бучанському саміті взяли участь представники майжеп’ятдесяти країн. І це лише початок.</text:p>
      <text:p text:style-name="P4">
Дякую лідерам Словенії, Словаччини, Хорватії і Молдови, які сьогодні відвідалиУкраїну, які особисто підтримали Бучу — вшанували пам’ять усіх, хто загинув умісті у час російської окупації.  І звичайно — я дякую нашим воїнам. Усім, хто бʼється за Україну зараз. Усім,хто бився за Україну з 14-го року. Усім, чиє життя буквально дає життяУкраїні.</text:p>
      <text:p text:style-name="P4">
Українці вистоять у цій війні. Ми звільнимо нашу землю і всіх наших людей відросійської неволі. І буде день, коли світ почує, що справедливість для Українивідновлено.</text:p>
      <text:p text:style-name="P4">
Буде новий Нюрнберг — щодо рашистів.</text:p>
      <text:p text:style-name="P4">
<text:span text:style-name="T4">
<text:span text:style-name="T5">
Слава всім українським героям!</text:span>
</text:span>
</text:p>
      <text:p text:style-name="P4">
<text:span text:style-name="T4">
<text:span text:style-name="T5">
Слава нашому міцному народу!</text:span>
</text:span>
</text:p>
      <text:p text:style-name="P4">
<text:span text:style-name="T4">
<text:span text:style-name="T5">
Слава Україні!</text:span>
</text:span>
</text:p>
      <text:p text:style-name="P4">
Source: <text:a xlink:type="simple" xlink:href="https://armyinform.com.ua/2023/03/31/golovne-slovo-sogodni-spravedlyvist-dlya-nashoyi-derzhavy-ta-nashyh-lyudej-yaki-zaznaly-vtrat-cherez-rosijsku-agresiyu-prezydent-ukrayiny/" text:style-name="Internet_20_link" text:visited-style-name="Visited_20_Internet_20_Link">
https://armyinform.com.ua/2023/03/31/golovne-slovo-sogodni-spravedlyvist-dlya-nashoyi-derzhavy-ta-nashyh-lyudej-yaki-zaznaly-vtrat-cherez-rosijsku-agresiyu-prezydent-ukrayiny/</text:a>
</text:p>
      <!--NEWS-->
      <text:h text:style-name="P10" text:outline-level="1">
<text:span text:style-name="T4">
Коротко. Війна. День 401</text:span>
</text:h>
      <text:p text:style-name="P4">
Author: ['АРМІЯINFORM']</text:p>
      <text:p text:style-name="P4">
Time: 2023-03-31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023-04-01_002017.png" text:style-name="Internet_20_link" text:visited-style-name="Visited_20_Internet_20_Link">
2023-04-01_002017.png</text:a>
']</text:p>
      <text:p text:style-name="P4">
Tags: ['STOPRUSSIA', 'АГРЕСІЯ РФ', 'ВІДЕОДАЙДЖЕСТ', 'ВТОРГНЕННЯ РФ', 'ГШ ЗСУ']</text:p>
      <text:p text:style-name="P4">
Category: News</text:p>
      <!--METADATA-->
      <text:p text:style-name="P4">
<draw:frame draw:style-name="fr1" draw:name="Image336" text:anchor-type="as-char" svg:width="6.9236in" svg:height="3.894525in" draw:z-index="0">
<draw:image xlink:href="../Images/AРМІЯINFORM/2023-03-31T99-00-00-04-00/2023-04-01_002017.png" xlink:type="simple" xlink:show="embed" xlink:actuate="onLoad" draw:mime-type="image/png"/>
</draw:frame>
</text:p>
      <text:p text:style-name="P4">
Source: <text:a xlink:type="simple" xlink:href="https://armyinform.com.ua/2023/03/31/korotko-vijna-den-401/" text:style-name="Internet_20_link" text:visited-style-name="Visited_20_Internet_20_Link">
https://armyinform.com.ua/2023/03/31/korotko-vijna-den-401/</text:a>
</text:p>
      <!--NEWS-->
      <text:h text:style-name="P10" text:outline-level="1">
<text:span text:style-name="T4">
Фінляндія долучилась до роботи з притягнення до відповідальності лідерів рф</text:span>
</text:h>
      <text:p text:style-name="P4">
Authors: Ukrinform (Person)</text:p>
      <text:p text:style-name="P4">
Publisher: Укринформ (Organization)</text:p>
      <text:p text:style-name="P4">
Published Time: 2023-04-01T-32:20:00+03:00</text:p>
      <text:p text:style-name="P4">
Modified Time: 2023-04-01T00:20:00+03:00</text:p>
      <text:p text:style-name="P4">
Description: Фінляндія долучилась до міжнародних зусиль з притягнення до відповідальності російських лідерів, винних у розв’язанні війни проти України. — Укрінформ.</text:p>
      <text:p text:style-name="P4">
Images: ["<text:a xlink:type="simple" xlink:href="https://static.ukrinform.com/photos/2019_09/thumb_files/630_360_1568299832-128.jpg" text:style-name="Internet_20_link" text:visited-style-name="Visited_20_Internet_20_Link">
630_360_15682...</text:a>
"]</text:p>
      <text:p text:style-name="P4">
Tags: ['Фінляндія', 'Трибунал', 'Україна', 'Агресія РФ', 'Воєнні злочини', 'Війна з росією']</text:p>
      <text:p text:style-name="P4">
Type: Article</text:p>
      <!--METADATA-->
      <text:p text:style-name="P4">
<draw:frame draw:style-name="fr1" draw:name="Image337" text:anchor-type="as-char" svg:width="6.9236in" svg:height="3.956343in" draw:z-index="0">
<draw:image xlink:href="../Images/yкринформ/2023-04-01T-32-20-00-03-00/630_360_1568299832-128.jpg" xlink:type="simple" xlink:show="embed" xlink:actuate="onLoad" draw:mime-type="image/jpeg"/>
</draw:frame>
 Фінляндіядолучилась до міжнародних зусиль з притягнення до відповідальності російськихлідерів, винних у розв’язанні війни проти України.</text:p>
      <text:p text:style-name="P4">
Про це сказав президент скандинавської держави Саулі Нііністьо на Бучанськомусаміті, передає Укрінформ.</text:p>
      <text:p text:style-name="P4">
«Фінляндія долучилася до роботи з притягнення до відповідальності російськихлідерів за злочин агресії. І ми чекаємо на створення міжнародного реєструзавданої шкоди, як було рекомендовано ГА ООН... Фінляндія підтримує роботуукраїнської влади та МКС», - сказав він.</text:p>
      <text:p text:style-name="P4">
<text:span text:style-name="T4">
Читайте також:</text:span>
 <text:span text:style-name="T4">
<text:a xlink:type="simple" xlink:href="https://www.ukrinform.ua/rubric-world/3689502-u-finlandii-znacno-poslabilasa-spigunska-dialnist-rosian-rozvidka.html" text:style-name="Internet_20_link" text:visited-style-name="Visited_20_Internet_20_Link">
 </text:a>
 </text:span>
</text:p>
      <text:p text:style-name="P4">
Президент підкреслив, що людство не може просто відвести очі від того, як світпобачив усі звірства, які чинили російські військові, не може не зберегтипам’ять про жертв. Міжнародна спільнота повинна чітко заявити: «Це не повиннозалишитися безкарним».</text:p>
      <text:p text:style-name="P4">
російський напад на Україну – це грубе порушення міжнародного права,підкреслив фінський лідер. Він нагадав, що закони війни забороняють чинититакі жорстокі дії, які всі побачили в Україні.</text:p>
      <text:p text:style-name="P4">
«росіяни чинили їх проти цивільних, руйнували лікарні, дитсадки, церкви. Мибачили, що на звільнених територіях були знайдені тіла зі свідченнями тортур істрат. Є підтверджені дані щодо депортації, фільтраційні табори…. За все цеповинна бути відповідальність», - підкреслив політик.</text:p>
      <text:p text:style-name="P4">
<text:span text:style-name="T4">
Читайте також:</text:span>
 <text:span text:style-name="T4">
<text:a xlink:type="simple" xlink:href="https://www.ukrinform.ua/rubric-polytics/3689641-genocid-ukrainciv-zadokumentuut-u-ramkah-moskovskogo-mehanizmu-cimbaluk.html" text:style-name="Internet_20_link" text:visited-style-name="Visited_20_Internet_20_Link">
 </text:a>
 </text:span>
</text:p>
      <text:p text:style-name="P4">
Він зазначив, що під час його відвідання Бучі в січні цього року був вражениймасштабом людських страждань і зворушений рішучістю і єдністю народу. Українціхоробро захищають свою державу та побудуть одного дня процвітаюче майбутнє, -переконаний Нііністьо.</text:p>
      <text:p text:style-name="P4">
<text:span text:style-name="T4">
<text:a xlink:type="simple" xlink:href="https://www.ukrinform.ua/tag-finlandia" text:style-name="Internet_20_link" text:visited-style-name="Visited_20_Internet_20_Link">
 </text:a>
 </text:span>
 , за словами її лідера,підтримує незалежність, суверенітет і територіальну цілісність України й цяпозиція буде незмінною: Фінляндія стоїть на її боці України, - сказав він.</text:p>
      <text:p text:style-name="P4">
Як повідомлялося, Україна розраховує на ухвалення у квітні Генеральноюасамблеєю ООН резолюції щодо відповідальності за воєнні злочини в України тапідтримку спецтрибуналу проти росії.</text:p>
      <text:p text:style-name="P4">
Source: <text:a xlink:type="simple" xlink:href="https://www.ukrinform.ua/rubric-polytics/3690115-finlandia-dolucilas-do-roboti-z-pritagnenna-do-vidpovidalnosti-lideriv-rf.html" text:style-name="Internet_20_link" text:visited-style-name="Visited_20_Internet_20_Link">
https://www.ukrinform.ua/rubric-polytics/3690115-finlandia-dolucilas-do-roboti-z-pritagnenna-do-vidpovidalnosti-lideriv-rf.html</text:a>
</text:p>
      <!--NEWS-->
      <text:h text:style-name="P10" text:outline-level="1">
<text:span text:style-name="T4">
В Україні змінилися правила продажу рецептурних ліків</text:span>
</text:h>
      <text:p text:style-name="P4">
Authors: Ukrinform (Person)</text:p>
      <text:p text:style-name="P4">
Publisher: Укринформ (Organization)</text:p>
      <text:p text:style-name="P4">
Published Time: 2023-04-01T-34:12:00+03:00</text:p>
      <text:p text:style-name="P4">
Modified Time: 2023-04-01T00:12:00+03:00</text:p>
      <text:p text:style-name="P4">
Description: В Україні з 1 квітня рецептурні лікарські препарати відпускатимуться за електронним рецептом, поряд з яким продовжить діяти і паперовий рецепт. — Укрінформ.</text:p>
      <text:p text:style-name="P4">
Images: ["<text:a xlink:type="simple" xlink:href="https://static.ukrinform.com/photos/2018_08/thumb_files/630_360_1535285334-9009.jpg" text:style-name="Internet_20_link" text:visited-style-name="Visited_20_Internet_20_Link">
630_360_15352...</text:a>
"]</text:p>
      <text:p text:style-name="P4">
Tags: ['Ліки', 'Аптека', "Здоров'я", 'Е-рецепт']</text:p>
      <text:p text:style-name="P4">
Type: Article</text:p>
      <!--METADATA-->
      <text:p text:style-name="P4">
<draw:frame draw:style-name="fr1" draw:name="Image338" text:anchor-type="as-char" svg:width="6.9236in" svg:height="3.956343in" draw:z-index="0">
<draw:image xlink:href="../Images/yкринформ/2023-04-01T-34-12-00-03-00/630_360_1535285334-9009.jpg" xlink:type="simple" xlink:show="embed" xlink:actuate="onLoad" draw:mime-type="image/jpeg"/>
</draw:frame>
 ВУкраїні з 1 квітня рецептурні лікарські препарати відпускатимуться заелектронним рецептом, поряд з яким продовжить діяти і паперовий рецепт.</text:p>
      <text:p text:style-name="P4">
Про це повідомляє <text:a xlink:type="simple" xlink:href="http://moz.gov.ua/article/news/z-1-kvitnja-recepturni-preparati-mozhna-bude-otrimati-ne-lishe-za-paperovim-a-j-za-elektronnim-recepom-" text:style-name="Internet_20_link" text:visited-style-name="Visited_20_Internet_20_Link">
 </text:a>
 , передає Укрінформ.</text:p>
      <text:p text:style-name="P4">
«Починаючи з 1 квітня рецептурні ліки можна буде придбати в аптеці заелектронним рецептом, це зробить процес призначення простішим та ефективним.Однак в Україні паперові рецепти продовжать діяти, щонайменше до закінченнявоєнного стану», - йдеться в повідомленні.</text:p>
      <text:p text:style-name="P4">
Як зазначили МОЗ, відпуск рецептурних препаратів і раніше відбувався запризначенням лікаря, а тепер пацієнт задля своєї ж зручності зможе сам обрати,за яким рецептом він бажає придбати ліки – електронним або паперовим. Е-рецептпошириться на всі зареєстровані в Україні лікарські засоби, що підлягаютьвідпуску за рецептом лікаря, та які пацієнт купує за власні кошти.</text:p>
      <text:p text:style-name="P4">
При цьому в міністерстві стверджують, що перелік рецептурних ліків нерозширюється і не змінюється.</text:p>
      <text:p text:style-name="P4">
Виписати рецепт можуть лікарі усіх спеціальностей державних, комунальних чиприватних клінік, або ж лікар-ФОП.</text:p>
      <text:p text:style-name="P4">
Зокрема, під час огляду лікар сформує електронне призначення, вказавши діючуречовину, дозування, тривалість курсу та інструкції з прийому ліків.</text:p>
      <text:p text:style-name="P4">
<text:span text:style-name="T4">
Читайте також:</text:span>
 <text:span text:style-name="T4">
<text:a xlink:type="simple" xlink:href="https://www.ukrinform.ua/rubric-society/3658800-bezoplatni-preparati-vid-bronhialnoi-astmi-vklucili-u-programu-dostupni-liki.html" text:style-name="Internet_20_link" text:visited-style-name="Visited_20_Internet_20_Link">
 </text:a>
 </text:span>
</text:p>
      <text:p text:style-name="P4">
А у разі, якщо пацієнт має гостре чи хронічне захворювання або потребуєпродовження лікування чи профілактики, електронний рецепт на потрібні лікиможна буде отримати дистанційно, звернувшись до свого сімейного лікарядоступним засобом звʼязку. Для цього в системі попередньо обовʼязково має бутизафіксований діагноз та призначення від лікаря. Так призначення ліків завждибудуть доступні у смартфоні, пояснили у <text:span text:style-name="T4">
<text:a xlink:type="simple" xlink:href="https://www.ukrinform.ua/tag-moz" text:style-name="Internet_20_link" text:visited-style-name="Visited_20_Internet_20_Link">
 </text:a>
 </text:span>
 .</text:p>
      <text:p text:style-name="P4">
Водночас якщо пацієнт чи його близькі не мають мобільного телефону, лікарзможе зробити призначення на паперовому рецептурному бланку.</text:p>
      <text:p text:style-name="P4">
Для того, щоб отримати електронний рецепт на рецептурний препарат, необхіднообовʼязково звернутися до лікаря на прийом. Під час огляду лікар за потребизареєструє пацієнта в електронній системі охорони здоровʼя (ЕСОЗ) та сформуєе-рецепт, вказавши діючу речовину, дозування, тривалість курсу та інструкції зприйому ліків. Після цього пацієнт отримає СМС-повідомлення з номеромелектронного рецепта та унікальним кодом його погашення.</text:p>
      <text:p text:style-name="P4">
Знайти аптеку, яка відпускає ліки за електронним рецептом можна, скориставшись<text:a xlink:type="simple" xlink:href="http://bit.ly/4054WGA" text:style-name="Internet_20_link" text:visited-style-name="Visited_20_Internet_20_Link">
 </text:a>
 , який підкаже адресу найближчої аптеки. Для цьогодостатньо ввести чи обрати з переліку в пошуковому рядку назву населеногопункту.</text:p>
      <text:p text:style-name="P4">
Придбати ліки за електронним рецептом в аптеці можна протягом 10 днів (якщо ценаркотичні (психотропні) ліки) або протягом 30 днів (для решти рецептурнихпрепаратів).</text:p>
      <text:p text:style-name="P4">
<text:span text:style-name="T4">
Читайте також:</text:span>
 <text:span text:style-name="T4">
<text:a xlink:type="simple" xlink:href="https://www.ukrinform.ua/rubric-society/3539496-dla-otrimanna-erecepta-na-antibiotiki-deklaracia-ne-obovazkova-rozasnenna-moz.html" text:style-name="Internet_20_link" text:visited-style-name="Visited_20_Internet_20_Link">
 </text:a>
 </text:span>
</text:p>
      <text:p text:style-name="P4">
Для того, щоб придбати ліки, достатньо повідомити фармацевту потрібніреквізити з СМС – номер рецепта та код погашення.</text:p>
      <text:p text:style-name="P4">
«Завдяки доступу до медичної інформації в ЕСОЗ, особистий лікар зможепереглянути історичні меддані, дізнатися про супутні захворювання та іншуінформацію, яка необхідна для призначення ефективного лікування», додали такожу <text:span text:style-name="T4">
<text:a xlink:type="simple" xlink:href="https://www.ukrinform.ua/tag-moz" text:style-name="Internet_20_link" text:visited-style-name="Visited_20_Internet_20_Link">
 </text:a>
 </text:span>
 .</text:p>
      <text:p text:style-name="P4">
При цьому зазначається, що в регіонах, де ведуться бойові дії, рецепт длявідпуску рецептурних препаратів не потрібен, окрім наркотичних (психотропних),сильнодіючих (отруйних речовин).</text:p>
      <text:p text:style-name="P4">
Також військові адміністрації, підрозділи ЗСУ, залучені волонтерські таблагодійні організації можуть закуповувати рецептурні ліки для потреб воєнногочасу гуртово безпосередньо у дистриб’юторів і для цього рецепт теж непотрібен.</text:p>
      <text:p text:style-name="P4">
<text:span text:style-name="T4">
Читайте також:</text:span>
 <text:span text:style-name="T4">
<text:a xlink:type="simple" xlink:href="https://www.ukrinform.ua/rubric-society/3614212-v-ukraini-majze-11-tisac-aptek-vidpuskaut-insulin-za-programou-reimbursacii.html" text:style-name="Internet_20_link" text:visited-style-name="Visited_20_Internet_20_Link">
 </text:a>
 </text:span>
</text:p>
      <text:p text:style-name="P4">
Як повідомлялося, з 1 серпня 2022 року було запроваджено електронний рецепт наантибіотики, з 1 листопада – на наркотичні (психотропні) препарати. Станом наберезень 2023 року виписано 691 936 електронних рецептів на антибактеріальнізасоби і 20 118 – на засоби наркотичні (психотропні).</text:p>
      <text:p text:style-name="P4">
Source: <text:a xlink:type="simple" xlink:href="https://www.ukrinform.ua/rubric-society/3689917-v-ukraini-zminilisa-pravila-prodazu-recepturnih-likiv.html" text:style-name="Internet_20_link" text:visited-style-name="Visited_20_Internet_20_Link">
https://www.ukrinform.ua/rubric-society/3689917-v-ukraini-zminilisa-pravila-prodazu-recepturnih-likiv.html</text:a>
</text:p>
      <!--NEWS-->
      <text:h text:style-name="P10" text:outline-level="1">
<text:span text:style-name="T4">
В Україні змінилися правила продажу рецептурних ліків</text:span>
</text:h>
      <text:p text:style-name="P4">
Authors: Ukrinform (Person)</text:p>
      <text:p text:style-name="P4">
Publisher: Укринформ (Organization)</text:p>
      <text:p text:style-name="P4">
Published Time: 2023-04-01T00:12:00+03:00</text:p>
      <text:p text:style-name="P4">
Modified Time: 2023-04-01T00:12:00+03:00</text:p>
      <text:p text:style-name="P4">
Description: В Україні з 1 квітня рецептурні лікарські препарати відпускатимуться за електронним рецептом, поряд з яким продовжить діяти і паперовий рецепт. — Укрінформ.</text:p>
      <text:p text:style-name="P4">
Images: ["<text:a xlink:type="simple" xlink:href="https://static.ukrinform.com/photos/2018_08/thumb_files/630_360_1535285334-9009.jpg" text:style-name="Internet_20_link" text:visited-style-name="Visited_20_Internet_20_Link">
630_360_15352...</text:a>
"]</text:p>
      <text:p text:style-name="P4">
Tags: ['Ліки', 'Аптека', "Здоров'я", 'Е-рецепт']</text:p>
      <text:p text:style-name="P4">
Type: Article</text:p>
      <!--METADATA-->
      <text:p text:style-name="P4">
<draw:frame draw:style-name="fr1" draw:name="Image339" text:anchor-type="as-char" svg:width="6.9236in" svg:height="3.956343in" draw:z-index="0">
<draw:image xlink:href="../Images/yкринформ/2023-04-01T00-12-00-03-00/630_360_1535285334-9009.jpg" xlink:type="simple" xlink:show="embed" xlink:actuate="onLoad" draw:mime-type="image/jpeg"/>
</draw:frame>
 В Україніз 1 квітня рецептурні лікарські препарати відпускатимуться за електроннимрецептом, поряд з яким продовжить діяти і паперовий рецепт.</text:p>
      <text:p text:style-name="P4">
Про це повідомляє <text:a xlink:type="simple" xlink:href="http://moz.gov.ua/article/news/z-1-kvitnja-recepturni-preparati-mozhna-bude-otrimati-ne-lishe-za-paperovim-a-j-za-elektronnim-recepom-" text:style-name="Internet_20_link" text:visited-style-name="Visited_20_Internet_20_Link">
 </text:a>
 , передає Укрінформ.</text:p>
      <text:p text:style-name="P4">
«Починаючи з 1 квітня рецептурні ліки можна буде придбати в аптеці заелектронним рецептом, це зробить процес призначення простішим та ефективним.Однак в Україні паперові рецепти продовжать діяти, щонайменше до закінченнявоєнного стану», - йдеться в повідомленні.</text:p>
      <text:p text:style-name="P4">
Як зазначили МОЗ, відпуск рецептурних препаратів і раніше відбувався запризначенням лікаря, а тепер пацієнт задля своєї ж зручності зможе сам обрати,за яким рецептом він бажає придбати ліки – електронним або паперовим. Е-рецептпошириться на всі зареєстровані в Україні лікарські засоби, що підлягаютьвідпуску за рецептом лікаря, та які пацієнт купує за власні кошти.</text:p>
      <text:p text:style-name="P4">
При цьому в міністерстві стверджують, що перелік рецептурних ліків нерозширюється і не змінюється.</text:p>
      <text:p text:style-name="P4">
Виписати рецепт можуть лікарі усіх спеціальностей державних, комунальних чиприватних клінік, або ж лікар-ФОП.</text:p>
      <text:p text:style-name="P4">
Зокрема, під час огляду лікар сформує електронне призначення, вказавши діючуречовину, дозування, тривалість курсу та інструкції з прийому ліків.</text:p>
      <text:p text:style-name="P4">
<text:span text:style-name="T4">
Читайте також:</text:span>
 <text:span text:style-name="T4">
<text:a xlink:type="simple" xlink:href="https://www.ukrinform.ua/rubric-society/3658800-bezoplatni-preparati-vid-bronhialnoi-astmi-vklucili-u-programu-dostupni-liki.html" text:style-name="Internet_20_link" text:visited-style-name="Visited_20_Internet_20_Link">
 </text:a>
 </text:span>
</text:p>
      <text:p text:style-name="P4">
А у разі, якщо пацієнт має гостре чи хронічне захворювання або потребуєпродовження лікування чи профілактики, електронний рецепт на потрібні лікиможна буде отримати дистанційно, звернувшись до свого сімейного лікарядоступним засобом звʼязку. Для цього в системі попередньо обовʼязково має бутизафіксований діагноз та призначення від лікаря. Так призначення ліків завждибудуть доступні у смартфоні, пояснили у <text:span text:style-name="T4">
<text:a xlink:type="simple" xlink:href="https://www.ukrinform.ua/tag-moz" text:style-name="Internet_20_link" text:visited-style-name="Visited_20_Internet_20_Link">
 </text:a>
 </text:span>
 .</text:p>
      <text:p text:style-name="P4">
Водночас якщо пацієнт чи його близькі не мають мобільного телефону, лікарзможе зробити призначення на паперовому рецептурному бланку.</text:p>
      <text:p text:style-name="P4">
Для того, щоб отримати електронний рецепт на рецептурний препарат, необхіднообовʼязково звернутися до лікаря на прийом. Під час огляду лікар за потребизареєструє пацієнта в електронній системі охорони здоровʼя (ЕСОЗ) та сформуєе-рецепт, вказавши діючу речовину, дозування, тривалість курсу та інструкції зприйому ліків. Після цього пацієнт отримає СМС-повідомлення з номеромелектронного рецепта та унікальним кодом його погашення.</text:p>
      <text:p text:style-name="P4">
Знайти аптеку, яка відпускає ліки за електронним рецептом можна, скориставшись<text:a xlink:type="simple" xlink:href="http://bit.ly/4054WGA" text:style-name="Internet_20_link" text:visited-style-name="Visited_20_Internet_20_Link">
 </text:a>
 , який підкаже адресу найближчої аптеки. Для цьогодостатньо ввести чи обрати з переліку в пошуковому рядку назву населеногопункту.</text:p>
      <text:p text:style-name="P4">
Придбати ліки за електронним рецептом в аптеці можна протягом 10 днів (якщо ценаркотичні (психотропні) ліки) або протягом 30 днів (для решти рецептурнихпрепаратів).</text:p>
      <text:p text:style-name="P4">
<text:span text:style-name="T4">
Читайте також:</text:span>
 <text:span text:style-name="T4">
<text:a xlink:type="simple" xlink:href="https://www.ukrinform.ua/rubric-society/3539496-dla-otrimanna-erecepta-na-antibiotiki-deklaracia-ne-obovazkova-rozasnenna-moz.html" text:style-name="Internet_20_link" text:visited-style-name="Visited_20_Internet_20_Link">
 </text:a>
 </text:span>
</text:p>
      <text:p text:style-name="P4">
Для того, щоб придбати ліки, достатньо повідомити фармацевту потрібніреквізити з СМС – номер рецепта та код погашення.</text:p>
      <text:p text:style-name="P4">
«Завдяки доступу до медичної інформації в ЕСОЗ, особистий лікар зможепереглянути історичні меддані, дізнатися про супутні захворювання та іншуінформацію, яка необхідна для призначення ефективного лікування», додали такожу <text:span text:style-name="T4">
<text:a xlink:type="simple" xlink:href="https://www.ukrinform.ua/tag-moz" text:style-name="Internet_20_link" text:visited-style-name="Visited_20_Internet_20_Link">
 </text:a>
 </text:span>
 .</text:p>
      <text:p text:style-name="P4">
При цьому зазначається, що в регіонах, де ведуться бойові дії, рецепт длявідпуску рецептурних препаратів не потрібен, окрім наркотичних (психотропних),сильнодіючих (отруйних речовин).</text:p>
      <text:p text:style-name="P4">
Також військові адміністрації, підрозділи ЗСУ, залучені волонтерські таблагодійні організації можуть закуповувати рецептурні ліки для потреб воєнногочасу гуртово безпосередньо у дистриб’юторів і для цього рецепт теж непотрібен.</text:p>
      <text:p text:style-name="P4">
<text:span text:style-name="T4">
Читайте також:</text:span>
 <text:span text:style-name="T4">
<text:a xlink:type="simple" xlink:href="https://www.ukrinform.ua/rubric-society/3614212-v-ukraini-majze-11-tisac-aptek-vidpuskaut-insulin-za-programou-reimbursacii.html" text:style-name="Internet_20_link" text:visited-style-name="Visited_20_Internet_20_Link">
 </text:a>
 </text:span>
</text:p>
      <text:p text:style-name="P4">
Як повідомлялося, з 1 серпня 2022 року було запроваджено електронний рецепт наантибіотики, з 1 листопада – на наркотичні (психотропні) препарати. Станом наберезень 2023 року виписано 691 936 електронних рецептів на антибактеріальнізасоби і 20 118 – на засоби наркотичні (психотропні).</text:p>
      <text:p text:style-name="P4">
Source: <text:a xlink:type="simple" xlink:href="https://www.ukrinform.ua/rubric-society/3689917-v-ukraini-zminilisa-pravila-prodazu-recepturnih-likiv.html" text:style-name="Internet_20_link" text:visited-style-name="Visited_20_Internet_20_Link">
https://www.ukrinform.ua/rubric-society/3689917-v-ukraini-zminilisa-pravila-prodazu-recepturnih-likiv.html</text:a>
</text:p>
      <!--NEWS-->
      <text:h text:style-name="P10" text:outline-level="1">
<text:span text:style-name="T4">
Фінляндія долучилась до роботи з притягнення до відповідальності лідерів рф</text:span>
</text:h>
      <text:p text:style-name="P4">
Authors: Ukrinform (Person)</text:p>
      <text:p text:style-name="P4">
Publisher: Укринформ (Organization)</text:p>
      <text:p text:style-name="P4">
Published Time: 2023-04-01T00:20:00+03:00</text:p>
      <text:p text:style-name="P4">
Modified Time: 2023-04-01T00:20:00+03:00</text:p>
      <text:p text:style-name="P4">
Description: Фінляндія долучилась до міжнародних зусиль з притягнення до відповідальності російських лідерів, винних у розв’язанні війни проти України. — Укрінформ.</text:p>
      <text:p text:style-name="P4">
Images: ["<text:a xlink:type="simple" xlink:href="https://static.ukrinform.com/photos/2019_09/thumb_files/630_360_1568299832-128.jpg" text:style-name="Internet_20_link" text:visited-style-name="Visited_20_Internet_20_Link">
630_360_15682...</text:a>
"]</text:p>
      <text:p text:style-name="P4">
Tags: ['Фінляндія', 'Трибунал', 'Україна', 'Агресія РФ', 'Воєнні злочини', 'Війна з росією']</text:p>
      <text:p text:style-name="P4">
Type: Article</text:p>
      <!--METADATA-->
      <text:p text:style-name="P4">
<draw:frame draw:style-name="fr1" draw:name="Image340" text:anchor-type="as-char" svg:width="6.9236in" svg:height="3.956343in" draw:z-index="0">
<draw:image xlink:href="../Images/yкринформ/2023-04-01T00-20-00-03-00/630_360_1568299832-128.jpg" xlink:type="simple" xlink:show="embed" xlink:actuate="onLoad" draw:mime-type="image/jpeg"/>
</draw:frame>
 Фінляндіядолучилась до міжнародних зусиль з притягнення до відповідальності російськихлідерів, винних у розв’язанні війни проти України.</text:p>
      <text:p text:style-name="P4">
Про це сказав президент скандинавської держави Саулі Нііністьо на Бучанськомусаміті, передає Укрінформ.</text:p>
      <text:p text:style-name="P4">
«Фінляндія долучилася до роботи з притягнення до відповідальності російськихлідерів за злочин агресії. І ми чекаємо на створення міжнародного реєструзавданої шкоди, як було рекомендовано ГА ООН... Фінляндія підтримує роботуукраїнської влади та МКС», - сказав він.</text:p>
      <text:p text:style-name="P4">
<text:span text:style-name="T4">
Читайте також:</text:span>
 <text:span text:style-name="T4">
<text:a xlink:type="simple" xlink:href="https://www.ukrinform.ua/rubric-world/3689502-u-finlandii-znacno-poslabilasa-spigunska-dialnist-rosian-rozvidka.html" text:style-name="Internet_20_link" text:visited-style-name="Visited_20_Internet_20_Link">
 </text:a>
 </text:span>
</text:p>
      <text:p text:style-name="P4">
Президент підкреслив, що людство не може просто відвести очі від того, як світпобачив усі звірства, які чинили російські військові, не може не зберегтипам’ять про жертв. Міжнародна спільнота повинна чітко заявити: «Це не повиннозалишитися безкарним».</text:p>
      <text:p text:style-name="P4">
російський напад на Україну – це грубе порушення міжнародного права,підкреслив фінський лідер. Він нагадав, що закони війни забороняють чинититакі жорстокі дії, які всі побачили в Україні.</text:p>
      <text:p text:style-name="P4">
«росіяни чинили їх проти цивільних, руйнували лікарні, дитсадки, церкви. Мибачили, що на звільнених територіях були знайдені тіла зі свідченнями тортур істрат. Є підтверджені дані щодо депортації, фільтраційні табори…. За все цеповинна бути відповідальність», - підкреслив політик.</text:p>
      <text:p text:style-name="P4">
<text:span text:style-name="T4">
Читайте також:</text:span>
 <text:span text:style-name="T4">
<text:a xlink:type="simple" xlink:href="https://www.ukrinform.ua/rubric-polytics/3689641-genocid-ukrainciv-zadokumentuut-u-ramkah-moskovskogo-mehanizmu-cimbaluk.html" text:style-name="Internet_20_link" text:visited-style-name="Visited_20_Internet_20_Link">
 </text:a>
 </text:span>
</text:p>
      <text:p text:style-name="P4">
Він зазначив, що під час його відвідання Бучі в січні цього року був вражениймасштабом людських страждань і зворушений рішучістю і єдністю народу. Українціхоробро захищають свою державу та побудуть одного дня процвітаюче майбутнє, -переконаний Нііністьо.</text:p>
      <text:p text:style-name="P4">
<text:span text:style-name="T4">
<text:a xlink:type="simple" xlink:href="https://www.ukrinform.ua/tag-finlandia" text:style-name="Internet_20_link" text:visited-style-name="Visited_20_Internet_20_Link">
 </text:a>
 </text:span>
 , за словами її лідера,підтримує незалежність, суверенітет і територіальну цілісність України й цяпозиція буде незмінною: Фінляндія стоїть на її боці України, - сказав він.</text:p>
      <text:p text:style-name="P4">
Як повідомлялося, Україна розраховує на ухвалення у квітні Генеральноюасамблеєю ООН резолюції щодо відповідальності за воєнні злочини в України тапідтримку спецтрибуналу проти росії.</text:p>
      <text:p text:style-name="P4">
Source: <text:a xlink:type="simple" xlink:href="https://www.ukrinform.ua/rubric-polytics/3690115-finlandia-dolucilas-do-roboti-z-pritagnenna-do-vidpovidalnosti-lideriv-rf.html" text:style-name="Internet_20_link" text:visited-style-name="Visited_20_Internet_20_Link">
https://www.ukrinform.ua/rubric-polytics/3690115-finlandia-dolucilas-do-roboti-z-pritagnenna-do-vidpovidalnosti-lideriv-rf.html</text:a>
</text:p>
      <!--NEWS-->
      <text:h text:style-name="P10" text:outline-level="1">
<text:span text:style-name="T4">
Буча дала знати всьому світові, про що йдеться у цій війні – Шольц</text:span>
</text:h>
      <text:p text:style-name="P4">
Authors: Ukrinform (Person)</text:p>
      <text:p text:style-name="P4">
Publisher: Укринформ (Organization)</text:p>
      <text:p text:style-name="P4">
Published Time: 2023-04-01T00:36:00+03:00</text:p>
      <text:p text:style-name="P4">
Modified Time: 2023-04-01T00:36:00+03:00</text:p>
      <text:p text:style-name="P4">
Description: Світ сьогодні цілком усвідомлює, яка доля чекала б на українців, виграй росія розв’язану нею війну, але росія не переможе. — Укрінформ.</text:p>
      <text:p text:style-name="P4">
Images: ["<text:a xlink:type="simple" xlink:href="https://static.ukrinform.com/photos/2023_02/thumb_files/630_360_1677321417-359.jpg" text:style-name="Internet_20_link" text:visited-style-name="Visited_20_Internet_20_Link">
630_360_16773...</text:a>
"]</text:p>
      <text:p text:style-name="P4">
Tags: ['Буча', 'Німеччина', 'Саміт', 'Україна', 'Агресія РФ', 'Воєнні злочини', 'МКС', 'Шольц', 'Війна з росією']</text:p>
      <text:p text:style-name="P4">
Type: Article</text:p>
      <!--METADATA-->
      <text:p text:style-name="P4">
<draw:frame draw:style-name="fr1" draw:name="Image341" text:anchor-type="as-char" svg:width="6.9236in" svg:height="3.956343in" draw:z-index="0">
<draw:image xlink:href="../Images/yкринформ/2023-04-01T00-36-00-03-00/630_360_1677321417-359.jpg" xlink:type="simple" xlink:show="embed" xlink:actuate="onLoad" draw:mime-type="image/jpeg"/>
</draw:frame>
 Світсьогодні цілком усвідомлює, яка доля чекала б на українців, виграй росіярозв’язану нею війну, але росія не переможе.</text:p>
      <text:p text:style-name="P4">
Про це заявив канцлер ФРН Олаф Шольц у відеозверненні до Бучанського саміту,передає кореспондент Укрінформу.</text:p>
      <text:p text:style-name="P4">
«Буча дала знати всьому світові, про що йдеться у цій війні», - зазначивканцлер.</text:p>
      <text:p text:style-name="P4">
<text:span text:style-name="T4">
Читайте також:</text:span>
 <text:span text:style-name="T4">
<text:a xlink:type="simple" xlink:href="https://www.ukrinform.ua/rubric-polytics/3690107-stati-ne-zabudut-postrazdalih-vid-vijni-ta-vbitih-rosianami-ukrainciv-blinken.html" text:style-name="Internet_20_link" text:visited-style-name="Visited_20_Internet_20_Link">
 </text:a>
 </text:span>
</text:p>
      <text:p text:style-name="P4">
За його словами, серед різних жахів путінської росії, завданих Україні, самеце містечко стоїть окремо.</text:p>
      <text:p text:style-name="P4">
Картини руйнувань, людських страждань, розстріляних автомобілів з цілимиродинами, які намагалися втекти від війни, все це побачив світ.</text:p>
      <text:p text:style-name="P4">
«І відтоді світ знає, якими були наміри російської сторони. І ми знаємо, якадоля спіткала б Україну, якби росія перемогла. Але росія не переможе, тому щоми об’єднані. Ми виступаємо проти російської агресії одностайно», - підкресливнімецький лідер.</text:p>
      <text:p text:style-name="P4">
<text:span text:style-name="T4">
Читайте також:</text:span>
 <text:span text:style-name="T4">
<text:a xlink:type="simple" xlink:href="https://www.ukrinform.ua/rubric-ato/3690101-ucasniki-bucanskogo-samitu-uklali-deklaraciu-sodo-vidpovidalnosti-rf-za-skoeni-v-ukraini-zlocini.html" text:style-name="Internet_20_link" text:visited-style-name="Visited_20_Internet_20_Link">
 </text:a>
 </text:span>
</text:p>
      <text:p text:style-name="P4">
Жахливі сцени страждань і руйнувань закарбувалися також і в пам’яті самогоШольца, який влітку минулого року відвідав Ірпінь. Він додав, що ще довго людипри слові «Буча» будуть думати про російську загарбницьку війну проти України.</text:p>
      <text:p text:style-name="P4">
Шольц підкреслив, що винних буде притягнуто до відповідальності.</text:p>
      <text:p text:style-name="P4">
«Ми маємо спільну мету: немає бути безкарності за воєнні злочини», - сказавглава уряду ФРН.</text:p>
      <text:p text:style-name="P4">
<text:span text:style-name="T4">
Читайте також:</text:span>
 <text:span text:style-name="T4">
<text:a xlink:type="simple" xlink:href="https://www.ukrinform.ua/rubric-ato/3690106-zelenskij-bude-novij-nurnberg-sodo-rasistiv.html" text:style-name="Internet_20_link" text:visited-style-name="Visited_20_Internet_20_Link">
 </text:a>
 </text:span>
</text:p>
      <text:p text:style-name="P4">
За його словами, Берлін підтримує всі міжнародні зусилля для того, щобисприяти притягненню до суду за російські злочини, скоєні в Україні.</text:p>
      <text:p text:style-name="P4">
«Німеччина підтримує МКС у Гаазі у проведенні розслідувань. А нещодавнооголошені ним кроки (видача ордера на арешт володимира путіна - ред.) виразнопоказують: ніхто не стоїть над законом», - сказав канцлер.</text:p>
      <text:p text:style-name="P4">
Як повідомлялося, 31 березня в Києві відбувся Бучанський саміт. За словамиПрезидента Володимира Зеленського, до нього долучилося майже 50 іноземнихдержав і організацій.</text:p>
      <text:p text:style-name="P4">
<text:span text:style-name="T5">
Фото: bundeskanzler.de</text:span>
</text:p>
      <text:p text:style-name="P4">
Source: <text:a xlink:type="simple" xlink:href="https://www.ukrinform.ua/rubric-polytics/3690116-buca-dala-znati-vsomu-svitovi-pro-so-jdetsa-u-cij-vijni-solc.html" text:style-name="Internet_20_link" text:visited-style-name="Visited_20_Internet_20_Link">
https://www.ukrinform.ua/rubric-polytics/3690116-buca-dala-znati-vsomu-svitovi-pro-so-jdetsa-u-cij-vijni-solc.html</text:a>
</text:p>
      <!--NEWS-->
      <text:h text:style-name="P10" text:outline-level="1">
<text:span text:style-name="T4">
Перекладач для англомовної версії сайту</text:span>
</text:h>
      <text:p text:style-name="P4">
Authors: Ukrinform (Person)</text:p>
      <text:p text:style-name="P4">
Publisher: Укринформ (Organization)</text:p>
      <text:p text:style-name="P4">
Published Time: 2023-04-01T00:53:00+03:00</text:p>
      <text:p text:style-name="P4">
Modified Time: 2023-04-01T00:53:00+03:00</text:p>
      <text:p text:style-name="P4">
Description: Українське національне інформаційне агентство «Укрінформ» шукає перекладача для англомовної версії сайту (повна зайнятість, офіційне працевлаштування). — Укрінформ.</text:p>
      <text:p text:style-name="P4">
Images: ["<text:a xlink:type="simple" xlink:href="https://static.ukrinform.com/photos/2023_02/thumb_files/630_360_1676289797-474.jpg" text:style-name="Internet_20_link" text:visited-style-name="Visited_20_Internet_20_Link">
630_360_16762...</text:a>
"]</text:p>
      <text:p text:style-name="P4">
Tags: ['Укрінформ']</text:p>
      <text:p text:style-name="P4">
Type: Article</text:p>
      <!--METADATA-->
      <text:p text:style-name="P4">
<draw:frame draw:style-name="fr1" draw:name="Image342" text:anchor-type="as-char" svg:width="6.9236in" svg:height="3.956343in" draw:z-index="0">
<draw:image xlink:href="../Images/yкринформ/2023-04-01T00-53-00-03-00/630_360_1676289797-474.jpg" xlink:type="simple" xlink:show="embed" xlink:actuate="onLoad" draw:mime-type="image/jpeg"/>
</draw:frame>
 Українськенаціональне інформаційне агентство «Укрінформ» шукає перекладача дляангломовної версії сайту (повна зайнятість, офіційне працевлаштування).</text:p>
      <text:p text:style-name="P4">
Робота полягає в перекладі новинних повідомлень та інших інформаційнихматеріалів з української на англійську.</text:p>
      <text:p text:style-name="P4">
<text:span text:style-name="T4">
Вимоги:</text:span>
</text:p>
      <ul>
        <li>
Вища освіта;   * Володіння письмовою англійською мовою на рівні не нижче С1;   * Досвід перекладацької роботи;   * Обізнаність з політичною ситуацією в Україні та світі;   * Відповідальне ставлення до роботи.</li>
      </ul>
      <text:p text:style-name="P4">
Заробітна плата - в залежності від кваліфікації і досвіду роботи.</text:p>
      <text:p text:style-name="P4">
Можлива дистанційна робота, але виключно на території України. Подачадокументів на працевлаштування - у Києві особисто.</text:p>
      <text:p text:style-name="P4">
Резюме можна надсилати на пошту <text:a xlink:type="simple" xlink:href="http://mailto:yevgeniy.voytsitskij@yahoo.com" text:style-name="Internet_20_link" text:visited-style-name="Visited_20_Internet_20_Link">
</text:a>
</text:p>
      <text:p text:style-name="P4">
Source: <text:a xlink:type="simple" xlink:href="https://www.ukrinform.ua/rubric-society/3677239-ukrinform-vidkrivae-vakansiu-perekladaca-dla-anglomovnoi-versii-sajtu.html" text:style-name="Internet_20_link" text:visited-style-name="Visited_20_Internet_20_Link">
https://www.ukrinform.ua/rubric-society/3677239-ukrinform-vidkrivae-vakansiu-perekladaca-dla-anglomovnoi-versii-sajtu.html</text:a>
</text:p>
      <!--NEWS-->
      <text:h text:style-name="P10" text:outline-level="1">
<text:span text:style-name="T4">
Визначення поняття «кібервійна» дасть змогу притягувати до відповідальності окупантів</text:span>
</text:h>
      <text:p text:style-name="P4">
Author: ['АРМІЯINFORM']</text:p>
      <text:p text:style-name="P4">
Time: 2023-04-01T98:00:00-04:00</text:p>
      <text:p text:style-name="P4">
Description: Заступник Секретаря Ради національної безпеки і оборони України Сергій Демедюк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whatsapp-image-2023-03-31-at-16.00.25-2.jpeg" text:style-name="Internet_20_link" text:visited-style-name="Visited_20_Internet_20_Link">
whatsapp-image-2023-03-31-at-16.00.25-2.jpeg</text:a>
', '<text:a xlink:type="simple" xlink:href="https://www.rnbo.gov.ua/files/%D0%94%D0%B5%D0%BC%D0%B5%D0%B4%D1%8E%D0%BA/31032023/WhatsApp%20Image%202023-03-31%20at%2016.00.25%20(1).jpeg" text:style-name="Internet_20_link" text:visited-style-name="Visited_20_Internet_20_Link">
WhatsApp%20Image%202023-03-31%20at%2016.00.25%20(1).jpeg</text:a>
']</text:p>
      <text:p text:style-name="P4">
Tags: ['РНБО']</text:p>
      <text:p text:style-name="P4">
Category: News</text:p>
      <!--METADATA-->
      <text:p text:style-name="P4">
<draw:frame draw:style-name="fr1" draw:name="Image343" text:anchor-type="as-char" svg:width="6.9236in" svg:height="4.615733in" draw:z-index="0">
<draw:image xlink:href="../Images/AРМІЯINFORM/2023-04-01T98-00-00-04-00/whatsapp-image-2023-03-31-at-16.00.25-2.jpeg" xlink:type="simple" xlink:show="embed" xlink:actuate="onLoad" draw:mime-type="image/jpeg"/>
</draw:frame>
</text:p>
      <text:p text:style-name="P4">
Заступник Секретаря Ради національної безпеки і оборони України Сергій Демедюкта заступник керівника служби з питань інформаційної безпеки та кібербезпеки –керівник управління інформаційної безпеки Апарату РНБО України ВолодимирЗвєрєв 30 березня 2023 року взяли участь у щорічній Всеукраїнській науково-практичній конференції, присвяченій розв’язанню проблем управлінняінформаційною безпекою держави. Про це<text:a xlink:type="simple" xlink:href="https://www.rnbo.gov.ua/ua/Diialnist/6222.html" text:style-name="Internet_20_link" text:visited-style-name="Visited_20_Internet_20_Link">
йдеться</text:a>
 на сайті РНБОУкраїни.</text:p>
      <text:p text:style-name="P4">
У заході, організованому Національною академією СБУ, також взяли участьпредставники Міністерства оборони України, Служби безпеки України, ГенштабуЗСУ, Національної поліції України, Держспецзв’язку, Комітету Верховної РадиУкраїни з питань національної безпеки, оборони та розвідки, Київської торгово-промислової палати, НАН України, ЗВО та медіаспільноти.</text:p>
      <text:p text:style-name="P4">
З-поміж питань, які розглядалися під час конференції, особливу увагу булоприділено важливості нормативного визначення поняття «кібервійни».</text:p>
      <text:p text:style-name="P4">
<draw:frame draw:style-name="fr1" draw:name="Image344" text:anchor-type="as-char" svg:width="6.9236in" svg:height="4.612849in" draw:z-index="0">
<draw:image xlink:href="../Images/AРМІЯINFORM/2023-04-01T98-00-00-04-00/WhatsApp%20Image%202023-03-31%20at%2016.00.25%20(1).jpeg" xlink:type="simple" xlink:show="embed" xlink:actuate="onLoad" draw:mime-type="image/jpeg"/>
</draw:frame>
«Сьогоднікожен відповідно до своїх знань і досвіду визначає поняття «кібервійни». Алежодна країна світу досі не має єдиного чіткого формулювання. Маємо визначитисяз поняттям «кібервійна» та його тлумаченням. Це сприятиме притягненню довідповідальності тих, хто чинить воєнні злочини проти України та її громадян,не ступаючи на українську землю», – зазначив заступник Секретаря РНБО УкраїниСергій Демедюк.</text:p>
      <text:p text:style-name="P4">
Під час конференції учасники обговорили шляхи протидії інформаційним іпсихологічним впливам рф на українських військових та посилення захистуінформації з обмеженим доступом в умовах війни.</text:p>
      <text:p text:style-name="P4">
Також було запропоновано розпочати унікальне наукове дослідження кібервійни.Для цього планують залучити представників усіх суб’єктів забезпеченнякібербезпеки, об’єктів критичної інфраструктури, громадських організацій танаукових установ.</text:p>
      <text:p text:style-name="P4">
Source: <text:a xlink:type="simple" xlink:href="https://armyinform.com.ua/2023/04/01/s-demedyuk-vyznachennya-ponyattya-kibervijna-spryyatyme-prytyagnennyu-do-vidpovidalnosti-tyh-hto-chynyt-voyenni-zlochyny-proty-ukrayiny-ne-stupayuchy-na-yiyi-zemlyu/" text:style-name="Internet_20_link" text:visited-style-name="Visited_20_Internet_20_Link">
https://armyinform.com.ua/2023/04/01/s-demedyuk-vyznachennya-ponyattya-kibervijna-spryyatyme-prytyagnennyu-do-vidpovidalnosti-tyh-hto-chynyt-voyenni-zlochyny-proty-ukrayiny-ne-stupayuchy-na-yiyi-zemlyu/</text:a>
</text:p>
      <!--NEWS-->
      <text:h text:style-name="P10" text:outline-level="1">
<text:span text:style-name="T4">
Дмитро Кулеба закликав Британію відмовити у візах спортсменам рф та білорусі</text:span>
</text:h>
      <text:p text:style-name="P4">
Author: ['АРМІЯINFORM']</text:p>
      <text:p text:style-name="P4">
Time: 2023-04-01T99:00:00-04:00</text:p>
      <text:p text:style-name="P4">
Description: Міністр закордонних справ Дмитро Кулеба закликав уряд Великої Британії відмовити у віз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2022-02-07t155006z_1511779818_rc22fs91p03g_rtrmadp_3_ukraine-crisis-germany-pic_32ratio_900x600-900x600-79766.jpg" text:style-name="Internet_20_link" text:visited-style-name="Visited_20_Internet_20_Link">
2022-02-07t155006z_1511779818_rc22fs91p03g_rtrmadp_3_ukraine-crisis-germany-pic_32ratio_900x600-900x600-79766.jpg</text:a>
']</text:p>
      <text:p text:style-name="P4">
Tags: ['STOPRUSSIA', 'АГРЕСІЯ РФ', 'ВТОРГНЕННЯ РФ', 'ДМИТРО КУЛЕБА']</text:p>
      <text:p text:style-name="P4">
Category: News</text:p>
      <!--METADATA-->
      <text:p text:style-name="P4">
<draw:frame draw:style-name="fr1" draw:name="Image345" text:anchor-type="as-char" svg:width="6.9236in" svg:height="4.615733in" draw:z-index="0">
<draw:image xlink:href="../Images/AРМІЯINFORM/2023-04-01T99-00-00-04-00/2022-02-07t155006z_1511779818_rc22fs91p03g_rtrmadp_3_ukraine-crisis-germany-pic_32ratio_900x600-900x600-79766.jpg" xlink:type="simple" xlink:show="embed" xlink:actuate="onLoad" draw:mime-type="image/jpeg"/>
</draw:frame>
</text:p>
      <text:p text:style-name="P4">
Міністр закордонних справ Дмитро Кулеба закликав уряд Великої Британіївідмовити у візах російським та білоруським тенісистам, яким дозволили братиучасть у турнірі «Вімблдон» попри злочини рф в Україні.</text:p>
      <text:p text:style-name="P4">
Про це Дмитро Кулеба<text:a xlink:type="simple" xlink:href="https://twitter.com/DmytroKuleba/status/1641790179567456259" text:style-name="Internet_20_link" text:visited-style-name="Visited_20_Internet_20_Link">
написав</text:a>
 утвіттері.</text:p>
      <text:p text:style-name="P4">
— Рішення Вімблдону дозволити російським і білоруським гравцям змагатися єаморальним. Чи припинила росія свою агресію або звірства? Ні, просто Вімблдонвирішив піти назустріч двом співучасникам злочину. Я закликаю уряд ВеликоїБританії відмовити їхнім гравцям у візах, — наголосив він.</text:p>
      <text:p text:style-name="P4">
Source: <text:a xlink:type="simple" xlink:href="https://armyinform.com.ua/2023/04/01/dmytro-kuleba-zaklykav-brytaniyu-vidmovyty-u-vizah-sportsmenam-rf-ta-bilorusi/" text:style-name="Internet_20_link" text:visited-style-name="Visited_20_Internet_20_Link">
https://armyinform.com.ua/2023/04/01/dmytro-kuleba-zaklykav-brytaniyu-vidmovyty-u-vizah-sportsmenam-rf-ta-bilorus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